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19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13.3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NFORMED PERIOD OF REPORT:</text:p>
          </table:table-cell>
          <table:table-cell office:value-type="string">
            <text:p><text:tab/>20120930<text:tab/></text:p>
          </table:table-cell>
          <table:table-cell table:number-columns-repeated="2"/>
        </table:table-row>
        <table:table-row table:style-name="ro1">
          <table:table-cell office:value-type="string">
            <text:p>FILED AS OF DATE:<text:tab/><text:tab/>20121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RKET</text:p>
          </table:table-cell>
          <table:table-cell office:value-type="string">
            <text:p><text:s text:c="2"/>SHRS OR <text:s/>SH/ PUT/ INVESTMENT <text:s/>OTHER <text:s text:c="4"/>VOTING AUTHORITY<text:tab/><text:tab/></text:p>
          </table:table-cell>
        </table:table-row>
        <table:table-row table:style-name="ro1">
          <table:table-cell office:value-type="string">
            <text:p>NAME OF ISSUER</text:p>
          </table:table-cell>
          <table:table-cell office:value-type="string">
            <text:p><text:s text:c="2"/>TITLE OF CLASS <text:s text:c="2"/>CUSIP</text:p>
          </table:table-cell>
          <table:table-cell office:value-type="string">
            <text:p>VALUE</text:p>
          </table:table-cell>
          <table:table-cell office:value-type="string">
            <text:p><text:s text:c="2"/>PRN AMT <text:s/>PRN CALL DESCRETION <text:s/>MANAGERS <text:s/>SOLE <text:s text:c="7"/>SHARED <text:s/>NONE<text:tab/><text:tab/></text:p>
          </table:table-cell>
        </table:table-row>
        <table:table-row table:style-name="ro1">
          <table:table-cell office:value-type="string">
            <text:p>&lt;S&gt;</text:p>
          </table:table-cell>
          <table:table-cell office:value-type="string">
            <text:p><text:s text:c="2"/>&lt;C&gt; <text:s text:c="13"/>&lt;C&gt;</text:p>
          </table:table-cell>
          <table:table-cell office:value-type="string">
            <text:p>&lt;C&gt;</text:p>
          </table:table-cell>
          <table:table-cell office:value-type="string">
            <text:p><text:s text:c="2"/>&lt;C&gt; <text:s text:c="5"/>&lt;C&gt; <text:s text:c="5"/>&lt;C&gt; <text:s text:c="18"/>&lt;C&gt; <text:s text:c="8"/>&lt;C&gt; <text:s text:c="4"/>&lt;C&gt;<text:tab/><text:tab/></text:p>
          </table:table-cell>
        </table:table-row>
        <table:table-row table:style-name="ro1">
          <table:table-cell office:value-type="string">
            <text:p>ASSET ACCEP CAP CORP</text:p>
          </table:table-cell>
          <table:table-cell office:value-type="string">
            <text:p><text:s text:c="2"/>COM <text:s text:c="13"/>04543P100</text:p>
          </table:table-cell>
          <table:table-cell office:value-type="float" office:value="220">
            <text:p>220</text:p>
          </table:table-cell>
          <table:table-cell office:value-type="string">
            <text:p><text:s text:c="3"/>29543 <text:s text:c="2"/>SH <text:s text:c="9"/>SOLE <text:s text:c="14"/>29543 <text:s text:c="6"/>0 <text:s text:c="7"/>0<text:tab/><text:tab/></text:p>
          </table:table-cell>
        </table:table-row>
        <table:table-row table:style-name="ro1">
          <table:table-cell office:value-type="string">
            <text:p>APPLE INC</text:p>
          </table:table-cell>
          <table:table-cell office:value-type="string">
            <text:p><text:s text:c="2"/>COM <text:s text:c="13"/>037833100</text:p>
          </table:table-cell>
          <table:table-cell office:value-type="float" office:value="758">
            <text:p>758</text:p>
          </table:table-cell>
          <table:table-cell office:value-type="string">
            <text:p><text:s text:c="4"/>1137 <text:s text:c="2"/>SH <text:s text:c="9"/>SOLE <text:s text:c="15"/>1137 <text:s text:c="6"/>0 <text:s text:c="7"/>0<text:tab/><text:tab/></text:p>
          </table:table-cell>
        </table:table-row>
        <table:table-row table:style-name="ro1">
          <table:table-cell office:value-type="string">
            <text:p>ALLIANCEBERNSTEIN HOLDING L</text:p>
          </table:table-cell>
          <table:table-cell office:value-type="string">
            <text:p><text:s text:c="2"/>UNIT LTD PARTN <text:s text:c="2"/>01881G106</text:p>
          </table:table-cell>
          <table:table-cell office:value-type="float" office:value="196">
            <text:p>196</text:p>
          </table:table-cell>
          <table:table-cell office:value-type="string">
            <text:p><text:s text:c="3"/>12700 <text:s text:c="2"/>SH <text:s text:c="9"/>SOLE <text:s text:c="14"/>12700 <text:s text:c="6"/>0 <text:s text:c="7"/>0<text:tab/><text:tab/></text:p>
          </table:table-cell>
        </table:table-row>
        <table:table-row table:style-name="ro1">
          <table:table-cell office:value-type="string">
            <text:p>AMERISOURCEBERGEN CORP</text:p>
          </table:table-cell>
          <table:table-cell office:value-type="string">
            <text:p><text:s text:c="2"/>COM <text:s text:c="13"/>03073E105</text:p>
          </table:table-cell>
          <table:table-cell office:value-type="float" office:value="555">
            <text:p>555</text:p>
          </table:table-cell>
          <table:table-cell office:value-type="string">
            <text:p><text:s text:c="3"/>14339 <text:s text:c="2"/>SH <text:s text:c="9"/>SOLE <text:s text:c="14"/>14339 <text:s text:c="6"/>0 <text:s text:c="7"/>0<text:tab/><text:tab/></text:p>
          </table:table-cell>
        </table:table-row>
        <table:table-row table:style-name="ro1">
          <table:table-cell office:value-type="string">
            <text:p>ARKANSAS BEST CORP DEL</text:p>
          </table:table-cell>
          <table:table-cell office:value-type="string">
            <text:p><text:s text:c="2"/>COM <text:s text:c="13"/>040790107</text:p>
          </table:table-cell>
          <table:table-cell office:value-type="float" office:value="101">
            <text:p>101</text:p>
          </table:table-cell>
          <table:table-cell office:value-type="string">
            <text:p><text:s text:c="3"/>12720 <text:s text:c="2"/>SH <text:s text:c="9"/>SOLE <text:s text:c="14"/>12720 <text:s text:c="6"/>0 <text:s text:c="7"/>0<text:tab/><text:tab/></text:p>
          </table:table-cell>
        </table:table-row>
        <table:table-row table:style-name="ro1">
          <table:table-cell office:value-type="string">
            <text:p>ASBURY AUTOMOTIVE GROUP INC</text:p>
          </table:table-cell>
          <table:table-cell office:value-type="string">
            <text:p><text:s text:c="2"/>COM <text:s text:c="13"/>043436104</text:p>
          </table:table-cell>
          <table:table-cell office:value-type="float" office:value="332">
            <text:p>332</text:p>
          </table:table-cell>
          <table:table-cell office:value-type="string">
            <text:p><text:s text:c="3"/>11882 <text:s text:c="2"/>SH <text:s text:c="9"/>SOLE <text:s text:c="14"/>11882 <text:s text:c="6"/>0 <text:s text:c="7"/>0<text:tab/><text:tab/></text:p>
          </table:table-cell>
        </table:table-row>
        <table:table-row table:style-name="ro1">
          <table:table-cell office:value-type="string">
            <text:p>ABIOMED INC</text:p>
          </table:table-cell>
          <table:table-cell office:value-type="string">
            <text:p><text:s text:c="2"/>COM <text:s text:c="13"/>003654100</text:p>
          </table:table-cell>
          <table:table-cell office:value-type="float" office:value="226">
            <text:p>226</text:p>
          </table:table-cell>
          <table:table-cell office:value-type="string">
            <text:p><text:s text:c="3"/>10767 <text:s text:c="2"/>SH <text:s text:c="9"/>SOLE <text:s text:c="14"/>10767 <text:s text:c="6"/>0 <text:s text:c="7"/>0<text:tab/><text:tab/></text:p>
          </table:table-cell>
        </table:table-row>
        <table:table-row table:style-name="ro1">
          <table:table-cell office:value-type="string">
            <text:p>ARBOR RLTY TR INC</text:p>
          </table:table-cell>
          <table:table-cell office:value-type="string">
            <text:p><text:s text:c="2"/>COM <text:s text:c="13"/>038923108</text:p>
          </table:table-cell>
          <table:table-cell office:value-type="float" office:value="222">
            <text:p>222</text:p>
          </table:table-cell>
          <table:table-cell office:value-type="string">
            <text:p><text:s text:c="3"/>37200 <text:s text:c="2"/>SH <text:s text:c="9"/>SOLE <text:s text:c="14"/>37200 <text:s text:c="6"/>0 <text:s text:c="7"/>0<text:tab/><text:tab/></text:p>
          </table:table-cell>
        </table:table-row>
        <table:table-row table:style-name="ro1">
          <table:table-cell office:value-type="string">
            <text:p>ABBOTT LABS</text:p>
          </table:table-cell>
          <table:table-cell office:value-type="string">
            <text:p><text:s text:c="2"/>COM <text:s text:c="13"/>002824100</text:p>
          </table:table-cell>
          <table:table-cell office:value-type="float" office:value="2974">
            <text:p>2974</text:p>
          </table:table-cell>
          <table:table-cell office:value-type="string">
            <text:p><text:s text:c="3"/>43374 <text:s text:c="2"/>SH <text:s text:c="9"/>SOLE <text:s text:c="14"/>43374 <text:s text:c="6"/>0 <text:s text:c="7"/>0<text:tab/><text:tab/></text:p>
          </table:table-cell>
        </table:table-row>
        <table:table-row table:style-name="ro1">
          <table:table-cell office:value-type="string">
            <text:p>BARRICK GOLD CORP</text:p>
          </table:table-cell>
          <table:table-cell office:value-type="string">
            <text:p><text:s text:c="2"/>COM <text:s text:c="13"/>067901108</text:p>
          </table:table-cell>
          <table:table-cell office:value-type="float" office:value="541">
            <text:p>541</text:p>
          </table:table-cell>
          <table:table-cell office:value-type="string">
            <text:p><text:s text:c="3"/>12966 <text:s text:c="2"/>SH <text:s text:c="9"/>SOLE <text:s text:c="14"/>12966 <text:s text:c="6"/>0 <text:s text:c="7"/>0<text:tab/><text:tab/></text:p>
          </table:table-cell>
        </table:table-row>
        <table:table-row table:style-name="ro1">
          <table:table-cell office:value-type="string">
            <text:p>ARCTIC CAT INC</text:p>
          </table:table-cell>
          <table:table-cell office:value-type="string">
            <text:p><text:s text:c="2"/>COM <text:s text:c="13"/>039670104</text:p>
          </table:table-cell>
          <table:table-cell office:value-type="float" office:value="998">
            <text:p>998</text:p>
          </table:table-cell>
          <table:table-cell office:value-type="string">
            <text:p><text:s text:c="3"/>24066 <text:s text:c="2"/>SH <text:s text:c="9"/>SOLE <text:s text:c="14"/>24066 <text:s text:c="6"/>0 <text:s text:c="7"/>0<text:tab/><text:tab/></text:p>
          </table:table-cell>
        </table:table-row>
        <table:table-row table:style-name="ro1">
          <table:table-cell office:value-type="string">
            <text:p>ACCELRYS INC</text:p>
          </table:table-cell>
          <table:table-cell office:value-type="string">
            <text:p><text:s text:c="2"/>COM <text:s text:c="13"/>00430U103</text:p>
          </table:table-cell>
          <table:table-cell office:value-type="float" office:value="149">
            <text:p>149</text:p>
          </table:table-cell>
          <table:table-cell office:value-type="string">
            <text:p><text:s text:c="3"/>17191 <text:s text:c="2"/>SH <text:s text:c="9"/>SOLE <text:s text:c="14"/>17191 <text:s text:c="6"/>0 <text:s text:c="7"/>0<text:tab/><text:tab/></text:p>
          </table:table-cell>
        </table:table-row>
        <table:table-row table:style-name="ro1">
          <table:table-cell office:value-type="string">
            <text:p>ACCO BRANDS CORP</text:p>
          </table:table-cell>
          <table:table-cell office:value-type="string">
            <text:p><text:s text:c="2"/>COM <text:s text:c="13"/>00081T108</text:p>
          </table:table-cell>
          <table:table-cell office:value-type="float" office:value="76">
            <text:p>76</text:p>
          </table:table-cell>
          <table:table-cell office:value-type="string">
            <text:p><text:s text:c="3"/>11758 <text:s text:c="2"/>SH <text:s text:c="9"/>SOLE <text:s text:c="14"/>11758 <text:s text:c="6"/>0 <text:s text:c="7"/>0<text:tab/><text:tab/></text:p>
          </table:table-cell>
        </table:table-row>
        <table:table-row table:style-name="ro1">
          <table:table-cell office:value-type="string">
            <text:p>ACETO CORP</text:p>
          </table:table-cell>
          <table:table-cell office:value-type="string">
            <text:p><text:s text:c="2"/>COM <text:s text:c="13"/>004446100</text:p>
          </table:table-cell>
          <table:table-cell office:value-type="float" office:value="370">
            <text:p>370</text:p>
          </table:table-cell>
          <table:table-cell office:value-type="string">
            <text:p><text:s text:c="3"/>39204 <text:s text:c="2"/>SH <text:s text:c="9"/>SOLE <text:s text:c="14"/>39204 <text:s text:c="6"/>0 <text:s text:c="7"/>0<text:tab/><text:tab/></text:p>
          </table:table-cell>
        </table:table-row>
        <table:table-row table:style-name="ro1">
          <table:table-cell office:value-type="string">
            <text:p>AXCELIS TECHNOLOGIES INC</text:p>
          </table:table-cell>
          <table:table-cell office:value-type="string">
            <text:p><text:s text:c="2"/>COM <text:s text:c="13"/>054540109</text:p>
          </table:table-cell>
          <table:table-cell office:value-type="float" office:value="61">
            <text:p>61</text:p>
          </table:table-cell>
          <table:table-cell office:value-type="string">
            <text:p><text:s text:c="3"/>57698 <text:s text:c="2"/>SH <text:s text:c="9"/>SOLE <text:s text:c="14"/>57698 <text:s text:c="6"/>0 <text:s text:c="7"/>0<text:tab/><text:tab/></text:p>
          </table:table-cell>
        </table:table-row>
        <table:table-row table:style-name="ro1">
          <table:table-cell office:value-type="string">
            <text:p>AMCOL INTL CORP</text:p>
          </table:table-cell>
          <table:table-cell office:value-type="string">
            <text:p><text:s text:c="2"/>COM <text:s text:c="13"/>02341W103</text:p>
          </table:table-cell>
          <table:table-cell office:value-type="float" office:value="414">
            <text:p>414</text:p>
          </table:table-cell>
          <table:table-cell office:value-type="string">
            <text:p><text:s text:c="3"/>12230 <text:s text:c="2"/>SH <text:s text:c="9"/>SOLE <text:s text:c="14"/>12230 <text:s text:c="6"/>0 <text:s text:c="7"/>0<text:tab/><text:tab/></text:p>
          </table:table-cell>
        </table:table-row>
        <table:table-row table:style-name="ro1">
          <table:table-cell office:value-type="string">
            <text:p>ANCESTRY COM INC</text:p>
          </table:table-cell>
          <table:table-cell office:value-type="string">
            <text:p><text:s text:c="2"/>COM <text:s text:c="13"/>032803108</text:p>
          </table:table-cell>
          <table:table-cell office:value-type="float" office:value="998">
            <text:p>998</text:p>
          </table:table-cell>
          <table:table-cell office:value-type="string">
            <text:p><text:s text:c="3"/>33174 <text:s text:c="2"/>SH <text:s text:c="9"/>SOLE <text:s text:c="14"/>33174 <text:s text:c="6"/>0 <text:s text:c="7"/>0<text:tab/><text:tab/></text:p>
          </table:table-cell>
        </table:table-row>
        <table:table-row table:style-name="ro1">
          <table:table-cell office:value-type="string">
            <text:p>ACORDA THERAPEUTICS INC</text:p>
          </table:table-cell>
          <table:table-cell office:value-type="string">
            <text:p><text:s text:c="2"/>COM <text:s text:c="13"/>00484M106</text:p>
          </table:table-cell>
          <table:table-cell office:value-type="float" office:value="729">
            <text:p>729</text:p>
          </table:table-cell>
          <table:table-cell office:value-type="string">
            <text:p><text:s text:c="3"/>28460 <text:s text:c="2"/>SH <text:s text:c="9"/>SOLE <text:s text:c="14"/>28460 <text:s text:c="6"/>0 <text:s text:c="7"/>0<text:tab/><text:tab/></text:p>
          </table:table-cell>
        </table:table-row>
        <table:table-row table:style-name="ro1">
          <table:table-cell office:value-type="string">
            <text:p>ACXIOM CORP</text:p>
          </table:table-cell>
          <table:table-cell office:value-type="string">
            <text:p><text:s text:c="2"/>COM <text:s text:c="13"/>005125109</text:p>
          </table:table-cell>
          <table:table-cell office:value-type="float" office:value="402">
            <text:p>402</text:p>
          </table:table-cell>
          <table:table-cell office:value-type="string">
            <text:p><text:s text:c="3"/>22027 <text:s text:c="2"/>SH <text:s text:c="9"/>SOLE <text:s text:c="14"/>22027 <text:s text:c="6"/>0 <text:s text:c="7"/>0<text:tab/><text:tab/></text:p>
          </table:table-cell>
        </table:table-row>
        <table:table-row table:style-name="ro1">
          <table:table-cell office:value-type="string">
            <text:p>AUDIENCE INC</text:p>
          </table:table-cell>
          <table:table-cell office:value-type="string">
            <text:p><text:s text:c="2"/>COM <text:s text:c="13"/>05070J102</text:p>
          </table:table-cell>
          <table:table-cell office:value-type="float" office:value="125">
            <text:p>125</text:p>
          </table:table-cell>
          <table:table-cell office:value-type="string">
            <text:p><text:s text:c="3"/>20100 <text:s text:c="2"/>SH <text:s text:c="9"/>SOLE <text:s text:c="14"/>20100 <text:s text:c="6"/>0 <text:s text:c="7"/>0<text:tab/><text:tab/></text:p>
          </table:table-cell>
        </table:table-row>
        <table:table-row table:style-name="ro1">
          <table:table-cell office:value-type="string">
            <text:p>FEIHE INTL INC</text:p>
          </table:table-cell>
          <table:table-cell office:value-type="string">
            <text:p><text:s text:c="2"/>COM <text:s text:c="13"/>31429Y103</text:p>
          </table:table-cell>
          <table:table-cell office:value-type="float" office:value="112">
            <text:p>112</text:p>
          </table:table-cell>
          <table:table-cell office:value-type="string">
            <text:p><text:s text:c="3"/>18640 <text:s text:c="2"/>SH <text:s text:c="9"/>SOLE <text:s text:c="14"/>18640 <text:s text:c="6"/>0 <text:s text:c="7"/>0<text:tab/><text:tab/></text:p>
          </table:table-cell>
        </table:table-row>
        <table:table-row table:style-name="ro1">
          <table:table-cell office:value-type="string">
            <text:p>ADAMS RES &amp; ENERGY INC</text:p>
          </table:table-cell>
          <table:table-cell office:value-type="string">
            <text:p><text:s text:c="2"/>COM NEW <text:s text:c="9"/>006351308</text:p>
          </table:table-cell>
          <table:table-cell office:value-type="float" office:value="545">
            <text:p>545</text:p>
          </table:table-cell>
          <table:table-cell office:value-type="string">
            <text:p><text:s text:c="3"/>17877 <text:s text:c="2"/>SH <text:s text:c="9"/>SOLE <text:s text:c="14"/>17877 <text:s text:c="6"/>0 <text:s text:c="7"/>0<text:tab/><text:tab/></text:p>
          </table:table-cell>
        </table:table-row>
        <table:table-row table:style-name="ro1">
          <table:table-cell office:value-type="string">
            <text:p>ADVANCED ENERGY INDS</text:p>
          </table:table-cell>
          <table:table-cell office:value-type="string">
            <text:p><text:s text:c="2"/>COM <text:s text:c="13"/>007973100</text:p>
          </table:table-cell>
          <table:table-cell office:value-type="float" office:value="226">
            <text:p>226</text:p>
          </table:table-cell>
          <table:table-cell office:value-type="string">
            <text:p><text:s text:c="3"/>18300 <text:s text:c="2"/>SH <text:s text:c="9"/>SOLE <text:s text:c="14"/>18300 <text:s text:c="6"/>0 <text:s text:c="7"/>0<text:tab/><text:tab/></text:p>
          </table:table-cell>
        </table:table-row>
        <table:table-row table:style-name="ro1">
          <table:table-cell office:value-type="string">
            <text:p>AMERICAN EQTY INVT LIFE HLD</text:p>
          </table:table-cell>
          <table:table-cell office:value-type="string">
            <text:p><text:s text:c="2"/>COM <text:s text:c="13"/>025676206</text:p>
          </table:table-cell>
          <table:table-cell office:value-type="float" office:value="149">
            <text:p>149</text:p>
          </table:table-cell>
          <table:table-cell office:value-type="string">
            <text:p><text:s text:c="3"/>12800 <text:s text:c="2"/>SH <text:s text:c="9"/>SOLE <text:s text:c="14"/>12800 <text:s text:c="6"/>0 <text:s text:c="7"/>0<text:tab/><text:tab/></text:p>
          </table:table-cell>
        </table:table-row>
        <table:table-row table:style-name="ro1">
          <table:table-cell office:value-type="string">
            <text:p>AMERICAN EAGLE OUTFITTERS N</text:p>
          </table:table-cell>
          <table:table-cell office:value-type="string">
            <text:p><text:s text:c="2"/>COM <text:s text:c="13"/>02553E106</text:p>
          </table:table-cell>
          <table:table-cell office:value-type="float" office:value="908">
            <text:p>908</text:p>
          </table:table-cell>
          <table:table-cell office:value-type="string">
            <text:p><text:s text:c="3"/>43065 <text:s text:c="2"/>SH <text:s text:c="9"/>SOLE <text:s text:c="14"/>43065 <text:s text:c="6"/>0 <text:s text:c="7"/>0<text:tab/><text:tab/></text:p>
          </table:table-cell>
        </table:table-row>
        <table:table-row table:style-name="ro1">
          <table:table-cell office:value-type="string">
            <text:p>AMERICAN ELEC PWR INC</text:p>
          </table:table-cell>
          <table:table-cell office:value-type="string">
            <text:p><text:s text:c="2"/>COM <text:s text:c="13"/>025537101</text:p>
          </table:table-cell>
          <table:table-cell office:value-type="float" office:value="524">
            <text:p>524</text:p>
          </table:table-cell>
          <table:table-cell office:value-type="string">
            <text:p><text:s text:c="3"/>11925 <text:s text:c="2"/>SH <text:s text:c="9"/>SOLE <text:s text:c="14"/>11925 <text:s text:c="6"/>0 <text:s text:c="7"/>0<text:tab/><text:tab/></text:p>
          </table:table-cell>
        </table:table-row>
        <table:table-row table:style-name="ro1">
          <table:table-cell office:value-type="string">
            <text:p>AEP INDS INC</text:p>
          </table:table-cell>
          <table:table-cell office:value-type="string">
            <text:p><text:s text:c="2"/>COM <text:s text:c="13"/>001031103</text:p>
          </table:table-cell>
          <table:table-cell office:value-type="float" office:value="839">
            <text:p>839</text:p>
          </table:table-cell>
          <table:table-cell office:value-type="string">
            <text:p><text:s text:c="3"/>13855 <text:s text:c="2"/>SH <text:s text:c="9"/>SOLE <text:s text:c="14"/>13855 <text:s text:c="6"/>0 <text:s text:c="7"/>0<text:tab/><text:tab/></text:p>
          </table:table-cell>
        </table:table-row>
        <table:table-row table:style-name="ro1">
          <table:table-cell office:value-type="string">
            <text:p>AES CORP</text:p>
          </table:table-cell>
          <table:table-cell office:value-type="string">
            <text:p><text:s text:c="2"/>COM <text:s text:c="13"/>00130H105</text:p>
          </table:table-cell>
          <table:table-cell office:value-type="float" office:value="1229">
            <text:p>1229</text:p>
          </table:table-cell>
          <table:table-cell office:value-type="string">
            <text:p><text:s text:c="2"/>112015 <text:s text:c="2"/>SH <text:s text:c="9"/>SOLE <text:s text:c="13"/>112015 <text:s text:c="6"/>0 <text:s text:c="7"/>0<text:tab/><text:tab/></text:p>
          </table:table-cell>
        </table:table-row>
        <table:table-row table:style-name="ro1">
          <table:table-cell office:value-type="string">
            <text:p>ALMOST FAMILY INC</text:p>
          </table:table-cell>
          <table:table-cell office:value-type="string">
            <text:p><text:s text:c="2"/>COM <text:s text:c="13"/>020409108</text:p>
          </table:table-cell>
          <table:table-cell office:value-type="float" office:value="319">
            <text:p>319</text:p>
          </table:table-cell>
          <table:table-cell office:value-type="string">
            <text:p><text:s text:c="3"/>14974 <text:s text:c="2"/>SH <text:s text:c="9"/>SOLE <text:s text:c="14"/>14974 <text:s text:c="6"/>0 <text:s text:c="7"/>0<text:tab/><text:tab/></text:p>
          </table:table-cell>
        </table:table-row>
        <table:table-row table:style-name="ro1">
          <table:table-cell office:value-type="string">
            <text:p>AFFYMETRIX INC</text:p>
          </table:table-cell>
          <table:table-cell office:value-type="string">
            <text:p><text:s text:c="2"/>COM <text:s text:c="13"/>00826T108</text:p>
          </table:table-cell>
          <table:table-cell office:value-type="float" office:value="767">
            <text:p>767</text:p>
          </table:table-cell>
          <table:table-cell office:value-type="string">
            <text:p><text:s text:c="2"/>176824 <text:s text:c="2"/>SH <text:s text:c="9"/>SOLE <text:s text:c="13"/>176824 <text:s text:c="6"/>0 <text:s text:c="7"/>0<text:tab/><text:tab/></text:p>
          </table:table-cell>
        </table:table-row>
        <table:table-row table:style-name="ro1">
          <table:table-cell office:value-type="string">
            <text:p>ASSURED GUARANTY LTD</text:p>
          </table:table-cell>
          <table:table-cell office:value-type="string">
            <text:p><text:s text:c="2"/>COM <text:s text:c="13"/>G0585R106</text:p>
          </table:table-cell>
          <table:table-cell office:value-type="float" office:value="496">
            <text:p>496</text:p>
          </table:table-cell>
          <table:table-cell office:value-type="string">
            <text:p><text:s text:c="3"/>36401 <text:s text:c="2"/>SH <text:s text:c="9"/>SOLE <text:s text:c="14"/>36401 <text:s text:c="6"/>0 <text:s text:c="7"/>0<text:tab/><text:tab/></text:p>
          </table:table-cell>
        </table:table-row>
        <table:table-row table:style-name="ro1">
          <table:table-cell office:value-type="string">
            <text:p>AMERIGROUP CORP</text:p>
          </table:table-cell>
          <table:table-cell office:value-type="string">
            <text:p><text:s text:c="2"/>COM <text:s text:c="13"/>03073T102</text:p>
          </table:table-cell>
          <table:table-cell office:value-type="float" office:value="3966">
            <text:p>3966</text:p>
          </table:table-cell>
          <table:table-cell office:value-type="string">
            <text:p><text:s text:c="3"/>43380 <text:s text:c="2"/>SH <text:s text:c="9"/>SOLE <text:s text:c="14"/>43380 <text:s text:c="6"/>0 <text:s text:c="7"/>0<text:tab/><text:tab/></text:p>
          </table:table-cell>
        </table:table-row>
        <table:table-row table:style-name="ro1">
          <table:table-cell office:value-type="string">
            <text:p>A H BELO CORP</text:p>
          </table:table-cell>
          <table:table-cell office:value-type="string">
            <text:p><text:s text:c="2"/>COM CL A <text:s text:c="8"/>001282102</text:p>
          </table:table-cell>
          <table:table-cell office:value-type="float" office:value="231">
            <text:p>231</text:p>
          </table:table-cell>
          <table:table-cell office:value-type="string">
            <text:p><text:s text:c="3"/>47827 <text:s text:c="2"/>SH <text:s text:c="9"/>SOLE <text:s text:c="14"/>47827 <text:s text:c="6"/>0 <text:s text:c="7"/>0<text:tab/><text:tab/></text:p>
          </table:table-cell>
        </table:table-row>
        <table:table-row table:style-name="ro1">
          <table:table-cell office:value-type="string">
            <text:p>ALLIANCE HOLDINGS GP LP</text:p>
          </table:table-cell>
          <table:table-cell office:value-type="string">
            <text:p><text:s text:c="2"/>COM UNITS LP <text:s text:c="4"/>01861G100</text:p>
          </table:table-cell>
          <table:table-cell office:value-type="float" office:value="1004">
            <text:p>1004</text:p>
          </table:table-cell>
          <table:table-cell office:value-type="string">
            <text:p><text:s text:c="3"/>20938 <text:s text:c="2"/>SH <text:s text:c="9"/>SOLE <text:s text:c="14"/>20938 <text:s text:c="6"/>0 <text:s text:c="7"/>0<text:tab/><text:tab/></text:p>
          </table:table-cell>
        </table:table-row>
        <table:table-row table:style-name="ro1">
          <table:table-cell office:value-type="string">
            <text:p>AMERICAN INTL GROUP INC</text:p>
          </table:table-cell>
          <table:table-cell office:value-type="string">
            <text:p><text:s text:c="2"/>COM NEW <text:s text:c="9"/>026874784</text:p>
          </table:table-cell>
          <table:table-cell office:value-type="float" office:value="1067">
            <text:p>1067</text:p>
          </table:table-cell>
          <table:table-cell office:value-type="string">
            <text:p><text:s text:c="3"/>32553 <text:s text:c="2"/>SH <text:s text:c="9"/>SOLE <text:s text:c="14"/>32553 <text:s text:c="6"/>0 <text:s text:c="7"/>0<text:tab/><text:tab/></text:p>
          </table:table-cell>
        </table:table-row>
        <table:table-row table:style-name="ro1">
          <table:table-cell office:value-type="string">
            <text:p>APARTMENT INVT &amp; MGMT CO</text:p>
          </table:table-cell>
          <table:table-cell office:value-type="string">
            <text:p><text:s text:c="2"/>CL A <text:s text:c="12"/>03748R101</text:p>
          </table:table-cell>
          <table:table-cell office:value-type="float" office:value="972">
            <text:p>972</text:p>
          </table:table-cell>
          <table:table-cell office:value-type="string">
            <text:p><text:s text:c="3"/>37418 <text:s text:c="2"/>SH <text:s text:c="9"/>SOLE <text:s text:c="14"/>37418 <text:s text:c="6"/>0 <text:s text:c="7"/>0<text:tab/><text:tab/></text:p>
          </table:table-cell>
        </table:table-row>
        <table:table-row table:style-name="ro1">
          <table:table-cell office:value-type="string">
            <text:p>AKAMAI TECHNOLOGIES INC</text:p>
          </table:table-cell>
          <table:table-cell office:value-type="string">
            <text:p><text:s text:c="2"/>COM <text:s text:c="13"/>00971T101</text:p>
          </table:table-cell>
          <table:table-cell office:value-type="float" office:value="1261">
            <text:p>1261</text:p>
          </table:table-cell>
          <table:table-cell office:value-type="string">
            <text:p><text:s text:c="3"/>32964 <text:s text:c="2"/>SH <text:s text:c="9"/>SOLE <text:s text:c="14"/>32964 <text:s text:c="6"/>0 <text:s text:c="7"/>0<text:tab/><text:tab/></text:p>
          </table:table-cell>
        </table:table-row>
        <table:table-row table:style-name="ro1">
          <table:table-cell office:value-type="string">
            <text:p>AKORN INC</text:p>
          </table:table-cell>
          <table:table-cell office:value-type="string">
            <text:p><text:s text:c="2"/>COM <text:s text:c="13"/>009728106</text:p>
          </table:table-cell>
          <table:table-cell office:value-type="float" office:value="133">
            <text:p>133</text:p>
          </table:table-cell>
          <table:table-cell office:value-type="string">
            <text:p><text:s text:c="3"/>10045 <text:s text:c="2"/>SH <text:s text:c="9"/>SOLE <text:s text:c="14"/>10045 <text:s text:c="6"/>0 <text:s text:c="7"/>0<text:tab/><text:tab/></text:p>
          </table:table-cell>
        </table:table-row>
        <table:table-row table:style-name="ro1">
          <table:table-cell office:value-type="string">
            <text:p>ALBEMARLE CORP</text:p>
          </table:table-cell>
          <table:table-cell office:value-type="string">
            <text:p><text:s text:c="2"/>COM <text:s text:c="13"/>012653101</text:p>
          </table:table-cell>
          <table:table-cell office:value-type="float" office:value="518">
            <text:p>518</text:p>
          </table:table-cell>
          <table:table-cell office:value-type="string">
            <text:p><text:s text:c="4"/>9831 <text:s text:c="2"/>SH <text:s text:c="9"/>SOLE <text:s text:c="15"/>9831 <text:s text:c="6"/>0 <text:s text:c="7"/>0<text:tab/><text:tab/></text:p>
          </table:table-cell>
        </table:table-row>
        <table:table-row table:style-name="ro1">
          <table:table-cell office:value-type="string">
            <text:p>ALAMO GROUP INC</text:p>
          </table:table-cell>
          <table:table-cell office:value-type="string">
            <text:p><text:s text:c="2"/>COM <text:s text:c="13"/>011311107</text:p>
          </table:table-cell>
          <table:table-cell office:value-type="float" office:value="782">
            <text:p>782</text:p>
          </table:table-cell>
          <table:table-cell office:value-type="string">
            <text:p><text:s text:c="3"/>23137 <text:s text:c="2"/>SH <text:s text:c="9"/>SOLE <text:s text:c="14"/>23137 <text:s text:c="6"/>0 <text:s text:c="7"/>0<text:tab/><text:tab/></text:p>
          </table:table-cell>
        </table:table-row>
        <table:table-row table:style-name="ro1">
          <table:table-cell office:value-type="string">
            <text:p>ALIGN TECHNOLOGY INC</text:p>
          </table:table-cell>
          <table:table-cell office:value-type="string">
            <text:p><text:s text:c="2"/>COM <text:s text:c="13"/>016255101</text:p>
          </table:table-cell>
          <table:table-cell office:value-type="float" office:value="254">
            <text:p>254</text:p>
          </table:table-cell>
          <table:table-cell office:value-type="string">
            <text:p><text:s text:c="4"/>6873 <text:s text:c="2"/>SH <text:s text:c="9"/>SOLE <text:s text:c="15"/>6873 <text:s text:c="6"/>0 <text:s text:c="7"/>0<text:tab/><text:tab/></text:p>
          </table:table-cell>
        </table:table-row>
        <table:table-row table:style-name="ro1">
          <table:table-cell office:value-type="string">
            <text:p>ALON USA ENERGY INC</text:p>
          </table:table-cell>
          <table:table-cell office:value-type="string">
            <text:p><text:s text:c="2"/>COM <text:s text:c="13"/>020520102</text:p>
          </table:table-cell>
          <table:table-cell office:value-type="float" office:value="732">
            <text:p>732</text:p>
          </table:table-cell>
          <table:table-cell office:value-type="string">
            <text:p><text:s text:c="3"/>53400 <text:s text:c="2"/>SH <text:s text:c="9"/>SOLE <text:s text:c="14"/>53400 <text:s text:c="6"/>0 <text:s text:c="7"/>0<text:tab/><text:tab/></text:p>
          </table:table-cell>
        </table:table-row>
        <table:table-row table:style-name="ro1">
          <table:table-cell office:value-type="string">
            <text:p>ALASKA AIR GROUP INC</text:p>
          </table:table-cell>
          <table:table-cell office:value-type="string">
            <text:p><text:s text:c="2"/>COM <text:s text:c="13"/>011659109</text:p>
          </table:table-cell>
          <table:table-cell office:value-type="float" office:value="574">
            <text:p>574</text:p>
          </table:table-cell>
          <table:table-cell office:value-type="string">
            <text:p><text:s text:c="3"/>16369 <text:s text:c="2"/>SH <text:s text:c="9"/>SOLE <text:s text:c="14"/>16369 <text:s text:c="6"/>0 <text:s text:c="7"/>0<text:tab/><text:tab/></text:p>
          </table:table-cell>
        </table:table-row>
        <table:table-row table:style-name="ro1">
          <table:table-cell office:value-type="string">
            <text:p>ALLSTATE CORP</text:p>
          </table:table-cell>
          <table:table-cell office:value-type="string">
            <text:p><text:s text:c="2"/>COM <text:s text:c="13"/>020002101</text:p>
          </table:table-cell>
          <table:table-cell office:value-type="float" office:value="388">
            <text:p>388</text:p>
          </table:table-cell>
          <table:table-cell office:value-type="string">
            <text:p><text:s text:c="4"/>9794 <text:s text:c="2"/>SH <text:s text:c="9"/>SOLE <text:s text:c="15"/>9794 <text:s text:c="6"/>0 <text:s text:c="7"/>0<text:tab/><text:tab/></text:p>
          </table:table-cell>
        </table:table-row>
        <table:table-row table:style-name="ro1">
          <table:table-cell office:value-type="string">
            <text:p>ALTERA CORP</text:p>
          </table:table-cell>
          <table:table-cell office:value-type="string">
            <text:p><text:s text:c="2"/>COM <text:s text:c="13"/>021441100</text:p>
          </table:table-cell>
          <table:table-cell office:value-type="float" office:value="1324">
            <text:p>1324</text:p>
          </table:table-cell>
          <table:table-cell office:value-type="string">
            <text:p><text:s text:c="3"/>38932 <text:s text:c="2"/>SH <text:s text:c="9"/>SOLE <text:s text:c="14"/>38932 <text:s text:c="6"/>0 <text:s text:c="7"/>0<text:tab/><text:tab/></text:p>
          </table:table-cell>
        </table:table-row>
        <table:table-row table:style-name="ro1">
          <table:table-cell office:value-type="string">
            <text:p>ALCATEL-LUCENT</text:p>
          </table:table-cell>
          <table:table-cell office:value-type="string">
            <text:p><text:s text:c="2"/>SPONSORED ADR <text:s text:c="3"/>013904305</text:p>
          </table:table-cell>
          <table:table-cell office:value-type="float" office:value="17">
            <text:p>17</text:p>
          </table:table-cell>
          <table:table-cell office:value-type="string">
            <text:p><text:s text:c="3"/>15469 <text:s text:c="2"/>SH <text:s text:c="9"/>SOLE <text:s text:c="14"/>15469 <text:s text:c="6"/>0 <text:s text:c="7"/>0<text:tab/><text:tab/></text:p>
          </table:table-cell>
        </table:table-row>
        <table:table-row table:style-name="ro1">
          <table:table-cell office:value-type="string">
            <text:p>AUTOLIV INC</text:p>
          </table:table-cell>
          <table:table-cell office:value-type="string">
            <text:p><text:s text:c="2"/>COM <text:s text:c="13"/>052800109</text:p>
          </table:table-cell>
          <table:table-cell office:value-type="float" office:value="610">
            <text:p>610</text:p>
          </table:table-cell>
          <table:table-cell office:value-type="string">
            <text:p><text:s text:c="4"/>9843 <text:s text:c="2"/>SH <text:s text:c="9"/>SOLE <text:s text:c="15"/>9843 <text:s text:c="6"/>0 <text:s text:c="7"/>0<text:tab/><text:tab/></text:p>
          </table:table-cell>
        </table:table-row>
        <table:table-row table:style-name="ro1">
          <table:table-cell office:value-type="string">
            <text:p>ALEXION PHARMACEUTICALS INC</text:p>
          </table:table-cell>
          <table:table-cell office:value-type="string">
            <text:p><text:s text:c="2"/>COM <text:s text:c="13"/>015351109</text:p>
          </table:table-cell>
          <table:table-cell office:value-type="float" office:value="838">
            <text:p>838</text:p>
          </table:table-cell>
          <table:table-cell office:value-type="string">
            <text:p><text:s text:c="4"/>7324 <text:s text:c="2"/>SH <text:s text:c="9"/>SOLE <text:s text:c="15"/>7324 <text:s text:c="6"/>0 <text:s text:c="7"/>0<text:tab/><text:tab/></text:p>
          </table:table-cell>
        </table:table-row>
        <table:table-row table:style-name="ro1">
          <table:table-cell office:value-type="string">
            <text:p>AMERICAN GREETINGS CORP</text:p>
          </table:table-cell>
          <table:table-cell office:value-type="string">
            <text:p><text:s text:c="2"/>CL A <text:s text:c="12"/>026375105</text:p>
          </table:table-cell>
          <table:table-cell office:value-type="float" office:value="562">
            <text:p>562</text:p>
          </table:table-cell>
          <table:table-cell office:value-type="string">
            <text:p><text:s text:c="3"/>33455 <text:s text:c="2"/>SH <text:s text:c="9"/>SOLE <text:s text:c="14"/>33455 <text:s text:c="6"/>0 <text:s text:c="7"/>0<text:tab/><text:tab/></text:p>
          </table:table-cell>
        </table:table-row>
        <table:table-row table:style-name="ro1">
          <table:table-cell office:value-type="string">
            <text:p>AMC NETWORKS INC</text:p>
          </table:table-cell>
          <table:table-cell office:value-type="string">
            <text:p><text:s text:c="2"/>CL A <text:s text:c="12"/>00164V103</text:p>
          </table:table-cell>
          <table:table-cell office:value-type="float" office:value="320">
            <text:p>320</text:p>
          </table:table-cell>
          <table:table-cell office:value-type="string">
            <text:p><text:s text:c="4"/>7345 <text:s text:c="2"/>SH <text:s text:c="9"/>SOLE <text:s text:c="15"/>7345 <text:s text:c="6"/>0 <text:s text:c="7"/>0<text:tab/><text:tab/></text:p>
          </table:table-cell>
        </table:table-row>
        <table:table-row table:style-name="ro1">
          <table:table-cell office:value-type="string">
            <text:p>ADVANCED MICRO DEVICES INC</text:p>
          </table:table-cell>
          <table:table-cell office:value-type="string">
            <text:p><text:s text:c="2"/>COM <text:s text:c="13"/>007903107</text:p>
          </table:table-cell>
          <table:table-cell office:value-type="float" office:value="271">
            <text:p>271</text:p>
          </table:table-cell>
          <table:table-cell office:value-type="string">
            <text:p><text:s text:c="3"/>80538 <text:s text:c="2"/>SH <text:s text:c="9"/>SOLE <text:s text:c="14"/>80538 <text:s text:c="6"/>0 <text:s text:c="7"/>0<text:tab/><text:tab/></text:p>
          </table:table-cell>
        </table:table-row>
        <table:table-row table:style-name="ro1">
          <table:table-cell office:value-type="string">
            <text:p>AMEDISYS INC</text:p>
          </table:table-cell>
          <table:table-cell office:value-type="string">
            <text:p><text:s text:c="2"/>COM <text:s text:c="13"/>023436108</text:p>
          </table:table-cell>
          <table:table-cell office:value-type="float" office:value="291">
            <text:p>291</text:p>
          </table:table-cell>
          <table:table-cell office:value-type="string">
            <text:p><text:s text:c="3"/>21058 <text:s text:c="2"/>SH <text:s text:c="9"/>SOLE <text:s text:c="14"/>21058 <text:s text:c="6"/>0 <text:s text:c="7"/>0<text:tab/><text:tab/></text:p>
          </table:table-cell>
        </table:table-row>
        <table:table-row table:style-name="ro1">
          <table:table-cell office:value-type="string">
            <text:p>AFFILIATED MANAGERS GROUP</text:p>
          </table:table-cell>
          <table:table-cell office:value-type="string">
            <text:p><text:s text:c="2"/>COM <text:s text:c="13"/>008252108</text:p>
          </table:table-cell>
          <table:table-cell office:value-type="float" office:value="472">
            <text:p>472</text:p>
          </table:table-cell>
          <table:table-cell office:value-type="string">
            <text:p><text:s text:c="4"/>3839 <text:s text:c="2"/>SH <text:s text:c="9"/>SOLE <text:s text:c="15"/>3839 <text:s text:c="6"/>0 <text:s text:c="7"/>0<text:tab/><text:tab/></text:p>
          </table:table-cell>
        </table:table-row>
        <table:table-row table:style-name="ro1">
          <table:table-cell office:value-type="string">
            <text:p>AMKOR TECHNOLOGY INC</text:p>
          </table:table-cell>
          <table:table-cell office:value-type="string">
            <text:p><text:s text:c="2"/>COM <text:s text:c="13"/>031652100</text:p>
          </table:table-cell>
          <table:table-cell office:value-type="float" office:value="1102">
            <text:p>1102</text:p>
          </table:table-cell>
          <table:table-cell office:value-type="string">
            <text:p><text:s text:c="2"/>249665 <text:s text:c="2"/>SH <text:s text:c="9"/>SOLE <text:s text:c="13"/>249665 <text:s text:c="6"/>0 <text:s text:c="7"/>0<text:tab/><text:tab/></text:p>
          </table:table-cell>
        </table:table-row>
        <table:table-row table:style-name="ro1">
          <table:table-cell office:value-type="string">
            <text:p>ALBANY MOLECULAR RESH INC</text:p>
          </table:table-cell>
          <table:table-cell office:value-type="string">
            <text:p><text:s text:c="2"/>COM <text:s text:c="13"/>012423109</text:p>
          </table:table-cell>
          <table:table-cell office:value-type="float" office:value="175">
            <text:p>175</text:p>
          </table:table-cell>
          <table:table-cell office:value-type="string">
            <text:p><text:s text:c="3"/>50314 <text:s text:c="2"/>SH <text:s text:c="9"/>SOLE <text:s text:c="14"/>50314 <text:s text:c="6"/>0 <text:s text:c="7"/>0<text:tab/><text:tab/></text:p>
          </table:table-cell>
        </table:table-row>
        <table:table-row table:style-name="ro1">
          <table:table-cell office:value-type="string">
            <text:p>AMYRIS INC</text:p>
          </table:table-cell>
          <table:table-cell office:value-type="string">
            <text:p><text:s text:c="2"/>COM <text:s text:c="13"/>03236M101</text:p>
          </table:table-cell>
          <table:table-cell office:value-type="float" office:value="58">
            <text:p>58</text:p>
          </table:table-cell>
          <table:table-cell office:value-type="string">
            <text:p><text:s text:c="3"/>16890 <text:s text:c="2"/>SH <text:s text:c="9"/>SOLE <text:s text:c="14"/>16890 <text:s text:c="6"/>0 <text:s text:c="7"/>0<text:tab/><text:tab/></text:p>
          </table:table-cell>
        </table:table-row>
        <table:table-row table:style-name="ro1">
          <table:table-cell office:value-type="string">
            <text:p>APOLLO RESIDENTIAL MTG INC</text:p>
          </table:table-cell>
          <table:table-cell office:value-type="string">
            <text:p><text:s text:c="2"/>COM <text:s text:c="13"/>03763V102</text:p>
          </table:table-cell>
          <table:table-cell office:value-type="float" office:value="216">
            <text:p>216</text:p>
          </table:table-cell>
          <table:table-cell office:value-type="string">
            <text:p><text:s text:c="4"/>9800 <text:s text:c="2"/>SH <text:s text:c="9"/>SOLE <text:s text:c="15"/>9800 <text:s text:c="6"/>0 <text:s text:c="7"/>0<text:tab/><text:tab/></text:p>
          </table:table-cell>
        </table:table-row>
        <table:table-row table:style-name="ro1">
          <table:table-cell office:value-type="string">
            <text:p>AMERICAN WOODMARK CORP</text:p>
          </table:table-cell>
          <table:table-cell office:value-type="string">
            <text:p><text:s text:c="2"/>COM <text:s text:c="13"/>030506109</text:p>
          </table:table-cell>
          <table:table-cell office:value-type="float" office:value="226">
            <text:p>226</text:p>
          </table:table-cell>
          <table:table-cell office:value-type="string">
            <text:p><text:s text:c="3"/>11299 <text:s text:c="2"/>SH <text:s text:c="9"/>SOLE <text:s text:c="14"/>11299 <text:s text:c="6"/>0 <text:s text:c="7"/>0<text:tab/><text:tab/></text:p>
          </table:table-cell>
        </table:table-row>
        <table:table-row table:style-name="ro1">
          <table:table-cell office:value-type="string">
            <text:p>AMAZON COM INC</text:p>
          </table:table-cell>
          <table:table-cell office:value-type="string">
            <text:p><text:s text:c="2"/>COM <text:s text:c="13"/>023135106</text:p>
          </table:table-cell>
          <table:table-cell office:value-type="float" office:value="562">
            <text:p>562</text:p>
          </table:table-cell>
          <table:table-cell office:value-type="string">
            <text:p><text:s text:c="4"/>2210 <text:s text:c="2"/>SH <text:s text:c="9"/>SOLE <text:s text:c="15"/>2210 <text:s text:c="6"/>0 <text:s text:c="7"/>0<text:tab/><text:tab/></text:p>
          </table:table-cell>
        </table:table-row>
        <table:table-row table:style-name="ro1">
          <table:table-cell office:value-type="string">
            <text:p>ACCESS NATL CORP</text:p>
          </table:table-cell>
          <table:table-cell office:value-type="string">
            <text:p><text:s text:c="2"/>COM <text:s text:c="13"/>004337101</text:p>
          </table:table-cell>
          <table:table-cell office:value-type="float" office:value="181">
            <text:p>181</text:p>
          </table:table-cell>
          <table:table-cell office:value-type="string">
            <text:p><text:s text:c="3"/>13230 <text:s text:c="2"/>SH <text:s text:c="9"/>SOLE <text:s text:c="14"/>13230 <text:s text:c="6"/>0 <text:s text:c="7"/>0<text:tab/><text:tab/></text:p>
          </table:table-cell>
        </table:table-row>
        <table:table-row table:style-name="ro1">
          <table:table-cell office:value-type="string">
            <text:p>ANDERSONS INC</text:p>
          </table:table-cell>
          <table:table-cell office:value-type="string">
            <text:p><text:s text:c="2"/>COM <text:s text:c="13"/>034164103</text:p>
          </table:table-cell>
          <table:table-cell office:value-type="float" office:value="346">
            <text:p>346</text:p>
          </table:table-cell>
          <table:table-cell office:value-type="string">
            <text:p><text:s text:c="4"/>9200 <text:s text:c="2"/>SH <text:s text:c="9"/>SOLE <text:s text:c="15"/>9200 <text:s text:c="6"/>0 <text:s text:c="7"/>0<text:tab/><text:tab/></text:p>
          </table:table-cell>
        </table:table-row>
        <table:table-row table:style-name="ro1">
          <table:table-cell office:value-type="string">
            <text:p>ABERCROMBIE &amp; FITCH CO</text:p>
          </table:table-cell>
          <table:table-cell office:value-type="string">
            <text:p><text:s text:c="2"/>CL A <text:s text:c="12"/>002896207</text:p>
          </table:table-cell>
          <table:table-cell office:value-type="float" office:value="372">
            <text:p>372</text:p>
          </table:table-cell>
          <table:table-cell office:value-type="string">
            <text:p><text:s text:c="3"/>10981 <text:s text:c="2"/>SH <text:s text:c="9"/>SOLE <text:s text:c="14"/>10981 <text:s text:c="6"/>0 <text:s text:c="7"/>0<text:tab/><text:tab/></text:p>
          </table:table-cell>
        </table:table-row>
        <table:table-row table:style-name="ro1">
          <table:table-cell office:value-type="string">
            <text:p>ANWORTH MORTGAGE ASSET CP</text:p>
          </table:table-cell>
          <table:table-cell office:value-type="string">
            <text:p><text:s text:c="2"/>COM <text:s text:c="13"/>037347101</text:p>
          </table:table-cell>
          <table:table-cell office:value-type="float" office:value="169">
            <text:p>169</text:p>
          </table:table-cell>
          <table:table-cell office:value-type="string">
            <text:p><text:s text:c="3"/>24788 <text:s text:c="2"/>SH <text:s text:c="9"/>SOLE <text:s text:c="14"/>24788 <text:s text:c="6"/>0 <text:s text:c="7"/>0<text:tab/><text:tab/></text:p>
          </table:table-cell>
        </table:table-row>
        <table:table-row table:style-name="ro1">
          <table:table-cell office:value-type="string">
            <text:p>ANIKA THERAPEUTICS INC</text:p>
          </table:table-cell>
          <table:table-cell office:value-type="string">
            <text:p><text:s text:c="2"/>COM <text:s text:c="13"/>035255108</text:p>
          </table:table-cell>
          <table:table-cell office:value-type="float" office:value="213">
            <text:p>213</text:p>
          </table:table-cell>
          <table:table-cell office:value-type="string">
            <text:p><text:s text:c="3"/>14158 <text:s text:c="2"/>SH <text:s text:c="9"/>SOLE <text:s text:c="14"/>14158 <text:s text:c="6"/>0 <text:s text:c="7"/>0<text:tab/><text:tab/></text:p>
          </table:table-cell>
        </table:table-row>
        <table:table-row table:style-name="ro1">
          <table:table-cell office:value-type="string">
            <text:p>ANN INC</text:p>
          </table:table-cell>
          <table:table-cell office:value-type="string">
            <text:p><text:s text:c="2"/>COM <text:s text:c="13"/>035623107</text:p>
          </table:table-cell>
          <table:table-cell office:value-type="float" office:value="1739">
            <text:p>1739</text:p>
          </table:table-cell>
          <table:table-cell office:value-type="string">
            <text:p><text:s text:c="3"/>46094 <text:s text:c="2"/>SH <text:s text:c="9"/>SOLE <text:s text:c="14"/>46094 <text:s text:c="6"/>0 <text:s text:c="7"/>0<text:tab/><text:tab/></text:p>
          </table:table-cell>
        </table:table-row>
        <table:table-row table:style-name="ro1">
          <table:table-cell office:value-type="string">
            <text:p>ALLIANCE ONE INTL INC</text:p>
          </table:table-cell>
          <table:table-cell office:value-type="string">
            <text:p><text:s text:c="2"/>COM <text:s text:c="13"/>018772103</text:p>
          </table:table-cell>
          <table:table-cell office:value-type="float" office:value="134">
            <text:p>134</text:p>
          </table:table-cell>
          <table:table-cell office:value-type="string">
            <text:p><text:s text:c="3"/>41439 <text:s text:c="2"/>SH <text:s text:c="9"/>SOLE <text:s text:c="14"/>41439 <text:s text:c="6"/>0 <text:s text:c="7"/>0<text:tab/><text:tab/></text:p>
          </table:table-cell>
        </table:table-row>
        <table:table-row table:style-name="ro1">
          <table:table-cell office:value-type="string">
            <text:p>AOL INC</text:p>
          </table:table-cell>
          <table:table-cell office:value-type="string">
            <text:p><text:s text:c="2"/>COM <text:s text:c="13"/>00184X105</text:p>
          </table:table-cell>
          <table:table-cell office:value-type="float" office:value="917">
            <text:p>917</text:p>
          </table:table-cell>
          <table:table-cell office:value-type="string">
            <text:p><text:s text:c="3"/>26026 <text:s text:c="2"/>SH <text:s text:c="9"/>SOLE <text:s text:c="14"/>26026 <text:s text:c="6"/>0 <text:s text:c="7"/>0<text:tab/><text:tab/></text:p>
          </table:table-cell>
        </table:table-row>
        <table:table-row table:style-name="ro1">
          <table:table-cell office:value-type="string">
            <text:p>APACHE CORP</text:p>
          </table:table-cell>
          <table:table-cell office:value-type="string">
            <text:p><text:s text:c="2"/>COM <text:s text:c="13"/>037411105</text:p>
          </table:table-cell>
          <table:table-cell office:value-type="float" office:value="1531">
            <text:p>1531</text:p>
          </table:table-cell>
          <table:table-cell office:value-type="string">
            <text:p><text:s text:c="3"/>17706 <text:s text:c="2"/>SH <text:s text:c="9"/>SOLE <text:s text:c="14"/>17706 <text:s text:c="6"/>0 <text:s text:c="7"/>0<text:tab/><text:tab/></text:p>
          </table:table-cell>
        </table:table-row>
        <table:table-row table:style-name="ro1">
          <table:table-cell office:value-type="string">
            <text:p>ANADARKO PETE CORP</text:p>
          </table:table-cell>
          <table:table-cell office:value-type="string">
            <text:p><text:s text:c="2"/>COM <text:s text:c="13"/>032511107</text:p>
          </table:table-cell>
          <table:table-cell office:value-type="float" office:value="2298">
            <text:p>2298</text:p>
          </table:table-cell>
          <table:table-cell office:value-type="string">
            <text:p><text:s text:c="3"/>32871 <text:s text:c="2"/>SH <text:s text:c="9"/>SOLE <text:s text:c="14"/>32871 <text:s text:c="6"/>0 <text:s text:c="7"/>0<text:tab/><text:tab/></text:p>
          </table:table-cell>
        </table:table-row>
        <table:table-row table:style-name="ro1">
          <table:table-cell office:value-type="string">
            <text:p>ATLAS PIPELINE PARTNERS LP</text:p>
          </table:table-cell>
          <table:table-cell office:value-type="string">
            <text:p><text:s text:c="2"/>UNIT L P INT <text:s text:c="4"/>049392103</text:p>
          </table:table-cell>
          <table:table-cell office:value-type="float" office:value="456">
            <text:p>456</text:p>
          </table:table-cell>
          <table:table-cell office:value-type="string">
            <text:p><text:s text:c="3"/>13363 <text:s text:c="2"/>SH <text:s text:c="9"/>SOLE <text:s text:c="14"/>13363 <text:s text:c="6"/>0 <text:s text:c="7"/>0<text:tab/><text:tab/></text:p>
          </table:table-cell>
        </table:table-row>
        <table:table-row table:style-name="ro1">
          <table:table-cell office:value-type="string">
            <text:p>APOLLO GLOBAL MGMT LLC</text:p>
          </table:table-cell>
          <table:table-cell office:value-type="string">
            <text:p><text:s text:c="2"/>CL A SHS <text:s text:c="8"/>037612306</text:p>
          </table:table-cell>
          <table:table-cell office:value-type="float" office:value="651">
            <text:p>651</text:p>
          </table:table-cell>
          <table:table-cell office:value-type="string">
            <text:p><text:s text:c="3"/>44400 <text:s text:c="2"/>SH <text:s text:c="9"/>SOLE <text:s text:c="14"/>44400 <text:s text:c="6"/>0 <text:s text:c="7"/>0<text:tab/><text:tab/></text:p>
          </table:table-cell>
        </table:table-row>
        <table:table-row table:style-name="ro1">
          <table:table-cell office:value-type="string">
            <text:p>APOGEE ENTERPRISES INC</text:p>
          </table:table-cell>
          <table:table-cell office:value-type="string">
            <text:p><text:s text:c="2"/>COM <text:s text:c="13"/>037598109</text:p>
          </table:table-cell>
          <table:table-cell office:value-type="float" office:value="219">
            <text:p>219</text:p>
          </table:table-cell>
          <table:table-cell office:value-type="string">
            <text:p><text:s text:c="3"/>11130 <text:s text:c="2"/>SH <text:s text:c="9"/>SOLE <text:s text:c="14"/>11130 <text:s text:c="6"/>0 <text:s text:c="7"/>0<text:tab/><text:tab/></text:p>
          </table:table-cell>
        </table:table-row>
        <table:table-row table:style-name="ro1">
          <table:table-cell office:value-type="string">
            <text:p>APOLLO GROUP INC</text:p>
          </table:table-cell>
          <table:table-cell office:value-type="string">
            <text:p><text:s text:c="2"/>CL A <text:s text:c="12"/>037604105</text:p>
          </table:table-cell>
          <table:table-cell office:value-type="float" office:value="697">
            <text:p>697</text:p>
          </table:table-cell>
          <table:table-cell office:value-type="string">
            <text:p><text:s text:c="3"/>24004 <text:s text:c="2"/>SH <text:s text:c="9"/>SOLE <text:s text:c="14"/>24004 <text:s text:c="6"/>0 <text:s text:c="7"/>0<text:tab/><text:tab/></text:p>
          </table:table-cell>
        </table:table-row>
        <table:table-row table:style-name="ro1">
          <table:table-cell office:value-type="string">
            <text:p>ACQUITY GROUP LTD</text:p>
          </table:table-cell>
          <table:table-cell office:value-type="string">
            <text:p><text:s text:c="2"/>SPONSORED ADR <text:s text:c="3"/>00489C103</text:p>
          </table:table-cell>
          <table:table-cell office:value-type="float" office:value="105">
            <text:p>105</text:p>
          </table:table-cell>
          <table:table-cell office:value-type="string">
            <text:p><text:s text:c="3"/>10697 <text:s text:c="2"/>SH <text:s text:c="9"/>SOLE <text:s text:c="14"/>10697 <text:s text:c="6"/>0 <text:s text:c="7"/>0<text:tab/><text:tab/></text:p>
          </table:table-cell>
        </table:table-row>
        <table:table-row table:style-name="ro1">
          <table:table-cell office:value-type="string">
            <text:p>ARBITRON INC</text:p>
          </table:table-cell>
          <table:table-cell office:value-type="string">
            <text:p><text:s text:c="2"/>COM <text:s text:c="13"/>03875Q108</text:p>
          </table:table-cell>
          <table:table-cell office:value-type="float" office:value="786">
            <text:p>786</text:p>
          </table:table-cell>
          <table:table-cell office:value-type="string">
            <text:p><text:s text:c="3"/>20742 <text:s text:c="2"/>SH <text:s text:c="9"/>SOLE <text:s text:c="14"/>20742 <text:s text:c="6"/>0 <text:s text:c="7"/>0<text:tab/><text:tab/></text:p>
          </table:table-cell>
        </table:table-row>
        <table:table-row table:style-name="ro1">
          <table:table-cell office:value-type="string">
            <text:p>AMERICAN REPROGRAPHICS CO</text:p>
          </table:table-cell>
          <table:table-cell office:value-type="string">
            <text:p><text:s text:c="2"/>COM <text:s text:c="13"/>029263100</text:p>
          </table:table-cell>
          <table:table-cell office:value-type="float" office:value="54">
            <text:p>54</text:p>
          </table:table-cell>
          <table:table-cell office:value-type="string">
            <text:p><text:s text:c="3"/>12577 <text:s text:c="2"/>SH <text:s text:c="9"/>SOLE <text:s text:c="14"/>12577 <text:s text:c="6"/>0 <text:s text:c="7"/>0<text:tab/><text:tab/></text:p>
          </table:table-cell>
        </table:table-row>
        <table:table-row table:style-name="ro1">
          <table:table-cell office:value-type="string">
            <text:p>ALLIANCE RES PARTNER L P</text:p>
          </table:table-cell>
          <table:table-cell office:value-type="string">
            <text:p><text:s text:c="2"/>UT LTD PART <text:s text:c="5"/>01877R108</text:p>
          </table:table-cell>
          <table:table-cell office:value-type="float" office:value="926">
            <text:p>926</text:p>
          </table:table-cell>
          <table:table-cell office:value-type="string">
            <text:p><text:s text:c="3"/>15452 <text:s text:c="2"/>SH <text:s text:c="9"/>SOLE <text:s text:c="14"/>15452 <text:s text:c="6"/>0 <text:s text:c="7"/>0<text:tab/><text:tab/></text:p>
          </table:table-cell>
        </table:table-row>
        <table:table-row table:style-name="ro1">
          <table:table-cell office:value-type="string">
            <text:p>ARENA PHARMACEUTICALS INC</text:p>
          </table:table-cell>
          <table:table-cell office:value-type="string">
            <text:p><text:s text:c="2"/>COM <text:s text:c="13"/>040047102</text:p>
          </table:table-cell>
          <table:table-cell office:value-type="float" office:value="382">
            <text:p>382</text:p>
          </table:table-cell>
          <table:table-cell office:value-type="string">
            <text:p><text:s text:c="3"/>45857 <text:s text:c="2"/>SH <text:s text:c="9"/>SOLE <text:s text:c="14"/>45857 <text:s text:c="6"/>0 <text:s text:c="7"/>0<text:tab/><text:tab/></text:p>
          </table:table-cell>
        </table:table-row>
        <table:table-row table:style-name="ro1">
          <table:table-cell office:value-type="string">
            <text:p>ARRIS GROUP INC</text:p>
          </table:table-cell>
          <table:table-cell office:value-type="string">
            <text:p><text:s text:c="2"/>COM <text:s text:c="13"/>04269Q100</text:p>
          </table:table-cell>
          <table:table-cell office:value-type="float" office:value="188">
            <text:p>188</text:p>
          </table:table-cell>
          <table:table-cell office:value-type="string">
            <text:p><text:s text:c="3"/>14691 <text:s text:c="2"/>SH <text:s text:c="9"/>SOLE <text:s text:c="14"/>14691 <text:s text:c="6"/>0 <text:s text:c="7"/>0<text:tab/><text:tab/></text:p>
          </table:table-cell>
        </table:table-row>
        <table:table-row table:style-name="ro1">
          <table:table-cell office:value-type="string">
            <text:p>ARRAY BIOPHARMA INC</text:p>
          </table:table-cell>
          <table:table-cell office:value-type="string">
            <text:p><text:s text:c="2"/>COM <text:s text:c="13"/>04269X105</text:p>
          </table:table-cell>
          <table:table-cell office:value-type="float" office:value="568">
            <text:p>568</text:p>
          </table:table-cell>
          <table:table-cell office:value-type="string">
            <text:p><text:s text:c="3"/>97113 <text:s text:c="2"/>SH <text:s text:c="9"/>SOLE <text:s text:c="14"/>97113 <text:s text:c="6"/>0 <text:s text:c="7"/>0<text:tab/><text:tab/></text:p>
          </table:table-cell>
        </table:table-row>
        <table:table-row table:style-name="ro1">
          <table:table-cell office:value-type="string">
            <text:p>ARABIAN AMERN DEV CO</text:p>
          </table:table-cell>
          <table:table-cell office:value-type="string">
            <text:p><text:s text:c="2"/>COM <text:s text:c="13"/>038465100</text:p>
          </table:table-cell>
          <table:table-cell office:value-type="float" office:value="282">
            <text:p>282</text:p>
          </table:table-cell>
          <table:table-cell office:value-type="string">
            <text:p><text:s text:c="3"/>28787 <text:s text:c="2"/>SH <text:s text:c="9"/>SOLE <text:s text:c="14"/>28787 <text:s text:c="6"/>0 <text:s text:c="7"/>0<text:tab/><text:tab/></text:p>
          </table:table-cell>
        </table:table-row>
        <table:table-row table:style-name="ro1">
          <table:table-cell office:value-type="string">
            <text:p>AMERICAN SCIENCE &amp; ENGR INC</text:p>
          </table:table-cell>
          <table:table-cell office:value-type="string">
            <text:p><text:s text:c="2"/>COM <text:s text:c="13"/>029429107</text:p>
          </table:table-cell>
          <table:table-cell office:value-type="float" office:value="204">
            <text:p>204</text:p>
          </table:table-cell>
          <table:table-cell office:value-type="string">
            <text:p><text:s text:c="4"/>3113 <text:s text:c="2"/>SH <text:s text:c="9"/>SOLE <text:s text:c="15"/>3113 <text:s text:c="6"/>0 <text:s text:c="7"/>0<text:tab/><text:tab/></text:p>
          </table:table-cell>
        </table:table-row>
        <table:table-row table:style-name="ro1">
          <table:table-cell office:value-type="string">
            <text:p>ALTISOURCE PORTFOLIO SOLNS</text:p>
          </table:table-cell>
          <table:table-cell office:value-type="string">
            <text:p><text:s text:c="2"/>REG SHS <text:s text:c="9"/>L0175J104</text:p>
          </table:table-cell>
          <table:table-cell office:value-type="float" office:value="713">
            <text:p>713</text:p>
          </table:table-cell>
          <table:table-cell office:value-type="string">
            <text:p><text:s text:c="4"/>8267 <text:s text:c="2"/>SH <text:s text:c="9"/>SOLE <text:s text:c="15"/>8267 <text:s text:c="6"/>0 <text:s text:c="7"/>0<text:tab/><text:tab/></text:p>
          </table:table-cell>
        </table:table-row>
        <table:table-row table:style-name="ro1">
          <table:table-cell office:value-type="string">
            <text:p>AMTECH SYS INC</text:p>
          </table:table-cell>
          <table:table-cell office:value-type="string">
            <text:p><text:s text:c="2"/>COM PAR $0.01N <text:s text:c="2"/>032332504</text:p>
          </table:table-cell>
          <table:table-cell office:value-type="float" office:value="161">
            <text:p>161</text:p>
          </table:table-cell>
          <table:table-cell office:value-type="string">
            <text:p><text:s text:c="3"/>48723 <text:s text:c="2"/>SH <text:s text:c="9"/>SOLE <text:s text:c="14"/>48723 <text:s text:c="6"/>0 <text:s text:c="7"/>0<text:tab/><text:tab/></text:p>
          </table:table-cell>
        </table:table-row>
        <table:table-row table:style-name="ro1">
          <table:table-cell office:value-type="string">
            <text:p>ALLEGHENY TECHNOLOGIES INC</text:p>
          </table:table-cell>
          <table:table-cell office:value-type="string">
            <text:p><text:s text:c="2"/>COM <text:s text:c="13"/>01741R102</text:p>
          </table:table-cell>
          <table:table-cell office:value-type="float" office:value="273">
            <text:p>273</text:p>
          </table:table-cell>
          <table:table-cell office:value-type="string">
            <text:p><text:s text:c="4"/>8570 <text:s text:c="2"/>SH <text:s text:c="9"/>SOLE <text:s text:c="15"/>8570 <text:s text:c="6"/>0 <text:s text:c="7"/>0<text:tab/><text:tab/></text:p>
          </table:table-cell>
        </table:table-row>
        <table:table-row table:style-name="ro1">
          <table:table-cell office:value-type="string">
            <text:p>ALLIANT TECHSYSTEMS INC</text:p>
          </table:table-cell>
          <table:table-cell office:value-type="string">
            <text:p><text:s text:c="2"/>COM <text:s text:c="13"/>018804104</text:p>
          </table:table-cell>
          <table:table-cell office:value-type="float" office:value="464">
            <text:p>464</text:p>
          </table:table-cell>
          <table:table-cell office:value-type="string">
            <text:p><text:s text:c="4"/>9269 <text:s text:c="2"/>SH <text:s text:c="9"/>SOLE <text:s text:c="15"/>9269 <text:s text:c="6"/>0 <text:s text:c="7"/>0<text:tab/><text:tab/></text:p>
          </table:table-cell>
        </table:table-row>
        <table:table-row table:style-name="ro1">
          <table:table-cell office:value-type="string">
            <text:p>ATLAS ENERGY LP</text:p>
          </table:table-cell>
          <table:table-cell office:value-type="string">
            <text:p><text:s text:c="2"/>COM UNITS LP <text:s text:c="4"/>04930A104</text:p>
          </table:table-cell>
          <table:table-cell office:value-type="float" office:value="474">
            <text:p>474</text:p>
          </table:table-cell>
          <table:table-cell office:value-type="string">
            <text:p><text:s text:c="3"/>13736 <text:s text:c="2"/>SH <text:s text:c="9"/>SOLE <text:s text:c="14"/>13736 <text:s text:c="6"/>0 <text:s text:c="7"/>0<text:tab/><text:tab/></text:p>
          </table:table-cell>
        </table:table-row>
        <table:table-row table:style-name="ro1">
          <table:table-cell office:value-type="string">
            <text:p>ATMEL CORP</text:p>
          </table:table-cell>
          <table:table-cell office:value-type="string">
            <text:p><text:s text:c="2"/>COM <text:s text:c="13"/>049513104</text:p>
          </table:table-cell>
          <table:table-cell office:value-type="float" office:value="615">
            <text:p>615</text:p>
          </table:table-cell>
          <table:table-cell office:value-type="string">
            <text:p><text:s text:c="2"/>116938 <text:s text:c="2"/>SH <text:s text:c="9"/>SOLE <text:s text:c="13"/>116938 <text:s text:c="6"/>0 <text:s text:c="7"/>0<text:tab/><text:tab/></text:p>
          </table:table-cell>
        </table:table-row>
        <table:table-row table:style-name="ro1">
          <table:table-cell office:value-type="string">
            <text:p>ATLANTIC TELE NETWORK INC</text:p>
          </table:table-cell>
          <table:table-cell office:value-type="string">
            <text:p><text:s text:c="2"/>COM NEW <text:s text:c="9"/>049079205</text:p>
          </table:table-cell>
          <table:table-cell office:value-type="float" office:value="202">
            <text:p>202</text:p>
          </table:table-cell>
          <table:table-cell office:value-type="string">
            <text:p><text:s text:c="4"/>4700 <text:s text:c="2"/>SH <text:s text:c="9"/>SOLE <text:s text:c="15"/>4700 <text:s text:c="6"/>0 <text:s text:c="7"/>0<text:tab/><text:tab/></text:p>
          </table:table-cell>
        </table:table-row>
        <table:table-row table:style-name="ro1">
          <table:table-cell office:value-type="string">
            <text:p>ATMOS ENERGY CORP</text:p>
          </table:table-cell>
          <table:table-cell office:value-type="string">
            <text:p><text:s text:c="2"/>COM <text:s text:c="13"/>049560105</text:p>
          </table:table-cell>
          <table:table-cell office:value-type="float" office:value="441">
            <text:p>441</text:p>
          </table:table-cell>
          <table:table-cell office:value-type="string">
            <text:p><text:s text:c="3"/>12316 <text:s text:c="2"/>SH <text:s text:c="9"/>SOLE <text:s text:c="14"/>12316 <text:s text:c="6"/>0 <text:s text:c="7"/>0<text:tab/><text:tab/></text:p>
          </table:table-cell>
        </table:table-row>
        <table:table-row table:style-name="ro1">
          <table:table-cell office:value-type="string">
            <text:p>APTARGROUP INC</text:p>
          </table:table-cell>
          <table:table-cell office:value-type="string">
            <text:p><text:s text:c="2"/>COM <text:s text:c="13"/>038336103</text:p>
          </table:table-cell>
          <table:table-cell office:value-type="float" office:value="284">
            <text:p>284</text:p>
          </table:table-cell>
          <table:table-cell office:value-type="string">
            <text:p><text:s text:c="4"/>5495 <text:s text:c="2"/>SH <text:s text:c="9"/>SOLE <text:s text:c="15"/>5495 <text:s text:c="6"/>0 <text:s text:c="7"/>0<text:tab/><text:tab/></text:p>
          </table:table-cell>
        </table:table-row>
        <table:table-row table:style-name="ro1">
          <table:table-cell office:value-type="string">
            <text:p>ACTIVISION BLIZZARD INC</text:p>
          </table:table-cell>
          <table:table-cell office:value-type="string">
            <text:p><text:s text:c="2"/>COM <text:s text:c="13"/>00507V109</text:p>
          </table:table-cell>
          <table:table-cell office:value-type="float" office:value="291">
            <text:p>291</text:p>
          </table:table-cell>
          <table:table-cell office:value-type="string">
            <text:p><text:s text:c="3"/>25827 <text:s text:c="2"/>SH <text:s text:c="9"/>SOLE <text:s text:c="14"/>25827 <text:s text:c="6"/>0 <text:s text:c="7"/>0<text:tab/><text:tab/></text:p>
          </table:table-cell>
        </table:table-row>
        <table:table-row table:style-name="ro1">
          <table:table-cell office:value-type="string">
            <text:p>ATWOOD OCEANICS INC</text:p>
          </table:table-cell>
          <table:table-cell office:value-type="string">
            <text:p><text:s text:c="2"/>COM <text:s text:c="13"/>050095108</text:p>
          </table:table-cell>
          <table:table-cell office:value-type="float" office:value="294">
            <text:p>294</text:p>
          </table:table-cell>
          <table:table-cell office:value-type="string">
            <text:p><text:s text:c="4"/>6475 <text:s text:c="2"/>SH <text:s text:c="9"/>SOLE <text:s text:c="15"/>6475 <text:s text:c="6"/>0 <text:s text:c="7"/>0<text:tab/><text:tab/></text:p>
          </table:table-cell>
        </table:table-row>
        <table:table-row table:style-name="ro1">
          <table:table-cell office:value-type="string">
            <text:p>CROSS A T CO</text:p>
          </table:table-cell>
          <table:table-cell office:value-type="string">
            <text:p><text:s text:c="2"/>CL A <text:s text:c="12"/>227478104</text:p>
          </table:table-cell>
          <table:table-cell office:value-type="float" office:value="209">
            <text:p>209</text:p>
          </table:table-cell>
          <table:table-cell office:value-type="string">
            <text:p><text:s text:c="3"/>20951 <text:s text:c="2"/>SH <text:s text:c="9"/>SOLE <text:s text:c="14"/>20951 <text:s text:c="6"/>0 <text:s text:c="7"/>0<text:tab/><text:tab/></text:p>
          </table:table-cell>
        </table:table-row>
        <table:table-row table:style-name="ro1">
          <table:table-cell office:value-type="string">
            <text:p>AURICO GOLD INC</text:p>
          </table:table-cell>
          <table:table-cell office:value-type="string">
            <text:p><text:s text:c="2"/>COM <text:s text:c="13"/>05155C105</text:p>
          </table:table-cell>
          <table:table-cell office:value-type="float" office:value="93">
            <text:p>93</text:p>
          </table:table-cell>
          <table:table-cell office:value-type="string">
            <text:p><text:s text:c="3"/>13288 <text:s text:c="2"/>SH <text:s text:c="9"/>SOLE <text:s text:c="14"/>13288 <text:s text:c="6"/>0 <text:s text:c="7"/>0<text:tab/><text:tab/></text:p>
          </table:table-cell>
        </table:table-row>
        <table:table-row table:style-name="ro1">
          <table:table-cell office:value-type="string">
            <text:p>AUXILIUM PHARMACEUTICALS IN</text:p>
          </table:table-cell>
          <table:table-cell office:value-type="string">
            <text:p><text:s text:c="2"/>COM <text:s text:c="13"/>05334D107</text:p>
          </table:table-cell>
          <table:table-cell office:value-type="float" office:value="719">
            <text:p>719</text:p>
          </table:table-cell>
          <table:table-cell office:value-type="string">
            <text:p><text:s text:c="3"/>29397 <text:s text:c="2"/>SH <text:s text:c="9"/>SOLE <text:s text:c="14"/>29397 <text:s text:c="6"/>0 <text:s text:c="7"/>0<text:tab/><text:tab/></text:p>
          </table:table-cell>
        </table:table-row>
        <table:table-row table:style-name="ro1">
          <table:table-cell office:value-type="string">
            <text:p>AVALONBAY CMNTYS INC</text:p>
          </table:table-cell>
          <table:table-cell office:value-type="string">
            <text:p><text:s text:c="2"/>COM <text:s text:c="13"/>053484101</text:p>
          </table:table-cell>
          <table:table-cell office:value-type="float" office:value="537">
            <text:p>537</text:p>
          </table:table-cell>
          <table:table-cell office:value-type="string">
            <text:p><text:s text:c="4"/>3950 <text:s text:c="2"/>SH <text:s text:c="9"/>SOLE <text:s text:c="15"/>3950 <text:s text:c="6"/>0 <text:s text:c="7"/>0<text:tab/><text:tab/></text:p>
          </table:table-cell>
        </table:table-row>
        <table:table-row table:style-name="ro1">
          <table:table-cell office:value-type="string">
            <text:p>AVAGO TECHNOLOGIES LTD</text:p>
          </table:table-cell>
          <table:table-cell office:value-type="string">
            <text:p><text:s text:c="2"/>SHS <text:s text:c="13"/>Y0486S104</text:p>
          </table:table-cell>
          <table:table-cell office:value-type="float" office:value="540">
            <text:p>540</text:p>
          </table:table-cell>
          <table:table-cell office:value-type="string">
            <text:p><text:s text:c="3"/>15480 <text:s text:c="2"/>SH <text:s text:c="9"/>SOLE <text:s text:c="14"/>15480 <text:s text:c="6"/>0 <text:s text:c="7"/>0<text:tab/><text:tab/></text:p>
          </table:table-cell>
        </table:table-row>
        <table:table-row table:style-name="ro1">
          <table:table-cell office:value-type="string">
            <text:p>AVNET INC</text:p>
          </table:table-cell>
          <table:table-cell office:value-type="string">
            <text:p><text:s text:c="2"/>COM <text:s text:c="13"/>053807103</text:p>
          </table:table-cell>
          <table:table-cell office:value-type="float" office:value="561">
            <text:p>561</text:p>
          </table:table-cell>
          <table:table-cell office:value-type="string">
            <text:p><text:s text:c="3"/>19297 <text:s text:c="2"/>SH <text:s text:c="9"/>SOLE <text:s text:c="14"/>19297 <text:s text:c="6"/>0 <text:s text:c="7"/>0<text:tab/><text:tab/></text:p>
          </table:table-cell>
        </table:table-row>
        <table:table-row table:style-name="ro1">
          <table:table-cell office:value-type="string">
            <text:p>AVERY DENNISON CORP</text:p>
          </table:table-cell>
          <table:table-cell office:value-type="string">
            <text:p><text:s text:c="2"/>COM <text:s text:c="13"/>053611109</text:p>
          </table:table-cell>
          <table:table-cell office:value-type="float" office:value="299">
            <text:p>299</text:p>
          </table:table-cell>
          <table:table-cell office:value-type="string">
            <text:p><text:s text:c="4"/>9396 <text:s text:c="2"/>SH <text:s text:c="9"/>SOLE <text:s text:c="15"/>9396 <text:s text:c="6"/>0 <text:s text:c="7"/>0<text:tab/><text:tab/></text:p>
          </table:table-cell>
        </table:table-row>
        <table:table-row table:style-name="ro1">
          <table:table-cell office:value-type="string">
            <text:p>ARMSTRONG WORLD INDS INC NE</text:p>
          </table:table-cell>
          <table:table-cell office:value-type="string">
            <text:p><text:s text:c="2"/>COM <text:s text:c="13"/>04247X102</text:p>
          </table:table-cell>
          <table:table-cell office:value-type="float" office:value="658">
            <text:p>658</text:p>
          </table:table-cell>
          <table:table-cell office:value-type="string">
            <text:p><text:s text:c="3"/>14184 <text:s text:c="2"/>SH <text:s text:c="9"/>SOLE <text:s text:c="14"/>14184 <text:s text:c="6"/>0 <text:s text:c="7"/>0<text:tab/><text:tab/></text:p>
          </table:table-cell>
        </table:table-row>
        <table:table-row table:style-name="ro1">
          <table:table-cell office:value-type="string">
            <text:p>ANIXTER INTL INC</text:p>
          </table:table-cell>
          <table:table-cell office:value-type="string">
            <text:p><text:s text:c="2"/>COM <text:s text:c="13"/>035290105</text:p>
          </table:table-cell>
          <table:table-cell office:value-type="float" office:value="720">
            <text:p>720</text:p>
          </table:table-cell>
          <table:table-cell office:value-type="string">
            <text:p><text:s text:c="3"/>12537 <text:s text:c="2"/>SH <text:s text:c="9"/>SOLE <text:s text:c="14"/>12537 <text:s text:c="6"/>0 <text:s text:c="7"/>0<text:tab/><text:tab/></text:p>
          </table:table-cell>
        </table:table-row>
        <table:table-row table:style-name="ro1">
          <table:table-cell office:value-type="string">
            <text:p>AMERICAN EXPRESS CO</text:p>
          </table:table-cell>
          <table:table-cell office:value-type="string">
            <text:p><text:s text:c="2"/>COM <text:s text:c="13"/>025816109</text:p>
          </table:table-cell>
          <table:table-cell office:value-type="float" office:value="598">
            <text:p>598</text:p>
          </table:table-cell>
          <table:table-cell office:value-type="string">
            <text:p><text:s text:c="3"/>10511 <text:s text:c="2"/>SH <text:s text:c="9"/>SOLE <text:s text:c="14"/>10511 <text:s text:c="6"/>0 <text:s text:c="7"/>0<text:tab/><text:tab/></text:p>
          </table:table-cell>
        </table:table-row>
        <table:table-row table:style-name="ro1">
          <table:table-cell office:value-type="string">
            <text:p>AXIS CAPITAL HOLDINGS INV</text:p>
          </table:table-cell>
          <table:table-cell office:value-type="string">
            <text:p><text:s text:c="2"/>SHS <text:s text:c="13"/>G0692U109</text:p>
          </table:table-cell>
          <table:table-cell office:value-type="float" office:value="420">
            <text:p>420</text:p>
          </table:table-cell>
          <table:table-cell office:value-type="string">
            <text:p><text:s text:c="3"/>12026 <text:s text:c="2"/>SH <text:s text:c="9"/>SOLE <text:s text:c="14"/>12026 <text:s text:c="6"/>0 <text:s text:c="7"/>0<text:tab/><text:tab/></text:p>
          </table:table-cell>
        </table:table-row>
        <table:table-row table:style-name="ro1">
          <table:table-cell office:value-type="string">
            <text:p>AXT INC</text:p>
          </table:table-cell>
          <table:table-cell office:value-type="string">
            <text:p><text:s text:c="2"/>COM <text:s text:c="13"/>00246W103</text:p>
          </table:table-cell>
          <table:table-cell office:value-type="float" office:value="82">
            <text:p>82</text:p>
          </table:table-cell>
          <table:table-cell office:value-type="string">
            <text:p><text:s text:c="3"/>24246 <text:s text:c="2"/>SH <text:s text:c="9"/>SOLE <text:s text:c="14"/>24246 <text:s text:c="6"/>0 <text:s text:c="7"/>0<text:tab/><text:tab/></text:p>
          </table:table-cell>
        </table:table-row>
        <table:table-row table:style-name="ro1">
          <table:table-cell office:value-type="string">
            <text:p>ACUITY BRANDS INC</text:p>
          </table:table-cell>
          <table:table-cell office:value-type="string">
            <text:p><text:s text:c="2"/>COM <text:s text:c="13"/>00508Y102</text:p>
          </table:table-cell>
          <table:table-cell office:value-type="float" office:value="506">
            <text:p>506</text:p>
          </table:table-cell>
          <table:table-cell office:value-type="string">
            <text:p><text:s text:c="4"/>8002 <text:s text:c="2"/>SH <text:s text:c="9"/>SOLE <text:s text:c="15"/>8002 <text:s text:c="6"/>0 <text:s text:c="7"/>0<text:tab/><text:tab/></text:p>
          </table:table-cell>
        </table:table-row>
        <table:table-row table:style-name="ro1">
          <table:table-cell office:value-type="string">
            <text:p>AIRCASTLE LTD</text:p>
          </table:table-cell>
          <table:table-cell office:value-type="string">
            <text:p><text:s text:c="2"/>COM <text:s text:c="13"/>G0129K104</text:p>
          </table:table-cell>
          <table:table-cell office:value-type="float" office:value="151">
            <text:p>151</text:p>
          </table:table-cell>
          <table:table-cell office:value-type="string">
            <text:p><text:s text:c="3"/>13300 <text:s text:c="2"/>SH <text:s text:c="9"/>SOLE <text:s text:c="14"/>13300 <text:s text:c="6"/>0 <text:s text:c="7"/>0<text:tab/><text:tab/></text:p>
          </table:table-cell>
        </table:table-row>
        <table:table-row table:style-name="ro1">
          <table:table-cell office:value-type="string">
            <text:p>BOEING CO</text:p>
          </table:table-cell>
          <table:table-cell office:value-type="string">
            <text:p><text:s text:c="2"/>COM <text:s text:c="13"/>097023105</text:p>
          </table:table-cell>
          <table:table-cell office:value-type="float" office:value="1398">
            <text:p>1398</text:p>
          </table:table-cell>
          <table:table-cell office:value-type="string">
            <text:p><text:s text:c="3"/>20086 <text:s text:c="2"/>SH <text:s text:c="9"/>SOLE <text:s text:c="14"/>20086 <text:s text:c="6"/>0 <text:s text:c="7"/>0<text:tab/><text:tab/></text:p>
          </table:table-cell>
        </table:table-row>
        <table:table-row table:style-name="ro1">
          <table:table-cell office:value-type="string">
            <text:p>BANK OF AMERICA CORPORATION</text:p>
          </table:table-cell>
          <table:table-cell office:value-type="string">
            <text:p><text:s text:c="2"/>COM <text:s text:c="13"/>060505104</text:p>
          </table:table-cell>
          <table:table-cell office:value-type="float" office:value="346">
            <text:p>346</text:p>
          </table:table-cell>
          <table:table-cell office:value-type="string">
            <text:p><text:s text:c="3"/>39201 <text:s text:c="2"/>SH <text:s text:c="9"/>SOLE <text:s text:c="14"/>39201 <text:s text:c="6"/>0 <text:s text:c="7"/>0<text:tab/><text:tab/></text:p>
          </table:table-cell>
        </table:table-row>
        <table:table-row table:style-name="ro1">
          <table:table-cell office:value-type="string">
            <text:p>EINSTEIN NOAH REST GROUP IN</text:p>
          </table:table-cell>
          <table:table-cell office:value-type="string">
            <text:p><text:s text:c="2"/>COM <text:s text:c="13"/>28257U104</text:p>
          </table:table-cell>
          <table:table-cell office:value-type="float" office:value="667">
            <text:p>667</text:p>
          </table:table-cell>
          <table:table-cell office:value-type="string">
            <text:p><text:s text:c="3"/>37702 <text:s text:c="2"/>SH <text:s text:c="9"/>SOLE <text:s text:c="14"/>37702 <text:s text:c="6"/>0 <text:s text:c="7"/>0<text:tab/><text:tab/></text:p>
          </table:table-cell>
        </table:table-row>
        <table:table-row table:style-name="ro1">
          <table:table-cell office:value-type="string">
            <text:p>BASIC ENERGY SVCS INC NEW</text:p>
          </table:table-cell>
          <table:table-cell office:value-type="string">
            <text:p><text:s text:c="2"/>COM <text:s text:c="13"/>06985P100</text:p>
          </table:table-cell>
          <table:table-cell office:value-type="float" office:value="366">
            <text:p>366</text:p>
          </table:table-cell>
          <table:table-cell office:value-type="string">
            <text:p><text:s text:c="3"/>32586 <text:s text:c="2"/>SH <text:s text:c="9"/>SOLE <text:s text:c="14"/>32586 <text:s text:c="6"/>0 <text:s text:c="7"/>0<text:tab/><text:tab/></text:p>
          </table:table-cell>
        </table:table-row>
        <table:table-row table:style-name="ro1">
          <table:table-cell office:value-type="string">
            <text:p>BAXTER INTL INC</text:p>
          </table:table-cell>
          <table:table-cell office:value-type="string">
            <text:p><text:s text:c="2"/>COM <text:s text:c="13"/>071813109</text:p>
          </table:table-cell>
          <table:table-cell office:value-type="float" office:value="1299">
            <text:p>1299</text:p>
          </table:table-cell>
          <table:table-cell office:value-type="string">
            <text:p><text:s text:c="3"/>21559 <text:s text:c="2"/>SH <text:s text:c="9"/>SOLE <text:s text:c="14"/>21559 <text:s text:c="6"/>0 <text:s text:c="7"/>0<text:tab/><text:tab/></text:p>
          </table:table-cell>
        </table:table-row>
        <table:table-row table:style-name="ro1">
          <table:table-cell office:value-type="string">
            <text:p>BUILD A BEAR WORKSHOP</text:p>
          </table:table-cell>
          <table:table-cell office:value-type="string">
            <text:p><text:s text:c="2"/>COM <text:s text:c="13"/>120076104</text:p>
          </table:table-cell>
          <table:table-cell office:value-type="float" office:value="286">
            <text:p>286</text:p>
          </table:table-cell>
          <table:table-cell office:value-type="string">
            <text:p><text:s text:c="3"/>73210 <text:s text:c="2"/>SH <text:s text:c="9"/>SOLE <text:s text:c="14"/>73210 <text:s text:c="6"/>0 <text:s text:c="7"/>0<text:tab/><text:tab/></text:p>
          </table:table-cell>
        </table:table-row>
        <table:table-row table:style-name="ro1">
          <table:table-cell office:value-type="string">
            <text:p>BEST BUY INC</text:p>
          </table:table-cell>
          <table:table-cell office:value-type="string">
            <text:p><text:s text:c="2"/>COM <text:s text:c="13"/>086516101</text:p>
          </table:table-cell>
          <table:table-cell office:value-type="float" office:value="1887">
            <text:p>1887</text:p>
          </table:table-cell>
          <table:table-cell office:value-type="string">
            <text:p><text:s text:c="2"/>109774 <text:s text:c="2"/>SH <text:s text:c="9"/>SOLE <text:s text:c="13"/>109774 <text:s text:c="6"/>0 <text:s text:c="7"/>0<text:tab/><text:tab/></text:p>
          </table:table-cell>
        </table:table-row>
        <table:table-row table:style-name="ro1">
          <table:table-cell office:value-type="string">
            <text:p>BRUNSWICK CORP</text:p>
          </table:table-cell>
          <table:table-cell office:value-type="string">
            <text:p><text:s text:c="2"/>COM <text:s text:c="13"/>117043109</text:p>
          </table:table-cell>
          <table:table-cell office:value-type="float" office:value="416">
            <text:p>416</text:p>
          </table:table-cell>
          <table:table-cell office:value-type="string">
            <text:p><text:s text:c="3"/>18388 <text:s text:c="2"/>SH <text:s text:c="9"/>SOLE <text:s text:c="14"/>18388 <text:s text:c="6"/>0 <text:s text:c="7"/>0<text:tab/><text:tab/></text:p>
          </table:table-cell>
        </table:table-row>
        <table:table-row table:style-name="ro1">
          <table:table-cell office:value-type="string">
            <text:p>BRINKS CO</text:p>
          </table:table-cell>
          <table:table-cell office:value-type="string">
            <text:p><text:s text:c="2"/>COM <text:s text:c="13"/>109696104</text:p>
          </table:table-cell>
          <table:table-cell office:value-type="float" office:value="717">
            <text:p>717</text:p>
          </table:table-cell>
          <table:table-cell office:value-type="string">
            <text:p><text:s text:c="3"/>27901 <text:s text:c="2"/>SH <text:s text:c="9"/>SOLE <text:s text:c="14"/>27901 <text:s text:c="6"/>0 <text:s text:c="7"/>0<text:tab/><text:tab/></text:p>
          </table:table-cell>
        </table:table-row>
        <table:table-row table:style-name="ro1">
          <table:table-cell office:value-type="string">
            <text:p>BELDEN INC</text:p>
          </table:table-cell>
          <table:table-cell office:value-type="string">
            <text:p><text:s text:c="2"/>COM <text:s text:c="13"/>077454106</text:p>
          </table:table-cell>
          <table:table-cell office:value-type="float" office:value="216">
            <text:p>216</text:p>
          </table:table-cell>
          <table:table-cell office:value-type="string">
            <text:p><text:s text:c="4"/>5861 <text:s text:c="2"/>SH <text:s text:c="9"/>SOLE <text:s text:c="15"/>5861 <text:s text:c="6"/>0 <text:s text:c="7"/>0<text:tab/><text:tab/></text:p>
          </table:table-cell>
        </table:table-row>
        <table:table-row table:style-name="ro1">
          <table:table-cell office:value-type="string">
            <text:p>BRANDYWINE RLTY TR</text:p>
          </table:table-cell>
          <table:table-cell office:value-type="string">
            <text:p><text:s text:c="2"/>SH BEN INT NEW <text:s text:c="2"/>105368203</text:p>
          </table:table-cell>
          <table:table-cell office:value-type="float" office:value="528">
            <text:p>528</text:p>
          </table:table-cell>
          <table:table-cell office:value-type="string">
            <text:p><text:s text:c="3"/>43315 <text:s text:c="2"/>SH <text:s text:c="9"/>SOLE <text:s text:c="14"/>43315 <text:s text:c="6"/>0 <text:s text:c="7"/>0<text:tab/><text:tab/></text:p>
          </table:table-cell>
        </table:table-row>
        <table:table-row table:style-name="ro1">
          <table:table-cell office:value-type="string">
            <text:p>BEAM INC</text:p>
          </table:table-cell>
          <table:table-cell office:value-type="string">
            <text:p><text:s text:c="2"/>COM <text:s text:c="13"/>073730103</text:p>
          </table:table-cell>
          <table:table-cell office:value-type="float" office:value="1862">
            <text:p>1862</text:p>
          </table:table-cell>
          <table:table-cell office:value-type="string">
            <text:p><text:s text:c="3"/>32360 <text:s text:c="2"/>SH <text:s text:c="9"/>SOLE <text:s text:c="14"/>32360 <text:s text:c="6"/>0 <text:s text:c="7"/>0<text:tab/><text:tab/></text:p>
          </table:table-cell>
        </table:table-row>
        <table:table-row table:style-name="ro1">
          <table:table-cell office:value-type="string">
            <text:p>CARDIONET INC</text:p>
          </table:table-cell>
          <table:table-cell office:value-type="string">
            <text:p><text:s text:c="2"/>COM <text:s text:c="13"/>14159L103</text:p>
          </table:table-cell>
          <table:table-cell office:value-type="float" office:value="214">
            <text:p>214</text:p>
          </table:table-cell>
          <table:table-cell office:value-type="string">
            <text:p><text:s text:c="3"/>84845 <text:s text:c="2"/>SH <text:s text:c="9"/>SOLE <text:s text:c="14"/>84845 <text:s text:c="6"/>0 <text:s text:c="7"/>0<text:tab/><text:tab/></text:p>
          </table:table-cell>
        </table:table-row>
        <table:table-row table:style-name="ro1">
          <table:table-cell office:value-type="string">
            <text:p>STRATEGIC HOTELS &amp; RESORTS</text:p>
          </table:table-cell>
          <table:table-cell office:value-type="string">
            <text:p><text:s text:c="2"/>COM <text:s text:c="13"/>86272T106</text:p>
          </table:table-cell>
          <table:table-cell office:value-type="float" office:value="316">
            <text:p>316</text:p>
          </table:table-cell>
          <table:table-cell office:value-type="string">
            <text:p><text:s text:c="3"/>52562 <text:s text:c="2"/>SH <text:s text:c="9"/>SOLE <text:s text:c="14"/>52562 <text:s text:c="6"/>0 <text:s text:c="7"/>0<text:tab/><text:tab/></text:p>
          </table:table-cell>
        </table:table-row>
        <table:table-row table:style-name="ro1">
          <table:table-cell office:value-type="string">
            <text:p>BIG 5 SPORTING GOODS CORP</text:p>
          </table:table-cell>
          <table:table-cell office:value-type="string">
            <text:p><text:s text:c="2"/>COM <text:s text:c="13"/>08915P101</text:p>
          </table:table-cell>
          <table:table-cell office:value-type="float" office:value="239">
            <text:p>239</text:p>
          </table:table-cell>
          <table:table-cell office:value-type="string">
            <text:p><text:s text:c="3"/>23933 <text:s text:c="2"/>SH <text:s text:c="9"/>SOLE <text:s text:c="14"/>23933 <text:s text:c="6"/>0 <text:s text:c="7"/>0<text:tab/><text:tab/></text:p>
          </table:table-cell>
        </table:table-row>
        <table:table-row table:style-name="ro1">
          <table:table-cell office:value-type="string">
            <text:p>BRIGGS &amp; STRATTON CORP</text:p>
          </table:table-cell>
          <table:table-cell office:value-type="string">
            <text:p><text:s text:c="2"/>COM <text:s text:c="13"/>109043109</text:p>
          </table:table-cell>
          <table:table-cell office:value-type="float" office:value="566">
            <text:p>566</text:p>
          </table:table-cell>
          <table:table-cell office:value-type="string">
            <text:p><text:s text:c="3"/>30316 <text:s text:c="2"/>SH <text:s text:c="9"/>SOLE <text:s text:c="14"/>30316 <text:s text:c="6"/>0 <text:s text:c="7"/>0<text:tab/><text:tab/></text:p>
          </table:table-cell>
        </table:table-row>
        <table:table-row table:style-name="ro1">
          <table:table-cell office:value-type="string">
            <text:p>BAKER HUGHES INC</text:p>
          </table:table-cell>
          <table:table-cell office:value-type="string">
            <text:p><text:s text:c="2"/>COM <text:s text:c="13"/>057224107</text:p>
          </table:table-cell>
          <table:table-cell office:value-type="float" office:value="1606">
            <text:p>1606</text:p>
          </table:table-cell>
          <table:table-cell office:value-type="string">
            <text:p><text:s text:c="3"/>35516 <text:s text:c="2"/>SH <text:s text:c="9"/>SOLE <text:s text:c="14"/>35516 <text:s text:c="6"/>0 <text:s text:c="7"/>0<text:tab/><text:tab/></text:p>
          </table:table-cell>
        </table:table-row>
        <table:table-row table:style-name="ro1">
          <table:table-cell office:value-type="string">
            <text:p>SOTHEBYS</text:p>
          </table:table-cell>
          <table:table-cell office:value-type="string">
            <text:p><text:s text:c="2"/>COM <text:s text:c="13"/>835898107</text:p>
          </table:table-cell>
          <table:table-cell office:value-type="float" office:value="311">
            <text:p>311</text:p>
          </table:table-cell>
          <table:table-cell office:value-type="string">
            <text:p><text:s text:c="4"/>9862 <text:s text:c="2"/>SH <text:s text:c="9"/>SOLE <text:s text:c="15"/>9862 <text:s text:c="6"/>0 <text:s text:c="7"/>0<text:tab/><text:tab/></text:p>
          </table:table-cell>
        </table:table-row>
        <table:table-row table:style-name="ro1">
          <table:table-cell office:value-type="string">
            <text:p>BIG LOTS INC</text:p>
          </table:table-cell>
          <table:table-cell office:value-type="string">
            <text:p><text:s text:c="2"/>COM <text:s text:c="13"/>089302103</text:p>
          </table:table-cell>
          <table:table-cell office:value-type="float" office:value="533">
            <text:p>533</text:p>
          </table:table-cell>
          <table:table-cell office:value-type="string">
            <text:p><text:s text:c="3"/>18027 <text:s text:c="2"/>SH <text:s text:c="9"/>SOLE <text:s text:c="14"/>18027 <text:s text:c="6"/>0 <text:s text:c="7"/>0<text:tab/><text:tab/></text:p>
          </table:table-cell>
        </table:table-row>
        <table:table-row table:style-name="ro1">
          <table:table-cell office:value-type="string">
            <text:p>BIOGEN IDEC INC</text:p>
          </table:table-cell>
          <table:table-cell office:value-type="string">
            <text:p><text:s text:c="2"/>COM <text:s text:c="13"/>09062X103</text:p>
          </table:table-cell>
          <table:table-cell office:value-type="float" office:value="4389">
            <text:p>4389</text:p>
          </table:table-cell>
          <table:table-cell office:value-type="string">
            <text:p><text:s text:c="3"/>29414 <text:s text:c="2"/>SH <text:s text:c="9"/>SOLE <text:s text:c="14"/>29414 <text:s text:c="6"/>0 <text:s text:c="7"/>0<text:tab/><text:tab/></text:p>
          </table:table-cell>
        </table:table-row>
        <table:table-row table:style-name="ro1">
          <table:table-cell office:value-type="string">
            <text:p>BIOSCRIP INC</text:p>
          </table:table-cell>
          <table:table-cell office:value-type="string">
            <text:p><text:s text:c="2"/>COM <text:s text:c="13"/>09069N108</text:p>
          </table:table-cell>
          <table:table-cell office:value-type="float" office:value="304">
            <text:p>304</text:p>
          </table:table-cell>
          <table:table-cell office:value-type="string">
            <text:p><text:s text:c="3"/>33327 <text:s text:c="2"/>SH <text:s text:c="9"/>SOLE <text:s text:c="14"/>33327 <text:s text:c="6"/>0 <text:s text:c="7"/>0<text:tab/><text:tab/></text:p>
          </table:table-cell>
        </table:table-row>
        <table:table-row table:style-name="ro1">
          <table:table-cell office:value-type="string">
            <text:p>ACTUATE CORP</text:p>
          </table:table-cell>
          <table:table-cell office:value-type="string">
            <text:p><text:s text:c="2"/>COM <text:s text:c="13"/>00508B102</text:p>
          </table:table-cell>
          <table:table-cell office:value-type="float" office:value="581">
            <text:p>581</text:p>
          </table:table-cell>
          <table:table-cell office:value-type="string">
            <text:p><text:s text:c="3"/>82583 <text:s text:c="2"/>SH <text:s text:c="9"/>SOLE <text:s text:c="14"/>82583 <text:s text:c="6"/>0 <text:s text:c="7"/>0<text:tab/><text:tab/></text:p>
          </table:table-cell>
        </table:table-row>
        <table:table-row table:style-name="ro1">
          <table:table-cell office:value-type="string">
            <text:p>BROOKDALE SR LIVING INC</text:p>
          </table:table-cell>
          <table:table-cell office:value-type="string">
            <text:p><text:s text:c="2"/>COM <text:s text:c="13"/>112463104</text:p>
          </table:table-cell>
          <table:table-cell office:value-type="float" office:value="1084">
            <text:p>1084</text:p>
          </table:table-cell>
          <table:table-cell office:value-type="string">
            <text:p><text:s text:c="3"/>46693 <text:s text:c="2"/>SH <text:s text:c="9"/>SOLE <text:s text:c="14"/>46693 <text:s text:c="6"/>0 <text:s text:c="7"/>0<text:tab/><text:tab/></text:p>
          </table:table-cell>
        </table:table-row>
        <table:table-row table:style-name="ro1">
          <table:table-cell office:value-type="string">
            <text:p>BUCKLE INC</text:p>
          </table:table-cell>
          <table:table-cell office:value-type="string">
            <text:p><text:s text:c="2"/>COM <text:s text:c="13"/>118440106</text:p>
          </table:table-cell>
          <table:table-cell office:value-type="float" office:value="659">
            <text:p>659</text:p>
          </table:table-cell>
          <table:table-cell office:value-type="string">
            <text:p><text:s text:c="3"/>14496 <text:s text:c="2"/>SH <text:s text:c="9"/>SOLE <text:s text:c="14"/>14496 <text:s text:c="6"/>0 <text:s text:c="7"/>0<text:tab/><text:tab/></text:p>
          </table:table-cell>
        </table:table-row>
        <table:table-row table:style-name="ro1">
          <table:table-cell office:value-type="string">
            <text:p>BUCKEYE TECHNOLOGIES INC</text:p>
          </table:table-cell>
          <table:table-cell office:value-type="string">
            <text:p><text:s text:c="2"/>COM <text:s text:c="13"/>118255108</text:p>
          </table:table-cell>
          <table:table-cell office:value-type="float" office:value="313">
            <text:p>313</text:p>
          </table:table-cell>
          <table:table-cell office:value-type="string">
            <text:p><text:s text:c="4"/>9777 <text:s text:c="2"/>SH <text:s text:c="9"/>SOLE <text:s text:c="15"/>9777 <text:s text:c="6"/>0 <text:s text:c="7"/>0<text:tab/><text:tab/></text:p>
          </table:table-cell>
        </table:table-row>
        <table:table-row table:style-name="ro1">
          <table:table-cell office:value-type="string">
            <text:p>BLACKROCK INC</text:p>
          </table:table-cell>
          <table:table-cell office:value-type="string">
            <text:p><text:s text:c="2"/>COM <text:s text:c="13"/>09247X101</text:p>
          </table:table-cell>
          <table:table-cell office:value-type="float" office:value="664">
            <text:p>664</text:p>
          </table:table-cell>
          <table:table-cell office:value-type="string">
            <text:p><text:s text:c="4"/>3724 <text:s text:c="2"/>SH <text:s text:c="9"/>SOLE <text:s text:c="15"/>3724 <text:s text:c="6"/>0 <text:s text:c="7"/>0<text:tab/><text:tab/></text:p>
          </table:table-cell>
        </table:table-row>
        <table:table-row table:style-name="ro1">
          <table:table-cell office:value-type="string">
            <text:p>BALL CORP</text:p>
          </table:table-cell>
          <table:table-cell office:value-type="string">
            <text:p><text:s text:c="2"/>COM <text:s text:c="13"/>058498106</text:p>
          </table:table-cell>
          <table:table-cell office:value-type="float" office:value="285">
            <text:p>285</text:p>
          </table:table-cell>
          <table:table-cell office:value-type="string">
            <text:p><text:s text:c="4"/>6740 <text:s text:c="2"/>SH <text:s text:c="9"/>SOLE <text:s text:c="15"/>6740 <text:s text:c="6"/>0 <text:s text:c="7"/>0<text:tab/><text:tab/></text:p>
          </table:table-cell>
        </table:table-row>
        <table:table-row table:style-name="ro1">
          <table:table-cell office:value-type="string">
            <text:p>BMC SOFTWARE INC</text:p>
          </table:table-cell>
          <table:table-cell office:value-type="string">
            <text:p><text:s text:c="2"/>COM <text:s text:c="13"/>055921100</text:p>
          </table:table-cell>
          <table:table-cell office:value-type="float" office:value="249">
            <text:p>249</text:p>
          </table:table-cell>
          <table:table-cell office:value-type="string">
            <text:p><text:s text:c="4"/>5993 <text:s text:c="2"/>SH <text:s text:c="9"/>SOLE <text:s text:c="15"/>5993 <text:s text:c="6"/>0 <text:s text:c="7"/>0<text:tab/><text:tab/></text:p>
          </table:table-cell>
        </table:table-row>
        <table:table-row table:style-name="ro1">
          <table:table-cell office:value-type="string">
            <text:p>BEMIS INC</text:p>
          </table:table-cell>
          <table:table-cell office:value-type="string">
            <text:p><text:s text:c="2"/>COM <text:s text:c="13"/>081437105</text:p>
          </table:table-cell>
          <table:table-cell office:value-type="float" office:value="257">
            <text:p>257</text:p>
          </table:table-cell>
          <table:table-cell office:value-type="string">
            <text:p><text:s text:c="4"/>8160 <text:s text:c="2"/>SH <text:s text:c="9"/>SOLE <text:s text:c="15"/>8160 <text:s text:c="6"/>0 <text:s text:c="7"/>0<text:tab/><text:tab/></text:p>
          </table:table-cell>
        </table:table-row>
        <table:table-row table:style-name="ro1">
          <table:table-cell office:value-type="string">
            <text:p>BRISTOL MYERS SQUIBB CO</text:p>
          </table:table-cell>
          <table:table-cell office:value-type="string">
            <text:p><text:s text:c="2"/>COM <text:s text:c="13"/>110122108</text:p>
          </table:table-cell>
          <table:table-cell office:value-type="float" office:value="537">
            <text:p>537</text:p>
          </table:table-cell>
          <table:table-cell office:value-type="string">
            <text:p><text:s text:c="3"/>15922 <text:s text:c="2"/>SH <text:s text:c="9"/>SOLE <text:s text:c="14"/>15922 <text:s text:c="6"/>0 <text:s text:c="7"/>0<text:tab/><text:tab/></text:p>
          </table:table-cell>
        </table:table-row>
        <table:table-row table:style-name="ro1">
          <table:table-cell office:value-type="string">
            <text:p>BANK HAWAII CORP</text:p>
          </table:table-cell>
          <table:table-cell office:value-type="string">
            <text:p><text:s text:c="2"/>COM <text:s text:c="13"/>062540109</text:p>
          </table:table-cell>
          <table:table-cell office:value-type="float" office:value="1107">
            <text:p>1107</text:p>
          </table:table-cell>
          <table:table-cell office:value-type="string">
            <text:p><text:s text:c="3"/>24257 <text:s text:c="2"/>SH <text:s text:c="9"/>SOLE <text:s text:c="14"/>24257 <text:s text:c="6"/>0 <text:s text:c="7"/>0<text:tab/><text:tab/></text:p>
          </table:table-cell>
        </table:table-row>
        <table:table-row table:style-name="ro1">
          <table:table-cell office:value-type="string">
            <text:p>BOK FINL CORP</text:p>
          </table:table-cell>
          <table:table-cell office:value-type="string">
            <text:p><text:s text:c="2"/>COM NEW <text:s text:c="9"/>05561Q201</text:p>
          </table:table-cell>
          <table:table-cell office:value-type="float" office:value="301">
            <text:p>301</text:p>
          </table:table-cell>
          <table:table-cell office:value-type="string">
            <text:p><text:s text:c="4"/>5100 <text:s text:c="2"/>SH <text:s text:c="9"/>SOLE <text:s text:c="15"/>5100 <text:s text:c="6"/>0 <text:s text:c="7"/>0<text:tab/><text:tab/></text:p>
          </table:table-cell>
        </table:table-row>
        <table:table-row table:style-name="ro1">
          <table:table-cell office:value-type="string">
            <text:p>BOLT TECHNOLOGY CORP</text:p>
          </table:table-cell>
          <table:table-cell office:value-type="string">
            <text:p><text:s text:c="2"/>COM <text:s text:c="13"/>097698104</text:p>
          </table:table-cell>
          <table:table-cell office:value-type="float" office:value="443">
            <text:p>443</text:p>
          </table:table-cell>
          <table:table-cell office:value-type="string">
            <text:p><text:s text:c="3"/>30794 <text:s text:c="2"/>SH <text:s text:c="9"/>SOLE <text:s text:c="14"/>30794 <text:s text:c="6"/>0 <text:s text:c="7"/>0<text:tab/><text:tab/></text:p>
          </table:table-cell>
        </table:table-row>
        <table:table-row table:style-name="ro1">
          <table:table-cell office:value-type="string">
            <text:p>BON-TON STORES INC</text:p>
          </table:table-cell>
          <table:table-cell office:value-type="string">
            <text:p><text:s text:c="2"/>COM <text:s text:c="13"/>09776J101</text:p>
          </table:table-cell>
          <table:table-cell office:value-type="float" office:value="294">
            <text:p>294</text:p>
          </table:table-cell>
          <table:table-cell office:value-type="string">
            <text:p><text:s text:c="3"/>30938 <text:s text:c="2"/>SH <text:s text:c="9"/>SOLE <text:s text:c="14"/>30938 <text:s text:c="6"/>0 <text:s text:c="7"/>0<text:tab/><text:tab/></text:p>
          </table:table-cell>
        </table:table-row>
        <table:table-row table:style-name="ro1">
          <table:table-cell office:value-type="string">
            <text:p>SEACUBE CONTAINER LEASING L</text:p>
          </table:table-cell>
          <table:table-cell office:value-type="string">
            <text:p><text:s text:c="2"/>SHS <text:s text:c="13"/>G79978105</text:p>
          </table:table-cell>
          <table:table-cell office:value-type="float" office:value="294">
            <text:p>294</text:p>
          </table:table-cell>
          <table:table-cell office:value-type="string">
            <text:p><text:s text:c="3"/>15700 <text:s text:c="2"/>SH <text:s text:c="9"/>SOLE <text:s text:c="14"/>15700 <text:s text:c="6"/>0 <text:s text:c="7"/>0<text:tab/><text:tab/></text:p>
          </table:table-cell>
        </table:table-row>
        <table:table-row table:style-name="ro1">
          <table:table-cell office:value-type="string">
            <text:p>BRIDGEPOINT ED INC</text:p>
          </table:table-cell>
          <table:table-cell office:value-type="string">
            <text:p><text:s text:c="2"/>COM <text:s text:c="13"/>10807M105</text:p>
          </table:table-cell>
          <table:table-cell office:value-type="float" office:value="727">
            <text:p>727</text:p>
          </table:table-cell>
          <table:table-cell office:value-type="string">
            <text:p><text:s text:c="3"/>71614 <text:s text:c="2"/>SH <text:s text:c="9"/>SOLE <text:s text:c="14"/>71614 <text:s text:c="6"/>0 <text:s text:c="7"/>0<text:tab/><text:tab/></text:p>
          </table:table-cell>
        </table:table-row>
        <table:table-row table:style-name="ro1">
          <table:table-cell office:value-type="string">
            <text:p>BUCKEYE PARTNERS L P</text:p>
          </table:table-cell>
          <table:table-cell office:value-type="string">
            <text:p><text:s text:c="2"/>UNIT LTD PARTN <text:s text:c="2"/>118230101</text:p>
          </table:table-cell>
          <table:table-cell office:value-type="float" office:value="220">
            <text:p>220</text:p>
          </table:table-cell>
          <table:table-cell office:value-type="string">
            <text:p><text:s text:c="4"/>4588 <text:s text:c="2"/>SH <text:s text:c="9"/>SOLE <text:s text:c="15"/>4588 <text:s text:c="6"/>0 <text:s text:c="7"/>0<text:tab/><text:tab/></text:p>
          </table:table-cell>
        </table:table-row>
        <table:table-row table:style-name="ro1">
          <table:table-cell office:value-type="string">
            <text:p>BROOKFIELD OFFICE PPTYS INC</text:p>
          </table:table-cell>
          <table:table-cell office:value-type="string">
            <text:p><text:s text:c="2"/>COM <text:s text:c="13"/>112900105</text:p>
          </table:table-cell>
          <table:table-cell office:value-type="float" office:value="733">
            <text:p>733</text:p>
          </table:table-cell>
          <table:table-cell office:value-type="string">
            <text:p><text:s text:c="3"/>44242 <text:s text:c="2"/>SH <text:s text:c="9"/>SOLE <text:s text:c="14"/>44242 <text:s text:c="6"/>0 <text:s text:c="7"/>0<text:tab/><text:tab/></text:p>
          </table:table-cell>
        </table:table-row>
        <table:table-row table:style-name="ro1">
          <table:table-cell office:value-type="string">
            <text:p>POPULAR INC</text:p>
          </table:table-cell>
          <table:table-cell office:value-type="string">
            <text:p><text:s text:c="2"/>COM NEW <text:s text:c="9"/>733174700</text:p>
          </table:table-cell>
          <table:table-cell office:value-type="float" office:value="415">
            <text:p>415</text:p>
          </table:table-cell>
          <table:table-cell office:value-type="string">
            <text:p><text:s text:c="3"/>23810 <text:s text:c="2"/>SH <text:s text:c="9"/>SOLE <text:s text:c="14"/>23810 <text:s text:c="6"/>0 <text:s text:c="7"/>0<text:tab/><text:tab/></text:p>
          </table:table-cell>
        </table:table-row>
        <table:table-row table:style-name="ro1">
          <table:table-cell office:value-type="string">
            <text:p>BP PRUDHOE BAY RTY TR</text:p>
          </table:table-cell>
          <table:table-cell office:value-type="string">
            <text:p><text:s text:c="2"/>UNIT BEN INT <text:s text:c="4"/>055630107</text:p>
          </table:table-cell>
          <table:table-cell office:value-type="float" office:value="661">
            <text:p>661</text:p>
          </table:table-cell>
          <table:table-cell office:value-type="string">
            <text:p><text:s text:c="4"/>7047 <text:s text:c="2"/>SH <text:s text:c="9"/>SOLE <text:s text:c="15"/>7047 <text:s text:c="6"/>0 <text:s text:c="7"/>0<text:tab/><text:tab/></text:p>
          </table:table-cell>
        </table:table-row>
        <table:table-row table:style-name="ro1">
          <table:table-cell office:value-type="string">
            <text:p>BROCADE COMMUNICATIONS SYS</text:p>
          </table:table-cell>
          <table:table-cell office:value-type="string">
            <text:p><text:s text:c="2"/>COM NEW <text:s text:c="9"/>111621306</text:p>
          </table:table-cell>
          <table:table-cell office:value-type="float" office:value="779">
            <text:p>779</text:p>
          </table:table-cell>
          <table:table-cell office:value-type="string">
            <text:p><text:s text:c="2"/>131771 <text:s text:c="2"/>SH <text:s text:c="9"/>SOLE <text:s text:c="13"/>131771 <text:s text:c="6"/>0 <text:s text:c="7"/>0<text:tab/><text:tab/></text:p>
          </table:table-cell>
        </table:table-row>
        <table:table-row table:style-name="ro1">
          <table:table-cell office:value-type="string">
            <text:p>CRAFT BREW ALLIANCE INC</text:p>
          </table:table-cell>
          <table:table-cell office:value-type="string">
            <text:p><text:s text:c="2"/>COM <text:s text:c="13"/>224122101</text:p>
          </table:table-cell>
          <table:table-cell office:value-type="float" office:value="158">
            <text:p>158</text:p>
          </table:table-cell>
          <table:table-cell office:value-type="string">
            <text:p><text:s text:c="3"/>20103 <text:s text:c="2"/>SH <text:s text:c="9"/>SOLE <text:s text:c="14"/>20103 <text:s text:c="6"/>0 <text:s text:c="7"/>0<text:tab/><text:tab/></text:p>
          </table:table-cell>
        </table:table-row>
        <table:table-row table:style-name="ro1">
          <table:table-cell office:value-type="string">
            <text:p>BERKSHIRE HATHAWAY INC DEL</text:p>
          </table:table-cell>
          <table:table-cell office:value-type="string">
            <text:p><text:s text:c="2"/>CL A <text:s text:c="12"/>084670108</text:p>
          </table:table-cell>
          <table:table-cell office:value-type="float" office:value="265">
            <text:p>265</text:p>
          </table:table-cell>
          <table:table-cell office:value-type="string">
            <text:p><text:s text:c="7"/>2 <text:s text:c="2"/>SH <text:s text:c="9"/>SOLE <text:s text:c="18"/>2 <text:s text:c="6"/>0 <text:s text:c="7"/>0<text:tab/><text:tab/></text:p>
          </table:table-cell>
        </table:table-row>
        <table:table-row table:style-name="ro1">
          <table:table-cell office:value-type="string">
            <text:p>BIO-REFERENCE LABS INC</text:p>
          </table:table-cell>
          <table:table-cell office:value-type="string">
            <text:p><text:s text:c="2"/>COM $.01 NEW <text:s text:c="4"/>09057G602</text:p>
          </table:table-cell>
          <table:table-cell office:value-type="float" office:value="442">
            <text:p>442</text:p>
          </table:table-cell>
          <table:table-cell office:value-type="string">
            <text:p><text:s text:c="3"/>15481 <text:s text:c="2"/>SH <text:s text:c="9"/>SOLE <text:s text:c="14"/>15481 <text:s text:c="6"/>0 <text:s text:c="7"/>0<text:tab/><text:tab/></text:p>
          </table:table-cell>
        </table:table-row>
        <table:table-row table:style-name="ro1">
          <table:table-cell office:value-type="string">
            <text:p>BROWN &amp; BROWN INC</text:p>
          </table:table-cell>
          <table:table-cell office:value-type="string">
            <text:p><text:s text:c="2"/>COM <text:s text:c="13"/>115236101</text:p>
          </table:table-cell>
          <table:table-cell office:value-type="float" office:value="225">
            <text:p>225</text:p>
          </table:table-cell>
          <table:table-cell office:value-type="string">
            <text:p><text:s text:c="4"/>8632 <text:s text:c="2"/>SH <text:s text:c="9"/>SOLE <text:s text:c="15"/>8632 <text:s text:c="6"/>0 <text:s text:c="7"/>0<text:tab/><text:tab/></text:p>
          </table:table-cell>
        </table:table-row>
        <table:table-row table:style-name="ro1">
          <table:table-cell office:value-type="string">
            <text:p>BRISTOW GROUP INC</text:p>
          </table:table-cell>
          <table:table-cell office:value-type="string">
            <text:p><text:s text:c="2"/>COM <text:s text:c="13"/>110394103</text:p>
          </table:table-cell>
          <table:table-cell office:value-type="float" office:value="234">
            <text:p>234</text:p>
          </table:table-cell>
          <table:table-cell office:value-type="string">
            <text:p><text:s text:c="4"/>4632 <text:s text:c="2"/>SH <text:s text:c="9"/>SOLE <text:s text:c="15"/>4632 <text:s text:c="6"/>0 <text:s text:c="7"/>0<text:tab/><text:tab/></text:p>
          </table:table-cell>
        </table:table-row>
        <table:table-row table:style-name="ro1">
          <table:table-cell office:value-type="string">
            <text:p>BERRY PETE CO</text:p>
          </table:table-cell>
          <table:table-cell office:value-type="string">
            <text:p><text:s text:c="2"/>CL A <text:s text:c="12"/>085789105</text:p>
          </table:table-cell>
          <table:table-cell office:value-type="float" office:value="601">
            <text:p>601</text:p>
          </table:table-cell>
          <table:table-cell office:value-type="string">
            <text:p><text:s text:c="3"/>14785 <text:s text:c="2"/>SH <text:s text:c="9"/>SOLE <text:s text:c="14"/>14785 <text:s text:c="6"/>0 <text:s text:c="7"/>0<text:tab/><text:tab/></text:p>
          </table:table-cell>
        </table:table-row>
        <table:table-row table:style-name="ro1">
          <table:table-cell office:value-type="string">
            <text:p>BASSETT FURNITURE INDS INC</text:p>
          </table:table-cell>
          <table:table-cell office:value-type="string">
            <text:p><text:s text:c="2"/>COM <text:s text:c="13"/>070203104</text:p>
          </table:table-cell>
          <table:table-cell office:value-type="float" office:value="496">
            <text:p>496</text:p>
          </table:table-cell>
          <table:table-cell office:value-type="string">
            <text:p><text:s text:c="3"/>39864 <text:s text:c="2"/>SH <text:s text:c="9"/>SOLE <text:s text:c="14"/>39864 <text:s text:c="6"/>0 <text:s text:c="7"/>0<text:tab/><text:tab/></text:p>
          </table:table-cell>
        </table:table-row>
        <table:table-row table:style-name="ro1">
          <table:table-cell office:value-type="string">
            <text:p>BOSTON SCIENTIFIC CORP</text:p>
          </table:table-cell>
          <table:table-cell office:value-type="string">
            <text:p><text:s text:c="2"/>COM <text:s text:c="13"/>101137107</text:p>
          </table:table-cell>
          <table:table-cell office:value-type="float" office:value="204">
            <text:p>204</text:p>
          </table:table-cell>
          <table:table-cell office:value-type="string">
            <text:p><text:s text:c="3"/>35557 <text:s text:c="2"/>SH <text:s text:c="9"/>SOLE <text:s text:c="14"/>35557 <text:s text:c="6"/>0 <text:s text:c="7"/>0<text:tab/><text:tab/></text:p>
          </table:table-cell>
        </table:table-row>
        <table:table-row table:style-name="ro1">
          <table:table-cell office:value-type="string">
            <text:p>BLYTH INC</text:p>
          </table:table-cell>
          <table:table-cell office:value-type="string">
            <text:p><text:s text:c="2"/>COM NEW <text:s text:c="9"/>09643P207</text:p>
          </table:table-cell>
          <table:table-cell office:value-type="float" office:value="635">
            <text:p>635</text:p>
          </table:table-cell>
          <table:table-cell office:value-type="string">
            <text:p><text:s text:c="3"/>24445 <text:s text:c="2"/>SH <text:s text:c="9"/>SOLE <text:s text:c="14"/>24445 <text:s text:c="6"/>0 <text:s text:c="7"/>0<text:tab/><text:tab/></text:p>
          </table:table-cell>
        </table:table-row>
        <table:table-row table:style-name="ro1">
          <table:table-cell office:value-type="string">
            <text:p>BOARDWALK PIPELINE PARTNERS</text:p>
          </table:table-cell>
          <table:table-cell office:value-type="string">
            <text:p><text:s text:c="2"/>UT LTD PARTNER <text:s text:c="2"/>096627104</text:p>
          </table:table-cell>
          <table:table-cell office:value-type="float" office:value="300">
            <text:p>300</text:p>
          </table:table-cell>
          <table:table-cell office:value-type="string">
            <text:p><text:s text:c="3"/>10754 <text:s text:c="2"/>SH <text:s text:c="9"/>SOLE <text:s text:c="14"/>10754 <text:s text:c="6"/>0 <text:s text:c="7"/>0<text:tab/><text:tab/></text:p>
          </table:table-cell>
        </table:table-row>
        <table:table-row table:style-name="ro1">
          <table:table-cell office:value-type="string">
            <text:p>BROWN SHOE INC NEW</text:p>
          </table:table-cell>
          <table:table-cell office:value-type="string">
            <text:p><text:s text:c="2"/>COM <text:s text:c="13"/>115736100</text:p>
          </table:table-cell>
          <table:table-cell office:value-type="float" office:value="449">
            <text:p>449</text:p>
          </table:table-cell>
          <table:table-cell office:value-type="string">
            <text:p><text:s text:c="3"/>28035 <text:s text:c="2"/>SH <text:s text:c="9"/>SOLE <text:s text:c="14"/>28035 <text:s text:c="6"/>0 <text:s text:c="7"/>0<text:tab/><text:tab/></text:p>
          </table:table-cell>
        </table:table-row>
        <table:table-row table:style-name="ro1">
          <table:table-cell office:value-type="string">
            <text:p>BOSTON PROPERTIES INC</text:p>
          </table:table-cell>
          <table:table-cell office:value-type="string">
            <text:p><text:s text:c="2"/>COM <text:s text:c="13"/>101121101</text:p>
          </table:table-cell>
          <table:table-cell office:value-type="float" office:value="545">
            <text:p>545</text:p>
          </table:table-cell>
          <table:table-cell office:value-type="string">
            <text:p><text:s text:c="4"/>4925 <text:s text:c="2"/>SH <text:s text:c="9"/>SOLE <text:s text:c="15"/>4925 <text:s text:c="6"/>0 <text:s text:c="7"/>0<text:tab/><text:tab/></text:p>
          </table:table-cell>
        </table:table-row>
        <table:table-row table:style-name="ro1">
          <table:table-cell office:value-type="string">
            <text:p>BALLY TECHNOLOGIES INC</text:p>
          </table:table-cell>
          <table:table-cell office:value-type="string">
            <text:p><text:s text:c="2"/>COM <text:s text:c="13"/>05874B107</text:p>
          </table:table-cell>
          <table:table-cell office:value-type="float" office:value="272">
            <text:p>272</text:p>
          </table:table-cell>
          <table:table-cell office:value-type="string">
            <text:p><text:s text:c="4"/>5499 <text:s text:c="2"/>SH <text:s text:c="9"/>SOLE <text:s text:c="15"/>5499 <text:s text:c="6"/>0 <text:s text:c="7"/>0<text:tab/><text:tab/></text:p>
          </table:table-cell>
        </table:table-row>
        <table:table-row table:style-name="ro1">
          <table:table-cell office:value-type="string">
            <text:p>BOISE INC</text:p>
          </table:table-cell>
          <table:table-cell office:value-type="string">
            <text:p><text:s text:c="2"/>COM <text:s text:c="13"/>09746Y105</text:p>
          </table:table-cell>
          <table:table-cell office:value-type="float" office:value="462">
            <text:p>462</text:p>
          </table:table-cell>
          <table:table-cell office:value-type="string">
            <text:p><text:s text:c="3"/>52794 <text:s text:c="2"/>SH <text:s text:c="9"/>SOLE <text:s text:c="14"/>52794 <text:s text:c="6"/>0 <text:s text:c="7"/>0<text:tab/><text:tab/></text:p>
          </table:table-cell>
        </table:table-row>
        <table:table-row table:style-name="ro1">
          <table:table-cell office:value-type="string">
            <text:p>CITIGROUP INC</text:p>
          </table:table-cell>
          <table:table-cell office:value-type="string">
            <text:p><text:s text:c="2"/>COM NEW <text:s text:c="9"/>172967424</text:p>
          </table:table-cell>
          <table:table-cell office:value-type="float" office:value="514">
            <text:p>514</text:p>
          </table:table-cell>
          <table:table-cell office:value-type="string">
            <text:p><text:s text:c="3"/>15694 <text:s text:c="2"/>SH <text:s text:c="9"/>SOLE <text:s text:c="14"/>15694 <text:s text:c="6"/>0 <text:s text:c="7"/>0<text:tab/><text:tab/></text:p>
          </table:table-cell>
        </table:table-row>
        <table:table-row table:style-name="ro1">
          <table:table-cell office:value-type="string">
            <text:p>CA INC</text:p>
          </table:table-cell>
          <table:table-cell office:value-type="string">
            <text:p><text:s text:c="2"/>COM <text:s text:c="13"/>12673P105</text:p>
          </table:table-cell>
          <table:table-cell office:value-type="float" office:value="1696">
            <text:p>1696</text:p>
          </table:table-cell>
          <table:table-cell office:value-type="string">
            <text:p><text:s text:c="3"/>65841 <text:s text:c="2"/>SH <text:s text:c="9"/>SOLE <text:s text:c="14"/>65841 <text:s text:c="6"/>0 <text:s text:c="7"/>0<text:tab/><text:tab/></text:p>
          </table:table-cell>
        </table:table-row>
        <table:table-row table:style-name="ro1">
          <table:table-cell office:value-type="string">
            <text:p>CACI INTL INC</text:p>
          </table:table-cell>
          <table:table-cell office:value-type="string">
            <text:p><text:s text:c="2"/>CL A <text:s text:c="12"/>127190304</text:p>
          </table:table-cell>
          <table:table-cell office:value-type="float" office:value="1442">
            <text:p>1442</text:p>
          </table:table-cell>
          <table:table-cell office:value-type="string">
            <text:p><text:s text:c="3"/>27842 <text:s text:c="2"/>SH <text:s text:c="9"/>SOLE <text:s text:c="14"/>27842 <text:s text:c="6"/>0 <text:s text:c="7"/>0<text:tab/><text:tab/></text:p>
          </table:table-cell>
        </table:table-row>
        <table:table-row table:style-name="ro1">
          <table:table-cell office:value-type="string">
            <text:p>CONAGRA FOODS INC</text:p>
          </table:table-cell>
          <table:table-cell office:value-type="string">
            <text:p><text:s text:c="2"/>COM <text:s text:c="13"/>205887102</text:p>
          </table:table-cell>
          <table:table-cell office:value-type="float" office:value="871">
            <text:p>871</text:p>
          </table:table-cell>
          <table:table-cell office:value-type="string">
            <text:p><text:s text:c="3"/>31556 <text:s text:c="2"/>SH <text:s text:c="9"/>SOLE <text:s text:c="14"/>31556 <text:s text:c="6"/>0 <text:s text:c="7"/>0<text:tab/><text:tab/></text:p>
          </table:table-cell>
        </table:table-row>
        <table:table-row table:style-name="ro1">
          <table:table-cell office:value-type="string">
            <text:p>CHEESECAKE FACTORY INC</text:p>
          </table:table-cell>
          <table:table-cell office:value-type="string">
            <text:p><text:s text:c="2"/>COM <text:s text:c="13"/>163072101</text:p>
          </table:table-cell>
          <table:table-cell office:value-type="float" office:value="667">
            <text:p>667</text:p>
          </table:table-cell>
          <table:table-cell office:value-type="string">
            <text:p><text:s text:c="3"/>18649 <text:s text:c="2"/>SH <text:s text:c="9"/>SOLE <text:s text:c="14"/>18649 <text:s text:c="6"/>0 <text:s text:c="7"/>0<text:tab/><text:tab/></text:p>
          </table:table-cell>
        </table:table-row>
        <table:table-row table:style-name="ro1">
          <table:table-cell office:value-type="string">
            <text:p>CAL MAINE FOODS INC</text:p>
          </table:table-cell>
          <table:table-cell office:value-type="string">
            <text:p><text:s text:c="2"/>COM NEW <text:s text:c="9"/>128030202</text:p>
          </table:table-cell>
          <table:table-cell office:value-type="float" office:value="238">
            <text:p>238</text:p>
          </table:table-cell>
          <table:table-cell office:value-type="string">
            <text:p><text:s text:c="4"/>5300 <text:s text:c="2"/>SH <text:s text:c="9"/>SOLE <text:s text:c="15"/>5300 <text:s text:c="6"/>0 <text:s text:c="7"/>0<text:tab/><text:tab/></text:p>
          </table:table-cell>
        </table:table-row>
        <table:table-row table:style-name="ro1">
          <table:table-cell office:value-type="string">
            <text:p>CALAMP CORP</text:p>
          </table:table-cell>
          <table:table-cell office:value-type="string">
            <text:p><text:s text:c="2"/>COM <text:s text:c="13"/>128126109</text:p>
          </table:table-cell>
          <table:table-cell office:value-type="float" office:value="951">
            <text:p>951</text:p>
          </table:table-cell>
          <table:table-cell office:value-type="string">
            <text:p><text:s text:c="2"/>115779 <text:s text:c="2"/>SH <text:s text:c="9"/>SOLE <text:s text:c="13"/>115779 <text:s text:c="6"/>0 <text:s text:c="7"/>0<text:tab/><text:tab/></text:p>
          </table:table-cell>
        </table:table-row>
        <table:table-row table:style-name="ro1">
          <table:table-cell office:value-type="string">
            <text:p>AVIS BUDGET GROUP</text:p>
          </table:table-cell>
          <table:table-cell office:value-type="string">
            <text:p><text:s text:c="2"/>COM <text:s text:c="13"/>053774105</text:p>
          </table:table-cell>
          <table:table-cell office:value-type="float" office:value="417">
            <text:p>417</text:p>
          </table:table-cell>
          <table:table-cell office:value-type="string">
            <text:p><text:s text:c="3"/>27099 <text:s text:c="2"/>SH <text:s text:c="9"/>SOLE <text:s text:c="14"/>27099 <text:s text:c="6"/>0 <text:s text:c="7"/>0<text:tab/><text:tab/></text:p>
          </table:table-cell>
        </table:table-row>
        <table:table-row table:style-name="ro1">
          <table:table-cell office:value-type="string">
            <text:p>CASCADE CORP</text:p>
          </table:table-cell>
          <table:table-cell office:value-type="string">
            <text:p><text:s text:c="2"/>COM <text:s text:c="13"/>147195101</text:p>
          </table:table-cell>
          <table:table-cell office:value-type="float" office:value="279">
            <text:p>279</text:p>
          </table:table-cell>
          <table:table-cell office:value-type="string">
            <text:p><text:s text:c="4"/>5100 <text:s text:c="2"/>SH <text:s text:c="9"/>SOLE <text:s text:c="15"/>5100 <text:s text:c="6"/>0 <text:s text:c="7"/>0<text:tab/><text:tab/></text:p>
          </table:table-cell>
        </table:table-row>
        <table:table-row table:style-name="ro1">
          <table:table-cell office:value-type="string">
            <text:p>CINCINNATI BELL INC NEW</text:p>
          </table:table-cell>
          <table:table-cell office:value-type="string">
            <text:p><text:s text:c="2"/>COM <text:s text:c="13"/>171871106</text:p>
          </table:table-cell>
          <table:table-cell office:value-type="float" office:value="82">
            <text:p>82</text:p>
          </table:table-cell>
          <table:table-cell office:value-type="string">
            <text:p><text:s text:c="3"/>14429 <text:s text:c="2"/>SH <text:s text:c="9"/>SOLE <text:s text:c="14"/>14429 <text:s text:c="6"/>0 <text:s text:c="7"/>0<text:tab/><text:tab/></text:p>
          </table:table-cell>
        </table:table-row>
        <table:table-row table:style-name="ro1">
          <table:table-cell office:value-type="string">
            <text:p>COOPER INDUSTRIES PLC</text:p>
          </table:table-cell>
          <table:table-cell office:value-type="string">
            <text:p><text:s text:c="2"/>SHS <text:s text:c="13"/>G24140108</text:p>
          </table:table-cell>
          <table:table-cell office:value-type="float" office:value="544">
            <text:p>544</text:p>
          </table:table-cell>
          <table:table-cell office:value-type="string">
            <text:p><text:s text:c="4"/>7251 <text:s text:c="2"/>SH <text:s text:c="9"/>SOLE <text:s text:c="15"/>7251 <text:s text:c="6"/>0 <text:s text:c="7"/>0<text:tab/><text:tab/></text:p>
          </table:table-cell>
        </table:table-row>
        <table:table-row table:style-name="ro1">
          <table:table-cell office:value-type="string">
            <text:p>CBEYOND INC</text:p>
          </table:table-cell>
          <table:table-cell office:value-type="string">
            <text:p><text:s text:c="2"/>COM <text:s text:c="13"/>149847105</text:p>
          </table:table-cell>
          <table:table-cell office:value-type="float" office:value="1032">
            <text:p>1032</text:p>
          </table:table-cell>
          <table:table-cell office:value-type="string">
            <text:p><text:s text:c="2"/>104900 <text:s text:c="2"/>SH <text:s text:c="9"/>SOLE <text:s text:c="13"/>104900 <text:s text:c="6"/>0 <text:s text:c="7"/>0<text:tab/><text:tab/></text:p>
          </table:table-cell>
        </table:table-row>
        <table:table-row table:style-name="ro1">
          <table:table-cell office:value-type="string">
            <text:p>CBL &amp; ASSOC PPTYS INC</text:p>
          </table:table-cell>
          <table:table-cell office:value-type="string">
            <text:p><text:s text:c="2"/>COM <text:s text:c="13"/>124830100</text:p>
          </table:table-cell>
          <table:table-cell office:value-type="float" office:value="649">
            <text:p>649</text:p>
          </table:table-cell>
          <table:table-cell office:value-type="string">
            <text:p><text:s text:c="3"/>30426 <text:s text:c="2"/>SH <text:s text:c="9"/>SOLE <text:s text:c="14"/>30426 <text:s text:c="6"/>0 <text:s text:c="7"/>0<text:tab/><text:tab/></text:p>
          </table:table-cell>
        </table:table-row>
        <table:table-row table:style-name="ro1">
          <table:table-cell office:value-type="string">
            <text:p>CARIBOU COFFEE INC</text:p>
          </table:table-cell>
          <table:table-cell office:value-type="string">
            <text:p><text:s text:c="2"/>COM <text:s text:c="13"/>142042209</text:p>
          </table:table-cell>
          <table:table-cell office:value-type="float" office:value="443">
            <text:p>443</text:p>
          </table:table-cell>
          <table:table-cell office:value-type="string">
            <text:p><text:s text:c="3"/>32307 <text:s text:c="2"/>SH <text:s text:c="9"/>SOLE <text:s text:c="14"/>32307 <text:s text:c="6"/>0 <text:s text:c="7"/>0<text:tab/><text:tab/></text:p>
          </table:table-cell>
        </table:table-row>
        <table:table-row table:style-name="ro1">
          <table:table-cell office:value-type="string">
            <text:p>CIBER INC</text:p>
          </table:table-cell>
          <table:table-cell office:value-type="string">
            <text:p><text:s text:c="2"/>COM <text:s text:c="13"/>17163B102</text:p>
          </table:table-cell>
          <table:table-cell office:value-type="float" office:value="55">
            <text:p>55</text:p>
          </table:table-cell>
          <table:table-cell office:value-type="string">
            <text:p><text:s text:c="3"/>15978 <text:s text:c="2"/>SH <text:s text:c="9"/>SOLE <text:s text:c="14"/>15978 <text:s text:c="6"/>0 <text:s text:c="7"/>0<text:tab/><text:tab/></text:p>
          </table:table-cell>
        </table:table-row>
        <table:table-row table:style-name="ro1">
          <table:table-cell office:value-type="string">
            <text:p>CRACKER BARREL OLD CTRY STO</text:p>
          </table:table-cell>
          <table:table-cell office:value-type="string">
            <text:p><text:s text:c="2"/>COM <text:s text:c="13"/>22410J106</text:p>
          </table:table-cell>
          <table:table-cell office:value-type="float" office:value="678">
            <text:p>678</text:p>
          </table:table-cell>
          <table:table-cell office:value-type="string">
            <text:p><text:s text:c="3"/>10099 <text:s text:c="2"/>SH <text:s text:c="9"/>SOLE <text:s text:c="14"/>10099 <text:s text:c="6"/>0 <text:s text:c="7"/>0<text:tab/><text:tab/></text:p>
          </table:table-cell>
        </table:table-row>
        <table:table-row table:style-name="ro1">
          <table:table-cell office:value-type="string">
            <text:p>COLUMBIA LABS INC</text:p>
          </table:table-cell>
          <table:table-cell office:value-type="string">
            <text:p><text:s text:c="2"/>COM <text:s text:c="13"/>197779101</text:p>
          </table:table-cell>
          <table:table-cell office:value-type="float" office:value="492">
            <text:p>492</text:p>
          </table:table-cell>
          <table:table-cell office:value-type="string">
            <text:p><text:s text:c="2"/>496932 <text:s text:c="2"/>SH <text:s text:c="9"/>SOLE <text:s text:c="13"/>496932 <text:s text:c="6"/>0 <text:s text:c="7"/>0<text:tab/><text:tab/></text:p>
          </table:table-cell>
        </table:table-row>
        <table:table-row table:style-name="ro1">
          <table:table-cell office:value-type="string">
            <text:p>CBS CORP NEW</text:p>
          </table:table-cell>
          <table:table-cell office:value-type="string">
            <text:p><text:s text:c="2"/>CL B <text:s text:c="12"/>124857202</text:p>
          </table:table-cell>
          <table:table-cell office:value-type="float" office:value="1543">
            <text:p>1543</text:p>
          </table:table-cell>
          <table:table-cell office:value-type="string">
            <text:p><text:s text:c="3"/>42485 <text:s text:c="2"/>SH <text:s text:c="9"/>SOLE <text:s text:c="14"/>42485 <text:s text:c="6"/>0 <text:s text:c="7"/>0<text:tab/><text:tab/></text:p>
          </table:table-cell>
        </table:table-row>
        <table:table-row table:style-name="ro1">
          <table:table-cell office:value-type="string">
            <text:p>CABOT CORP</text:p>
          </table:table-cell>
          <table:table-cell office:value-type="string">
            <text:p><text:s text:c="2"/>COM <text:s text:c="13"/>127055101</text:p>
          </table:table-cell>
          <table:table-cell office:value-type="float" office:value="744">
            <text:p>744</text:p>
          </table:table-cell>
          <table:table-cell office:value-type="string">
            <text:p><text:s text:c="3"/>20341 <text:s text:c="2"/>SH <text:s text:c="9"/>SOLE <text:s text:c="14"/>20341 <text:s text:c="6"/>0 <text:s text:c="7"/>0<text:tab/><text:tab/></text:p>
          </table:table-cell>
        </table:table-row>
        <table:table-row table:style-name="ro1">
          <table:table-cell office:value-type="string">
            <text:p>COMMUNITY BK SYS INC</text:p>
          </table:table-cell>
          <table:table-cell office:value-type="string">
            <text:p><text:s text:c="2"/>COM <text:s text:c="13"/>203607106</text:p>
          </table:table-cell>
          <table:table-cell office:value-type="float" office:value="240">
            <text:p>240</text:p>
          </table:table-cell>
          <table:table-cell office:value-type="string">
            <text:p><text:s text:c="4"/>8500 <text:s text:c="2"/>SH <text:s text:c="9"/>SOLE <text:s text:c="15"/>8500 <text:s text:c="6"/>0 <text:s text:c="7"/>0<text:tab/><text:tab/></text:p>
          </table:table-cell>
        </table:table-row>
        <table:table-row table:style-name="ro1">
          <table:table-cell office:value-type="string">
            <text:p>CBIZ INC</text:p>
          </table:table-cell>
          <table:table-cell office:value-type="string">
            <text:p><text:s text:c="2"/>COM <text:s text:c="13"/>124805102</text:p>
          </table:table-cell>
          <table:table-cell office:value-type="float" office:value="77">
            <text:p>77</text:p>
          </table:table-cell>
          <table:table-cell office:value-type="string">
            <text:p><text:s text:c="3"/>12811 <text:s text:c="2"/>SH <text:s text:c="9"/>SOLE <text:s text:c="14"/>12811 <text:s text:c="6"/>0 <text:s text:c="7"/>0<text:tab/><text:tab/></text:p>
          </table:table-cell>
        </table:table-row>
        <table:table-row table:style-name="ro1">
          <table:table-cell office:value-type="string">
            <text:p>CROWN CASTLE INTL CORP</text:p>
          </table:table-cell>
          <table:table-cell office:value-type="string">
            <text:p><text:s text:c="2"/>COM <text:s text:c="13"/>228227104</text:p>
          </table:table-cell>
          <table:table-cell office:value-type="float" office:value="2037">
            <text:p>2037</text:p>
          </table:table-cell>
          <table:table-cell office:value-type="string">
            <text:p><text:s text:c="3"/>31780 <text:s text:c="2"/>SH <text:s text:c="9"/>SOLE <text:s text:c="14"/>31780 <text:s text:c="6"/>0 <text:s text:c="7"/>0<text:tab/><text:tab/></text:p>
          </table:table-cell>
        </table:table-row>
        <table:table-row table:style-name="ro1">
          <table:table-cell office:value-type="string">
            <text:p>COLEMAN CABLE INC</text:p>
          </table:table-cell>
          <table:table-cell office:value-type="string">
            <text:p><text:s text:c="2"/>COM <text:s text:c="13"/>193459302</text:p>
          </table:table-cell>
          <table:table-cell office:value-type="float" office:value="191">
            <text:p>191</text:p>
          </table:table-cell>
          <table:table-cell office:value-type="string">
            <text:p><text:s text:c="3"/>19841 <text:s text:c="2"/>SH <text:s text:c="9"/>SOLE <text:s text:c="14"/>19841 <text:s text:c="6"/>0 <text:s text:c="7"/>0<text:tab/><text:tab/></text:p>
          </table:table-cell>
        </table:table-row>
        <table:table-row table:style-name="ro1">
          <table:table-cell office:value-type="string">
            <text:p>CROWN HOLDINGS INC</text:p>
          </table:table-cell>
          <table:table-cell office:value-type="string">
            <text:p><text:s text:c="2"/>COM <text:s text:c="13"/>228368106</text:p>
          </table:table-cell>
          <table:table-cell office:value-type="float" office:value="717">
            <text:p>717</text:p>
          </table:table-cell>
          <table:table-cell office:value-type="string">
            <text:p><text:s text:c="3"/>19517 <text:s text:c="2"/>SH <text:s text:c="9"/>SOLE <text:s text:c="14"/>19517 <text:s text:c="6"/>0 <text:s text:c="7"/>0<text:tab/><text:tab/></text:p>
          </table:table-cell>
        </table:table-row>
        <table:table-row table:style-name="ro1">
          <table:table-cell office:value-type="string">
            <text:p>CARNIVAL CORP</text:p>
          </table:table-cell>
          <table:table-cell office:value-type="string">
            <text:p><text:s text:c="2"/>PAIRED CTF <text:s text:c="6"/>143658300</text:p>
          </table:table-cell>
          <table:table-cell office:value-type="float" office:value="841">
            <text:p>841</text:p>
          </table:table-cell>
          <table:table-cell office:value-type="string">
            <text:p><text:s text:c="3"/>23087 <text:s text:c="2"/>SH <text:s text:c="9"/>SOLE <text:s text:c="14"/>23087 <text:s text:c="6"/>0 <text:s text:c="7"/>0<text:tab/><text:tab/></text:p>
          </table:table-cell>
        </table:table-row>
        <table:table-row table:style-name="ro1">
          <table:table-cell office:value-type="string">
            <text:p>CABOT MICROELECTRONICS CORP</text:p>
          </table:table-cell>
          <table:table-cell office:value-type="string">
            <text:p><text:s text:c="2"/>COM <text:s text:c="13"/>12709P103</text:p>
          </table:table-cell>
          <table:table-cell office:value-type="float" office:value="292">
            <text:p>292</text:p>
          </table:table-cell>
          <table:table-cell office:value-type="string">
            <text:p><text:s text:c="4"/>8298 <text:s text:c="2"/>SH <text:s text:c="9"/>SOLE <text:s text:c="15"/>8298 <text:s text:c="6"/>0 <text:s text:c="7"/>0<text:tab/><text:tab/></text:p>
          </table:table-cell>
        </table:table-row>
        <table:table-row table:style-name="ro1">
          <table:table-cell office:value-type="string">
            <text:p>CLEAR CHANNEL OUTDOOR HLDGS</text:p>
          </table:table-cell>
          <table:table-cell office:value-type="string">
            <text:p><text:s text:c="2"/>CL A <text:s text:c="12"/>18451C109</text:p>
          </table:table-cell>
          <table:table-cell office:value-type="float" office:value="107">
            <text:p>107</text:p>
          </table:table-cell>
          <table:table-cell office:value-type="string">
            <text:p><text:s text:c="3"/>17928 <text:s text:c="2"/>SH <text:s text:c="9"/>SOLE <text:s text:c="14"/>17928 <text:s text:c="6"/>0 <text:s text:c="7"/>0<text:tab/><text:tab/></text:p>
          </table:table-cell>
        </table:table-row>
        <table:table-row table:style-name="ro1">
          <table:table-cell office:value-type="string">
            <text:p>COEUR D ALENE MINES CORP ID</text:p>
          </table:table-cell>
          <table:table-cell office:value-type="string">
            <text:p><text:s text:c="2"/>COM NEW <text:s text:c="9"/>192108504</text:p>
          </table:table-cell>
          <table:table-cell office:value-type="float" office:value="774">
            <text:p>774</text:p>
          </table:table-cell>
          <table:table-cell office:value-type="string">
            <text:p><text:s text:c="3"/>26837 <text:s text:c="2"/>SH <text:s text:c="9"/>SOLE <text:s text:c="14"/>26837 <text:s text:c="6"/>0 <text:s text:c="7"/>0<text:tab/><text:tab/></text:p>
          </table:table-cell>
        </table:table-row>
        <table:table-row table:style-name="ro1">
          <table:table-cell office:value-type="string">
            <text:p>CADENCE DESIGN SYSTEM INC</text:p>
          </table:table-cell>
          <table:table-cell office:value-type="string">
            <text:p><text:s text:c="2"/>COM <text:s text:c="13"/>127387108</text:p>
          </table:table-cell>
          <table:table-cell office:value-type="float" office:value="1675">
            <text:p>1675</text:p>
          </table:table-cell>
          <table:table-cell office:value-type="string">
            <text:p><text:s text:c="2"/>130170 <text:s text:c="2"/>SH <text:s text:c="9"/>SOLE <text:s text:c="13"/>130170 <text:s text:c="6"/>0 <text:s text:c="7"/>0<text:tab/><text:tab/></text:p>
          </table:table-cell>
        </table:table-row>
        <table:table-row table:style-name="ro1">
          <table:table-cell office:value-type="string">
            <text:p>CECO ENVIRONMENTAL CORP</text:p>
          </table:table-cell>
          <table:table-cell office:value-type="string">
            <text:p><text:s text:c="2"/>COM <text:s text:c="13"/>125141101</text:p>
          </table:table-cell>
          <table:table-cell office:value-type="float" office:value="328">
            <text:p>328</text:p>
          </table:table-cell>
          <table:table-cell office:value-type="string">
            <text:p><text:s text:c="3"/>33619 <text:s text:c="2"/>SH <text:s text:c="9"/>SOLE <text:s text:c="14"/>33619 <text:s text:c="6"/>0 <text:s text:c="7"/>0<text:tab/><text:tab/></text:p>
          </table:table-cell>
        </table:table-row>
        <table:table-row table:style-name="ro1">
          <table:table-cell office:value-type="string">
            <text:p>CAREER EDUCATION CORP</text:p>
          </table:table-cell>
          <table:table-cell office:value-type="string">
            <text:p><text:s text:c="2"/>COM <text:s text:c="13"/>141665109</text:p>
          </table:table-cell>
          <table:table-cell office:value-type="float" office:value="997">
            <text:p>997</text:p>
          </table:table-cell>
          <table:table-cell office:value-type="string">
            <text:p><text:s text:c="2"/>265083 <text:s text:c="2"/>SH <text:s text:c="9"/>SOLE <text:s text:c="13"/>265083 <text:s text:c="6"/>0 <text:s text:c="7"/>0<text:tab/><text:tab/></text:p>
          </table:table-cell>
        </table:table-row>
        <table:table-row table:style-name="ro1">
          <table:table-cell office:value-type="string">
            <text:p>CELGENE CORP</text:p>
          </table:table-cell>
          <table:table-cell office:value-type="string">
            <text:p><text:s text:c="2"/>COM <text:s text:c="13"/>151020104</text:p>
          </table:table-cell>
          <table:table-cell office:value-type="float" office:value="936">
            <text:p>936</text:p>
          </table:table-cell>
          <table:table-cell office:value-type="string">
            <text:p><text:s text:c="3"/>12251 <text:s text:c="2"/>SH <text:s text:c="9"/>SOLE <text:s text:c="14"/>12251 <text:s text:c="6"/>0 <text:s text:c="7"/>0<text:tab/><text:tab/></text:p>
          </table:table-cell>
        </table:table-row>
        <table:table-row table:style-name="ro1">
          <table:table-cell office:value-type="string">
            <text:p>CENTRAL GARDEN &amp; PET CO</text:p>
          </table:table-cell>
          <table:table-cell office:value-type="string">
            <text:p><text:s text:c="2"/>COM <text:s text:c="13"/>153527106</text:p>
          </table:table-cell>
          <table:table-cell office:value-type="float" office:value="623">
            <text:p>623</text:p>
          </table:table-cell>
          <table:table-cell office:value-type="string">
            <text:p><text:s text:c="3"/>52400 <text:s text:c="2"/>SH <text:s text:c="9"/>SOLE <text:s text:c="14"/>52400 <text:s text:c="6"/>0 <text:s text:c="7"/>0<text:tab/><text:tab/></text:p>
          </table:table-cell>
        </table:table-row>
        <table:table-row table:style-name="ro1">
          <table:table-cell office:value-type="string">
            <text:p>CERUS CORP</text:p>
          </table:table-cell>
          <table:table-cell office:value-type="string">
            <text:p><text:s text:c="2"/>COM <text:s text:c="13"/>157085101</text:p>
          </table:table-cell>
          <table:table-cell office:value-type="float" office:value="46">
            <text:p>46</text:p>
          </table:table-cell>
          <table:table-cell office:value-type="string">
            <text:p><text:s text:c="3"/>13486 <text:s text:c="2"/>SH <text:s text:c="9"/>SOLE <text:s text:c="14"/>13486 <text:s text:c="6"/>0 <text:s text:c="7"/>0<text:tab/><text:tab/></text:p>
          </table:table-cell>
        </table:table-row>
        <table:table-row table:style-name="ro1">
          <table:table-cell office:value-type="string">
            <text:p>CF INDS HLDGS INC</text:p>
          </table:table-cell>
          <table:table-cell office:value-type="string">
            <text:p><text:s text:c="2"/>COM <text:s text:c="13"/>125269100</text:p>
          </table:table-cell>
          <table:table-cell office:value-type="float" office:value="416">
            <text:p>416</text:p>
          </table:table-cell>
          <table:table-cell office:value-type="string">
            <text:p><text:s text:c="4"/>1872 <text:s text:c="2"/>SH <text:s text:c="9"/>SOLE <text:s text:c="15"/>1872 <text:s text:c="6"/>0 <text:s text:c="7"/>0<text:tab/><text:tab/></text:p>
          </table:table-cell>
        </table:table-row>
        <table:table-row table:style-name="ro1">
          <table:table-cell office:value-type="string">
            <text:p>CULP INC</text:p>
          </table:table-cell>
          <table:table-cell office:value-type="string">
            <text:p><text:s text:c="2"/>COM <text:s text:c="13"/>230215105</text:p>
          </table:table-cell>
          <table:table-cell office:value-type="float" office:value="223">
            <text:p>223</text:p>
          </table:table-cell>
          <table:table-cell office:value-type="string">
            <text:p><text:s text:c="3"/>19000 <text:s text:c="2"/>SH <text:s text:c="9"/>SOLE <text:s text:c="14"/>19000 <text:s text:c="6"/>0 <text:s text:c="7"/>0<text:tab/><text:tab/></text:p>
          </table:table-cell>
        </table:table-row>
        <table:table-row table:style-name="ro1">
          <table:table-cell office:value-type="string">
            <text:p>CAREFUSION CORP</text:p>
          </table:table-cell>
          <table:table-cell office:value-type="string">
            <text:p><text:s text:c="2"/>COM <text:s text:c="13"/>14170T101</text:p>
          </table:table-cell>
          <table:table-cell office:value-type="float" office:value="514">
            <text:p>514</text:p>
          </table:table-cell>
          <table:table-cell office:value-type="string">
            <text:p><text:s text:c="3"/>18101 <text:s text:c="2"/>SH <text:s text:c="9"/>SOLE <text:s text:c="14"/>18101 <text:s text:c="6"/>0 <text:s text:c="7"/>0<text:tab/><text:tab/></text:p>
          </table:table-cell>
        </table:table-row>
        <table:table-row table:style-name="ro1">
          <table:table-cell office:value-type="string">
            <text:p>CONSOLIDATED GRAPHICS INC</text:p>
          </table:table-cell>
          <table:table-cell office:value-type="string">
            <text:p><text:s text:c="2"/>COM <text:s text:c="13"/>209341106</text:p>
          </table:table-cell>
          <table:table-cell office:value-type="float" office:value="728">
            <text:p>728</text:p>
          </table:table-cell>
          <table:table-cell office:value-type="string">
            <text:p><text:s text:c="3"/>27911 <text:s text:c="2"/>SH <text:s text:c="9"/>SOLE <text:s text:c="14"/>27911 <text:s text:c="6"/>0 <text:s text:c="7"/>0<text:tab/><text:tab/></text:p>
          </table:table-cell>
        </table:table-row>
        <table:table-row table:style-name="ro1">
          <table:table-cell office:value-type="string">
            <text:p>CHEMED CORP NEW</text:p>
          </table:table-cell>
          <table:table-cell office:value-type="string">
            <text:p><text:s text:c="2"/>COM <text:s text:c="13"/>16359R103</text:p>
          </table:table-cell>
          <table:table-cell office:value-type="float" office:value="224">
            <text:p>224</text:p>
          </table:table-cell>
          <table:table-cell office:value-type="string">
            <text:p><text:s text:c="4"/>3229 <text:s text:c="2"/>SH <text:s text:c="9"/>SOLE <text:s text:c="15"/>3229 <text:s text:c="6"/>0 <text:s text:c="7"/>0<text:tab/><text:tab/></text:p>
          </table:table-cell>
        </table:table-row>
        <table:table-row table:style-name="ro1">
          <table:table-cell office:value-type="string">
            <text:p>CHOICE HOTELS INTL INC</text:p>
          </table:table-cell>
          <table:table-cell office:value-type="string">
            <text:p><text:s text:c="2"/>COM <text:s text:c="13"/>169905106</text:p>
          </table:table-cell>
          <table:table-cell office:value-type="float" office:value="493">
            <text:p>493</text:p>
          </table:table-cell>
          <table:table-cell office:value-type="string">
            <text:p><text:s text:c="3"/>15402 <text:s text:c="2"/>SH <text:s text:c="9"/>SOLE <text:s text:c="14"/>15402 <text:s text:c="6"/>0 <text:s text:c="7"/>0<text:tab/><text:tab/></text:p>
          </table:table-cell>
        </table:table-row>
        <table:table-row table:style-name="ro1">
          <table:table-cell office:value-type="string">
            <text:p>CHESAPEAKE ENERGY CORP</text:p>
          </table:table-cell>
          <table:table-cell office:value-type="string">
            <text:p><text:s text:c="2"/>COM <text:s text:c="13"/>165167107</text:p>
          </table:table-cell>
          <table:table-cell office:value-type="float" office:value="651">
            <text:p>651</text:p>
          </table:table-cell>
          <table:table-cell office:value-type="string">
            <text:p><text:s text:c="3"/>34507 <text:s text:c="2"/>SH <text:s text:c="9"/>SOLE <text:s text:c="14"/>34507 <text:s text:c="6"/>0 <text:s text:c="7"/>0<text:tab/><text:tab/></text:p>
          </table:table-cell>
        </table:table-row>
        <table:table-row table:style-name="ro1">
          <table:table-cell office:value-type="string">
            <text:p>CHEROKEE INC DEL NEW</text:p>
          </table:table-cell>
          <table:table-cell office:value-type="string">
            <text:p><text:s text:c="2"/>COM <text:s text:c="13"/>16444H102</text:p>
          </table:table-cell>
          <table:table-cell office:value-type="float" office:value="216">
            <text:p>216</text:p>
          </table:table-cell>
          <table:table-cell office:value-type="string">
            <text:p><text:s text:c="3"/>14807 <text:s text:c="2"/>SH <text:s text:c="9"/>SOLE <text:s text:c="14"/>14807 <text:s text:c="6"/>0 <text:s text:c="7"/>0<text:tab/><text:tab/></text:p>
          </table:table-cell>
        </table:table-row>
        <table:table-row table:style-name="ro1">
          <table:table-cell office:value-type="string">
            <text:p>CHEMTURA CORP</text:p>
          </table:table-cell>
          <table:table-cell office:value-type="string">
            <text:p><text:s text:c="2"/>COM NEW <text:s text:c="9"/>163893209</text:p>
          </table:table-cell>
          <table:table-cell office:value-type="float" office:value="334">
            <text:p>334</text:p>
          </table:table-cell>
          <table:table-cell office:value-type="string">
            <text:p><text:s text:c="3"/>19368 <text:s text:c="2"/>SH <text:s text:c="9"/>SOLE <text:s text:c="14"/>19368 <text:s text:c="6"/>0 <text:s text:c="7"/>0<text:tab/><text:tab/></text:p>
          </table:table-cell>
        </table:table-row>
        <table:table-row table:style-name="ro1">
          <table:table-cell office:value-type="string">
            <text:p>CHESAPEAKE LODGING TR</text:p>
          </table:table-cell>
          <table:table-cell office:value-type="string">
            <text:p><text:s text:c="2"/>SH BEN INT <text:s text:c="6"/>165240102</text:p>
          </table:table-cell>
          <table:table-cell office:value-type="float" office:value="318">
            <text:p>318</text:p>
          </table:table-cell>
          <table:table-cell office:value-type="string">
            <text:p><text:s text:c="3"/>16000 <text:s text:c="2"/>SH <text:s text:c="9"/>SOLE <text:s text:c="14"/>16000 <text:s text:c="6"/>0 <text:s text:c="7"/>0<text:tab/><text:tab/></text:p>
          </table:table-cell>
        </table:table-row>
        <table:table-row table:style-name="ro1">
          <table:table-cell office:value-type="string">
            <text:p>CHARTER COMMUNICATIONS INC</text:p>
          </table:table-cell>
          <table:table-cell office:value-type="string">
            <text:p><text:s text:c="2"/>CL A NEW <text:s text:c="8"/>16117M305</text:p>
          </table:table-cell>
          <table:table-cell office:value-type="float" office:value="1148">
            <text:p>1148</text:p>
          </table:table-cell>
          <table:table-cell office:value-type="string">
            <text:p><text:s text:c="3"/>15288 <text:s text:c="2"/>SH <text:s text:c="9"/>SOLE <text:s text:c="14"/>15288 <text:s text:c="6"/>0 <text:s text:c="7"/>0<text:tab/><text:tab/></text:p>
          </table:table-cell>
        </table:table-row>
        <table:table-row table:style-name="ro1">
          <table:table-cell office:value-type="string">
            <text:p>COBALT INTL ENERGY INC</text:p>
          </table:table-cell>
          <table:table-cell office:value-type="string">
            <text:p><text:s text:c="2"/>COM <text:s text:c="13"/>19075F106</text:p>
          </table:table-cell>
          <table:table-cell office:value-type="float" office:value="487">
            <text:p>487</text:p>
          </table:table-cell>
          <table:table-cell office:value-type="string">
            <text:p><text:s text:c="3"/>21883 <text:s text:c="2"/>SH <text:s text:c="9"/>SOLE <text:s text:c="14"/>21883 <text:s text:c="6"/>0 <text:s text:c="7"/>0<text:tab/><text:tab/></text:p>
          </table:table-cell>
        </table:table-row>
        <table:table-row table:style-name="ro1">
          <table:table-cell office:value-type="string">
            <text:p>CINCINNATI FINL CORP</text:p>
          </table:table-cell>
          <table:table-cell office:value-type="string">
            <text:p><text:s text:c="2"/>COM <text:s text:c="13"/>172062101</text:p>
          </table:table-cell>
          <table:table-cell office:value-type="float" office:value="1122">
            <text:p>1122</text:p>
          </table:table-cell>
          <table:table-cell office:value-type="string">
            <text:p><text:s text:c="3"/>29638 <text:s text:c="2"/>SH <text:s text:c="9"/>SOLE <text:s text:c="14"/>29638 <text:s text:c="6"/>0 <text:s text:c="7"/>0<text:tab/><text:tab/></text:p>
          </table:table-cell>
        </table:table-row>
        <table:table-row table:style-name="ro1">
          <table:table-cell office:value-type="string">
            <text:p>CIT GROUP INC</text:p>
          </table:table-cell>
          <table:table-cell office:value-type="string">
            <text:p><text:s text:c="2"/>COM NEW <text:s text:c="9"/>125581801</text:p>
          </table:table-cell>
          <table:table-cell office:value-type="float" office:value="2209">
            <text:p>2209</text:p>
          </table:table-cell>
          <table:table-cell office:value-type="string">
            <text:p><text:s text:c="3"/>56074 <text:s text:c="2"/>SH <text:s text:c="9"/>SOLE <text:s text:c="14"/>56074 <text:s text:c="6"/>0 <text:s text:c="7"/>0<text:tab/><text:tab/></text:p>
          </table:table-cell>
        </table:table-row>
        <table:table-row table:style-name="ro1">
          <table:table-cell office:value-type="string">
            <text:p>CARMIKE CINEMAS INC</text:p>
          </table:table-cell>
          <table:table-cell office:value-type="string">
            <text:p><text:s text:c="2"/>COM <text:s text:c="13"/>143436400</text:p>
          </table:table-cell>
          <table:table-cell office:value-type="float" office:value="283">
            <text:p>283</text:p>
          </table:table-cell>
          <table:table-cell office:value-type="string">
            <text:p><text:s text:c="3"/>25105 <text:s text:c="2"/>SH <text:s text:c="9"/>SOLE <text:s text:c="14"/>25105 <text:s text:c="6"/>0 <text:s text:c="7"/>0<text:tab/><text:tab/></text:p>
          </table:table-cell>
        </table:table-row>
        <table:table-row table:style-name="ro1">
          <table:table-cell office:value-type="string">
            <text:p>CLICKSOFTWARE TECHNOLOGIES</text:p>
          </table:table-cell>
          <table:table-cell office:value-type="string">
            <text:p><text:s text:c="2"/>ORD <text:s text:c="13"/>M25082104</text:p>
          </table:table-cell>
          <table:table-cell office:value-type="float" office:value="158">
            <text:p>158</text:p>
          </table:table-cell>
          <table:table-cell office:value-type="string">
            <text:p><text:s text:c="3"/>20521 <text:s text:c="2"/>SH <text:s text:c="9"/>SOLE <text:s text:c="14"/>20521 <text:s text:c="6"/>0 <text:s text:c="7"/>0<text:tab/><text:tab/></text:p>
          </table:table-cell>
        </table:table-row>
        <table:table-row table:style-name="ro1">
          <table:table-cell office:value-type="string">
            <text:p>COLLECTORS UNIVERSE INC</text:p>
          </table:table-cell>
          <table:table-cell office:value-type="string">
            <text:p><text:s text:c="2"/>COM NEW <text:s text:c="9"/>19421R200</text:p>
          </table:table-cell>
          <table:table-cell office:value-type="float" office:value="270">
            <text:p>270</text:p>
          </table:table-cell>
          <table:table-cell office:value-type="string">
            <text:p><text:s text:c="3"/>19233 <text:s text:c="2"/>SH <text:s text:c="9"/>SOLE <text:s text:c="14"/>19233 <text:s text:c="6"/>0 <text:s text:c="7"/>0<text:tab/><text:tab/></text:p>
          </table:table-cell>
        </table:table-row>
        <table:table-row table:style-name="ro1">
          <table:table-cell office:value-type="string">
            <text:p>CLOUD PEAK ENERGY INC</text:p>
          </table:table-cell>
          <table:table-cell office:value-type="string">
            <text:p><text:s text:c="2"/>COM <text:s text:c="13"/>18911Q102</text:p>
          </table:table-cell>
          <table:table-cell office:value-type="float" office:value="536">
            <text:p>536</text:p>
          </table:table-cell>
          <table:table-cell office:value-type="string">
            <text:p><text:s text:c="3"/>29630 <text:s text:c="2"/>SH <text:s text:c="9"/>SOLE <text:s text:c="14"/>29630 <text:s text:c="6"/>0 <text:s text:c="7"/>0<text:tab/><text:tab/></text:p>
          </table:table-cell>
        </table:table-row>
        <table:table-row table:style-name="ro1">
          <table:table-cell office:value-type="string">
            <text:p>CELLDEX THERAPEUTICS INC NE</text:p>
          </table:table-cell>
          <table:table-cell office:value-type="string">
            <text:p><text:s text:c="2"/>COM <text:s text:c="13"/>15117B103</text:p>
          </table:table-cell>
          <table:table-cell office:value-type="float" office:value="246">
            <text:p>246</text:p>
          </table:table-cell>
          <table:table-cell office:value-type="string">
            <text:p><text:s text:c="3"/>39022 <text:s text:c="2"/>SH <text:s text:c="9"/>SOLE <text:s text:c="14"/>39022 <text:s text:c="6"/>0 <text:s text:c="7"/>0<text:tab/><text:tab/></text:p>
          </table:table-cell>
        </table:table-row>
        <table:table-row table:style-name="ro1">
          <table:table-cell office:value-type="string">
            <text:p>MACK CALI RLTY CORP</text:p>
          </table:table-cell>
          <table:table-cell office:value-type="string">
            <text:p><text:s text:c="2"/>COM <text:s text:c="13"/>554489104</text:p>
          </table:table-cell>
          <table:table-cell office:value-type="float" office:value="436">
            <text:p>436</text:p>
          </table:table-cell>
          <table:table-cell office:value-type="string">
            <text:p><text:s text:c="3"/>16387 <text:s text:c="2"/>SH <text:s text:c="9"/>SOLE <text:s text:c="14"/>16387 <text:s text:c="6"/>0 <text:s text:c="7"/>0<text:tab/><text:tab/></text:p>
          </table:table-cell>
        </table:table-row>
        <table:table-row table:style-name="ro1">
          <table:table-cell office:value-type="string">
            <text:p>TOWN SPORTS INTL HLDGS INC</text:p>
          </table:table-cell>
          <table:table-cell office:value-type="string">
            <text:p><text:s text:c="2"/>COM <text:s text:c="13"/>89214A102</text:p>
          </table:table-cell>
          <table:table-cell office:value-type="float" office:value="370">
            <text:p>370</text:p>
          </table:table-cell>
          <table:table-cell office:value-type="string">
            <text:p><text:s text:c="3"/>29924 <text:s text:c="2"/>SH <text:s text:c="9"/>SOLE <text:s text:c="14"/>29924 <text:s text:c="6"/>0 <text:s text:c="7"/>0<text:tab/><text:tab/></text:p>
          </table:table-cell>
        </table:table-row>
        <table:table-row table:style-name="ro1">
          <table:table-cell office:value-type="string">
            <text:p>CLOROX CO DEL</text:p>
          </table:table-cell>
          <table:table-cell office:value-type="string">
            <text:p><text:s text:c="2"/>COM <text:s text:c="13"/>189054109</text:p>
          </table:table-cell>
          <table:table-cell office:value-type="float" office:value="266">
            <text:p>266</text:p>
          </table:table-cell>
          <table:table-cell office:value-type="string">
            <text:p><text:s text:c="4"/>3696 <text:s text:c="2"/>SH <text:s text:c="9"/>SOLE <text:s text:c="15"/>3696 <text:s text:c="6"/>0 <text:s text:c="7"/>0<text:tab/><text:tab/></text:p>
          </table:table-cell>
        </table:table-row>
        <table:table-row table:style-name="ro1">
          <table:table-cell office:value-type="string">
            <text:p>COMERICA INC</text:p>
          </table:table-cell>
          <table:table-cell office:value-type="string">
            <text:p><text:s text:c="2"/>COM <text:s text:c="13"/>200340107</text:p>
          </table:table-cell>
          <table:table-cell office:value-type="float" office:value="287">
            <text:p>287</text:p>
          </table:table-cell>
          <table:table-cell office:value-type="string">
            <text:p><text:s text:c="4"/>9247 <text:s text:c="2"/>SH <text:s text:c="9"/>SOLE <text:s text:c="15"/>9247 <text:s text:c="6"/>0 <text:s text:c="7"/>0<text:tab/><text:tab/></text:p>
          </table:table-cell>
        </table:table-row>
        <table:table-row table:style-name="ro1">
          <table:table-cell office:value-type="string">
            <text:p>COMMERCIAL METALS CO</text:p>
          </table:table-cell>
          <table:table-cell office:value-type="string">
            <text:p><text:s text:c="2"/>COM <text:s text:c="13"/>201723103</text:p>
          </table:table-cell>
          <table:table-cell office:value-type="float" office:value="402">
            <text:p>402</text:p>
          </table:table-cell>
          <table:table-cell office:value-type="string">
            <text:p><text:s text:c="3"/>30465 <text:s text:c="2"/>SH <text:s text:c="9"/>SOLE <text:s text:c="14"/>30465 <text:s text:c="6"/>0 <text:s text:c="7"/>0<text:tab/><text:tab/></text:p>
          </table:table-cell>
        </table:table-row>
        <table:table-row table:style-name="ro1">
          <table:table-cell office:value-type="string">
            <text:p>CHIPOTLE MEXICAN GRILL INC</text:p>
          </table:table-cell>
          <table:table-cell office:value-type="string">
            <text:p><text:s text:c="2"/>COM <text:s text:c="13"/>169656105</text:p>
          </table:table-cell>
          <table:table-cell office:value-type="float" office:value="981">
            <text:p>981</text:p>
          </table:table-cell>
          <table:table-cell office:value-type="string">
            <text:p><text:s text:c="4"/>3089 <text:s text:c="2"/>SH <text:s text:c="9"/>SOLE <text:s text:c="15"/>3089 <text:s text:c="6"/>0 <text:s text:c="7"/>0<text:tab/><text:tab/></text:p>
          </table:table-cell>
        </table:table-row>
        <table:table-row table:style-name="ro1">
          <table:table-cell office:value-type="string">
            <text:p>CUMMINS INC</text:p>
          </table:table-cell>
          <table:table-cell office:value-type="string">
            <text:p><text:s text:c="2"/>COM <text:s text:c="13"/>231021106</text:p>
          </table:table-cell>
          <table:table-cell office:value-type="float" office:value="2765">
            <text:p>2765</text:p>
          </table:table-cell>
          <table:table-cell office:value-type="string">
            <text:p><text:s text:c="3"/>29981 <text:s text:c="2"/>SH <text:s text:c="9"/>SOLE <text:s text:c="14"/>29981 <text:s text:c="6"/>0 <text:s text:c="7"/>0<text:tab/><text:tab/></text:p>
          </table:table-cell>
        </table:table-row>
        <table:table-row table:style-name="ro1">
          <table:table-cell office:value-type="string">
            <text:p>CASUAL MALE RETAIL GRP INC</text:p>
          </table:table-cell>
          <table:table-cell office:value-type="string">
            <text:p><text:s text:c="2"/>COM NEW <text:s text:c="9"/>148711302</text:p>
          </table:table-cell>
          <table:table-cell office:value-type="float" office:value="108">
            <text:p>108</text:p>
          </table:table-cell>
          <table:table-cell office:value-type="string">
            <text:p><text:s text:c="3"/>23422 <text:s text:c="2"/>SH <text:s text:c="9"/>SOLE <text:s text:c="14"/>23422 <text:s text:c="6"/>0 <text:s text:c="7"/>0<text:tab/><text:tab/></text:p>
          </table:table-cell>
        </table:table-row>
        <table:table-row table:style-name="ro1">
          <table:table-cell office:value-type="string">
            <text:p>COMTECH TELECOMMUNICATIONS</text:p>
          </table:table-cell>
          <table:table-cell office:value-type="string">
            <text:p><text:s text:c="2"/>COM NEW <text:s text:c="9"/>205826209</text:p>
          </table:table-cell>
          <table:table-cell office:value-type="float" office:value="232">
            <text:p>232</text:p>
          </table:table-cell>
          <table:table-cell office:value-type="string">
            <text:p><text:s text:c="4"/>8409 <text:s text:c="2"/>SH <text:s text:c="9"/>SOLE <text:s text:c="15"/>8409 <text:s text:c="6"/>0 <text:s text:c="7"/>0<text:tab/><text:tab/></text:p>
          </table:table-cell>
        </table:table-row>
        <table:table-row table:style-name="ro1">
          <table:table-cell office:value-type="string">
            <text:p>CENTENE CORP DEL</text:p>
          </table:table-cell>
          <table:table-cell office:value-type="string">
            <text:p><text:s text:c="2"/>COM <text:s text:c="13"/>15135B101</text:p>
          </table:table-cell>
          <table:table-cell office:value-type="float" office:value="391">
            <text:p>391</text:p>
          </table:table-cell>
          <table:table-cell office:value-type="string">
            <text:p><text:s text:c="3"/>10459 <text:s text:c="2"/>SH <text:s text:c="9"/>SOLE <text:s text:c="14"/>10459 <text:s text:c="6"/>0 <text:s text:c="7"/>0<text:tab/><text:tab/></text:p>
          </table:table-cell>
        </table:table-row>
        <table:table-row table:style-name="ro1">
          <table:table-cell office:value-type="string">
            <text:p>CINEMARK HOLDINGS INC</text:p>
          </table:table-cell>
          <table:table-cell office:value-type="string">
            <text:p><text:s text:c="2"/>COM <text:s text:c="13"/>17243V102</text:p>
          </table:table-cell>
          <table:table-cell office:value-type="float" office:value="586">
            <text:p>586</text:p>
          </table:table-cell>
          <table:table-cell office:value-type="string">
            <text:p><text:s text:c="3"/>26145 <text:s text:c="2"/>SH <text:s text:c="9"/>SOLE <text:s text:c="14"/>26145 <text:s text:c="6"/>0 <text:s text:c="7"/>0<text:tab/><text:tab/></text:p>
          </table:table-cell>
        </table:table-row>
        <table:table-row table:style-name="ro1">
          <table:table-cell office:value-type="string">
            <text:p>CONMED CORP</text:p>
          </table:table-cell>
          <table:table-cell office:value-type="string">
            <text:p><text:s text:c="2"/>COM <text:s text:c="13"/>207410101</text:p>
          </table:table-cell>
          <table:table-cell office:value-type="float" office:value="621">
            <text:p>621</text:p>
          </table:table-cell>
          <table:table-cell office:value-type="string">
            <text:p><text:s text:c="3"/>21800 <text:s text:c="2"/>SH <text:s text:c="9"/>SOLE <text:s text:c="14"/>21800 <text:s text:c="6"/>0 <text:s text:c="7"/>0<text:tab/><text:tab/></text:p>
          </table:table-cell>
        </table:table-row>
        <table:table-row table:style-name="ro1">
          <table:table-cell office:value-type="string">
            <text:p>CON-WAY INC</text:p>
          </table:table-cell>
          <table:table-cell office:value-type="string">
            <text:p><text:s text:c="2"/>COM <text:s text:c="13"/>205944101</text:p>
          </table:table-cell>
          <table:table-cell office:value-type="float" office:value="765">
            <text:p>765</text:p>
          </table:table-cell>
          <table:table-cell office:value-type="string">
            <text:p><text:s text:c="3"/>27942 <text:s text:c="2"/>SH <text:s text:c="9"/>SOLE <text:s text:c="14"/>27942 <text:s text:c="6"/>0 <text:s text:c="7"/>0<text:tab/><text:tab/></text:p>
          </table:table-cell>
        </table:table-row>
        <table:table-row table:style-name="ro1">
          <table:table-cell office:value-type="string">
            <text:p>CONSOL ENERGY INC</text:p>
          </table:table-cell>
          <table:table-cell office:value-type="string">
            <text:p><text:s text:c="2"/>COM <text:s text:c="13"/>20854P109</text:p>
          </table:table-cell>
          <table:table-cell office:value-type="float" office:value="1291">
            <text:p>1291</text:p>
          </table:table-cell>
          <table:table-cell office:value-type="string">
            <text:p><text:s text:c="3"/>42955 <text:s text:c="2"/>SH <text:s text:c="9"/>SOLE <text:s text:c="14"/>42955 <text:s text:c="6"/>0 <text:s text:c="7"/>0<text:tab/><text:tab/></text:p>
          </table:table-cell>
        </table:table-row>
        <table:table-row table:style-name="ro1">
          <table:table-cell office:value-type="string">
            <text:p>COBIZ FINANCIAL INC</text:p>
          </table:table-cell>
          <table:table-cell office:value-type="string">
            <text:p><text:s text:c="2"/>COM <text:s text:c="13"/>190897108</text:p>
          </table:table-cell>
          <table:table-cell office:value-type="float" office:value="72">
            <text:p>72</text:p>
          </table:table-cell>
          <table:table-cell office:value-type="string">
            <text:p><text:s text:c="3"/>10313 <text:s text:c="2"/>SH <text:s text:c="9"/>SOLE <text:s text:c="14"/>10313 <text:s text:c="6"/>0 <text:s text:c="7"/>0<text:tab/><text:tab/></text:p>
          </table:table-cell>
        </table:table-row>
        <table:table-row table:style-name="ro1">
          <table:table-cell office:value-type="string">
            <text:p>CORINTHIAN COLLEGES INC</text:p>
          </table:table-cell>
          <table:table-cell office:value-type="string">
            <text:p><text:s text:c="2"/>COM <text:s text:c="13"/>218868107</text:p>
          </table:table-cell>
          <table:table-cell office:value-type="float" office:value="685">
            <text:p>685</text:p>
          </table:table-cell>
          <table:table-cell office:value-type="string">
            <text:p><text:s text:c="2"/>286427 <text:s text:c="2"/>SH <text:s text:c="9"/>SOLE <text:s text:c="13"/>286427 <text:s text:c="6"/>0 <text:s text:c="7"/>0<text:tab/><text:tab/></text:p>
          </table:table-cell>
        </table:table-row>
        <table:table-row table:style-name="ro1">
          <table:table-cell office:value-type="string">
            <text:p>COMPASS DIVERSIFIED HOLDING</text:p>
          </table:table-cell>
          <table:table-cell office:value-type="string">
            <text:p><text:s text:c="2"/>SH BEN INT <text:s text:c="6"/>20451Q104</text:p>
          </table:table-cell>
          <table:table-cell office:value-type="float" office:value="466">
            <text:p>466</text:p>
          </table:table-cell>
          <table:table-cell office:value-type="string">
            <text:p><text:s text:c="3"/>31500 <text:s text:c="2"/>SH <text:s text:c="9"/>SOLE <text:s text:c="14"/>31500 <text:s text:c="6"/>0 <text:s text:c="7"/>0<text:tab/><text:tab/></text:p>
          </table:table-cell>
        </table:table-row>
        <table:table-row table:style-name="ro1">
          <table:table-cell office:value-type="string">
            <text:p>COCA COLA BOTTLING CO CONS</text:p>
          </table:table-cell>
          <table:table-cell office:value-type="string">
            <text:p><text:s text:c="2"/>COM <text:s text:c="13"/>191098102</text:p>
          </table:table-cell>
          <table:table-cell office:value-type="float" office:value="246">
            <text:p>246</text:p>
          </table:table-cell>
          <table:table-cell office:value-type="string">
            <text:p><text:s text:c="4"/>3605 <text:s text:c="2"/>SH <text:s text:c="9"/>SOLE <text:s text:c="15"/>3605 <text:s text:c="6"/>0 <text:s text:c="7"/>0<text:tab/><text:tab/></text:p>
          </table:table-cell>
        </table:table-row>
        <table:table-row table:style-name="ro1">
          <table:table-cell office:value-type="string">
            <text:p>COLUMBIA BKG SYS INC</text:p>
          </table:table-cell>
          <table:table-cell office:value-type="string">
            <text:p><text:s text:c="2"/>COM <text:s text:c="13"/>197236102</text:p>
          </table:table-cell>
          <table:table-cell office:value-type="float" office:value="347">
            <text:p>347</text:p>
          </table:table-cell>
          <table:table-cell office:value-type="string">
            <text:p><text:s text:c="3"/>18700 <text:s text:c="2"/>SH <text:s text:c="9"/>SOLE <text:s text:c="14"/>18700 <text:s text:c="6"/>0 <text:s text:c="7"/>0<text:tab/><text:tab/></text:p>
          </table:table-cell>
        </table:table-row>
        <table:table-row table:style-name="ro1">
          <table:table-cell office:value-type="string">
            <text:p>COOPER COS INC</text:p>
          </table:table-cell>
          <table:table-cell office:value-type="string">
            <text:p><text:s text:c="2"/>COM NEW <text:s text:c="9"/>216648402</text:p>
          </table:table-cell>
          <table:table-cell office:value-type="float" office:value="363">
            <text:p>363</text:p>
          </table:table-cell>
          <table:table-cell office:value-type="string">
            <text:p><text:s text:c="4"/>3839 <text:s text:c="2"/>SH <text:s text:c="9"/>SOLE <text:s text:c="15"/>3839 <text:s text:c="6"/>0 <text:s text:c="7"/>0<text:tab/><text:tab/></text:p>
          </table:table-cell>
        </table:table-row>
        <table:table-row table:style-name="ro1">
          <table:table-cell office:value-type="string">
            <text:p>MAJESCO ENTERTAINMENT CO</text:p>
          </table:table-cell>
          <table:table-cell office:value-type="string">
            <text:p><text:s text:c="2"/>COM NEW <text:s text:c="9"/>560690208</text:p>
          </table:table-cell>
          <table:table-cell office:value-type="float" office:value="431">
            <text:p>431</text:p>
          </table:table-cell>
          <table:table-cell office:value-type="string">
            <text:p><text:s text:c="2"/>342133 <text:s text:c="2"/>SH <text:s text:c="9"/>SOLE <text:s text:c="13"/>342133 <text:s text:c="6"/>0 <text:s text:c="7"/>0<text:tab/><text:tab/></text:p>
          </table:table-cell>
        </table:table-row>
        <table:table-row table:style-name="ro1">
          <table:table-cell office:value-type="string">
            <text:p>CORESITE RLTY CORP</text:p>
          </table:table-cell>
          <table:table-cell office:value-type="string">
            <text:p><text:s text:c="2"/>COM <text:s text:c="13"/>21870Q105</text:p>
          </table:table-cell>
          <table:table-cell office:value-type="float" office:value="697">
            <text:p>697</text:p>
          </table:table-cell>
          <table:table-cell office:value-type="string">
            <text:p><text:s text:c="3"/>25877 <text:s text:c="2"/>SH <text:s text:c="9"/>SOLE <text:s text:c="14"/>25877 <text:s text:c="6"/>0 <text:s text:c="7"/>0<text:tab/><text:tab/></text:p>
          </table:table-cell>
        </table:table-row>
        <table:table-row table:style-name="ro1">
          <table:table-cell office:value-type="string">
            <text:p>CORE MARK HOLDING CO INC</text:p>
          </table:table-cell>
          <table:table-cell office:value-type="string">
            <text:p><text:s text:c="2"/>COM <text:s text:c="13"/>218681104</text:p>
          </table:table-cell>
          <table:table-cell office:value-type="float" office:value="219">
            <text:p>219</text:p>
          </table:table-cell>
          <table:table-cell office:value-type="string">
            <text:p><text:s text:c="4"/>4543 <text:s text:c="2"/>SH <text:s text:c="9"/>SOLE <text:s text:c="15"/>4543 <text:s text:c="6"/>0 <text:s text:c="7"/>0<text:tab/><text:tab/></text:p>
          </table:table-cell>
        </table:table-row>
        <table:table-row table:style-name="ro1">
          <table:table-cell office:value-type="string">
            <text:p>COSTCO WHSL CORP NEW</text:p>
          </table:table-cell>
          <table:table-cell office:value-type="string">
            <text:p><text:s text:c="2"/>COM <text:s text:c="13"/>22160K105</text:p>
          </table:table-cell>
          <table:table-cell office:value-type="float" office:value="970">
            <text:p>970</text:p>
          </table:table-cell>
          <table:table-cell office:value-type="string">
            <text:p><text:s text:c="4"/>9683 <text:s text:c="2"/>SH <text:s text:c="9"/>SOLE <text:s text:c="15"/>9683 <text:s text:c="6"/>0 <text:s text:c="7"/>0<text:tab/><text:tab/></text:p>
          </table:table-cell>
        </table:table-row>
        <table:table-row table:style-name="ro1">
          <table:table-cell office:value-type="string">
            <text:p>COWEN GROUP INC NEW</text:p>
          </table:table-cell>
          <table:table-cell office:value-type="string">
            <text:p><text:s text:c="2"/>CL A <text:s text:c="12"/>223622101</text:p>
          </table:table-cell>
          <table:table-cell office:value-type="float" office:value="76">
            <text:p>76</text:p>
          </table:table-cell>
          <table:table-cell office:value-type="string">
            <text:p><text:s text:c="3"/>28247 <text:s text:c="2"/>SH <text:s text:c="9"/>SOLE <text:s text:c="14"/>28247 <text:s text:c="6"/>0 <text:s text:c="7"/>0<text:tab/><text:tab/></text:p>
          </table:table-cell>
        </table:table-row>
        <table:table-row table:style-name="ro1">
          <table:table-cell office:value-type="string">
            <text:p>CAMPBELL SOUP CO</text:p>
          </table:table-cell>
          <table:table-cell office:value-type="string">
            <text:p><text:s text:c="2"/>COM <text:s text:c="13"/>134429109</text:p>
          </table:table-cell>
          <table:table-cell office:value-type="float" office:value="1702">
            <text:p>1702</text:p>
          </table:table-cell>
          <table:table-cell office:value-type="string">
            <text:p><text:s text:c="3"/>48868 <text:s text:c="2"/>SH <text:s text:c="9"/>SOLE <text:s text:c="14"/>48868 <text:s text:c="6"/>0 <text:s text:c="7"/>0<text:tab/><text:tab/></text:p>
          </table:table-cell>
        </table:table-row>
        <table:table-row table:style-name="ro1">
          <table:table-cell office:value-type="string">
            <text:p>CALLON PETE CO DEL</text:p>
          </table:table-cell>
          <table:table-cell office:value-type="string">
            <text:p><text:s text:c="2"/>COM <text:s text:c="13"/>13123X102</text:p>
          </table:table-cell>
          <table:table-cell office:value-type="float" office:value="866">
            <text:p>866</text:p>
          </table:table-cell>
          <table:table-cell office:value-type="string">
            <text:p><text:s text:c="2"/>140872 <text:s text:c="2"/>SH <text:s text:c="9"/>SOLE <text:s text:c="13"/>140872 <text:s text:c="6"/>0 <text:s text:c="7"/>0<text:tab/><text:tab/></text:p>
          </table:table-cell>
        </table:table-row>
        <table:table-row table:style-name="ro1">
          <table:table-cell office:value-type="string">
            <text:p>CUMBERLAND PHARMACEUTICALS</text:p>
          </table:table-cell>
          <table:table-cell office:value-type="string">
            <text:p><text:s text:c="2"/>COM <text:s text:c="13"/>230770109</text:p>
          </table:table-cell>
          <table:table-cell office:value-type="float" office:value="227">
            <text:p>227</text:p>
          </table:table-cell>
          <table:table-cell office:value-type="string">
            <text:p><text:s text:c="3"/>35207 <text:s text:c="2"/>SH <text:s text:c="9"/>SOLE <text:s text:c="14"/>35207 <text:s text:c="6"/>0 <text:s text:c="7"/>0<text:tab/><text:tab/></text:p>
          </table:table-cell>
        </table:table-row>
        <table:table-row table:style-name="ro1">
          <table:table-cell office:value-type="string">
            <text:p>CHESAPEAKE UTILS CORP</text:p>
          </table:table-cell>
          <table:table-cell office:value-type="string">
            <text:p><text:s text:c="2"/>COM <text:s text:c="13"/>165303108</text:p>
          </table:table-cell>
          <table:table-cell office:value-type="float" office:value="209">
            <text:p>209</text:p>
          </table:table-cell>
          <table:table-cell office:value-type="string">
            <text:p><text:s text:c="4"/>4407 <text:s text:c="2"/>SH <text:s text:c="9"/>SOLE <text:s text:c="15"/>4407 <text:s text:c="6"/>0 <text:s text:c="7"/>0<text:tab/><text:tab/></text:p>
          </table:table-cell>
        </table:table-row>
        <table:table-row table:style-name="ro1">
          <table:table-cell office:value-type="string">
            <text:p>CAPELLA EDUCATION COMPANY</text:p>
          </table:table-cell>
          <table:table-cell office:value-type="string">
            <text:p><text:s text:c="2"/>COM <text:s text:c="13"/>139594105</text:p>
          </table:table-cell>
          <table:table-cell office:value-type="float" office:value="958">
            <text:p>958</text:p>
          </table:table-cell>
          <table:table-cell office:value-type="string">
            <text:p><text:s text:c="3"/>27333 <text:s text:c="2"/>SH <text:s text:c="9"/>SOLE <text:s text:c="14"/>27333 <text:s text:c="6"/>0 <text:s text:c="7"/>0<text:tab/><text:tab/></text:p>
          </table:table-cell>
        </table:table-row>
        <table:table-row table:style-name="ro1">
          <table:table-cell office:value-type="string">
            <text:p>COMPUTER PROGRAMS &amp; SYS INC</text:p>
          </table:table-cell>
          <table:table-cell office:value-type="string">
            <text:p><text:s text:c="2"/>COM <text:s text:c="13"/>205306103</text:p>
          </table:table-cell>
          <table:table-cell office:value-type="float" office:value="1000">
            <text:p>1000</text:p>
          </table:table-cell>
          <table:table-cell office:value-type="string">
            <text:p><text:s text:c="3"/>17993 <text:s text:c="2"/>SH <text:s text:c="9"/>SOLE <text:s text:c="14"/>17993 <text:s text:c="6"/>0 <text:s text:c="7"/>0<text:tab/><text:tab/></text:p>
          </table:table-cell>
        </table:table-row>
        <table:table-row table:style-name="ro1">
          <table:table-cell office:value-type="string">
            <text:p>CAMDEN PPTY TR</text:p>
          </table:table-cell>
          <table:table-cell office:value-type="string">
            <text:p><text:s text:c="2"/>SH BEN INT <text:s text:c="6"/>133131102</text:p>
          </table:table-cell>
          <table:table-cell office:value-type="float" office:value="512">
            <text:p>512</text:p>
          </table:table-cell>
          <table:table-cell office:value-type="string">
            <text:p><text:s text:c="4"/>7944 <text:s text:c="2"/>SH <text:s text:c="9"/>SOLE <text:s text:c="15"/>7944 <text:s text:c="6"/>0 <text:s text:c="7"/>0<text:tab/><text:tab/></text:p>
          </table:table-cell>
        </table:table-row>
        <table:table-row table:style-name="ro1">
          <table:table-cell office:value-type="string">
            <text:p>CRANE CO</text:p>
          </table:table-cell>
          <table:table-cell office:value-type="string">
            <text:p><text:s text:c="2"/>COM <text:s text:c="13"/>224399105</text:p>
          </table:table-cell>
          <table:table-cell office:value-type="float" office:value="535">
            <text:p>535</text:p>
          </table:table-cell>
          <table:table-cell office:value-type="string">
            <text:p><text:s text:c="3"/>13408 <text:s text:c="2"/>SH <text:s text:c="9"/>SOLE <text:s text:c="14"/>13408 <text:s text:c="6"/>0 <text:s text:c="7"/>0<text:tab/><text:tab/></text:p>
          </table:table-cell>
        </table:table-row>
        <table:table-row table:style-name="ro1">
          <table:table-cell office:value-type="string">
            <text:p>CRAWFORD &amp; CO</text:p>
          </table:table-cell>
          <table:table-cell office:value-type="string">
            <text:p><text:s text:c="2"/>CL B <text:s text:c="12"/>224633107</text:p>
          </table:table-cell>
          <table:table-cell office:value-type="float" office:value="341">
            <text:p>341</text:p>
          </table:table-cell>
          <table:table-cell office:value-type="string">
            <text:p><text:s text:c="3"/>67992 <text:s text:c="2"/>SH <text:s text:c="9"/>SOLE <text:s text:c="14"/>67992 <text:s text:c="6"/>0 <text:s text:c="7"/>0<text:tab/><text:tab/></text:p>
          </table:table-cell>
        </table:table-row>
        <table:table-row table:style-name="ro1">
          <table:table-cell office:value-type="string">
            <text:p>CARTER INC</text:p>
          </table:table-cell>
          <table:table-cell office:value-type="string">
            <text:p><text:s text:c="2"/>COM <text:s text:c="13"/>146229109</text:p>
          </table:table-cell>
          <table:table-cell office:value-type="float" office:value="375">
            <text:p>375</text:p>
          </table:table-cell>
          <table:table-cell office:value-type="string">
            <text:p><text:s text:c="4"/>6961 <text:s text:c="2"/>SH <text:s text:c="9"/>SOLE <text:s text:c="15"/>6961 <text:s text:c="6"/>0 <text:s text:c="7"/>0<text:tab/><text:tab/></text:p>
          </table:table-cell>
        </table:table-row>
        <table:table-row table:style-name="ro1">
          <table:table-cell office:value-type="string">
            <text:p>CHARLES RIV LABS INTL INC</text:p>
          </table:table-cell>
          <table:table-cell office:value-type="string">
            <text:p><text:s text:c="2"/>COM <text:s text:c="13"/>159864107</text:p>
          </table:table-cell>
          <table:table-cell office:value-type="float" office:value="932">
            <text:p>932</text:p>
          </table:table-cell>
          <table:table-cell office:value-type="string">
            <text:p><text:s text:c="3"/>23529 <text:s text:c="2"/>SH <text:s text:c="9"/>SOLE <text:s text:c="14"/>23529 <text:s text:c="6"/>0 <text:s text:c="7"/>0<text:tab/><text:tab/></text:p>
          </table:table-cell>
        </table:table-row>
        <table:table-row table:style-name="ro1">
          <table:table-cell office:value-type="string">
            <text:p>CROCS INC</text:p>
          </table:table-cell>
          <table:table-cell office:value-type="string">
            <text:p><text:s text:c="2"/>COM <text:s text:c="13"/>227046109</text:p>
          </table:table-cell>
          <table:table-cell office:value-type="float" office:value="182">
            <text:p>182</text:p>
          </table:table-cell>
          <table:table-cell office:value-type="string">
            <text:p><text:s text:c="3"/>11203 <text:s text:c="2"/>SH <text:s text:c="9"/>SOLE <text:s text:c="14"/>11203 <text:s text:c="6"/>0 <text:s text:c="7"/>0<text:tab/><text:tab/></text:p>
          </table:table-cell>
        </table:table-row>
        <table:table-row table:style-name="ro1">
          <table:table-cell office:value-type="string">
            <text:p>COURIER CORP</text:p>
          </table:table-cell>
          <table:table-cell office:value-type="string">
            <text:p><text:s text:c="2"/>COM <text:s text:c="13"/>222660102</text:p>
          </table:table-cell>
          <table:table-cell office:value-type="float" office:value="278">
            <text:p>278</text:p>
          </table:table-cell>
          <table:table-cell office:value-type="string">
            <text:p><text:s text:c="3"/>22726 <text:s text:c="2"/>SH <text:s text:c="9"/>SOLE <text:s text:c="14"/>22726 <text:s text:c="6"/>0 <text:s text:c="7"/>0<text:tab/><text:tab/></text:p>
          </table:table-cell>
        </table:table-row>
        <table:table-row table:style-name="ro1">
          <table:table-cell office:value-type="string">
            <text:p>CARPENTER TECHNOLOGY CORP</text:p>
          </table:table-cell>
          <table:table-cell office:value-type="string">
            <text:p><text:s text:c="2"/>COM <text:s text:c="13"/>144285103</text:p>
          </table:table-cell>
          <table:table-cell office:value-type="float" office:value="319">
            <text:p>319</text:p>
          </table:table-cell>
          <table:table-cell office:value-type="string">
            <text:p><text:s text:c="4"/>6095 <text:s text:c="2"/>SH <text:s text:c="9"/>SOLE <text:s text:c="15"/>6095 <text:s text:c="6"/>0 <text:s text:c="7"/>0<text:tab/><text:tab/></text:p>
          </table:table-cell>
        </table:table-row>
        <table:table-row table:style-name="ro1">
          <table:table-cell office:value-type="string">
            <text:p>CORNERSTONE THERAPEUTICS IN</text:p>
          </table:table-cell>
          <table:table-cell office:value-type="string">
            <text:p><text:s text:c="2"/>COM <text:s text:c="13"/>21924P103</text:p>
          </table:table-cell>
          <table:table-cell office:value-type="float" office:value="524">
            <text:p>524</text:p>
          </table:table-cell>
          <table:table-cell office:value-type="string">
            <text:p><text:s text:c="2"/>102234 <text:s text:c="2"/>SH <text:s text:c="9"/>SOLE <text:s text:c="13"/>102234 <text:s text:c="6"/>0 <text:s text:c="7"/>0<text:tab/><text:tab/></text:p>
          </table:table-cell>
        </table:table-row>
        <table:table-row table:style-name="ro1">
          <table:table-cell office:value-type="string">
            <text:p>CIRRUS LOGIC INC</text:p>
          </table:table-cell>
          <table:table-cell office:value-type="string">
            <text:p><text:s text:c="2"/>COM <text:s text:c="13"/>172755100</text:p>
          </table:table-cell>
          <table:table-cell office:value-type="float" office:value="1088">
            <text:p>1088</text:p>
          </table:table-cell>
          <table:table-cell office:value-type="string">
            <text:p><text:s text:c="3"/>28346 <text:s text:c="2"/>SH <text:s text:c="9"/>SOLE <text:s text:c="14"/>28346 <text:s text:c="6"/>0 <text:s text:c="7"/>0<text:tab/><text:tab/></text:p>
          </table:table-cell>
        </table:table-row>
        <table:table-row table:style-name="ro1">
          <table:table-cell office:value-type="string">
            <text:p>COMPUTER SCIENCES CORP</text:p>
          </table:table-cell>
          <table:table-cell office:value-type="string">
            <text:p><text:s text:c="2"/>COM <text:s text:c="13"/>205363104</text:p>
          </table:table-cell>
          <table:table-cell office:value-type="float" office:value="1232">
            <text:p>1232</text:p>
          </table:table-cell>
          <table:table-cell office:value-type="string">
            <text:p><text:s text:c="3"/>38242 <text:s text:c="2"/>SH <text:s text:c="9"/>SOLE <text:s text:c="14"/>38242 <text:s text:c="6"/>0 <text:s text:c="7"/>0<text:tab/><text:tab/></text:p>
          </table:table-cell>
        </table:table-row>
        <table:table-row table:style-name="ro1">
          <table:table-cell office:value-type="string">
            <text:p>CAPITALSOURCE INC</text:p>
          </table:table-cell>
          <table:table-cell office:value-type="string">
            <text:p><text:s text:c="2"/>COM <text:s text:c="13"/>14055X102</text:p>
          </table:table-cell>
          <table:table-cell office:value-type="float" office:value="249">
            <text:p>249</text:p>
          </table:table-cell>
          <table:table-cell office:value-type="string">
            <text:p><text:s text:c="3"/>32868 <text:s text:c="2"/>SH <text:s text:c="9"/>SOLE <text:s text:c="14"/>32868 <text:s text:c="6"/>0 <text:s text:c="7"/>0<text:tab/><text:tab/></text:p>
          </table:table-cell>
        </table:table-row>
        <table:table-row table:style-name="ro1">
          <table:table-cell office:value-type="string">
            <text:p>CSG SYS INTL INC</text:p>
          </table:table-cell>
          <table:table-cell office:value-type="string">
            <text:p><text:s text:c="2"/>COM <text:s text:c="13"/>126349109</text:p>
          </table:table-cell>
          <table:table-cell office:value-type="float" office:value="523">
            <text:p>523</text:p>
          </table:table-cell>
          <table:table-cell office:value-type="string">
            <text:p><text:s text:c="3"/>23240 <text:s text:c="2"/>SH <text:s text:c="9"/>SOLE <text:s text:c="14"/>23240 <text:s text:c="6"/>0 <text:s text:c="7"/>0<text:tab/><text:tab/></text:p>
          </table:table-cell>
        </table:table-row>
        <table:table-row table:style-name="ro1">
          <table:table-cell office:value-type="string">
            <text:p>CARLISLE COS INC</text:p>
          </table:table-cell>
          <table:table-cell office:value-type="string">
            <text:p><text:s text:c="2"/>COM <text:s text:c="13"/>142339100</text:p>
          </table:table-cell>
          <table:table-cell office:value-type="float" office:value="234">
            <text:p>234</text:p>
          </table:table-cell>
          <table:table-cell office:value-type="string">
            <text:p><text:s text:c="4"/>4508 <text:s text:c="2"/>SH <text:s text:c="9"/>SOLE <text:s text:c="15"/>4508 <text:s text:c="6"/>0 <text:s text:c="7"/>0<text:tab/><text:tab/></text:p>
          </table:table-cell>
        </table:table-row>
        <table:table-row table:style-name="ro1">
          <table:table-cell office:value-type="string">
            <text:p>CSS INDS INC</text:p>
          </table:table-cell>
          <table:table-cell office:value-type="string">
            <text:p><text:s text:c="2"/>COM <text:s text:c="13"/>125906107</text:p>
          </table:table-cell>
          <table:table-cell office:value-type="float" office:value="271">
            <text:p>271</text:p>
          </table:table-cell>
          <table:table-cell office:value-type="string">
            <text:p><text:s text:c="3"/>13205 <text:s text:c="2"/>SH <text:s text:c="9"/>SOLE <text:s text:c="14"/>13205 <text:s text:c="6"/>0 <text:s text:c="7"/>0<text:tab/><text:tab/></text:p>
          </table:table-cell>
        </table:table-row>
        <table:table-row table:style-name="ro1">
          <table:table-cell office:value-type="string">
            <text:p>COINSTAR INC</text:p>
          </table:table-cell>
          <table:table-cell office:value-type="string">
            <text:p><text:s text:c="2"/>COM <text:s text:c="13"/>19259P300</text:p>
          </table:table-cell>
          <table:table-cell office:value-type="float" office:value="1294">
            <text:p>1294</text:p>
          </table:table-cell>
          <table:table-cell office:value-type="string">
            <text:p><text:s text:c="3"/>28777 <text:s text:c="2"/>SH <text:s text:c="9"/>SOLE <text:s text:c="14"/>28777 <text:s text:c="6"/>0 <text:s text:c="7"/>0<text:tab/><text:tab/></text:p>
          </table:table-cell>
        </table:table-row>
        <table:table-row table:style-name="ro1">
          <table:table-cell office:value-type="string">
            <text:p>CINTAS CORP</text:p>
          </table:table-cell>
          <table:table-cell office:value-type="string">
            <text:p><text:s text:c="2"/>COM <text:s text:c="13"/>172908105</text:p>
          </table:table-cell>
          <table:table-cell office:value-type="float" office:value="288">
            <text:p>288</text:p>
          </table:table-cell>
          <table:table-cell office:value-type="string">
            <text:p><text:s text:c="4"/>6951 <text:s text:c="2"/>SH <text:s text:c="9"/>SOLE <text:s text:c="15"/>6951 <text:s text:c="6"/>0 <text:s text:c="7"/>0<text:tab/><text:tab/></text:p>
          </table:table-cell>
        </table:table-row>
        <table:table-row table:style-name="ro1">
          <table:table-cell office:value-type="string">
            <text:p>COOPER TIRE &amp; RUBR CO</text:p>
          </table:table-cell>
          <table:table-cell office:value-type="string">
            <text:p><text:s text:c="2"/>COM <text:s text:c="13"/>216831107</text:p>
          </table:table-cell>
          <table:table-cell office:value-type="float" office:value="299">
            <text:p>299</text:p>
          </table:table-cell>
          <table:table-cell office:value-type="string">
            <text:p><text:s text:c="3"/>15573 <text:s text:c="2"/>SH <text:s text:c="9"/>SOLE <text:s text:c="14"/>15573 <text:s text:c="6"/>0 <text:s text:c="7"/>0<text:tab/><text:tab/></text:p>
          </table:table-cell>
        </table:table-row>
        <table:table-row table:style-name="ro1">
          <table:table-cell office:value-type="string">
            <text:p>CTC MEDIA INC</text:p>
          </table:table-cell>
          <table:table-cell office:value-type="string">
            <text:p><text:s text:c="2"/>COM <text:s text:c="13"/>12642X106</text:p>
          </table:table-cell>
          <table:table-cell office:value-type="float" office:value="361">
            <text:p>361</text:p>
          </table:table-cell>
          <table:table-cell office:value-type="string">
            <text:p><text:s text:c="3"/>39839 <text:s text:c="2"/>SH <text:s text:c="9"/>SOLE <text:s text:c="14"/>39839 <text:s text:c="6"/>0 <text:s text:c="7"/>0<text:tab/><text:tab/></text:p>
          </table:table-cell>
        </table:table-row>
        <table:table-row table:style-name="ro1">
          <table:table-cell office:value-type="string">
            <text:p>COMPUTER TASK GROUP INC</text:p>
          </table:table-cell>
          <table:table-cell office:value-type="string">
            <text:p><text:s text:c="2"/>COM <text:s text:c="13"/>205477102</text:p>
          </table:table-cell>
          <table:table-cell office:value-type="float" office:value="607">
            <text:p>607</text:p>
          </table:table-cell>
          <table:table-cell office:value-type="string">
            <text:p><text:s text:c="3"/>37501 <text:s text:c="2"/>SH <text:s text:c="9"/>SOLE <text:s text:c="14"/>37501 <text:s text:c="6"/>0 <text:s text:c="7"/>0<text:tab/><text:tab/></text:p>
          </table:table-cell>
        </table:table-row>
        <table:table-row table:style-name="ro1">
          <table:table-cell office:value-type="string">
            <text:p>CENTURYLINK INC</text:p>
          </table:table-cell>
          <table:table-cell office:value-type="string">
            <text:p><text:s text:c="2"/>COM <text:s text:c="13"/>156700106</text:p>
          </table:table-cell>
          <table:table-cell office:value-type="float" office:value="2800">
            <text:p>2800</text:p>
          </table:table-cell>
          <table:table-cell office:value-type="string">
            <text:p><text:s text:c="3"/>69297 <text:s text:c="2"/>SH <text:s text:c="9"/>SOLE <text:s text:c="14"/>69297 <text:s text:c="6"/>0 <text:s text:c="7"/>0<text:tab/><text:tab/></text:p>
          </table:table-cell>
        </table:table-row>
        <table:table-row table:style-name="ro1">
          <table:table-cell office:value-type="string">
            <text:p>CTS CORP</text:p>
          </table:table-cell>
          <table:table-cell office:value-type="string">
            <text:p><text:s text:c="2"/>COM <text:s text:c="13"/>126501105</text:p>
          </table:table-cell>
          <table:table-cell office:value-type="float" office:value="383">
            <text:p>383</text:p>
          </table:table-cell>
          <table:table-cell office:value-type="string">
            <text:p><text:s text:c="3"/>38012 <text:s text:c="2"/>SH <text:s text:c="9"/>SOLE <text:s text:c="14"/>38012 <text:s text:c="6"/>0 <text:s text:c="7"/>0<text:tab/><text:tab/></text:p>
          </table:table-cell>
        </table:table-row>
        <table:table-row table:style-name="ro1">
          <table:table-cell office:value-type="string">
            <text:p>CITRIX SYS INC</text:p>
          </table:table-cell>
          <table:table-cell office:value-type="string">
            <text:p><text:s text:c="2"/>COM <text:s text:c="13"/>177376100</text:p>
          </table:table-cell>
          <table:table-cell office:value-type="float" office:value="420">
            <text:p>420</text:p>
          </table:table-cell>
          <table:table-cell office:value-type="string">
            <text:p><text:s text:c="4"/>5482 <text:s text:c="2"/>SH <text:s text:c="9"/>SOLE <text:s text:c="15"/>5482 <text:s text:c="6"/>0 <text:s text:c="7"/>0<text:tab/><text:tab/></text:p>
          </table:table-cell>
        </table:table-row>
        <table:table-row table:style-name="ro1">
          <table:table-cell office:value-type="string">
            <text:p>COVANTA HLDG CORP</text:p>
          </table:table-cell>
          <table:table-cell office:value-type="string">
            <text:p><text:s text:c="2"/>COM <text:s text:c="13"/>22282E102</text:p>
          </table:table-cell>
          <table:table-cell office:value-type="float" office:value="552">
            <text:p>552</text:p>
          </table:table-cell>
          <table:table-cell office:value-type="string">
            <text:p><text:s text:c="3"/>32196 <text:s text:c="2"/>SH <text:s text:c="9"/>SOLE <text:s text:c="14"/>32196 <text:s text:c="6"/>0 <text:s text:c="7"/>0<text:tab/><text:tab/></text:p>
          </table:table-cell>
        </table:table-row>
        <table:table-row table:style-name="ro1">
          <table:table-cell office:value-type="string">
            <text:p>CVB FINL CORP</text:p>
          </table:table-cell>
          <table:table-cell office:value-type="string">
            <text:p><text:s text:c="2"/>COM <text:s text:c="13"/>126600105</text:p>
          </table:table-cell>
          <table:table-cell office:value-type="float" office:value="474">
            <text:p>474</text:p>
          </table:table-cell>
          <table:table-cell office:value-type="string">
            <text:p><text:s text:c="3"/>39727 <text:s text:c="2"/>SH <text:s text:c="9"/>SOLE <text:s text:c="14"/>39727 <text:s text:c="6"/>0 <text:s text:c="7"/>0<text:tab/><text:tab/></text:p>
          </table:table-cell>
        </table:table-row>
        <table:table-row table:style-name="ro1">
          <table:table-cell office:value-type="string">
            <text:p>CABLEVISION SYS CORP</text:p>
          </table:table-cell>
          <table:table-cell office:value-type="string">
            <text:p><text:s text:c="2"/>CL A NY CABLVS <text:s text:c="2"/>12686C109</text:p>
          </table:table-cell>
          <table:table-cell office:value-type="float" office:value="486">
            <text:p>486</text:p>
          </table:table-cell>
          <table:table-cell office:value-type="string">
            <text:p><text:s text:c="3"/>30694 <text:s text:c="2"/>SH <text:s text:c="9"/>SOLE <text:s text:c="14"/>30694 <text:s text:c="6"/>0 <text:s text:c="7"/>0<text:tab/><text:tab/></text:p>
          </table:table-cell>
        </table:table-row>
        <table:table-row table:style-name="ro1">
          <table:table-cell office:value-type="string">
            <text:p>COVANCE INC</text:p>
          </table:table-cell>
          <table:table-cell office:value-type="string">
            <text:p><text:s text:c="2"/>COM <text:s text:c="13"/>222816100</text:p>
          </table:table-cell>
          <table:table-cell office:value-type="float" office:value="292">
            <text:p>292</text:p>
          </table:table-cell>
          <table:table-cell office:value-type="string">
            <text:p><text:s text:c="4"/>6258 <text:s text:c="2"/>SH <text:s text:c="9"/>SOLE <text:s text:c="15"/>6258 <text:s text:c="6"/>0 <text:s text:c="7"/>0<text:tab/><text:tab/></text:p>
          </table:table-cell>
        </table:table-row>
        <table:table-row table:style-name="ro1">
          <table:table-cell office:value-type="string">
            <text:p>COMMVAULT SYSTEMS INC</text:p>
          </table:table-cell>
          <table:table-cell office:value-type="string">
            <text:p><text:s text:c="2"/>COM <text:s text:c="13"/>204166102</text:p>
          </table:table-cell>
          <table:table-cell office:value-type="float" office:value="615">
            <text:p>615</text:p>
          </table:table-cell>
          <table:table-cell office:value-type="string">
            <text:p><text:s text:c="3"/>10486 <text:s text:c="2"/>SH <text:s text:c="9"/>SOLE <text:s text:c="14"/>10486 <text:s text:c="6"/>0 <text:s text:c="7"/>0<text:tab/><text:tab/></text:p>
          </table:table-cell>
        </table:table-row>
        <table:table-row table:style-name="ro1">
          <table:table-cell office:value-type="string">
            <text:p>CENVEO INC</text:p>
          </table:table-cell>
          <table:table-cell office:value-type="string">
            <text:p><text:s text:c="2"/>COM <text:s text:c="13"/>15670S105</text:p>
          </table:table-cell>
          <table:table-cell office:value-type="float" office:value="283">
            <text:p>283</text:p>
          </table:table-cell>
          <table:table-cell office:value-type="string">
            <text:p><text:s text:c="2"/>123583 <text:s text:c="2"/>SH <text:s text:c="9"/>SOLE <text:s text:c="13"/>123583 <text:s text:c="6"/>0 <text:s text:c="7"/>0<text:tab/><text:tab/></text:p>
          </table:table-cell>
        </table:table-row>
        <table:table-row table:style-name="ro1">
          <table:table-cell office:value-type="string">
            <text:p>CHEVRON CORP NEW</text:p>
          </table:table-cell>
          <table:table-cell office:value-type="string">
            <text:p><text:s text:c="2"/>COM <text:s text:c="13"/>166764100</text:p>
          </table:table-cell>
          <table:table-cell office:value-type="float" office:value="587">
            <text:p>587</text:p>
          </table:table-cell>
          <table:table-cell office:value-type="string">
            <text:p><text:s text:c="4"/>5033 <text:s text:c="2"/>SH <text:s text:c="9"/>SOLE <text:s text:c="15"/>5033 <text:s text:c="6"/>0 <text:s text:c="7"/>0<text:tab/><text:tab/></text:p>
          </table:table-cell>
        </table:table-row>
        <table:table-row table:style-name="ro1">
          <table:table-cell office:value-type="string">
            <text:p>COMMONWEALTH REIT</text:p>
          </table:table-cell>
          <table:table-cell office:value-type="string">
            <text:p><text:s text:c="2"/>COM SH BEN INT <text:s text:c="2"/>203233101</text:p>
          </table:table-cell>
          <table:table-cell office:value-type="float" office:value="249">
            <text:p>249</text:p>
          </table:table-cell>
          <table:table-cell office:value-type="string">
            <text:p><text:s text:c="3"/>17100 <text:s text:c="2"/>SH <text:s text:c="9"/>SOLE <text:s text:c="14"/>17100 <text:s text:c="6"/>0 <text:s text:c="7"/>0<text:tab/><text:tab/></text:p>
          </table:table-cell>
        </table:table-row>
        <table:table-row table:style-name="ro1">
          <table:table-cell office:value-type="string">
            <text:p>CONCHO RES INC</text:p>
          </table:table-cell>
          <table:table-cell office:value-type="string">
            <text:p><text:s text:c="2"/>COM <text:s text:c="13"/>20605P101</text:p>
          </table:table-cell>
          <table:table-cell office:value-type="float" office:value="703">
            <text:p>703</text:p>
          </table:table-cell>
          <table:table-cell office:value-type="string">
            <text:p><text:s text:c="4"/>7421 <text:s text:c="2"/>SH <text:s text:c="9"/>SOLE <text:s text:c="15"/>7421 <text:s text:c="6"/>0 <text:s text:c="7"/>0<text:tab/><text:tab/></text:p>
          </table:table-cell>
        </table:table-row>
        <table:table-row table:style-name="ro1">
          <table:table-cell office:value-type="string">
            <text:p>CRIMSON EXPLORATION INC</text:p>
          </table:table-cell>
          <table:table-cell office:value-type="string">
            <text:p><text:s text:c="2"/>COM NEW <text:s text:c="9"/>22662K207</text:p>
          </table:table-cell>
          <table:table-cell office:value-type="float" office:value="387">
            <text:p>387</text:p>
          </table:table-cell>
          <table:table-cell office:value-type="string">
            <text:p><text:s text:c="3"/>90611 <text:s text:c="2"/>SH <text:s text:c="9"/>SOLE <text:s text:c="14"/>90611 <text:s text:c="6"/>0 <text:s text:c="7"/>0<text:tab/><text:tab/></text:p>
          </table:table-cell>
        </table:table-row>
        <table:table-row table:style-name="ro1">
          <table:table-cell office:value-type="string">
            <text:p>CORRECTIONS CORP AMER NEW</text:p>
          </table:table-cell>
          <table:table-cell office:value-type="string">
            <text:p><text:s text:c="2"/>COM NEW <text:s text:c="9"/>22025Y407</text:p>
          </table:table-cell>
          <table:table-cell office:value-type="float" office:value="686">
            <text:p>686</text:p>
          </table:table-cell>
          <table:table-cell office:value-type="string">
            <text:p><text:s text:c="3"/>20499 <text:s text:c="2"/>SH <text:s text:c="9"/>SOLE <text:s text:c="14"/>20499 <text:s text:c="6"/>0 <text:s text:c="7"/>0<text:tab/><text:tab/></text:p>
          </table:table-cell>
        </table:table-row>
        <table:table-row table:style-name="ro1">
          <table:table-cell office:value-type="string">
            <text:p>CYPRESS SEMICONDUCTOR CORP</text:p>
          </table:table-cell>
          <table:table-cell office:value-type="string">
            <text:p><text:s text:c="2"/>COM <text:s text:c="13"/>232806109</text:p>
          </table:table-cell>
          <table:table-cell office:value-type="float" office:value="1934">
            <text:p>1934</text:p>
          </table:table-cell>
          <table:table-cell office:value-type="string">
            <text:p><text:s text:c="2"/>180702 <text:s text:c="2"/>SH <text:s text:c="9"/>SOLE <text:s text:c="13"/>180702 <text:s text:c="6"/>0 <text:s text:c="7"/>0<text:tab/><text:tab/></text:p>
          </table:table-cell>
        </table:table-row>
        <table:table-row table:style-name="ro1">
          <table:table-cell office:value-type="string">
            <text:p>CYBERONICS INC</text:p>
          </table:table-cell>
          <table:table-cell office:value-type="string">
            <text:p><text:s text:c="2"/>COM <text:s text:c="13"/>23251P102</text:p>
          </table:table-cell>
          <table:table-cell office:value-type="float" office:value="1371">
            <text:p>1371</text:p>
          </table:table-cell>
          <table:table-cell office:value-type="string">
            <text:p><text:s text:c="3"/>26149 <text:s text:c="2"/>SH <text:s text:c="9"/>SOLE <text:s text:c="14"/>26149 <text:s text:c="6"/>0 <text:s text:c="7"/>0<text:tab/><text:tab/></text:p>
          </table:table-cell>
        </table:table-row>
        <table:table-row table:style-name="ro1">
          <table:table-cell office:value-type="string">
            <text:p>COMMUNITY HEALTH SYS INC NE</text:p>
          </table:table-cell>
          <table:table-cell office:value-type="string">
            <text:p><text:s text:c="2"/>COM <text:s text:c="13"/>203668108</text:p>
          </table:table-cell>
          <table:table-cell office:value-type="float" office:value="564">
            <text:p>564</text:p>
          </table:table-cell>
          <table:table-cell office:value-type="string">
            <text:p><text:s text:c="3"/>19369 <text:s text:c="2"/>SH <text:s text:c="9"/>SOLE <text:s text:c="14"/>19369 <text:s text:c="6"/>0 <text:s text:c="7"/>0<text:tab/><text:tab/></text:p>
          </table:table-cell>
        </table:table-row>
        <table:table-row table:style-name="ro1">
          <table:table-cell office:value-type="string">
            <text:p>CYMER INC</text:p>
          </table:table-cell>
          <table:table-cell office:value-type="string">
            <text:p><text:s text:c="2"/>COM <text:s text:c="13"/>232572107</text:p>
          </table:table-cell>
          <table:table-cell office:value-type="float" office:value="323">
            <text:p>323</text:p>
          </table:table-cell>
          <table:table-cell office:value-type="string">
            <text:p><text:s text:c="4"/>6320 <text:s text:c="2"/>SH <text:s text:c="9"/>SOLE <text:s text:c="15"/>6320 <text:s text:c="6"/>0 <text:s text:c="7"/>0<text:tab/><text:tab/></text:p>
          </table:table-cell>
        </table:table-row>
        <table:table-row table:style-name="ro1">
          <table:table-cell office:value-type="string">
            <text:p>CHANGYOU COM LTD</text:p>
          </table:table-cell>
          <table:table-cell office:value-type="string">
            <text:p><text:s text:c="2"/>ADS REP CL A <text:s text:c="4"/>15911M107</text:p>
          </table:table-cell>
          <table:table-cell office:value-type="float" office:value="703">
            <text:p>703</text:p>
          </table:table-cell>
          <table:table-cell office:value-type="string">
            <text:p><text:s text:c="3"/>26803 <text:s text:c="2"/>SH <text:s text:c="9"/>SOLE <text:s text:c="14"/>26803 <text:s text:c="6"/>0 <text:s text:c="7"/>0<text:tab/><text:tab/></text:p>
          </table:table-cell>
        </table:table-row>
        <table:table-row table:style-name="ro1">
          <table:table-cell office:value-type="string">
            <text:p>CYTEC INDS INC</text:p>
          </table:table-cell>
          <table:table-cell office:value-type="string">
            <text:p><text:s text:c="2"/>COM <text:s text:c="13"/>232820100</text:p>
          </table:table-cell>
          <table:table-cell office:value-type="float" office:value="335">
            <text:p>335</text:p>
          </table:table-cell>
          <table:table-cell office:value-type="string">
            <text:p><text:s text:c="4"/>5109 <text:s text:c="2"/>SH <text:s text:c="9"/>SOLE <text:s text:c="15"/>5109 <text:s text:c="6"/>0 <text:s text:c="7"/>0<text:tab/><text:tab/></text:p>
          </table:table-cell>
        </table:table-row>
        <table:table-row table:style-name="ro1">
          <table:table-cell office:value-type="string">
            <text:p>COSAN LTD</text:p>
          </table:table-cell>
          <table:table-cell office:value-type="string">
            <text:p><text:s text:c="2"/>SHS A <text:s text:c="11"/>G25343107</text:p>
          </table:table-cell>
          <table:table-cell office:value-type="float" office:value="325">
            <text:p>325</text:p>
          </table:table-cell>
          <table:table-cell office:value-type="string">
            <text:p><text:s text:c="3"/>20498 <text:s text:c="2"/>SH <text:s text:c="9"/>SOLE <text:s text:c="14"/>20498 <text:s text:c="6"/>0 <text:s text:c="7"/>0<text:tab/><text:tab/></text:p>
          </table:table-cell>
        </table:table-row>
        <table:table-row table:style-name="ro1">
          <table:table-cell office:value-type="string">
            <text:p>DOMINION RES INC VA NEW</text:p>
          </table:table-cell>
          <table:table-cell office:value-type="string">
            <text:p><text:s text:c="2"/>COM <text:s text:c="13"/>25746U109</text:p>
          </table:table-cell>
          <table:table-cell office:value-type="float" office:value="728">
            <text:p>728</text:p>
          </table:table-cell>
          <table:table-cell office:value-type="string">
            <text:p><text:s text:c="3"/>13753 <text:s text:c="2"/>SH <text:s text:c="9"/>SOLE <text:s text:c="14"/>13753 <text:s text:c="6"/>0 <text:s text:c="7"/>0<text:tab/><text:tab/></text:p>
          </table:table-cell>
        </table:table-row>
        <table:table-row table:style-name="ro1">
          <table:table-cell office:value-type="string">
            <text:p>DAKTRONICS INC</text:p>
          </table:table-cell>
          <table:table-cell office:value-type="string">
            <text:p><text:s text:c="2"/>COM <text:s text:c="13"/>234264109</text:p>
          </table:table-cell>
          <table:table-cell office:value-type="float" office:value="190">
            <text:p>190</text:p>
          </table:table-cell>
          <table:table-cell office:value-type="string">
            <text:p><text:s text:c="3"/>19963 <text:s text:c="2"/>SH <text:s text:c="9"/>SOLE <text:s text:c="14"/>19963 <text:s text:c="6"/>0 <text:s text:c="7"/>0<text:tab/><text:tab/></text:p>
          </table:table-cell>
        </table:table-row>
        <table:table-row table:style-name="ro1">
          <table:table-cell office:value-type="string">
            <text:p>DELTA AIR LINES INC DEL</text:p>
          </table:table-cell>
          <table:table-cell office:value-type="string">
            <text:p><text:s text:c="2"/>COM NEW <text:s text:c="9"/>247361702</text:p>
          </table:table-cell>
          <table:table-cell office:value-type="float" office:value="768">
            <text:p>768</text:p>
          </table:table-cell>
          <table:table-cell office:value-type="string">
            <text:p><text:s text:c="3"/>83839 <text:s text:c="2"/>SH <text:s text:c="9"/>SOLE <text:s text:c="14"/>83839 <text:s text:c="6"/>0 <text:s text:c="7"/>0<text:tab/><text:tab/></text:p>
          </table:table-cell>
        </table:table-row>
        <table:table-row table:style-name="ro1">
          <table:table-cell office:value-type="string">
            <text:p>DANA HLDG CORP</text:p>
          </table:table-cell>
          <table:table-cell office:value-type="string">
            <text:p><text:s text:c="2"/>COM <text:s text:c="13"/>235825205</text:p>
          </table:table-cell>
          <table:table-cell office:value-type="float" office:value="1119">
            <text:p>1119</text:p>
          </table:table-cell>
          <table:table-cell office:value-type="string">
            <text:p><text:s text:c="3"/>90973 <text:s text:c="2"/>SH <text:s text:c="9"/>SOLE <text:s text:c="14"/>90973 <text:s text:c="6"/>0 <text:s text:c="7"/>0<text:tab/><text:tab/></text:p>
          </table:table-cell>
        </table:table-row>
        <table:table-row table:style-name="ro1">
          <table:table-cell office:value-type="string">
            <text:p>DARLING INTL INC</text:p>
          </table:table-cell>
          <table:table-cell office:value-type="string">
            <text:p><text:s text:c="2"/>COM <text:s text:c="13"/>237266101</text:p>
          </table:table-cell>
          <table:table-cell office:value-type="float" office:value="486">
            <text:p>486</text:p>
          </table:table-cell>
          <table:table-cell office:value-type="string">
            <text:p><text:s text:c="3"/>26551 <text:s text:c="2"/>SH <text:s text:c="9"/>SOLE <text:s text:c="14"/>26551 <text:s text:c="6"/>0 <text:s text:c="7"/>0<text:tab/><text:tab/></text:p>
          </table:table-cell>
        </table:table-row>
        <table:table-row table:style-name="ro1">
          <table:table-cell office:value-type="string">
            <text:p>DOUBLE EAGLE PETE CO</text:p>
          </table:table-cell>
          <table:table-cell office:value-type="string">
            <text:p><text:s text:c="2"/>COM PAR $0.10 <text:s text:c="3"/>258570209</text:p>
          </table:table-cell>
          <table:table-cell office:value-type="float" office:value="144">
            <text:p>144</text:p>
          </table:table-cell>
          <table:table-cell office:value-type="string">
            <text:p><text:s text:c="3"/>26100 <text:s text:c="2"/>SH <text:s text:c="9"/>SOLE <text:s text:c="14"/>26100 <text:s text:c="6"/>0 <text:s text:c="7"/>0<text:tab/><text:tab/></text:p>
          </table:table-cell>
        </table:table-row>
        <table:table-row table:style-name="ro1">
          <table:table-cell office:value-type="string">
            <text:p>DONALDSON INC</text:p>
          </table:table-cell>
          <table:table-cell office:value-type="string">
            <text:p><text:s text:c="2"/>COM <text:s text:c="13"/>257651109</text:p>
          </table:table-cell>
          <table:table-cell office:value-type="float" office:value="541">
            <text:p>541</text:p>
          </table:table-cell>
          <table:table-cell office:value-type="string">
            <text:p><text:s text:c="3"/>15574 <text:s text:c="2"/>SH <text:s text:c="9"/>SOLE <text:s text:c="14"/>15574 <text:s text:c="6"/>0 <text:s text:c="7"/>0<text:tab/><text:tab/></text:p>
          </table:table-cell>
        </table:table-row>
        <table:table-row table:style-name="ro1">
          <table:table-cell office:value-type="string">
            <text:p>DIANA CONTAINERSHIPS INC</text:p>
          </table:table-cell>
          <table:table-cell office:value-type="string">
            <text:p><text:s text:c="2"/>COM <text:s text:c="13"/>Y2069P 10 1</text:p>
          </table:table-cell>
          <table:table-cell office:value-type="float" office:value="221">
            <text:p>221</text:p>
          </table:table-cell>
          <table:table-cell office:value-type="string">
            <text:p><text:s text:c="3"/>39314 <text:s text:c="2"/>SH <text:s text:c="9"/>SOLE <text:s text:c="14"/>39314 <text:s text:c="6"/>0 <text:s text:c="7"/>0<text:tab/><text:tab/></text:p>
          </table:table-cell>
        </table:table-row>
        <table:table-row table:style-name="ro1">
          <table:table-cell office:value-type="string">
            <text:p>DDR CORP</text:p>
          </table:table-cell>
          <table:table-cell office:value-type="string">
            <text:p><text:s text:c="2"/>COM <text:s text:c="13"/>23317H102</text:p>
          </table:table-cell>
          <table:table-cell office:value-type="float" office:value="525">
            <text:p>525</text:p>
          </table:table-cell>
          <table:table-cell office:value-type="string">
            <text:p><text:s text:c="3"/>34154 <text:s text:c="2"/>SH <text:s text:c="9"/>SOLE <text:s text:c="14"/>34154 <text:s text:c="6"/>0 <text:s text:c="7"/>0<text:tab/><text:tab/></text:p>
          </table:table-cell>
        </table:table-row>
        <table:table-row table:style-name="ro1">
          <table:table-cell office:value-type="string">
            <text:p>DILLARDS INC</text:p>
          </table:table-cell>
          <table:table-cell office:value-type="string">
            <text:p><text:s text:c="2"/>CL A <text:s text:c="12"/>254067101</text:p>
          </table:table-cell>
          <table:table-cell office:value-type="float" office:value="518">
            <text:p>518</text:p>
          </table:table-cell>
          <table:table-cell office:value-type="string">
            <text:p><text:s text:c="4"/>7165 <text:s text:c="2"/>SH <text:s text:c="9"/>SOLE <text:s text:c="15"/>7165 <text:s text:c="6"/>0 <text:s text:c="7"/>0<text:tab/><text:tab/></text:p>
          </table:table-cell>
        </table:table-row>
        <table:table-row table:style-name="ro1">
          <table:table-cell office:value-type="string">
            <text:p>DECKERS OUTDOOR CORP</text:p>
          </table:table-cell>
          <table:table-cell office:value-type="string">
            <text:p><text:s text:c="2"/>COM <text:s text:c="13"/>243537107</text:p>
          </table:table-cell>
          <table:table-cell office:value-type="float" office:value="312">
            <text:p>312</text:p>
          </table:table-cell>
          <table:table-cell office:value-type="string">
            <text:p><text:s text:c="4"/>8506 <text:s text:c="2"/>SH <text:s text:c="9"/>SOLE <text:s text:c="15"/>8506 <text:s text:c="6"/>0 <text:s text:c="7"/>0<text:tab/><text:tab/></text:p>
          </table:table-cell>
        </table:table-row>
        <table:table-row table:style-name="ro1">
          <table:table-cell office:value-type="string">
            <text:p>DOUGLAS EMMETT INC</text:p>
          </table:table-cell>
          <table:table-cell office:value-type="string">
            <text:p><text:s text:c="2"/>COM <text:s text:c="13"/>25960P109</text:p>
          </table:table-cell>
          <table:table-cell office:value-type="float" office:value="283">
            <text:p>283</text:p>
          </table:table-cell>
          <table:table-cell office:value-type="string">
            <text:p><text:s text:c="3"/>12285 <text:s text:c="2"/>SH <text:s text:c="9"/>SOLE <text:s text:c="14"/>12285 <text:s text:c="6"/>0 <text:s text:c="7"/>0<text:tab/><text:tab/></text:p>
          </table:table-cell>
        </table:table-row>
        <table:table-row table:style-name="ro1">
          <table:table-cell office:value-type="string">
            <text:p>DELL INC</text:p>
          </table:table-cell>
          <table:table-cell office:value-type="string">
            <text:p><text:s text:c="2"/>COM <text:s text:c="13"/>24702R101</text:p>
          </table:table-cell>
          <table:table-cell office:value-type="float" office:value="1447">
            <text:p>1447</text:p>
          </table:table-cell>
          <table:table-cell office:value-type="string">
            <text:p><text:s text:c="2"/>146862 <text:s text:c="2"/>SH <text:s text:c="9"/>SOLE <text:s text:c="13"/>146862 <text:s text:c="6"/>0 <text:s text:c="7"/>0<text:tab/><text:tab/></text:p>
          </table:table-cell>
        </table:table-row>
        <table:table-row table:style-name="ro1">
          <table:table-cell office:value-type="string">
            <text:p>DEPOMED INC</text:p>
          </table:table-cell>
          <table:table-cell office:value-type="string">
            <text:p><text:s text:c="2"/>COM <text:s text:c="13"/>249908104</text:p>
          </table:table-cell>
          <table:table-cell office:value-type="float" office:value="296">
            <text:p>296</text:p>
          </table:table-cell>
          <table:table-cell office:value-type="string">
            <text:p><text:s text:c="3"/>50008 <text:s text:c="2"/>SH <text:s text:c="9"/>SOLE <text:s text:c="14"/>50008 <text:s text:c="6"/>0 <text:s text:c="7"/>0<text:tab/><text:tab/></text:p>
          </table:table-cell>
        </table:table-row>
        <table:table-row table:style-name="ro1">
          <table:table-cell office:value-type="string">
            <text:p>DESTINATION MATERNITY CORP</text:p>
          </table:table-cell>
          <table:table-cell office:value-type="string">
            <text:p><text:s text:c="2"/>COM <text:s text:c="13"/>25065D100</text:p>
          </table:table-cell>
          <table:table-cell office:value-type="float" office:value="912">
            <text:p>912</text:p>
          </table:table-cell>
          <table:table-cell office:value-type="string">
            <text:p><text:s text:c="3"/>48791 <text:s text:c="2"/>SH <text:s text:c="9"/>SOLE <text:s text:c="14"/>48791 <text:s text:c="6"/>0 <text:s text:c="7"/>0<text:tab/><text:tab/></text:p>
          </table:table-cell>
        </table:table-row>
        <table:table-row table:style-name="ro1">
          <table:table-cell office:value-type="string">
            <text:p>DEAN FOODS CO NEW</text:p>
          </table:table-cell>
          <table:table-cell office:value-type="string">
            <text:p><text:s text:c="2"/>COM <text:s text:c="13"/>242370104</text:p>
          </table:table-cell>
          <table:table-cell office:value-type="float" office:value="2029">
            <text:p>2029</text:p>
          </table:table-cell>
          <table:table-cell office:value-type="string">
            <text:p><text:s text:c="2"/>124093 <text:s text:c="2"/>SH <text:s text:c="9"/>SOLE <text:s text:c="13"/>124093 <text:s text:c="6"/>0 <text:s text:c="7"/>0<text:tab/><text:tab/></text:p>
          </table:table-cell>
        </table:table-row>
        <table:table-row table:style-name="ro1">
          <table:table-cell office:value-type="string">
            <text:p>DOLLAR GEN CORP NEW</text:p>
          </table:table-cell>
          <table:table-cell office:value-type="string">
            <text:p><text:s text:c="2"/>COM <text:s text:c="13"/>256677105</text:p>
          </table:table-cell>
          <table:table-cell office:value-type="float" office:value="1256">
            <text:p>1256</text:p>
          </table:table-cell>
          <table:table-cell office:value-type="string">
            <text:p><text:s text:c="3"/>24374 <text:s text:c="2"/>SH <text:s text:c="9"/>SOLE <text:s text:c="14"/>24374 <text:s text:c="6"/>0 <text:s text:c="7"/>0<text:tab/><text:tab/></text:p>
          </table:table-cell>
        </table:table-row>
        <table:table-row table:style-name="ro1">
          <table:table-cell office:value-type="string">
            <text:p>DIAMOND HILL INVESTMENT GRO</text:p>
          </table:table-cell>
          <table:table-cell office:value-type="string">
            <text:p><text:s text:c="2"/>COM NEW <text:s text:c="9"/>25264R207</text:p>
          </table:table-cell>
          <table:table-cell office:value-type="float" office:value="239">
            <text:p>239</text:p>
          </table:table-cell>
          <table:table-cell office:value-type="string">
            <text:p><text:s text:c="4"/>3118 <text:s text:c="2"/>SH <text:s text:c="9"/>SOLE <text:s text:c="15"/>3118 <text:s text:c="6"/>0 <text:s text:c="7"/>0<text:tab/><text:tab/></text:p>
          </table:table-cell>
        </table:table-row>
        <table:table-row table:style-name="ro1">
          <table:table-cell office:value-type="string">
            <text:p>DISNEY WALT CO</text:p>
          </table:table-cell>
          <table:table-cell office:value-type="string">
            <text:p><text:s text:c="2"/>COM DISNEY <text:s text:c="6"/>254687106</text:p>
          </table:table-cell>
          <table:table-cell office:value-type="float" office:value="906">
            <text:p>906</text:p>
          </table:table-cell>
          <table:table-cell office:value-type="string">
            <text:p><text:s text:c="3"/>17328 <text:s text:c="2"/>SH <text:s text:c="9"/>SOLE <text:s text:c="14"/>17328 <text:s text:c="6"/>0 <text:s text:c="7"/>0<text:tab/><text:tab/></text:p>
          </table:table-cell>
        </table:table-row>
        <table:table-row table:style-name="ro1">
          <table:table-cell office:value-type="string">
            <text:p>DISH NETWORK CORP</text:p>
          </table:table-cell>
          <table:table-cell office:value-type="string">
            <text:p><text:s text:c="2"/>CL A <text:s text:c="12"/>25470M109</text:p>
          </table:table-cell>
          <table:table-cell office:value-type="float" office:value="620">
            <text:p>620</text:p>
          </table:table-cell>
          <table:table-cell office:value-type="string">
            <text:p><text:s text:c="3"/>20255 <text:s text:c="2"/>SH <text:s text:c="9"/>SOLE <text:s text:c="14"/>20255 <text:s text:c="6"/>0 <text:s text:c="7"/>0<text:tab/><text:tab/></text:p>
          </table:table-cell>
        </table:table-row>
        <table:table-row table:style-name="ro1">
          <table:table-cell office:value-type="string">
            <text:p>DELEK US HLDGS INC</text:p>
          </table:table-cell>
          <table:table-cell office:value-type="string">
            <text:p><text:s text:c="2"/>COM <text:s text:c="13"/>246647101</text:p>
          </table:table-cell>
          <table:table-cell office:value-type="float" office:value="814">
            <text:p>814</text:p>
          </table:table-cell>
          <table:table-cell office:value-type="string">
            <text:p><text:s text:c="3"/>31947 <text:s text:c="2"/>SH <text:s text:c="9"/>SOLE <text:s text:c="14"/>31947 <text:s text:c="6"/>0 <text:s text:c="7"/>0<text:tab/><text:tab/></text:p>
          </table:table-cell>
        </table:table-row>
        <table:table-row table:style-name="ro1">
          <table:table-cell office:value-type="string">
            <text:p>DICKS SPORTING GOODS INC</text:p>
          </table:table-cell>
          <table:table-cell office:value-type="string">
            <text:p><text:s text:c="2"/>COM <text:s text:c="13"/>253393102</text:p>
          </table:table-cell>
          <table:table-cell office:value-type="float" office:value="450">
            <text:p>450</text:p>
          </table:table-cell>
          <table:table-cell office:value-type="string">
            <text:p><text:s text:c="4"/>8673 <text:s text:c="2"/>SH <text:s text:c="9"/>SOLE <text:s text:c="15"/>8673 <text:s text:c="6"/>0 <text:s text:c="7"/>0<text:tab/><text:tab/></text:p>
          </table:table-cell>
        </table:table-row>
        <table:table-row table:style-name="ro1">
          <table:table-cell office:value-type="string">
            <text:p>DOLBY LABORATORIES INC</text:p>
          </table:table-cell>
          <table:table-cell office:value-type="string">
            <text:p><text:s text:c="2"/>COM <text:s text:c="13"/>25659T107</text:p>
          </table:table-cell>
          <table:table-cell office:value-type="float" office:value="935">
            <text:p>935</text:p>
          </table:table-cell>
          <table:table-cell office:value-type="string">
            <text:p><text:s text:c="3"/>28541 <text:s text:c="2"/>SH <text:s text:c="9"/>SOLE <text:s text:c="14"/>28541 <text:s text:c="6"/>0 <text:s text:c="7"/>0<text:tab/><text:tab/></text:p>
          </table:table-cell>
        </table:table-row>
        <table:table-row table:style-name="ro1">
          <table:table-cell office:value-type="string">
            <text:p>DOLLAR TREE INC</text:p>
          </table:table-cell>
          <table:table-cell office:value-type="string">
            <text:p><text:s text:c="2"/>COM <text:s text:c="13"/>256746108</text:p>
          </table:table-cell>
          <table:table-cell office:value-type="float" office:value="1878">
            <text:p>1878</text:p>
          </table:table-cell>
          <table:table-cell office:value-type="string">
            <text:p><text:s text:c="3"/>38896 <text:s text:c="2"/>SH <text:s text:c="9"/>SOLE <text:s text:c="14"/>38896 <text:s text:c="6"/>0 <text:s text:c="7"/>0<text:tab/><text:tab/></text:p>
          </table:table-cell>
        </table:table-row>
        <table:table-row table:style-name="ro1">
          <table:table-cell office:value-type="string">
            <text:p>DELUXE CORP</text:p>
          </table:table-cell>
          <table:table-cell office:value-type="string">
            <text:p><text:s text:c="2"/>COM <text:s text:c="13"/>248019101</text:p>
          </table:table-cell>
          <table:table-cell office:value-type="float" office:value="1082">
            <text:p>1082</text:p>
          </table:table-cell>
          <table:table-cell office:value-type="string">
            <text:p><text:s text:c="3"/>35418 <text:s text:c="2"/>SH <text:s text:c="9"/>SOLE <text:s text:c="14"/>35418 <text:s text:c="6"/>0 <text:s text:c="7"/>0<text:tab/><text:tab/></text:p>
          </table:table-cell>
        </table:table-row>
        <table:table-row table:style-name="ro1">
          <table:table-cell office:value-type="string">
            <text:p>DORCHESTER MINERALS LP</text:p>
          </table:table-cell>
          <table:table-cell office:value-type="string">
            <text:p><text:s text:c="2"/>COM UNIT <text:s text:c="8"/>25820R105</text:p>
          </table:table-cell>
          <table:table-cell office:value-type="float" office:value="241">
            <text:p>241</text:p>
          </table:table-cell>
          <table:table-cell office:value-type="string">
            <text:p><text:s text:c="3"/>10925 <text:s text:c="2"/>SH <text:s text:c="9"/>SOLE <text:s text:c="14"/>10925 <text:s text:c="6"/>0 <text:s text:c="7"/>0<text:tab/><text:tab/></text:p>
          </table:table-cell>
        </table:table-row>
        <table:table-row table:style-name="ro1">
          <table:table-cell office:value-type="string">
            <text:p>DIAMOND FOODS INC</text:p>
          </table:table-cell>
          <table:table-cell office:value-type="string">
            <text:p><text:s text:c="2"/>COM <text:s text:c="13"/>252603105</text:p>
          </table:table-cell>
          <table:table-cell office:value-type="float" office:value="232">
            <text:p>232</text:p>
          </table:table-cell>
          <table:table-cell office:value-type="string">
            <text:p><text:s text:c="3"/>12325 <text:s text:c="2"/>SH <text:s text:c="9"/>SOLE <text:s text:c="14"/>12325 <text:s text:c="6"/>0 <text:s text:c="7"/>0<text:tab/><text:tab/></text:p>
          </table:table-cell>
        </table:table-row>
        <table:table-row table:style-name="ro1">
          <table:table-cell office:value-type="string">
            <text:p>DUN &amp; BRADSTREET CORP DEL N</text:p>
          </table:table-cell>
          <table:table-cell office:value-type="string">
            <text:p><text:s text:c="2"/>COM <text:s text:c="13"/>26483E100</text:p>
          </table:table-cell>
          <table:table-cell office:value-type="float" office:value="979">
            <text:p>979</text:p>
          </table:table-cell>
          <table:table-cell office:value-type="string">
            <text:p><text:s text:c="3"/>12299 <text:s text:c="2"/>SH <text:s text:c="9"/>SOLE <text:s text:c="14"/>12299 <text:s text:c="6"/>0 <text:s text:c="7"/>0<text:tab/><text:tab/></text:p>
          </table:table-cell>
        </table:table-row>
        <table:table-row table:style-name="ro1">
          <table:table-cell office:value-type="string">
            <text:p>DUNKIN BRANDS GROUP INC</text:p>
          </table:table-cell>
          <table:table-cell office:value-type="string">
            <text:p><text:s text:c="2"/>COM <text:s text:c="13"/>265504100</text:p>
          </table:table-cell>
          <table:table-cell office:value-type="float" office:value="1690">
            <text:p>1690</text:p>
          </table:table-cell>
          <table:table-cell office:value-type="string">
            <text:p><text:s text:c="3"/>57887 <text:s text:c="2"/>SH <text:s text:c="9"/>SOLE <text:s text:c="14"/>57887 <text:s text:c="6"/>0 <text:s text:c="7"/>0<text:tab/><text:tab/></text:p>
          </table:table-cell>
        </table:table-row>
        <table:table-row table:style-name="ro1">
          <table:table-cell office:value-type="string">
            <text:p>DIAMOND OFFSHORE DRILLING I</text:p>
          </table:table-cell>
          <table:table-cell office:value-type="string">
            <text:p><text:s text:c="2"/>COM <text:s text:c="13"/>25271C102</text:p>
          </table:table-cell>
          <table:table-cell office:value-type="float" office:value="1749">
            <text:p>1749</text:p>
          </table:table-cell>
          <table:table-cell office:value-type="string">
            <text:p><text:s text:c="3"/>26573 <text:s text:c="2"/>SH <text:s text:c="9"/>SOLE <text:s text:c="14"/>26573 <text:s text:c="6"/>0 <text:s text:c="7"/>0<text:tab/><text:tab/></text:p>
          </table:table-cell>
        </table:table-row>
        <table:table-row table:style-name="ro1">
          <table:table-cell office:value-type="string">
            <text:p>DOMINION RES BLACK WARRIOR</text:p>
          </table:table-cell>
          <table:table-cell office:value-type="string">
            <text:p><text:s text:c="2"/>UNITS BEN INT <text:s text:c="3"/>25746Q108</text:p>
          </table:table-cell>
          <table:table-cell office:value-type="float" office:value="96">
            <text:p>96</text:p>
          </table:table-cell>
          <table:table-cell office:value-type="string">
            <text:p><text:s text:c="3"/>21145 <text:s text:c="2"/>SH <text:s text:c="9"/>SOLE <text:s text:c="14"/>21145 <text:s text:c="6"/>0 <text:s text:c="7"/>0<text:tab/><text:tab/></text:p>
          </table:table-cell>
        </table:table-row>
        <table:table-row table:style-name="ro1">
          <table:table-cell office:value-type="string">
            <text:p>DOW CHEM CO</text:p>
          </table:table-cell>
          <table:table-cell office:value-type="string">
            <text:p><text:s text:c="2"/>COM <text:s text:c="13"/>260543103</text:p>
          </table:table-cell>
          <table:table-cell office:value-type="float" office:value="2493">
            <text:p>2493</text:p>
          </table:table-cell>
          <table:table-cell office:value-type="string">
            <text:p><text:s text:c="3"/>86091 <text:s text:c="2"/>SH <text:s text:c="9"/>SOLE <text:s text:c="14"/>86091 <text:s text:c="6"/>0 <text:s text:c="7"/>0<text:tab/><text:tab/></text:p>
          </table:table-cell>
        </table:table-row>
        <table:table-row table:style-name="ro1">
          <table:table-cell office:value-type="string">
            <text:p>AMDOCS LTD</text:p>
          </table:table-cell>
          <table:table-cell office:value-type="string">
            <text:p><text:s text:c="2"/>ORD <text:s text:c="13"/>G02602103</text:p>
          </table:table-cell>
          <table:table-cell office:value-type="float" office:value="815">
            <text:p>815</text:p>
          </table:table-cell>
          <table:table-cell office:value-type="string">
            <text:p><text:s text:c="3"/>24703 <text:s text:c="2"/>SH <text:s text:c="9"/>SOLE <text:s text:c="14"/>24703 <text:s text:c="6"/>0 <text:s text:c="7"/>0<text:tab/><text:tab/></text:p>
          </table:table-cell>
        </table:table-row>
        <table:table-row table:style-name="ro1">
          <table:table-cell office:value-type="string">
            <text:p>DOMINOS PIZZA INC</text:p>
          </table:table-cell>
          <table:table-cell office:value-type="string">
            <text:p><text:s text:c="2"/>COM <text:s text:c="13"/>25754A201</text:p>
          </table:table-cell>
          <table:table-cell office:value-type="float" office:value="519">
            <text:p>519</text:p>
          </table:table-cell>
          <table:table-cell office:value-type="string">
            <text:p><text:s text:c="3"/>13772 <text:s text:c="2"/>SH <text:s text:c="9"/>SOLE <text:s text:c="14"/>13772 <text:s text:c="6"/>0 <text:s text:c="7"/>0<text:tab/><text:tab/></text:p>
          </table:table-cell>
        </table:table-row>
        <table:table-row table:style-name="ro1">
          <table:table-cell office:value-type="string">
            <text:p>DUKE REALTY CORP</text:p>
          </table:table-cell>
          <table:table-cell office:value-type="string">
            <text:p><text:s text:c="2"/>COM NEW <text:s text:c="9"/>264411505</text:p>
          </table:table-cell>
          <table:table-cell office:value-type="float" office:value="527">
            <text:p>527</text:p>
          </table:table-cell>
          <table:table-cell office:value-type="string">
            <text:p><text:s text:c="3"/>35883 <text:s text:c="2"/>SH <text:s text:c="9"/>SOLE <text:s text:c="14"/>35883 <text:s text:c="6"/>0 <text:s text:c="7"/>0<text:tab/><text:tab/></text:p>
          </table:table-cell>
        </table:table-row>
        <table:table-row table:style-name="ro1">
          <table:table-cell office:value-type="string">
            <text:p>DRIL-QUIP INC</text:p>
          </table:table-cell>
          <table:table-cell office:value-type="string">
            <text:p><text:s text:c="2"/>COM <text:s text:c="13"/>262037104</text:p>
          </table:table-cell>
          <table:table-cell office:value-type="float" office:value="202">
            <text:p>202</text:p>
          </table:table-cell>
          <table:table-cell office:value-type="string">
            <text:p><text:s text:c="4"/>2814 <text:s text:c="2"/>SH <text:s text:c="9"/>SOLE <text:s text:c="15"/>2814 <text:s text:c="6"/>0 <text:s text:c="7"/>0<text:tab/><text:tab/></text:p>
          </table:table-cell>
        </table:table-row>
        <table:table-row table:style-name="ro1">
          <table:table-cell office:value-type="string">
            <text:p>DURECT CORP</text:p>
          </table:table-cell>
          <table:table-cell office:value-type="string">
            <text:p><text:s text:c="2"/>COM <text:s text:c="13"/>266605104</text:p>
          </table:table-cell>
          <table:table-cell office:value-type="float" office:value="47">
            <text:p>47</text:p>
          </table:table-cell>
          <table:table-cell office:value-type="string">
            <text:p><text:s text:c="3"/>32831 <text:s text:c="2"/>SH <text:s text:c="9"/>SOLE <text:s text:c="14"/>32831 <text:s text:c="6"/>0 <text:s text:c="7"/>0<text:tab/><text:tab/></text:p>
          </table:table-cell>
        </table:table-row>
        <table:table-row table:style-name="ro1">
          <table:table-cell office:value-type="string">
            <text:p>DIANA SHIPPING INC</text:p>
          </table:table-cell>
          <table:table-cell office:value-type="string">
            <text:p><text:s text:c="2"/>COM <text:s text:c="13"/>Y2066G104</text:p>
          </table:table-cell>
          <table:table-cell office:value-type="float" office:value="70">
            <text:p>70</text:p>
          </table:table-cell>
          <table:table-cell office:value-type="string">
            <text:p><text:s text:c="3"/>10826 <text:s text:c="2"/>SH <text:s text:c="9"/>SOLE <text:s text:c="14"/>10826 <text:s text:c="6"/>0 <text:s text:c="7"/>0<text:tab/><text:tab/></text:p>
          </table:table-cell>
        </table:table-row>
        <table:table-row table:style-name="ro1">
          <table:table-cell office:value-type="string">
            <text:p>DIRECTV</text:p>
          </table:table-cell>
          <table:table-cell office:value-type="string">
            <text:p><text:s text:c="2"/>COM <text:s text:c="13"/>25490A309</text:p>
          </table:table-cell>
          <table:table-cell office:value-type="float" office:value="3026">
            <text:p>3026</text:p>
          </table:table-cell>
          <table:table-cell office:value-type="string">
            <text:p><text:s text:c="3"/>57704 <text:s text:c="2"/>SH <text:s text:c="9"/>SOLE <text:s text:c="14"/>57704 <text:s text:c="6"/>0 <text:s text:c="7"/>0<text:tab/><text:tab/></text:p>
          </table:table-cell>
        </table:table-row>
        <table:table-row table:style-name="ro1">
          <table:table-cell office:value-type="string">
            <text:p>DUSA PHARMACEUTICALS INC</text:p>
          </table:table-cell>
          <table:table-cell office:value-type="string">
            <text:p><text:s text:c="2"/>COM <text:s text:c="13"/>266898105</text:p>
          </table:table-cell>
          <table:table-cell office:value-type="float" office:value="774">
            <text:p>774</text:p>
          </table:table-cell>
          <table:table-cell office:value-type="string">
            <text:p><text:s text:c="2"/>113927 <text:s text:c="2"/>SH <text:s text:c="9"/>SOLE <text:s text:c="13"/>113927 <text:s text:c="6"/>0 <text:s text:c="7"/>0<text:tab/><text:tab/></text:p>
          </table:table-cell>
        </table:table-row>
        <table:table-row table:style-name="ro1">
          <table:table-cell office:value-type="string">
            <text:p>DEVRY INC DEL</text:p>
          </table:table-cell>
          <table:table-cell office:value-type="string">
            <text:p><text:s text:c="2"/>COM <text:s text:c="13"/>251893103</text:p>
          </table:table-cell>
          <table:table-cell office:value-type="float" office:value="596">
            <text:p>596</text:p>
          </table:table-cell>
          <table:table-cell office:value-type="string">
            <text:p><text:s text:c="3"/>26201 <text:s text:c="2"/>SH <text:s text:c="9"/>SOLE <text:s text:c="14"/>26201 <text:s text:c="6"/>0 <text:s text:c="7"/>0<text:tab/><text:tab/></text:p>
          </table:table-cell>
        </table:table-row>
        <table:table-row table:style-name="ro1">
          <table:table-cell office:value-type="string">
            <text:p>DYNAVAX TECHNOLOGIES CORP</text:p>
          </table:table-cell>
          <table:table-cell office:value-type="string">
            <text:p><text:s text:c="2"/>COM <text:s text:c="13"/>268158102</text:p>
          </table:table-cell>
          <table:table-cell office:value-type="float" office:value="96">
            <text:p>96</text:p>
          </table:table-cell>
          <table:table-cell office:value-type="string">
            <text:p><text:s text:c="3"/>20252 <text:s text:c="2"/>SH <text:s text:c="9"/>SOLE <text:s text:c="14"/>20252 <text:s text:c="6"/>0 <text:s text:c="7"/>0<text:tab/><text:tab/></text:p>
          </table:table-cell>
        </table:table-row>
        <table:table-row table:style-name="ro1">
          <table:table-cell office:value-type="string">
            <text:p>DXP ENTERPRISES INC NEW</text:p>
          </table:table-cell>
          <table:table-cell office:value-type="string">
            <text:p><text:s text:c="2"/>COM NEW <text:s text:c="9"/>233377407</text:p>
          </table:table-cell>
          <table:table-cell office:value-type="float" office:value="348">
            <text:p>348</text:p>
          </table:table-cell>
          <table:table-cell office:value-type="string">
            <text:p><text:s text:c="4"/>7286 <text:s text:c="2"/>SH <text:s text:c="9"/>SOLE <text:s text:c="15"/>7286 <text:s text:c="6"/>0 <text:s text:c="7"/>0<text:tab/><text:tab/></text:p>
          </table:table-cell>
        </table:table-row>
        <table:table-row table:style-name="ro1">
          <table:table-cell office:value-type="string">
            <text:p>ELECTRONIC ARTS INC</text:p>
          </table:table-cell>
          <table:table-cell office:value-type="string">
            <text:p><text:s text:c="2"/>COM <text:s text:c="13"/>285512109</text:p>
          </table:table-cell>
          <table:table-cell office:value-type="float" office:value="493">
            <text:p>493</text:p>
          </table:table-cell>
          <table:table-cell office:value-type="string">
            <text:p><text:s text:c="3"/>38856 <text:s text:c="2"/>SH <text:s text:c="9"/>SOLE <text:s text:c="14"/>38856 <text:s text:c="6"/>0 <text:s text:c="7"/>0<text:tab/><text:tab/></text:p>
          </table:table-cell>
        </table:table-row>
        <table:table-row table:style-name="ro1">
          <table:table-cell office:value-type="string">
            <text:p>BRINKER INTL INC</text:p>
          </table:table-cell>
          <table:table-cell office:value-type="string">
            <text:p><text:s text:c="2"/>COM <text:s text:c="13"/>109641100</text:p>
          </table:table-cell>
          <table:table-cell office:value-type="float" office:value="542">
            <text:p>542</text:p>
          </table:table-cell>
          <table:table-cell office:value-type="string">
            <text:p><text:s text:c="3"/>15350 <text:s text:c="2"/>SH <text:s text:c="9"/>SOLE <text:s text:c="14"/>15350 <text:s text:c="6"/>0 <text:s text:c="7"/>0<text:tab/><text:tab/></text:p>
          </table:table-cell>
        </table:table-row>
        <table:table-row table:style-name="ro1">
          <table:table-cell office:value-type="string">
            <text:p>EBAY INC</text:p>
          </table:table-cell>
          <table:table-cell office:value-type="string">
            <text:p><text:s text:c="2"/>COM <text:s text:c="13"/>278642103</text:p>
          </table:table-cell>
          <table:table-cell office:value-type="float" office:value="555">
            <text:p>555</text:p>
          </table:table-cell>
          <table:table-cell office:value-type="string">
            <text:p><text:s text:c="3"/>11474 <text:s text:c="2"/>SH <text:s text:c="9"/>SOLE <text:s text:c="14"/>11474 <text:s text:c="6"/>0 <text:s text:c="7"/>0<text:tab/><text:tab/></text:p>
          </table:table-cell>
        </table:table-row>
        <table:table-row table:style-name="ro1">
          <table:table-cell office:value-type="string">
            <text:p>EMERGENT BIOSOLUTIONS INC</text:p>
          </table:table-cell>
          <table:table-cell office:value-type="string">
            <text:p><text:s text:c="2"/>COM <text:s text:c="13"/>29089Q105</text:p>
          </table:table-cell>
          <table:table-cell office:value-type="float" office:value="602">
            <text:p>602</text:p>
          </table:table-cell>
          <table:table-cell office:value-type="string">
            <text:p><text:s text:c="3"/>42394 <text:s text:c="2"/>SH <text:s text:c="9"/>SOLE <text:s text:c="14"/>42394 <text:s text:c="6"/>0 <text:s text:c="7"/>0<text:tab/><text:tab/></text:p>
          </table:table-cell>
        </table:table-row>
        <table:table-row table:style-name="ro1">
          <table:table-cell office:value-type="string">
            <text:p>ENCANA CORP</text:p>
          </table:table-cell>
          <table:table-cell office:value-type="string">
            <text:p><text:s text:c="2"/>COM <text:s text:c="13"/>292505104</text:p>
          </table:table-cell>
          <table:table-cell office:value-type="float" office:value="2062">
            <text:p>2062</text:p>
          </table:table-cell>
          <table:table-cell office:value-type="string">
            <text:p><text:s text:c="3"/>94080 <text:s text:c="2"/>SH <text:s text:c="9"/>SOLE <text:s text:c="14"/>94080 <text:s text:c="6"/>0 <text:s text:c="7"/>0<text:tab/><text:tab/></text:p>
          </table:table-cell>
        </table:table-row>
        <table:table-row table:style-name="ro1">
          <table:table-cell office:value-type="string">
            <text:p>ECHO GLOBAL LOGISTICS INC</text:p>
          </table:table-cell>
          <table:table-cell office:value-type="string">
            <text:p><text:s text:c="2"/>COM <text:s text:c="13"/>27875T101</text:p>
          </table:table-cell>
          <table:table-cell office:value-type="float" office:value="467">
            <text:p>467</text:p>
          </table:table-cell>
          <table:table-cell office:value-type="string">
            <text:p><text:s text:c="3"/>27243 <text:s text:c="2"/>SH <text:s text:c="9"/>SOLE <text:s text:c="14"/>27243 <text:s text:c="6"/>0 <text:s text:c="7"/>0<text:tab/><text:tab/></text:p>
          </table:table-cell>
        </table:table-row>
        <table:table-row table:style-name="ro1">
          <table:table-cell office:value-type="string">
            <text:p>US ECOLOGY INC</text:p>
          </table:table-cell>
          <table:table-cell office:value-type="string">
            <text:p><text:s text:c="2"/>COM <text:s text:c="13"/>91732J102</text:p>
          </table:table-cell>
          <table:table-cell office:value-type="float" office:value="708">
            <text:p>708</text:p>
          </table:table-cell>
          <table:table-cell office:value-type="string">
            <text:p><text:s text:c="3"/>32796 <text:s text:c="2"/>SH <text:s text:c="9"/>SOLE <text:s text:c="14"/>32796 <text:s text:c="6"/>0 <text:s text:c="7"/>0<text:tab/><text:tab/></text:p>
          </table:table-cell>
        </table:table-row>
        <table:table-row table:style-name="ro1">
          <table:table-cell office:value-type="string">
            <text:p>CONSOLIDATED EDISON INC</text:p>
          </table:table-cell>
          <table:table-cell office:value-type="string">
            <text:p><text:s text:c="2"/>COM <text:s text:c="13"/>209115104</text:p>
          </table:table-cell>
          <table:table-cell office:value-type="float" office:value="1586">
            <text:p>1586</text:p>
          </table:table-cell>
          <table:table-cell office:value-type="string">
            <text:p><text:s text:c="3"/>26480 <text:s text:c="2"/>SH <text:s text:c="9"/>SOLE <text:s text:c="14"/>26480 <text:s text:c="6"/>0 <text:s text:c="7"/>0<text:tab/><text:tab/></text:p>
          </table:table-cell>
        </table:table-row>
        <table:table-row table:style-name="ro1">
          <table:table-cell office:value-type="string">
            <text:p>EDGEN GROUP INC</text:p>
          </table:table-cell>
          <table:table-cell office:value-type="string">
            <text:p><text:s text:c="2"/>CL A <text:s text:c="12"/>28014Q107</text:p>
          </table:table-cell>
          <table:table-cell office:value-type="float" office:value="215">
            <text:p>215</text:p>
          </table:table-cell>
          <table:table-cell office:value-type="string">
            <text:p><text:s text:c="3"/>27700 <text:s text:c="2"/>SH <text:s text:c="9"/>SOLE <text:s text:c="14"/>27700 <text:s text:c="6"/>0 <text:s text:c="7"/>0<text:tab/><text:tab/></text:p>
          </table:table-cell>
        </table:table-row>
        <table:table-row table:style-name="ro1">
          <table:table-cell office:value-type="string">
            <text:p>ENBRIDGE ENERGY PARTNERS L</text:p>
          </table:table-cell>
          <table:table-cell office:value-type="string">
            <text:p><text:s text:c="2"/>COM <text:s text:c="13"/>29250R106</text:p>
          </table:table-cell>
          <table:table-cell office:value-type="float" office:value="1019">
            <text:p>1019</text:p>
          </table:table-cell>
          <table:table-cell office:value-type="string">
            <text:p><text:s text:c="3"/>34605 <text:s text:c="2"/>SH <text:s text:c="9"/>SOLE <text:s text:c="14"/>34605 <text:s text:c="6"/>0 <text:s text:c="7"/>0<text:tab/><text:tab/></text:p>
          </table:table-cell>
        </table:table-row>
        <table:table-row table:style-name="ro1">
          <table:table-cell office:value-type="string">
            <text:p>ELLINGTON FINANCIAL LLC</text:p>
          </table:table-cell>
          <table:table-cell office:value-type="string">
            <text:p><text:s text:c="2"/>COM <text:s text:c="13"/>288522303</text:p>
          </table:table-cell>
          <table:table-cell office:value-type="float" office:value="397">
            <text:p>397</text:p>
          </table:table-cell>
          <table:table-cell office:value-type="string">
            <text:p><text:s text:c="3"/>17400 <text:s text:c="2"/>SH <text:s text:c="9"/>SOLE <text:s text:c="14"/>17400 <text:s text:c="6"/>0 <text:s text:c="7"/>0<text:tab/><text:tab/></text:p>
          </table:table-cell>
        </table:table-row>
        <table:table-row table:style-name="ro1">
          <table:table-cell office:value-type="string">
            <text:p>EQUIFAX INC</text:p>
          </table:table-cell>
          <table:table-cell office:value-type="string">
            <text:p><text:s text:c="2"/>COM <text:s text:c="13"/>294429105</text:p>
          </table:table-cell>
          <table:table-cell office:value-type="float" office:value="1314">
            <text:p>1314</text:p>
          </table:table-cell>
          <table:table-cell office:value-type="string">
            <text:p><text:s text:c="3"/>28200 <text:s text:c="2"/>SH <text:s text:c="9"/>SOLE <text:s text:c="14"/>28200 <text:s text:c="6"/>0 <text:s text:c="7"/>0<text:tab/><text:tab/></text:p>
          </table:table-cell>
        </table:table-row>
        <table:table-row table:style-name="ro1">
          <table:table-cell office:value-type="string">
            <text:p>NIC INC</text:p>
          </table:table-cell>
          <table:table-cell office:value-type="string">
            <text:p><text:s text:c="2"/>COM <text:s text:c="13"/>62914B100</text:p>
          </table:table-cell>
          <table:table-cell office:value-type="float" office:value="298">
            <text:p>298</text:p>
          </table:table-cell>
          <table:table-cell office:value-type="string">
            <text:p><text:s text:c="3"/>20136 <text:s text:c="2"/>SH <text:s text:c="9"/>SOLE <text:s text:c="14"/>20136 <text:s text:c="6"/>0 <text:s text:c="7"/>0<text:tab/><text:tab/></text:p>
          </table:table-cell>
        </table:table-row>
        <table:table-row table:style-name="ro1">
          <table:table-cell office:value-type="string">
            <text:p>VAALCO ENERGY INC</text:p>
          </table:table-cell>
          <table:table-cell office:value-type="string">
            <text:p><text:s text:c="2"/>COM NEW <text:s text:c="9"/>91851C201</text:p>
          </table:table-cell>
          <table:table-cell office:value-type="float" office:value="904">
            <text:p>904</text:p>
          </table:table-cell>
          <table:table-cell office:value-type="string">
            <text:p><text:s text:c="2"/>105702 <text:s text:c="2"/>SH <text:s text:c="9"/>SOLE <text:s text:c="13"/>105702 <text:s text:c="6"/>0 <text:s text:c="7"/>0<text:tab/><text:tab/></text:p>
          </table:table-cell>
        </table:table-row>
        <table:table-row table:style-name="ro1">
          <table:table-cell office:value-type="string">
            <text:p>ELLIE MAE INC</text:p>
          </table:table-cell>
          <table:table-cell office:value-type="string">
            <text:p><text:s text:c="2"/>COM <text:s text:c="13"/>28849P100</text:p>
          </table:table-cell>
          <table:table-cell office:value-type="float" office:value="373">
            <text:p>373</text:p>
          </table:table-cell>
          <table:table-cell office:value-type="string">
            <text:p><text:s text:c="3"/>13695 <text:s text:c="2"/>SH <text:s text:c="9"/>SOLE <text:s text:c="14"/>13695 <text:s text:c="6"/>0 <text:s text:c="7"/>0<text:tab/><text:tab/></text:p>
          </table:table-cell>
        </table:table-row>
        <table:table-row table:style-name="ro1">
          <table:table-cell office:value-type="string">
            <text:p>EARTHLINK INC</text:p>
          </table:table-cell>
          <table:table-cell office:value-type="string">
            <text:p><text:s text:c="2"/>COM <text:s text:c="13"/>270321102</text:p>
          </table:table-cell>
          <table:table-cell office:value-type="float" office:value="962">
            <text:p>962</text:p>
          </table:table-cell>
          <table:table-cell office:value-type="string">
            <text:p><text:s text:c="2"/>134961 <text:s text:c="2"/>SH <text:s text:c="9"/>SOLE <text:s text:c="13"/>134961 <text:s text:c="6"/>0 <text:s text:c="7"/>0<text:tab/><text:tab/></text:p>
          </table:table-cell>
        </table:table-row>
        <table:table-row table:style-name="ro1">
          <table:table-cell office:value-type="string">
            <text:p>ELECTRO RENT CORP</text:p>
          </table:table-cell>
          <table:table-cell office:value-type="string">
            <text:p><text:s text:c="2"/>COM <text:s text:c="13"/>285218103</text:p>
          </table:table-cell>
          <table:table-cell office:value-type="float" office:value="697">
            <text:p>697</text:p>
          </table:table-cell>
          <table:table-cell office:value-type="string">
            <text:p><text:s text:c="3"/>39425 <text:s text:c="2"/>SH <text:s text:c="9"/>SOLE <text:s text:c="14"/>39425 <text:s text:c="6"/>0 <text:s text:c="7"/>0<text:tab/><text:tab/></text:p>
          </table:table-cell>
        </table:table-row>
        <table:table-row table:style-name="ro1">
          <table:table-cell office:value-type="string">
            <text:p>EMERSON ELEC CO</text:p>
          </table:table-cell>
          <table:table-cell office:value-type="string">
            <text:p><text:s text:c="2"/>COM <text:s text:c="13"/>291011104</text:p>
          </table:table-cell>
          <table:table-cell office:value-type="float" office:value="363">
            <text:p>363</text:p>
          </table:table-cell>
          <table:table-cell office:value-type="string">
            <text:p><text:s text:c="4"/>7525 <text:s text:c="2"/>SH <text:s text:c="9"/>SOLE <text:s text:c="15"/>7525 <text:s text:c="6"/>0 <text:s text:c="7"/>0<text:tab/><text:tab/></text:p>
          </table:table-cell>
        </table:table-row>
        <table:table-row table:style-name="ro1">
          <table:table-cell office:value-type="string">
            <text:p>ENDO HEALTH SOLUTIONS INC</text:p>
          </table:table-cell>
          <table:table-cell office:value-type="string">
            <text:p><text:s text:c="2"/>COM <text:s text:c="13"/>29264F205</text:p>
          </table:table-cell>
          <table:table-cell office:value-type="float" office:value="226">
            <text:p>226</text:p>
          </table:table-cell>
          <table:table-cell office:value-type="string">
            <text:p><text:s text:c="4"/>7138 <text:s text:c="2"/>SH <text:s text:c="9"/>SOLE <text:s text:c="15"/>7138 <text:s text:c="6"/>0 <text:s text:c="7"/>0<text:tab/><text:tab/></text:p>
          </table:table-cell>
        </table:table-row>
        <table:table-row table:style-name="ro1">
          <table:table-cell office:value-type="string">
            <text:p>ENERGIZER HLDGS INC</text:p>
          </table:table-cell>
          <table:table-cell office:value-type="string">
            <text:p><text:s text:c="2"/>COM <text:s text:c="13"/>29266R108</text:p>
          </table:table-cell>
          <table:table-cell office:value-type="float" office:value="532">
            <text:p>532</text:p>
          </table:table-cell>
          <table:table-cell office:value-type="string">
            <text:p><text:s text:c="4"/>7134 <text:s text:c="2"/>SH <text:s text:c="9"/>SOLE <text:s text:c="15"/>7134 <text:s text:c="6"/>0 <text:s text:c="7"/>0<text:tab/><text:tab/></text:p>
          </table:table-cell>
        </table:table-row>
        <table:table-row table:style-name="ro1">
          <table:table-cell office:value-type="string">
            <text:p>ENERSYS</text:p>
          </table:table-cell>
          <table:table-cell office:value-type="string">
            <text:p><text:s text:c="2"/>COM <text:s text:c="13"/>29275Y102</text:p>
          </table:table-cell>
          <table:table-cell office:value-type="float" office:value="298">
            <text:p>298</text:p>
          </table:table-cell>
          <table:table-cell office:value-type="string">
            <text:p><text:s text:c="4"/>8439 <text:s text:c="2"/>SH <text:s text:c="9"/>SOLE <text:s text:c="15"/>8439 <text:s text:c="6"/>0 <text:s text:c="7"/>0<text:tab/><text:tab/></text:p>
          </table:table-cell>
        </table:table-row>
        <table:table-row table:style-name="ro1">
          <table:table-cell office:value-type="string">
            <text:p>ENTEGRIS INC</text:p>
          </table:table-cell>
          <table:table-cell office:value-type="string">
            <text:p><text:s text:c="2"/>COM <text:s text:c="13"/>29362U104</text:p>
          </table:table-cell>
          <table:table-cell office:value-type="float" office:value="317">
            <text:p>317</text:p>
          </table:table-cell>
          <table:table-cell office:value-type="string">
            <text:p><text:s text:c="3"/>39000 <text:s text:c="2"/>SH <text:s text:c="9"/>SOLE <text:s text:c="14"/>39000 <text:s text:c="6"/>0 <text:s text:c="7"/>0<text:tab/><text:tab/></text:p>
          </table:table-cell>
        </table:table-row>
        <table:table-row table:style-name="ro1">
          <table:table-cell office:value-type="string">
            <text:p>ENZO BIOCHEM INC</text:p>
          </table:table-cell>
          <table:table-cell office:value-type="string">
            <text:p><text:s text:c="2"/>COM <text:s text:c="13"/>294100102</text:p>
          </table:table-cell>
          <table:table-cell office:value-type="float" office:value="184">
            <text:p>184</text:p>
          </table:table-cell>
          <table:table-cell office:value-type="string">
            <text:p><text:s text:c="3"/>90293 <text:s text:c="2"/>SH <text:s text:c="9"/>SOLE <text:s text:c="14"/>90293 <text:s text:c="6"/>0 <text:s text:c="7"/>0<text:tab/><text:tab/></text:p>
          </table:table-cell>
        </table:table-row>
        <table:table-row table:style-name="ro1">
          <table:table-cell office:value-type="string">
            <text:p>EOG RES INC</text:p>
          </table:table-cell>
          <table:table-cell office:value-type="string">
            <text:p><text:s text:c="2"/>COM <text:s text:c="13"/>26875P101</text:p>
          </table:table-cell>
          <table:table-cell office:value-type="float" office:value="528">
            <text:p>528</text:p>
          </table:table-cell>
          <table:table-cell office:value-type="string">
            <text:p><text:s text:c="4"/>4711 <text:s text:c="2"/>SH <text:s text:c="9"/>SOLE <text:s text:c="15"/>4711 <text:s text:c="6"/>0 <text:s text:c="7"/>0<text:tab/><text:tab/></text:p>
          </table:table-cell>
        </table:table-row>
        <table:table-row table:style-name="ro1">
          <table:table-cell office:value-type="string">
            <text:p>ENTERPRISE PRODS PARTNERS L</text:p>
          </table:table-cell>
          <table:table-cell office:value-type="string">
            <text:p><text:s text:c="2"/>COM <text:s text:c="13"/>293792107</text:p>
          </table:table-cell>
          <table:table-cell office:value-type="float" office:value="1206">
            <text:p>1206</text:p>
          </table:table-cell>
          <table:table-cell office:value-type="string">
            <text:p><text:s text:c="3"/>22501 <text:s text:c="2"/>SH <text:s text:c="9"/>SOLE <text:s text:c="14"/>22501 <text:s text:c="6"/>0 <text:s text:c="7"/>0<text:tab/><text:tab/></text:p>
          </table:table-cell>
        </table:table-row>
        <table:table-row table:style-name="ro1">
          <table:table-cell office:value-type="string">
            <text:p>EPOCH HOLDING CORP</text:p>
          </table:table-cell>
          <table:table-cell office:value-type="string">
            <text:p><text:s text:c="2"/>COM <text:s text:c="13"/>29428R103</text:p>
          </table:table-cell>
          <table:table-cell office:value-type="float" office:value="713">
            <text:p>713</text:p>
          </table:table-cell>
          <table:table-cell office:value-type="string">
            <text:p><text:s text:c="3"/>30870 <text:s text:c="2"/>SH <text:s text:c="9"/>SOLE <text:s text:c="14"/>30870 <text:s text:c="6"/>0 <text:s text:c="7"/>0<text:tab/><text:tab/></text:p>
          </table:table-cell>
        </table:table-row>
        <table:table-row table:style-name="ro1">
          <table:table-cell office:value-type="string">
            <text:p>EPL OIL &amp; GAS INC</text:p>
          </table:table-cell>
          <table:table-cell office:value-type="string">
            <text:p><text:s text:c="2"/>COM <text:s text:c="13"/>26883D108</text:p>
          </table:table-cell>
          <table:table-cell office:value-type="float" office:value="205">
            <text:p>205</text:p>
          </table:table-cell>
          <table:table-cell office:value-type="string">
            <text:p><text:s text:c="3"/>10100 <text:s text:c="2"/>SH <text:s text:c="9"/>SOLE <text:s text:c="14"/>10100 <text:s text:c="6"/>0 <text:s text:c="7"/>0<text:tab/><text:tab/></text:p>
          </table:table-cell>
        </table:table-row>
        <table:table-row table:style-name="ro1">
          <table:table-cell office:value-type="string">
            <text:p>ENTERTAINMENT PPTYS TR</text:p>
          </table:table-cell>
          <table:table-cell office:value-type="string">
            <text:p><text:s text:c="2"/>COM SH BEN INT <text:s text:c="2"/>29380T105</text:p>
          </table:table-cell>
          <table:table-cell office:value-type="float" office:value="270">
            <text:p>270</text:p>
          </table:table-cell>
          <table:table-cell office:value-type="string">
            <text:p><text:s text:c="4"/>6078 <text:s text:c="2"/>SH <text:s text:c="9"/>SOLE <text:s text:c="15"/>6078 <text:s text:c="6"/>0 <text:s text:c="7"/>0<text:tab/><text:tab/></text:p>
          </table:table-cell>
        </table:table-row>
        <table:table-row table:style-name="ro1">
          <table:table-cell office:value-type="string">
            <text:p>EQUITY RESIDENTIAL</text:p>
          </table:table-cell>
          <table:table-cell office:value-type="string">
            <text:p><text:s text:c="2"/>SH BEN INT <text:s text:c="6"/>29476L107</text:p>
          </table:table-cell>
          <table:table-cell office:value-type="float" office:value="238">
            <text:p>238</text:p>
          </table:table-cell>
          <table:table-cell office:value-type="string">
            <text:p><text:s text:c="4"/>4144 <text:s text:c="2"/>SH <text:s text:c="9"/>SOLE <text:s text:c="15"/>4144 <text:s text:c="6"/>0 <text:s text:c="7"/>0<text:tab/><text:tab/></text:p>
          </table:table-cell>
        </table:table-row>
        <table:table-row table:style-name="ro1">
          <table:table-cell office:value-type="string">
            <text:p>EUROSEAS LTD</text:p>
          </table:table-cell>
          <table:table-cell office:value-type="string">
            <text:p><text:s text:c="2"/>COM NEW <text:s text:c="9"/>Y23592200</text:p>
          </table:table-cell>
          <table:table-cell office:value-type="float" office:value="73">
            <text:p>73</text:p>
          </table:table-cell>
          <table:table-cell office:value-type="string">
            <text:p><text:s text:c="3"/>65212 <text:s text:c="2"/>SH <text:s text:c="9"/>SOLE <text:s text:c="14"/>65212 <text:s text:c="6"/>0 <text:s text:c="7"/>0<text:tab/><text:tab/></text:p>
          </table:table-cell>
        </table:table-row>
        <table:table-row table:style-name="ro1">
          <table:table-cell office:value-type="string">
            <text:p>ITT EDUCATIONAL SERVICES IN</text:p>
          </table:table-cell>
          <table:table-cell office:value-type="string">
            <text:p><text:s text:c="2"/>COM <text:s text:c="13"/>45068B109</text:p>
          </table:table-cell>
          <table:table-cell office:value-type="float" office:value="1239">
            <text:p>1239</text:p>
          </table:table-cell>
          <table:table-cell office:value-type="string">
            <text:p><text:s text:c="3"/>38427 <text:s text:c="2"/>SH <text:s text:c="9"/>SOLE <text:s text:c="14"/>38427 <text:s text:c="6"/>0 <text:s text:c="7"/>0<text:tab/><text:tab/></text:p>
          </table:table-cell>
        </table:table-row>
        <table:table-row table:style-name="ro1">
          <table:table-cell office:value-type="string">
            <text:p>ELECTRO SCIENTIFIC INDS</text:p>
          </table:table-cell>
          <table:table-cell office:value-type="string">
            <text:p><text:s text:c="2"/>COM <text:s text:c="13"/>285229100</text:p>
          </table:table-cell>
          <table:table-cell office:value-type="float" office:value="135">
            <text:p>135</text:p>
          </table:table-cell>
          <table:table-cell office:value-type="string">
            <text:p><text:s text:c="3"/>11037 <text:s text:c="2"/>SH <text:s text:c="9"/>SOLE <text:s text:c="14"/>11037 <text:s text:c="6"/>0 <text:s text:c="7"/>0<text:tab/><text:tab/></text:p>
          </table:table-cell>
        </table:table-row>
        <table:table-row table:style-name="ro1">
          <table:table-cell office:value-type="string">
            <text:p>ESSEX PPTY TR INC</text:p>
          </table:table-cell>
          <table:table-cell office:value-type="string">
            <text:p><text:s text:c="2"/>COM <text:s text:c="13"/>297178105</text:p>
          </table:table-cell>
          <table:table-cell office:value-type="float" office:value="222">
            <text:p>222</text:p>
          </table:table-cell>
          <table:table-cell office:value-type="string">
            <text:p><text:s text:c="4"/>1495 <text:s text:c="2"/>SH <text:s text:c="9"/>SOLE <text:s text:c="15"/>1495 <text:s text:c="6"/>0 <text:s text:c="7"/>0<text:tab/><text:tab/></text:p>
          </table:table-cell>
        </table:table-row>
        <table:table-row table:style-name="ro1">
          <table:table-cell office:value-type="string">
            <text:p>ENSCO PLC</text:p>
          </table:table-cell>
          <table:table-cell office:value-type="string">
            <text:p><text:s text:c="2"/>SHS CLASS A <text:s text:c="5"/>G3157S106</text:p>
          </table:table-cell>
          <table:table-cell office:value-type="float" office:value="353">
            <text:p>353</text:p>
          </table:table-cell>
          <table:table-cell office:value-type="string">
            <text:p><text:s text:c="4"/>6463 <text:s text:c="2"/>SH <text:s text:c="9"/>SOLE <text:s text:c="15"/>6463 <text:s text:c="6"/>0 <text:s text:c="7"/>0<text:tab/><text:tab/></text:p>
          </table:table-cell>
        </table:table-row>
        <table:table-row table:style-name="ro1">
          <table:table-cell office:value-type="string">
            <text:p>E TRADE FINANCIAL CORP</text:p>
          </table:table-cell>
          <table:table-cell office:value-type="string">
            <text:p><text:s text:c="2"/>COM NEW <text:s text:c="9"/>269246401</text:p>
          </table:table-cell>
          <table:table-cell office:value-type="float" office:value="94">
            <text:p>94</text:p>
          </table:table-cell>
          <table:table-cell office:value-type="string">
            <text:p><text:s text:c="3"/>10688 <text:s text:c="2"/>SH <text:s text:c="9"/>SOLE <text:s text:c="14"/>10688 <text:s text:c="6"/>0 <text:s text:c="7"/>0<text:tab/><text:tab/></text:p>
          </table:table-cell>
        </table:table-row>
        <table:table-row table:style-name="ro1">
          <table:table-cell office:value-type="string">
            <text:p>ENERGY TRANSFER PRTNRS L P</text:p>
          </table:table-cell>
          <table:table-cell office:value-type="string">
            <text:p><text:s text:c="2"/>UNIT LTD PARTN <text:s text:c="2"/>29273R109</text:p>
          </table:table-cell>
          <table:table-cell office:value-type="float" office:value="323">
            <text:p>323</text:p>
          </table:table-cell>
          <table:table-cell office:value-type="string">
            <text:p><text:s text:c="4"/>7594 <text:s text:c="2"/>SH <text:s text:c="9"/>SOLE <text:s text:c="15"/>7594 <text:s text:c="6"/>0 <text:s text:c="7"/>0<text:tab/><text:tab/></text:p>
          </table:table-cell>
        </table:table-row>
        <table:table-row table:style-name="ro1">
          <table:table-cell office:value-type="string">
            <text:p>EAST WEST BANCORP INC</text:p>
          </table:table-cell>
          <table:table-cell office:value-type="string">
            <text:p><text:s text:c="2"/>COM <text:s text:c="13"/>27579R104</text:p>
          </table:table-cell>
          <table:table-cell office:value-type="float" office:value="1091">
            <text:p>1091</text:p>
          </table:table-cell>
          <table:table-cell office:value-type="string">
            <text:p><text:s text:c="3"/>51655 <text:s text:c="2"/>SH <text:s text:c="9"/>SOLE <text:s text:c="14"/>51655 <text:s text:c="6"/>0 <text:s text:c="7"/>0<text:tab/><text:tab/></text:p>
          </table:table-cell>
        </table:table-row>
        <table:table-row table:style-name="ro1">
          <table:table-cell office:value-type="string">
            <text:p>EXACTECH INC</text:p>
          </table:table-cell>
          <table:table-cell office:value-type="string">
            <text:p><text:s text:c="2"/>COM <text:s text:c="13"/>30064E109</text:p>
          </table:table-cell>
          <table:table-cell office:value-type="float" office:value="389">
            <text:p>389</text:p>
          </table:table-cell>
          <table:table-cell office:value-type="string">
            <text:p><text:s text:c="3"/>21842 <text:s text:c="2"/>SH <text:s text:c="9"/>SOLE <text:s text:c="14"/>21842 <text:s text:c="6"/>0 <text:s text:c="7"/>0<text:tab/><text:tab/></text:p>
          </table:table-cell>
        </table:table-row>
        <table:table-row table:style-name="ro1">
          <table:table-cell office:value-type="string">
            <text:p>EXPEDITORS INTL WASH INC</text:p>
          </table:table-cell>
          <table:table-cell office:value-type="string">
            <text:p><text:s text:c="2"/>COM <text:s text:c="13"/>302130109</text:p>
          </table:table-cell>
          <table:table-cell office:value-type="float" office:value="793">
            <text:p>793</text:p>
          </table:table-cell>
          <table:table-cell office:value-type="string">
            <text:p><text:s text:c="3"/>21828 <text:s text:c="2"/>SH <text:s text:c="9"/>SOLE <text:s text:c="14"/>21828 <text:s text:c="6"/>0 <text:s text:c="7"/>0<text:tab/><text:tab/></text:p>
          </table:table-cell>
        </table:table-row>
        <table:table-row table:style-name="ro1">
          <table:table-cell office:value-type="string">
            <text:p>EXPEDIA INC DEL</text:p>
          </table:table-cell>
          <table:table-cell office:value-type="string">
            <text:p><text:s text:c="2"/>COM NEW <text:s text:c="9"/>30212P303</text:p>
          </table:table-cell>
          <table:table-cell office:value-type="float" office:value="365">
            <text:p>365</text:p>
          </table:table-cell>
          <table:table-cell office:value-type="string">
            <text:p><text:s text:c="4"/>6316 <text:s text:c="2"/>SH <text:s text:c="9"/>SOLE <text:s text:c="15"/>6316 <text:s text:c="6"/>0 <text:s text:c="7"/>0<text:tab/><text:tab/></text:p>
          </table:table-cell>
        </table:table-row>
        <table:table-row table:style-name="ro1">
          <table:table-cell office:value-type="string">
            <text:p>EXPRESS INC</text:p>
          </table:table-cell>
          <table:table-cell office:value-type="string">
            <text:p><text:s text:c="2"/>COM <text:s text:c="13"/>30219E103</text:p>
          </table:table-cell>
          <table:table-cell office:value-type="float" office:value="1338">
            <text:p>1338</text:p>
          </table:table-cell>
          <table:table-cell office:value-type="string">
            <text:p><text:s text:c="3"/>90303 <text:s text:c="2"/>SH <text:s text:c="9"/>SOLE <text:s text:c="14"/>90303 <text:s text:c="6"/>0 <text:s text:c="7"/>0<text:tab/><text:tab/></text:p>
          </table:table-cell>
        </table:table-row>
        <table:table-row table:style-name="ro1">
          <table:table-cell office:value-type="string">
            <text:p>EXTRA SPACE STORAGE INC</text:p>
          </table:table-cell>
          <table:table-cell office:value-type="string">
            <text:p><text:s text:c="2"/>COM <text:s text:c="13"/>30225T102</text:p>
          </table:table-cell>
          <table:table-cell office:value-type="float" office:value="239">
            <text:p>239</text:p>
          </table:table-cell>
          <table:table-cell office:value-type="string">
            <text:p><text:s text:c="4"/>7190 <text:s text:c="2"/>SH <text:s text:c="9"/>SOLE <text:s text:c="15"/>7190 <text:s text:c="6"/>0 <text:s text:c="7"/>0<text:tab/><text:tab/></text:p>
          </table:table-cell>
        </table:table-row>
        <table:table-row table:style-name="ro1">
          <table:table-cell office:value-type="string">
            <text:p>EXTREME NETWORKS INC</text:p>
          </table:table-cell>
          <table:table-cell office:value-type="string">
            <text:p><text:s text:c="2"/>COM <text:s text:c="13"/>30226D106</text:p>
          </table:table-cell>
          <table:table-cell office:value-type="float" office:value="472">
            <text:p>472</text:p>
          </table:table-cell>
          <table:table-cell office:value-type="string">
            <text:p><text:s text:c="2"/>140826 <text:s text:c="2"/>SH <text:s text:c="9"/>SOLE <text:s text:c="13"/>140826 <text:s text:c="6"/>0 <text:s text:c="7"/>0<text:tab/><text:tab/></text:p>
          </table:table-cell>
        </table:table-row>
        <table:table-row table:style-name="ro1">
          <table:table-cell office:value-type="string">
            <text:p>FIRST AMERN FINL CORP</text:p>
          </table:table-cell>
          <table:table-cell office:value-type="string">
            <text:p><text:s text:c="2"/>COM <text:s text:c="13"/>31847R102</text:p>
          </table:table-cell>
          <table:table-cell office:value-type="float" office:value="426">
            <text:p>426</text:p>
          </table:table-cell>
          <table:table-cell office:value-type="string">
            <text:p><text:s text:c="3"/>19674 <text:s text:c="2"/>SH <text:s text:c="9"/>SOLE <text:s text:c="14"/>19674 <text:s text:c="6"/>0 <text:s text:c="7"/>0<text:tab/><text:tab/></text:p>
          </table:table-cell>
        </table:table-row>
        <table:table-row table:style-name="ro1">
          <table:table-cell office:value-type="string">
            <text:p>FALCONSTOR SOFTWARE INC</text:p>
          </table:table-cell>
          <table:table-cell office:value-type="string">
            <text:p><text:s text:c="2"/>COM <text:s text:c="13"/>306137100</text:p>
          </table:table-cell>
          <table:table-cell office:value-type="float" office:value="69">
            <text:p>69</text:p>
          </table:table-cell>
          <table:table-cell office:value-type="string">
            <text:p><text:s text:c="3"/>29510 <text:s text:c="2"/>SH <text:s text:c="9"/>SOLE <text:s text:c="14"/>29510 <text:s text:c="6"/>0 <text:s text:c="7"/>0<text:tab/><text:tab/></text:p>
          </table:table-cell>
        </table:table-row>
        <table:table-row table:style-name="ro1">
          <table:table-cell office:value-type="string">
            <text:p>FARMER BROS CO</text:p>
          </table:table-cell>
          <table:table-cell office:value-type="string">
            <text:p><text:s text:c="2"/>COM <text:s text:c="13"/>307675108</text:p>
          </table:table-cell>
          <table:table-cell office:value-type="float" office:value="524">
            <text:p>524</text:p>
          </table:table-cell>
          <table:table-cell office:value-type="string">
            <text:p><text:s text:c="3"/>55110 <text:s text:c="2"/>SH <text:s text:c="9"/>SOLE <text:s text:c="14"/>55110 <text:s text:c="6"/>0 <text:s text:c="7"/>0<text:tab/><text:tab/></text:p>
          </table:table-cell>
        </table:table-row>
        <table:table-row table:style-name="ro1">
          <table:table-cell office:value-type="string">
            <text:p>FIRST BANCORP P R</text:p>
          </table:table-cell>
          <table:table-cell office:value-type="string">
            <text:p><text:s text:c="2"/>COM NEW <text:s text:c="9"/>318672706</text:p>
          </table:table-cell>
          <table:table-cell office:value-type="float" office:value="108">
            <text:p>108</text:p>
          </table:table-cell>
          <table:table-cell office:value-type="string">
            <text:p><text:s text:c="3"/>24332 <text:s text:c="2"/>SH <text:s text:c="9"/>SOLE <text:s text:c="14"/>24332 <text:s text:c="6"/>0 <text:s text:c="7"/>0<text:tab/><text:tab/></text:p>
          </table:table-cell>
        </table:table-row>
        <table:table-row table:style-name="ro1">
          <table:table-cell office:value-type="string">
            <text:p>FBR &amp; CO</text:p>
          </table:table-cell>
          <table:table-cell office:value-type="string">
            <text:p><text:s text:c="2"/>COM <text:s text:c="13"/>30247C301</text:p>
          </table:table-cell>
          <table:table-cell office:value-type="float" office:value="51">
            <text:p>51</text:p>
          </table:table-cell>
          <table:table-cell office:value-type="string">
            <text:p><text:s text:c="3"/>16400 <text:s text:c="2"/>SH <text:s text:c="9"/>SOLE <text:s text:c="14"/>16400 <text:s text:c="6"/>0 <text:s text:c="7"/>0<text:tab/><text:tab/></text:p>
          </table:table-cell>
        </table:table-row>
        <table:table-row table:style-name="ro1">
          <table:table-cell office:value-type="string">
            <text:p>FRANKLIN COVEY CO</text:p>
          </table:table-cell>
          <table:table-cell office:value-type="string">
            <text:p><text:s text:c="2"/>COM <text:s text:c="13"/>353469109</text:p>
          </table:table-cell>
          <table:table-cell office:value-type="float" office:value="313">
            <text:p>313</text:p>
          </table:table-cell>
          <table:table-cell office:value-type="string">
            <text:p><text:s text:c="3"/>26051 <text:s text:c="2"/>SH <text:s text:c="9"/>SOLE <text:s text:c="14"/>26051 <text:s text:c="6"/>0 <text:s text:c="7"/>0<text:tab/><text:tab/></text:p>
          </table:table-cell>
        </table:table-row>
        <table:table-row table:style-name="ro1">
          <table:table-cell office:value-type="string">
            <text:p>FOREST CITY ENTERPRISES INC</text:p>
          </table:table-cell>
          <table:table-cell office:value-type="string">
            <text:p><text:s text:c="2"/>CL A <text:s text:c="12"/>345550107</text:p>
          </table:table-cell>
          <table:table-cell office:value-type="float" office:value="201">
            <text:p>201</text:p>
          </table:table-cell>
          <table:table-cell office:value-type="string">
            <text:p><text:s text:c="3"/>12696 <text:s text:c="2"/>SH <text:s text:c="9"/>SOLE <text:s text:c="14"/>12696 <text:s text:c="6"/>0 <text:s text:c="7"/>0<text:tab/><text:tab/></text:p>
          </table:table-cell>
        </table:table-row>
        <table:table-row table:style-name="ro1">
          <table:table-cell office:value-type="string">
            <text:p>FUELCELL ENERGY INC</text:p>
          </table:table-cell>
          <table:table-cell office:value-type="string">
            <text:p><text:s text:c="2"/>COM <text:s text:c="13"/>35952H106</text:p>
          </table:table-cell>
          <table:table-cell office:value-type="float" office:value="9">
            <text:p>9</text:p>
          </table:table-cell>
          <table:table-cell office:value-type="string">
            <text:p><text:s text:c="3"/>10061 <text:s text:c="2"/>SH <text:s text:c="9"/>SOLE <text:s text:c="14"/>10061 <text:s text:c="6"/>0 <text:s text:c="7"/>0<text:tab/><text:tab/></text:p>
          </table:table-cell>
        </table:table-row>
        <table:table-row table:style-name="ro1">
          <table:table-cell office:value-type="string">
            <text:p>FIRST COMWLTH FINL CORP PA</text:p>
          </table:table-cell>
          <table:table-cell office:value-type="string">
            <text:p><text:s text:c="2"/>COM <text:s text:c="13"/>319829107</text:p>
          </table:table-cell>
          <table:table-cell office:value-type="float" office:value="228">
            <text:p>228</text:p>
          </table:table-cell>
          <table:table-cell office:value-type="string">
            <text:p><text:s text:c="3"/>32353 <text:s text:c="2"/>SH <text:s text:c="9"/>SOLE <text:s text:c="14"/>32353 <text:s text:c="6"/>0 <text:s text:c="7"/>0<text:tab/><text:tab/></text:p>
          </table:table-cell>
        </table:table-row>
        <table:table-row table:style-name="ro1">
          <table:table-cell office:value-type="string">
            <text:p>FIRST CASH FINL SVCS INC</text:p>
          </table:table-cell>
          <table:table-cell office:value-type="string">
            <text:p><text:s text:c="2"/>COM <text:s text:c="13"/>31942D107</text:p>
          </table:table-cell>
          <table:table-cell office:value-type="float" office:value="756">
            <text:p>756</text:p>
          </table:table-cell>
          <table:table-cell office:value-type="string">
            <text:p><text:s text:c="3"/>16437 <text:s text:c="2"/>SH <text:s text:c="9"/>SOLE <text:s text:c="14"/>16437 <text:s text:c="6"/>0 <text:s text:c="7"/>0<text:tab/><text:tab/></text:p>
          </table:table-cell>
        </table:table-row>
        <table:table-row table:style-name="ro1">
          <table:table-cell office:value-type="string">
            <text:p>FIRST CTZNS BANCSHARES INC</text:p>
          </table:table-cell>
          <table:table-cell office:value-type="string">
            <text:p><text:s text:c="2"/>CL A <text:s text:c="12"/>31946M103</text:p>
          </table:table-cell>
          <table:table-cell office:value-type="float" office:value="289">
            <text:p>289</text:p>
          </table:table-cell>
          <table:table-cell office:value-type="string">
            <text:p><text:s text:c="4"/>1775 <text:s text:c="2"/>SH <text:s text:c="9"/>SOLE <text:s text:c="15"/>1775 <text:s text:c="6"/>0 <text:s text:c="7"/>0<text:tab/><text:tab/></text:p>
          </table:table-cell>
        </table:table-row>
        <table:table-row table:style-name="ro1">
          <table:table-cell office:value-type="string">
            <text:p>FAIRCHILD SEMICONDUCTOR INT</text:p>
          </table:table-cell>
          <table:table-cell office:value-type="string">
            <text:p><text:s text:c="2"/>COM <text:s text:c="13"/>303726103</text:p>
          </table:table-cell>
          <table:table-cell office:value-type="float" office:value="403">
            <text:p>403</text:p>
          </table:table-cell>
          <table:table-cell office:value-type="string">
            <text:p><text:s text:c="3"/>30687 <text:s text:c="2"/>SH <text:s text:c="9"/>SOLE <text:s text:c="14"/>30687 <text:s text:c="6"/>0 <text:s text:c="7"/>0<text:tab/><text:tab/></text:p>
          </table:table-cell>
        </table:table-row>
        <table:table-row table:style-name="ro1">
          <table:table-cell office:value-type="string">
            <text:p>FACTSET RESH SYS INC</text:p>
          </table:table-cell>
          <table:table-cell office:value-type="string">
            <text:p><text:s text:c="2"/>COM <text:s text:c="13"/>303075105</text:p>
          </table:table-cell>
          <table:table-cell office:value-type="float" office:value="311">
            <text:p>311</text:p>
          </table:table-cell>
          <table:table-cell office:value-type="string">
            <text:p><text:s text:c="4"/>3230 <text:s text:c="2"/>SH <text:s text:c="9"/>SOLE <text:s text:c="15"/>3230 <text:s text:c="6"/>0 <text:s text:c="7"/>0<text:tab/><text:tab/></text:p>
          </table:table-cell>
        </table:table-row>
        <table:table-row table:style-name="ro1">
          <table:table-cell office:value-type="string">
            <text:p>FIDUS INVT CORP</text:p>
          </table:table-cell>
          <table:table-cell office:value-type="string">
            <text:p><text:s text:c="2"/>COM <text:s text:c="13"/>316500107</text:p>
          </table:table-cell>
          <table:table-cell office:value-type="float" office:value="525">
            <text:p>525</text:p>
          </table:table-cell>
          <table:table-cell office:value-type="string">
            <text:p><text:s text:c="3"/>31445 <text:s text:c="2"/>SH <text:s text:c="9"/>SOLE <text:s text:c="14"/>31445 <text:s text:c="6"/>0 <text:s text:c="7"/>0<text:tab/><text:tab/></text:p>
          </table:table-cell>
        </table:table-row>
        <table:table-row table:style-name="ro1">
          <table:table-cell office:value-type="string">
            <text:p>FUTUREFUEL CORPORATION</text:p>
          </table:table-cell>
          <table:table-cell office:value-type="string">
            <text:p><text:s text:c="2"/>COM <text:s text:c="13"/>36116M106</text:p>
          </table:table-cell>
          <table:table-cell office:value-type="float" office:value="132">
            <text:p>132</text:p>
          </table:table-cell>
          <table:table-cell office:value-type="string">
            <text:p><text:s text:c="3"/>10907 <text:s text:c="2"/>SH <text:s text:c="9"/>SOLE <text:s text:c="14"/>10907 <text:s text:c="6"/>0 <text:s text:c="7"/>0<text:tab/><text:tab/></text:p>
          </table:table-cell>
        </table:table-row>
        <table:table-row table:style-name="ro1">
          <table:table-cell office:value-type="string">
            <text:p>FIRST FINL HLDGS INC</text:p>
          </table:table-cell>
          <table:table-cell office:value-type="string">
            <text:p><text:s text:c="2"/>COM <text:s text:c="13"/>320239106</text:p>
          </table:table-cell>
          <table:table-cell office:value-type="float" office:value="310">
            <text:p>310</text:p>
          </table:table-cell>
          <table:table-cell office:value-type="string">
            <text:p><text:s text:c="3"/>23895 <text:s text:c="2"/>SH <text:s text:c="9"/>SOLE <text:s text:c="14"/>23895 <text:s text:c="6"/>0 <text:s text:c="7"/>0<text:tab/><text:tab/></text:p>
          </table:table-cell>
        </table:table-row>
        <table:table-row table:style-name="ro1">
          <table:table-cell office:value-type="string">
            <text:p>FIRST FINL BANKSHARES</text:p>
          </table:table-cell>
          <table:table-cell office:value-type="string">
            <text:p><text:s text:c="2"/>COM <text:s text:c="13"/>32020R109</text:p>
          </table:table-cell>
          <table:table-cell office:value-type="float" office:value="247">
            <text:p>247</text:p>
          </table:table-cell>
          <table:table-cell office:value-type="string">
            <text:p><text:s text:c="4"/>6853 <text:s text:c="2"/>SH <text:s text:c="9"/>SOLE <text:s text:c="15"/>6853 <text:s text:c="6"/>0 <text:s text:c="7"/>0<text:tab/><text:tab/></text:p>
          </table:table-cell>
        </table:table-row>
        <table:table-row table:style-name="ro1">
          <table:table-cell office:value-type="string">
            <text:p>F5 NETWORKS INC</text:p>
          </table:table-cell>
          <table:table-cell office:value-type="string">
            <text:p><text:s text:c="2"/>COM <text:s text:c="13"/>315616102</text:p>
          </table:table-cell>
          <table:table-cell office:value-type="float" office:value="1046">
            <text:p>1046</text:p>
          </table:table-cell>
          <table:table-cell office:value-type="string">
            <text:p><text:s text:c="4"/>9999 <text:s text:c="2"/>SH <text:s text:c="9"/>SOLE <text:s text:c="15"/>9999 <text:s text:c="6"/>0 <text:s text:c="7"/>0<text:tab/><text:tab/></text:p>
          </table:table-cell>
        </table:table-row>
        <table:table-row table:style-name="ro1">
          <table:table-cell office:value-type="string">
            <text:p>FEMALE HEALTH CO</text:p>
          </table:table-cell>
          <table:table-cell office:value-type="string">
            <text:p><text:s text:c="2"/>COM <text:s text:c="13"/>314462102</text:p>
          </table:table-cell>
          <table:table-cell office:value-type="float" office:value="533">
            <text:p>533</text:p>
          </table:table-cell>
          <table:table-cell office:value-type="string">
            <text:p><text:s text:c="3"/>74592 <text:s text:c="2"/>SH <text:s text:c="9"/>SOLE <text:s text:c="14"/>74592 <text:s text:c="6"/>0 <text:s text:c="7"/>0<text:tab/><text:tab/></text:p>
          </table:table-cell>
        </table:table-row>
        <table:table-row table:style-name="ro1">
          <table:table-cell office:value-type="string">
            <text:p>FIRST INTST BANCSYSTEM INC</text:p>
          </table:table-cell>
          <table:table-cell office:value-type="string">
            <text:p><text:s text:c="2"/>COM CL A <text:s text:c="8"/>32055Y201</text:p>
          </table:table-cell>
          <table:table-cell office:value-type="float" office:value="326">
            <text:p>326</text:p>
          </table:table-cell>
          <table:table-cell office:value-type="string">
            <text:p><text:s text:c="3"/>21788 <text:s text:c="2"/>SH <text:s text:c="9"/>SOLE <text:s text:c="14"/>21788 <text:s text:c="6"/>0 <text:s text:c="7"/>0<text:tab/><text:tab/></text:p>
          </table:table-cell>
        </table:table-row>
        <table:table-row table:style-name="ro1">
          <table:table-cell office:value-type="string">
            <text:p>FEDERATED INVS INC PA</text:p>
          </table:table-cell>
          <table:table-cell office:value-type="string">
            <text:p><text:s text:c="2"/>CL B <text:s text:c="12"/>314211103</text:p>
          </table:table-cell>
          <table:table-cell office:value-type="float" office:value="810">
            <text:p>810</text:p>
          </table:table-cell>
          <table:table-cell office:value-type="string">
            <text:p><text:s text:c="3"/>39152 <text:s text:c="2"/>SH <text:s text:c="9"/>SOLE <text:s text:c="14"/>39152 <text:s text:c="6"/>0 <text:s text:c="7"/>0<text:tab/><text:tab/></text:p>
          </table:table-cell>
        </table:table-row>
        <table:table-row table:style-name="ro1">
          <table:table-cell office:value-type="string">
            <text:p>FIDELITY NATL INFORMATION S</text:p>
          </table:table-cell>
          <table:table-cell office:value-type="string">
            <text:p><text:s text:c="2"/>COM <text:s text:c="13"/>31620M106</text:p>
          </table:table-cell>
          <table:table-cell office:value-type="float" office:value="966">
            <text:p>966</text:p>
          </table:table-cell>
          <table:table-cell office:value-type="string">
            <text:p><text:s text:c="3"/>30932 <text:s text:c="2"/>SH <text:s text:c="9"/>SOLE <text:s text:c="14"/>30932 <text:s text:c="6"/>0 <text:s text:c="7"/>0<text:tab/><text:tab/></text:p>
          </table:table-cell>
        </table:table-row>
        <table:table-row table:style-name="ro1">
          <table:table-cell office:value-type="string">
            <text:p>COMFORT SYS USA INC</text:p>
          </table:table-cell>
          <table:table-cell office:value-type="string">
            <text:p><text:s text:c="2"/>COM <text:s text:c="13"/>199908104</text:p>
          </table:table-cell>
          <table:table-cell office:value-type="float" office:value="175">
            <text:p>175</text:p>
          </table:table-cell>
          <table:table-cell office:value-type="string">
            <text:p><text:s text:c="3"/>16052 <text:s text:c="2"/>SH <text:s text:c="9"/>SOLE <text:s text:c="14"/>16052 <text:s text:c="6"/>0 <text:s text:c="7"/>0<text:tab/><text:tab/></text:p>
          </table:table-cell>
        </table:table-row>
        <table:table-row table:style-name="ro1">
          <table:table-cell office:value-type="string">
            <text:p>NATIONAL BEVERAGE CORP</text:p>
          </table:table-cell>
          <table:table-cell office:value-type="string">
            <text:p><text:s text:c="2"/>COM <text:s text:c="13"/>635017106</text:p>
          </table:table-cell>
          <table:table-cell office:value-type="float" office:value="521">
            <text:p>521</text:p>
          </table:table-cell>
          <table:table-cell office:value-type="string">
            <text:p><text:s text:c="3"/>34374 <text:s text:c="2"/>SH <text:s text:c="9"/>SOLE <text:s text:c="14"/>34374 <text:s text:c="6"/>0 <text:s text:c="7"/>0<text:tab/><text:tab/></text:p>
          </table:table-cell>
        </table:table-row>
        <table:table-row table:style-name="ro1">
          <table:table-cell office:value-type="string">
            <text:p>FOOT LOCKER INC</text:p>
          </table:table-cell>
          <table:table-cell office:value-type="string">
            <text:p><text:s text:c="2"/>COM <text:s text:c="13"/>344849104</text:p>
          </table:table-cell>
          <table:table-cell office:value-type="float" office:value="621">
            <text:p>621</text:p>
          </table:table-cell>
          <table:table-cell office:value-type="string">
            <text:p><text:s text:c="3"/>17487 <text:s text:c="2"/>SH <text:s text:c="9"/>SOLE <text:s text:c="14"/>17487 <text:s text:c="6"/>0 <text:s text:c="7"/>0<text:tab/><text:tab/></text:p>
          </table:table-cell>
        </table:table-row>
        <table:table-row table:style-name="ro1">
          <table:table-cell office:value-type="string">
            <text:p>FLEXTRONICS INTL LTD</text:p>
          </table:table-cell>
          <table:table-cell office:value-type="string">
            <text:p><text:s text:c="2"/>ORD <text:s text:c="13"/>Y2573F102</text:p>
          </table:table-cell>
          <table:table-cell office:value-type="float" office:value="1682">
            <text:p>1682</text:p>
          </table:table-cell>
          <table:table-cell office:value-type="string">
            <text:p><text:s text:c="2"/>280259 <text:s text:c="2"/>SH <text:s text:c="9"/>SOLE <text:s text:c="13"/>280259 <text:s text:c="6"/>0 <text:s text:c="7"/>0<text:tab/><text:tab/></text:p>
          </table:table-cell>
        </table:table-row>
        <table:table-row table:style-name="ro1">
          <table:table-cell office:value-type="string">
            <text:p>FLIR SYS INC</text:p>
          </table:table-cell>
          <table:table-cell office:value-type="string">
            <text:p><text:s text:c="2"/>COM <text:s text:c="13"/>302445101</text:p>
          </table:table-cell>
          <table:table-cell office:value-type="float" office:value="433">
            <text:p>433</text:p>
          </table:table-cell>
          <table:table-cell office:value-type="string">
            <text:p><text:s text:c="3"/>21666 <text:s text:c="2"/>SH <text:s text:c="9"/>SOLE <text:s text:c="14"/>21666 <text:s text:c="6"/>0 <text:s text:c="7"/>0<text:tab/><text:tab/></text:p>
          </table:table-cell>
        </table:table-row>
        <table:table-row table:style-name="ro1">
          <table:table-cell office:value-type="string">
            <text:p>FLOW INTL CORP</text:p>
          </table:table-cell>
          <table:table-cell office:value-type="string">
            <text:p><text:s text:c="2"/>COM <text:s text:c="13"/>343468104</text:p>
          </table:table-cell>
          <table:table-cell office:value-type="float" office:value="542">
            <text:p>542</text:p>
          </table:table-cell>
          <table:table-cell office:value-type="string">
            <text:p><text:s text:c="2"/>146601 <text:s text:c="2"/>SH <text:s text:c="9"/>SOLE <text:s text:c="13"/>146601 <text:s text:c="6"/>0 <text:s text:c="7"/>0<text:tab/><text:tab/></text:p>
          </table:table-cell>
        </table:table-row>
        <table:table-row table:style-name="ro1">
          <table:table-cell office:value-type="string">
            <text:p>FLOWSERVE CORP</text:p>
          </table:table-cell>
          <table:table-cell office:value-type="string">
            <text:p><text:s text:c="2"/>COM <text:s text:c="13"/>34354P105</text:p>
          </table:table-cell>
          <table:table-cell office:value-type="float" office:value="310">
            <text:p>310</text:p>
          </table:table-cell>
          <table:table-cell office:value-type="string">
            <text:p><text:s text:c="4"/>2428 <text:s text:c="2"/>SH <text:s text:c="9"/>SOLE <text:s text:c="15"/>2428 <text:s text:c="6"/>0 <text:s text:c="7"/>0<text:tab/><text:tab/></text:p>
          </table:table-cell>
        </table:table-row>
        <table:table-row table:style-name="ro1">
          <table:table-cell office:value-type="string">
            <text:p>1 800 FLOWERS COM</text:p>
          </table:table-cell>
          <table:table-cell office:value-type="string">
            <text:p><text:s text:c="2"/>CL A <text:s text:c="12"/>68243Q106</text:p>
          </table:table-cell>
          <table:table-cell office:value-type="float" office:value="745">
            <text:p>745</text:p>
          </table:table-cell>
          <table:table-cell office:value-type="string">
            <text:p><text:s text:c="2"/>199665 <text:s text:c="2"/>SH <text:s text:c="9"/>SOLE <text:s text:c="13"/>199665 <text:s text:c="6"/>0 <text:s text:c="7"/>0<text:tab/><text:tab/></text:p>
          </table:table-cell>
        </table:table-row>
        <table:table-row table:style-name="ro1">
          <table:table-cell office:value-type="string">
            <text:p>FLEXSTEEL INDS INC</text:p>
          </table:table-cell>
          <table:table-cell office:value-type="string">
            <text:p><text:s text:c="2"/>COM <text:s text:c="13"/>339382103</text:p>
          </table:table-cell>
          <table:table-cell office:value-type="float" office:value="386">
            <text:p>386</text:p>
          </table:table-cell>
          <table:table-cell office:value-type="string">
            <text:p><text:s text:c="3"/>18651 <text:s text:c="2"/>SH <text:s text:c="9"/>SOLE <text:s text:c="14"/>18651 <text:s text:c="6"/>0 <text:s text:c="7"/>0<text:tab/><text:tab/></text:p>
          </table:table-cell>
        </table:table-row>
        <table:table-row table:style-name="ro1">
          <table:table-cell office:value-type="string">
            <text:p>FLY LEASING LTD</text:p>
          </table:table-cell>
          <table:table-cell office:value-type="string">
            <text:p><text:s text:c="2"/>SPONSORED ADR <text:s text:c="3"/>34407D109</text:p>
          </table:table-cell>
          <table:table-cell office:value-type="float" office:value="279">
            <text:p>279</text:p>
          </table:table-cell>
          <table:table-cell office:value-type="string">
            <text:p><text:s text:c="3"/>20651 <text:s text:c="2"/>SH <text:s text:c="9"/>SOLE <text:s text:c="14"/>20651 <text:s text:c="6"/>0 <text:s text:c="7"/>0<text:tab/><text:tab/></text:p>
          </table:table-cell>
        </table:table-row>
        <table:table-row table:style-name="ro1">
          <table:table-cell office:value-type="string">
            <text:p>F M C CORP</text:p>
          </table:table-cell>
          <table:table-cell office:value-type="string">
            <text:p><text:s text:c="2"/>COM NEW <text:s text:c="9"/>302491303</text:p>
          </table:table-cell>
          <table:table-cell office:value-type="float" office:value="636">
            <text:p>636</text:p>
          </table:table-cell>
          <table:table-cell office:value-type="string">
            <text:p><text:s text:c="3"/>11481 <text:s text:c="2"/>SH <text:s text:c="9"/>SOLE <text:s text:c="14"/>11481 <text:s text:c="6"/>0 <text:s text:c="7"/>0<text:tab/><text:tab/></text:p>
          </table:table-cell>
        </table:table-row>
        <table:table-row table:style-name="ro1">
          <table:table-cell office:value-type="string">
            <text:p>FIRSTMERIT CORP</text:p>
          </table:table-cell>
          <table:table-cell office:value-type="string">
            <text:p><text:s text:c="2"/>COM <text:s text:c="13"/>337915102</text:p>
          </table:table-cell>
          <table:table-cell office:value-type="float" office:value="563">
            <text:p>563</text:p>
          </table:table-cell>
          <table:table-cell office:value-type="string">
            <text:p><text:s text:c="3"/>38299 <text:s text:c="2"/>SH <text:s text:c="9"/>SOLE <text:s text:c="14"/>38299 <text:s text:c="6"/>0 <text:s text:c="7"/>0<text:tab/><text:tab/></text:p>
          </table:table-cell>
        </table:table-row>
        <table:table-row table:style-name="ro1">
          <table:table-cell office:value-type="string">
            <text:p>FNB CORP PA</text:p>
          </table:table-cell>
          <table:table-cell office:value-type="string">
            <text:p><text:s text:c="2"/>COM <text:s text:c="13"/>302520101</text:p>
          </table:table-cell>
          <table:table-cell office:value-type="float" office:value="126">
            <text:p>126</text:p>
          </table:table-cell>
          <table:table-cell office:value-type="string">
            <text:p><text:s text:c="3"/>11224 <text:s text:c="2"/>SH <text:s text:c="9"/>SOLE <text:s text:c="14"/>11224 <text:s text:c="6"/>0 <text:s text:c="7"/>0<text:tab/><text:tab/></text:p>
          </table:table-cell>
        </table:table-row>
        <table:table-row table:style-name="ro1">
          <table:table-cell office:value-type="string">
            <text:p>FIDELITY NATIONAL FINANCIAL</text:p>
          </table:table-cell>
          <table:table-cell office:value-type="string">
            <text:p><text:s text:c="2"/>CL A <text:s text:c="12"/>31620R105</text:p>
          </table:table-cell>
          <table:table-cell office:value-type="float" office:value="529">
            <text:p>529</text:p>
          </table:table-cell>
          <table:table-cell office:value-type="string">
            <text:p><text:s text:c="3"/>24754 <text:s text:c="2"/>SH <text:s text:c="9"/>SOLE <text:s text:c="14"/>24754 <text:s text:c="6"/>0 <text:s text:c="7"/>0<text:tab/><text:tab/></text:p>
          </table:table-cell>
        </table:table-row>
        <table:table-row table:style-name="ro1">
          <table:table-cell office:value-type="string">
            <text:p>FIFTH &amp; PAC COS INC</text:p>
          </table:table-cell>
          <table:table-cell office:value-type="string">
            <text:p><text:s text:c="2"/>COM <text:s text:c="13"/>316645100</text:p>
          </table:table-cell>
          <table:table-cell office:value-type="float" office:value="1196">
            <text:p>1196</text:p>
          </table:table-cell>
          <table:table-cell office:value-type="string">
            <text:p><text:s text:c="3"/>93600 <text:s text:c="2"/>SH <text:s text:c="9"/>SOLE <text:s text:c="14"/>93600 <text:s text:c="6"/>0 <text:s text:c="7"/>0<text:tab/><text:tab/></text:p>
          </table:table-cell>
        </table:table-row>
        <table:table-row table:style-name="ro1">
          <table:table-cell office:value-type="string">
            <text:p>FERRO CORP</text:p>
          </table:table-cell>
          <table:table-cell office:value-type="string">
            <text:p><text:s text:c="2"/>COM <text:s text:c="13"/>315405100</text:p>
          </table:table-cell>
          <table:table-cell office:value-type="float" office:value="365">
            <text:p>365</text:p>
          </table:table-cell>
          <table:table-cell office:value-type="string">
            <text:p><text:s text:c="2"/>106504 <text:s text:c="2"/>SH <text:s text:c="9"/>SOLE <text:s text:c="13"/>106504 <text:s text:c="6"/>0 <text:s text:c="7"/>0<text:tab/><text:tab/></text:p>
          </table:table-cell>
        </table:table-row>
        <table:table-row table:style-name="ro1">
          <table:table-cell office:value-type="string">
            <text:p>FORESTAR GROUP INC</text:p>
          </table:table-cell>
          <table:table-cell office:value-type="string">
            <text:p><text:s text:c="2"/>COM <text:s text:c="13"/>346233109</text:p>
          </table:table-cell>
          <table:table-cell office:value-type="float" office:value="182">
            <text:p>182</text:p>
          </table:table-cell>
          <table:table-cell office:value-type="string">
            <text:p><text:s text:c="3"/>10948 <text:s text:c="2"/>SH <text:s text:c="9"/>SOLE <text:s text:c="14"/>10948 <text:s text:c="6"/>0 <text:s text:c="7"/>0<text:tab/><text:tab/></text:p>
          </table:table-cell>
        </table:table-row>
        <table:table-row table:style-name="ro1">
          <table:table-cell office:value-type="string">
            <text:p>FOSSIL INC</text:p>
          </table:table-cell>
          <table:table-cell office:value-type="string">
            <text:p><text:s text:c="2"/>COM <text:s text:c="13"/>349882100</text:p>
          </table:table-cell>
          <table:table-cell office:value-type="float" office:value="1013">
            <text:p>1013</text:p>
          </table:table-cell>
          <table:table-cell office:value-type="string">
            <text:p><text:s text:c="3"/>11963 <text:s text:c="2"/>SH <text:s text:c="9"/>SOLE <text:s text:c="14"/>11963 <text:s text:c="6"/>0 <text:s text:c="7"/>0<text:tab/><text:tab/></text:p>
          </table:table-cell>
        </table:table-row>
        <table:table-row table:style-name="ro1">
          <table:table-cell office:value-type="string">
            <text:p>FIRST INDUSTRIAL REALTY TRU</text:p>
          </table:table-cell>
          <table:table-cell office:value-type="string">
            <text:p><text:s text:c="2"/>COM <text:s text:c="13"/>32054K103</text:p>
          </table:table-cell>
          <table:table-cell office:value-type="float" office:value="346">
            <text:p>346</text:p>
          </table:table-cell>
          <table:table-cell office:value-type="string">
            <text:p><text:s text:c="3"/>26300 <text:s text:c="2"/>SH <text:s text:c="9"/>SOLE <text:s text:c="14"/>26300 <text:s text:c="6"/>0 <text:s text:c="7"/>0<text:tab/><text:tab/></text:p>
          </table:table-cell>
        </table:table-row>
        <table:table-row table:style-name="ro1">
          <table:table-cell office:value-type="string">
            <text:p>FREDS INC</text:p>
          </table:table-cell>
          <table:table-cell office:value-type="string">
            <text:p><text:s text:c="2"/>CL A <text:s text:c="12"/>356108100</text:p>
          </table:table-cell>
          <table:table-cell office:value-type="float" office:value="772">
            <text:p>772</text:p>
          </table:table-cell>
          <table:table-cell office:value-type="string">
            <text:p><text:s text:c="3"/>54191 <text:s text:c="2"/>SH <text:s text:c="9"/>SOLE <text:s text:c="14"/>54191 <text:s text:c="6"/>0 <text:s text:c="7"/>0<text:tab/><text:tab/></text:p>
          </table:table-cell>
        </table:table-row>
        <table:table-row table:style-name="ro1">
          <table:table-cell office:value-type="string">
            <text:p>FORTEGRA FINL CORP</text:p>
          </table:table-cell>
          <table:table-cell office:value-type="string">
            <text:p><text:s text:c="2"/>COM <text:s text:c="13"/>34954W104</text:p>
          </table:table-cell>
          <table:table-cell office:value-type="float" office:value="85">
            <text:p>85</text:p>
          </table:table-cell>
          <table:table-cell office:value-type="string">
            <text:p><text:s text:c="3"/>10692 <text:s text:c="2"/>SH <text:s text:c="9"/>SOLE <text:s text:c="14"/>10692 <text:s text:c="6"/>0 <text:s text:c="7"/>0<text:tab/><text:tab/></text:p>
          </table:table-cell>
        </table:table-row>
        <table:table-row table:style-name="ro1">
          <table:table-cell office:value-type="string">
            <text:p>FIRST MERCHANTS CORP</text:p>
          </table:table-cell>
          <table:table-cell office:value-type="string">
            <text:p><text:s text:c="2"/>COM <text:s text:c="13"/>320817109</text:p>
          </table:table-cell>
          <table:table-cell office:value-type="float" office:value="355">
            <text:p>355</text:p>
          </table:table-cell>
          <table:table-cell office:value-type="string">
            <text:p><text:s text:c="3"/>23673 <text:s text:c="2"/>SH <text:s text:c="9"/>SOLE <text:s text:c="14"/>23673 <text:s text:c="6"/>0 <text:s text:c="7"/>0<text:tab/><text:tab/></text:p>
          </table:table-cell>
        </table:table-row>
        <table:table-row table:style-name="ro1">
          <table:table-cell office:value-type="string">
            <text:p>FOREST LABS INC</text:p>
          </table:table-cell>
          <table:table-cell office:value-type="string">
            <text:p><text:s text:c="2"/>COM <text:s text:c="13"/>345838106</text:p>
          </table:table-cell>
          <table:table-cell office:value-type="float" office:value="208">
            <text:p>208</text:p>
          </table:table-cell>
          <table:table-cell office:value-type="string">
            <text:p><text:s text:c="4"/>5831 <text:s text:c="2"/>SH <text:s text:c="9"/>SOLE <text:s text:c="15"/>5831 <text:s text:c="6"/>0 <text:s text:c="7"/>0<text:tab/><text:tab/></text:p>
          </table:table-cell>
        </table:table-row>
        <table:table-row table:style-name="ro1">
          <table:table-cell office:value-type="string">
            <text:p>FOREST OIL CORP</text:p>
          </table:table-cell>
          <table:table-cell office:value-type="string">
            <text:p><text:s text:c="2"/>COM PAR $0.01 <text:s text:c="3"/>346091705</text:p>
          </table:table-cell>
          <table:table-cell office:value-type="float" office:value="859">
            <text:p>859</text:p>
          </table:table-cell>
          <table:table-cell office:value-type="string">
            <text:p><text:s text:c="2"/>101664 <text:s text:c="2"/>SH <text:s text:c="9"/>SOLE <text:s text:c="13"/>101664 <text:s text:c="6"/>0 <text:s text:c="7"/>0<text:tab/><text:tab/></text:p>
          </table:table-cell>
        </table:table-row>
        <table:table-row table:style-name="ro1">
          <table:table-cell office:value-type="string">
            <text:p>FOSTER L B CO</text:p>
          </table:table-cell>
          <table:table-cell office:value-type="string">
            <text:p><text:s text:c="2"/>COM <text:s text:c="13"/>350060109</text:p>
          </table:table-cell>
          <table:table-cell office:value-type="float" office:value="324">
            <text:p>324</text:p>
          </table:table-cell>
          <table:table-cell office:value-type="string">
            <text:p><text:s text:c="3"/>10022 <text:s text:c="2"/>SH <text:s text:c="9"/>SOLE <text:s text:c="14"/>10022 <text:s text:c="6"/>0 <text:s text:c="7"/>0<text:tab/><text:tab/></text:p>
          </table:table-cell>
        </table:table-row>
        <table:table-row table:style-name="ro1">
          <table:table-cell office:value-type="string">
            <text:p>FMC TECHNOLOGIES INC</text:p>
          </table:table-cell>
          <table:table-cell office:value-type="string">
            <text:p><text:s text:c="2"/>COM <text:s text:c="13"/>30249U101</text:p>
          </table:table-cell>
          <table:table-cell office:value-type="float" office:value="964">
            <text:p>964</text:p>
          </table:table-cell>
          <table:table-cell office:value-type="string">
            <text:p><text:s text:c="3"/>20819 <text:s text:c="2"/>SH <text:s text:c="9"/>SOLE <text:s text:c="14"/>20819 <text:s text:c="6"/>0 <text:s text:c="7"/>0<text:tab/><text:tab/></text:p>
          </table:table-cell>
        </table:table-row>
        <table:table-row table:style-name="ro1">
          <table:table-cell office:value-type="string">
            <text:p>FLOTEK INDS INC DEL</text:p>
          </table:table-cell>
          <table:table-cell office:value-type="string">
            <text:p><text:s text:c="2"/>COM <text:s text:c="13"/>343389102</text:p>
          </table:table-cell>
          <table:table-cell office:value-type="float" office:value="932">
            <text:p>932</text:p>
          </table:table-cell>
          <table:table-cell office:value-type="string">
            <text:p><text:s text:c="3"/>73533 <text:s text:c="2"/>SH <text:s text:c="9"/>SOLE <text:s text:c="14"/>73533 <text:s text:c="6"/>0 <text:s text:c="7"/>0<text:tab/><text:tab/></text:p>
          </table:table-cell>
        </table:table-row>
        <table:table-row table:style-name="ro1">
          <table:table-cell office:value-type="string">
            <text:p>FORTINET INC</text:p>
          </table:table-cell>
          <table:table-cell office:value-type="string">
            <text:p><text:s text:c="2"/>COM <text:s text:c="13"/>34959E109</text:p>
          </table:table-cell>
          <table:table-cell office:value-type="float" office:value="1171">
            <text:p>1171</text:p>
          </table:table-cell>
          <table:table-cell office:value-type="string">
            <text:p><text:s text:c="3"/>48554 <text:s text:c="2"/>SH <text:s text:c="9"/>SOLE <text:s text:c="14"/>48554 <text:s text:c="6"/>0 <text:s text:c="7"/>0<text:tab/><text:tab/></text:p>
          </table:table-cell>
        </table:table-row>
        <table:table-row table:style-name="ro1">
          <table:table-cell office:value-type="string">
            <text:p>FRONTIER COMMUNICATIONS COR</text:p>
          </table:table-cell>
          <table:table-cell office:value-type="string">
            <text:p><text:s text:c="2"/>COM <text:s text:c="13"/>35906A108</text:p>
          </table:table-cell>
          <table:table-cell office:value-type="float" office:value="74">
            <text:p>74</text:p>
          </table:table-cell>
          <table:table-cell office:value-type="string">
            <text:p><text:s text:c="3"/>15014 <text:s text:c="2"/>SH <text:s text:c="9"/>SOLE <text:s text:c="14"/>15014 <text:s text:c="6"/>0 <text:s text:c="7"/>0<text:tab/><text:tab/></text:p>
          </table:table-cell>
        </table:table-row>
        <table:table-row table:style-name="ro1">
          <table:table-cell office:value-type="string">
            <text:p>FULTON FINL CORP PA</text:p>
          </table:table-cell>
          <table:table-cell office:value-type="string">
            <text:p><text:s text:c="2"/>COM <text:s text:c="13"/>360271100</text:p>
          </table:table-cell>
          <table:table-cell office:value-type="float" office:value="365">
            <text:p>365</text:p>
          </table:table-cell>
          <table:table-cell office:value-type="string">
            <text:p><text:s text:c="3"/>37100 <text:s text:c="2"/>SH <text:s text:c="9"/>SOLE <text:s text:c="14"/>37100 <text:s text:c="6"/>0 <text:s text:c="7"/>0<text:tab/><text:tab/></text:p>
          </table:table-cell>
        </table:table-row>
        <table:table-row table:style-name="ro1">
          <table:table-cell office:value-type="string">
            <text:p>CEDAR FAIR L P</text:p>
          </table:table-cell>
          <table:table-cell office:value-type="string">
            <text:p><text:s text:c="2"/>DEPOSITRY UNIT <text:s text:c="2"/>150185106</text:p>
          </table:table-cell>
          <table:table-cell office:value-type="float" office:value="479">
            <text:p>479</text:p>
          </table:table-cell>
          <table:table-cell office:value-type="string">
            <text:p><text:s text:c="3"/>14304 <text:s text:c="2"/>SH <text:s text:c="9"/>SOLE <text:s text:c="14"/>14304 <text:s text:c="6"/>0 <text:s text:c="7"/>0<text:tab/><text:tab/></text:p>
          </table:table-cell>
        </table:table-row>
        <table:table-row table:style-name="ro1">
          <table:table-cell office:value-type="string">
            <text:p>FIVE STAR QUALITY CARE INC</text:p>
          </table:table-cell>
          <table:table-cell office:value-type="string">
            <text:p><text:s text:c="2"/>COM <text:s text:c="13"/>33832D106</text:p>
          </table:table-cell>
          <table:table-cell office:value-type="float" office:value="234">
            <text:p>234</text:p>
          </table:table-cell>
          <table:table-cell office:value-type="string">
            <text:p><text:s text:c="3"/>45738 <text:s text:c="2"/>SH <text:s text:c="9"/>SOLE <text:s text:c="14"/>45738 <text:s text:c="6"/>0 <text:s text:c="7"/>0<text:tab/><text:tab/></text:p>
          </table:table-cell>
        </table:table-row>
        <table:table-row table:style-name="ro1">
          <table:table-cell office:value-type="string">
            <text:p>GIANT INTERACTIVE GROUP INC</text:p>
          </table:table-cell>
          <table:table-cell office:value-type="string">
            <text:p><text:s text:c="2"/>ADR <text:s text:c="13"/>374511103</text:p>
          </table:table-cell>
          <table:table-cell office:value-type="float" office:value="330">
            <text:p>330</text:p>
          </table:table-cell>
          <table:table-cell office:value-type="string">
            <text:p><text:s text:c="3"/>63543 <text:s text:c="2"/>SH <text:s text:c="9"/>SOLE <text:s text:c="14"/>63543 <text:s text:c="6"/>0 <text:s text:c="7"/>0<text:tab/><text:tab/></text:p>
          </table:table-cell>
        </table:table-row>
        <table:table-row table:style-name="ro1">
          <table:table-cell office:value-type="string">
            <text:p>SHANDA GAMES LTD</text:p>
          </table:table-cell>
          <table:table-cell office:value-type="string">
            <text:p><text:s text:c="2"/>SP ADR REPTG A <text:s text:c="2"/>81941U105</text:p>
          </table:table-cell>
          <table:table-cell office:value-type="float" office:value="177">
            <text:p>177</text:p>
          </table:table-cell>
          <table:table-cell office:value-type="string">
            <text:p><text:s text:c="3"/>46900 <text:s text:c="2"/>SH <text:s text:c="9"/>SOLE <text:s text:c="14"/>46900 <text:s text:c="6"/>0 <text:s text:c="7"/>0<text:tab/><text:tab/></text:p>
          </table:table-cell>
        </table:table-row>
        <table:table-row table:style-name="ro1">
          <table:table-cell office:value-type="string">
            <text:p>STEALTHGAS INC</text:p>
          </table:table-cell>
          <table:table-cell office:value-type="string">
            <text:p><text:s text:c="2"/>SHS <text:s text:c="13"/>Y81669106</text:p>
          </table:table-cell>
          <table:table-cell office:value-type="float" office:value="280">
            <text:p>280</text:p>
          </table:table-cell>
          <table:table-cell office:value-type="string">
            <text:p><text:s text:c="3"/>41204 <text:s text:c="2"/>SH <text:s text:c="9"/>SOLE <text:s text:c="14"/>41204 <text:s text:c="6"/>0 <text:s text:c="7"/>0<text:tab/><text:tab/></text:p>
          </table:table-cell>
        </table:table-row>
        <table:table-row table:style-name="ro1">
          <table:table-cell office:value-type="string">
            <text:p>GLOBAL CASH ACCESS HLDGS IN</text:p>
          </table:table-cell>
          <table:table-cell office:value-type="string">
            <text:p><text:s text:c="2"/>COM <text:s text:c="13"/>378967103</text:p>
          </table:table-cell>
          <table:table-cell office:value-type="float" office:value="348">
            <text:p>348</text:p>
          </table:table-cell>
          <table:table-cell office:value-type="string">
            <text:p><text:s text:c="3"/>43254 <text:s text:c="2"/>SH <text:s text:c="9"/>SOLE <text:s text:c="14"/>43254 <text:s text:c="6"/>0 <text:s text:c="7"/>0<text:tab/><text:tab/></text:p>
          </table:table-cell>
        </table:table-row>
        <table:table-row table:style-name="ro1">
          <table:table-cell office:value-type="string">
            <text:p>GANNETT INC</text:p>
          </table:table-cell>
          <table:table-cell office:value-type="string">
            <text:p><text:s text:c="2"/>COM <text:s text:c="13"/>364730101</text:p>
          </table:table-cell>
          <table:table-cell office:value-type="float" office:value="876">
            <text:p>876</text:p>
          </table:table-cell>
          <table:table-cell office:value-type="string">
            <text:p><text:s text:c="3"/>49335 <text:s text:c="2"/>SH <text:s text:c="9"/>SOLE <text:s text:c="14"/>49335 <text:s text:c="6"/>0 <text:s text:c="7"/>0<text:tab/><text:tab/></text:p>
          </table:table-cell>
        </table:table-row>
        <table:table-row table:style-name="ro1">
          <table:table-cell office:value-type="string">
            <text:p>GENON ENERGY INC</text:p>
          </table:table-cell>
          <table:table-cell office:value-type="string">
            <text:p><text:s text:c="2"/>COM <text:s text:c="13"/>37244E107</text:p>
          </table:table-cell>
          <table:table-cell office:value-type="float" office:value="325">
            <text:p>325</text:p>
          </table:table-cell>
          <table:table-cell office:value-type="string">
            <text:p><text:s text:c="2"/>128422 <text:s text:c="2"/>SH <text:s text:c="9"/>SOLE <text:s text:c="13"/>128422 <text:s text:c="6"/>0 <text:s text:c="7"/>0<text:tab/><text:tab/></text:p>
          </table:table-cell>
        </table:table-row>
        <table:table-row table:style-name="ro1">
          <table:table-cell office:value-type="string">
            <text:p>GEVO INC</text:p>
          </table:table-cell>
          <table:table-cell office:value-type="string">
            <text:p><text:s text:c="2"/>COM <text:s text:c="13"/>374396109</text:p>
          </table:table-cell>
          <table:table-cell office:value-type="float" office:value="39">
            <text:p>39</text:p>
          </table:table-cell>
          <table:table-cell office:value-type="string">
            <text:p><text:s text:c="3"/>18373 <text:s text:c="2"/>SH <text:s text:c="9"/>SOLE <text:s text:c="14"/>18373 <text:s text:c="6"/>0 <text:s text:c="7"/>0<text:tab/><text:tab/></text:p>
          </table:table-cell>
        </table:table-row>
        <table:table-row table:style-name="ro1">
          <table:table-cell office:value-type="string">
            <text:p>GOLD FIELDS LTD NEW</text:p>
          </table:table-cell>
          <table:table-cell office:value-type="string">
            <text:p><text:s text:c="2"/>SPONSORED ADR <text:s text:c="3"/>38059T106</text:p>
          </table:table-cell>
          <table:table-cell office:value-type="float" office:value="129">
            <text:p>129</text:p>
          </table:table-cell>
          <table:table-cell office:value-type="string">
            <text:p><text:s text:c="3"/>10065 <text:s text:c="2"/>SH <text:s text:c="9"/>SOLE <text:s text:c="14"/>10065 <text:s text:c="6"/>0 <text:s text:c="7"/>0<text:tab/><text:tab/></text:p>
          </table:table-cell>
        </table:table-row>
        <table:table-row table:style-name="ro1">
          <table:table-cell office:value-type="string">
            <text:p>GOLDCORP INC NEW</text:p>
          </table:table-cell>
          <table:table-cell office:value-type="string">
            <text:p><text:s text:c="2"/>COM <text:s text:c="13"/>380956409</text:p>
          </table:table-cell>
          <table:table-cell office:value-type="float" office:value="201">
            <text:p>201</text:p>
          </table:table-cell>
          <table:table-cell office:value-type="string">
            <text:p><text:s text:c="4"/>4394 <text:s text:c="2"/>SH <text:s text:c="9"/>SOLE <text:s text:c="15"/>4394 <text:s text:c="6"/>0 <text:s text:c="7"/>0<text:tab/><text:tab/></text:p>
          </table:table-cell>
        </table:table-row>
        <table:table-row table:style-name="ro1">
          <table:table-cell office:value-type="string">
            <text:p>GERDAU S A</text:p>
          </table:table-cell>
          <table:table-cell office:value-type="string">
            <text:p><text:s text:c="2"/>SPONSORED ADR <text:s text:c="3"/>373737105</text:p>
          </table:table-cell>
          <table:table-cell office:value-type="float" office:value="139">
            <text:p>139</text:p>
          </table:table-cell>
          <table:table-cell office:value-type="string">
            <text:p><text:s text:c="3"/>14644 <text:s text:c="2"/>SH <text:s text:c="9"/>SOLE <text:s text:c="14"/>14644 <text:s text:c="6"/>0 <text:s text:c="7"/>0<text:tab/><text:tab/></text:p>
          </table:table-cell>
        </table:table-row>
        <table:table-row table:style-name="ro1">
          <table:table-cell office:value-type="string">
            <text:p>GEORGIA GULF CORP</text:p>
          </table:table-cell>
          <table:table-cell office:value-type="string">
            <text:p><text:s text:c="2"/>COM PAR$0.01 NEW 373200302</text:p>
          </table:table-cell>
          <table:table-cell office:value-type="float" office:value="1105">
            <text:p>1105</text:p>
          </table:table-cell>
          <table:table-cell office:value-type="string">
            <text:p><text:s text:c="3"/>30502 <text:s text:c="2"/>SH <text:s text:c="9"/>SOLE <text:s text:c="14"/>30502 <text:s text:c="6"/>0 <text:s text:c="7"/>0<text:tab/><text:tab/></text:p>
          </table:table-cell>
        </table:table-row>
        <table:table-row table:style-name="ro1">
          <table:table-cell office:value-type="string">
            <text:p>GLOBAL GEOPHYSICAL SVCS INC</text:p>
          </table:table-cell>
          <table:table-cell office:value-type="string">
            <text:p><text:s text:c="2"/>COM <text:s text:c="13"/>37946S107</text:p>
          </table:table-cell>
          <table:table-cell office:value-type="float" office:value="521">
            <text:p>521</text:p>
          </table:table-cell>
          <table:table-cell office:value-type="string">
            <text:p><text:s text:c="3"/>94494 <text:s text:c="2"/>SH <text:s text:c="9"/>SOLE <text:s text:c="14"/>94494 <text:s text:c="6"/>0 <text:s text:c="7"/>0<text:tab/><text:tab/></text:p>
          </table:table-cell>
        </table:table-row>
        <table:table-row table:style-name="ro1">
          <table:table-cell office:value-type="string">
            <text:p>GENOMIC HEALTH INC</text:p>
          </table:table-cell>
          <table:table-cell office:value-type="string">
            <text:p><text:s text:c="2"/>COM <text:s text:c="13"/>37244C101</text:p>
          </table:table-cell>
          <table:table-cell office:value-type="float" office:value="1024">
            <text:p>1024</text:p>
          </table:table-cell>
          <table:table-cell office:value-type="string">
            <text:p><text:s text:c="3"/>29532 <text:s text:c="2"/>SH <text:s text:c="9"/>SOLE <text:s text:c="14"/>29532 <text:s text:c="6"/>0 <text:s text:c="7"/>0<text:tab/><text:tab/></text:p>
          </table:table-cell>
        </table:table-row>
        <table:table-row table:style-name="ro1">
          <table:table-cell office:value-type="string">
            <text:p>GREENHILL &amp; CO INC</text:p>
          </table:table-cell>
          <table:table-cell office:value-type="string">
            <text:p><text:s text:c="2"/>COM <text:s text:c="13"/>395259104</text:p>
          </table:table-cell>
          <table:table-cell office:value-type="float" office:value="893">
            <text:p>893</text:p>
          </table:table-cell>
          <table:table-cell office:value-type="string">
            <text:p><text:s text:c="3"/>17257 <text:s text:c="2"/>SH <text:s text:c="9"/>SOLE <text:s text:c="14"/>17257 <text:s text:c="6"/>0 <text:s text:c="7"/>0<text:tab/><text:tab/></text:p>
          </table:table-cell>
        </table:table-row>
        <table:table-row table:style-name="ro1">
          <table:table-cell office:value-type="string">
            <text:p>GILEAD SCIENCES INC</text:p>
          </table:table-cell>
          <table:table-cell office:value-type="string">
            <text:p><text:s text:c="2"/>COM <text:s text:c="13"/>375558103</text:p>
          </table:table-cell>
          <table:table-cell office:value-type="float" office:value="1258">
            <text:p>1258</text:p>
          </table:table-cell>
          <table:table-cell office:value-type="string">
            <text:p><text:s text:c="3"/>18969 <text:s text:c="2"/>SH <text:s text:c="9"/>SOLE <text:s text:c="14"/>18969 <text:s text:c="6"/>0 <text:s text:c="7"/>0<text:tab/><text:tab/></text:p>
          </table:table-cell>
        </table:table-row>
        <table:table-row table:style-name="ro1">
          <table:table-cell office:value-type="string">
            <text:p>GENERAL MLS INC</text:p>
          </table:table-cell>
          <table:table-cell office:value-type="string">
            <text:p><text:s text:c="2"/>COM <text:s text:c="13"/>370334104</text:p>
          </table:table-cell>
          <table:table-cell office:value-type="float" office:value="471">
            <text:p>471</text:p>
          </table:table-cell>
          <table:table-cell office:value-type="string">
            <text:p><text:s text:c="3"/>11807 <text:s text:c="2"/>SH <text:s text:c="9"/>SOLE <text:s text:c="14"/>11807 <text:s text:c="6"/>0 <text:s text:c="7"/>0<text:tab/><text:tab/></text:p>
          </table:table-cell>
        </table:table-row>
        <table:table-row table:style-name="ro1">
          <table:table-cell office:value-type="string">
            <text:p>GIVEN IMAGING</text:p>
          </table:table-cell>
          <table:table-cell office:value-type="string">
            <text:p><text:s text:c="2"/>ORD SHS <text:s text:c="9"/>M52020100</text:p>
          </table:table-cell>
          <table:table-cell office:value-type="float" office:value="232">
            <text:p>232</text:p>
          </table:table-cell>
          <table:table-cell office:value-type="string">
            <text:p><text:s text:c="3"/>15910 <text:s text:c="2"/>SH <text:s text:c="9"/>SOLE <text:s text:c="14"/>15910 <text:s text:c="6"/>0 <text:s text:c="7"/>0<text:tab/><text:tab/></text:p>
          </table:table-cell>
        </table:table-row>
        <table:table-row table:style-name="ro1">
          <table:table-cell office:value-type="string">
            <text:p>GRAMERCY CAP CORP</text:p>
          </table:table-cell>
          <table:table-cell office:value-type="string">
            <text:p><text:s text:c="2"/>COM <text:s text:c="13"/>384871109</text:p>
          </table:table-cell>
          <table:table-cell office:value-type="float" office:value="311">
            <text:p>311</text:p>
          </table:table-cell>
          <table:table-cell office:value-type="string">
            <text:p><text:s text:c="2"/>103337 <text:s text:c="2"/>SH <text:s text:c="9"/>SOLE <text:s text:c="13"/>103337 <text:s text:c="6"/>0 <text:s text:c="7"/>0<text:tab/><text:tab/></text:p>
          </table:table-cell>
        </table:table-row>
        <table:table-row table:style-name="ro1">
          <table:table-cell office:value-type="string">
            <text:p>GREAT LAKES DREDGE &amp; DOCK C</text:p>
          </table:table-cell>
          <table:table-cell office:value-type="string">
            <text:p><text:s text:c="2"/>COM <text:s text:c="13"/>390607109</text:p>
          </table:table-cell>
          <table:table-cell office:value-type="float" office:value="99">
            <text:p>99</text:p>
          </table:table-cell>
          <table:table-cell office:value-type="string">
            <text:p><text:s text:c="3"/>12918 <text:s text:c="2"/>SH <text:s text:c="9"/>SOLE <text:s text:c="14"/>12918 <text:s text:c="6"/>0 <text:s text:c="7"/>0<text:tab/><text:tab/></text:p>
          </table:table-cell>
        </table:table-row>
        <table:table-row table:style-name="ro1">
          <table:table-cell office:value-type="string">
            <text:p>GLATFELTER</text:p>
          </table:table-cell>
          <table:table-cell office:value-type="string">
            <text:p><text:s text:c="2"/>COM <text:s text:c="13"/>377316104</text:p>
          </table:table-cell>
          <table:table-cell office:value-type="float" office:value="735">
            <text:p>735</text:p>
          </table:table-cell>
          <table:table-cell office:value-type="string">
            <text:p><text:s text:c="3"/>41256 <text:s text:c="2"/>SH <text:s text:c="9"/>SOLE <text:s text:c="14"/>41256 <text:s text:c="6"/>0 <text:s text:c="7"/>0<text:tab/><text:tab/></text:p>
          </table:table-cell>
        </table:table-row>
        <table:table-row table:style-name="ro1">
          <table:table-cell office:value-type="string">
            <text:p>GLU MOBILE INC</text:p>
          </table:table-cell>
          <table:table-cell office:value-type="string">
            <text:p><text:s text:c="2"/>COM <text:s text:c="13"/>379890106</text:p>
          </table:table-cell>
          <table:table-cell office:value-type="float" office:value="120">
            <text:p>120</text:p>
          </table:table-cell>
          <table:table-cell office:value-type="string">
            <text:p><text:s text:c="3"/>25837 <text:s text:c="2"/>SH <text:s text:c="9"/>SOLE <text:s text:c="14"/>25837 <text:s text:c="6"/>0 <text:s text:c="7"/>0<text:tab/><text:tab/></text:p>
          </table:table-cell>
        </table:table-row>
        <table:table-row table:style-name="ro1">
          <table:table-cell office:value-type="string">
            <text:p>GENERAL MTRS CO</text:p>
          </table:table-cell>
          <table:table-cell office:value-type="string">
            <text:p><text:s text:c="2"/>COM <text:s text:c="13"/>37045V100</text:p>
          </table:table-cell>
          <table:table-cell office:value-type="float" office:value="1307">
            <text:p>1307</text:p>
          </table:table-cell>
          <table:table-cell office:value-type="string">
            <text:p><text:s text:c="3"/>57431 <text:s text:c="2"/>SH <text:s text:c="9"/>SOLE <text:s text:c="14"/>57431 <text:s text:c="6"/>0 <text:s text:c="7"/>0<text:tab/><text:tab/></text:p>
          </table:table-cell>
        </table:table-row>
        <table:table-row table:style-name="ro1">
          <table:table-cell office:value-type="string">
            <text:p>GORDMANS STORES INC</text:p>
          </table:table-cell>
          <table:table-cell office:value-type="string">
            <text:p><text:s text:c="2"/>COM <text:s text:c="13"/>38269P100</text:p>
          </table:table-cell>
          <table:table-cell office:value-type="float" office:value="532">
            <text:p>532</text:p>
          </table:table-cell>
          <table:table-cell office:value-type="string">
            <text:p><text:s text:c="3"/>28844 <text:s text:c="2"/>SH <text:s text:c="9"/>SOLE <text:s text:c="14"/>28844 <text:s text:c="6"/>0 <text:s text:c="7"/>0<text:tab/><text:tab/></text:p>
          </table:table-cell>
        </table:table-row>
        <table:table-row table:style-name="ro1">
          <table:table-cell office:value-type="string">
            <text:p>GAMESTOP CORP NEW</text:p>
          </table:table-cell>
          <table:table-cell office:value-type="string">
            <text:p><text:s text:c="2"/>CL A <text:s text:c="12"/>36467W109</text:p>
          </table:table-cell>
          <table:table-cell office:value-type="float" office:value="1137">
            <text:p>1137</text:p>
          </table:table-cell>
          <table:table-cell office:value-type="string">
            <text:p><text:s text:c="3"/>54132 <text:s text:c="2"/>SH <text:s text:c="9"/>SOLE <text:s text:c="14"/>54132 <text:s text:c="6"/>0 <text:s text:c="7"/>0<text:tab/><text:tab/></text:p>
          </table:table-cell>
        </table:table-row>
        <table:table-row table:style-name="ro1">
          <table:table-cell office:value-type="string">
            <text:p>GATX CORP</text:p>
          </table:table-cell>
          <table:table-cell office:value-type="string">
            <text:p><text:s text:c="2"/>COM <text:s text:c="13"/>361448103</text:p>
          </table:table-cell>
          <table:table-cell office:value-type="float" office:value="331">
            <text:p>331</text:p>
          </table:table-cell>
          <table:table-cell office:value-type="string">
            <text:p><text:s text:c="4"/>7796 <text:s text:c="2"/>SH <text:s text:c="9"/>SOLE <text:s text:c="15"/>7796 <text:s text:c="6"/>0 <text:s text:c="7"/>0<text:tab/><text:tab/></text:p>
          </table:table-cell>
        </table:table-row>
        <table:table-row table:style-name="ro1">
          <table:table-cell office:value-type="string">
            <text:p>GNC HLDGS INC</text:p>
          </table:table-cell>
          <table:table-cell office:value-type="string">
            <text:p><text:s text:c="2"/>COM CL A <text:s text:c="8"/>36191G107</text:p>
          </table:table-cell>
          <table:table-cell office:value-type="float" office:value="819">
            <text:p>819</text:p>
          </table:table-cell>
          <table:table-cell office:value-type="string">
            <text:p><text:s text:c="3"/>21015 <text:s text:c="2"/>SH <text:s text:c="9"/>SOLE <text:s text:c="14"/>21015 <text:s text:c="6"/>0 <text:s text:c="7"/>0<text:tab/><text:tab/></text:p>
          </table:table-cell>
        </table:table-row>
        <table:table-row table:style-name="ro1">
          <table:table-cell office:value-type="string">
            <text:p>GREAT NORTHN IRON ORE PPTYS</text:p>
          </table:table-cell>
          <table:table-cell office:value-type="string">
            <text:p><text:s text:c="2"/>CTFS BEN INT <text:s text:c="4"/>391064102</text:p>
          </table:table-cell>
          <table:table-cell office:value-type="float" office:value="529">
            <text:p>529</text:p>
          </table:table-cell>
          <table:table-cell office:value-type="string">
            <text:p><text:s text:c="4"/>6585 <text:s text:c="2"/>SH <text:s text:c="9"/>SOLE <text:s text:c="15"/>6585 <text:s text:c="6"/>0 <text:s text:c="7"/>0<text:tab/><text:tab/></text:p>
          </table:table-cell>
        </table:table-row>
        <table:table-row table:style-name="ro1">
          <table:table-cell office:value-type="string">
            <text:p>GENWORTH FINL INC</text:p>
          </table:table-cell>
          <table:table-cell office:value-type="string">
            <text:p><text:s text:c="2"/>COM CL A <text:s text:c="8"/>37247D106</text:p>
          </table:table-cell>
          <table:table-cell office:value-type="float" office:value="116">
            <text:p>116</text:p>
          </table:table-cell>
          <table:table-cell office:value-type="string">
            <text:p><text:s text:c="3"/>22140 <text:s text:c="2"/>SH <text:s text:c="9"/>SOLE <text:s text:c="14"/>22140 <text:s text:c="6"/>0 <text:s text:c="7"/>0<text:tab/><text:tab/></text:p>
          </table:table-cell>
        </table:table-row>
        <table:table-row table:style-name="ro1">
          <table:table-cell office:value-type="string">
            <text:p>GOLD RESOURCE CORP</text:p>
          </table:table-cell>
          <table:table-cell office:value-type="string">
            <text:p><text:s text:c="2"/>COM <text:s text:c="13"/>38068T105</text:p>
          </table:table-cell>
          <table:table-cell office:value-type="float" office:value="628">
            <text:p>628</text:p>
          </table:table-cell>
          <table:table-cell office:value-type="string">
            <text:p><text:s text:c="3"/>29283 <text:s text:c="2"/>SH <text:s text:c="9"/>SOLE <text:s text:c="14"/>29283 <text:s text:c="6"/>0 <text:s text:c="7"/>0<text:tab/><text:tab/></text:p>
          </table:table-cell>
        </table:table-row>
        <table:table-row table:style-name="ro1">
          <table:table-cell office:value-type="string">
            <text:p>GENUINE PARTS CO</text:p>
          </table:table-cell>
          <table:table-cell office:value-type="string">
            <text:p><text:s text:c="2"/>COM <text:s text:c="13"/>372460105</text:p>
          </table:table-cell>
          <table:table-cell office:value-type="float" office:value="288">
            <text:p>288</text:p>
          </table:table-cell>
          <table:table-cell office:value-type="string">
            <text:p><text:s text:c="4"/>4718 <text:s text:c="2"/>SH <text:s text:c="9"/>SOLE <text:s text:c="15"/>4718 <text:s text:c="6"/>0 <text:s text:c="7"/>0<text:tab/><text:tab/></text:p>
          </table:table-cell>
        </table:table-row>
        <table:table-row table:style-name="ro1">
          <table:table-cell office:value-type="string">
            <text:p>GREEN PLAINS RENEWABLE ENER</text:p>
          </table:table-cell>
          <table:table-cell office:value-type="string">
            <text:p><text:s text:c="2"/>COM <text:s text:c="13"/>393222104</text:p>
          </table:table-cell>
          <table:table-cell office:value-type="float" office:value="691">
            <text:p>691</text:p>
          </table:table-cell>
          <table:table-cell office:value-type="string">
            <text:p><text:s text:c="2"/>117966 <text:s text:c="2"/>SH <text:s text:c="9"/>SOLE <text:s text:c="13"/>117966 <text:s text:c="6"/>0 <text:s text:c="7"/>0<text:tab/><text:tab/></text:p>
          </table:table-cell>
        </table:table-row>
        <table:table-row table:style-name="ro1">
          <table:table-cell office:value-type="string">
            <text:p>GRACE W R &amp; CO DEL NEW</text:p>
          </table:table-cell>
          <table:table-cell office:value-type="string">
            <text:p><text:s text:c="2"/>COM <text:s text:c="13"/>38388F108</text:p>
          </table:table-cell>
          <table:table-cell office:value-type="float" office:value="699">
            <text:p>699</text:p>
          </table:table-cell>
          <table:table-cell office:value-type="string">
            <text:p><text:s text:c="3"/>11827 <text:s text:c="2"/>SH <text:s text:c="9"/>SOLE <text:s text:c="14"/>11827 <text:s text:c="6"/>0 <text:s text:c="7"/>0<text:tab/><text:tab/></text:p>
          </table:table-cell>
        </table:table-row>
        <table:table-row table:style-name="ro1">
          <table:table-cell office:value-type="string">
            <text:p>GARMIN LTD</text:p>
          </table:table-cell>
          <table:table-cell office:value-type="string">
            <text:p><text:s text:c="2"/>SHS <text:s text:c="13"/>H2906T109</text:p>
          </table:table-cell>
          <table:table-cell office:value-type="float" office:value="461">
            <text:p>461</text:p>
          </table:table-cell>
          <table:table-cell office:value-type="string">
            <text:p><text:s text:c="3"/>11039 <text:s text:c="2"/>SH <text:s text:c="9"/>SOLE <text:s text:c="14"/>11039 <text:s text:c="6"/>0 <text:s text:c="7"/>0<text:tab/><text:tab/></text:p>
          </table:table-cell>
        </table:table-row>
        <table:table-row table:style-name="ro1">
          <table:table-cell office:value-type="string">
            <text:p>GRANITE REAL ESTATE INC</text:p>
          </table:table-cell>
          <table:table-cell office:value-type="string">
            <text:p><text:s text:c="2"/>COM <text:s text:c="13"/>387431109</text:p>
          </table:table-cell>
          <table:table-cell office:value-type="float" office:value="519">
            <text:p>519</text:p>
          </table:table-cell>
          <table:table-cell office:value-type="string">
            <text:p><text:s text:c="3"/>14462 <text:s text:c="2"/>SH <text:s text:c="9"/>SOLE <text:s text:c="14"/>14462 <text:s text:c="6"/>0 <text:s text:c="7"/>0<text:tab/><text:tab/></text:p>
          </table:table-cell>
        </table:table-row>
        <table:table-row table:style-name="ro1">
          <table:table-cell office:value-type="string">
            <text:p>GOLD RESV INC</text:p>
          </table:table-cell>
          <table:table-cell office:value-type="string">
            <text:p><text:s text:c="2"/>CL A <text:s text:c="12"/>38068N108</text:p>
          </table:table-cell>
          <table:table-cell office:value-type="float" office:value="51">
            <text:p>51</text:p>
          </table:table-cell>
          <table:table-cell office:value-type="string">
            <text:p><text:s text:c="3"/>15734 <text:s text:c="2"/>SH <text:s text:c="9"/>SOLE <text:s text:c="14"/>15734 <text:s text:c="6"/>0 <text:s text:c="7"/>0<text:tab/><text:tab/></text:p>
          </table:table-cell>
        </table:table-row>
        <table:table-row table:style-name="ro1">
          <table:table-cell office:value-type="string">
            <text:p>GOLDMAN SACHS GROUP INC</text:p>
          </table:table-cell>
          <table:table-cell office:value-type="string">
            <text:p><text:s text:c="2"/>COM <text:s text:c="13"/>38141G104</text:p>
          </table:table-cell>
          <table:table-cell office:value-type="float" office:value="1036">
            <text:p>1036</text:p>
          </table:table-cell>
          <table:table-cell office:value-type="string">
            <text:p><text:s text:c="4"/>9116 <text:s text:c="2"/>SH <text:s text:c="9"/>SOLE <text:s text:c="15"/>9116 <text:s text:c="6"/>0 <text:s text:c="7"/>0<text:tab/><text:tab/></text:p>
          </table:table-cell>
        </table:table-row>
        <table:table-row table:style-name="ro1">
          <table:table-cell office:value-type="string">
            <text:p>GREAT SOUTHN BANCORP INC</text:p>
          </table:table-cell>
          <table:table-cell office:value-type="string">
            <text:p><text:s text:c="2"/>COM <text:s text:c="13"/>390905107</text:p>
          </table:table-cell>
          <table:table-cell office:value-type="float" office:value="213">
            <text:p>213</text:p>
          </table:table-cell>
          <table:table-cell office:value-type="string">
            <text:p><text:s text:c="4"/>6876 <text:s text:c="2"/>SH <text:s text:c="9"/>SOLE <text:s text:c="15"/>6876 <text:s text:c="6"/>0 <text:s text:c="7"/>0<text:tab/><text:tab/></text:p>
          </table:table-cell>
        </table:table-row>
        <table:table-row table:style-name="ro1">
          <table:table-cell office:value-type="string">
            <text:p>GSE HLDG INC</text:p>
          </table:table-cell>
          <table:table-cell office:value-type="string">
            <text:p><text:s text:c="2"/>COM <text:s text:c="13"/>36191X100</text:p>
          </table:table-cell>
          <table:table-cell office:value-type="float" office:value="186">
            <text:p>186</text:p>
          </table:table-cell>
          <table:table-cell office:value-type="string">
            <text:p><text:s text:c="3"/>23670 <text:s text:c="2"/>SH <text:s text:c="9"/>SOLE <text:s text:c="14"/>23670 <text:s text:c="6"/>0 <text:s text:c="7"/>0<text:tab/><text:tab/></text:p>
          </table:table-cell>
        </table:table-row>
        <table:table-row table:style-name="ro1">
          <table:table-cell office:value-type="string">
            <text:p>GLOBAL SHIP LEASE INC NEW</text:p>
          </table:table-cell>
          <table:table-cell office:value-type="string">
            <text:p><text:s text:c="2"/>SHS A <text:s text:c="11"/>Y27183105</text:p>
          </table:table-cell>
          <table:table-cell office:value-type="float" office:value="90">
            <text:p>90</text:p>
          </table:table-cell>
          <table:table-cell office:value-type="string">
            <text:p><text:s text:c="3"/>26423 <text:s text:c="2"/>SH <text:s text:c="9"/>SOLE <text:s text:c="14"/>26423 <text:s text:c="6"/>0 <text:s text:c="7"/>0<text:tab/><text:tab/></text:p>
          </table:table-cell>
        </table:table-row>
        <table:table-row table:style-name="ro1">
          <table:table-cell office:value-type="string">
            <text:p>GOLDEN STAR RES LTD CDA</text:p>
          </table:table-cell>
          <table:table-cell office:value-type="string">
            <text:p><text:s text:c="2"/>COM <text:s text:c="13"/>38119T104</text:p>
          </table:table-cell>
          <table:table-cell office:value-type="float" office:value="222">
            <text:p>222</text:p>
          </table:table-cell>
          <table:table-cell office:value-type="string">
            <text:p><text:s text:c="2"/>112934 <text:s text:c="2"/>SH <text:s text:c="9"/>SOLE <text:s text:c="13"/>112934 <text:s text:c="6"/>0 <text:s text:c="7"/>0<text:tab/><text:tab/></text:p>
          </table:table-cell>
        </table:table-row>
        <table:table-row table:style-name="ro1">
          <table:table-cell office:value-type="string">
            <text:p>GT ADVANCED TECHNOLOGIES IN</text:p>
          </table:table-cell>
          <table:table-cell office:value-type="string">
            <text:p><text:s text:c="2"/>COM <text:s text:c="13"/>36191U106</text:p>
          </table:table-cell>
          <table:table-cell office:value-type="float" office:value="996">
            <text:p>996</text:p>
          </table:table-cell>
          <table:table-cell office:value-type="string">
            <text:p><text:s text:c="2"/>182911 <text:s text:c="2"/>SH <text:s text:c="9"/>SOLE <text:s text:c="13"/>182911 <text:s text:c="6"/>0 <text:s text:c="7"/>0<text:tab/><text:tab/></text:p>
          </table:table-cell>
        </table:table-row>
        <table:table-row table:style-name="ro1">
          <table:table-cell office:value-type="string">
            <text:p>GRAN TIERRA ENERGY INC</text:p>
          </table:table-cell>
          <table:table-cell office:value-type="string">
            <text:p><text:s text:c="2"/>COM <text:s text:c="13"/>38500T101</text:p>
          </table:table-cell>
          <table:table-cell office:value-type="float" office:value="136">
            <text:p>136</text:p>
          </table:table-cell>
          <table:table-cell office:value-type="string">
            <text:p><text:s text:c="3"/>26388 <text:s text:c="2"/>SH <text:s text:c="9"/>SOLE <text:s text:c="14"/>26388 <text:s text:c="6"/>0 <text:s text:c="7"/>0<text:tab/><text:tab/></text:p>
          </table:table-cell>
        </table:table-row>
        <table:table-row table:style-name="ro1">
          <table:table-cell office:value-type="string">
            <text:p>GENTIVA HEALTH SERVICES INC</text:p>
          </table:table-cell>
          <table:table-cell office:value-type="string">
            <text:p><text:s text:c="2"/>COM <text:s text:c="13"/>37247A102</text:p>
          </table:table-cell>
          <table:table-cell office:value-type="float" office:value="230">
            <text:p>230</text:p>
          </table:table-cell>
          <table:table-cell office:value-type="string">
            <text:p><text:s text:c="3"/>20292 <text:s text:c="2"/>SH <text:s text:c="9"/>SOLE <text:s text:c="14"/>20292 <text:s text:c="6"/>0 <text:s text:c="7"/>0<text:tab/><text:tab/></text:p>
          </table:table-cell>
        </table:table-row>
        <table:table-row table:style-name="ro1">
          <table:table-cell office:value-type="string">
            <text:p>CHART INDS INC</text:p>
          </table:table-cell>
          <table:table-cell office:value-type="string">
            <text:p><text:s text:c="2"/>COM PAR $0.01 <text:s text:c="3"/>16115Q308</text:p>
          </table:table-cell>
          <table:table-cell office:value-type="float" office:value="244">
            <text:p>244</text:p>
          </table:table-cell>
          <table:table-cell office:value-type="string">
            <text:p><text:s text:c="4"/>3308 <text:s text:c="2"/>SH <text:s text:c="9"/>SOLE <text:s text:c="15"/>3308 <text:s text:c="6"/>0 <text:s text:c="7"/>0<text:tab/><text:tab/></text:p>
          </table:table-cell>
        </table:table-row>
        <table:table-row table:style-name="ro1">
          <table:table-cell office:value-type="string">
            <text:p>TRIPLE-S MGMT CORP</text:p>
          </table:table-cell>
          <table:table-cell office:value-type="string">
            <text:p><text:s text:c="2"/>CL B <text:s text:c="12"/>896749108</text:p>
          </table:table-cell>
          <table:table-cell office:value-type="float" office:value="441">
            <text:p>441</text:p>
          </table:table-cell>
          <table:table-cell office:value-type="string">
            <text:p><text:s text:c="3"/>21090 <text:s text:c="2"/>SH <text:s text:c="9"/>SOLE <text:s text:c="14"/>21090 <text:s text:c="6"/>0 <text:s text:c="7"/>0<text:tab/><text:tab/></text:p>
          </table:table-cell>
        </table:table-row>
        <table:table-row table:style-name="ro1">
          <table:table-cell office:value-type="string">
            <text:p>GUIDANCE SOFTWARE INC</text:p>
          </table:table-cell>
          <table:table-cell office:value-type="string">
            <text:p><text:s text:c="2"/>COM <text:s text:c="13"/>401692108</text:p>
          </table:table-cell>
          <table:table-cell office:value-type="float" office:value="587">
            <text:p>587</text:p>
          </table:table-cell>
          <table:table-cell office:value-type="string">
            <text:p><text:s text:c="3"/>52094 <text:s text:c="2"/>SH <text:s text:c="9"/>SOLE <text:s text:c="14"/>52094 <text:s text:c="6"/>0 <text:s text:c="7"/>0<text:tab/><text:tab/></text:p>
          </table:table-cell>
        </table:table-row>
        <table:table-row table:style-name="ro1">
          <table:table-cell office:value-type="string">
            <text:p>GULF RESOURCES INC</text:p>
          </table:table-cell>
          <table:table-cell office:value-type="string">
            <text:p><text:s text:c="2"/>COM PAR $0.0005 <text:s/>40251W309</text:p>
          </table:table-cell>
          <table:table-cell office:value-type="float" office:value="96">
            <text:p>96</text:p>
          </table:table-cell>
          <table:table-cell office:value-type="string">
            <text:p><text:s text:c="3"/>85635 <text:s text:c="2"/>SH <text:s text:c="9"/>SOLE <text:s text:c="14"/>85635 <text:s text:c="6"/>0 <text:s text:c="7"/>0<text:tab/><text:tab/></text:p>
          </table:table-cell>
        </table:table-row>
        <table:table-row table:style-name="ro1">
          <table:table-cell office:value-type="string">
            <text:p>GENESEE &amp; WYO INC</text:p>
          </table:table-cell>
          <table:table-cell office:value-type="string">
            <text:p><text:s text:c="2"/>CL A <text:s text:c="12"/>371559105</text:p>
          </table:table-cell>
          <table:table-cell office:value-type="float" office:value="316">
            <text:p>316</text:p>
          </table:table-cell>
          <table:table-cell office:value-type="string">
            <text:p><text:s text:c="4"/>4729 <text:s text:c="2"/>SH <text:s text:c="9"/>SOLE <text:s text:c="15"/>4729 <text:s text:c="6"/>0 <text:s text:c="7"/>0<text:tab/><text:tab/></text:p>
          </table:table-cell>
        </table:table-row>
        <table:table-row table:style-name="ro1">
          <table:table-cell office:value-type="string">
            <text:p>GRAINGER W W INC</text:p>
          </table:table-cell>
          <table:table-cell office:value-type="string">
            <text:p><text:s text:c="2"/>COM <text:s text:c="13"/>384802104</text:p>
          </table:table-cell>
          <table:table-cell office:value-type="float" office:value="731">
            <text:p>731</text:p>
          </table:table-cell>
          <table:table-cell office:value-type="string">
            <text:p><text:s text:c="4"/>3507 <text:s text:c="2"/>SH <text:s text:c="9"/>SOLE <text:s text:c="15"/>3507 <text:s text:c="6"/>0 <text:s text:c="7"/>0<text:tab/><text:tab/></text:p>
          </table:table-cell>
        </table:table-row>
        <table:table-row table:style-name="ro1">
          <table:table-cell office:value-type="string">
            <text:p>GREAT PLAINS ENERGY INC</text:p>
          </table:table-cell>
          <table:table-cell office:value-type="string">
            <text:p><text:s text:c="2"/>COM <text:s text:c="13"/>391164100</text:p>
          </table:table-cell>
          <table:table-cell office:value-type="float" office:value="205">
            <text:p>205</text:p>
          </table:table-cell>
          <table:table-cell office:value-type="string">
            <text:p><text:s text:c="4"/>9227 <text:s text:c="2"/>SH <text:s text:c="9"/>SOLE <text:s text:c="15"/>9227 <text:s text:c="6"/>0 <text:s text:c="7"/>0<text:tab/><text:tab/></text:p>
          </table:table-cell>
        </table:table-row>
        <table:table-row table:style-name="ro1">
          <table:table-cell office:value-type="string">
            <text:p>HAWAIIAN HOLDINGS INC</text:p>
          </table:table-cell>
          <table:table-cell office:value-type="string">
            <text:p><text:s text:c="2"/>COM <text:s text:c="13"/>419879101</text:p>
          </table:table-cell>
          <table:table-cell office:value-type="float" office:value="669">
            <text:p>669</text:p>
          </table:table-cell>
          <table:table-cell office:value-type="string">
            <text:p><text:s text:c="2"/>119621 <text:s text:c="2"/>SH <text:s text:c="9"/>SOLE <text:s text:c="13"/>119621 <text:s text:c="6"/>0 <text:s text:c="7"/>0<text:tab/><text:tab/></text:p>
          </table:table-cell>
        </table:table-row>
        <table:table-row table:style-name="ro1">
          <table:table-cell office:value-type="string">
            <text:p>HAEMONETICS CORP</text:p>
          </table:table-cell>
          <table:table-cell office:value-type="string">
            <text:p><text:s text:c="2"/>COM <text:s text:c="13"/>405024100</text:p>
          </table:table-cell>
          <table:table-cell office:value-type="float" office:value="206">
            <text:p>206</text:p>
          </table:table-cell>
          <table:table-cell office:value-type="string">
            <text:p><text:s text:c="4"/>2563 <text:s text:c="2"/>SH <text:s text:c="9"/>SOLE <text:s text:c="15"/>2563 <text:s text:c="6"/>0 <text:s text:c="7"/>0<text:tab/><text:tab/></text:p>
          </table:table-cell>
        </table:table-row>
        <table:table-row table:style-name="ro1">
          <table:table-cell office:value-type="string">
            <text:p>HANMI FINL CORP</text:p>
          </table:table-cell>
          <table:table-cell office:value-type="string">
            <text:p><text:s text:c="2"/>COM NEW <text:s text:c="9"/>410495204</text:p>
          </table:table-cell>
          <table:table-cell office:value-type="float" office:value="510">
            <text:p>510</text:p>
          </table:table-cell>
          <table:table-cell office:value-type="string">
            <text:p><text:s text:c="3"/>39800 <text:s text:c="2"/>SH <text:s text:c="9"/>SOLE <text:s text:c="14"/>39800 <text:s text:c="6"/>0 <text:s text:c="7"/>0<text:tab/><text:tab/></text:p>
          </table:table-cell>
        </table:table-row>
        <table:table-row table:style-name="ro1">
          <table:table-cell office:value-type="string">
            <text:p>HAIN CELESTIAL GROUP INC</text:p>
          </table:table-cell>
          <table:table-cell office:value-type="string">
            <text:p><text:s text:c="2"/>COM <text:s text:c="13"/>405217100</text:p>
          </table:table-cell>
          <table:table-cell office:value-type="float" office:value="1220">
            <text:p>1220</text:p>
          </table:table-cell>
          <table:table-cell office:value-type="string">
            <text:p><text:s text:c="3"/>19360 <text:s text:c="2"/>SH <text:s text:c="9"/>SOLE <text:s text:c="14"/>19360 <text:s text:c="6"/>0 <text:s text:c="7"/>0<text:tab/><text:tab/></text:p>
          </table:table-cell>
        </table:table-row>
        <table:table-row table:style-name="ro1">
          <table:table-cell office:value-type="string">
            <text:p>HALLIBURTON CO</text:p>
          </table:table-cell>
          <table:table-cell office:value-type="string">
            <text:p><text:s text:c="2"/>COM <text:s text:c="13"/>406216101</text:p>
          </table:table-cell>
          <table:table-cell office:value-type="float" office:value="1513">
            <text:p>1513</text:p>
          </table:table-cell>
          <table:table-cell office:value-type="string">
            <text:p><text:s text:c="3"/>44918 <text:s text:c="2"/>SH <text:s text:c="9"/>SOLE <text:s text:c="14"/>44918 <text:s text:c="6"/>0 <text:s text:c="7"/>0<text:tab/><text:tab/></text:p>
          </table:table-cell>
        </table:table-row>
        <table:table-row table:style-name="ro1">
          <table:table-cell office:value-type="string">
            <text:p>HARMAN INTL INDS INC</text:p>
          </table:table-cell>
          <table:table-cell office:value-type="string">
            <text:p><text:s text:c="2"/>COM <text:s text:c="13"/>413086109</text:p>
          </table:table-cell>
          <table:table-cell office:value-type="float" office:value="766">
            <text:p>766</text:p>
          </table:table-cell>
          <table:table-cell office:value-type="string">
            <text:p><text:s text:c="3"/>16593 <text:s text:c="2"/>SH <text:s text:c="9"/>SOLE <text:s text:c="14"/>16593 <text:s text:c="6"/>0 <text:s text:c="7"/>0<text:tab/><text:tab/></text:p>
          </table:table-cell>
        </table:table-row>
        <table:table-row table:style-name="ro1">
          <table:table-cell office:value-type="string">
            <text:p>HUNTINGTON BANCSHARES INC</text:p>
          </table:table-cell>
          <table:table-cell office:value-type="string">
            <text:p><text:s text:c="2"/>COM <text:s text:c="13"/>446150104</text:p>
          </table:table-cell>
          <table:table-cell office:value-type="float" office:value="1202">
            <text:p>1202</text:p>
          </table:table-cell>
          <table:table-cell office:value-type="string">
            <text:p><text:s text:c="2"/>174268 <text:s text:c="2"/>SH <text:s text:c="9"/>SOLE <text:s text:c="13"/>174268 <text:s text:c="6"/>0 <text:s text:c="7"/>0<text:tab/><text:tab/></text:p>
          </table:table-cell>
        </table:table-row>
        <table:table-row table:style-name="ro1">
          <table:table-cell office:value-type="string">
            <text:p>HANESBRANDS INC</text:p>
          </table:table-cell>
          <table:table-cell office:value-type="string">
            <text:p><text:s text:c="2"/>COM <text:s text:c="13"/>410345102</text:p>
          </table:table-cell>
          <table:table-cell office:value-type="float" office:value="425">
            <text:p>425</text:p>
          </table:table-cell>
          <table:table-cell office:value-type="string">
            <text:p><text:s text:c="3"/>13317 <text:s text:c="2"/>SH <text:s text:c="9"/>SOLE <text:s text:c="14"/>13317 <text:s text:c="6"/>0 <text:s text:c="7"/>0<text:tab/><text:tab/></text:p>
          </table:table-cell>
        </table:table-row>
        <table:table-row table:style-name="ro1">
          <table:table-cell office:value-type="string">
            <text:p>HARVARD BIOSCIENCE INC</text:p>
          </table:table-cell>
          <table:table-cell office:value-type="string">
            <text:p><text:s text:c="2"/>COM <text:s text:c="13"/>416906105</text:p>
          </table:table-cell>
          <table:table-cell office:value-type="float" office:value="266">
            <text:p>266</text:p>
          </table:table-cell>
          <table:table-cell office:value-type="string">
            <text:p><text:s text:c="3"/>62900 <text:s text:c="2"/>SH <text:s text:c="9"/>SOLE <text:s text:c="14"/>62900 <text:s text:c="6"/>0 <text:s text:c="7"/>0<text:tab/><text:tab/></text:p>
          </table:table-cell>
        </table:table-row>
        <table:table-row table:style-name="ro1">
          <table:table-cell office:value-type="string">
            <text:p>HCA HOLDINGS INC</text:p>
          </table:table-cell>
          <table:table-cell office:value-type="string">
            <text:p><text:s text:c="2"/>COM <text:s text:c="13"/>40412C101</text:p>
          </table:table-cell>
          <table:table-cell office:value-type="float" office:value="545">
            <text:p>545</text:p>
          </table:table-cell>
          <table:table-cell office:value-type="string">
            <text:p><text:s text:c="3"/>16382 <text:s text:c="2"/>SH <text:s text:c="9"/>SOLE <text:s text:c="14"/>16382 <text:s text:c="6"/>0 <text:s text:c="7"/>0<text:tab/><text:tab/></text:p>
          </table:table-cell>
        </table:table-row>
        <table:table-row table:style-name="ro1">
          <table:table-cell office:value-type="string">
            <text:p>HACKETT GROUP INC</text:p>
          </table:table-cell>
          <table:table-cell office:value-type="string">
            <text:p><text:s text:c="2"/>COM <text:s text:c="13"/>404609109</text:p>
          </table:table-cell>
          <table:table-cell office:value-type="float" office:value="338">
            <text:p>338</text:p>
          </table:table-cell>
          <table:table-cell office:value-type="string">
            <text:p><text:s text:c="3"/>80795 <text:s text:c="2"/>SH <text:s text:c="9"/>SOLE <text:s text:c="14"/>80795 <text:s text:c="6"/>0 <text:s text:c="7"/>0<text:tab/><text:tab/></text:p>
          </table:table-cell>
        </table:table-row>
        <table:table-row table:style-name="ro1">
          <table:table-cell office:value-type="string">
            <text:p>HAWAIIAN TELCOM HOLDCO INC</text:p>
          </table:table-cell>
          <table:table-cell office:value-type="string">
            <text:p><text:s text:c="2"/>COM <text:s text:c="13"/>420031106</text:p>
          </table:table-cell>
          <table:table-cell office:value-type="float" office:value="180">
            <text:p>180</text:p>
          </table:table-cell>
          <table:table-cell office:value-type="string">
            <text:p><text:s text:c="3"/>10147 <text:s text:c="2"/>SH <text:s text:c="9"/>SOLE <text:s text:c="14"/>10147 <text:s text:c="6"/>0 <text:s text:c="7"/>0<text:tab/><text:tab/></text:p>
          </table:table-cell>
        </table:table-row>
        <table:table-row table:style-name="ro1">
          <table:table-cell office:value-type="string">
            <text:p>HCP INC</text:p>
          </table:table-cell>
          <table:table-cell office:value-type="string">
            <text:p><text:s text:c="2"/>COM <text:s text:c="13"/>40414L109</text:p>
          </table:table-cell>
          <table:table-cell office:value-type="float" office:value="1183">
            <text:p>1183</text:p>
          </table:table-cell>
          <table:table-cell office:value-type="string">
            <text:p><text:s text:c="3"/>26594 <text:s text:c="2"/>SH <text:s text:c="9"/>SOLE <text:s text:c="14"/>26594 <text:s text:c="6"/>0 <text:s text:c="7"/>0<text:tab/><text:tab/></text:p>
          </table:table-cell>
        </table:table-row>
        <table:table-row table:style-name="ro1">
          <table:table-cell office:value-type="string">
            <text:p>HAWAIIAN ELEC INDUSTRIES</text:p>
          </table:table-cell>
          <table:table-cell office:value-type="string">
            <text:p><text:s text:c="2"/>COM <text:s text:c="13"/>419870100</text:p>
          </table:table-cell>
          <table:table-cell office:value-type="float" office:value="273">
            <text:p>273</text:p>
          </table:table-cell>
          <table:table-cell office:value-type="string">
            <text:p><text:s text:c="3"/>10382 <text:s text:c="2"/>SH <text:s text:c="9"/>SOLE <text:s text:c="14"/>10382 <text:s text:c="6"/>0 <text:s text:c="7"/>0<text:tab/><text:tab/></text:p>
          </table:table-cell>
        </table:table-row>
        <table:table-row table:style-name="ro1">
          <table:table-cell office:value-type="string">
            <text:p>H &amp; E EQUIPMENT SERVICES IN</text:p>
          </table:table-cell>
          <table:table-cell office:value-type="string">
            <text:p><text:s text:c="2"/>COM <text:s text:c="13"/>404030108</text:p>
          </table:table-cell>
          <table:table-cell office:value-type="float" office:value="204">
            <text:p>204</text:p>
          </table:table-cell>
          <table:table-cell office:value-type="string">
            <text:p><text:s text:c="3"/>16827 <text:s text:c="2"/>SH <text:s text:c="9"/>SOLE <text:s text:c="14"/>16827 <text:s text:c="6"/>0 <text:s text:c="7"/>0<text:tab/><text:tab/></text:p>
          </table:table-cell>
        </table:table-row>
        <table:table-row table:style-name="ro1">
          <table:table-cell office:value-type="string">
            <text:p>HERCULES OFFSHORE INC</text:p>
          </table:table-cell>
          <table:table-cell office:value-type="string">
            <text:p><text:s text:c="2"/>COM <text:s text:c="13"/>427093109</text:p>
          </table:table-cell>
          <table:table-cell office:value-type="float" office:value="54">
            <text:p>54</text:p>
          </table:table-cell>
          <table:table-cell office:value-type="string">
            <text:p><text:s text:c="3"/>11003 <text:s text:c="2"/>SH <text:s text:c="9"/>SOLE <text:s text:c="14"/>11003 <text:s text:c="6"/>0 <text:s text:c="7"/>0<text:tab/><text:tab/></text:p>
          </table:table-cell>
        </table:table-row>
        <table:table-row table:style-name="ro1">
          <table:table-cell office:value-type="string">
            <text:p>HESS CORP</text:p>
          </table:table-cell>
          <table:table-cell office:value-type="string">
            <text:p><text:s text:c="2"/>COM <text:s text:c="13"/>42809H107</text:p>
          </table:table-cell>
          <table:table-cell office:value-type="float" office:value="629">
            <text:p>629</text:p>
          </table:table-cell>
          <table:table-cell office:value-type="string">
            <text:p><text:s text:c="3"/>11700 <text:s text:c="2"/>SH <text:s text:c="9"/>SOLE <text:s text:c="14"/>11700 <text:s text:c="6"/>0 <text:s text:c="7"/>0<text:tab/><text:tab/></text:p>
          </table:table-cell>
        </table:table-row>
        <table:table-row table:style-name="ro1">
          <table:table-cell office:value-type="string">
            <text:p>HOLLYFRONTIER CORP</text:p>
          </table:table-cell>
          <table:table-cell office:value-type="string">
            <text:p><text:s text:c="2"/>COM <text:s text:c="13"/>436106108</text:p>
          </table:table-cell>
          <table:table-cell office:value-type="float" office:value="291">
            <text:p>291</text:p>
          </table:table-cell>
          <table:table-cell office:value-type="string">
            <text:p><text:s text:c="4"/>7057 <text:s text:c="2"/>SH <text:s text:c="9"/>SOLE <text:s text:c="15"/>7057 <text:s text:c="6"/>0 <text:s text:c="7"/>0<text:tab/><text:tab/></text:p>
          </table:table-cell>
        </table:table-row>
        <table:table-row table:style-name="ro1">
          <table:table-cell office:value-type="string">
            <text:p>HHGREGG INC</text:p>
          </table:table-cell>
          <table:table-cell office:value-type="string">
            <text:p><text:s text:c="2"/>COM <text:s text:c="13"/>42833L108</text:p>
          </table:table-cell>
          <table:table-cell office:value-type="float" office:value="840">
            <text:p>840</text:p>
          </table:table-cell>
          <table:table-cell office:value-type="string">
            <text:p><text:s text:c="2"/>121746 <text:s text:c="2"/>SH <text:s text:c="9"/>SOLE <text:s text:c="13"/>121746 <text:s text:c="6"/>0 <text:s text:c="7"/>0<text:tab/><text:tab/></text:p>
          </table:table-cell>
        </table:table-row>
        <table:table-row table:style-name="ro1">
          <table:table-cell office:value-type="string">
            <text:p>HANGER INC</text:p>
          </table:table-cell>
          <table:table-cell office:value-type="string">
            <text:p><text:s text:c="2"/>COM NEW <text:s text:c="9"/>41043F208</text:p>
          </table:table-cell>
          <table:table-cell office:value-type="float" office:value="320">
            <text:p>320</text:p>
          </table:table-cell>
          <table:table-cell office:value-type="string">
            <text:p><text:s text:c="3"/>11223 <text:s text:c="2"/>SH <text:s text:c="9"/>SOLE <text:s text:c="14"/>11223 <text:s text:c="6"/>0 <text:s text:c="7"/>0<text:tab/><text:tab/></text:p>
          </table:table-cell>
        </table:table-row>
        <table:table-row table:style-name="ro1">
          <table:table-cell office:value-type="string">
            <text:p>DOT HILL SYS CORP</text:p>
          </table:table-cell>
          <table:table-cell office:value-type="string">
            <text:p><text:s text:c="2"/>COM <text:s text:c="13"/>25848T109</text:p>
          </table:table-cell>
          <table:table-cell office:value-type="float" office:value="49">
            <text:p>49</text:p>
          </table:table-cell>
          <table:table-cell office:value-type="string">
            <text:p><text:s text:c="3"/>45898 <text:s text:c="2"/>SH <text:s text:c="9"/>SOLE <text:s text:c="14"/>45898 <text:s text:c="6"/>0 <text:s text:c="7"/>0<text:tab/><text:tab/></text:p>
          </table:table-cell>
        </table:table-row>
        <table:table-row table:style-name="ro1">
          <table:table-cell office:value-type="string">
            <text:p>HI-TECH PHARMACAL INC</text:p>
          </table:table-cell>
          <table:table-cell office:value-type="string">
            <text:p><text:s text:c="2"/>COM <text:s text:c="13"/>42840B101</text:p>
          </table:table-cell>
          <table:table-cell office:value-type="float" office:value="739">
            <text:p>739</text:p>
          </table:table-cell>
          <table:table-cell office:value-type="string">
            <text:p><text:s text:c="3"/>22317 <text:s text:c="2"/>SH <text:s text:c="9"/>SOLE <text:s text:c="14"/>22317 <text:s text:c="6"/>0 <text:s text:c="7"/>0<text:tab/><text:tab/></text:p>
          </table:table-cell>
        </table:table-row>
        <table:table-row table:style-name="ro1">
          <table:table-cell office:value-type="string">
            <text:p>HALCON RES CORP</text:p>
          </table:table-cell>
          <table:table-cell office:value-type="string">
            <text:p><text:s text:c="2"/>COM NEW <text:s text:c="9"/>40537Q209</text:p>
          </table:table-cell>
          <table:table-cell office:value-type="float" office:value="209">
            <text:p>209</text:p>
          </table:table-cell>
          <table:table-cell office:value-type="string">
            <text:p><text:s text:c="3"/>28520 <text:s text:c="2"/>SH <text:s text:c="9"/>SOLE <text:s text:c="14"/>28520 <text:s text:c="6"/>0 <text:s text:c="7"/>0<text:tab/><text:tab/></text:p>
          </table:table-cell>
        </table:table-row>
        <table:table-row table:style-name="ro1">
          <table:table-cell office:value-type="string">
            <text:p>HECLA MNG CO</text:p>
          </table:table-cell>
          <table:table-cell office:value-type="string">
            <text:p><text:s text:c="2"/>COM <text:s text:c="13"/>422704106</text:p>
          </table:table-cell>
          <table:table-cell office:value-type="float" office:value="642">
            <text:p>642</text:p>
          </table:table-cell>
          <table:table-cell office:value-type="string">
            <text:p><text:s text:c="3"/>98016 <text:s text:c="2"/>SH <text:s text:c="9"/>SOLE <text:s text:c="14"/>98016 <text:s text:c="6"/>0 <text:s text:c="7"/>0<text:tab/><text:tab/></text:p>
          </table:table-cell>
        </table:table-row>
        <table:table-row table:style-name="ro1">
          <table:table-cell office:value-type="string">
            <text:p>HERBALIFE LTD</text:p>
          </table:table-cell>
          <table:table-cell office:value-type="string">
            <text:p><text:s text:c="2"/>COM USD SHS <text:s text:c="5"/>G4412G101</text:p>
          </table:table-cell>
          <table:table-cell office:value-type="float" office:value="1334">
            <text:p>1334</text:p>
          </table:table-cell>
          <table:table-cell office:value-type="string">
            <text:p><text:s text:c="3"/>28133 <text:s text:c="2"/>SH <text:s text:c="9"/>SOLE <text:s text:c="14"/>28133 <text:s text:c="6"/>0 <text:s text:c="7"/>0<text:tab/><text:tab/></text:p>
          </table:table-cell>
        </table:table-row>
        <table:table-row table:style-name="ro1">
          <table:table-cell office:value-type="string">
            <text:p>HEALTHSOUTH CORP</text:p>
          </table:table-cell>
          <table:table-cell office:value-type="string">
            <text:p><text:s text:c="2"/>COM NEW <text:s text:c="9"/>421924309</text:p>
          </table:table-cell>
          <table:table-cell office:value-type="float" office:value="776">
            <text:p>776</text:p>
          </table:table-cell>
          <table:table-cell office:value-type="string">
            <text:p><text:s text:c="3"/>32259 <text:s text:c="2"/>SH <text:s text:c="9"/>SOLE <text:s text:c="14"/>32259 <text:s text:c="6"/>0 <text:s text:c="7"/>0<text:tab/><text:tab/></text:p>
          </table:table-cell>
        </table:table-row>
        <table:table-row table:style-name="ro1">
          <table:table-cell office:value-type="string">
            <text:p>HELIX ENERGY SOLUTIONS GRP</text:p>
          </table:table-cell>
          <table:table-cell office:value-type="string">
            <text:p><text:s text:c="2"/>COM <text:s text:c="13"/>42330P107</text:p>
          </table:table-cell>
          <table:table-cell office:value-type="float" office:value="1491">
            <text:p>1491</text:p>
          </table:table-cell>
          <table:table-cell office:value-type="string">
            <text:p><text:s text:c="3"/>81612 <text:s text:c="2"/>SH <text:s text:c="9"/>SOLE <text:s text:c="14"/>81612 <text:s text:c="6"/>0 <text:s text:c="7"/>0<text:tab/><text:tab/></text:p>
          </table:table-cell>
        </table:table-row>
        <table:table-row table:style-name="ro1">
          <table:table-cell office:value-type="string">
            <text:p>HORACE MANN EDUCATORS CORP</text:p>
          </table:table-cell>
          <table:table-cell office:value-type="string">
            <text:p><text:s text:c="2"/>COM <text:s text:c="13"/>440327104</text:p>
          </table:table-cell>
          <table:table-cell office:value-type="float" office:value="228">
            <text:p>228</text:p>
          </table:table-cell>
          <table:table-cell office:value-type="string">
            <text:p><text:s text:c="3"/>12600 <text:s text:c="2"/>SH <text:s text:c="9"/>SOLE <text:s text:c="14"/>12600 <text:s text:c="6"/>0 <text:s text:c="7"/>0<text:tab/><text:tab/></text:p>
          </table:table-cell>
        </table:table-row>
        <table:table-row table:style-name="ro1">
          <table:table-cell office:value-type="string">
            <text:p>HOMESTREET INC</text:p>
          </table:table-cell>
          <table:table-cell office:value-type="string">
            <text:p><text:s text:c="2"/>COM <text:s text:c="13"/>43785V102</text:p>
          </table:table-cell>
          <table:table-cell office:value-type="float" office:value="312">
            <text:p>312</text:p>
          </table:table-cell>
          <table:table-cell office:value-type="string">
            <text:p><text:s text:c="4"/>8196 <text:s text:c="2"/>SH <text:s text:c="9"/>SOLE <text:s text:c="15"/>8196 <text:s text:c="6"/>0 <text:s text:c="7"/>0<text:tab/><text:tab/></text:p>
          </table:table-cell>
        </table:table-row>
        <table:table-row table:style-name="ro1">
          <table:table-cell office:value-type="string">
            <text:p>HMS HLDGS CORP</text:p>
          </table:table-cell>
          <table:table-cell office:value-type="string">
            <text:p><text:s text:c="2"/>COM <text:s text:c="13"/>40425J101</text:p>
          </table:table-cell>
          <table:table-cell office:value-type="float" office:value="399">
            <text:p>399</text:p>
          </table:table-cell>
          <table:table-cell office:value-type="string">
            <text:p><text:s text:c="3"/>11953 <text:s text:c="2"/>SH <text:s text:c="9"/>SOLE <text:s text:c="14"/>11953 <text:s text:c="6"/>0 <text:s text:c="7"/>0<text:tab/><text:tab/></text:p>
          </table:table-cell>
        </table:table-row>
        <table:table-row table:style-name="ro1">
          <table:table-cell office:value-type="string">
            <text:p>HANDY &amp; HARMAN LTD</text:p>
          </table:table-cell>
          <table:table-cell office:value-type="string">
            <text:p><text:s text:c="2"/>COM <text:s text:c="13"/>410315105</text:p>
          </table:table-cell>
          <table:table-cell office:value-type="float" office:value="183">
            <text:p>183</text:p>
          </table:table-cell>
          <table:table-cell office:value-type="string">
            <text:p><text:s text:c="3"/>12399 <text:s text:c="2"/>SH <text:s text:c="9"/>SOLE <text:s text:c="14"/>12399 <text:s text:c="6"/>0 <text:s text:c="7"/>0<text:tab/><text:tab/></text:p>
          </table:table-cell>
        </table:table-row>
        <table:table-row table:style-name="ro1">
          <table:table-cell office:value-type="string">
            <text:p>HEALTH NET INC</text:p>
          </table:table-cell>
          <table:table-cell office:value-type="string">
            <text:p><text:s text:c="2"/>COM <text:s text:c="13"/>42222G108</text:p>
          </table:table-cell>
          <table:table-cell office:value-type="float" office:value="917">
            <text:p>917</text:p>
          </table:table-cell>
          <table:table-cell office:value-type="string">
            <text:p><text:s text:c="3"/>40719 <text:s text:c="2"/>SH <text:s text:c="9"/>SOLE <text:s text:c="14"/>40719 <text:s text:c="6"/>0 <text:s text:c="7"/>0<text:tab/><text:tab/></text:p>
          </table:table-cell>
        </table:table-row>
        <table:table-row table:style-name="ro1">
          <table:table-cell office:value-type="string">
            <text:p>HEINZ H J CO</text:p>
          </table:table-cell>
          <table:table-cell office:value-type="string">
            <text:p><text:s text:c="2"/>COM <text:s text:c="13"/>423074103</text:p>
          </table:table-cell>
          <table:table-cell office:value-type="float" office:value="537">
            <text:p>537</text:p>
          </table:table-cell>
          <table:table-cell office:value-type="string">
            <text:p><text:s text:c="4"/>9589 <text:s text:c="2"/>SH <text:s text:c="9"/>SOLE <text:s text:c="15"/>9589 <text:s text:c="6"/>0 <text:s text:c="7"/>0<text:tab/><text:tab/></text:p>
          </table:table-cell>
        </table:table-row>
        <table:table-row table:style-name="ro1">
          <table:table-cell office:value-type="string">
            <text:p>HARLEY DAVIDSON INC</text:p>
          </table:table-cell>
          <table:table-cell office:value-type="string">
            <text:p><text:s text:c="2"/>COM <text:s text:c="13"/>412822108</text:p>
          </table:table-cell>
          <table:table-cell office:value-type="float" office:value="1300">
            <text:p>1300</text:p>
          </table:table-cell>
          <table:table-cell office:value-type="string">
            <text:p><text:s text:c="3"/>30686 <text:s text:c="2"/>SH <text:s text:c="9"/>SOLE <text:s text:c="14"/>30686 <text:s text:c="6"/>0 <text:s text:c="7"/>0<text:tab/><text:tab/></text:p>
          </table:table-cell>
        </table:table-row>
        <table:table-row table:style-name="ro1">
          <table:table-cell office:value-type="string">
            <text:p>HOLLYSYS AUTOMATION TECHNOL</text:p>
          </table:table-cell>
          <table:table-cell office:value-type="string">
            <text:p><text:s text:c="2"/>SHS <text:s text:c="13"/>G45667105</text:p>
          </table:table-cell>
          <table:table-cell office:value-type="float" office:value="161">
            <text:p>161</text:p>
          </table:table-cell>
          <table:table-cell office:value-type="string">
            <text:p><text:s text:c="3"/>16500 <text:s text:c="2"/>SH <text:s text:c="9"/>SOLE <text:s text:c="14"/>16500 <text:s text:c="6"/>0 <text:s text:c="7"/>0<text:tab/><text:tab/></text:p>
          </table:table-cell>
        </table:table-row>
        <table:table-row table:style-name="ro1">
          <table:table-cell office:value-type="string">
            <text:p>HOLOGIC INC</text:p>
          </table:table-cell>
          <table:table-cell office:value-type="string">
            <text:p><text:s text:c="2"/>COM <text:s text:c="13"/>436440101</text:p>
          </table:table-cell>
          <table:table-cell office:value-type="float" office:value="1646">
            <text:p>1646</text:p>
          </table:table-cell>
          <table:table-cell office:value-type="string">
            <text:p><text:s text:c="3"/>81418 <text:s text:c="2"/>SH <text:s text:c="9"/>SOLE <text:s text:c="14"/>81418 <text:s text:c="6"/>0 <text:s text:c="7"/>0<text:tab/><text:tab/></text:p>
          </table:table-cell>
        </table:table-row>
        <table:table-row table:style-name="ro1">
          <table:table-cell office:value-type="string">
            <text:p>HOME FED BANCORP INC MD</text:p>
          </table:table-cell>
          <table:table-cell office:value-type="string">
            <text:p><text:s text:c="2"/>COM <text:s text:c="13"/>43710G105</text:p>
          </table:table-cell>
          <table:table-cell office:value-type="float" office:value="162">
            <text:p>162</text:p>
          </table:table-cell>
          <table:table-cell office:value-type="string">
            <text:p><text:s text:c="3"/>14340 <text:s text:c="2"/>SH <text:s text:c="9"/>SOLE <text:s text:c="14"/>14340 <text:s text:c="6"/>0 <text:s text:c="7"/>0<text:tab/><text:tab/></text:p>
          </table:table-cell>
        </table:table-row>
        <table:table-row table:style-name="ro1">
          <table:table-cell office:value-type="string">
            <text:p>HONEYWELL INTL INC</text:p>
          </table:table-cell>
          <table:table-cell office:value-type="string">
            <text:p><text:s text:c="2"/>COM <text:s text:c="13"/>438516106</text:p>
          </table:table-cell>
          <table:table-cell office:value-type="float" office:value="1041">
            <text:p>1041</text:p>
          </table:table-cell>
          <table:table-cell office:value-type="string">
            <text:p><text:s text:c="3"/>17420 <text:s text:c="2"/>SH <text:s text:c="9"/>SOLE <text:s text:c="14"/>17420 <text:s text:c="6"/>0 <text:s text:c="7"/>0<text:tab/><text:tab/></text:p>
          </table:table-cell>
        </table:table-row>
        <table:table-row table:style-name="ro1">
          <table:table-cell office:value-type="string">
            <text:p>HORNBECK OFFSHORE SVCS INC</text:p>
          </table:table-cell>
          <table:table-cell office:value-type="string">
            <text:p><text:s text:c="2"/>COM <text:s text:c="13"/>440543106</text:p>
          </table:table-cell>
          <table:table-cell office:value-type="float" office:value="963">
            <text:p>963</text:p>
          </table:table-cell>
          <table:table-cell office:value-type="string">
            <text:p><text:s text:c="3"/>26265 <text:s text:c="2"/>SH <text:s text:c="9"/>SOLE <text:s text:c="14"/>26265 <text:s text:c="6"/>0 <text:s text:c="7"/>0<text:tab/><text:tab/></text:p>
          </table:table-cell>
        </table:table-row>
        <table:table-row table:style-name="ro1">
          <table:table-cell office:value-type="string">
            <text:p>HOT TOPIC INC</text:p>
          </table:table-cell>
          <table:table-cell office:value-type="string">
            <text:p><text:s text:c="2"/>COM <text:s text:c="13"/>441339108</text:p>
          </table:table-cell>
          <table:table-cell office:value-type="float" office:value="847">
            <text:p>847</text:p>
          </table:table-cell>
          <table:table-cell office:value-type="string">
            <text:p><text:s text:c="3"/>97318 <text:s text:c="2"/>SH <text:s text:c="9"/>SOLE <text:s text:c="14"/>97318 <text:s text:c="6"/>0 <text:s text:c="7"/>0<text:tab/><text:tab/></text:p>
          </table:table-cell>
        </table:table-row>
        <table:table-row table:style-name="ro1">
          <table:table-cell office:value-type="string">
            <text:p>HELMERICH &amp; PAYNE INC</text:p>
          </table:table-cell>
          <table:table-cell office:value-type="string">
            <text:p><text:s text:c="2"/>COM <text:s text:c="13"/>423452101</text:p>
          </table:table-cell>
          <table:table-cell office:value-type="float" office:value="515">
            <text:p>515</text:p>
          </table:table-cell>
          <table:table-cell office:value-type="string">
            <text:p><text:s text:c="3"/>10811 <text:s text:c="2"/>SH <text:s text:c="9"/>SOLE <text:s text:c="14"/>10811 <text:s text:c="6"/>0 <text:s text:c="7"/>0<text:tab/><text:tab/></text:p>
          </table:table-cell>
        </table:table-row>
        <table:table-row table:style-name="ro1">
          <table:table-cell office:value-type="string">
            <text:p>HEWLETT PACKARD CO</text:p>
          </table:table-cell>
          <table:table-cell office:value-type="string">
            <text:p><text:s text:c="2"/>COM <text:s text:c="13"/>428236103</text:p>
          </table:table-cell>
          <table:table-cell office:value-type="float" office:value="183">
            <text:p>183</text:p>
          </table:table-cell>
          <table:table-cell office:value-type="string">
            <text:p><text:s text:c="3"/>10750 <text:s text:c="2"/>SH <text:s text:c="9"/>SOLE <text:s text:c="14"/>10750 <text:s text:c="6"/>0 <text:s text:c="7"/>0<text:tab/><text:tab/></text:p>
          </table:table-cell>
        </table:table-row>
        <table:table-row table:style-name="ro1">
          <table:table-cell office:value-type="string">
            <text:p>HOSPITALITY PPTYS TR</text:p>
          </table:table-cell>
          <table:table-cell office:value-type="string">
            <text:p><text:s text:c="2"/>COM SH BEN INT <text:s text:c="2"/>44106M102</text:p>
          </table:table-cell>
          <table:table-cell office:value-type="float" office:value="354">
            <text:p>354</text:p>
          </table:table-cell>
          <table:table-cell office:value-type="string">
            <text:p><text:s text:c="3"/>14866 <text:s text:c="2"/>SH <text:s text:c="9"/>SOLE <text:s text:c="14"/>14866 <text:s text:c="6"/>0 <text:s text:c="7"/>0<text:tab/><text:tab/></text:p>
          </table:table-cell>
        </table:table-row>
        <table:table-row table:style-name="ro1">
          <table:table-cell office:value-type="string">
            <text:p>HEARTLAND PMT SYS INC</text:p>
          </table:table-cell>
          <table:table-cell office:value-type="string">
            <text:p><text:s text:c="2"/>COM <text:s text:c="13"/>42235N108</text:p>
          </table:table-cell>
          <table:table-cell office:value-type="float" office:value="703">
            <text:p>703</text:p>
          </table:table-cell>
          <table:table-cell office:value-type="string">
            <text:p><text:s text:c="3"/>22175 <text:s text:c="2"/>SH <text:s text:c="9"/>SOLE <text:s text:c="14"/>22175 <text:s text:c="6"/>0 <text:s text:c="7"/>0<text:tab/><text:tab/></text:p>
          </table:table-cell>
        </table:table-row>
        <table:table-row table:style-name="ro1">
          <table:table-cell office:value-type="string">
            <text:p>HEALTHCARE RLTY TR</text:p>
          </table:table-cell>
          <table:table-cell office:value-type="string">
            <text:p><text:s text:c="2"/>COM <text:s text:c="13"/>421946104</text:p>
          </table:table-cell>
          <table:table-cell office:value-type="float" office:value="491">
            <text:p>491</text:p>
          </table:table-cell>
          <table:table-cell office:value-type="string">
            <text:p><text:s text:c="3"/>21304 <text:s text:c="2"/>SH <text:s text:c="9"/>SOLE <text:s text:c="14"/>21304 <text:s text:c="6"/>0 <text:s text:c="7"/>0<text:tab/><text:tab/></text:p>
          </table:table-cell>
        </table:table-row>
        <table:table-row table:style-name="ro1">
          <table:table-cell office:value-type="string">
            <text:p>HILL ROM HLDGS INC</text:p>
          </table:table-cell>
          <table:table-cell office:value-type="string">
            <text:p><text:s text:c="2"/>COM <text:s text:c="13"/>431475102</text:p>
          </table:table-cell>
          <table:table-cell office:value-type="float" office:value="795">
            <text:p>795</text:p>
          </table:table-cell>
          <table:table-cell office:value-type="string">
            <text:p><text:s text:c="3"/>27349 <text:s text:c="2"/>SH <text:s text:c="9"/>SOLE <text:s text:c="14"/>27349 <text:s text:c="6"/>0 <text:s text:c="7"/>0<text:tab/><text:tab/></text:p>
          </table:table-cell>
        </table:table-row>
        <table:table-row table:style-name="ro1">
          <table:table-cell office:value-type="string">
            <text:p>HARRIS CORP DEL</text:p>
          </table:table-cell>
          <table:table-cell office:value-type="string">
            <text:p><text:s text:c="2"/>COM <text:s text:c="13"/>413875105</text:p>
          </table:table-cell>
          <table:table-cell office:value-type="float" office:value="202">
            <text:p>202</text:p>
          </table:table-cell>
          <table:table-cell office:value-type="string">
            <text:p><text:s text:c="4"/>3949 <text:s text:c="2"/>SH <text:s text:c="9"/>SOLE <text:s text:c="15"/>3949 <text:s text:c="6"/>0 <text:s text:c="7"/>0<text:tab/><text:tab/></text:p>
          </table:table-cell>
        </table:table-row>
        <table:table-row table:style-name="ro1">
          <table:table-cell office:value-type="string">
            <text:p>HARSCO CORP</text:p>
          </table:table-cell>
          <table:table-cell office:value-type="string">
            <text:p><text:s text:c="2"/>COM <text:s text:c="13"/>415864107</text:p>
          </table:table-cell>
          <table:table-cell office:value-type="float" office:value="439">
            <text:p>439</text:p>
          </table:table-cell>
          <table:table-cell office:value-type="string">
            <text:p><text:s text:c="3"/>21388 <text:s text:c="2"/>SH <text:s text:c="9"/>SOLE <text:s text:c="14"/>21388 <text:s text:c="6"/>0 <text:s text:c="7"/>0<text:tab/><text:tab/></text:p>
          </table:table-cell>
        </table:table-row>
        <table:table-row table:style-name="ro1">
          <table:table-cell office:value-type="string">
            <text:p>HILLSHIRE BRANDS CO</text:p>
          </table:table-cell>
          <table:table-cell office:value-type="string">
            <text:p><text:s text:c="2"/>COM <text:s text:c="13"/>432589109</text:p>
          </table:table-cell>
          <table:table-cell office:value-type="float" office:value="650">
            <text:p>650</text:p>
          </table:table-cell>
          <table:table-cell office:value-type="string">
            <text:p><text:s text:c="3"/>24278 <text:s text:c="2"/>SH <text:s text:c="9"/>SOLE <text:s text:c="14"/>24278 <text:s text:c="6"/>0 <text:s text:c="7"/>0<text:tab/><text:tab/></text:p>
          </table:table-cell>
        </table:table-row>
        <table:table-row table:style-name="ro1">
          <table:table-cell office:value-type="string">
            <text:p>SCHEIN HENRY INC</text:p>
          </table:table-cell>
          <table:table-cell office:value-type="string">
            <text:p><text:s text:c="2"/>COM <text:s text:c="13"/>806407102</text:p>
          </table:table-cell>
          <table:table-cell office:value-type="float" office:value="909">
            <text:p>909</text:p>
          </table:table-cell>
          <table:table-cell office:value-type="string">
            <text:p><text:s text:c="3"/>11474 <text:s text:c="2"/>SH <text:s text:c="9"/>SOLE <text:s text:c="14"/>11474 <text:s text:c="6"/>0 <text:s text:c="7"/>0<text:tab/><text:tab/></text:p>
          </table:table-cell>
        </table:table-row>
        <table:table-row table:style-name="ro1">
          <table:table-cell office:value-type="string">
            <text:p>HOSPIRA INC</text:p>
          </table:table-cell>
          <table:table-cell office:value-type="string">
            <text:p><text:s text:c="2"/>COM <text:s text:c="13"/>441060100</text:p>
          </table:table-cell>
          <table:table-cell office:value-type="float" office:value="1113">
            <text:p>1113</text:p>
          </table:table-cell>
          <table:table-cell office:value-type="string">
            <text:p><text:s text:c="3"/>33914 <text:s text:c="2"/>SH <text:s text:c="9"/>SOLE <text:s text:c="14"/>33914 <text:s text:c="6"/>0 <text:s text:c="7"/>0<text:tab/><text:tab/></text:p>
          </table:table-cell>
        </table:table-row>
        <table:table-row table:style-name="ro1">
          <table:table-cell office:value-type="string">
            <text:p>HOST HOTELS &amp; RESORTS INC</text:p>
          </table:table-cell>
          <table:table-cell office:value-type="string">
            <text:p><text:s text:c="2"/>COM <text:s text:c="13"/>44107P104</text:p>
          </table:table-cell>
          <table:table-cell office:value-type="float" office:value="408">
            <text:p>408</text:p>
          </table:table-cell>
          <table:table-cell office:value-type="string">
            <text:p><text:s text:c="3"/>25397 <text:s text:c="2"/>SH <text:s text:c="9"/>SOLE <text:s text:c="14"/>25397 <text:s text:c="6"/>0 <text:s text:c="7"/>0<text:tab/><text:tab/></text:p>
          </table:table-cell>
        </table:table-row>
        <table:table-row table:style-name="ro1">
          <table:table-cell office:value-type="string">
            <text:p>HERSHEY CO</text:p>
          </table:table-cell>
          <table:table-cell office:value-type="string">
            <text:p><text:s text:c="2"/>COM <text:s text:c="13"/>427866108</text:p>
          </table:table-cell>
          <table:table-cell office:value-type="float" office:value="1026">
            <text:p>1026</text:p>
          </table:table-cell>
          <table:table-cell office:value-type="string">
            <text:p><text:s text:c="3"/>14468 <text:s text:c="2"/>SH <text:s text:c="9"/>SOLE <text:s text:c="14"/>14468 <text:s text:c="6"/>0 <text:s text:c="7"/>0<text:tab/><text:tab/></text:p>
          </table:table-cell>
        </table:table-row>
        <table:table-row table:style-name="ro1">
          <table:table-cell office:value-type="string">
            <text:p>HERITAGE COMMERCE CORP</text:p>
          </table:table-cell>
          <table:table-cell office:value-type="string">
            <text:p><text:s text:c="2"/>COM <text:s text:c="13"/>426927109</text:p>
          </table:table-cell>
          <table:table-cell office:value-type="float" office:value="114">
            <text:p>114</text:p>
          </table:table-cell>
          <table:table-cell office:value-type="string">
            <text:p><text:s text:c="3"/>16479 <text:s text:c="2"/>SH <text:s text:c="9"/>SOLE <text:s text:c="14"/>16479 <text:s text:c="6"/>0 <text:s text:c="7"/>0<text:tab/><text:tab/></text:p>
          </table:table-cell>
        </table:table-row>
        <table:table-row table:style-name="ro1">
          <table:table-cell office:value-type="string">
            <text:p>HICKORY TECH CORP</text:p>
          </table:table-cell>
          <table:table-cell office:value-type="string">
            <text:p><text:s text:c="2"/>COM <text:s text:c="13"/>429060106</text:p>
          </table:table-cell>
          <table:table-cell office:value-type="float" office:value="186">
            <text:p>186</text:p>
          </table:table-cell>
          <table:table-cell office:value-type="string">
            <text:p><text:s text:c="3"/>17616 <text:s text:c="2"/>SH <text:s text:c="9"/>SOLE <text:s text:c="14"/>17616 <text:s text:c="6"/>0 <text:s text:c="7"/>0<text:tab/><text:tab/></text:p>
          </table:table-cell>
        </table:table-row>
        <table:table-row table:style-name="ro1">
          <table:table-cell office:value-type="string">
            <text:p>HERTZ GLOBAL HOLDINGS INC</text:p>
          </table:table-cell>
          <table:table-cell office:value-type="string">
            <text:p><text:s text:c="2"/>COM <text:s text:c="13"/>42805T105</text:p>
          </table:table-cell>
          <table:table-cell office:value-type="float" office:value="367">
            <text:p>367</text:p>
          </table:table-cell>
          <table:table-cell office:value-type="string">
            <text:p><text:s text:c="3"/>26742 <text:s text:c="2"/>SH <text:s text:c="9"/>SOLE <text:s text:c="14"/>26742 <text:s text:c="6"/>0 <text:s text:c="7"/>0<text:tab/><text:tab/></text:p>
          </table:table-cell>
        </table:table-row>
        <table:table-row table:style-name="ro1">
          <table:table-cell office:value-type="string">
            <text:p>HUBBELL INC</text:p>
          </table:table-cell>
          <table:table-cell office:value-type="string">
            <text:p><text:s text:c="2"/>CL B <text:s text:c="12"/>443510201</text:p>
          </table:table-cell>
          <table:table-cell office:value-type="float" office:value="221">
            <text:p>221</text:p>
          </table:table-cell>
          <table:table-cell office:value-type="string">
            <text:p><text:s text:c="4"/>2742 <text:s text:c="2"/>SH <text:s text:c="9"/>SOLE <text:s text:c="15"/>2742 <text:s text:c="6"/>0 <text:s text:c="7"/>0<text:tab/><text:tab/></text:p>
          </table:table-cell>
        </table:table-row>
        <table:table-row table:style-name="ro1">
          <table:table-cell office:value-type="string">
            <text:p>HUMANA INC</text:p>
          </table:table-cell>
          <table:table-cell office:value-type="string">
            <text:p><text:s text:c="2"/>COM <text:s text:c="13"/>444859102</text:p>
          </table:table-cell>
          <table:table-cell office:value-type="float" office:value="1320">
            <text:p>1320</text:p>
          </table:table-cell>
          <table:table-cell office:value-type="string">
            <text:p><text:s text:c="3"/>18815 <text:s text:c="2"/>SH <text:s text:c="9"/>SOLE <text:s text:c="14"/>18815 <text:s text:c="6"/>0 <text:s text:c="7"/>0<text:tab/><text:tab/></text:p>
          </table:table-cell>
        </table:table-row>
        <table:table-row table:style-name="ro1">
          <table:table-cell office:value-type="string">
            <text:p>HAVERTY FURNITURE INC</text:p>
          </table:table-cell>
          <table:table-cell office:value-type="string">
            <text:p><text:s text:c="2"/>COM <text:s text:c="13"/>419596101</text:p>
          </table:table-cell>
          <table:table-cell office:value-type="float" office:value="366">
            <text:p>366</text:p>
          </table:table-cell>
          <table:table-cell office:value-type="string">
            <text:p><text:s text:c="3"/>26350 <text:s text:c="2"/>SH <text:s text:c="9"/>SOLE <text:s text:c="14"/>26350 <text:s text:c="6"/>0 <text:s text:c="7"/>0<text:tab/><text:tab/></text:p>
          </table:table-cell>
        </table:table-row>
        <table:table-row table:style-name="ro1">
          <table:table-cell office:value-type="string">
            <text:p>HOUSTON WIRE &amp; CABLE CO</text:p>
          </table:table-cell>
          <table:table-cell office:value-type="string">
            <text:p><text:s text:c="2"/>COM <text:s text:c="13"/>44244K109</text:p>
          </table:table-cell>
          <table:table-cell office:value-type="float" office:value="189">
            <text:p>189</text:p>
          </table:table-cell>
          <table:table-cell office:value-type="string">
            <text:p><text:s text:c="3"/>17595 <text:s text:c="2"/>SH <text:s text:c="9"/>SOLE <text:s text:c="14"/>17595 <text:s text:c="6"/>0 <text:s text:c="7"/>0<text:tab/><text:tab/></text:p>
          </table:table-cell>
        </table:table-row>
        <table:table-row table:style-name="ro1">
          <table:table-cell office:value-type="string">
            <text:p>IAC INTERACTIVECORP</text:p>
          </table:table-cell>
          <table:table-cell office:value-type="string">
            <text:p><text:s text:c="2"/>COM PAR $.001 <text:s text:c="3"/>44919P508</text:p>
          </table:table-cell>
          <table:table-cell office:value-type="float" office:value="1460">
            <text:p>1460</text:p>
          </table:table-cell>
          <table:table-cell office:value-type="string">
            <text:p><text:s text:c="3"/>28047 <text:s text:c="2"/>SH <text:s text:c="9"/>SOLE <text:s text:c="14"/>28047 <text:s text:c="6"/>0 <text:s text:c="7"/>0<text:tab/><text:tab/></text:p>
          </table:table-cell>
        </table:table-row>
        <table:table-row table:style-name="ro1">
          <table:table-cell office:value-type="string">
            <text:p>INTERNATIONAL BANCSHARES CO</text:p>
          </table:table-cell>
          <table:table-cell office:value-type="string">
            <text:p><text:s text:c="2"/>COM <text:s text:c="13"/>459044103</text:p>
          </table:table-cell>
          <table:table-cell office:value-type="float" office:value="387">
            <text:p>387</text:p>
          </table:table-cell>
          <table:table-cell office:value-type="string">
            <text:p><text:s text:c="3"/>20300 <text:s text:c="2"/>SH <text:s text:c="9"/>SOLE <text:s text:c="14"/>20300 <text:s text:c="6"/>0 <text:s text:c="7"/>0<text:tab/><text:tab/></text:p>
          </table:table-cell>
        </table:table-row>
        <table:table-row table:style-name="ro1">
          <table:table-cell office:value-type="string">
            <text:p>INTERCONTINENTALEXCHANGE IN</text:p>
          </table:table-cell>
          <table:table-cell office:value-type="string">
            <text:p><text:s text:c="2"/>COM <text:s text:c="13"/>45865V100</text:p>
          </table:table-cell>
          <table:table-cell office:value-type="float" office:value="1151">
            <text:p>1151</text:p>
          </table:table-cell>
          <table:table-cell office:value-type="string">
            <text:p><text:s text:c="4"/>8629 <text:s text:c="2"/>SH <text:s text:c="9"/>SOLE <text:s text:c="15"/>8629 <text:s text:c="6"/>0 <text:s text:c="7"/>0<text:tab/><text:tab/></text:p>
          </table:table-cell>
        </table:table-row>
        <table:table-row table:style-name="ro1">
          <table:table-cell office:value-type="string">
            <text:p>ICF INTL INC</text:p>
          </table:table-cell>
          <table:table-cell office:value-type="string">
            <text:p><text:s text:c="2"/>COM <text:s text:c="13"/>44925C103</text:p>
          </table:table-cell>
          <table:table-cell office:value-type="float" office:value="221">
            <text:p>221</text:p>
          </table:table-cell>
          <table:table-cell office:value-type="string">
            <text:p><text:s text:c="3"/>10985 <text:s text:c="2"/>SH <text:s text:c="9"/>SOLE <text:s text:c="14"/>10985 <text:s text:c="6"/>0 <text:s text:c="7"/>0<text:tab/><text:tab/></text:p>
          </table:table-cell>
        </table:table-row>
        <table:table-row table:style-name="ro1">
          <table:table-cell office:value-type="string">
            <text:p>ICU MED INC</text:p>
          </table:table-cell>
          <table:table-cell office:value-type="string">
            <text:p><text:s text:c="2"/>COM <text:s text:c="13"/>44930G107</text:p>
          </table:table-cell>
          <table:table-cell office:value-type="float" office:value="456">
            <text:p>456</text:p>
          </table:table-cell>
          <table:table-cell office:value-type="string">
            <text:p><text:s text:c="4"/>7538 <text:s text:c="2"/>SH <text:s text:c="9"/>SOLE <text:s text:c="15"/>7538 <text:s text:c="6"/>0 <text:s text:c="7"/>0<text:tab/><text:tab/></text:p>
          </table:table-cell>
        </table:table-row>
        <table:table-row table:style-name="ro1">
          <table:table-cell office:value-type="string">
            <text:p>IDT CORP</text:p>
          </table:table-cell>
          <table:table-cell office:value-type="string">
            <text:p><text:s text:c="2"/>CL B NEW <text:s text:c="8"/>448947507</text:p>
          </table:table-cell>
          <table:table-cell office:value-type="float" office:value="617">
            <text:p>617</text:p>
          </table:table-cell>
          <table:table-cell office:value-type="string">
            <text:p><text:s text:c="3"/>60088 <text:s text:c="2"/>SH <text:s text:c="9"/>SOLE <text:s text:c="14"/>60088 <text:s text:c="6"/>0 <text:s text:c="7"/>0<text:tab/><text:tab/></text:p>
          </table:table-cell>
        </table:table-row>
        <table:table-row table:style-name="ro1">
          <table:table-cell office:value-type="string">
            <text:p>INGRAM MICRO INC</text:p>
          </table:table-cell>
          <table:table-cell office:value-type="string">
            <text:p><text:s text:c="2"/>CL A <text:s text:c="12"/>457153104</text:p>
          </table:table-cell>
          <table:table-cell office:value-type="float" office:value="547">
            <text:p>547</text:p>
          </table:table-cell>
          <table:table-cell office:value-type="string">
            <text:p><text:s text:c="3"/>35929 <text:s text:c="2"/>SH <text:s text:c="9"/>SOLE <text:s text:c="14"/>35929 <text:s text:c="6"/>0 <text:s text:c="7"/>0<text:tab/><text:tab/></text:p>
          </table:table-cell>
        </table:table-row>
        <table:table-row table:style-name="ro1">
          <table:table-cell office:value-type="string">
            <text:p>IMMUNOMEDICS INC</text:p>
          </table:table-cell>
          <table:table-cell office:value-type="string">
            <text:p><text:s text:c="2"/>COM <text:s text:c="13"/>452907108</text:p>
          </table:table-cell>
          <table:table-cell office:value-type="float" office:value="291">
            <text:p>291</text:p>
          </table:table-cell>
          <table:table-cell office:value-type="string">
            <text:p><text:s text:c="3"/>82990 <text:s text:c="2"/>SH <text:s text:c="9"/>SOLE <text:s text:c="14"/>82990 <text:s text:c="6"/>0 <text:s text:c="7"/>0<text:tab/><text:tab/></text:p>
          </table:table-cell>
        </table:table-row>
        <table:table-row table:style-name="ro1">
          <table:table-cell office:value-type="string">
            <text:p>CHIPMOS TECH BERMUDA LTD</text:p>
          </table:table-cell>
          <table:table-cell office:value-type="string">
            <text:p><text:s text:c="2"/>SHS <text:s text:c="13"/>G2110R114</text:p>
          </table:table-cell>
          <table:table-cell office:value-type="float" office:value="939">
            <text:p>939</text:p>
          </table:table-cell>
          <table:table-cell office:value-type="string">
            <text:p><text:s text:c="3"/>59255 <text:s text:c="2"/>SH <text:s text:c="9"/>SOLE <text:s text:c="14"/>59255 <text:s text:c="6"/>0 <text:s text:c="7"/>0<text:tab/><text:tab/></text:p>
          </table:table-cell>
        </table:table-row>
        <table:table-row table:style-name="ro1">
          <table:table-cell office:value-type="string">
            <text:p>INTERNAP NETWORK SVCS CORP</text:p>
          </table:table-cell>
          <table:table-cell office:value-type="string">
            <text:p><text:s text:c="2"/>COM PAR $.001 <text:s text:c="3"/>45885A300</text:p>
          </table:table-cell>
          <table:table-cell office:value-type="float" office:value="140">
            <text:p>140</text:p>
          </table:table-cell>
          <table:table-cell office:value-type="string">
            <text:p><text:s text:c="3"/>19824 <text:s text:c="2"/>SH <text:s text:c="9"/>SOLE <text:s text:c="14"/>19824 <text:s text:c="6"/>0 <text:s text:c="7"/>0<text:tab/><text:tab/></text:p>
          </table:table-cell>
        </table:table-row>
        <table:table-row table:style-name="ro1">
          <table:table-cell office:value-type="string">
            <text:p>INCYTE CORP</text:p>
          </table:table-cell>
          <table:table-cell office:value-type="string">
            <text:p><text:s text:c="2"/>COM <text:s text:c="13"/>45337C102</text:p>
          </table:table-cell>
          <table:table-cell office:value-type="float" office:value="495">
            <text:p>495</text:p>
          </table:table-cell>
          <table:table-cell office:value-type="string">
            <text:p><text:s text:c="3"/>27411 <text:s text:c="2"/>SH <text:s text:c="9"/>SOLE <text:s text:c="14"/>27411 <text:s text:c="6"/>0 <text:s text:c="7"/>0<text:tab/><text:tab/></text:p>
          </table:table-cell>
        </table:table-row>
        <table:table-row table:style-name="ro1">
          <table:table-cell office:value-type="string">
            <text:p>INNODATA INC</text:p>
          </table:table-cell>
          <table:table-cell office:value-type="string">
            <text:p><text:s text:c="2"/>COM NEW <text:s text:c="9"/>457642205</text:p>
          </table:table-cell>
          <table:table-cell office:value-type="float" office:value="105">
            <text:p>105</text:p>
          </table:table-cell>
          <table:table-cell office:value-type="string">
            <text:p><text:s text:c="3"/>25906 <text:s text:c="2"/>SH <text:s text:c="9"/>SOLE <text:s text:c="14"/>25906 <text:s text:c="6"/>0 <text:s text:c="7"/>0<text:tab/><text:tab/></text:p>
          </table:table-cell>
        </table:table-row>
        <table:table-row table:style-name="ro1">
          <table:table-cell office:value-type="string">
            <text:p>INTL FCSTONE INC</text:p>
          </table:table-cell>
          <table:table-cell office:value-type="string">
            <text:p><text:s text:c="2"/>COM <text:s text:c="13"/>46116V105</text:p>
          </table:table-cell>
          <table:table-cell office:value-type="float" office:value="515">
            <text:p>515</text:p>
          </table:table-cell>
          <table:table-cell office:value-type="string">
            <text:p><text:s text:c="3"/>27002 <text:s text:c="2"/>SH <text:s text:c="9"/>SOLE <text:s text:c="14"/>27002 <text:s text:c="6"/>0 <text:s text:c="7"/>0<text:tab/><text:tab/></text:p>
          </table:table-cell>
        </table:table-row>
        <table:table-row table:style-name="ro1">
          <table:table-cell office:value-type="string">
            <text:p>INTERSECTIONS INC</text:p>
          </table:table-cell>
          <table:table-cell office:value-type="string">
            <text:p><text:s text:c="2"/>COM <text:s text:c="13"/>460981301</text:p>
          </table:table-cell>
          <table:table-cell office:value-type="float" office:value="712">
            <text:p>712</text:p>
          </table:table-cell>
          <table:table-cell office:value-type="string">
            <text:p><text:s text:c="3"/>67536 <text:s text:c="2"/>SH <text:s text:c="9"/>SOLE <text:s text:c="14"/>67536 <text:s text:c="6"/>0 <text:s text:c="7"/>0<text:tab/><text:tab/></text:p>
          </table:table-cell>
        </table:table-row>
        <table:table-row table:style-name="ro1">
          <table:table-cell office:value-type="string">
            <text:p>INVENSENSE INC</text:p>
          </table:table-cell>
          <table:table-cell office:value-type="string">
            <text:p><text:s text:c="2"/>COM <text:s text:c="13"/>46123D205</text:p>
          </table:table-cell>
          <table:table-cell office:value-type="float" office:value="242">
            <text:p>242</text:p>
          </table:table-cell>
          <table:table-cell office:value-type="string">
            <text:p><text:s text:c="3"/>20276 <text:s text:c="2"/>SH <text:s text:c="9"/>SOLE <text:s text:c="14"/>20276 <text:s text:c="6"/>0 <text:s text:c="7"/>0<text:tab/><text:tab/></text:p>
          </table:table-cell>
        </table:table-row>
        <table:table-row table:style-name="ro1">
          <table:table-cell office:value-type="string">
            <text:p>INNERWORKINGS INC</text:p>
          </table:table-cell>
          <table:table-cell office:value-type="string">
            <text:p><text:s text:c="2"/>COM <text:s text:c="13"/>45773Y105</text:p>
          </table:table-cell>
          <table:table-cell office:value-type="float" office:value="136">
            <text:p>136</text:p>
          </table:table-cell>
          <table:table-cell office:value-type="string">
            <text:p><text:s text:c="3"/>10482 <text:s text:c="2"/>SH <text:s text:c="9"/>SOLE <text:s text:c="14"/>10482 <text:s text:c="6"/>0 <text:s text:c="7"/>0<text:tab/><text:tab/></text:p>
          </table:table-cell>
        </table:table-row>
        <table:table-row table:style-name="ro1">
          <table:table-cell office:value-type="string">
            <text:p>ION GEOPHYSICAL CORP</text:p>
          </table:table-cell>
          <table:table-cell office:value-type="string">
            <text:p><text:s text:c="2"/>COM <text:s text:c="13"/>462044108</text:p>
          </table:table-cell>
          <table:table-cell office:value-type="float" office:value="638">
            <text:p>638</text:p>
          </table:table-cell>
          <table:table-cell office:value-type="string">
            <text:p><text:s text:c="3"/>91933 <text:s text:c="2"/>SH <text:s text:c="9"/>SOLE <text:s text:c="14"/>91933 <text:s text:c="6"/>0 <text:s text:c="7"/>0<text:tab/><text:tab/></text:p>
          </table:table-cell>
        </table:table-row>
        <table:table-row table:style-name="ro1">
          <table:table-cell office:value-type="string">
            <text:p>INNOSPEC INC</text:p>
          </table:table-cell>
          <table:table-cell office:value-type="string">
            <text:p><text:s text:c="2"/>COM <text:s text:c="13"/>45768S105</text:p>
          </table:table-cell>
          <table:table-cell office:value-type="float" office:value="311">
            <text:p>311</text:p>
          </table:table-cell>
          <table:table-cell office:value-type="string">
            <text:p><text:s text:c="4"/>9157 <text:s text:c="2"/>SH <text:s text:c="9"/>SOLE <text:s text:c="15"/>9157 <text:s text:c="6"/>0 <text:s text:c="7"/>0<text:tab/><text:tab/></text:p>
          </table:table-cell>
        </table:table-row>
        <table:table-row table:style-name="ro1">
          <table:table-cell office:value-type="string">
            <text:p>INTL PAPER CO</text:p>
          </table:table-cell>
          <table:table-cell office:value-type="string">
            <text:p><text:s text:c="2"/>COM <text:s text:c="13"/>460146103</text:p>
          </table:table-cell>
          <table:table-cell office:value-type="float" office:value="710">
            <text:p>710</text:p>
          </table:table-cell>
          <table:table-cell office:value-type="string">
            <text:p><text:s text:c="3"/>19543 <text:s text:c="2"/>SH <text:s text:c="9"/>SOLE <text:s text:c="14"/>19543 <text:s text:c="6"/>0 <text:s text:c="7"/>0<text:tab/><text:tab/></text:p>
          </table:table-cell>
        </table:table-row>
        <table:table-row table:style-name="ro1">
          <table:table-cell office:value-type="string">
            <text:p>INTERPUBLIC GROUP COS INC</text:p>
          </table:table-cell>
          <table:table-cell office:value-type="string">
            <text:p><text:s text:c="2"/>COM <text:s text:c="13"/>460690100</text:p>
          </table:table-cell>
          <table:table-cell office:value-type="float" office:value="145">
            <text:p>145</text:p>
          </table:table-cell>
          <table:table-cell office:value-type="string">
            <text:p><text:s text:c="3"/>13045 <text:s text:c="2"/>SH <text:s text:c="9"/>SOLE <text:s text:c="14"/>13045 <text:s text:c="6"/>0 <text:s text:c="7"/>0<text:tab/><text:tab/></text:p>
          </table:table-cell>
        </table:table-row>
        <table:table-row table:style-name="ro1">
          <table:table-cell office:value-type="string">
            <text:p>INTREPID POTASH INC</text:p>
          </table:table-cell>
          <table:table-cell office:value-type="string">
            <text:p><text:s text:c="2"/>COM <text:s text:c="13"/>46121Y102</text:p>
          </table:table-cell>
          <table:table-cell office:value-type="float" office:value="239">
            <text:p>239</text:p>
          </table:table-cell>
          <table:table-cell office:value-type="string">
            <text:p><text:s text:c="3"/>11122 <text:s text:c="2"/>SH <text:s text:c="9"/>SOLE <text:s text:c="14"/>11122 <text:s text:c="6"/>0 <text:s text:c="7"/>0<text:tab/><text:tab/></text:p>
          </table:table-cell>
        </table:table-row>
        <table:table-row table:style-name="ro1">
          <table:table-cell office:value-type="string">
            <text:p>NEUTRAL TANDEM INC</text:p>
          </table:table-cell>
          <table:table-cell office:value-type="string">
            <text:p><text:s text:c="2"/>COM <text:s text:c="13"/>64128B108</text:p>
          </table:table-cell>
          <table:table-cell office:value-type="float" office:value="242">
            <text:p>242</text:p>
          </table:table-cell>
          <table:table-cell office:value-type="string">
            <text:p><text:s text:c="3"/>25734 <text:s text:c="2"/>SH <text:s text:c="9"/>SOLE <text:s text:c="14"/>25734 <text:s text:c="6"/>0 <text:s text:c="7"/>0<text:tab/><text:tab/></text:p>
          </table:table-cell>
        </table:table-row>
        <table:table-row table:style-name="ro1">
          <table:table-cell office:value-type="string">
            <text:p>INGERSOLL-RAND PLC</text:p>
          </table:table-cell>
          <table:table-cell office:value-type="string">
            <text:p><text:s text:c="2"/>SHS <text:s text:c="13"/>G47791101</text:p>
          </table:table-cell>
          <table:table-cell office:value-type="float" office:value="923">
            <text:p>923</text:p>
          </table:table-cell>
          <table:table-cell office:value-type="string">
            <text:p><text:s text:c="3"/>20587 <text:s text:c="2"/>SH <text:s text:c="9"/>SOLE <text:s text:c="14"/>20587 <text:s text:c="6"/>0 <text:s text:c="7"/>0<text:tab/><text:tab/></text:p>
          </table:table-cell>
        </table:table-row>
        <table:table-row table:style-name="ro1">
          <table:table-cell office:value-type="string">
            <text:p>INTERNATIONAL SHIPHOLDING C</text:p>
          </table:table-cell>
          <table:table-cell office:value-type="string">
            <text:p><text:s text:c="2"/>COM NEW <text:s text:c="9"/>460321201</text:p>
          </table:table-cell>
          <table:table-cell office:value-type="float" office:value="218">
            <text:p>218</text:p>
          </table:table-cell>
          <table:table-cell office:value-type="string">
            <text:p><text:s text:c="3"/>12915 <text:s text:c="2"/>SH <text:s text:c="9"/>SOLE <text:s text:c="14"/>12915 <text:s text:c="6"/>0 <text:s text:c="7"/>0<text:tab/><text:tab/></text:p>
          </table:table-cell>
        </table:table-row>
        <table:table-row table:style-name="ro1">
          <table:table-cell office:value-type="string">
            <text:p>INTERSIL CORP</text:p>
          </table:table-cell>
          <table:table-cell office:value-type="string">
            <text:p><text:s text:c="2"/>CL A <text:s text:c="12"/>46069S109</text:p>
          </table:table-cell>
          <table:table-cell office:value-type="float" office:value="255">
            <text:p>255</text:p>
          </table:table-cell>
          <table:table-cell office:value-type="string">
            <text:p><text:s text:c="3"/>29144 <text:s text:c="2"/>SH <text:s text:c="9"/>SOLE <text:s text:c="14"/>29144 <text:s text:c="6"/>0 <text:s text:c="7"/>0<text:tab/><text:tab/></text:p>
          </table:table-cell>
        </table:table-row>
        <table:table-row table:style-name="ro1">
          <table:table-cell office:value-type="string">
            <text:p>ISLE OF CAPRI CASINOS INC</text:p>
          </table:table-cell>
          <table:table-cell office:value-type="string">
            <text:p><text:s text:c="2"/>COM <text:s text:c="13"/>464592104</text:p>
          </table:table-cell>
          <table:table-cell office:value-type="float" office:value="252">
            <text:p>252</text:p>
          </table:table-cell>
          <table:table-cell office:value-type="string">
            <text:p><text:s text:c="3"/>36199 <text:s text:c="2"/>SH <text:s text:c="9"/>SOLE <text:s text:c="14"/>36199 <text:s text:c="6"/>0 <text:s text:c="7"/>0<text:tab/><text:tab/></text:p>
          </table:table-cell>
        </table:table-row>
        <table:table-row table:style-name="ro1">
          <table:table-cell office:value-type="string">
            <text:p>INTUITIVE SURGICAL INC</text:p>
          </table:table-cell>
          <table:table-cell office:value-type="string">
            <text:p><text:s text:c="2"/>COM NEW <text:s text:c="9"/>46120E602</text:p>
          </table:table-cell>
          <table:table-cell office:value-type="float" office:value="963">
            <text:p>963</text:p>
          </table:table-cell>
          <table:table-cell office:value-type="string">
            <text:p><text:s text:c="4"/>1943 <text:s text:c="2"/>SH <text:s text:c="9"/>SOLE <text:s text:c="15"/>1943 <text:s text:c="6"/>0 <text:s text:c="7"/>0<text:tab/><text:tab/></text:p>
          </table:table-cell>
        </table:table-row>
        <table:table-row table:style-name="ro1">
          <table:table-cell office:value-type="string">
            <text:p>INTEGRATED SILICON SOLUTION</text:p>
          </table:table-cell>
          <table:table-cell office:value-type="string">
            <text:p><text:s text:c="2"/>COM <text:s text:c="13"/>45812P107</text:p>
          </table:table-cell>
          <table:table-cell office:value-type="float" office:value="199">
            <text:p>199</text:p>
          </table:table-cell>
          <table:table-cell office:value-type="string">
            <text:p><text:s text:c="3"/>21539 <text:s text:c="2"/>SH <text:s text:c="9"/>SOLE <text:s text:c="14"/>21539 <text:s text:c="6"/>0 <text:s text:c="7"/>0<text:tab/><text:tab/></text:p>
          </table:table-cell>
        </table:table-row>
        <table:table-row table:style-name="ro1">
          <table:table-cell office:value-type="string">
            <text:p>GARTNER INC</text:p>
          </table:table-cell>
          <table:table-cell office:value-type="string">
            <text:p><text:s text:c="2"/>COM <text:s text:c="13"/>366651107</text:p>
          </table:table-cell>
          <table:table-cell office:value-type="float" office:value="1210">
            <text:p>1210</text:p>
          </table:table-cell>
          <table:table-cell office:value-type="string">
            <text:p><text:s text:c="3"/>26259 <text:s text:c="2"/>SH <text:s text:c="9"/>SOLE <text:s text:c="14"/>26259 <text:s text:c="6"/>0 <text:s text:c="7"/>0<text:tab/><text:tab/></text:p>
          </table:table-cell>
        </table:table-row>
        <table:table-row table:style-name="ro1">
          <table:table-cell office:value-type="string">
            <text:p>ITRON INC</text:p>
          </table:table-cell>
          <table:table-cell office:value-type="string">
            <text:p><text:s text:c="2"/>COM <text:s text:c="13"/>465741106</text:p>
          </table:table-cell>
          <table:table-cell office:value-type="float" office:value="1076">
            <text:p>1076</text:p>
          </table:table-cell>
          <table:table-cell office:value-type="string">
            <text:p><text:s text:c="3"/>24949 <text:s text:c="2"/>SH <text:s text:c="9"/>SOLE <text:s text:c="14"/>24949 <text:s text:c="6"/>0 <text:s text:c="7"/>0<text:tab/><text:tab/></text:p>
          </table:table-cell>
        </table:table-row>
        <table:table-row table:style-name="ro1">
          <table:table-cell office:value-type="string">
            <text:p>ITT CORP NEW</text:p>
          </table:table-cell>
          <table:table-cell office:value-type="string">
            <text:p><text:s text:c="2"/>COM NEW <text:s text:c="9"/>450911201</text:p>
          </table:table-cell>
          <table:table-cell office:value-type="float" office:value="1507">
            <text:p>1507</text:p>
          </table:table-cell>
          <table:table-cell office:value-type="string">
            <text:p><text:s text:c="3"/>74778 <text:s text:c="2"/>SH <text:s text:c="9"/>SOLE <text:s text:c="14"/>74778 <text:s text:c="6"/>0 <text:s text:c="7"/>0<text:tab/><text:tab/></text:p>
          </table:table-cell>
        </table:table-row>
        <table:table-row table:style-name="ro1">
          <table:table-cell office:value-type="string">
            <text:p>ILLINOIS TOOL WKS INC</text:p>
          </table:table-cell>
          <table:table-cell office:value-type="string">
            <text:p><text:s text:c="2"/>COM <text:s text:c="13"/>452308109</text:p>
          </table:table-cell>
          <table:table-cell office:value-type="float" office:value="339">
            <text:p>339</text:p>
          </table:table-cell>
          <table:table-cell office:value-type="string">
            <text:p><text:s text:c="4"/>5706 <text:s text:c="2"/>SH <text:s text:c="9"/>SOLE <text:s text:c="15"/>5706 <text:s text:c="6"/>0 <text:s text:c="7"/>0<text:tab/><text:tab/></text:p>
          </table:table-cell>
        </table:table-row>
        <table:table-row table:style-name="ro1">
          <table:table-cell office:value-type="string">
            <text:p>INVACARE CORP</text:p>
          </table:table-cell>
          <table:table-cell office:value-type="string">
            <text:p><text:s text:c="2"/>COM <text:s text:c="13"/>461203101</text:p>
          </table:table-cell>
          <table:table-cell office:value-type="float" office:value="633">
            <text:p>633</text:p>
          </table:table-cell>
          <table:table-cell office:value-type="string">
            <text:p><text:s text:c="3"/>44764 <text:s text:c="2"/>SH <text:s text:c="9"/>SOLE <text:s text:c="14"/>44764 <text:s text:c="6"/>0 <text:s text:c="7"/>0<text:tab/><text:tab/></text:p>
          </table:table-cell>
        </table:table-row>
        <table:table-row table:style-name="ro1">
          <table:table-cell office:value-type="string">
            <text:p>IXYS CORP</text:p>
          </table:table-cell>
          <table:table-cell office:value-type="string">
            <text:p><text:s text:c="2"/>COM <text:s text:c="13"/>46600W106</text:p>
          </table:table-cell>
          <table:table-cell office:value-type="float" office:value="360">
            <text:p>360</text:p>
          </table:table-cell>
          <table:table-cell office:value-type="string">
            <text:p><text:s text:c="3"/>36300 <text:s text:c="2"/>SH <text:s text:c="9"/>SOLE <text:s text:c="14"/>36300 <text:s text:c="6"/>0 <text:s text:c="7"/>0<text:tab/><text:tab/></text:p>
          </table:table-cell>
        </table:table-row>
        <table:table-row table:style-name="ro1">
          <table:table-cell office:value-type="string">
            <text:p>JAZZ PHARMACEUTICALS PLC</text:p>
          </table:table-cell>
          <table:table-cell office:value-type="string">
            <text:p><text:s text:c="2"/>SHS USD <text:s text:c="9"/>G50871105</text:p>
          </table:table-cell>
          <table:table-cell office:value-type="float" office:value="2803">
            <text:p>2803</text:p>
          </table:table-cell>
          <table:table-cell office:value-type="string">
            <text:p><text:s text:c="3"/>49177 <text:s text:c="2"/>SH <text:s text:c="9"/>SOLE <text:s text:c="14"/>49177 <text:s text:c="6"/>0 <text:s text:c="7"/>0<text:tab/><text:tab/></text:p>
          </table:table-cell>
        </table:table-row>
        <table:table-row table:style-name="ro1">
          <table:table-cell office:value-type="string">
            <text:p>JABIL CIRCUIT INC</text:p>
          </table:table-cell>
          <table:table-cell office:value-type="string">
            <text:p><text:s text:c="2"/>COM <text:s text:c="13"/>466313103</text:p>
          </table:table-cell>
          <table:table-cell office:value-type="float" office:value="832">
            <text:p>832</text:p>
          </table:table-cell>
          <table:table-cell office:value-type="string">
            <text:p><text:s text:c="3"/>44466 <text:s text:c="2"/>SH <text:s text:c="9"/>SOLE <text:s text:c="14"/>44466 <text:s text:c="6"/>0 <text:s text:c="7"/>0<text:tab/><text:tab/></text:p>
          </table:table-cell>
        </table:table-row>
        <table:table-row table:style-name="ro1">
          <table:table-cell office:value-type="string">
            <text:p>SANFILIPPO JOHN B &amp; SON INC</text:p>
          </table:table-cell>
          <table:table-cell office:value-type="string">
            <text:p><text:s text:c="2"/>COM <text:s text:c="13"/>800422107</text:p>
          </table:table-cell>
          <table:table-cell office:value-type="float" office:value="713">
            <text:p>713</text:p>
          </table:table-cell>
          <table:table-cell office:value-type="string">
            <text:p><text:s text:c="3"/>54776 <text:s text:c="2"/>SH <text:s text:c="9"/>SOLE <text:s text:c="14"/>54776 <text:s text:c="6"/>0 <text:s text:c="7"/>0<text:tab/><text:tab/></text:p>
          </table:table-cell>
        </table:table-row>
        <table:table-row table:style-name="ro1">
          <table:table-cell office:value-type="string">
            <text:p>JOHN BEAN TECHNOLOGIES CORP</text:p>
          </table:table-cell>
          <table:table-cell office:value-type="string">
            <text:p><text:s text:c="2"/>COM <text:s text:c="13"/>477839104</text:p>
          </table:table-cell>
          <table:table-cell office:value-type="float" office:value="515">
            <text:p>515</text:p>
          </table:table-cell>
          <table:table-cell office:value-type="string">
            <text:p><text:s text:c="3"/>31555 <text:s text:c="2"/>SH <text:s text:c="9"/>SOLE <text:s text:c="14"/>31555 <text:s text:c="6"/>0 <text:s text:c="7"/>0<text:tab/><text:tab/></text:p>
          </table:table-cell>
        </table:table-row>
        <table:table-row table:style-name="ro1">
          <table:table-cell office:value-type="string">
            <text:p>COMMUNICATIONS SYS INC</text:p>
          </table:table-cell>
          <table:table-cell office:value-type="string">
            <text:p><text:s text:c="2"/>COM <text:s text:c="13"/>203900105</text:p>
          </table:table-cell>
          <table:table-cell office:value-type="float" office:value="291">
            <text:p>291</text:p>
          </table:table-cell>
          <table:table-cell office:value-type="string">
            <text:p><text:s text:c="3"/>25800 <text:s text:c="2"/>SH <text:s text:c="9"/>SOLE <text:s text:c="14"/>25800 <text:s text:c="6"/>0 <text:s text:c="7"/>0<text:tab/><text:tab/></text:p>
          </table:table-cell>
        </table:table-row>
        <table:table-row table:style-name="ro1">
          <table:table-cell office:value-type="string">
            <text:p>JDA SOFTWARE GROUP INC</text:p>
          </table:table-cell>
          <table:table-cell office:value-type="string">
            <text:p><text:s text:c="2"/>COM <text:s text:c="13"/>46612K108</text:p>
          </table:table-cell>
          <table:table-cell office:value-type="float" office:value="447">
            <text:p>447</text:p>
          </table:table-cell>
          <table:table-cell office:value-type="string">
            <text:p><text:s text:c="3"/>14081 <text:s text:c="2"/>SH <text:s text:c="9"/>SOLE <text:s text:c="14"/>14081 <text:s text:c="6"/>0 <text:s text:c="7"/>0<text:tab/><text:tab/></text:p>
          </table:table-cell>
        </table:table-row>
        <table:table-row table:style-name="ro1">
          <table:table-cell office:value-type="string">
            <text:p>JDS UNIPHASE CORP</text:p>
          </table:table-cell>
          <table:table-cell office:value-type="string">
            <text:p><text:s text:c="2"/>COM PAR $0.001 <text:s text:c="2"/>46612J507</text:p>
          </table:table-cell>
          <table:table-cell office:value-type="float" office:value="480">
            <text:p>480</text:p>
          </table:table-cell>
          <table:table-cell office:value-type="string">
            <text:p><text:s text:c="3"/>38748 <text:s text:c="2"/>SH <text:s text:c="9"/>SOLE <text:s text:c="14"/>38748 <text:s text:c="6"/>0 <text:s text:c="7"/>0<text:tab/><text:tab/></text:p>
          </table:table-cell>
        </table:table-row>
        <table:table-row table:style-name="ro1">
          <table:table-cell office:value-type="string">
            <text:p>JEFFERIES GROUP INC NEW</text:p>
          </table:table-cell>
          <table:table-cell office:value-type="string">
            <text:p><text:s text:c="2"/>COM <text:s text:c="13"/>472319102</text:p>
          </table:table-cell>
          <table:table-cell office:value-type="float" office:value="294">
            <text:p>294</text:p>
          </table:table-cell>
          <table:table-cell office:value-type="string">
            <text:p><text:s text:c="3"/>21489 <text:s text:c="2"/>SH <text:s text:c="9"/>SOLE <text:s text:c="14"/>21489 <text:s text:c="6"/>0 <text:s text:c="7"/>0<text:tab/><text:tab/></text:p>
          </table:table-cell>
        </table:table-row>
        <table:table-row table:style-name="ro1">
          <table:table-cell office:value-type="string">
            <text:p>JIVE SOFTWARE INC</text:p>
          </table:table-cell>
          <table:table-cell office:value-type="string">
            <text:p><text:s text:c="2"/>COM <text:s text:c="13"/>47760A108</text:p>
          </table:table-cell>
          <table:table-cell office:value-type="float" office:value="539">
            <text:p>539</text:p>
          </table:table-cell>
          <table:table-cell office:value-type="string">
            <text:p><text:s text:c="3"/>34329 <text:s text:c="2"/>SH <text:s text:c="9"/>SOLE <text:s text:c="14"/>34329 <text:s text:c="6"/>0 <text:s text:c="7"/>0<text:tab/><text:tab/></text:p>
          </table:table-cell>
        </table:table-row>
        <table:table-row table:style-name="ro1">
          <table:table-cell office:value-type="string">
            <text:p>JONES LANG LASALLE INC</text:p>
          </table:table-cell>
          <table:table-cell office:value-type="string">
            <text:p><text:s text:c="2"/>COM <text:s text:c="13"/>48020Q107</text:p>
          </table:table-cell>
          <table:table-cell office:value-type="float" office:value="459">
            <text:p>459</text:p>
          </table:table-cell>
          <table:table-cell office:value-type="string">
            <text:p><text:s text:c="4"/>6017 <text:s text:c="2"/>SH <text:s text:c="9"/>SOLE <text:s text:c="15"/>6017 <text:s text:c="6"/>0 <text:s text:c="7"/>0<text:tab/><text:tab/></text:p>
          </table:table-cell>
        </table:table-row>
        <table:table-row table:style-name="ro1">
          <table:table-cell office:value-type="string">
            <text:p>JMP GROUP INC</text:p>
          </table:table-cell>
          <table:table-cell office:value-type="string">
            <text:p><text:s text:c="2"/>COM <text:s text:c="13"/>46629U107</text:p>
          </table:table-cell>
          <table:table-cell office:value-type="float" office:value="67">
            <text:p>67</text:p>
          </table:table-cell>
          <table:table-cell office:value-type="string">
            <text:p><text:s text:c="3"/>12209 <text:s text:c="2"/>SH <text:s text:c="9"/>SOLE <text:s text:c="14"/>12209 <text:s text:c="6"/>0 <text:s text:c="7"/>0<text:tab/><text:tab/></text:p>
          </table:table-cell>
        </table:table-row>
        <table:table-row table:style-name="ro1">
          <table:table-cell office:value-type="string">
            <text:p>JOHNSON &amp; JOHNSON</text:p>
          </table:table-cell>
          <table:table-cell office:value-type="string">
            <text:p><text:s text:c="2"/>COM <text:s text:c="13"/>478160104</text:p>
          </table:table-cell>
          <table:table-cell office:value-type="float" office:value="1002">
            <text:p>1002</text:p>
          </table:table-cell>
          <table:table-cell office:value-type="string">
            <text:p><text:s text:c="3"/>14536 <text:s text:c="2"/>SH <text:s text:c="9"/>SOLE <text:s text:c="14"/>14536 <text:s text:c="6"/>0 <text:s text:c="7"/>0<text:tab/><text:tab/></text:p>
          </table:table-cell>
        </table:table-row>
        <table:table-row table:style-name="ro1">
          <table:table-cell office:value-type="string">
            <text:p>JUNIPER NETWORKS INC</text:p>
          </table:table-cell>
          <table:table-cell office:value-type="string">
            <text:p><text:s text:c="2"/>COM <text:s text:c="13"/>48203R104</text:p>
          </table:table-cell>
          <table:table-cell office:value-type="float" office:value="1038">
            <text:p>1038</text:p>
          </table:table-cell>
          <table:table-cell office:value-type="string">
            <text:p><text:s text:c="3"/>60673 <text:s text:c="2"/>SH <text:s text:c="9"/>SOLE <text:s text:c="14"/>60673 <text:s text:c="6"/>0 <text:s text:c="7"/>0<text:tab/><text:tab/></text:p>
          </table:table-cell>
        </table:table-row>
        <table:table-row table:style-name="ro1">
          <table:table-cell office:value-type="string">
            <text:p>ST JOE CO</text:p>
          </table:table-cell>
          <table:table-cell office:value-type="string">
            <text:p><text:s text:c="2"/>COM <text:s text:c="13"/>790148100</text:p>
          </table:table-cell>
          <table:table-cell office:value-type="float" office:value="241">
            <text:p>241</text:p>
          </table:table-cell>
          <table:table-cell office:value-type="string">
            <text:p><text:s text:c="3"/>12357 <text:s text:c="2"/>SH <text:s text:c="9"/>SOLE <text:s text:c="14"/>12357 <text:s text:c="6"/>0 <text:s text:c="7"/>0<text:tab/><text:tab/></text:p>
          </table:table-cell>
        </table:table-row>
        <table:table-row table:style-name="ro1">
          <table:table-cell office:value-type="string">
            <text:p>JOS A BANK CLOTHIERS INC</text:p>
          </table:table-cell>
          <table:table-cell office:value-type="string">
            <text:p><text:s text:c="2"/>COM <text:s text:c="13"/>480838101</text:p>
          </table:table-cell>
          <table:table-cell office:value-type="float" office:value="325">
            <text:p>325</text:p>
          </table:table-cell>
          <table:table-cell office:value-type="string">
            <text:p><text:s text:c="4"/>6697 <text:s text:c="2"/>SH <text:s text:c="9"/>SOLE <text:s text:c="15"/>6697 <text:s text:c="6"/>0 <text:s text:c="7"/>0<text:tab/><text:tab/></text:p>
          </table:table-cell>
        </table:table-row>
        <table:table-row table:style-name="ro1">
          <table:table-cell office:value-type="string">
            <text:p>JOURNAL COMMUNICATIONS INC</text:p>
          </table:table-cell>
          <table:table-cell office:value-type="string">
            <text:p><text:s text:c="2"/>CL A <text:s text:c="12"/>481130102</text:p>
          </table:table-cell>
          <table:table-cell office:value-type="float" office:value="348">
            <text:p>348</text:p>
          </table:table-cell>
          <table:table-cell office:value-type="string">
            <text:p><text:s text:c="3"/>66913 <text:s text:c="2"/>SH <text:s text:c="9"/>SOLE <text:s text:c="14"/>66913 <text:s text:c="6"/>0 <text:s text:c="7"/>0<text:tab/><text:tab/></text:p>
          </table:table-cell>
        </table:table-row>
        <table:table-row table:style-name="ro1">
          <table:table-cell office:value-type="string">
            <text:p>JINPAN INTL LTD</text:p>
          </table:table-cell>
          <table:table-cell office:value-type="string">
            <text:p><text:s text:c="2"/>ORD <text:s text:c="13"/>G5138L100</text:p>
          </table:table-cell>
          <table:table-cell office:value-type="float" office:value="49">
            <text:p>49</text:p>
          </table:table-cell>
          <table:table-cell office:value-type="string">
            <text:p><text:s text:c="3"/>10017 <text:s text:c="2"/>SH <text:s text:c="9"/>SOLE <text:s text:c="14"/>10017 <text:s text:c="6"/>0 <text:s text:c="7"/>0<text:tab/><text:tab/></text:p>
          </table:table-cell>
        </table:table-row>
        <table:table-row table:style-name="ro1">
          <table:table-cell office:value-type="string">
            <text:p>KIMBALL INTL INC</text:p>
          </table:table-cell>
          <table:table-cell office:value-type="string">
            <text:p><text:s text:c="2"/>CL B <text:s text:c="12"/>494274103</text:p>
          </table:table-cell>
          <table:table-cell office:value-type="float" office:value="920">
            <text:p>920</text:p>
          </table:table-cell>
          <table:table-cell office:value-type="string">
            <text:p><text:s text:c="3"/>75327 <text:s text:c="2"/>SH <text:s text:c="9"/>SOLE <text:s text:c="14"/>75327 <text:s text:c="6"/>0 <text:s text:c="7"/>0<text:tab/><text:tab/></text:p>
          </table:table-cell>
        </table:table-row>
        <table:table-row table:style-name="ro1">
          <table:table-cell office:value-type="string">
            <text:p>KBR INC</text:p>
          </table:table-cell>
          <table:table-cell office:value-type="string">
            <text:p><text:s text:c="2"/>COM <text:s text:c="13"/>48242W106</text:p>
          </table:table-cell>
          <table:table-cell office:value-type="float" office:value="564">
            <text:p>564</text:p>
          </table:table-cell>
          <table:table-cell office:value-type="string">
            <text:p><text:s text:c="3"/>18928 <text:s text:c="2"/>SH <text:s text:c="9"/>SOLE <text:s text:c="14"/>18928 <text:s text:c="6"/>0 <text:s text:c="7"/>0<text:tab/><text:tab/></text:p>
          </table:table-cell>
        </table:table-row>
        <table:table-row table:style-name="ro1">
          <table:table-cell office:value-type="string">
            <text:p>KEY ENERGY SVCS INC</text:p>
          </table:table-cell>
          <table:table-cell office:value-type="string">
            <text:p><text:s text:c="2"/>COM <text:s text:c="13"/>492914106</text:p>
          </table:table-cell>
          <table:table-cell office:value-type="float" office:value="298">
            <text:p>298</text:p>
          </table:table-cell>
          <table:table-cell office:value-type="string">
            <text:p><text:s text:c="3"/>42559 <text:s text:c="2"/>SH <text:s text:c="9"/>SOLE <text:s text:c="14"/>42559 <text:s text:c="6"/>0 <text:s text:c="7"/>0<text:tab/><text:tab/></text:p>
          </table:table-cell>
        </table:table-row>
        <table:table-row table:style-name="ro1">
          <table:table-cell office:value-type="string">
            <text:p>KELLY SVCS INC</text:p>
          </table:table-cell>
          <table:table-cell office:value-type="string">
            <text:p><text:s text:c="2"/>CL A <text:s text:c="12"/>488152208</text:p>
          </table:table-cell>
          <table:table-cell office:value-type="float" office:value="801">
            <text:p>801</text:p>
          </table:table-cell>
          <table:table-cell office:value-type="string">
            <text:p><text:s text:c="3"/>63600 <text:s text:c="2"/>SH <text:s text:c="9"/>SOLE <text:s text:c="14"/>63600 <text:s text:c="6"/>0 <text:s text:c="7"/>0<text:tab/><text:tab/></text:p>
          </table:table-cell>
        </table:table-row>
        <table:table-row table:style-name="ro1">
          <table:table-cell office:value-type="string">
            <text:p>KKR FINANCIAL HLDGS LLC</text:p>
          </table:table-cell>
          <table:table-cell office:value-type="string">
            <text:p><text:s text:c="2"/>COM <text:s text:c="13"/>48248A306</text:p>
          </table:table-cell>
          <table:table-cell office:value-type="float" office:value="266">
            <text:p>266</text:p>
          </table:table-cell>
          <table:table-cell office:value-type="string">
            <text:p><text:s text:c="3"/>26486 <text:s text:c="2"/>SH <text:s text:c="9"/>SOLE <text:s text:c="14"/>26486 <text:s text:c="6"/>0 <text:s text:c="7"/>0<text:tab/><text:tab/></text:p>
          </table:table-cell>
        </table:table-row>
        <table:table-row table:style-name="ro1">
          <table:table-cell office:value-type="string">
            <text:p>KINROSS GOLD CORP</text:p>
          </table:table-cell>
          <table:table-cell office:value-type="string">
            <text:p><text:s text:c="2"/>COM NO PAR <text:s text:c="6"/>496902404</text:p>
          </table:table-cell>
          <table:table-cell office:value-type="float" office:value="670">
            <text:p>670</text:p>
          </table:table-cell>
          <table:table-cell office:value-type="string">
            <text:p><text:s text:c="3"/>65595 <text:s text:c="2"/>SH <text:s text:c="9"/>SOLE <text:s text:c="14"/>65595 <text:s text:c="6"/>0 <text:s text:c="7"/>0<text:tab/><text:tab/></text:p>
          </table:table-cell>
        </table:table-row>
        <table:table-row table:style-name="ro1">
          <table:table-cell office:value-type="string">
            <text:p>KIRKLANDS INC</text:p>
          </table:table-cell>
          <table:table-cell office:value-type="string">
            <text:p><text:s text:c="2"/>COM <text:s text:c="13"/>497498105</text:p>
          </table:table-cell>
          <table:table-cell office:value-type="float" office:value="194">
            <text:p>194</text:p>
          </table:table-cell>
          <table:table-cell office:value-type="string">
            <text:p><text:s text:c="3"/>19520 <text:s text:c="2"/>SH <text:s text:c="9"/>SOLE <text:s text:c="14"/>19520 <text:s text:c="6"/>0 <text:s text:c="7"/>0<text:tab/><text:tab/></text:p>
          </table:table-cell>
        </table:table-row>
        <table:table-row table:style-name="ro1">
          <table:table-cell office:value-type="string">
            <text:p>KKR &amp; CO L P DEL</text:p>
          </table:table-cell>
          <table:table-cell office:value-type="string">
            <text:p><text:s text:c="2"/>COM UNITS <text:s text:c="7"/>48248M102</text:p>
          </table:table-cell>
          <table:table-cell office:value-type="float" office:value="666">
            <text:p>666</text:p>
          </table:table-cell>
          <table:table-cell office:value-type="string">
            <text:p><text:s text:c="3"/>44049 <text:s text:c="2"/>SH <text:s text:c="9"/>SOLE <text:s text:c="14"/>44049 <text:s text:c="6"/>0 <text:s text:c="7"/>0<text:tab/><text:tab/></text:p>
          </table:table-cell>
        </table:table-row>
        <table:table-row table:style-name="ro1">
          <table:table-cell office:value-type="string">
            <text:p>KULICKE &amp; SOFFA INDS INC</text:p>
          </table:table-cell>
          <table:table-cell office:value-type="string">
            <text:p><text:s text:c="2"/>COM <text:s text:c="13"/>501242101</text:p>
          </table:table-cell>
          <table:table-cell office:value-type="float" office:value="628">
            <text:p>628</text:p>
          </table:table-cell>
          <table:table-cell office:value-type="string">
            <text:p><text:s text:c="3"/>60390 <text:s text:c="2"/>SH <text:s text:c="9"/>SOLE <text:s text:c="14"/>60390 <text:s text:c="6"/>0 <text:s text:c="7"/>0<text:tab/><text:tab/></text:p>
          </table:table-cell>
        </table:table-row>
        <table:table-row table:style-name="ro1">
          <table:table-cell office:value-type="string">
            <text:p>KMG CHEMICALS INC</text:p>
          </table:table-cell>
          <table:table-cell office:value-type="string">
            <text:p><text:s text:c="2"/>COM <text:s text:c="13"/>482564101</text:p>
          </table:table-cell>
          <table:table-cell office:value-type="float" office:value="379">
            <text:p>379</text:p>
          </table:table-cell>
          <table:table-cell office:value-type="string">
            <text:p><text:s text:c="3"/>20463 <text:s text:c="2"/>SH <text:s text:c="9"/>SOLE <text:s text:c="14"/>20463 <text:s text:c="6"/>0 <text:s text:c="7"/>0<text:tab/><text:tab/></text:p>
          </table:table-cell>
        </table:table-row>
        <table:table-row table:style-name="ro1">
          <table:table-cell office:value-type="string">
            <text:p>KINDER MORGAN INC DEL</text:p>
          </table:table-cell>
          <table:table-cell office:value-type="string">
            <text:p><text:s text:c="2"/>COM <text:s text:c="13"/>49456B101</text:p>
          </table:table-cell>
          <table:table-cell office:value-type="float" office:value="1865">
            <text:p>1865</text:p>
          </table:table-cell>
          <table:table-cell office:value-type="string">
            <text:p><text:s text:c="3"/>52510 <text:s text:c="2"/>SH <text:s text:c="9"/>SOLE <text:s text:c="14"/>52510 <text:s text:c="6"/>0 <text:s text:c="7"/>0<text:tab/><text:tab/></text:p>
          </table:table-cell>
        </table:table-row>
        <table:table-row table:style-name="ro1">
          <table:table-cell office:value-type="string">
            <text:p>KINDER MORGAN ENERGY PARTNE</text:p>
          </table:table-cell>
          <table:table-cell office:value-type="string">
            <text:p><text:s text:c="2"/>UT LTD PARTNER <text:s text:c="2"/>494550106</text:p>
          </table:table-cell>
          <table:table-cell office:value-type="float" office:value="1217">
            <text:p>1217</text:p>
          </table:table-cell>
          <table:table-cell office:value-type="string">
            <text:p><text:s text:c="3"/>14757 <text:s text:c="2"/>SH <text:s text:c="9"/>SOLE <text:s text:c="14"/>14757 <text:s text:c="6"/>0 <text:s text:c="7"/>0<text:tab/><text:tab/></text:p>
          </table:table-cell>
        </table:table-row>
        <table:table-row table:style-name="ro1">
          <table:table-cell office:value-type="string">
            <text:p>KINDER MORGAN MANAGEMENT LL</text:p>
          </table:table-cell>
          <table:table-cell office:value-type="string">
            <text:p><text:s text:c="2"/>SHS <text:s text:c="13"/>49455U100</text:p>
          </table:table-cell>
          <table:table-cell office:value-type="float" office:value="710">
            <text:p>710</text:p>
          </table:table-cell>
          <table:table-cell office:value-type="string">
            <text:p><text:s text:c="4"/>9297 <text:s text:c="2"/>SH <text:s text:c="9"/>SOLE <text:s text:c="15"/>9297 <text:s text:c="6"/>0 <text:s text:c="7"/>0<text:tab/><text:tab/></text:p>
          </table:table-cell>
        </table:table-row>
        <table:table-row table:style-name="ro1">
          <table:table-cell office:value-type="string">
            <text:p>CARMAX INC</text:p>
          </table:table-cell>
          <table:table-cell office:value-type="string">
            <text:p><text:s text:c="2"/>COM <text:s text:c="13"/>143130102</text:p>
          </table:table-cell>
          <table:table-cell office:value-type="float" office:value="265">
            <text:p>265</text:p>
          </table:table-cell>
          <table:table-cell office:value-type="string">
            <text:p><text:s text:c="4"/>9350 <text:s text:c="2"/>SH <text:s text:c="9"/>SOLE <text:s text:c="15"/>9350 <text:s text:c="6"/>0 <text:s text:c="7"/>0<text:tab/><text:tab/></text:p>
          </table:table-cell>
        </table:table-row>
        <table:table-row table:style-name="ro1">
          <table:table-cell office:value-type="string">
            <text:p>KINDRED HEALTHCARE INC</text:p>
          </table:table-cell>
          <table:table-cell office:value-type="string">
            <text:p><text:s text:c="2"/>COM <text:s text:c="13"/>494580103</text:p>
          </table:table-cell>
          <table:table-cell office:value-type="float" office:value="343">
            <text:p>343</text:p>
          </table:table-cell>
          <table:table-cell office:value-type="string">
            <text:p><text:s text:c="3"/>30172 <text:s text:c="2"/>SH <text:s text:c="9"/>SOLE <text:s text:c="14"/>30172 <text:s text:c="6"/>0 <text:s text:c="7"/>0<text:tab/><text:tab/></text:p>
          </table:table-cell>
        </table:table-row>
        <table:table-row table:style-name="ro1">
          <table:table-cell office:value-type="string">
            <text:p>COCA COLA CO</text:p>
          </table:table-cell>
          <table:table-cell office:value-type="string">
            <text:p><text:s text:c="2"/>COM <text:s text:c="13"/>191216100</text:p>
          </table:table-cell>
          <table:table-cell office:value-type="float" office:value="729">
            <text:p>729</text:p>
          </table:table-cell>
          <table:table-cell office:value-type="string">
            <text:p><text:s text:c="3"/>19228 <text:s text:c="2"/>SH <text:s text:c="9"/>SOLE <text:s text:c="14"/>19228 <text:s text:c="6"/>0 <text:s text:c="7"/>0<text:tab/><text:tab/></text:p>
          </table:table-cell>
        </table:table-row>
        <table:table-row table:style-name="ro1">
          <table:table-cell office:value-type="string">
            <text:p>KONGZHONG CORP</text:p>
          </table:table-cell>
          <table:table-cell office:value-type="string">
            <text:p><text:s text:c="2"/>SPONSORED ADR <text:s text:c="3"/>50047P104</text:p>
          </table:table-cell>
          <table:table-cell office:value-type="float" office:value="331">
            <text:p>331</text:p>
          </table:table-cell>
          <table:table-cell office:value-type="string">
            <text:p><text:s text:c="3"/>49307 <text:s text:c="2"/>SH <text:s text:c="9"/>SOLE <text:s text:c="14"/>49307 <text:s text:c="6"/>0 <text:s text:c="7"/>0<text:tab/><text:tab/></text:p>
          </table:table-cell>
        </table:table-row>
        <table:table-row table:style-name="ro1">
          <table:table-cell office:value-type="string">
            <text:p>KOPPERS HOLDINGS INC</text:p>
          </table:table-cell>
          <table:table-cell office:value-type="string">
            <text:p><text:s text:c="2"/>COM <text:s text:c="13"/>50060P106</text:p>
          </table:table-cell>
          <table:table-cell office:value-type="float" office:value="494">
            <text:p>494</text:p>
          </table:table-cell>
          <table:table-cell office:value-type="string">
            <text:p><text:s text:c="3"/>14144 <text:s text:c="2"/>SH <text:s text:c="9"/>SOLE <text:s text:c="14"/>14144 <text:s text:c="6"/>0 <text:s text:c="7"/>0<text:tab/><text:tab/></text:p>
          </table:table-cell>
        </table:table-row>
        <table:table-row table:style-name="ro1">
          <table:table-cell office:value-type="string">
            <text:p>MICHAEL KORS HLDGS LTD</text:p>
          </table:table-cell>
          <table:table-cell office:value-type="string">
            <text:p><text:s text:c="2"/>SHS <text:s text:c="13"/>G60754101</text:p>
          </table:table-cell>
          <table:table-cell office:value-type="float" office:value="534">
            <text:p>534</text:p>
          </table:table-cell>
          <table:table-cell office:value-type="string">
            <text:p><text:s text:c="3"/>10042 <text:s text:c="2"/>SH <text:s text:c="9"/>SOLE <text:s text:c="14"/>10042 <text:s text:c="6"/>0 <text:s text:c="7"/>0<text:tab/><text:tab/></text:p>
          </table:table-cell>
        </table:table-row>
        <table:table-row table:style-name="ro1">
          <table:table-cell office:value-type="string">
            <text:p>KROGER CO</text:p>
          </table:table-cell>
          <table:table-cell office:value-type="string">
            <text:p><text:s text:c="2"/>COM <text:s text:c="13"/>501044101</text:p>
          </table:table-cell>
          <table:table-cell office:value-type="float" office:value="855">
            <text:p>855</text:p>
          </table:table-cell>
          <table:table-cell office:value-type="string">
            <text:p><text:s text:c="3"/>36333 <text:s text:c="2"/>SH <text:s text:c="9"/>SOLE <text:s text:c="14"/>36333 <text:s text:c="6"/>0 <text:s text:c="7"/>0<text:tab/><text:tab/></text:p>
          </table:table-cell>
        </table:table-row>
        <table:table-row table:style-name="ro1">
          <table:table-cell office:value-type="string">
            <text:p>KRONOS WORLDWIDE INC</text:p>
          </table:table-cell>
          <table:table-cell office:value-type="string">
            <text:p><text:s text:c="2"/>COM <text:s text:c="13"/>50105F105</text:p>
          </table:table-cell>
          <table:table-cell office:value-type="float" office:value="396">
            <text:p>396</text:p>
          </table:table-cell>
          <table:table-cell office:value-type="string">
            <text:p><text:s text:c="3"/>26486 <text:s text:c="2"/>SH <text:s text:c="9"/>SOLE <text:s text:c="14"/>26486 <text:s text:c="6"/>0 <text:s text:c="7"/>0<text:tab/><text:tab/></text:p>
          </table:table-cell>
        </table:table-row>
        <table:table-row table:style-name="ro1">
          <table:table-cell office:value-type="string">
            <text:p>KANSAS CITY SOUTHERN</text:p>
          </table:table-cell>
          <table:table-cell office:value-type="string">
            <text:p><text:s text:c="2"/>COM NEW <text:s text:c="9"/>485170302</text:p>
          </table:table-cell>
          <table:table-cell office:value-type="float" office:value="324">
            <text:p>324</text:p>
          </table:table-cell>
          <table:table-cell office:value-type="string">
            <text:p><text:s text:c="4"/>4269 <text:s text:c="2"/>SH <text:s text:c="9"/>SOLE <text:s text:c="15"/>4269 <text:s text:c="6"/>0 <text:s text:c="7"/>0<text:tab/><text:tab/></text:p>
          </table:table-cell>
        </table:table-row>
        <table:table-row table:style-name="ro1">
          <table:table-cell office:value-type="string">
            <text:p>KEY TRONICS CORP</text:p>
          </table:table-cell>
          <table:table-cell office:value-type="string">
            <text:p><text:s text:c="2"/>COM <text:s text:c="13"/>493144109</text:p>
          </table:table-cell>
          <table:table-cell office:value-type="float" office:value="112">
            <text:p>112</text:p>
          </table:table-cell>
          <table:table-cell office:value-type="string">
            <text:p><text:s text:c="3"/>11327 <text:s text:c="2"/>SH <text:s text:c="9"/>SOLE <text:s text:c="14"/>11327 <text:s text:c="6"/>0 <text:s text:c="7"/>0<text:tab/><text:tab/></text:p>
          </table:table-cell>
        </table:table-row>
        <table:table-row table:style-name="ro1">
          <table:table-cell office:value-type="string">
            <text:p>KVH INDS INC</text:p>
          </table:table-cell>
          <table:table-cell office:value-type="string">
            <text:p><text:s text:c="2"/>COM <text:s text:c="13"/>482738101</text:p>
          </table:table-cell>
          <table:table-cell office:value-type="float" office:value="145">
            <text:p>145</text:p>
          </table:table-cell>
          <table:table-cell office:value-type="string">
            <text:p><text:s text:c="3"/>10767 <text:s text:c="2"/>SH <text:s text:c="9"/>SOLE <text:s text:c="14"/>10767 <text:s text:c="6"/>0 <text:s text:c="7"/>0<text:tab/><text:tab/></text:p>
          </table:table-cell>
        </table:table-row>
        <table:table-row table:style-name="ro1">
          <table:table-cell office:value-type="string">
            <text:p>QUAKER CHEM CORP</text:p>
          </table:table-cell>
          <table:table-cell office:value-type="string">
            <text:p><text:s text:c="2"/>COM <text:s text:c="13"/>747316107</text:p>
          </table:table-cell>
          <table:table-cell office:value-type="float" office:value="352">
            <text:p>352</text:p>
          </table:table-cell>
          <table:table-cell office:value-type="string">
            <text:p><text:s text:c="4"/>7538 <text:s text:c="2"/>SH <text:s text:c="9"/>SOLE <text:s text:c="15"/>7538 <text:s text:c="6"/>0 <text:s text:c="7"/>0<text:tab/><text:tab/></text:p>
          </table:table-cell>
        </table:table-row>
        <table:table-row table:style-name="ro1">
          <table:table-cell office:value-type="string">
            <text:p>LOEWS CORP</text:p>
          </table:table-cell>
          <table:table-cell office:value-type="string">
            <text:p><text:s text:c="2"/>COM <text:s text:c="13"/>540424108</text:p>
          </table:table-cell>
          <table:table-cell office:value-type="float" office:value="425">
            <text:p>425</text:p>
          </table:table-cell>
          <table:table-cell office:value-type="string">
            <text:p><text:s text:c="3"/>10290 <text:s text:c="2"/>SH <text:s text:c="9"/>SOLE <text:s text:c="14"/>10290 <text:s text:c="6"/>0 <text:s text:c="7"/>0<text:tab/><text:tab/></text:p>
          </table:table-cell>
        </table:table-row>
        <table:table-row table:style-name="ro1">
          <table:table-cell office:value-type="string">
            <text:p>LAZARD LTD</text:p>
          </table:table-cell>
          <table:table-cell office:value-type="string">
            <text:p><text:s text:c="2"/>SHS A <text:s text:c="11"/>G54050102</text:p>
          </table:table-cell>
          <table:table-cell office:value-type="float" office:value="472">
            <text:p>472</text:p>
          </table:table-cell>
          <table:table-cell office:value-type="string">
            <text:p><text:s text:c="3"/>16141 <text:s text:c="2"/>SH <text:s text:c="9"/>SOLE <text:s text:c="14"/>16141 <text:s text:c="6"/>0 <text:s text:c="7"/>0<text:tab/><text:tab/></text:p>
          </table:table-cell>
        </table:table-row>
        <table:table-row table:style-name="ro1">
          <table:table-cell office:value-type="string">
            <text:p>LCA-VISION INC</text:p>
          </table:table-cell>
          <table:table-cell office:value-type="string">
            <text:p><text:s text:c="2"/>COM PAR $.001 <text:s text:c="3"/>501803308</text:p>
          </table:table-cell>
          <table:table-cell office:value-type="float" office:value="43">
            <text:p>43</text:p>
          </table:table-cell>
          <table:table-cell office:value-type="string">
            <text:p><text:s text:c="3"/>10766 <text:s text:c="2"/>SH <text:s text:c="9"/>SOLE <text:s text:c="14"/>10766 <text:s text:c="6"/>0 <text:s text:c="7"/>0<text:tab/><text:tab/></text:p>
          </table:table-cell>
        </table:table-row>
        <table:table-row table:style-name="ro1">
          <table:table-cell office:value-type="string">
            <text:p>U S AIRWAYS GROUP INC</text:p>
          </table:table-cell>
          <table:table-cell office:value-type="string">
            <text:p><text:s text:c="2"/>COM <text:s text:c="13"/>90341W108</text:p>
          </table:table-cell>
          <table:table-cell office:value-type="float" office:value="1277">
            <text:p>1277</text:p>
          </table:table-cell>
          <table:table-cell office:value-type="string">
            <text:p><text:s text:c="2"/>122104 <text:s text:c="2"/>SH <text:s text:c="9"/>SOLE <text:s text:c="13"/>122104 <text:s text:c="6"/>0 <text:s text:c="7"/>0<text:tab/><text:tab/></text:p>
          </table:table-cell>
        </table:table-row>
        <table:table-row table:style-name="ro1">
          <table:table-cell office:value-type="string">
            <text:p>LIFETIME BRANDS INC</text:p>
          </table:table-cell>
          <table:table-cell office:value-type="string">
            <text:p><text:s text:c="2"/>COM <text:s text:c="13"/>53222Q103</text:p>
          </table:table-cell>
          <table:table-cell office:value-type="float" office:value="240">
            <text:p>240</text:p>
          </table:table-cell>
          <table:table-cell office:value-type="string">
            <text:p><text:s text:c="3"/>20159 <text:s text:c="2"/>SH <text:s text:c="9"/>SOLE <text:s text:c="14"/>20159 <text:s text:c="6"/>0 <text:s text:c="7"/>0<text:tab/><text:tab/></text:p>
          </table:table-cell>
        </table:table-row>
        <table:table-row table:style-name="ro1">
          <table:table-cell office:value-type="string">
            <text:p>LYDALL INC DEL</text:p>
          </table:table-cell>
          <table:table-cell office:value-type="string">
            <text:p><text:s text:c="2"/>COM <text:s text:c="13"/>550819106</text:p>
          </table:table-cell>
          <table:table-cell office:value-type="float" office:value="470">
            <text:p>470</text:p>
          </table:table-cell>
          <table:table-cell office:value-type="string">
            <text:p><text:s text:c="3"/>33346 <text:s text:c="2"/>SH <text:s text:c="9"/>SOLE <text:s text:c="14"/>33346 <text:s text:c="6"/>0 <text:s text:c="7"/>0<text:tab/><text:tab/></text:p>
          </table:table-cell>
        </table:table-row>
        <table:table-row table:style-name="ro1">
          <table:table-cell office:value-type="string">
            <text:p>LEAR CORP</text:p>
          </table:table-cell>
          <table:table-cell office:value-type="string">
            <text:p><text:s text:c="2"/>COM NEW <text:s text:c="9"/>521865204</text:p>
          </table:table-cell>
          <table:table-cell office:value-type="float" office:value="1312">
            <text:p>1312</text:p>
          </table:table-cell>
          <table:table-cell office:value-type="string">
            <text:p><text:s text:c="3"/>34712 <text:s text:c="2"/>SH <text:s text:c="9"/>SOLE <text:s text:c="14"/>34712 <text:s text:c="6"/>0 <text:s text:c="7"/>0<text:tab/><text:tab/></text:p>
          </table:table-cell>
        </table:table-row>
        <table:table-row table:style-name="ro1">
          <table:table-cell office:value-type="string">
            <text:p>LINCOLN ELEC HLDGS INC</text:p>
          </table:table-cell>
          <table:table-cell office:value-type="string">
            <text:p><text:s text:c="2"/>COM <text:s text:c="13"/>533900106</text:p>
          </table:table-cell>
          <table:table-cell office:value-type="float" office:value="1293">
            <text:p>1293</text:p>
          </table:table-cell>
          <table:table-cell office:value-type="string">
            <text:p><text:s text:c="3"/>33121 <text:s text:c="2"/>SH <text:s text:c="9"/>SOLE <text:s text:c="14"/>33121 <text:s text:c="6"/>0 <text:s text:c="7"/>0<text:tab/><text:tab/></text:p>
          </table:table-cell>
        </table:table-row>
        <table:table-row table:style-name="ro1">
          <table:table-cell office:value-type="string">
            <text:p>MARKET LEADER INC</text:p>
          </table:table-cell>
          <table:table-cell office:value-type="string">
            <text:p><text:s text:c="2"/>COM <text:s text:c="13"/>57056R103</text:p>
          </table:table-cell>
          <table:table-cell office:value-type="float" office:value="239">
            <text:p>239</text:p>
          </table:table-cell>
          <table:table-cell office:value-type="string">
            <text:p><text:s text:c="3"/>35700 <text:s text:c="2"/>SH <text:s text:c="9"/>SOLE <text:s text:c="14"/>35700 <text:s text:c="6"/>0 <text:s text:c="7"/>0<text:tab/><text:tab/></text:p>
          </table:table-cell>
        </table:table-row>
        <table:table-row table:style-name="ro1">
          <table:table-cell office:value-type="string">
            <text:p>LEGGETT &amp; PLATT INC</text:p>
          </table:table-cell>
          <table:table-cell office:value-type="string">
            <text:p><text:s text:c="2"/>COM <text:s text:c="13"/>524660107</text:p>
          </table:table-cell>
          <table:table-cell office:value-type="float" office:value="217">
            <text:p>217</text:p>
          </table:table-cell>
          <table:table-cell office:value-type="string">
            <text:p><text:s text:c="4"/>8680 <text:s text:c="2"/>SH <text:s text:c="9"/>SOLE <text:s text:c="15"/>8680 <text:s text:c="6"/>0 <text:s text:c="7"/>0<text:tab/><text:tab/></text:p>
          </table:table-cell>
        </table:table-row>
        <table:table-row table:style-name="ro1">
          <table:table-cell office:value-type="string">
            <text:p>LEAPFROG ENTERPRISES INC</text:p>
          </table:table-cell>
          <table:table-cell office:value-type="string">
            <text:p><text:s text:c="2"/>CL A <text:s text:c="12"/>52186N106</text:p>
          </table:table-cell>
          <table:table-cell office:value-type="float" office:value="140">
            <text:p>140</text:p>
          </table:table-cell>
          <table:table-cell office:value-type="string">
            <text:p><text:s text:c="3"/>15574 <text:s text:c="2"/>SH <text:s text:c="9"/>SOLE <text:s text:c="14"/>15574 <text:s text:c="6"/>0 <text:s text:c="7"/>0<text:tab/><text:tab/></text:p>
          </table:table-cell>
        </table:table-row>
        <table:table-row table:style-name="ro1">
          <table:table-cell office:value-type="string">
            <text:p>LEGACY RESERVES LP</text:p>
          </table:table-cell>
          <table:table-cell office:value-type="string">
            <text:p><text:s text:c="2"/>UNIT LP INT <text:s text:c="5"/>524707304</text:p>
          </table:table-cell>
          <table:table-cell office:value-type="float" office:value="438">
            <text:p>438</text:p>
          </table:table-cell>
          <table:table-cell office:value-type="string">
            <text:p><text:s text:c="3"/>15200 <text:s text:c="2"/>SH <text:s text:c="9"/>SOLE <text:s text:c="14"/>15200 <text:s text:c="6"/>0 <text:s text:c="7"/>0<text:tab/><text:tab/></text:p>
          </table:table-cell>
        </table:table-row>
        <table:table-row table:style-name="ro1">
          <table:table-cell office:value-type="string">
            <text:p>LIFE TECHNOLOGIES CORP</text:p>
          </table:table-cell>
          <table:table-cell office:value-type="string">
            <text:p><text:s text:c="2"/>COM <text:s text:c="13"/>53217V109</text:p>
          </table:table-cell>
          <table:table-cell office:value-type="float" office:value="1297">
            <text:p>1297</text:p>
          </table:table-cell>
          <table:table-cell office:value-type="string">
            <text:p><text:s text:c="3"/>26540 <text:s text:c="2"/>SH <text:s text:c="9"/>SOLE <text:s text:c="14"/>26540 <text:s text:c="6"/>0 <text:s text:c="7"/>0<text:tab/><text:tab/></text:p>
          </table:table-cell>
        </table:table-row>
        <table:table-row table:style-name="ro1">
          <table:table-cell office:value-type="string">
            <text:p>LINCOLN EDL SVCS CORP</text:p>
          </table:table-cell>
          <table:table-cell office:value-type="string">
            <text:p><text:s text:c="2"/>COM <text:s text:c="13"/>533535100</text:p>
          </table:table-cell>
          <table:table-cell office:value-type="float" office:value="417">
            <text:p>417</text:p>
          </table:table-cell>
          <table:table-cell office:value-type="string">
            <text:p><text:s text:c="3"/>99231 <text:s text:c="2"/>SH <text:s text:c="9"/>SOLE <text:s text:c="14"/>99231 <text:s text:c="6"/>0 <text:s text:c="7"/>0<text:tab/><text:tab/></text:p>
          </table:table-cell>
        </table:table-row>
        <table:table-row table:style-name="ro1">
          <table:table-cell office:value-type="string">
            <text:p>LIBERTY INTERACTIVE CORP</text:p>
          </table:table-cell>
          <table:table-cell office:value-type="string">
            <text:p><text:s text:c="2"/>INT COM SER A <text:s text:c="3"/>53071M104</text:p>
          </table:table-cell>
          <table:table-cell office:value-type="float" office:value="322">
            <text:p>322</text:p>
          </table:table-cell>
          <table:table-cell office:value-type="string">
            <text:p><text:s text:c="3"/>17384 <text:s text:c="2"/>SH <text:s text:c="9"/>SOLE <text:s text:c="14"/>17384 <text:s text:c="6"/>0 <text:s text:c="7"/>0<text:tab/><text:tab/></text:p>
          </table:table-cell>
        </table:table-row>
        <table:table-row table:style-name="ro1">
          <table:table-cell office:value-type="string">
            <text:p>LIONBRIDGE TECHNOLOGIES INC</text:p>
          </table:table-cell>
          <table:table-cell office:value-type="string">
            <text:p><text:s text:c="2"/>COM <text:s text:c="13"/>536252109</text:p>
          </table:table-cell>
          <table:table-cell office:value-type="float" office:value="490">
            <text:p>490</text:p>
          </table:table-cell>
          <table:table-cell office:value-type="string">
            <text:p><text:s text:c="2"/>139133 <text:s text:c="2"/>SH <text:s text:c="9"/>SOLE <text:s text:c="13"/>139133 <text:s text:c="6"/>0 <text:s text:c="7"/>0<text:tab/><text:tab/></text:p>
          </table:table-cell>
        </table:table-row>
        <table:table-row table:style-name="ro1">
          <table:table-cell office:value-type="string">
            <text:p>LIHUA INTL INC</text:p>
          </table:table-cell>
          <table:table-cell office:value-type="string">
            <text:p><text:s text:c="2"/>COM <text:s text:c="13"/>532352101</text:p>
          </table:table-cell>
          <table:table-cell office:value-type="float" office:value="234">
            <text:p>234</text:p>
          </table:table-cell>
          <table:table-cell office:value-type="string">
            <text:p><text:s text:c="3"/>65837 <text:s text:c="2"/>SH <text:s text:c="9"/>SOLE <text:s text:c="14"/>65837 <text:s text:c="6"/>0 <text:s text:c="7"/>0<text:tab/><text:tab/></text:p>
          </table:table-cell>
        </table:table-row>
        <table:table-row table:style-name="ro1">
          <table:table-cell office:value-type="string">
            <text:p>L &amp; L ENERGY INC</text:p>
          </table:table-cell>
          <table:table-cell office:value-type="string">
            <text:p><text:s text:c="2"/>COM <text:s text:c="13"/>50162D100</text:p>
          </table:table-cell>
          <table:table-cell office:value-type="float" office:value="151">
            <text:p>151</text:p>
          </table:table-cell>
          <table:table-cell office:value-type="string">
            <text:p><text:s text:c="3"/>86275 <text:s text:c="2"/>SH <text:s text:c="9"/>SOLE <text:s text:c="14"/>86275 <text:s text:c="6"/>0 <text:s text:c="7"/>0<text:tab/><text:tab/></text:p>
          </table:table-cell>
        </table:table-row>
        <table:table-row table:style-name="ro1">
          <table:table-cell office:value-type="string">
            <text:p>LILLY ELI &amp; CO</text:p>
          </table:table-cell>
          <table:table-cell office:value-type="string">
            <text:p><text:s text:c="2"/>COM <text:s text:c="13"/>532457108</text:p>
          </table:table-cell>
          <table:table-cell office:value-type="float" office:value="285">
            <text:p>285</text:p>
          </table:table-cell>
          <table:table-cell office:value-type="string">
            <text:p><text:s text:c="4"/>6012 <text:s text:c="2"/>SH <text:s text:c="9"/>SOLE <text:s text:c="15"/>6012 <text:s text:c="6"/>0 <text:s text:c="7"/>0<text:tab/><text:tab/></text:p>
          </table:table-cell>
        </table:table-row>
        <table:table-row table:style-name="ro1">
          <table:table-cell office:value-type="string">
            <text:p>LEGG MASON INC</text:p>
          </table:table-cell>
          <table:table-cell office:value-type="string">
            <text:p><text:s text:c="2"/>COM <text:s text:c="13"/>524901105</text:p>
          </table:table-cell>
          <table:table-cell office:value-type="float" office:value="484">
            <text:p>484</text:p>
          </table:table-cell>
          <table:table-cell office:value-type="string">
            <text:p><text:s text:c="3"/>19607 <text:s text:c="2"/>SH <text:s text:c="9"/>SOLE <text:s text:c="14"/>19607 <text:s text:c="6"/>0 <text:s text:c="7"/>0<text:tab/><text:tab/></text:p>
          </table:table-cell>
        </table:table-row>
        <table:table-row table:style-name="ro1">
          <table:table-cell office:value-type="string">
            <text:p>LIBERTY MEDIA CORPORATION</text:p>
          </table:table-cell>
          <table:table-cell office:value-type="string">
            <text:p><text:s text:c="2"/>LIB CAP COM A <text:s text:c="3"/>530322106</text:p>
          </table:table-cell>
          <table:table-cell office:value-type="float" office:value="821">
            <text:p>821</text:p>
          </table:table-cell>
          <table:table-cell office:value-type="string">
            <text:p><text:s text:c="4"/>7884 <text:s text:c="2"/>SH <text:s text:c="9"/>SOLE <text:s text:c="15"/>7884 <text:s text:c="6"/>0 <text:s text:c="7"/>0<text:tab/><text:tab/></text:p>
          </table:table-cell>
        </table:table-row>
        <table:table-row table:style-name="ro1">
          <table:table-cell office:value-type="string">
            <text:p>LMI AEROSPACE INC</text:p>
          </table:table-cell>
          <table:table-cell office:value-type="string">
            <text:p><text:s text:c="2"/>COM <text:s text:c="13"/>502079106</text:p>
          </table:table-cell>
          <table:table-cell office:value-type="float" office:value="317">
            <text:p>317</text:p>
          </table:table-cell>
          <table:table-cell office:value-type="string">
            <text:p><text:s text:c="3"/>15516 <text:s text:c="2"/>SH <text:s text:c="9"/>SOLE <text:s text:c="14"/>15516 <text:s text:c="6"/>0 <text:s text:c="7"/>0<text:tab/><text:tab/></text:p>
          </table:table-cell>
        </table:table-row>
        <table:table-row table:style-name="ro1">
          <table:table-cell office:value-type="string">
            <text:p>LUMINEX CORP DEL</text:p>
          </table:table-cell>
          <table:table-cell office:value-type="string">
            <text:p><text:s text:c="2"/>COM <text:s text:c="13"/>55027E102</text:p>
          </table:table-cell>
          <table:table-cell office:value-type="float" office:value="601">
            <text:p>601</text:p>
          </table:table-cell>
          <table:table-cell office:value-type="string">
            <text:p><text:s text:c="3"/>30897 <text:s text:c="2"/>SH <text:s text:c="9"/>SOLE <text:s text:c="14"/>30897 <text:s text:c="6"/>0 <text:s text:c="7"/>0<text:tab/><text:tab/></text:p>
          </table:table-cell>
        </table:table-row>
        <table:table-row table:style-name="ro1">
          <table:table-cell office:value-type="string">
            <text:p>LANDEC CORP</text:p>
          </table:table-cell>
          <table:table-cell office:value-type="string">
            <text:p><text:s text:c="2"/>COM <text:s text:c="13"/>514766104</text:p>
          </table:table-cell>
          <table:table-cell office:value-type="float" office:value="148">
            <text:p>148</text:p>
          </table:table-cell>
          <table:table-cell office:value-type="string">
            <text:p><text:s text:c="3"/>12890 <text:s text:c="2"/>SH <text:s text:c="9"/>SOLE <text:s text:c="14"/>12890 <text:s text:c="6"/>0 <text:s text:c="7"/>0<text:tab/><text:tab/></text:p>
          </table:table-cell>
        </table:table-row>
        <table:table-row table:style-name="ro1">
          <table:table-cell office:value-type="string">
            <text:p>ALLIANT ENERGY CORP</text:p>
          </table:table-cell>
          <table:table-cell office:value-type="string">
            <text:p><text:s text:c="2"/>COM <text:s text:c="13"/>018802108</text:p>
          </table:table-cell>
          <table:table-cell office:value-type="float" office:value="827">
            <text:p>827</text:p>
          </table:table-cell>
          <table:table-cell office:value-type="string">
            <text:p><text:s text:c="3"/>19061 <text:s text:c="2"/>SH <text:s text:c="9"/>SOLE <text:s text:c="14"/>19061 <text:s text:c="6"/>0 <text:s text:c="7"/>0<text:tab/><text:tab/></text:p>
          </table:table-cell>
        </table:table-row>
        <table:table-row table:style-name="ro1">
          <table:table-cell office:value-type="string">
            <text:p>LORILLARD INC</text:p>
          </table:table-cell>
          <table:table-cell office:value-type="string">
            <text:p><text:s text:c="2"/>COM <text:s text:c="13"/>544147101</text:p>
          </table:table-cell>
          <table:table-cell office:value-type="float" office:value="589">
            <text:p>589</text:p>
          </table:table-cell>
          <table:table-cell office:value-type="string">
            <text:p><text:s text:c="4"/>5062 <text:s text:c="2"/>SH <text:s text:c="9"/>SOLE <text:s text:c="15"/>5062 <text:s text:c="6"/>0 <text:s text:c="7"/>0<text:tab/><text:tab/></text:p>
          </table:table-cell>
        </table:table-row>
        <table:table-row table:style-name="ro1">
          <table:table-cell office:value-type="string">
            <text:p>LPL FINL HLDGS INC</text:p>
          </table:table-cell>
          <table:table-cell office:value-type="string">
            <text:p><text:s text:c="2"/>COM <text:s text:c="13"/>50212V100</text:p>
          </table:table-cell>
          <table:table-cell office:value-type="float" office:value="204">
            <text:p>204</text:p>
          </table:table-cell>
          <table:table-cell office:value-type="string">
            <text:p><text:s text:c="4"/>7159 <text:s text:c="2"/>SH <text:s text:c="9"/>SOLE <text:s text:c="15"/>7159 <text:s text:c="6"/>0 <text:s text:c="7"/>0<text:tab/><text:tab/></text:p>
          </table:table-cell>
        </table:table-row>
        <table:table-row table:style-name="ro1">
          <table:table-cell office:value-type="string">
            <text:p>LENDER PROCESSING SVCS INC</text:p>
          </table:table-cell>
          <table:table-cell office:value-type="string">
            <text:p><text:s text:c="2"/>COM <text:s text:c="13"/>52602E102</text:p>
          </table:table-cell>
          <table:table-cell office:value-type="float" office:value="929">
            <text:p>929</text:p>
          </table:table-cell>
          <table:table-cell office:value-type="string">
            <text:p><text:s text:c="3"/>33293 <text:s text:c="2"/>SH <text:s text:c="9"/>SOLE <text:s text:c="14"/>33293 <text:s text:c="6"/>0 <text:s text:c="7"/>0<text:tab/><text:tab/></text:p>
          </table:table-cell>
        </table:table-row>
        <table:table-row table:style-name="ro1">
          <table:table-cell office:value-type="string">
            <text:p>LOUISIANA PAC CORP</text:p>
          </table:table-cell>
          <table:table-cell office:value-type="string">
            <text:p><text:s text:c="2"/>COM <text:s text:c="13"/>546347105</text:p>
          </table:table-cell>
          <table:table-cell office:value-type="float" office:value="185">
            <text:p>185</text:p>
          </table:table-cell>
          <table:table-cell office:value-type="string">
            <text:p><text:s text:c="3"/>14773 <text:s text:c="2"/>SH <text:s text:c="9"/>SOLE <text:s text:c="14"/>14773 <text:s text:c="6"/>0 <text:s text:c="7"/>0<text:tab/><text:tab/></text:p>
          </table:table-cell>
        </table:table-row>
        <table:table-row table:style-name="ro1">
          <table:table-cell office:value-type="string">
            <text:p>LRR ENERGY LP</text:p>
          </table:table-cell>
          <table:table-cell office:value-type="string">
            <text:p><text:s text:c="2"/>COM <text:s text:c="13"/>50214A104</text:p>
          </table:table-cell>
          <table:table-cell office:value-type="float" office:value="208">
            <text:p>208</text:p>
          </table:table-cell>
          <table:table-cell office:value-type="string">
            <text:p><text:s text:c="3"/>11002 <text:s text:c="2"/>SH <text:s text:c="9"/>SOLE <text:s text:c="14"/>11002 <text:s text:c="6"/>0 <text:s text:c="7"/>0<text:tab/><text:tab/></text:p>
          </table:table-cell>
        </table:table-row>
        <table:table-row table:style-name="ro1">
          <table:table-cell office:value-type="string">
            <text:p>LIBERTY PPTY TR</text:p>
          </table:table-cell>
          <table:table-cell office:value-type="string">
            <text:p><text:s text:c="2"/>SH BEN INT <text:s text:c="6"/>531172104</text:p>
          </table:table-cell>
          <table:table-cell office:value-type="float" office:value="433">
            <text:p>433</text:p>
          </table:table-cell>
          <table:table-cell office:value-type="string">
            <text:p><text:s text:c="3"/>11940 <text:s text:c="2"/>SH <text:s text:c="9"/>SOLE <text:s text:c="14"/>11940 <text:s text:c="6"/>0 <text:s text:c="7"/>0<text:tab/><text:tab/></text:p>
          </table:table-cell>
        </table:table-row>
        <table:table-row table:style-name="ro1">
          <table:table-cell office:value-type="string">
            <text:p>CAPLEASE INC</text:p>
          </table:table-cell>
          <table:table-cell office:value-type="string">
            <text:p><text:s text:c="2"/>COM <text:s text:c="13"/>140288101</text:p>
          </table:table-cell>
          <table:table-cell office:value-type="float" office:value="187">
            <text:p>187</text:p>
          </table:table-cell>
          <table:table-cell office:value-type="string">
            <text:p><text:s text:c="3"/>36100 <text:s text:c="2"/>SH <text:s text:c="9"/>SOLE <text:s text:c="14"/>36100 <text:s text:c="6"/>0 <text:s text:c="7"/>0<text:tab/><text:tab/></text:p>
          </table:table-cell>
        </table:table-row>
        <table:table-row table:style-name="ro1">
          <table:table-cell office:value-type="string">
            <text:p>LSI CORPORATION</text:p>
          </table:table-cell>
          <table:table-cell office:value-type="string">
            <text:p><text:s text:c="2"/>COM <text:s text:c="13"/>502161102</text:p>
          </table:table-cell>
          <table:table-cell office:value-type="float" office:value="1074">
            <text:p>1074</text:p>
          </table:table-cell>
          <table:table-cell office:value-type="string">
            <text:p><text:s text:c="2"/>155460 <text:s text:c="2"/>SH <text:s text:c="9"/>SOLE <text:s text:c="13"/>155460 <text:s text:c="6"/>0 <text:s text:c="7"/>0<text:tab/><text:tab/></text:p>
          </table:table-cell>
        </table:table-row>
        <table:table-row table:style-name="ro1">
          <table:table-cell office:value-type="string">
            <text:p>LANDSTAR SYS INC</text:p>
          </table:table-cell>
          <table:table-cell office:value-type="string">
            <text:p><text:s text:c="2"/>COM <text:s text:c="13"/>515098101</text:p>
          </table:table-cell>
          <table:table-cell office:value-type="float" office:value="362">
            <text:p>362</text:p>
          </table:table-cell>
          <table:table-cell office:value-type="string">
            <text:p><text:s text:c="4"/>7650 <text:s text:c="2"/>SH <text:s text:c="9"/>SOLE <text:s text:c="15"/>7650 <text:s text:c="6"/>0 <text:s text:c="7"/>0<text:tab/><text:tab/></text:p>
          </table:table-cell>
        </table:table-row>
        <table:table-row table:style-name="ro1">
          <table:table-cell office:value-type="string">
            <text:p>LTX-CREDENCE CORP</text:p>
          </table:table-cell>
          <table:table-cell office:value-type="string">
            <text:p><text:s text:c="2"/>COM NEW <text:s text:c="9"/>502403207</text:p>
          </table:table-cell>
          <table:table-cell office:value-type="float" office:value="264">
            <text:p>264</text:p>
          </table:table-cell>
          <table:table-cell office:value-type="string">
            <text:p><text:s text:c="3"/>45920 <text:s text:c="2"/>SH <text:s text:c="9"/>SOLE <text:s text:c="14"/>45920 <text:s text:c="6"/>0 <text:s text:c="7"/>0<text:tab/><text:tab/></text:p>
          </table:table-cell>
        </table:table-row>
        <table:table-row table:style-name="ro1">
          <table:table-cell office:value-type="string">
            <text:p>LUBYS INC</text:p>
          </table:table-cell>
          <table:table-cell office:value-type="string">
            <text:p><text:s text:c="2"/>COM <text:s text:c="13"/>549282101</text:p>
          </table:table-cell>
          <table:table-cell office:value-type="float" office:value="162">
            <text:p>162</text:p>
          </table:table-cell>
          <table:table-cell office:value-type="string">
            <text:p><text:s text:c="3"/>24055 <text:s text:c="2"/>SH <text:s text:c="9"/>SOLE <text:s text:c="14"/>24055 <text:s text:c="6"/>0 <text:s text:c="7"/>0<text:tab/><text:tab/></text:p>
          </table:table-cell>
        </table:table-row>
        <table:table-row table:style-name="ro1">
          <table:table-cell office:value-type="string">
            <text:p>LEUCADIA NATL CORP</text:p>
          </table:table-cell>
          <table:table-cell office:value-type="string">
            <text:p><text:s text:c="2"/>COM <text:s text:c="13"/>527288104</text:p>
          </table:table-cell>
          <table:table-cell office:value-type="float" office:value="751">
            <text:p>751</text:p>
          </table:table-cell>
          <table:table-cell office:value-type="string">
            <text:p><text:s text:c="3"/>33030 <text:s text:c="2"/>SH <text:s text:c="9"/>SOLE <text:s text:c="14"/>33030 <text:s text:c="6"/>0 <text:s text:c="7"/>0<text:tab/><text:tab/></text:p>
          </table:table-cell>
        </table:table-row>
        <table:table-row table:style-name="ro1">
          <table:table-cell office:value-type="string">
            <text:p>LEVEL 3 COMMUNICATIONS INC</text:p>
          </table:table-cell>
          <table:table-cell office:value-type="string">
            <text:p><text:s text:c="2"/>COM NEW <text:s text:c="9"/>52729N308</text:p>
          </table:table-cell>
          <table:table-cell office:value-type="float" office:value="225">
            <text:p>225</text:p>
          </table:table-cell>
          <table:table-cell office:value-type="string">
            <text:p><text:s text:c="4"/>9789 <text:s text:c="2"/>SH <text:s text:c="9"/>SOLE <text:s text:c="15"/>9789 <text:s text:c="6"/>0 <text:s text:c="7"/>0<text:tab/><text:tab/></text:p>
          </table:table-cell>
        </table:table-row>
        <table:table-row table:style-name="ro1">
          <table:table-cell office:value-type="string">
            <text:p>LEXMARK INTL NEW</text:p>
          </table:table-cell>
          <table:table-cell office:value-type="string">
            <text:p><text:s text:c="2"/>CL A <text:s text:c="12"/>529771107</text:p>
          </table:table-cell>
          <table:table-cell office:value-type="float" office:value="858">
            <text:p>858</text:p>
          </table:table-cell>
          <table:table-cell office:value-type="string">
            <text:p><text:s text:c="3"/>38550 <text:s text:c="2"/>SH <text:s text:c="9"/>SOLE <text:s text:c="14"/>38550 <text:s text:c="6"/>0 <text:s text:c="7"/>0<text:tab/><text:tab/></text:p>
          </table:table-cell>
        </table:table-row>
        <table:table-row table:style-name="ro1">
          <table:table-cell office:value-type="string">
            <text:p>LSB INDS INC</text:p>
          </table:table-cell>
          <table:table-cell office:value-type="string">
            <text:p><text:s text:c="2"/>COM <text:s text:c="13"/>502160104</text:p>
          </table:table-cell>
          <table:table-cell office:value-type="float" office:value="463">
            <text:p>463</text:p>
          </table:table-cell>
          <table:table-cell office:value-type="string">
            <text:p><text:s text:c="3"/>10546 <text:s text:c="2"/>SH <text:s text:c="9"/>SOLE <text:s text:c="14"/>10546 <text:s text:c="6"/>0 <text:s text:c="7"/>0<text:tab/><text:tab/></text:p>
          </table:table-cell>
        </table:table-row>
        <table:table-row table:style-name="ro1">
          <table:table-cell office:value-type="string">
            <text:p>LSI INDS INC</text:p>
          </table:table-cell>
          <table:table-cell office:value-type="string">
            <text:p><text:s text:c="2"/>COM <text:s text:c="13"/>50216C108</text:p>
          </table:table-cell>
          <table:table-cell office:value-type="float" office:value="332">
            <text:p>332</text:p>
          </table:table-cell>
          <table:table-cell office:value-type="string">
            <text:p><text:s text:c="3"/>49201 <text:s text:c="2"/>SH <text:s text:c="9"/>SOLE <text:s text:c="14"/>49201 <text:s text:c="6"/>0 <text:s text:c="7"/>0<text:tab/><text:tab/></text:p>
          </table:table-cell>
        </table:table-row>
        <table:table-row table:style-name="ro1">
          <table:table-cell office:value-type="string">
            <text:p>LA Z BOY INC</text:p>
          </table:table-cell>
          <table:table-cell office:value-type="string">
            <text:p><text:s text:c="2"/>COM <text:s text:c="13"/>505336107</text:p>
          </table:table-cell>
          <table:table-cell office:value-type="float" office:value="305">
            <text:p>305</text:p>
          </table:table-cell>
          <table:table-cell office:value-type="string">
            <text:p><text:s text:c="3"/>20838 <text:s text:c="2"/>SH <text:s text:c="9"/>SOLE <text:s text:c="14"/>20838 <text:s text:c="6"/>0 <text:s text:c="7"/>0<text:tab/><text:tab/></text:p>
          </table:table-cell>
        </table:table-row>
        <table:table-row table:style-name="ro1">
          <table:table-cell office:value-type="string">
            <text:p>MACYS INC</text:p>
          </table:table-cell>
          <table:table-cell office:value-type="string">
            <text:p><text:s text:c="2"/>COM <text:s text:c="13"/>55616P104</text:p>
          </table:table-cell>
          <table:table-cell office:value-type="float" office:value="286">
            <text:p>286</text:p>
          </table:table-cell>
          <table:table-cell office:value-type="string">
            <text:p><text:s text:c="4"/>7615 <text:s text:c="2"/>SH <text:s text:c="9"/>SOLE <text:s text:c="15"/>7615 <text:s text:c="6"/>0 <text:s text:c="7"/>0<text:tab/><text:tab/></text:p>
          </table:table-cell>
        </table:table-row>
        <table:table-row table:style-name="ro1">
          <table:table-cell office:value-type="string">
            <text:p>MANPOWERGROUP INC</text:p>
          </table:table-cell>
          <table:table-cell office:value-type="string">
            <text:p><text:s text:c="2"/>COM <text:s text:c="13"/>56418H100</text:p>
          </table:table-cell>
          <table:table-cell office:value-type="float" office:value="701">
            <text:p>701</text:p>
          </table:table-cell>
          <table:table-cell office:value-type="string">
            <text:p><text:s text:c="3"/>19060 <text:s text:c="2"/>SH <text:s text:c="9"/>SOLE <text:s text:c="14"/>19060 <text:s text:c="6"/>0 <text:s text:c="7"/>0<text:tab/><text:tab/></text:p>
          </table:table-cell>
        </table:table-row>
        <table:table-row table:style-name="ro1">
          <table:table-cell office:value-type="string">
            <text:p>MANHATTAN ASSOCS INC</text:p>
          </table:table-cell>
          <table:table-cell office:value-type="string">
            <text:p><text:s text:c="2"/>COM <text:s text:c="13"/>562750109</text:p>
          </table:table-cell>
          <table:table-cell office:value-type="float" office:value="538">
            <text:p>538</text:p>
          </table:table-cell>
          <table:table-cell office:value-type="string">
            <text:p><text:s text:c="4"/>9387 <text:s text:c="2"/>SH <text:s text:c="9"/>SOLE <text:s text:c="15"/>9387 <text:s text:c="6"/>0 <text:s text:c="7"/>0<text:tab/><text:tab/></text:p>
          </table:table-cell>
        </table:table-row>
        <table:table-row table:style-name="ro1">
          <table:table-cell office:value-type="string">
            <text:p>MANTECH INTL CORP</text:p>
          </table:table-cell>
          <table:table-cell office:value-type="string">
            <text:p><text:s text:c="2"/>CL A <text:s text:c="12"/>564563104</text:p>
          </table:table-cell>
          <table:table-cell office:value-type="float" office:value="406">
            <text:p>406</text:p>
          </table:table-cell>
          <table:table-cell office:value-type="string">
            <text:p><text:s text:c="3"/>16900 <text:s text:c="2"/>SH <text:s text:c="9"/>SOLE <text:s text:c="14"/>16900 <text:s text:c="6"/>0 <text:s text:c="7"/>0<text:tab/><text:tab/></text:p>
          </table:table-cell>
        </table:table-row>
        <table:table-row table:style-name="ro1">
          <table:table-cell office:value-type="string">
            <text:p>MARRIOTT INTL INC NEW</text:p>
          </table:table-cell>
          <table:table-cell office:value-type="string">
            <text:p><text:s text:c="2"/>CL A <text:s text:c="12"/>571903202</text:p>
          </table:table-cell>
          <table:table-cell office:value-type="float" office:value="2691">
            <text:p>2691</text:p>
          </table:table-cell>
          <table:table-cell office:value-type="string">
            <text:p><text:s text:c="3"/>68819 <text:s text:c="2"/>SH <text:s text:c="9"/>SOLE <text:s text:c="14"/>68819 <text:s text:c="6"/>0 <text:s text:c="7"/>0<text:tab/><text:tab/></text:p>
          </table:table-cell>
        </table:table-row>
        <table:table-row table:style-name="ro1">
          <table:table-cell office:value-type="string">
            <text:p>MASCO CORP</text:p>
          </table:table-cell>
          <table:table-cell office:value-type="string">
            <text:p><text:s text:c="2"/>COM <text:s text:c="13"/>574599106</text:p>
          </table:table-cell>
          <table:table-cell office:value-type="float" office:value="478">
            <text:p>478</text:p>
          </table:table-cell>
          <table:table-cell office:value-type="string">
            <text:p><text:s text:c="3"/>31760 <text:s text:c="2"/>SH <text:s text:c="9"/>SOLE <text:s text:c="14"/>31760 <text:s text:c="6"/>0 <text:s text:c="7"/>0<text:tab/><text:tab/></text:p>
          </table:table-cell>
        </table:table-row>
        <table:table-row table:style-name="ro1">
          <table:table-cell office:value-type="string">
            <text:p>MASIMO CORP</text:p>
          </table:table-cell>
          <table:table-cell office:value-type="string">
            <text:p><text:s text:c="2"/>COM <text:s text:c="13"/>574795100</text:p>
          </table:table-cell>
          <table:table-cell office:value-type="float" office:value="605">
            <text:p>605</text:p>
          </table:table-cell>
          <table:table-cell office:value-type="string">
            <text:p><text:s text:c="3"/>25035 <text:s text:c="2"/>SH <text:s text:c="9"/>SOLE <text:s text:c="14"/>25035 <text:s text:c="6"/>0 <text:s text:c="7"/>0<text:tab/><text:tab/></text:p>
          </table:table-cell>
        </table:table-row>
        <table:table-row table:style-name="ro1">
          <table:table-cell office:value-type="string">
            <text:p>MATSON INC</text:p>
          </table:table-cell>
          <table:table-cell office:value-type="string">
            <text:p><text:s text:c="2"/>COM <text:s text:c="13"/>57686G105</text:p>
          </table:table-cell>
          <table:table-cell office:value-type="float" office:value="692">
            <text:p>692</text:p>
          </table:table-cell>
          <table:table-cell office:value-type="string">
            <text:p><text:s text:c="3"/>33110 <text:s text:c="2"/>SH <text:s text:c="9"/>SOLE <text:s text:c="14"/>33110 <text:s text:c="6"/>0 <text:s text:c="7"/>0<text:tab/><text:tab/></text:p>
          </table:table-cell>
        </table:table-row>
        <table:table-row table:style-name="ro1">
          <table:table-cell office:value-type="string">
            <text:p>MBIA INC</text:p>
          </table:table-cell>
          <table:table-cell office:value-type="string">
            <text:p><text:s text:c="2"/>COM <text:s text:c="13"/>55262C100</text:p>
          </table:table-cell>
          <table:table-cell office:value-type="float" office:value="1249">
            <text:p>1249</text:p>
          </table:table-cell>
          <table:table-cell office:value-type="string">
            <text:p><text:s text:c="2"/>123329 <text:s text:c="2"/>SH <text:s text:c="9"/>SOLE <text:s text:c="13"/>123329 <text:s text:c="6"/>0 <text:s text:c="7"/>0<text:tab/><text:tab/></text:p>
          </table:table-cell>
        </table:table-row>
        <table:table-row table:style-name="ro1">
          <table:table-cell office:value-type="string">
            <text:p>METROCORP BANCSHARES INC</text:p>
          </table:table-cell>
          <table:table-cell office:value-type="string">
            <text:p><text:s text:c="2"/>COM <text:s text:c="13"/>591650106</text:p>
          </table:table-cell>
          <table:table-cell office:value-type="float" office:value="422">
            <text:p>422</text:p>
          </table:table-cell>
          <table:table-cell office:value-type="string">
            <text:p><text:s text:c="3"/>39862 <text:s text:c="2"/>SH <text:s text:c="9"/>SOLE <text:s text:c="14"/>39862 <text:s text:c="6"/>0 <text:s text:c="7"/>0<text:tab/><text:tab/></text:p>
          </table:table-cell>
        </table:table-row>
        <table:table-row table:style-name="ro1">
          <table:table-cell office:value-type="string">
            <text:p>MCDONALDS CORP</text:p>
          </table:table-cell>
          <table:table-cell office:value-type="string">
            <text:p><text:s text:c="2"/>COM <text:s text:c="13"/>580135101</text:p>
          </table:table-cell>
          <table:table-cell office:value-type="float" office:value="1338">
            <text:p>1338</text:p>
          </table:table-cell>
          <table:table-cell office:value-type="string">
            <text:p><text:s text:c="3"/>14582 <text:s text:c="2"/>SH <text:s text:c="9"/>SOLE <text:s text:c="14"/>14582 <text:s text:c="6"/>0 <text:s text:c="7"/>0<text:tab/><text:tab/></text:p>
          </table:table-cell>
        </table:table-row>
        <table:table-row table:style-name="ro1">
          <table:table-cell office:value-type="string">
            <text:p>MICROCHIP TECHNOLOGY INC</text:p>
          </table:table-cell>
          <table:table-cell office:value-type="string">
            <text:p><text:s text:c="2"/>COM <text:s text:c="13"/>595017104</text:p>
          </table:table-cell>
          <table:table-cell office:value-type="float" office:value="425">
            <text:p>425</text:p>
          </table:table-cell>
          <table:table-cell office:value-type="string">
            <text:p><text:s text:c="3"/>12980 <text:s text:c="2"/>SH <text:s text:c="9"/>SOLE <text:s text:c="14"/>12980 <text:s text:c="6"/>0 <text:s text:c="7"/>0<text:tab/><text:tab/></text:p>
          </table:table-cell>
        </table:table-row>
        <table:table-row table:style-name="ro1">
          <table:table-cell office:value-type="string">
            <text:p>MARCHEX INC</text:p>
          </table:table-cell>
          <table:table-cell office:value-type="string">
            <text:p><text:s text:c="2"/>CL B <text:s text:c="12"/>56624R108</text:p>
          </table:table-cell>
          <table:table-cell office:value-type="float" office:value="207">
            <text:p>207</text:p>
          </table:table-cell>
          <table:table-cell office:value-type="string">
            <text:p><text:s text:c="3"/>53955 <text:s text:c="2"/>SH <text:s text:c="9"/>SOLE <text:s text:c="14"/>53955 <text:s text:c="6"/>0 <text:s text:c="7"/>0<text:tab/><text:tab/></text:p>
          </table:table-cell>
        </table:table-row>
        <table:table-row table:style-name="ro1">
          <table:table-cell office:value-type="string">
            <text:p>MCKESSON CORP</text:p>
          </table:table-cell>
          <table:table-cell office:value-type="string">
            <text:p><text:s text:c="2"/>COM <text:s text:c="13"/>58155Q103</text:p>
          </table:table-cell>
          <table:table-cell office:value-type="float" office:value="1961">
            <text:p>1961</text:p>
          </table:table-cell>
          <table:table-cell office:value-type="string">
            <text:p><text:s text:c="3"/>22796 <text:s text:c="2"/>SH <text:s text:c="9"/>SOLE <text:s text:c="14"/>22796 <text:s text:c="6"/>0 <text:s text:c="7"/>0<text:tab/><text:tab/></text:p>
          </table:table-cell>
        </table:table-row>
        <table:table-row table:style-name="ro1">
          <table:table-cell office:value-type="string">
            <text:p>MONARCH CASINO &amp; RESORT INC</text:p>
          </table:table-cell>
          <table:table-cell office:value-type="string">
            <text:p><text:s text:c="2"/>COM <text:s text:c="13"/>609027107</text:p>
          </table:table-cell>
          <table:table-cell office:value-type="float" office:value="197">
            <text:p>197</text:p>
          </table:table-cell>
          <table:table-cell office:value-type="string">
            <text:p><text:s text:c="3"/>22564 <text:s text:c="2"/>SH <text:s text:c="9"/>SOLE <text:s text:c="14"/>22564 <text:s text:c="6"/>0 <text:s text:c="7"/>0<text:tab/><text:tab/></text:p>
          </table:table-cell>
        </table:table-row>
        <table:table-row table:style-name="ro1">
          <table:table-cell office:value-type="string">
            <text:p>MICREL INC</text:p>
          </table:table-cell>
          <table:table-cell office:value-type="string">
            <text:p><text:s text:c="2"/>COM <text:s text:c="13"/>594793101</text:p>
          </table:table-cell>
          <table:table-cell office:value-type="float" office:value="199">
            <text:p>199</text:p>
          </table:table-cell>
          <table:table-cell office:value-type="string">
            <text:p><text:s text:c="3"/>19103 <text:s text:c="2"/>SH <text:s text:c="9"/>SOLE <text:s text:c="14"/>19103 <text:s text:c="6"/>0 <text:s text:c="7"/>0<text:tab/><text:tab/></text:p>
          </table:table-cell>
        </table:table-row>
        <table:table-row table:style-name="ro1">
          <table:table-cell office:value-type="string">
            <text:p>MARCUS CORP</text:p>
          </table:table-cell>
          <table:table-cell office:value-type="string">
            <text:p><text:s text:c="2"/>COM <text:s text:c="13"/>566330106</text:p>
          </table:table-cell>
          <table:table-cell office:value-type="float" office:value="199">
            <text:p>199</text:p>
          </table:table-cell>
          <table:table-cell office:value-type="string">
            <text:p><text:s text:c="3"/>17941 <text:s text:c="2"/>SH <text:s text:c="9"/>SOLE <text:s text:c="14"/>17941 <text:s text:c="6"/>0 <text:s text:c="7"/>0<text:tab/><text:tab/></text:p>
          </table:table-cell>
        </table:table-row>
        <table:table-row table:style-name="ro1">
          <table:table-cell office:value-type="string">
            <text:p>M D C HLDGS INC</text:p>
          </table:table-cell>
          <table:table-cell office:value-type="string">
            <text:p><text:s text:c="2"/>COM <text:s text:c="13"/>552676108</text:p>
          </table:table-cell>
          <table:table-cell office:value-type="float" office:value="908">
            <text:p>908</text:p>
          </table:table-cell>
          <table:table-cell office:value-type="string">
            <text:p><text:s text:c="3"/>23573 <text:s text:c="2"/>SH <text:s text:c="9"/>SOLE <text:s text:c="14"/>23573 <text:s text:c="6"/>0 <text:s text:c="7"/>0<text:tab/><text:tab/></text:p>
          </table:table-cell>
        </table:table-row>
        <table:table-row table:style-name="ro1">
          <table:table-cell office:value-type="string">
            <text:p>MEDICAL ACTION INDS INC</text:p>
          </table:table-cell>
          <table:table-cell office:value-type="string">
            <text:p><text:s text:c="2"/>COM <text:s text:c="13"/>58449L100</text:p>
          </table:table-cell>
          <table:table-cell office:value-type="float" office:value="78">
            <text:p>78</text:p>
          </table:table-cell>
          <table:table-cell office:value-type="string">
            <text:p><text:s text:c="3"/>22282 <text:s text:c="2"/>SH <text:s text:c="9"/>SOLE <text:s text:c="14"/>22282 <text:s text:c="6"/>0 <text:s text:c="7"/>0<text:tab/><text:tab/></text:p>
          </table:table-cell>
        </table:table-row>
        <table:table-row table:style-name="ro1">
          <table:table-cell office:value-type="string">
            <text:p>MEDICINES CO</text:p>
          </table:table-cell>
          <table:table-cell office:value-type="string">
            <text:p><text:s text:c="2"/>COM <text:s text:c="13"/>584688105</text:p>
          </table:table-cell>
          <table:table-cell office:value-type="float" office:value="887">
            <text:p>887</text:p>
          </table:table-cell>
          <table:table-cell office:value-type="string">
            <text:p><text:s text:c="3"/>34355 <text:s text:c="2"/>SH <text:s text:c="9"/>SOLE <text:s text:c="14"/>34355 <text:s text:c="6"/>0 <text:s text:c="7"/>0<text:tab/><text:tab/></text:p>
          </table:table-cell>
        </table:table-row>
        <table:table-row table:style-name="ro1">
          <table:table-cell office:value-type="string">
            <text:p>ALLSCRIPTS HEALTHCARE SOLUT</text:p>
          </table:table-cell>
          <table:table-cell office:value-type="string">
            <text:p><text:s text:c="2"/>COM <text:s text:c="13"/>01988P108</text:p>
          </table:table-cell>
          <table:table-cell office:value-type="float" office:value="1973">
            <text:p>1973</text:p>
          </table:table-cell>
          <table:table-cell office:value-type="string">
            <text:p><text:s text:c="2"/>158875 <text:s text:c="2"/>SH <text:s text:c="9"/>SOLE <text:s text:c="13"/>158875 <text:s text:c="6"/>0 <text:s text:c="7"/>0<text:tab/><text:tab/></text:p>
          </table:table-cell>
        </table:table-row>
        <table:table-row table:style-name="ro1">
          <table:table-cell office:value-type="string">
            <text:p>MEDIDATA SOLUTIONS INC</text:p>
          </table:table-cell>
          <table:table-cell office:value-type="string">
            <text:p><text:s text:c="2"/>COM <text:s text:c="13"/>58471A105</text:p>
          </table:table-cell>
          <table:table-cell office:value-type="float" office:value="237">
            <text:p>237</text:p>
          </table:table-cell>
          <table:table-cell office:value-type="string">
            <text:p><text:s text:c="4"/>5716 <text:s text:c="2"/>SH <text:s text:c="9"/>SOLE <text:s text:c="15"/>5716 <text:s text:c="6"/>0 <text:s text:c="7"/>0<text:tab/><text:tab/></text:p>
          </table:table-cell>
        </table:table-row>
        <table:table-row table:style-name="ro1">
          <table:table-cell office:value-type="string">
            <text:p>MDU RES GROUP INC</text:p>
          </table:table-cell>
          <table:table-cell office:value-type="string">
            <text:p><text:s text:c="2"/>COM <text:s text:c="13"/>552690109</text:p>
          </table:table-cell>
          <table:table-cell office:value-type="float" office:value="259">
            <text:p>259</text:p>
          </table:table-cell>
          <table:table-cell office:value-type="string">
            <text:p><text:s text:c="3"/>11753 <text:s text:c="2"/>SH <text:s text:c="9"/>SOLE <text:s text:c="14"/>11753 <text:s text:c="6"/>0 <text:s text:c="7"/>0<text:tab/><text:tab/></text:p>
          </table:table-cell>
        </table:table-row>
        <table:table-row table:style-name="ro1">
          <table:table-cell office:value-type="string">
            <text:p>METALICO INC</text:p>
          </table:table-cell>
          <table:table-cell office:value-type="string">
            <text:p><text:s text:c="2"/>COM <text:s text:c="13"/>591176102</text:p>
          </table:table-cell>
          <table:table-cell office:value-type="float" office:value="119">
            <text:p>119</text:p>
          </table:table-cell>
          <table:table-cell office:value-type="string">
            <text:p><text:s text:c="3"/>46291 <text:s text:c="2"/>SH <text:s text:c="9"/>SOLE <text:s text:c="14"/>46291 <text:s text:c="6"/>0 <text:s text:c="7"/>0<text:tab/><text:tab/></text:p>
          </table:table-cell>
        </table:table-row>
        <table:table-row table:style-name="ro1">
          <table:table-cell office:value-type="string">
            <text:p>MEDIFAST INC</text:p>
          </table:table-cell>
          <table:table-cell office:value-type="string">
            <text:p><text:s text:c="2"/>COM <text:s text:c="13"/>58470H101</text:p>
          </table:table-cell>
          <table:table-cell office:value-type="float" office:value="691">
            <text:p>691</text:p>
          </table:table-cell>
          <table:table-cell office:value-type="string">
            <text:p><text:s text:c="3"/>26438 <text:s text:c="2"/>SH <text:s text:c="9"/>SOLE <text:s text:c="14"/>26438 <text:s text:c="6"/>0 <text:s text:c="7"/>0<text:tab/><text:tab/></text:p>
          </table:table-cell>
        </table:table-row>
        <table:table-row table:style-name="ro1">
          <table:table-cell office:value-type="string">
            <text:p>MEMORIAL PRODTN PARTNERS LP</text:p>
          </table:table-cell>
          <table:table-cell office:value-type="string">
            <text:p><text:s text:c="2"/>COM U REP LTD <text:s text:c="3"/>586048100</text:p>
          </table:table-cell>
          <table:table-cell office:value-type="float" office:value="195">
            <text:p>195</text:p>
          </table:table-cell>
          <table:table-cell office:value-type="string">
            <text:p><text:s text:c="3"/>10300 <text:s text:c="2"/>SH <text:s text:c="9"/>SOLE <text:s text:c="14"/>10300 <text:s text:c="6"/>0 <text:s text:c="7"/>0<text:tab/><text:tab/></text:p>
          </table:table-cell>
        </table:table-row>
        <table:table-row table:style-name="ro1">
          <table:table-cell office:value-type="string">
            <text:p>MENTOR GRAPHICS CORP</text:p>
          </table:table-cell>
          <table:table-cell office:value-type="string">
            <text:p><text:s text:c="2"/>COM <text:s text:c="13"/>587200106</text:p>
          </table:table-cell>
          <table:table-cell office:value-type="float" office:value="684">
            <text:p>684</text:p>
          </table:table-cell>
          <table:table-cell office:value-type="string">
            <text:p><text:s text:c="3"/>44198 <text:s text:c="2"/>SH <text:s text:c="9"/>SOLE <text:s text:c="14"/>44198 <text:s text:c="6"/>0 <text:s text:c="7"/>0<text:tab/><text:tab/></text:p>
          </table:table-cell>
        </table:table-row>
        <table:table-row table:style-name="ro1">
          <table:table-cell office:value-type="string">
            <text:p>MULTIMEDIA GAMES HLDG CO IN</text:p>
          </table:table-cell>
          <table:table-cell office:value-type="string">
            <text:p><text:s text:c="2"/>COM <text:s text:c="13"/>625453105</text:p>
          </table:table-cell>
          <table:table-cell office:value-type="float" office:value="940">
            <text:p>940</text:p>
          </table:table-cell>
          <table:table-cell office:value-type="string">
            <text:p><text:s text:c="3"/>59752 <text:s text:c="2"/>SH <text:s text:c="9"/>SOLE <text:s text:c="14"/>59752 <text:s text:c="6"/>0 <text:s text:c="7"/>0<text:tab/><text:tab/></text:p>
          </table:table-cell>
        </table:table-row>
        <table:table-row table:style-name="ro1">
          <table:table-cell office:value-type="string">
            <text:p>MAGELLAN HEALTH SVCS INC</text:p>
          </table:table-cell>
          <table:table-cell office:value-type="string">
            <text:p><text:s text:c="2"/>COM NEW <text:s text:c="9"/>559079207</text:p>
          </table:table-cell>
          <table:table-cell office:value-type="float" office:value="507">
            <text:p>507</text:p>
          </table:table-cell>
          <table:table-cell office:value-type="string">
            <text:p><text:s text:c="4"/>9829 <text:s text:c="2"/>SH <text:s text:c="9"/>SOLE <text:s text:c="15"/>9829 <text:s text:c="6"/>0 <text:s text:c="7"/>0<text:tab/><text:tab/></text:p>
          </table:table-cell>
        </table:table-row>
        <table:table-row table:style-name="ro1">
          <table:table-cell office:value-type="string">
            <text:p>MGM RESORTS INTERNATIONAL</text:p>
          </table:table-cell>
          <table:table-cell office:value-type="string">
            <text:p><text:s text:c="2"/>COM <text:s text:c="13"/>552953101</text:p>
          </table:table-cell>
          <table:table-cell office:value-type="float" office:value="121">
            <text:p>121</text:p>
          </table:table-cell>
          <table:table-cell office:value-type="string">
            <text:p><text:s text:c="3"/>11219 <text:s text:c="2"/>SH <text:s text:c="9"/>SOLE <text:s text:c="14"/>11219 <text:s text:c="6"/>0 <text:s text:c="7"/>0<text:tab/><text:tab/></text:p>
          </table:table-cell>
        </table:table-row>
        <table:table-row table:style-name="ro1">
          <table:table-cell office:value-type="string">
            <text:p>MAIDEN HOLDINGS LTD</text:p>
          </table:table-cell>
          <table:table-cell office:value-type="string">
            <text:p><text:s text:c="2"/>SHS <text:s text:c="13"/>G5753U112</text:p>
          </table:table-cell>
          <table:table-cell office:value-type="float" office:value="175">
            <text:p>175</text:p>
          </table:table-cell>
          <table:table-cell office:value-type="string">
            <text:p><text:s text:c="3"/>19692 <text:s text:c="2"/>SH <text:s text:c="9"/>SOLE <text:s text:c="14"/>19692 <text:s text:c="6"/>0 <text:s text:c="7"/>0<text:tab/><text:tab/></text:p>
          </table:table-cell>
        </table:table-row>
        <table:table-row table:style-name="ro1">
          <table:table-cell office:value-type="string">
            <text:p>M/I HOMES INC</text:p>
          </table:table-cell>
          <table:table-cell office:value-type="string">
            <text:p><text:s text:c="2"/>COM <text:s text:c="13"/>55305B101</text:p>
          </table:table-cell>
          <table:table-cell office:value-type="float" office:value="267">
            <text:p>267</text:p>
          </table:table-cell>
          <table:table-cell office:value-type="string">
            <text:p><text:s text:c="3"/>13802 <text:s text:c="2"/>SH <text:s text:c="9"/>SOLE <text:s text:c="14"/>13802 <text:s text:c="6"/>0 <text:s text:c="7"/>0<text:tab/><text:tab/></text:p>
          </table:table-cell>
        </table:table-row>
        <table:table-row table:style-name="ro1">
          <table:table-cell office:value-type="string">
            <text:p>MITCHAM INDS INC</text:p>
          </table:table-cell>
          <table:table-cell office:value-type="string">
            <text:p><text:s text:c="2"/>COM <text:s text:c="13"/>606501104</text:p>
          </table:table-cell>
          <table:table-cell office:value-type="float" office:value="382">
            <text:p>382</text:p>
          </table:table-cell>
          <table:table-cell office:value-type="string">
            <text:p><text:s text:c="3"/>23974 <text:s text:c="2"/>SH <text:s text:c="9"/>SOLE <text:s text:c="14"/>23974 <text:s text:c="6"/>0 <text:s text:c="7"/>0<text:tab/><text:tab/></text:p>
          </table:table-cell>
        </table:table-row>
        <table:table-row table:style-name="ro1">
          <table:table-cell office:value-type="string">
            <text:p>MIPS TECHNOLOGIES INC</text:p>
          </table:table-cell>
          <table:table-cell office:value-type="string">
            <text:p><text:s text:c="2"/>COM <text:s text:c="13"/>604567107</text:p>
          </table:table-cell>
          <table:table-cell office:value-type="float" office:value="85">
            <text:p>85</text:p>
          </table:table-cell>
          <table:table-cell office:value-type="string">
            <text:p><text:s text:c="3"/>11471 <text:s text:c="2"/>SH <text:s text:c="9"/>SOLE <text:s text:c="14"/>11471 <text:s text:c="6"/>0 <text:s text:c="7"/>0<text:tab/><text:tab/></text:p>
          </table:table-cell>
        </table:table-row>
        <table:table-row table:style-name="ro1">
          <table:table-cell office:value-type="string">
            <text:p>MITEL NETWORKS CORP</text:p>
          </table:table-cell>
          <table:table-cell office:value-type="string">
            <text:p><text:s text:c="2"/>COM <text:s text:c="13"/>60671Q104</text:p>
          </table:table-cell>
          <table:table-cell office:value-type="float" office:value="54">
            <text:p>54</text:p>
          </table:table-cell>
          <table:table-cell office:value-type="string">
            <text:p><text:s text:c="3"/>19959 <text:s text:c="2"/>SH <text:s text:c="9"/>SOLE <text:s text:c="14"/>19959 <text:s text:c="6"/>0 <text:s text:c="7"/>0<text:tab/><text:tab/></text:p>
          </table:table-cell>
        </table:table-row>
        <table:table-row table:style-name="ro1">
          <table:table-cell office:value-type="string">
            <text:p>AG MTG INVT TR INC</text:p>
          </table:table-cell>
          <table:table-cell office:value-type="string">
            <text:p><text:s text:c="2"/>COM <text:s text:c="13"/>001228105</text:p>
          </table:table-cell>
          <table:table-cell office:value-type="float" office:value="208">
            <text:p>208</text:p>
          </table:table-cell>
          <table:table-cell office:value-type="string">
            <text:p><text:s text:c="4"/>8600 <text:s text:c="2"/>SH <text:s text:c="9"/>SOLE <text:s text:c="15"/>8600 <text:s text:c="6"/>0 <text:s text:c="7"/>0<text:tab/><text:tab/></text:p>
          </table:table-cell>
        </table:table-row>
        <table:table-row table:style-name="ro1">
          <table:table-cell office:value-type="string">
            <text:p>MEAD JOHNSON NUTRITION CO</text:p>
          </table:table-cell>
          <table:table-cell office:value-type="string">
            <text:p><text:s text:c="2"/>COM <text:s text:c="13"/>582839106</text:p>
          </table:table-cell>
          <table:table-cell office:value-type="float" office:value="2039">
            <text:p>2039</text:p>
          </table:table-cell>
          <table:table-cell office:value-type="string">
            <text:p><text:s text:c="3"/>27822 <text:s text:c="2"/>SH <text:s text:c="9"/>SOLE <text:s text:c="14"/>27822 <text:s text:c="6"/>0 <text:s text:c="7"/>0<text:tab/><text:tab/></text:p>
          </table:table-cell>
        </table:table-row>
        <table:table-row table:style-name="ro1">
          <table:table-cell office:value-type="string">
            <text:p>MCCORMICK &amp; CO INC</text:p>
          </table:table-cell>
          <table:table-cell office:value-type="string">
            <text:p><text:s text:c="2"/>COM NON VTG <text:s text:c="5"/>579780206</text:p>
          </table:table-cell>
          <table:table-cell office:value-type="float" office:value="691">
            <text:p>691</text:p>
          </table:table-cell>
          <table:table-cell office:value-type="string">
            <text:p><text:s text:c="3"/>11133 <text:s text:c="2"/>SH <text:s text:c="9"/>SOLE <text:s text:c="14"/>11133 <text:s text:c="6"/>0 <text:s text:c="7"/>0<text:tab/><text:tab/></text:p>
          </table:table-cell>
        </table:table-row>
        <table:table-row table:style-name="ro1">
          <table:table-cell office:value-type="string">
            <text:p>MODUSLINK GLOBAL SOLUTIONS</text:p>
          </table:table-cell>
          <table:table-cell office:value-type="string">
            <text:p><text:s text:c="2"/>COM <text:s text:c="13"/>60786L107</text:p>
          </table:table-cell>
          <table:table-cell office:value-type="float" office:value="162">
            <text:p>162</text:p>
          </table:table-cell>
          <table:table-cell office:value-type="string">
            <text:p><text:s text:c="3"/>43966 <text:s text:c="2"/>SH <text:s text:c="9"/>SOLE <text:s text:c="14"/>43966 <text:s text:c="6"/>0 <text:s text:c="7"/>0<text:tab/><text:tab/></text:p>
          </table:table-cell>
        </table:table-row>
        <table:table-row table:style-name="ro1">
          <table:table-cell office:value-type="string">
            <text:p>MILLER INDS INC TENN</text:p>
          </table:table-cell>
          <table:table-cell office:value-type="string">
            <text:p><text:s text:c="2"/>COM NEW <text:s text:c="9"/>600551204</text:p>
          </table:table-cell>
          <table:table-cell office:value-type="float" office:value="286">
            <text:p>286</text:p>
          </table:table-cell>
          <table:table-cell office:value-type="string">
            <text:p><text:s text:c="3"/>17843 <text:s text:c="2"/>SH <text:s text:c="9"/>SOLE <text:s text:c="14"/>17843 <text:s text:c="6"/>0 <text:s text:c="7"/>0<text:tab/><text:tab/></text:p>
          </table:table-cell>
        </table:table-row>
        <table:table-row table:style-name="ro1">
          <table:table-cell office:value-type="string">
            <text:p>MARSH &amp; MCLENNAN COS INC</text:p>
          </table:table-cell>
          <table:table-cell office:value-type="string">
            <text:p><text:s text:c="2"/>COM <text:s text:c="13"/>571748102</text:p>
          </table:table-cell>
          <table:table-cell office:value-type="float" office:value="1367">
            <text:p>1367</text:p>
          </table:table-cell>
          <table:table-cell office:value-type="string">
            <text:p><text:s text:c="3"/>40300 <text:s text:c="2"/>SH <text:s text:c="9"/>SOLE <text:s text:c="14"/>40300 <text:s text:c="6"/>0 <text:s text:c="7"/>0<text:tab/><text:tab/></text:p>
          </table:table-cell>
        </table:table-row>
        <table:table-row table:style-name="ro1">
          <table:table-cell office:value-type="string">
            <text:p>3M CO</text:p>
          </table:table-cell>
          <table:table-cell office:value-type="string">
            <text:p><text:s text:c="2"/>COM <text:s text:c="13"/>88579Y101</text:p>
          </table:table-cell>
          <table:table-cell office:value-type="float" office:value="565">
            <text:p>565</text:p>
          </table:table-cell>
          <table:table-cell office:value-type="string">
            <text:p><text:s text:c="4"/>6114 <text:s text:c="2"/>SH <text:s text:c="9"/>SOLE <text:s text:c="15"/>6114 <text:s text:c="6"/>0 <text:s text:c="7"/>0<text:tab/><text:tab/></text:p>
          </table:table-cell>
        </table:table-row>
        <table:table-row table:style-name="ro1">
          <table:table-cell office:value-type="string">
            <text:p>MAGELLAN MIDSTREAM PRTNRS L</text:p>
          </table:table-cell>
          <table:table-cell office:value-type="string">
            <text:p><text:s text:c="2"/>COM UNIT RP LP <text:s text:c="2"/>559080106</text:p>
          </table:table-cell>
          <table:table-cell office:value-type="float" office:value="533">
            <text:p>533</text:p>
          </table:table-cell>
          <table:table-cell office:value-type="string">
            <text:p><text:s text:c="4"/>6089 <text:s text:c="2"/>SH <text:s text:c="9"/>SOLE <text:s text:c="15"/>6089 <text:s text:c="6"/>0 <text:s text:c="7"/>0<text:tab/><text:tab/></text:p>
          </table:table-cell>
        </table:table-row>
        <table:table-row table:style-name="ro1">
          <table:table-cell office:value-type="string">
            <text:p>MONMOUTH REAL ESTATE INVT C</text:p>
          </table:table-cell>
          <table:table-cell office:value-type="string">
            <text:p><text:s text:c="2"/>CL A <text:s text:c="12"/>609720107</text:p>
          </table:table-cell>
          <table:table-cell office:value-type="float" office:value="115">
            <text:p>115</text:p>
          </table:table-cell>
          <table:table-cell office:value-type="string">
            <text:p><text:s text:c="3"/>10300 <text:s text:c="2"/>SH <text:s text:c="9"/>SOLE <text:s text:c="14"/>10300 <text:s text:c="6"/>0 <text:s text:c="7"/>0<text:tab/><text:tab/></text:p>
          </table:table-cell>
        </table:table-row>
        <table:table-row table:style-name="ro1">
          <table:table-cell office:value-type="string">
            <text:p>MONSTER BEVERAGE CORP</text:p>
          </table:table-cell>
          <table:table-cell office:value-type="string">
            <text:p><text:s text:c="2"/>COM <text:s text:c="13"/>611740101</text:p>
          </table:table-cell>
          <table:table-cell office:value-type="float" office:value="542">
            <text:p>542</text:p>
          </table:table-cell>
          <table:table-cell office:value-type="string">
            <text:p><text:s text:c="3"/>10017 <text:s text:c="2"/>SH <text:s text:c="9"/>SOLE <text:s text:c="14"/>10017 <text:s text:c="6"/>0 <text:s text:c="7"/>0<text:tab/><text:tab/></text:p>
          </table:table-cell>
        </table:table-row>
        <table:table-row table:style-name="ro1">
          <table:table-cell office:value-type="string">
            <text:p>MOMENTA PHARMACEUTICALS INC</text:p>
          </table:table-cell>
          <table:table-cell office:value-type="string">
            <text:p><text:s text:c="2"/>COM <text:s text:c="13"/>60877T100</text:p>
          </table:table-cell>
          <table:table-cell office:value-type="float" office:value="538">
            <text:p>538</text:p>
          </table:table-cell>
          <table:table-cell office:value-type="string">
            <text:p><text:s text:c="3"/>36893 <text:s text:c="2"/>SH <text:s text:c="9"/>SOLE <text:s text:c="14"/>36893 <text:s text:c="6"/>0 <text:s text:c="7"/>0<text:tab/><text:tab/></text:p>
          </table:table-cell>
        </table:table-row>
        <table:table-row table:style-name="ro1">
          <table:table-cell office:value-type="string">
            <text:p>ALTRIA GROUP INC</text:p>
          </table:table-cell>
          <table:table-cell office:value-type="string">
            <text:p><text:s text:c="2"/>COM <text:s text:c="13"/>02209S103</text:p>
          </table:table-cell>
          <table:table-cell office:value-type="float" office:value="1220">
            <text:p>1220</text:p>
          </table:table-cell>
          <table:table-cell office:value-type="string">
            <text:p><text:s text:c="3"/>36525 <text:s text:c="2"/>SH <text:s text:c="9"/>SOLE <text:s text:c="14"/>36525 <text:s text:c="6"/>0 <text:s text:c="7"/>0<text:tab/><text:tab/></text:p>
          </table:table-cell>
        </table:table-row>
        <table:table-row table:style-name="ro1">
          <table:table-cell office:value-type="string">
            <text:p>MODINE MFG CO</text:p>
          </table:table-cell>
          <table:table-cell office:value-type="string">
            <text:p><text:s text:c="2"/>COM <text:s text:c="13"/>607828100</text:p>
          </table:table-cell>
          <table:table-cell office:value-type="float" office:value="139">
            <text:p>139</text:p>
          </table:table-cell>
          <table:table-cell office:value-type="string">
            <text:p><text:s text:c="3"/>18800 <text:s text:c="2"/>SH <text:s text:c="9"/>SOLE <text:s text:c="14"/>18800 <text:s text:c="6"/>0 <text:s text:c="7"/>0<text:tab/><text:tab/></text:p>
          </table:table-cell>
        </table:table-row>
        <table:table-row table:style-name="ro1">
          <table:table-cell office:value-type="string">
            <text:p>MOLINA HEALTHCARE INC</text:p>
          </table:table-cell>
          <table:table-cell office:value-type="string">
            <text:p><text:s text:c="2"/>COM <text:s text:c="13"/>60855R100</text:p>
          </table:table-cell>
          <table:table-cell office:value-type="float" office:value="219">
            <text:p>219</text:p>
          </table:table-cell>
          <table:table-cell office:value-type="string">
            <text:p><text:s text:c="4"/>8712 <text:s text:c="2"/>SH <text:s text:c="9"/>SOLE <text:s text:c="15"/>8712 <text:s text:c="6"/>0 <text:s text:c="7"/>0<text:tab/><text:tab/></text:p>
          </table:table-cell>
        </table:table-row>
        <table:table-row table:style-name="ro1">
          <table:table-cell office:value-type="string">
            <text:p>MOSAIC CO NEW</text:p>
          </table:table-cell>
          <table:table-cell office:value-type="string">
            <text:p><text:s text:c="2"/>COM <text:s text:c="13"/>61945C103</text:p>
          </table:table-cell>
          <table:table-cell office:value-type="float" office:value="276">
            <text:p>276</text:p>
          </table:table-cell>
          <table:table-cell office:value-type="string">
            <text:p><text:s text:c="4"/>4799 <text:s text:c="2"/>SH <text:s text:c="9"/>SOLE <text:s text:c="15"/>4799 <text:s text:c="6"/>0 <text:s text:c="7"/>0<text:tab/><text:tab/></text:p>
          </table:table-cell>
        </table:table-row>
        <table:table-row table:style-name="ro1">
          <table:table-cell office:value-type="string">
            <text:p>MOVADO GROUP INC</text:p>
          </table:table-cell>
          <table:table-cell office:value-type="string">
            <text:p><text:s text:c="2"/>COM <text:s text:c="13"/>624580106</text:p>
          </table:table-cell>
          <table:table-cell office:value-type="float" office:value="285">
            <text:p>285</text:p>
          </table:table-cell>
          <table:table-cell office:value-type="string">
            <text:p><text:s text:c="4"/>8445 <text:s text:c="2"/>SH <text:s text:c="9"/>SOLE <text:s text:c="15"/>8445 <text:s text:c="6"/>0 <text:s text:c="7"/>0<text:tab/><text:tab/></text:p>
          </table:table-cell>
        </table:table-row>
        <table:table-row table:style-name="ro1">
          <table:table-cell office:value-type="string">
            <text:p>MOVE INC</text:p>
          </table:table-cell>
          <table:table-cell office:value-type="string">
            <text:p><text:s text:c="2"/>COM NEW <text:s text:c="9"/>62458M207</text:p>
          </table:table-cell>
          <table:table-cell office:value-type="float" office:value="958">
            <text:p>958</text:p>
          </table:table-cell>
          <table:table-cell office:value-type="string">
            <text:p><text:s text:c="2"/>111104 <text:s text:c="2"/>SH <text:s text:c="9"/>SOLE <text:s text:c="13"/>111104 <text:s text:c="6"/>0 <text:s text:c="7"/>0<text:tab/><text:tab/></text:p>
          </table:table-cell>
        </table:table-row>
        <table:table-row table:style-name="ro1">
          <table:table-cell office:value-type="string">
            <text:p>MOTORCAR PTS AMER INC</text:p>
          </table:table-cell>
          <table:table-cell office:value-type="string">
            <text:p><text:s text:c="2"/>COM <text:s text:c="13"/>620071100</text:p>
          </table:table-cell>
          <table:table-cell office:value-type="float" office:value="130">
            <text:p>130</text:p>
          </table:table-cell>
          <table:table-cell office:value-type="string">
            <text:p><text:s text:c="3"/>26814 <text:s text:c="2"/>SH <text:s text:c="9"/>SOLE <text:s text:c="14"/>26814 <text:s text:c="6"/>0 <text:s text:c="7"/>0<text:tab/><text:tab/></text:p>
          </table:table-cell>
        </table:table-row>
        <table:table-row table:style-name="ro1">
          <table:table-cell office:value-type="string">
            <text:p>MPG OFFICE TR INC</text:p>
          </table:table-cell>
          <table:table-cell office:value-type="string">
            <text:p><text:s text:c="2"/>COM <text:s text:c="13"/>553274101</text:p>
          </table:table-cell>
          <table:table-cell office:value-type="float" office:value="63">
            <text:p>63</text:p>
          </table:table-cell>
          <table:table-cell office:value-type="string">
            <text:p><text:s text:c="3"/>18773 <text:s text:c="2"/>SH <text:s text:c="9"/>SOLE <text:s text:c="14"/>18773 <text:s text:c="6"/>0 <text:s text:c="7"/>0<text:tab/><text:tab/></text:p>
          </table:table-cell>
        </table:table-row>
        <table:table-row table:style-name="ro1">
          <table:table-cell office:value-type="string">
            <text:p>MONOLITHIC PWR SYS INC</text:p>
          </table:table-cell>
          <table:table-cell office:value-type="string">
            <text:p><text:s text:c="2"/>COM <text:s text:c="13"/>609839105</text:p>
          </table:table-cell>
          <table:table-cell office:value-type="float" office:value="236">
            <text:p>236</text:p>
          </table:table-cell>
          <table:table-cell office:value-type="string">
            <text:p><text:s text:c="3"/>11964 <text:s text:c="2"/>SH <text:s text:c="9"/>SOLE <text:s text:c="14"/>11964 <text:s text:c="6"/>0 <text:s text:c="7"/>0<text:tab/><text:tab/></text:p>
          </table:table-cell>
        </table:table-row>
        <table:table-row table:style-name="ro1">
          <table:table-cell office:value-type="string">
            <text:p>MERCK &amp; CO INC NEW</text:p>
          </table:table-cell>
          <table:table-cell office:value-type="string">
            <text:p><text:s text:c="2"/>COM <text:s text:c="13"/>58933Y105</text:p>
          </table:table-cell>
          <table:table-cell office:value-type="float" office:value="927">
            <text:p>927</text:p>
          </table:table-cell>
          <table:table-cell office:value-type="string">
            <text:p><text:s text:c="3"/>20560 <text:s text:c="2"/>SH <text:s text:c="9"/>SOLE <text:s text:c="14"/>20560 <text:s text:c="6"/>0 <text:s text:c="7"/>0<text:tab/><text:tab/></text:p>
          </table:table-cell>
        </table:table-row>
        <table:table-row table:style-name="ro1">
          <table:table-cell office:value-type="string">
            <text:p>MARLIN BUSINESS SVCS CORP</text:p>
          </table:table-cell>
          <table:table-cell office:value-type="string">
            <text:p><text:s text:c="2"/>COM <text:s text:c="13"/>571157106</text:p>
          </table:table-cell>
          <table:table-cell office:value-type="float" office:value="238">
            <text:p>238</text:p>
          </table:table-cell>
          <table:table-cell office:value-type="string">
            <text:p><text:s text:c="3"/>11200 <text:s text:c="2"/>SH <text:s text:c="9"/>SOLE <text:s text:c="14"/>11200 <text:s text:c="6"/>0 <text:s text:c="7"/>0<text:tab/><text:tab/></text:p>
          </table:table-cell>
        </table:table-row>
        <table:table-row table:style-name="ro1">
          <table:table-cell office:value-type="string">
            <text:p>MARATHON OIL CORP</text:p>
          </table:table-cell>
          <table:table-cell office:value-type="string">
            <text:p><text:s text:c="2"/>COM <text:s text:c="13"/>565849106</text:p>
          </table:table-cell>
          <table:table-cell office:value-type="float" office:value="1443">
            <text:p>1443</text:p>
          </table:table-cell>
          <table:table-cell office:value-type="string">
            <text:p><text:s text:c="3"/>48785 <text:s text:c="2"/>SH <text:s text:c="9"/>SOLE <text:s text:c="14"/>48785 <text:s text:c="6"/>0 <text:s text:c="7"/>0<text:tab/><text:tab/></text:p>
          </table:table-cell>
        </table:table-row>
        <table:table-row table:style-name="ro1">
          <table:table-cell office:value-type="string">
            <text:p>MARTEN TRANS LTD</text:p>
          </table:table-cell>
          <table:table-cell office:value-type="string">
            <text:p><text:s text:c="2"/>COM <text:s text:c="13"/>573075108</text:p>
          </table:table-cell>
          <table:table-cell office:value-type="float" office:value="671">
            <text:p>671</text:p>
          </table:table-cell>
          <table:table-cell office:value-type="string">
            <text:p><text:s text:c="3"/>38184 <text:s text:c="2"/>SH <text:s text:c="9"/>SOLE <text:s text:c="14"/>38184 <text:s text:c="6"/>0 <text:s text:c="7"/>0<text:tab/><text:tab/></text:p>
          </table:table-cell>
        </table:table-row>
        <table:table-row table:style-name="ro1">
          <table:table-cell office:value-type="string">
            <text:p>MARVELL TECHNOLOGY GROUP LT</text:p>
          </table:table-cell>
          <table:table-cell office:value-type="string">
            <text:p><text:s text:c="2"/>ORD <text:s text:c="13"/>G5876H105</text:p>
          </table:table-cell>
          <table:table-cell office:value-type="float" office:value="490">
            <text:p>490</text:p>
          </table:table-cell>
          <table:table-cell office:value-type="string">
            <text:p><text:s text:c="3"/>53572 <text:s text:c="2"/>SH <text:s text:c="9"/>SOLE <text:s text:c="14"/>53572 <text:s text:c="6"/>0 <text:s text:c="7"/>0<text:tab/><text:tab/></text:p>
          </table:table-cell>
        </table:table-row>
        <table:table-row table:style-name="ro1">
          <table:table-cell office:value-type="string">
            <text:p>MEDICIS PHARMACEUTICAL CORP</text:p>
          </table:table-cell>
          <table:table-cell office:value-type="string">
            <text:p><text:s text:c="2"/>CL A NEW <text:s text:c="8"/>584690309</text:p>
          </table:table-cell>
          <table:table-cell office:value-type="float" office:value="4004">
            <text:p>4004</text:p>
          </table:table-cell>
          <table:table-cell office:value-type="string">
            <text:p><text:s text:c="3"/>92536 <text:s text:c="2"/>SH <text:s text:c="9"/>SOLE <text:s text:c="14"/>92536 <text:s text:c="6"/>0 <text:s text:c="7"/>0<text:tab/><text:tab/></text:p>
          </table:table-cell>
        </table:table-row>
        <table:table-row table:style-name="ro1">
          <table:table-cell office:value-type="string">
            <text:p>MINE SAFETY APPLIANCES CO</text:p>
          </table:table-cell>
          <table:table-cell office:value-type="string">
            <text:p><text:s text:c="2"/>COM <text:s text:c="13"/>602720104</text:p>
          </table:table-cell>
          <table:table-cell office:value-type="float" office:value="223">
            <text:p>223</text:p>
          </table:table-cell>
          <table:table-cell office:value-type="string">
            <text:p><text:s text:c="4"/>5989 <text:s text:c="2"/>SH <text:s text:c="9"/>SOLE <text:s text:c="15"/>5989 <text:s text:c="6"/>0 <text:s text:c="7"/>0<text:tab/><text:tab/></text:p>
          </table:table-cell>
        </table:table-row>
        <table:table-row table:style-name="ro1">
          <table:table-cell office:value-type="string">
            <text:p>MESABI TR</text:p>
          </table:table-cell>
          <table:table-cell office:value-type="string">
            <text:p><text:s text:c="2"/>CTF BEN INT <text:s text:c="5"/>590672101</text:p>
          </table:table-cell>
          <table:table-cell office:value-type="float" office:value="458">
            <text:p>458</text:p>
          </table:table-cell>
          <table:table-cell office:value-type="string">
            <text:p><text:s text:c="3"/>17100 <text:s text:c="2"/>SH <text:s text:c="9"/>SOLE <text:s text:c="14"/>17100 <text:s text:c="6"/>0 <text:s text:c="7"/>0<text:tab/><text:tab/></text:p>
          </table:table-cell>
        </table:table-row>
        <table:table-row table:style-name="ro1">
          <table:table-cell office:value-type="string">
            <text:p>MAINSOURCE FINANCIAL GP INC</text:p>
          </table:table-cell>
          <table:table-cell office:value-type="string">
            <text:p><text:s text:c="2"/>COM <text:s text:c="13"/>56062Y102</text:p>
          </table:table-cell>
          <table:table-cell office:value-type="float" office:value="141">
            <text:p>141</text:p>
          </table:table-cell>
          <table:table-cell office:value-type="string">
            <text:p><text:s text:c="3"/>10980 <text:s text:c="2"/>SH <text:s text:c="9"/>SOLE <text:s text:c="14"/>10980 <text:s text:c="6"/>0 <text:s text:c="7"/>0<text:tab/><text:tab/></text:p>
          </table:table-cell>
        </table:table-row>
        <table:table-row table:style-name="ro1">
          <table:table-cell office:value-type="string">
            <text:p>MICROSOFT CORP</text:p>
          </table:table-cell>
          <table:table-cell office:value-type="string">
            <text:p><text:s text:c="2"/>COM <text:s text:c="13"/>594918104</text:p>
          </table:table-cell>
          <table:table-cell office:value-type="float" office:value="4125">
            <text:p>4125</text:p>
          </table:table-cell>
          <table:table-cell office:value-type="string">
            <text:p><text:s text:c="2"/>138604 <text:s text:c="2"/>SH <text:s text:c="9"/>SOLE <text:s text:c="13"/>138604 <text:s text:c="6"/>0 <text:s text:c="7"/>0<text:tab/><text:tab/></text:p>
          </table:table-cell>
        </table:table-row>
        <table:table-row table:style-name="ro1">
          <table:table-cell office:value-type="string">
            <text:p>MOTOROLA SOLUTIONS INC</text:p>
          </table:table-cell>
          <table:table-cell office:value-type="string">
            <text:p><text:s text:c="2"/>COM NEW <text:s text:c="9"/>620076307</text:p>
          </table:table-cell>
          <table:table-cell office:value-type="float" office:value="567">
            <text:p>567</text:p>
          </table:table-cell>
          <table:table-cell office:value-type="string">
            <text:p><text:s text:c="3"/>11219 <text:s text:c="2"/>SH <text:s text:c="9"/>SOLE <text:s text:c="14"/>11219 <text:s text:c="6"/>0 <text:s text:c="7"/>0<text:tab/><text:tab/></text:p>
          </table:table-cell>
        </table:table-row>
        <table:table-row table:style-name="ro1">
          <table:table-cell office:value-type="string">
            <text:p>MSC INDL DIRECT INC</text:p>
          </table:table-cell>
          <table:table-cell office:value-type="string">
            <text:p><text:s text:c="2"/>CL A <text:s text:c="12"/>553530106</text:p>
          </table:table-cell>
          <table:table-cell office:value-type="float" office:value="698">
            <text:p>698</text:p>
          </table:table-cell>
          <table:table-cell office:value-type="string">
            <text:p><text:s text:c="3"/>10350 <text:s text:c="2"/>SH <text:s text:c="9"/>SOLE <text:s text:c="14"/>10350 <text:s text:c="6"/>0 <text:s text:c="7"/>0<text:tab/><text:tab/></text:p>
          </table:table-cell>
        </table:table-row>
        <table:table-row table:style-name="ro1">
          <table:table-cell office:value-type="string">
            <text:p>MINDSPEED TECHNOLOGIES INC</text:p>
          </table:table-cell>
          <table:table-cell office:value-type="string">
            <text:p><text:s text:c="2"/>COM NEW <text:s text:c="9"/>602682205</text:p>
          </table:table-cell>
          <table:table-cell office:value-type="float" office:value="199">
            <text:p>199</text:p>
          </table:table-cell>
          <table:table-cell office:value-type="string">
            <text:p><text:s text:c="3"/>57541 <text:s text:c="2"/>SH <text:s text:c="9"/>SOLE <text:s text:c="14"/>57541 <text:s text:c="6"/>0 <text:s text:c="7"/>0<text:tab/><text:tab/></text:p>
          </table:table-cell>
        </table:table-row>
        <table:table-row table:style-name="ro1">
          <table:table-cell office:value-type="string">
            <text:p>MISSION WEST PPTYS INC</text:p>
          </table:table-cell>
          <table:table-cell office:value-type="string">
            <text:p><text:s text:c="2"/>COM <text:s text:c="13"/>605203108</text:p>
          </table:table-cell>
          <table:table-cell office:value-type="float" office:value="103">
            <text:p>103</text:p>
          </table:table-cell>
          <table:table-cell office:value-type="string">
            <text:p><text:s text:c="3"/>11807 <text:s text:c="2"/>SH <text:s text:c="9"/>SOLE <text:s text:c="14"/>11807 <text:s text:c="6"/>0 <text:s text:c="7"/>0<text:tab/><text:tab/></text:p>
          </table:table-cell>
        </table:table-row>
        <table:table-row table:style-name="ro1">
          <table:table-cell office:value-type="string">
            <text:p>METTLER TOLEDO INTERNATIONA</text:p>
          </table:table-cell>
          <table:table-cell office:value-type="string">
            <text:p><text:s text:c="2"/>COM <text:s text:c="13"/>592688105</text:p>
          </table:table-cell>
          <table:table-cell office:value-type="float" office:value="668">
            <text:p>668</text:p>
          </table:table-cell>
          <table:table-cell office:value-type="string">
            <text:p><text:s text:c="4"/>3915 <text:s text:c="2"/>SH <text:s text:c="9"/>SOLE <text:s text:c="15"/>3915 <text:s text:c="6"/>0 <text:s text:c="7"/>0<text:tab/><text:tab/></text:p>
          </table:table-cell>
        </table:table-row>
        <table:table-row table:style-name="ro1">
          <table:table-cell office:value-type="string">
            <text:p>AMERICAN CAP MTG INVT CORP</text:p>
          </table:table-cell>
          <table:table-cell office:value-type="string">
            <text:p><text:s text:c="2"/>COM <text:s text:c="13"/>02504A104</text:p>
          </table:table-cell>
          <table:table-cell office:value-type="float" office:value="910">
            <text:p>910</text:p>
          </table:table-cell>
          <table:table-cell office:value-type="string">
            <text:p><text:s text:c="3"/>36211 <text:s text:c="2"/>SH <text:s text:c="9"/>SOLE <text:s text:c="14"/>36211 <text:s text:c="6"/>0 <text:s text:c="7"/>0<text:tab/><text:tab/></text:p>
          </table:table-cell>
        </table:table-row>
        <table:table-row table:style-name="ro1">
          <table:table-cell office:value-type="string">
            <text:p>MERITOR INC</text:p>
          </table:table-cell>
          <table:table-cell office:value-type="string">
            <text:p><text:s text:c="2"/>COM <text:s text:c="13"/>59001K100</text:p>
          </table:table-cell>
          <table:table-cell office:value-type="float" office:value="107">
            <text:p>107</text:p>
          </table:table-cell>
          <table:table-cell office:value-type="string">
            <text:p><text:s text:c="3"/>25147 <text:s text:c="2"/>SH <text:s text:c="9"/>SOLE <text:s text:c="14"/>25147 <text:s text:c="6"/>0 <text:s text:c="7"/>0<text:tab/><text:tab/></text:p>
          </table:table-cell>
        </table:table-row>
        <table:table-row table:style-name="ro1">
          <table:table-cell office:value-type="string">
            <text:p>MATERION CORP</text:p>
          </table:table-cell>
          <table:table-cell office:value-type="string">
            <text:p><text:s text:c="2"/>COM <text:s text:c="13"/>576690101</text:p>
          </table:table-cell>
          <table:table-cell office:value-type="float" office:value="395">
            <text:p>395</text:p>
          </table:table-cell>
          <table:table-cell office:value-type="string">
            <text:p><text:s text:c="3"/>16602 <text:s text:c="2"/>SH <text:s text:c="9"/>SOLE <text:s text:c="14"/>16602 <text:s text:c="6"/>0 <text:s text:c="7"/>0<text:tab/><text:tab/></text:p>
          </table:table-cell>
        </table:table-row>
        <table:table-row table:style-name="ro1">
          <table:table-cell office:value-type="string">
            <text:p>MATRIX SVC CO</text:p>
          </table:table-cell>
          <table:table-cell office:value-type="string">
            <text:p><text:s text:c="2"/>COM <text:s text:c="13"/>576853105</text:p>
          </table:table-cell>
          <table:table-cell office:value-type="float" office:value="466">
            <text:p>466</text:p>
          </table:table-cell>
          <table:table-cell office:value-type="string">
            <text:p><text:s text:c="3"/>44019 <text:s text:c="2"/>SH <text:s text:c="9"/>SOLE <text:s text:c="14"/>44019 <text:s text:c="6"/>0 <text:s text:c="7"/>0<text:tab/><text:tab/></text:p>
          </table:table-cell>
        </table:table-row>
        <table:table-row table:style-name="ro1">
          <table:table-cell office:value-type="string">
            <text:p>MTS SYS CORP</text:p>
          </table:table-cell>
          <table:table-cell office:value-type="string">
            <text:p><text:s text:c="2"/>COM <text:s text:c="13"/>553777103</text:p>
          </table:table-cell>
          <table:table-cell office:value-type="float" office:value="442">
            <text:p>442</text:p>
          </table:table-cell>
          <table:table-cell office:value-type="string">
            <text:p><text:s text:c="4"/>8248 <text:s text:c="2"/>SH <text:s text:c="9"/>SOLE <text:s text:c="15"/>8248 <text:s text:c="6"/>0 <text:s text:c="7"/>0<text:tab/><text:tab/></text:p>
          </table:table-cell>
        </table:table-row>
        <table:table-row table:style-name="ro1">
          <table:table-cell office:value-type="string">
            <text:p>MICRON TECHNOLOGY INC</text:p>
          </table:table-cell>
          <table:table-cell office:value-type="string">
            <text:p><text:s text:c="2"/>COM <text:s text:c="13"/>595112103</text:p>
          </table:table-cell>
          <table:table-cell office:value-type="float" office:value="1060">
            <text:p>1060</text:p>
          </table:table-cell>
          <table:table-cell office:value-type="string">
            <text:p><text:s text:c="2"/>177308 <text:s text:c="2"/>SH <text:s text:c="9"/>SOLE <text:s text:c="13"/>177308 <text:s text:c="6"/>0 <text:s text:c="7"/>0<text:tab/><text:tab/></text:p>
          </table:table-cell>
        </table:table-row>
        <table:table-row table:style-name="ro1">
          <table:table-cell office:value-type="string">
            <text:p>MURPHY OIL CORP</text:p>
          </table:table-cell>
          <table:table-cell office:value-type="string">
            <text:p><text:s text:c="2"/>COM <text:s text:c="13"/>626717102</text:p>
          </table:table-cell>
          <table:table-cell office:value-type="float" office:value="1835">
            <text:p>1835</text:p>
          </table:table-cell>
          <table:table-cell office:value-type="string">
            <text:p><text:s text:c="3"/>34176 <text:s text:c="2"/>SH <text:s text:c="9"/>SOLE <text:s text:c="14"/>34176 <text:s text:c="6"/>0 <text:s text:c="7"/>0<text:tab/><text:tab/></text:p>
          </table:table-cell>
        </table:table-row>
        <table:table-row table:style-name="ro1">
          <table:table-cell office:value-type="string">
            <text:p>METALS USA HLDGS CORP</text:p>
          </table:table-cell>
          <table:table-cell office:value-type="string">
            <text:p><text:s text:c="2"/>COM <text:s text:c="13"/>59132A104</text:p>
          </table:table-cell>
          <table:table-cell office:value-type="float" office:value="340">
            <text:p>340</text:p>
          </table:table-cell>
          <table:table-cell office:value-type="string">
            <text:p><text:s text:c="3"/>25401 <text:s text:c="2"/>SH <text:s text:c="9"/>SOLE <text:s text:c="14"/>25401 <text:s text:c="6"/>0 <text:s text:c="7"/>0<text:tab/><text:tab/></text:p>
          </table:table-cell>
        </table:table-row>
        <table:table-row table:style-name="ro1">
          <table:table-cell office:value-type="string">
            <text:p>MV OIL TR</text:p>
          </table:table-cell>
          <table:table-cell office:value-type="string">
            <text:p><text:s text:c="2"/>TR UNITS <text:s text:c="8"/>553859109</text:p>
          </table:table-cell>
          <table:table-cell office:value-type="float" office:value="305">
            <text:p>305</text:p>
          </table:table-cell>
          <table:table-cell office:value-type="string">
            <text:p><text:s text:c="4"/>8500 <text:s text:c="2"/>SH <text:s text:c="9"/>SOLE <text:s text:c="15"/>8500 <text:s text:c="6"/>0 <text:s text:c="7"/>0<text:tab/><text:tab/></text:p>
          </table:table-cell>
        </table:table-row>
        <table:table-row table:style-name="ro1">
          <table:table-cell office:value-type="string">
            <text:p>MENS WEARHOUSE INC</text:p>
          </table:table-cell>
          <table:table-cell office:value-type="string">
            <text:p><text:s text:c="2"/>COM <text:s text:c="13"/>587118100</text:p>
          </table:table-cell>
          <table:table-cell office:value-type="float" office:value="1011">
            <text:p>1011</text:p>
          </table:table-cell>
          <table:table-cell office:value-type="string">
            <text:p><text:s text:c="3"/>29363 <text:s text:c="2"/>SH <text:s text:c="9"/>SOLE <text:s text:c="14"/>29363 <text:s text:c="6"/>0 <text:s text:c="7"/>0<text:tab/><text:tab/></text:p>
          </table:table-cell>
        </table:table-row>
        <table:table-row table:style-name="ro1">
          <table:table-cell office:value-type="string">
            <text:p>MEADWESTVACO CORP</text:p>
          </table:table-cell>
          <table:table-cell office:value-type="string">
            <text:p><text:s text:c="2"/>COM <text:s text:c="13"/>583334107</text:p>
          </table:table-cell>
          <table:table-cell office:value-type="float" office:value="202">
            <text:p>202</text:p>
          </table:table-cell>
          <table:table-cell office:value-type="string">
            <text:p><text:s text:c="4"/>6592 <text:s text:c="2"/>SH <text:s text:c="9"/>SOLE <text:s text:c="15"/>6592 <text:s text:c="6"/>0 <text:s text:c="7"/>0<text:tab/><text:tab/></text:p>
          </table:table-cell>
        </table:table-row>
        <table:table-row table:style-name="ro1">
          <table:table-cell office:value-type="string">
            <text:p>MAGNACHIP SEMICONDUCTOR COR</text:p>
          </table:table-cell>
          <table:table-cell office:value-type="string">
            <text:p><text:s text:c="2"/>COM <text:s text:c="13"/>55933J203</text:p>
          </table:table-cell>
          <table:table-cell office:value-type="float" office:value="414">
            <text:p>414</text:p>
          </table:table-cell>
          <table:table-cell office:value-type="string">
            <text:p><text:s text:c="3"/>35083 <text:s text:c="2"/>SH <text:s text:c="9"/>SOLE <text:s text:c="14"/>35083 <text:s text:c="6"/>0 <text:s text:c="7"/>0<text:tab/><text:tab/></text:p>
          </table:table-cell>
        </table:table-row>
        <table:table-row table:style-name="ro1">
          <table:table-cell office:value-type="string">
            <text:p>MYRIAD GENETICS INC</text:p>
          </table:table-cell>
          <table:table-cell office:value-type="string">
            <text:p><text:s text:c="2"/>COM <text:s text:c="13"/>62855J104</text:p>
          </table:table-cell>
          <table:table-cell office:value-type="float" office:value="1821">
            <text:p>1821</text:p>
          </table:table-cell>
          <table:table-cell office:value-type="string">
            <text:p><text:s text:c="3"/>67553 <text:s text:c="2"/>SH <text:s text:c="9"/>SOLE <text:s text:c="14"/>67553 <text:s text:c="6"/>0 <text:s text:c="7"/>0<text:tab/><text:tab/></text:p>
          </table:table-cell>
        </table:table-row>
        <table:table-row table:style-name="ro1">
          <table:table-cell office:value-type="string">
            <text:p>NETSUITE INC</text:p>
          </table:table-cell>
          <table:table-cell office:value-type="string">
            <text:p><text:s text:c="2"/>COM <text:s text:c="13"/>64118Q107</text:p>
          </table:table-cell>
          <table:table-cell office:value-type="float" office:value="457">
            <text:p>457</text:p>
          </table:table-cell>
          <table:table-cell office:value-type="string">
            <text:p><text:s text:c="4"/>7159 <text:s text:c="2"/>SH <text:s text:c="9"/>SOLE <text:s text:c="15"/>7159 <text:s text:c="6"/>0 <text:s text:c="7"/>0<text:tab/><text:tab/></text:p>
          </table:table-cell>
        </table:table-row>
        <table:table-row table:style-name="ro1">
          <table:table-cell office:value-type="string">
            <text:p>NASH FINCH CO</text:p>
          </table:table-cell>
          <table:table-cell office:value-type="string">
            <text:p><text:s text:c="2"/>COM <text:s text:c="13"/>631158102</text:p>
          </table:table-cell>
          <table:table-cell office:value-type="float" office:value="383">
            <text:p>383</text:p>
          </table:table-cell>
          <table:table-cell office:value-type="string">
            <text:p><text:s text:c="3"/>18763 <text:s text:c="2"/>SH <text:s text:c="9"/>SOLE <text:s text:c="14"/>18763 <text:s text:c="6"/>0 <text:s text:c="7"/>0<text:tab/><text:tab/></text:p>
          </table:table-cell>
        </table:table-row>
        <table:table-row table:style-name="ro1">
          <table:table-cell office:value-type="string">
            <text:p>NATIONAL AMERN UNIV HLDGS I</text:p>
          </table:table-cell>
          <table:table-cell office:value-type="string">
            <text:p><text:s text:c="2"/>COM <text:s text:c="13"/>63245Q105</text:p>
          </table:table-cell>
          <table:table-cell office:value-type="float" office:value="55">
            <text:p>55</text:p>
          </table:table-cell>
          <table:table-cell office:value-type="string">
            <text:p><text:s text:c="3"/>11024 <text:s text:c="2"/>SH <text:s text:c="9"/>SOLE <text:s text:c="14"/>11024 <text:s text:c="6"/>0 <text:s text:c="7"/>0<text:tab/><text:tab/></text:p>
          </table:table-cell>
        </table:table-row>
        <table:table-row table:style-name="ro1">
          <table:table-cell office:value-type="string">
            <text:p>NABORS INDUSTRIES LTD</text:p>
          </table:table-cell>
          <table:table-cell office:value-type="string">
            <text:p><text:s text:c="2"/>SHS <text:s text:c="13"/>G6359F103</text:p>
          </table:table-cell>
          <table:table-cell office:value-type="float" office:value="406">
            <text:p>406</text:p>
          </table:table-cell>
          <table:table-cell office:value-type="string">
            <text:p><text:s text:c="3"/>28908 <text:s text:c="2"/>SH <text:s text:c="9"/>SOLE <text:s text:c="14"/>28908 <text:s text:c="6"/>0 <text:s text:c="7"/>0<text:tab/><text:tab/></text:p>
          </table:table-cell>
        </table:table-row>
        <table:table-row table:style-name="ro1">
          <table:table-cell office:value-type="string">
            <text:p>NACCO INDS INC</text:p>
          </table:table-cell>
          <table:table-cell office:value-type="string">
            <text:p><text:s text:c="2"/>CL A <text:s text:c="12"/>629579103</text:p>
          </table:table-cell>
          <table:table-cell office:value-type="float" office:value="290">
            <text:p>290</text:p>
          </table:table-cell>
          <table:table-cell office:value-type="string">
            <text:p><text:s text:c="4"/>7268 <text:s text:c="2"/>SH <text:s text:c="9"/>SOLE <text:s text:c="15"/>7268 <text:s text:c="6"/>0 <text:s text:c="7"/>0<text:tab/><text:tab/></text:p>
          </table:table-cell>
        </table:table-row>
        <table:table-row table:style-name="ro1">
          <table:table-cell office:value-type="string">
            <text:p>NCI INC</text:p>
          </table:table-cell>
          <table:table-cell office:value-type="string">
            <text:p><text:s text:c="2"/>CL A <text:s text:c="12"/>62886K104</text:p>
          </table:table-cell>
          <table:table-cell office:value-type="float" office:value="224">
            <text:p>224</text:p>
          </table:table-cell>
          <table:table-cell office:value-type="string">
            <text:p><text:s text:c="3"/>32533 <text:s text:c="2"/>SH <text:s text:c="9"/>SOLE <text:s text:c="14"/>32533 <text:s text:c="6"/>0 <text:s text:c="7"/>0<text:tab/><text:tab/></text:p>
          </table:table-cell>
        </table:table-row>
        <table:table-row table:style-name="ro1">
          <table:table-cell office:value-type="string">
            <text:p>NATIONAL CINEMEDIA INC</text:p>
          </table:table-cell>
          <table:table-cell office:value-type="string">
            <text:p><text:s text:c="2"/>COM <text:s text:c="13"/>635309107</text:p>
          </table:table-cell>
          <table:table-cell office:value-type="float" office:value="239">
            <text:p>239</text:p>
          </table:table-cell>
          <table:table-cell office:value-type="string">
            <text:p><text:s text:c="3"/>14600 <text:s text:c="2"/>SH <text:s text:c="9"/>SOLE <text:s text:c="14"/>14600 <text:s text:c="6"/>0 <text:s text:c="7"/>0<text:tab/><text:tab/></text:p>
          </table:table-cell>
        </table:table-row>
        <table:table-row table:style-name="ro1">
          <table:table-cell office:value-type="string">
            <text:p>NCI BUILDING SYS INC</text:p>
          </table:table-cell>
          <table:table-cell office:value-type="string">
            <text:p><text:s text:c="2"/>COM NEW <text:s text:c="9"/>628852204</text:p>
          </table:table-cell>
          <table:table-cell office:value-type="float" office:value="442">
            <text:p>442</text:p>
          </table:table-cell>
          <table:table-cell office:value-type="string">
            <text:p><text:s text:c="3"/>44095 <text:s text:c="2"/>SH <text:s text:c="9"/>SOLE <text:s text:c="14"/>44095 <text:s text:c="6"/>0 <text:s text:c="7"/>0<text:tab/><text:tab/></text:p>
          </table:table-cell>
        </table:table-row>
        <table:table-row table:style-name="ro1">
          <table:table-cell office:value-type="string">
            <text:p>NEWCASTLE INVT CORP</text:p>
          </table:table-cell>
          <table:table-cell office:value-type="string">
            <text:p><text:s text:c="2"/>COM <text:s text:c="13"/>65105M108</text:p>
          </table:table-cell>
          <table:table-cell office:value-type="float" office:value="1335">
            <text:p>1335</text:p>
          </table:table-cell>
          <table:table-cell office:value-type="string">
            <text:p><text:s text:c="2"/>177333 <text:s text:c="2"/>SH <text:s text:c="9"/>SOLE <text:s text:c="13"/>177333 <text:s text:c="6"/>0 <text:s text:c="7"/>0<text:tab/><text:tab/></text:p>
          </table:table-cell>
        </table:table-row>
        <table:table-row table:style-name="ro1">
          <table:table-cell office:value-type="string">
            <text:p>NOBLE CORPORATION BAAR</text:p>
          </table:table-cell>
          <table:table-cell office:value-type="string">
            <text:p><text:s text:c="2"/>NAMEN -AKT <text:s text:c="6"/>H5833N103</text:p>
          </table:table-cell>
          <table:table-cell office:value-type="float" office:value="523">
            <text:p>523</text:p>
          </table:table-cell>
          <table:table-cell office:value-type="string">
            <text:p><text:s text:c="3"/>14625 <text:s text:c="2"/>SH <text:s text:c="9"/>SOLE <text:s text:c="14"/>14625 <text:s text:c="6"/>0 <text:s text:c="7"/>0<text:tab/><text:tab/></text:p>
          </table:table-cell>
        </table:table-row>
        <table:table-row table:style-name="ro1">
          <table:table-cell office:value-type="string">
            <text:p>NEWMONT MINING CORP</text:p>
          </table:table-cell>
          <table:table-cell office:value-type="string">
            <text:p><text:s text:c="2"/>COM <text:s text:c="13"/>651639106</text:p>
          </table:table-cell>
          <table:table-cell office:value-type="float" office:value="1040">
            <text:p>1040</text:p>
          </table:table-cell>
          <table:table-cell office:value-type="string">
            <text:p><text:s text:c="3"/>18561 <text:s text:c="2"/>SH <text:s text:c="9"/>SOLE <text:s text:c="14"/>18561 <text:s text:c="6"/>0 <text:s text:c="7"/>0<text:tab/><text:tab/></text:p>
          </table:table-cell>
        </table:table-row>
        <table:table-row table:style-name="ro1">
          <table:table-cell office:value-type="string">
            <text:p>NATIONAL FINL PARTNERS CORP</text:p>
          </table:table-cell>
          <table:table-cell office:value-type="string">
            <text:p><text:s text:c="2"/>COM <text:s text:c="13"/>63607P208</text:p>
          </table:table-cell>
          <table:table-cell office:value-type="float" office:value="485">
            <text:p>485</text:p>
          </table:table-cell>
          <table:table-cell office:value-type="string">
            <text:p><text:s text:c="3"/>28721 <text:s text:c="2"/>SH <text:s text:c="9"/>SOLE <text:s text:c="14"/>28721 <text:s text:c="6"/>0 <text:s text:c="7"/>0<text:tab/><text:tab/></text:p>
          </table:table-cell>
        </table:table-row>
        <table:table-row table:style-name="ro1">
          <table:table-cell office:value-type="string">
            <text:p>NEWFIELD EXPL CO</text:p>
          </table:table-cell>
          <table:table-cell office:value-type="string">
            <text:p><text:s text:c="2"/>COM <text:s text:c="13"/>651290108</text:p>
          </table:table-cell>
          <table:table-cell office:value-type="float" office:value="516">
            <text:p>516</text:p>
          </table:table-cell>
          <table:table-cell office:value-type="string">
            <text:p><text:s text:c="3"/>16480 <text:s text:c="2"/>SH <text:s text:c="9"/>SOLE <text:s text:c="14"/>16480 <text:s text:c="6"/>0 <text:s text:c="7"/>0<text:tab/><text:tab/></text:p>
          </table:table-cell>
        </table:table-row>
        <table:table-row table:style-name="ro1">
          <table:table-cell office:value-type="string">
            <text:p>TARGA RESOURCES PARTNERS LP</text:p>
          </table:table-cell>
          <table:table-cell office:value-type="string">
            <text:p><text:s text:c="2"/>COM UNIT <text:s text:c="8"/>87611X105</text:p>
          </table:table-cell>
          <table:table-cell office:value-type="float" office:value="868">
            <text:p>868</text:p>
          </table:table-cell>
          <table:table-cell office:value-type="string">
            <text:p><text:s text:c="3"/>20253 <text:s text:c="2"/>SH <text:s text:c="9"/>SOLE <text:s text:c="14"/>20253 <text:s text:c="6"/>0 <text:s text:c="7"/>0<text:tab/><text:tab/></text:p>
          </table:table-cell>
        </table:table-row>
        <table:table-row table:style-name="ro1">
          <table:table-cell office:value-type="string">
            <text:p>NISOURCE INC</text:p>
          </table:table-cell>
          <table:table-cell office:value-type="string">
            <text:p><text:s text:c="2"/>COM <text:s text:c="13"/>65473P105</text:p>
          </table:table-cell>
          <table:table-cell office:value-type="float" office:value="507">
            <text:p>507</text:p>
          </table:table-cell>
          <table:table-cell office:value-type="string">
            <text:p><text:s text:c="3"/>19888 <text:s text:c="2"/>SH <text:s text:c="9"/>SOLE <text:s text:c="14"/>19888 <text:s text:c="6"/>0 <text:s text:c="7"/>0<text:tab/><text:tab/></text:p>
          </table:table-cell>
        </table:table-row>
        <table:table-row table:style-name="ro1">
          <table:table-cell office:value-type="string">
            <text:p>NII HLDGS INC</text:p>
          </table:table-cell>
          <table:table-cell office:value-type="string">
            <text:p><text:s text:c="2"/>CL B NEW <text:s text:c="8"/>62913F201</text:p>
          </table:table-cell>
          <table:table-cell office:value-type="float" office:value="147">
            <text:p>147</text:p>
          </table:table-cell>
          <table:table-cell office:value-type="string">
            <text:p><text:s text:c="3"/>18730 <text:s text:c="2"/>SH <text:s text:c="9"/>SOLE <text:s text:c="14"/>18730 <text:s text:c="6"/>0 <text:s text:c="7"/>0<text:tab/><text:tab/></text:p>
          </table:table-cell>
        </table:table-row>
        <table:table-row table:style-name="ro1">
          <table:table-cell office:value-type="string">
            <text:p>NEW JERSEY RES</text:p>
          </table:table-cell>
          <table:table-cell office:value-type="string">
            <text:p><text:s text:c="2"/>COM <text:s text:c="13"/>646025106</text:p>
          </table:table-cell>
          <table:table-cell office:value-type="float" office:value="215">
            <text:p>215</text:p>
          </table:table-cell>
          <table:table-cell office:value-type="string">
            <text:p><text:s text:c="4"/>4693 <text:s text:c="2"/>SH <text:s text:c="9"/>SOLE <text:s text:c="15"/>4693 <text:s text:c="6"/>0 <text:s text:c="7"/>0<text:tab/><text:tab/></text:p>
          </table:table-cell>
        </table:table-row>
        <table:table-row table:style-name="ro1">
          <table:table-cell office:value-type="string">
            <text:p>NIKE INC</text:p>
          </table:table-cell>
          <table:table-cell office:value-type="string">
            <text:p><text:s text:c="2"/>CL B <text:s text:c="12"/>654106103</text:p>
          </table:table-cell>
          <table:table-cell office:value-type="float" office:value="223">
            <text:p>223</text:p>
          </table:table-cell>
          <table:table-cell office:value-type="string">
            <text:p><text:s text:c="4"/>2349 <text:s text:c="2"/>SH <text:s text:c="9"/>SOLE <text:s text:c="15"/>2349 <text:s text:c="6"/>0 <text:s text:c="7"/>0<text:tab/><text:tab/></text:p>
          </table:table-cell>
        </table:table-row>
        <table:table-row table:style-name="ro1">
          <table:table-cell office:value-type="string">
            <text:p>NAUTILUS INC</text:p>
          </table:table-cell>
          <table:table-cell office:value-type="string">
            <text:p><text:s text:c="2"/>COM <text:s text:c="13"/>63910B102</text:p>
          </table:table-cell>
          <table:table-cell office:value-type="float" office:value="496">
            <text:p>496</text:p>
          </table:table-cell>
          <table:table-cell office:value-type="string">
            <text:p><text:s text:c="2"/>189467 <text:s text:c="2"/>SH <text:s text:c="9"/>SOLE <text:s text:c="13"/>189467 <text:s text:c="6"/>0 <text:s text:c="7"/>0<text:tab/><text:tab/></text:p>
          </table:table-cell>
        </table:table-row>
        <table:table-row table:style-name="ro1">
          <table:table-cell office:value-type="string">
            <text:p>NAVIOS MARITIME HOLDINGS IN</text:p>
          </table:table-cell>
          <table:table-cell office:value-type="string">
            <text:p><text:s text:c="2"/>COM <text:s text:c="13"/>Y62196103</text:p>
          </table:table-cell>
          <table:table-cell office:value-type="float" office:value="821">
            <text:p>821</text:p>
          </table:table-cell>
          <table:table-cell office:value-type="string">
            <text:p><text:s text:c="2"/>227940 <text:s text:c="2"/>SH <text:s text:c="9"/>SOLE <text:s text:c="13"/>227940 <text:s text:c="6"/>0 <text:s text:c="7"/>0<text:tab/><text:tab/></text:p>
          </table:table-cell>
        </table:table-row>
        <table:table-row table:style-name="ro1">
          <table:table-cell office:value-type="string">
            <text:p>NN INC</text:p>
          </table:table-cell>
          <table:table-cell office:value-type="string">
            <text:p><text:s text:c="2"/>COM <text:s text:c="13"/>629337106</text:p>
          </table:table-cell>
          <table:table-cell office:value-type="float" office:value="390">
            <text:p>390</text:p>
          </table:table-cell>
          <table:table-cell office:value-type="string">
            <text:p><text:s text:c="3"/>45927 <text:s text:c="2"/>SH <text:s text:c="9"/>SOLE <text:s text:c="14"/>45927 <text:s text:c="6"/>0 <text:s text:c="7"/>0<text:tab/><text:tab/></text:p>
          </table:table-cell>
        </table:table-row>
        <table:table-row table:style-name="ro1">
          <table:table-cell office:value-type="string">
            <text:p>NORTHROP GRUMMAN CORP</text:p>
          </table:table-cell>
          <table:table-cell office:value-type="string">
            <text:p><text:s text:c="2"/>COM <text:s text:c="13"/>666807102</text:p>
          </table:table-cell>
          <table:table-cell office:value-type="float" office:value="1001">
            <text:p>1001</text:p>
          </table:table-cell>
          <table:table-cell office:value-type="string">
            <text:p><text:s text:c="3"/>15066 <text:s text:c="2"/>SH <text:s text:c="9"/>SOLE <text:s text:c="14"/>15066 <text:s text:c="6"/>0 <text:s text:c="7"/>0<text:tab/><text:tab/></text:p>
          </table:table-cell>
        </table:table-row>
        <table:table-row table:style-name="ro1">
          <table:table-cell office:value-type="string">
            <text:p>NOKIA CORP</text:p>
          </table:table-cell>
          <table:table-cell office:value-type="string">
            <text:p><text:s text:c="2"/>SPONSORED ADR <text:s text:c="3"/>654902204</text:p>
          </table:table-cell>
          <table:table-cell office:value-type="float" office:value="68">
            <text:p>68</text:p>
          </table:table-cell>
          <table:table-cell office:value-type="string">
            <text:p><text:s text:c="3"/>26575 <text:s text:c="2"/>SH <text:s text:c="9"/>SOLE <text:s text:c="14"/>26575 <text:s text:c="6"/>0 <text:s text:c="7"/>0<text:tab/><text:tab/></text:p>
          </table:table-cell>
        </table:table-row>
        <table:table-row table:style-name="ro1">
          <table:table-cell office:value-type="string">
            <text:p>NORANDA ALUM HLDG CORP</text:p>
          </table:table-cell>
          <table:table-cell office:value-type="string">
            <text:p><text:s text:c="2"/>COM <text:s text:c="13"/>65542W107</text:p>
          </table:table-cell>
          <table:table-cell office:value-type="float" office:value="570">
            <text:p>570</text:p>
          </table:table-cell>
          <table:table-cell office:value-type="string">
            <text:p><text:s text:c="3"/>85142 <text:s text:c="2"/>SH <text:s text:c="9"/>SOLE <text:s text:c="14"/>85142 <text:s text:c="6"/>0 <text:s text:c="7"/>0<text:tab/><text:tab/></text:p>
          </table:table-cell>
        </table:table-row>
        <table:table-row table:style-name="ro1">
          <table:table-cell office:value-type="string">
            <text:p>NEENAH PAPER INC</text:p>
          </table:table-cell>
          <table:table-cell office:value-type="string">
            <text:p><text:s text:c="2"/>COM <text:s text:c="13"/>640079109</text:p>
          </table:table-cell>
          <table:table-cell office:value-type="float" office:value="626">
            <text:p>626</text:p>
          </table:table-cell>
          <table:table-cell office:value-type="string">
            <text:p><text:s text:c="3"/>21851 <text:s text:c="2"/>SH <text:s text:c="9"/>SOLE <text:s text:c="14"/>21851 <text:s text:c="6"/>0 <text:s text:c="7"/>0<text:tab/><text:tab/></text:p>
          </table:table-cell>
        </table:table-row>
        <table:table-row table:style-name="ro1">
          <table:table-cell office:value-type="string">
            <text:p>NATIONAL PENN BANCSHARES IN</text:p>
          </table:table-cell>
          <table:table-cell office:value-type="string">
            <text:p><text:s text:c="2"/>COM <text:s text:c="13"/>637138108</text:p>
          </table:table-cell>
          <table:table-cell office:value-type="float" office:value="141">
            <text:p>141</text:p>
          </table:table-cell>
          <table:table-cell office:value-type="string">
            <text:p><text:s text:c="3"/>15500 <text:s text:c="2"/>SH <text:s text:c="9"/>SOLE <text:s text:c="14"/>15500 <text:s text:c="6"/>0 <text:s text:c="7"/>0<text:tab/><text:tab/></text:p>
          </table:table-cell>
        </table:table-row>
        <table:table-row table:style-name="ro1">
          <table:table-cell office:value-type="string">
            <text:p>ENPRO INDS INC</text:p>
          </table:table-cell>
          <table:table-cell office:value-type="string">
            <text:p><text:s text:c="2"/>COM <text:s text:c="13"/>29355X107</text:p>
          </table:table-cell>
          <table:table-cell office:value-type="float" office:value="294">
            <text:p>294</text:p>
          </table:table-cell>
          <table:table-cell office:value-type="string">
            <text:p><text:s text:c="4"/>8169 <text:s text:c="2"/>SH <text:s text:c="9"/>SOLE <text:s text:c="15"/>8169 <text:s text:c="6"/>0 <text:s text:c="7"/>0<text:tab/><text:tab/></text:p>
          </table:table-cell>
        </table:table-row>
        <table:table-row table:style-name="ro1">
          <table:table-cell office:value-type="string">
            <text:p>NPS PHARMACEUTICALS INC</text:p>
          </table:table-cell>
          <table:table-cell office:value-type="string">
            <text:p><text:s text:c="2"/>COM <text:s text:c="13"/>62936P103</text:p>
          </table:table-cell>
          <table:table-cell office:value-type="float" office:value="179">
            <text:p>179</text:p>
          </table:table-cell>
          <table:table-cell office:value-type="string">
            <text:p><text:s text:c="3"/>19401 <text:s text:c="2"/>SH <text:s text:c="9"/>SOLE <text:s text:c="14"/>19401 <text:s text:c="6"/>0 <text:s text:c="7"/>0<text:tab/><text:tab/></text:p>
          </table:table-cell>
        </table:table-row>
        <table:table-row table:style-name="ro1">
          <table:table-cell office:value-type="string">
            <text:p>NORTHSTAR RLTY FIN CORP</text:p>
          </table:table-cell>
          <table:table-cell office:value-type="string">
            <text:p><text:s text:c="2"/>COM <text:s text:c="13"/>66704R100</text:p>
          </table:table-cell>
          <table:table-cell office:value-type="float" office:value="719">
            <text:p>719</text:p>
          </table:table-cell>
          <table:table-cell office:value-type="string">
            <text:p><text:s text:c="2"/>112997 <text:s text:c="2"/>SH <text:s text:c="9"/>SOLE <text:s text:c="13"/>112997 <text:s text:c="6"/>0 <text:s text:c="7"/>0<text:tab/><text:tab/></text:p>
          </table:table-cell>
        </table:table-row>
        <table:table-row table:style-name="ro1">
          <table:table-cell office:value-type="string">
            <text:p>NRG ENERGY INC</text:p>
          </table:table-cell>
          <table:table-cell office:value-type="string">
            <text:p><text:s text:c="2"/>COM NEW <text:s text:c="9"/>629377508</text:p>
          </table:table-cell>
          <table:table-cell office:value-type="float" office:value="430">
            <text:p>430</text:p>
          </table:table-cell>
          <table:table-cell office:value-type="string">
            <text:p><text:s text:c="3"/>20111 <text:s text:c="2"/>SH <text:s text:c="9"/>SOLE <text:s text:c="14"/>20111 <text:s text:c="6"/>0 <text:s text:c="7"/>0<text:tab/><text:tab/></text:p>
          </table:table-cell>
        </table:table-row>
        <table:table-row table:style-name="ro1">
          <table:table-cell office:value-type="string">
            <text:p>NATURAL RESOURCE PARTNERS L</text:p>
          </table:table-cell>
          <table:table-cell office:value-type="string">
            <text:p><text:s text:c="2"/>COM UNIT L P <text:s text:c="4"/>63900P103</text:p>
          </table:table-cell>
          <table:table-cell office:value-type="float" office:value="282">
            <text:p>282</text:p>
          </table:table-cell>
          <table:table-cell office:value-type="string">
            <text:p><text:s text:c="3"/>13600 <text:s text:c="2"/>SH <text:s text:c="9"/>SOLE <text:s text:c="14"/>13600 <text:s text:c="6"/>0 <text:s text:c="7"/>0<text:tab/><text:tab/></text:p>
          </table:table-cell>
        </table:table-row>
        <table:table-row table:style-name="ro1">
          <table:table-cell office:value-type="string">
            <text:p>NORTH EUROPEAN OIL RTY TR</text:p>
          </table:table-cell>
          <table:table-cell office:value-type="string">
            <text:p><text:s text:c="2"/>SH BEN INT <text:s text:c="6"/>659310106</text:p>
          </table:table-cell>
          <table:table-cell office:value-type="float" office:value="282">
            <text:p>282</text:p>
          </table:table-cell>
          <table:table-cell office:value-type="string">
            <text:p><text:s text:c="4"/>9884 <text:s text:c="2"/>SH <text:s text:c="9"/>SOLE <text:s text:c="15"/>9884 <text:s text:c="6"/>0 <text:s text:c="7"/>0<text:tab/><text:tab/></text:p>
          </table:table-cell>
        </table:table-row>
        <table:table-row table:style-name="ro1">
          <table:table-cell office:value-type="string">
            <text:p>NORFOLK SOUTHERN CORP</text:p>
          </table:table-cell>
          <table:table-cell office:value-type="string">
            <text:p><text:s text:c="2"/>COM <text:s text:c="13"/>655844108</text:p>
          </table:table-cell>
          <table:table-cell office:value-type="float" office:value="902">
            <text:p>902</text:p>
          </table:table-cell>
          <table:table-cell office:value-type="string">
            <text:p><text:s text:c="3"/>14177 <text:s text:c="2"/>SH <text:s text:c="9"/>SOLE <text:s text:c="14"/>14177 <text:s text:c="6"/>0 <text:s text:c="7"/>0<text:tab/><text:tab/></text:p>
          </table:table-cell>
        </table:table-row>
        <table:table-row table:style-name="ro1">
          <table:table-cell office:value-type="string">
            <text:p>INSIGHT ENTERPRISES INC</text:p>
          </table:table-cell>
          <table:table-cell office:value-type="string">
            <text:p><text:s text:c="2"/>COM <text:s text:c="13"/>45765U103</text:p>
          </table:table-cell>
          <table:table-cell office:value-type="float" office:value="580">
            <text:p>580</text:p>
          </table:table-cell>
          <table:table-cell office:value-type="string">
            <text:p><text:s text:c="3"/>33197 <text:s text:c="2"/>SH <text:s text:c="9"/>SOLE <text:s text:c="14"/>33197 <text:s text:c="6"/>0 <text:s text:c="7"/>0<text:tab/><text:tab/></text:p>
          </table:table-cell>
        </table:table-row>
        <table:table-row table:style-name="ro1">
          <table:table-cell office:value-type="string">
            <text:p>NANOSPHERE INC</text:p>
          </table:table-cell>
          <table:table-cell office:value-type="string">
            <text:p><text:s text:c="2"/>COM <text:s text:c="13"/>63009F105</text:p>
          </table:table-cell>
          <table:table-cell office:value-type="float" office:value="86">
            <text:p>86</text:p>
          </table:table-cell>
          <table:table-cell office:value-type="string">
            <text:p><text:s text:c="3"/>26000 <text:s text:c="2"/>SH <text:s text:c="9"/>SOLE <text:s text:c="14"/>26000 <text:s text:c="6"/>0 <text:s text:c="7"/>0<text:tab/><text:tab/></text:p>
          </table:table-cell>
        </table:table-row>
        <table:table-row table:style-name="ro1">
          <table:table-cell office:value-type="string">
            <text:p>NTELOS HLDGS CORP</text:p>
          </table:table-cell>
          <table:table-cell office:value-type="string">
            <text:p><text:s text:c="2"/>COM NEW <text:s text:c="9"/>67020Q305</text:p>
          </table:table-cell>
          <table:table-cell office:value-type="float" office:value="755">
            <text:p>755</text:p>
          </table:table-cell>
          <table:table-cell office:value-type="string">
            <text:p><text:s text:c="3"/>43461 <text:s text:c="2"/>SH <text:s text:c="9"/>SOLE <text:s text:c="14"/>43461 <text:s text:c="6"/>0 <text:s text:c="7"/>0<text:tab/><text:tab/></text:p>
          </table:table-cell>
        </table:table-row>
        <table:table-row table:style-name="ro1">
          <table:table-cell office:value-type="string">
            <text:p>NUTRI SYS INC NEW</text:p>
          </table:table-cell>
          <table:table-cell office:value-type="string">
            <text:p><text:s text:c="2"/>COM <text:s text:c="13"/>67069D108</text:p>
          </table:table-cell>
          <table:table-cell office:value-type="float" office:value="863">
            <text:p>863</text:p>
          </table:table-cell>
          <table:table-cell office:value-type="string">
            <text:p><text:s text:c="3"/>81921 <text:s text:c="2"/>SH <text:s text:c="9"/>SOLE <text:s text:c="14"/>81921 <text:s text:c="6"/>0 <text:s text:c="7"/>0<text:tab/><text:tab/></text:p>
          </table:table-cell>
        </table:table-row>
        <table:table-row table:style-name="ro1">
          <table:table-cell office:value-type="string">
            <text:p>NORTHERN TR CORP</text:p>
          </table:table-cell>
          <table:table-cell office:value-type="string">
            <text:p><text:s text:c="2"/>COM <text:s text:c="13"/>665859104</text:p>
          </table:table-cell>
          <table:table-cell office:value-type="float" office:value="385">
            <text:p>385</text:p>
          </table:table-cell>
          <table:table-cell office:value-type="string">
            <text:p><text:s text:c="4"/>8287 <text:s text:c="2"/>SH <text:s text:c="9"/>SOLE <text:s text:c="15"/>8287 <text:s text:c="6"/>0 <text:s text:c="7"/>0<text:tab/><text:tab/></text:p>
          </table:table-cell>
        </table:table-row>
        <table:table-row table:style-name="ro1">
          <table:table-cell office:value-type="string">
            <text:p>NUANCE COMMUNICATIONS INC</text:p>
          </table:table-cell>
          <table:table-cell office:value-type="string">
            <text:p><text:s text:c="2"/>COM <text:s text:c="13"/>67020Y100</text:p>
          </table:table-cell>
          <table:table-cell office:value-type="float" office:value="226">
            <text:p>226</text:p>
          </table:table-cell>
          <table:table-cell office:value-type="string">
            <text:p><text:s text:c="4"/>9070 <text:s text:c="2"/>SH <text:s text:c="9"/>SOLE <text:s text:c="15"/>9070 <text:s text:c="6"/>0 <text:s text:c="7"/>0<text:tab/><text:tab/></text:p>
          </table:table-cell>
        </table:table-row>
        <table:table-row table:style-name="ro1">
          <table:table-cell office:value-type="string">
            <text:p>NUCOR CORP</text:p>
          </table:table-cell>
          <table:table-cell office:value-type="string">
            <text:p><text:s text:c="2"/>COM <text:s text:c="13"/>670346105</text:p>
          </table:table-cell>
          <table:table-cell office:value-type="float" office:value="613">
            <text:p>613</text:p>
          </table:table-cell>
          <table:table-cell office:value-type="string">
            <text:p><text:s text:c="3"/>16020 <text:s text:c="2"/>SH <text:s text:c="9"/>SOLE <text:s text:c="14"/>16020 <text:s text:c="6"/>0 <text:s text:c="7"/>0<text:tab/><text:tab/></text:p>
          </table:table-cell>
        </table:table-row>
        <table:table-row table:style-name="ro1">
          <table:table-cell office:value-type="string">
            <text:p>NU SKIN ENTERPRISES INC</text:p>
          </table:table-cell>
          <table:table-cell office:value-type="string">
            <text:p><text:s text:c="2"/>CL A <text:s text:c="12"/>67018T105</text:p>
          </table:table-cell>
          <table:table-cell office:value-type="float" office:value="1636">
            <text:p>1636</text:p>
          </table:table-cell>
          <table:table-cell office:value-type="string">
            <text:p><text:s text:c="3"/>42123 <text:s text:c="2"/>SH <text:s text:c="9"/>SOLE <text:s text:c="14"/>42123 <text:s text:c="6"/>0 <text:s text:c="7"/>0<text:tab/><text:tab/></text:p>
          </table:table-cell>
        </table:table-row>
        <table:table-row table:style-name="ro1">
          <table:table-cell office:value-type="string">
            <text:p>NV ENERGY INC</text:p>
          </table:table-cell>
          <table:table-cell office:value-type="string">
            <text:p><text:s text:c="2"/>COM <text:s text:c="13"/>67073Y106</text:p>
          </table:table-cell>
          <table:table-cell office:value-type="float" office:value="272">
            <text:p>272</text:p>
          </table:table-cell>
          <table:table-cell office:value-type="string">
            <text:p><text:s text:c="3"/>15123 <text:s text:c="2"/>SH <text:s text:c="9"/>SOLE <text:s text:c="14"/>15123 <text:s text:c="6"/>0 <text:s text:c="7"/>0<text:tab/><text:tab/></text:p>
          </table:table-cell>
        </table:table-row>
        <table:table-row table:style-name="ro1">
          <table:table-cell office:value-type="string">
            <text:p>NVR INC</text:p>
          </table:table-cell>
          <table:table-cell office:value-type="string">
            <text:p><text:s text:c="2"/>COM <text:s text:c="13"/>62944T105</text:p>
          </table:table-cell>
          <table:table-cell office:value-type="float" office:value="343">
            <text:p>343</text:p>
          </table:table-cell>
          <table:table-cell office:value-type="string">
            <text:p><text:s text:c="5"/>406 <text:s text:c="2"/>SH <text:s text:c="9"/>SOLE <text:s text:c="16"/>406 <text:s text:c="6"/>0 <text:s text:c="7"/>0<text:tab/><text:tab/></text:p>
          </table:table-cell>
        </table:table-row>
        <table:table-row table:style-name="ro1">
          <table:table-cell office:value-type="string">
            <text:p>NOVATEL WIRELESS INC</text:p>
          </table:table-cell>
          <table:table-cell office:value-type="string">
            <text:p><text:s text:c="2"/>COM NEW <text:s text:c="9"/>66987M604</text:p>
          </table:table-cell>
          <table:table-cell office:value-type="float" office:value="60">
            <text:p>60</text:p>
          </table:table-cell>
          <table:table-cell office:value-type="string">
            <text:p><text:s text:c="3"/>30111 <text:s text:c="2"/>SH <text:s text:c="9"/>SOLE <text:s text:c="14"/>30111 <text:s text:c="6"/>0 <text:s text:c="7"/>0<text:tab/><text:tab/></text:p>
          </table:table-cell>
        </table:table-row>
        <table:table-row table:style-name="ro1">
          <table:table-cell office:value-type="string">
            <text:p>NORTHWESTERN CORP</text:p>
          </table:table-cell>
          <table:table-cell office:value-type="string">
            <text:p><text:s text:c="2"/>COM NEW <text:s text:c="9"/>668074305</text:p>
          </table:table-cell>
          <table:table-cell office:value-type="float" office:value="230">
            <text:p>230</text:p>
          </table:table-cell>
          <table:table-cell office:value-type="string">
            <text:p><text:s text:c="4"/>6347 <text:s text:c="2"/>SH <text:s text:c="9"/>SOLE <text:s text:c="15"/>6347 <text:s text:c="6"/>0 <text:s text:c="7"/>0<text:tab/><text:tab/></text:p>
          </table:table-cell>
        </table:table-row>
        <table:table-row table:style-name="ro1">
          <table:table-cell office:value-type="string">
            <text:p>NEWS CORP</text:p>
          </table:table-cell>
          <table:table-cell office:value-type="string">
            <text:p><text:s text:c="2"/>CL A <text:s text:c="12"/>65248E104</text:p>
          </table:table-cell>
          <table:table-cell office:value-type="float" office:value="1298">
            <text:p>1298</text:p>
          </table:table-cell>
          <table:table-cell office:value-type="string">
            <text:p><text:s text:c="3"/>52988 <text:s text:c="2"/>SH <text:s text:c="9"/>SOLE <text:s text:c="14"/>52988 <text:s text:c="6"/>0 <text:s text:c="7"/>0<text:tab/><text:tab/></text:p>
          </table:table-cell>
        </table:table-row>
        <table:table-row table:style-name="ro1">
          <table:table-cell office:value-type="string">
            <text:p>NEW YORK &amp; CO INC</text:p>
          </table:table-cell>
          <table:table-cell office:value-type="string">
            <text:p><text:s text:c="2"/>COM <text:s text:c="13"/>649295102</text:p>
          </table:table-cell>
          <table:table-cell office:value-type="float" office:value="225">
            <text:p>225</text:p>
          </table:table-cell>
          <table:table-cell office:value-type="string">
            <text:p><text:s text:c="3"/>59992 <text:s text:c="2"/>SH <text:s text:c="9"/>SOLE <text:s text:c="14"/>59992 <text:s text:c="6"/>0 <text:s text:c="7"/>0<text:tab/><text:tab/></text:p>
          </table:table-cell>
        </table:table-row>
        <table:table-row table:style-name="ro1">
          <table:table-cell office:value-type="string">
            <text:p>NXP SEMICONDUCTORS N V</text:p>
          </table:table-cell>
          <table:table-cell office:value-type="string">
            <text:p><text:s text:c="2"/>COM <text:s text:c="13"/>N6596X109</text:p>
          </table:table-cell>
          <table:table-cell office:value-type="float" office:value="993">
            <text:p>993</text:p>
          </table:table-cell>
          <table:table-cell office:value-type="string">
            <text:p><text:s text:c="3"/>39720 <text:s text:c="2"/>SH <text:s text:c="9"/>SOLE <text:s text:c="14"/>39720 <text:s text:c="6"/>0 <text:s text:c="7"/>0<text:tab/><text:tab/></text:p>
          </table:table-cell>
        </table:table-row>
        <table:table-row table:style-name="ro1">
          <table:table-cell office:value-type="string">
            <text:p>NEXSTAR BROADCASTING GROUP</text:p>
          </table:table-cell>
          <table:table-cell office:value-type="string">
            <text:p><text:s text:c="2"/>CL A <text:s text:c="12"/>65336K103</text:p>
          </table:table-cell>
          <table:table-cell office:value-type="float" office:value="177">
            <text:p>177</text:p>
          </table:table-cell>
          <table:table-cell office:value-type="string">
            <text:p><text:s text:c="3"/>16706 <text:s text:c="2"/>SH <text:s text:c="9"/>SOLE <text:s text:c="14"/>16706 <text:s text:c="6"/>0 <text:s text:c="7"/>0<text:tab/><text:tab/></text:p>
          </table:table-cell>
        </table:table-row>
        <table:table-row table:style-name="ro1">
          <table:table-cell office:value-type="string">
            <text:p>NEW YORK TIMES CO</text:p>
          </table:table-cell>
          <table:table-cell office:value-type="string">
            <text:p><text:s text:c="2"/>CL A <text:s text:c="12"/>650111107</text:p>
          </table:table-cell>
          <table:table-cell office:value-type="float" office:value="159">
            <text:p>159</text:p>
          </table:table-cell>
          <table:table-cell office:value-type="string">
            <text:p><text:s text:c="3"/>16248 <text:s text:c="2"/>SH <text:s text:c="9"/>SOLE <text:s text:c="14"/>16248 <text:s text:c="6"/>0 <text:s text:c="7"/>0<text:tab/><text:tab/></text:p>
          </table:table-cell>
        </table:table-row>
        <table:table-row table:style-name="ro1">
          <table:table-cell office:value-type="string">
            <text:p>NYSE EURONEXT</text:p>
          </table:table-cell>
          <table:table-cell office:value-type="string">
            <text:p><text:s text:c="2"/>COM <text:s text:c="13"/>629491101</text:p>
          </table:table-cell>
          <table:table-cell office:value-type="float" office:value="922">
            <text:p>922</text:p>
          </table:table-cell>
          <table:table-cell office:value-type="string">
            <text:p><text:s text:c="3"/>37401 <text:s text:c="2"/>SH <text:s text:c="9"/>SOLE <text:s text:c="14"/>37401 <text:s text:c="6"/>0 <text:s text:c="7"/>0<text:tab/><text:tab/></text:p>
          </table:table-cell>
        </table:table-row>
        <table:table-row table:style-name="ro1">
          <table:table-cell office:value-type="string">
            <text:p>OCWEN FINL CORP</text:p>
          </table:table-cell>
          <table:table-cell office:value-type="string">
            <text:p><text:s text:c="2"/>COM NEW <text:s text:c="9"/>675746309</text:p>
          </table:table-cell>
          <table:table-cell office:value-type="float" office:value="569">
            <text:p>569</text:p>
          </table:table-cell>
          <table:table-cell office:value-type="string">
            <text:p><text:s text:c="3"/>20756 <text:s text:c="2"/>SH <text:s text:c="9"/>SOLE <text:s text:c="14"/>20756 <text:s text:c="6"/>0 <text:s text:c="7"/>0<text:tab/><text:tab/></text:p>
          </table:table-cell>
        </table:table-row>
        <table:table-row table:style-name="ro1">
          <table:table-cell office:value-type="string">
            <text:p>OMNICARE INC</text:p>
          </table:table-cell>
          <table:table-cell office:value-type="string">
            <text:p><text:s text:c="2"/>COM <text:s text:c="13"/>681904108</text:p>
          </table:table-cell>
          <table:table-cell office:value-type="float" office:value="268">
            <text:p>268</text:p>
          </table:table-cell>
          <table:table-cell office:value-type="string">
            <text:p><text:s text:c="4"/>7896 <text:s text:c="2"/>SH <text:s text:c="9"/>SOLE <text:s text:c="15"/>7896 <text:s text:c="6"/>0 <text:s text:c="7"/>0<text:tab/><text:tab/></text:p>
          </table:table-cell>
        </table:table-row>
        <table:table-row table:style-name="ro1">
          <table:table-cell office:value-type="string">
            <text:p>OCZ TECHNOLOGY GROUP INC</text:p>
          </table:table-cell>
          <table:table-cell office:value-type="string">
            <text:p><text:s text:c="2"/>COM <text:s text:c="13"/>67086E303</text:p>
          </table:table-cell>
          <table:table-cell office:value-type="float" office:value="166">
            <text:p>166</text:p>
          </table:table-cell>
          <table:table-cell office:value-type="string">
            <text:p><text:s text:c="3"/>47715 <text:s text:c="2"/>SH <text:s text:c="9"/>SOLE <text:s text:c="14"/>47715 <text:s text:c="6"/>0 <text:s text:c="7"/>0<text:tab/><text:tab/></text:p>
          </table:table-cell>
        </table:table-row>
        <table:table-row table:style-name="ro1">
          <table:table-cell office:value-type="string">
            <text:p>OFFICE DEPOT INC</text:p>
          </table:table-cell>
          <table:table-cell office:value-type="string">
            <text:p><text:s text:c="2"/>COM <text:s text:c="13"/>676220106</text:p>
          </table:table-cell>
          <table:table-cell office:value-type="float" office:value="521">
            <text:p>521</text:p>
          </table:table-cell>
          <table:table-cell office:value-type="string">
            <text:p><text:s text:c="2"/>203533 <text:s text:c="2"/>SH <text:s text:c="9"/>SOLE <text:s text:c="13"/>203533 <text:s text:c="6"/>0 <text:s text:c="7"/>0<text:tab/><text:tab/></text:p>
          </table:table-cell>
        </table:table-row>
        <table:table-row table:style-name="ro1">
          <table:table-cell office:value-type="string">
            <text:p>ORTHOFIX INTL N V</text:p>
          </table:table-cell>
          <table:table-cell office:value-type="string">
            <text:p><text:s text:c="2"/>COM <text:s text:c="13"/>N6748L102</text:p>
          </table:table-cell>
          <table:table-cell office:value-type="float" office:value="330">
            <text:p>330</text:p>
          </table:table-cell>
          <table:table-cell office:value-type="string">
            <text:p><text:s text:c="4"/>7367 <text:s text:c="2"/>SH <text:s text:c="9"/>SOLE <text:s text:c="15"/>7367 <text:s text:c="6"/>0 <text:s text:c="7"/>0<text:tab/><text:tab/></text:p>
          </table:table-cell>
        </table:table-row>
        <table:table-row table:style-name="ro1">
          <table:table-cell office:value-type="string">
            <text:p>OGE ENERGY CORP</text:p>
          </table:table-cell>
          <table:table-cell office:value-type="string">
            <text:p><text:s text:c="2"/>COM <text:s text:c="13"/>670837103</text:p>
          </table:table-cell>
          <table:table-cell office:value-type="float" office:value="702">
            <text:p>702</text:p>
          </table:table-cell>
          <table:table-cell office:value-type="string">
            <text:p><text:s text:c="3"/>12658 <text:s text:c="2"/>SH <text:s text:c="9"/>SOLE <text:s text:c="14"/>12658 <text:s text:c="6"/>0 <text:s text:c="7"/>0<text:tab/><text:tab/></text:p>
          </table:table-cell>
        </table:table-row>
        <table:table-row table:style-name="ro1">
          <table:table-cell office:value-type="string">
            <text:p>OMEGA HEALTHCARE INVS INC</text:p>
          </table:table-cell>
          <table:table-cell office:value-type="string">
            <text:p><text:s text:c="2"/>COM <text:s text:c="13"/>681936100</text:p>
          </table:table-cell>
          <table:table-cell office:value-type="float" office:value="226">
            <text:p>226</text:p>
          </table:table-cell>
          <table:table-cell office:value-type="string">
            <text:p><text:s text:c="4"/>9964 <text:s text:c="2"/>SH <text:s text:c="9"/>SOLE <text:s text:c="15"/>9964 <text:s text:c="6"/>0 <text:s text:c="7"/>0<text:tab/><text:tab/></text:p>
          </table:table-cell>
        </table:table-row>
        <table:table-row table:style-name="ro1">
          <table:table-cell office:value-type="string">
            <text:p>OWENS ILL INC</text:p>
          </table:table-cell>
          <table:table-cell office:value-type="string">
            <text:p><text:s text:c="2"/>COM NEW <text:s text:c="9"/>690768403</text:p>
          </table:table-cell>
          <table:table-cell office:value-type="float" office:value="1320">
            <text:p>1320</text:p>
          </table:table-cell>
          <table:table-cell office:value-type="string">
            <text:p><text:s text:c="3"/>70388 <text:s text:c="2"/>SH <text:s text:c="9"/>SOLE <text:s text:c="14"/>70388 <text:s text:c="6"/>0 <text:s text:c="7"/>0<text:tab/><text:tab/></text:p>
          </table:table-cell>
        </table:table-row>
        <table:table-row table:style-name="ro1">
          <table:table-cell office:value-type="string">
            <text:p>ONEOK PARTNERS LP</text:p>
          </table:table-cell>
          <table:table-cell office:value-type="string">
            <text:p><text:s text:c="2"/>UNIT LTD PARTN <text:s text:c="2"/>68268N103</text:p>
          </table:table-cell>
          <table:table-cell office:value-type="float" office:value="465">
            <text:p>465</text:p>
          </table:table-cell>
          <table:table-cell office:value-type="string">
            <text:p><text:s text:c="4"/>7807 <text:s text:c="2"/>SH <text:s text:c="9"/>SOLE <text:s text:c="15"/>7807 <text:s text:c="6"/>0 <text:s text:c="7"/>0<text:tab/><text:tab/></text:p>
          </table:table-cell>
        </table:table-row>
        <table:table-row table:style-name="ro1">
          <table:table-cell office:value-type="string">
            <text:p>SOUTHWEST BANCORP INC OKLA</text:p>
          </table:table-cell>
          <table:table-cell office:value-type="string">
            <text:p><text:s text:c="2"/>COM <text:s text:c="13"/>844767103</text:p>
          </table:table-cell>
          <table:table-cell office:value-type="float" office:value="504">
            <text:p>504</text:p>
          </table:table-cell>
          <table:table-cell office:value-type="string">
            <text:p><text:s text:c="3"/>46411 <text:s text:c="2"/>SH <text:s text:c="9"/>SOLE <text:s text:c="14"/>46411 <text:s text:c="6"/>0 <text:s text:c="7"/>0<text:tab/><text:tab/></text:p>
          </table:table-cell>
        </table:table-row>
        <table:table-row table:style-name="ro1">
          <table:table-cell office:value-type="string">
            <text:p>OMNICOM GROUP INC</text:p>
          </table:table-cell>
          <table:table-cell office:value-type="string">
            <text:p><text:s text:c="2"/>COM <text:s text:c="13"/>681919106</text:p>
          </table:table-cell>
          <table:table-cell office:value-type="float" office:value="1740">
            <text:p>1740</text:p>
          </table:table-cell>
          <table:table-cell office:value-type="string">
            <text:p><text:s text:c="3"/>33747 <text:s text:c="2"/>SH <text:s text:c="9"/>SOLE <text:s text:c="14"/>33747 <text:s text:c="6"/>0 <text:s text:c="7"/>0<text:tab/><text:tab/></text:p>
          </table:table-cell>
        </table:table-row>
        <table:table-row table:style-name="ro1">
          <table:table-cell office:value-type="string">
            <text:p>OMNICELL INC</text:p>
          </table:table-cell>
          <table:table-cell office:value-type="string">
            <text:p><text:s text:c="2"/>COM <text:s text:c="13"/>68213N109</text:p>
          </table:table-cell>
          <table:table-cell office:value-type="float" office:value="293">
            <text:p>293</text:p>
          </table:table-cell>
          <table:table-cell office:value-type="string">
            <text:p><text:s text:c="3"/>21086 <text:s text:c="2"/>SH <text:s text:c="9"/>SOLE <text:s text:c="14"/>21086 <text:s text:c="6"/>0 <text:s text:c="7"/>0<text:tab/><text:tab/></text:p>
          </table:table-cell>
        </table:table-row>
        <table:table-row table:style-name="ro1">
          <table:table-cell office:value-type="string">
            <text:p>OMEGA PROTEIN CORP</text:p>
          </table:table-cell>
          <table:table-cell office:value-type="string">
            <text:p><text:s text:c="2"/>COM <text:s text:c="13"/>68210P107</text:p>
          </table:table-cell>
          <table:table-cell office:value-type="float" office:value="471">
            <text:p>471</text:p>
          </table:table-cell>
          <table:table-cell office:value-type="string">
            <text:p><text:s text:c="3"/>68677 <text:s text:c="2"/>SH <text:s text:c="9"/>SOLE <text:s text:c="14"/>68677 <text:s text:c="6"/>0 <text:s text:c="7"/>0<text:tab/><text:tab/></text:p>
          </table:table-cell>
        </table:table-row>
        <table:table-row table:style-name="ro1">
          <table:table-cell office:value-type="string">
            <text:p>OWENS &amp; MINOR INC NEW</text:p>
          </table:table-cell>
          <table:table-cell office:value-type="string">
            <text:p><text:s text:c="2"/>COM <text:s text:c="13"/>690732102</text:p>
          </table:table-cell>
          <table:table-cell office:value-type="float" office:value="786">
            <text:p>786</text:p>
          </table:table-cell>
          <table:table-cell office:value-type="string">
            <text:p><text:s text:c="3"/>26302 <text:s text:c="2"/>SH <text:s text:c="9"/>SOLE <text:s text:c="14"/>26302 <text:s text:c="6"/>0 <text:s text:c="7"/>0<text:tab/><text:tab/></text:p>
          </table:table-cell>
        </table:table-row>
        <table:table-row table:style-name="ro1">
          <table:table-cell office:value-type="string">
            <text:p>OMNOVA SOLUTIONS INC</text:p>
          </table:table-cell>
          <table:table-cell office:value-type="string">
            <text:p><text:s text:c="2"/>COM <text:s text:c="13"/>682129101</text:p>
          </table:table-cell>
          <table:table-cell office:value-type="float" office:value="152">
            <text:p>152</text:p>
          </table:table-cell>
          <table:table-cell office:value-type="string">
            <text:p><text:s text:c="3"/>20034 <text:s text:c="2"/>SH <text:s text:c="9"/>SOLE <text:s text:c="14"/>20034 <text:s text:c="6"/>0 <text:s text:c="7"/>0<text:tab/><text:tab/></text:p>
          </table:table-cell>
        </table:table-row>
        <table:table-row table:style-name="ro1">
          <table:table-cell office:value-type="string">
            <text:p>OBAGI MEDICAL PRODUCTS INC</text:p>
          </table:table-cell>
          <table:table-cell office:value-type="string">
            <text:p><text:s text:c="2"/>COM <text:s text:c="13"/>67423R108</text:p>
          </table:table-cell>
          <table:table-cell office:value-type="float" office:value="900">
            <text:p>900</text:p>
          </table:table-cell>
          <table:table-cell office:value-type="string">
            <text:p><text:s text:c="3"/>72492 <text:s text:c="2"/>SH <text:s text:c="9"/>SOLE <text:s text:c="14"/>72492 <text:s text:c="6"/>0 <text:s text:c="7"/>0<text:tab/><text:tab/></text:p>
          </table:table-cell>
        </table:table-row>
        <table:table-row table:style-name="ro1">
          <table:table-cell office:value-type="string">
            <text:p>OFFICEMAX INC DEL</text:p>
          </table:table-cell>
          <table:table-cell office:value-type="string">
            <text:p><text:s text:c="2"/>COM <text:s text:c="13"/>67622P101</text:p>
          </table:table-cell>
          <table:table-cell office:value-type="float" office:value="254">
            <text:p>254</text:p>
          </table:table-cell>
          <table:table-cell office:value-type="string">
            <text:p><text:s text:c="3"/>32527 <text:s text:c="2"/>SH <text:s text:c="9"/>SOLE <text:s text:c="14"/>32527 <text:s text:c="6"/>0 <text:s text:c="7"/>0<text:tab/><text:tab/></text:p>
          </table:table-cell>
        </table:table-row>
        <table:table-row table:style-name="ro1">
          <table:table-cell office:value-type="string">
            <text:p>ON SEMICONDUCTOR CORP</text:p>
          </table:table-cell>
          <table:table-cell office:value-type="string">
            <text:p><text:s text:c="2"/>COM <text:s text:c="13"/>682189105</text:p>
          </table:table-cell>
          <table:table-cell office:value-type="float" office:value="144">
            <text:p>144</text:p>
          </table:table-cell>
          <table:table-cell office:value-type="string">
            <text:p><text:s text:c="3"/>23272 <text:s text:c="2"/>SH <text:s text:c="9"/>SOLE <text:s text:c="14"/>23272 <text:s text:c="6"/>0 <text:s text:c="7"/>0<text:tab/><text:tab/></text:p>
          </table:table-cell>
        </table:table-row>
        <table:table-row table:style-name="ro1">
          <table:table-cell office:value-type="string">
            <text:p>ONYX PHARMACEUTICALS INC</text:p>
          </table:table-cell>
          <table:table-cell office:value-type="string">
            <text:p><text:s text:c="2"/>COM <text:s text:c="13"/>683399109</text:p>
          </table:table-cell>
          <table:table-cell office:value-type="float" office:value="744">
            <text:p>744</text:p>
          </table:table-cell>
          <table:table-cell office:value-type="string">
            <text:p><text:s text:c="4"/>8799 <text:s text:c="2"/>SH <text:s text:c="9"/>SOLE <text:s text:c="15"/>8799 <text:s text:c="6"/>0 <text:s text:c="7"/>0<text:tab/><text:tab/></text:p>
          </table:table-cell>
        </table:table-row>
        <table:table-row table:style-name="ro1">
          <table:table-cell office:value-type="string">
            <text:p>OPENTABLE INC</text:p>
          </table:table-cell>
          <table:table-cell office:value-type="string">
            <text:p><text:s text:c="2"/>COM <text:s text:c="13"/>68372A104</text:p>
          </table:table-cell>
          <table:table-cell office:value-type="float" office:value="422">
            <text:p>422</text:p>
          </table:table-cell>
          <table:table-cell office:value-type="string">
            <text:p><text:s text:c="3"/>10140 <text:s text:c="2"/>SH <text:s text:c="9"/>SOLE <text:s text:c="14"/>10140 <text:s text:c="6"/>0 <text:s text:c="7"/>0<text:tab/><text:tab/></text:p>
          </table:table-cell>
        </table:table-row>
        <table:table-row table:style-name="ro1">
          <table:table-cell office:value-type="string">
            <text:p>ONLINE RES CORP</text:p>
          </table:table-cell>
          <table:table-cell office:value-type="string">
            <text:p><text:s text:c="2"/>COM <text:s text:c="13"/>68273G101</text:p>
          </table:table-cell>
          <table:table-cell office:value-type="float" office:value="144">
            <text:p>144</text:p>
          </table:table-cell>
          <table:table-cell office:value-type="string">
            <text:p><text:s text:c="3"/>49199 <text:s text:c="2"/>SH <text:s text:c="9"/>SOLE <text:s text:c="14"/>49199 <text:s text:c="6"/>0 <text:s text:c="7"/>0<text:tab/><text:tab/></text:p>
          </table:table-cell>
        </table:table-row>
        <table:table-row table:style-name="ro1">
          <table:table-cell office:value-type="string">
            <text:p>ORACLE CORP</text:p>
          </table:table-cell>
          <table:table-cell office:value-type="string">
            <text:p><text:s text:c="2"/>COM <text:s text:c="13"/>68389X105</text:p>
          </table:table-cell>
          <table:table-cell office:value-type="float" office:value="1264">
            <text:p>1264</text:p>
          </table:table-cell>
          <table:table-cell office:value-type="string">
            <text:p><text:s text:c="3"/>40183 <text:s text:c="2"/>SH <text:s text:c="9"/>SOLE <text:s text:c="14"/>40183 <text:s text:c="6"/>0 <text:s text:c="7"/>0<text:tab/><text:tab/></text:p>
          </table:table-cell>
        </table:table-row>
        <table:table-row table:style-name="ro1">
          <table:table-cell office:value-type="string">
            <text:p>ORITANI FINL CORP DEL</text:p>
          </table:table-cell>
          <table:table-cell office:value-type="string">
            <text:p><text:s text:c="2"/>COM <text:s text:c="13"/>68633D103</text:p>
          </table:table-cell>
          <table:table-cell office:value-type="float" office:value="217">
            <text:p>217</text:p>
          </table:table-cell>
          <table:table-cell office:value-type="string">
            <text:p><text:s text:c="3"/>14419 <text:s text:c="2"/>SH <text:s text:c="9"/>SOLE <text:s text:c="14"/>14419 <text:s text:c="6"/>0 <text:s text:c="7"/>0<text:tab/><text:tab/></text:p>
          </table:table-cell>
        </table:table-row>
        <table:table-row table:style-name="ro1">
          <table:table-cell office:value-type="string">
            <text:p>OSIRIS THERAPEUTICS INC NEW</text:p>
          </table:table-cell>
          <table:table-cell office:value-type="string">
            <text:p><text:s text:c="2"/>COM <text:s text:c="13"/>68827R108</text:p>
          </table:table-cell>
          <table:table-cell office:value-type="float" office:value="241">
            <text:p>241</text:p>
          </table:table-cell>
          <table:table-cell office:value-type="string">
            <text:p><text:s text:c="3"/>21820 <text:s text:c="2"/>SH <text:s text:c="9"/>SOLE <text:s text:c="14"/>21820 <text:s text:c="6"/>0 <text:s text:c="7"/>0<text:tab/><text:tab/></text:p>
          </table:table-cell>
        </table:table-row>
        <table:table-row table:style-name="ro1">
          <table:table-cell office:value-type="string">
            <text:p>OSI SYSTEMS INC</text:p>
          </table:table-cell>
          <table:table-cell office:value-type="string">
            <text:p><text:s text:c="2"/>COM <text:s text:c="13"/>671044105</text:p>
          </table:table-cell>
          <table:table-cell office:value-type="float" office:value="257">
            <text:p>257</text:p>
          </table:table-cell>
          <table:table-cell office:value-type="string">
            <text:p><text:s text:c="4"/>3300 <text:s text:c="2"/>SH <text:s text:c="9"/>SOLE <text:s text:c="15"/>3300 <text:s text:c="6"/>0 <text:s text:c="7"/>0<text:tab/><text:tab/></text:p>
          </table:table-cell>
        </table:table-row>
        <table:table-row table:style-name="ro1">
          <table:table-cell office:value-type="string">
            <text:p>OVERSTOCK COM INC DEL</text:p>
          </table:table-cell>
          <table:table-cell office:value-type="string">
            <text:p><text:s text:c="2"/>COM <text:s text:c="13"/>690370101</text:p>
          </table:table-cell>
          <table:table-cell office:value-type="float" office:value="587">
            <text:p>587</text:p>
          </table:table-cell>
          <table:table-cell office:value-type="string">
            <text:p><text:s text:c="3"/>56707 <text:s text:c="2"/>SH <text:s text:c="9"/>SOLE <text:s text:c="14"/>56707 <text:s text:c="6"/>0 <text:s text:c="7"/>0<text:tab/><text:tab/></text:p>
          </table:table-cell>
        </table:table-row>
        <table:table-row table:style-name="ro1">
          <table:table-cell office:value-type="string">
            <text:p>OMNIVISION TECHNOLOGIES INC</text:p>
          </table:table-cell>
          <table:table-cell office:value-type="string">
            <text:p><text:s text:c="2"/>COM <text:s text:c="13"/>682128103</text:p>
          </table:table-cell>
          <table:table-cell office:value-type="float" office:value="235">
            <text:p>235</text:p>
          </table:table-cell>
          <table:table-cell office:value-type="string">
            <text:p><text:s text:c="3"/>16828 <text:s text:c="2"/>SH <text:s text:c="9"/>SOLE <text:s text:c="14"/>16828 <text:s text:c="6"/>0 <text:s text:c="7"/>0<text:tab/><text:tab/></text:p>
          </table:table-cell>
        </table:table-row>
        <table:table-row table:style-name="ro1">
          <table:table-cell office:value-type="string">
            <text:p>OXFORD INDS INC</text:p>
          </table:table-cell>
          <table:table-cell office:value-type="string">
            <text:p><text:s text:c="2"/>COM <text:s text:c="13"/>691497309</text:p>
          </table:table-cell>
          <table:table-cell office:value-type="float" office:value="693">
            <text:p>693</text:p>
          </table:table-cell>
          <table:table-cell office:value-type="string">
            <text:p><text:s text:c="3"/>12276 <text:s text:c="2"/>SH <text:s text:c="9"/>SOLE <text:s text:c="14"/>12276 <text:s text:c="6"/>0 <text:s text:c="7"/>0<text:tab/><text:tab/></text:p>
          </table:table-cell>
        </table:table-row>
        <table:table-row table:style-name="ro1">
          <table:table-cell office:value-type="string">
            <text:p>OCCIDENTAL PETE CORP DEL</text:p>
          </table:table-cell>
          <table:table-cell office:value-type="string">
            <text:p><text:s text:c="2"/>COM <text:s text:c="13"/>674599105</text:p>
          </table:table-cell>
          <table:table-cell office:value-type="float" office:value="949">
            <text:p>949</text:p>
          </table:table-cell>
          <table:table-cell office:value-type="string">
            <text:p><text:s text:c="3"/>11025 <text:s text:c="2"/>SH <text:s text:c="9"/>SOLE <text:s text:c="14"/>11025 <text:s text:c="6"/>0 <text:s text:c="7"/>0<text:tab/><text:tab/></text:p>
          </table:table-cell>
        </table:table-row>
        <table:table-row table:style-name="ro1">
          <table:table-cell office:value-type="string">
            <text:p>OCH ZIFF CAP MGMT GROUP</text:p>
          </table:table-cell>
          <table:table-cell office:value-type="string">
            <text:p><text:s text:c="2"/>CL A <text:s text:c="12"/>67551U105</text:p>
          </table:table-cell>
          <table:table-cell office:value-type="float" office:value="298">
            <text:p>298</text:p>
          </table:table-cell>
          <table:table-cell office:value-type="string">
            <text:p><text:s text:c="3"/>30878 <text:s text:c="2"/>SH <text:s text:c="9"/>SOLE <text:s text:c="14"/>30878 <text:s text:c="6"/>0 <text:s text:c="7"/>0<text:tab/><text:tab/></text:p>
          </table:table-cell>
        </table:table-row>
        <table:table-row table:style-name="ro1">
          <table:table-cell office:value-type="string">
            <text:p>PANDORA MEDIA INC</text:p>
          </table:table-cell>
          <table:table-cell office:value-type="string">
            <text:p><text:s text:c="2"/>COM <text:s text:c="13"/>698354107</text:p>
          </table:table-cell>
          <table:table-cell office:value-type="float" office:value="693">
            <text:p>693</text:p>
          </table:table-cell>
          <table:table-cell office:value-type="string">
            <text:p><text:s text:c="3"/>63322 <text:s text:c="2"/>SH <text:s text:c="9"/>SOLE <text:s text:c="14"/>63322 <text:s text:c="6"/>0 <text:s text:c="7"/>0<text:tab/><text:tab/></text:p>
          </table:table-cell>
        </table:table-row>
        <table:table-row table:style-name="ro1">
          <table:table-cell office:value-type="string">
            <text:p>PLAINS ALL AMERN PIPELINE L</text:p>
          </table:table-cell>
          <table:table-cell office:value-type="string">
            <text:p><text:s text:c="2"/>UNIT LTD PARTN <text:s text:c="2"/>726503105</text:p>
          </table:table-cell>
          <table:table-cell office:value-type="float" office:value="2372">
            <text:p>2372</text:p>
          </table:table-cell>
          <table:table-cell office:value-type="string">
            <text:p><text:s text:c="3"/>26888 <text:s text:c="2"/>SH <text:s text:c="9"/>SOLE <text:s text:c="14"/>26888 <text:s text:c="6"/>0 <text:s text:c="7"/>0<text:tab/><text:tab/></text:p>
          </table:table-cell>
        </table:table-row>
        <table:table-row table:style-name="ro1">
          <table:table-cell office:value-type="string">
            <text:p>PAN AMERICAN SILVER CORP</text:p>
          </table:table-cell>
          <table:table-cell office:value-type="string">
            <text:p><text:s text:c="2"/>COM <text:s text:c="13"/>697900108</text:p>
          </table:table-cell>
          <table:table-cell office:value-type="float" office:value="1045">
            <text:p>1045</text:p>
          </table:table-cell>
          <table:table-cell office:value-type="string">
            <text:p><text:s text:c="3"/>48728 <text:s text:c="2"/>SH <text:s text:c="9"/>SOLE <text:s text:c="14"/>48728 <text:s text:c="6"/>0 <text:s text:c="7"/>0<text:tab/><text:tab/></text:p>
          </table:table-cell>
        </table:table-row>
        <table:table-row table:style-name="ro1">
          <table:table-cell office:value-type="string">
            <text:p>PACER INTL INC TENN</text:p>
          </table:table-cell>
          <table:table-cell office:value-type="string">
            <text:p><text:s text:c="2"/>COM <text:s text:c="13"/>69373H106</text:p>
          </table:table-cell>
          <table:table-cell office:value-type="float" office:value="671">
            <text:p>671</text:p>
          </table:table-cell>
          <table:table-cell office:value-type="string">
            <text:p><text:s text:c="2"/>168636 <text:s text:c="2"/>SH <text:s text:c="9"/>SOLE <text:s text:c="13"/>168636 <text:s text:c="6"/>0 <text:s text:c="7"/>0<text:tab/><text:tab/></text:p>
          </table:table-cell>
        </table:table-row>
        <table:table-row table:style-name="ro1">
          <table:table-cell office:value-type="string">
            <text:p>PATRICK INDS INC</text:p>
          </table:table-cell>
          <table:table-cell office:value-type="string">
            <text:p><text:s text:c="2"/>COM <text:s text:c="13"/>703343103</text:p>
          </table:table-cell>
          <table:table-cell office:value-type="float" office:value="1041">
            <text:p>1041</text:p>
          </table:table-cell>
          <table:table-cell office:value-type="string">
            <text:p><text:s text:c="3"/>67272 <text:s text:c="2"/>SH <text:s text:c="9"/>SOLE <text:s text:c="14"/>67272 <text:s text:c="6"/>0 <text:s text:c="7"/>0<text:tab/><text:tab/></text:p>
          </table:table-cell>
        </table:table-row>
        <table:table-row table:style-name="ro1">
          <table:table-cell office:value-type="string">
            <text:p>PROSPERITY BANCSHARES INC</text:p>
          </table:table-cell>
          <table:table-cell office:value-type="string">
            <text:p><text:s text:c="2"/>COM <text:s text:c="13"/>743606105</text:p>
          </table:table-cell>
          <table:table-cell office:value-type="float" office:value="606">
            <text:p>606</text:p>
          </table:table-cell>
          <table:table-cell office:value-type="string">
            <text:p><text:s text:c="3"/>14229 <text:s text:c="2"/>SH <text:s text:c="9"/>SOLE <text:s text:c="14"/>14229 <text:s text:c="6"/>0 <text:s text:c="7"/>0<text:tab/><text:tab/></text:p>
          </table:table-cell>
        </table:table-row>
        <table:table-row table:style-name="ro1">
          <table:table-cell office:value-type="string">
            <text:p>PITNEY BOWES INC</text:p>
          </table:table-cell>
          <table:table-cell office:value-type="string">
            <text:p><text:s text:c="2"/>COM <text:s text:c="13"/>724479100</text:p>
          </table:table-cell>
          <table:table-cell office:value-type="float" office:value="583">
            <text:p>583</text:p>
          </table:table-cell>
          <table:table-cell office:value-type="string">
            <text:p><text:s text:c="3"/>42153 <text:s text:c="2"/>SH <text:s text:c="9"/>SOLE <text:s text:c="14"/>42153 <text:s text:c="6"/>0 <text:s text:c="7"/>0<text:tab/><text:tab/></text:p>
          </table:table-cell>
        </table:table-row>
        <table:table-row table:style-name="ro1">
          <table:table-cell office:value-type="string">
            <text:p>PERMIAN BASIN RTY TR</text:p>
          </table:table-cell>
          <table:table-cell office:value-type="string">
            <text:p><text:s text:c="2"/>UNIT BEN INT <text:s text:c="4"/>714236106</text:p>
          </table:table-cell>
          <table:table-cell office:value-type="float" office:value="357">
            <text:p>357</text:p>
          </table:table-cell>
          <table:table-cell office:value-type="string">
            <text:p><text:s text:c="3"/>23286 <text:s text:c="2"/>SH <text:s text:c="9"/>SOLE <text:s text:c="14"/>23286 <text:s text:c="6"/>0 <text:s text:c="7"/>0<text:tab/><text:tab/></text:p>
          </table:table-cell>
        </table:table-row>
        <table:table-row table:style-name="ro1">
          <table:table-cell office:value-type="string">
            <text:p>PACCAR INC</text:p>
          </table:table-cell>
          <table:table-cell office:value-type="string">
            <text:p><text:s text:c="2"/>COM <text:s text:c="13"/>693718108</text:p>
          </table:table-cell>
          <table:table-cell office:value-type="float" office:value="230">
            <text:p>230</text:p>
          </table:table-cell>
          <table:table-cell office:value-type="string">
            <text:p><text:s text:c="4"/>5742 <text:s text:c="2"/>SH <text:s text:c="9"/>SOLE <text:s text:c="15"/>5742 <text:s text:c="6"/>0 <text:s text:c="7"/>0<text:tab/><text:tab/></text:p>
          </table:table-cell>
        </table:table-row>
        <table:table-row table:style-name="ro1">
          <table:table-cell office:value-type="string">
            <text:p>P C CONNECTION</text:p>
          </table:table-cell>
          <table:table-cell office:value-type="string">
            <text:p><text:s text:c="2"/>COM <text:s text:c="13"/>69318J100</text:p>
          </table:table-cell>
          <table:table-cell office:value-type="float" office:value="542">
            <text:p>542</text:p>
          </table:table-cell>
          <table:table-cell office:value-type="string">
            <text:p><text:s text:c="3"/>47068 <text:s text:c="2"/>SH <text:s text:c="9"/>SOLE <text:s text:c="14"/>47068 <text:s text:c="6"/>0 <text:s text:c="7"/>0<text:tab/><text:tab/></text:p>
          </table:table-cell>
        </table:table-row>
        <table:table-row table:style-name="ro1">
          <table:table-cell office:value-type="string">
            <text:p>PG&amp;E CORP</text:p>
          </table:table-cell>
          <table:table-cell office:value-type="string">
            <text:p><text:s text:c="2"/>COM <text:s text:c="13"/>69331C108</text:p>
          </table:table-cell>
          <table:table-cell office:value-type="float" office:value="498">
            <text:p>498</text:p>
          </table:table-cell>
          <table:table-cell office:value-type="string">
            <text:p><text:s text:c="3"/>11676 <text:s text:c="2"/>SH <text:s text:c="9"/>SOLE <text:s text:c="14"/>11676 <text:s text:c="6"/>0 <text:s text:c="7"/>0<text:tab/><text:tab/></text:p>
          </table:table-cell>
        </table:table-row>
        <table:table-row table:style-name="ro1">
          <table:table-cell office:value-type="string">
            <text:p>PLUM CREEK TIMBER CO INC</text:p>
          </table:table-cell>
          <table:table-cell office:value-type="string">
            <text:p><text:s text:c="2"/>COM <text:s text:c="13"/>729251108</text:p>
          </table:table-cell>
          <table:table-cell office:value-type="float" office:value="587">
            <text:p>587</text:p>
          </table:table-cell>
          <table:table-cell office:value-type="string">
            <text:p><text:s text:c="3"/>13381 <text:s text:c="2"/>SH <text:s text:c="9"/>SOLE <text:s text:c="14"/>13381 <text:s text:c="6"/>0 <text:s text:c="7"/>0<text:tab/><text:tab/></text:p>
          </table:table-cell>
        </table:table-row>
        <table:table-row table:style-name="ro1">
          <table:table-cell office:value-type="string">
            <text:p>PATTERSON COMPANIES INC</text:p>
          </table:table-cell>
          <table:table-cell office:value-type="string">
            <text:p><text:s text:c="2"/>COM <text:s text:c="13"/>703395103</text:p>
          </table:table-cell>
          <table:table-cell office:value-type="float" office:value="923">
            <text:p>923</text:p>
          </table:table-cell>
          <table:table-cell office:value-type="string">
            <text:p><text:s text:c="3"/>26953 <text:s text:c="2"/>SH <text:s text:c="9"/>SOLE <text:s text:c="14"/>26953 <text:s text:c="6"/>0 <text:s text:c="7"/>0<text:tab/><text:tab/></text:p>
          </table:table-cell>
        </table:table-row>
        <table:table-row table:style-name="ro1">
          <table:table-cell office:value-type="string">
            <text:p>PDL BIOPHARMA INC</text:p>
          </table:table-cell>
          <table:table-cell office:value-type="string">
            <text:p><text:s text:c="2"/>COM <text:s text:c="13"/>69329Y104</text:p>
          </table:table-cell>
          <table:table-cell office:value-type="float" office:value="1833">
            <text:p>1833</text:p>
          </table:table-cell>
          <table:table-cell office:value-type="string">
            <text:p><text:s text:c="2"/>238060 <text:s text:c="2"/>SH <text:s text:c="9"/>SOLE <text:s text:c="13"/>238060 <text:s text:c="6"/>0 <text:s text:c="7"/>0<text:tab/><text:tab/></text:p>
          </table:table-cell>
        </table:table-row>
        <table:table-row table:style-name="ro1">
          <table:table-cell office:value-type="string">
            <text:p>PEOPLES BANCORP INC</text:p>
          </table:table-cell>
          <table:table-cell office:value-type="string">
            <text:p><text:s text:c="2"/>COM <text:s text:c="13"/>709789101</text:p>
          </table:table-cell>
          <table:table-cell office:value-type="float" office:value="303">
            <text:p>303</text:p>
          </table:table-cell>
          <table:table-cell office:value-type="string">
            <text:p><text:s text:c="3"/>13246 <text:s text:c="2"/>SH <text:s text:c="9"/>SOLE <text:s text:c="14"/>13246 <text:s text:c="6"/>0 <text:s text:c="7"/>0<text:tab/><text:tab/></text:p>
          </table:table-cell>
        </table:table-row>
        <table:table-row table:style-name="ro1">
          <table:table-cell office:value-type="string">
            <text:p>PENNSYLVANIA RL ESTATE INVT</text:p>
          </table:table-cell>
          <table:table-cell office:value-type="string">
            <text:p><text:s text:c="2"/>SH BEN INT <text:s text:c="6"/>709102107</text:p>
          </table:table-cell>
          <table:table-cell office:value-type="float" office:value="168">
            <text:p>168</text:p>
          </table:table-cell>
          <table:table-cell office:value-type="string">
            <text:p><text:s text:c="3"/>10600 <text:s text:c="2"/>SH <text:s text:c="9"/>SOLE <text:s text:c="14"/>10600 <text:s text:c="6"/>0 <text:s text:c="7"/>0<text:tab/><text:tab/></text:p>
          </table:table-cell>
        </table:table-row>
        <table:table-row table:style-name="ro1">
          <table:table-cell office:value-type="string">
            <text:p>PEPSICO INC</text:p>
          </table:table-cell>
          <table:table-cell office:value-type="string">
            <text:p><text:s text:c="2"/>COM <text:s text:c="13"/>713448108</text:p>
          </table:table-cell>
          <table:table-cell office:value-type="float" office:value="690">
            <text:p>690</text:p>
          </table:table-cell>
          <table:table-cell office:value-type="string">
            <text:p><text:s text:c="4"/>9754 <text:s text:c="2"/>SH <text:s text:c="9"/>SOLE <text:s text:c="15"/>9754 <text:s text:c="6"/>0 <text:s text:c="7"/>0<text:tab/><text:tab/></text:p>
          </table:table-cell>
        </table:table-row>
        <table:table-row table:style-name="ro1">
          <table:table-cell office:value-type="string">
            <text:p>SANDRIDGE PERMIAN TR</text:p>
          </table:table-cell>
          <table:table-cell office:value-type="string">
            <text:p><text:s text:c="2"/>COM UNIT BEN INT 80007A102</text:p>
          </table:table-cell>
          <table:table-cell office:value-type="float" office:value="307">
            <text:p>307</text:p>
          </table:table-cell>
          <table:table-cell office:value-type="string">
            <text:p><text:s text:c="3"/>15400 <text:s text:c="2"/>SH <text:s text:c="9"/>SOLE <text:s text:c="14"/>15400 <text:s text:c="6"/>0 <text:s text:c="7"/>0<text:tab/><text:tab/></text:p>
          </table:table-cell>
        </table:table-row>
        <table:table-row table:style-name="ro1">
          <table:table-cell office:value-type="string">
            <text:p>ELLIS PERRY INTL INC</text:p>
          </table:table-cell>
          <table:table-cell office:value-type="string">
            <text:p><text:s text:c="2"/>COM <text:s text:c="13"/>288853104</text:p>
          </table:table-cell>
          <table:table-cell office:value-type="float" office:value="218">
            <text:p>218</text:p>
          </table:table-cell>
          <table:table-cell office:value-type="string">
            <text:p><text:s text:c="4"/>9878 <text:s text:c="2"/>SH <text:s text:c="9"/>SOLE <text:s text:c="15"/>9878 <text:s text:c="6"/>0 <text:s text:c="7"/>0<text:tab/><text:tab/></text:p>
          </table:table-cell>
        </table:table-row>
        <table:table-row table:style-name="ro1">
          <table:table-cell office:value-type="string">
            <text:p>PETSMART INC</text:p>
          </table:table-cell>
          <table:table-cell office:value-type="string">
            <text:p><text:s text:c="2"/>COM <text:s text:c="13"/>716768106</text:p>
          </table:table-cell>
          <table:table-cell office:value-type="float" office:value="1593">
            <text:p>1593</text:p>
          </table:table-cell>
          <table:table-cell office:value-type="string">
            <text:p><text:s text:c="3"/>23096 <text:s text:c="2"/>SH <text:s text:c="9"/>SOLE <text:s text:c="14"/>23096 <text:s text:c="6"/>0 <text:s text:c="7"/>0<text:tab/><text:tab/></text:p>
          </table:table-cell>
        </table:table-row>
        <table:table-row table:style-name="ro1">
          <table:table-cell office:value-type="string">
            <text:p>PETMED EXPRESS INC</text:p>
          </table:table-cell>
          <table:table-cell office:value-type="string">
            <text:p><text:s text:c="2"/>COM <text:s text:c="13"/>716382106</text:p>
          </table:table-cell>
          <table:table-cell office:value-type="float" office:value="355">
            <text:p>355</text:p>
          </table:table-cell>
          <table:table-cell office:value-type="string">
            <text:p><text:s text:c="3"/>35350 <text:s text:c="2"/>SH <text:s text:c="9"/>SOLE <text:s text:c="14"/>35350 <text:s text:c="6"/>0 <text:s text:c="7"/>0<text:tab/><text:tab/></text:p>
          </table:table-cell>
        </table:table-row>
        <table:table-row table:style-name="ro1">
          <table:table-cell office:value-type="string">
            <text:p>PREFERRED BK LOS ANGELES CA</text:p>
          </table:table-cell>
          <table:table-cell office:value-type="string">
            <text:p><text:s text:c="2"/>COM NEW <text:s text:c="9"/>740367404</text:p>
          </table:table-cell>
          <table:table-cell office:value-type="float" office:value="222">
            <text:p>222</text:p>
          </table:table-cell>
          <table:table-cell office:value-type="string">
            <text:p><text:s text:c="3"/>15679 <text:s text:c="2"/>SH <text:s text:c="9"/>SOLE <text:s text:c="14"/>15679 <text:s text:c="6"/>0 <text:s text:c="7"/>0<text:tab/><text:tab/></text:p>
          </table:table-cell>
        </table:table-row>
        <table:table-row table:style-name="ro1">
          <table:table-cell office:value-type="string">
            <text:p>PRINCIPAL FINL GROUP INC</text:p>
          </table:table-cell>
          <table:table-cell office:value-type="string">
            <text:p><text:s text:c="2"/>COM <text:s text:c="13"/>74251V102</text:p>
          </table:table-cell>
          <table:table-cell office:value-type="float" office:value="201">
            <text:p>201</text:p>
          </table:table-cell>
          <table:table-cell office:value-type="string">
            <text:p><text:s text:c="4"/>7448 <text:s text:c="2"/>SH <text:s text:c="9"/>SOLE <text:s text:c="15"/>7448 <text:s text:c="6"/>0 <text:s text:c="7"/>0<text:tab/><text:tab/></text:p>
          </table:table-cell>
        </table:table-row>
        <table:table-row table:style-name="ro1">
          <table:table-cell office:value-type="string">
            <text:p>PREMIERE GLOBAL SVCS INC</text:p>
          </table:table-cell>
          <table:table-cell office:value-type="string">
            <text:p><text:s text:c="2"/>COM <text:s text:c="13"/>740585104</text:p>
          </table:table-cell>
          <table:table-cell office:value-type="float" office:value="342">
            <text:p>342</text:p>
          </table:table-cell>
          <table:table-cell office:value-type="string">
            <text:p><text:s text:c="3"/>36621 <text:s text:c="2"/>SH <text:s text:c="9"/>SOLE <text:s text:c="14"/>36621 <text:s text:c="6"/>0 <text:s text:c="7"/>0<text:tab/><text:tab/></text:p>
          </table:table-cell>
        </table:table-row>
        <table:table-row table:style-name="ro1">
          <table:table-cell office:value-type="string">
            <text:p>PROGENICS PHARMACEUTICALS I</text:p>
          </table:table-cell>
          <table:table-cell office:value-type="string">
            <text:p><text:s text:c="2"/>COM <text:s text:c="13"/>743187106</text:p>
          </table:table-cell>
          <table:table-cell office:value-type="float" office:value="248">
            <text:p>248</text:p>
          </table:table-cell>
          <table:table-cell office:value-type="string">
            <text:p><text:s text:c="3"/>86022 <text:s text:c="2"/>SH <text:s text:c="9"/>SOLE <text:s text:c="14"/>86022 <text:s text:c="6"/>0 <text:s text:c="7"/>0<text:tab/><text:tab/></text:p>
          </table:table-cell>
        </table:table-row>
        <table:table-row table:style-name="ro1">
          <table:table-cell office:value-type="string">
            <text:p>PARKER HANNIFIN CORP</text:p>
          </table:table-cell>
          <table:table-cell office:value-type="string">
            <text:p><text:s text:c="2"/>COM <text:s text:c="13"/>701094104</text:p>
          </table:table-cell>
          <table:table-cell office:value-type="float" office:value="690">
            <text:p>690</text:p>
          </table:table-cell>
          <table:table-cell office:value-type="string">
            <text:p><text:s text:c="4"/>8255 <text:s text:c="2"/>SH <text:s text:c="9"/>SOLE <text:s text:c="15"/>8255 <text:s text:c="6"/>0 <text:s text:c="7"/>0<text:tab/><text:tab/></text:p>
          </table:table-cell>
        </table:table-row>
        <table:table-row table:style-name="ro1">
          <table:table-cell office:value-type="string">
            <text:p>PULTE GROUP INC</text:p>
          </table:table-cell>
          <table:table-cell office:value-type="string">
            <text:p><text:s text:c="2"/>COM <text:s text:c="13"/>745867101</text:p>
          </table:table-cell>
          <table:table-cell office:value-type="float" office:value="392">
            <text:p>392</text:p>
          </table:table-cell>
          <table:table-cell office:value-type="string">
            <text:p><text:s text:c="3"/>25318 <text:s text:c="2"/>SH <text:s text:c="9"/>SOLE <text:s text:c="14"/>25318 <text:s text:c="6"/>0 <text:s text:c="7"/>0<text:tab/><text:tab/></text:p>
          </table:table-cell>
        </table:table-row>
        <table:table-row table:style-name="ro1">
          <table:table-cell office:value-type="string">
            <text:p>PIER 1 IMPORTS INC</text:p>
          </table:table-cell>
          <table:table-cell office:value-type="string">
            <text:p><text:s text:c="2"/>COM <text:s text:c="13"/>720279108</text:p>
          </table:table-cell>
          <table:table-cell office:value-type="float" office:value="1472">
            <text:p>1472</text:p>
          </table:table-cell>
          <table:table-cell office:value-type="string">
            <text:p><text:s text:c="3"/>78565 <text:s text:c="2"/>SH <text:s text:c="9"/>SOLE <text:s text:c="14"/>78565 <text:s text:c="6"/>0 <text:s text:c="7"/>0<text:tab/><text:tab/></text:p>
          </table:table-cell>
        </table:table-row>
        <table:table-row table:style-name="ro1">
          <table:table-cell office:value-type="string">
            <text:p>PARKER DRILLING CO</text:p>
          </table:table-cell>
          <table:table-cell office:value-type="string">
            <text:p><text:s text:c="2"/>COM <text:s text:c="13"/>701081101</text:p>
          </table:table-cell>
          <table:table-cell office:value-type="float" office:value="743">
            <text:p>743</text:p>
          </table:table-cell>
          <table:table-cell office:value-type="string">
            <text:p><text:s text:c="2"/>175657 <text:s text:c="2"/>SH <text:s text:c="9"/>SOLE <text:s text:c="13"/>175657 <text:s text:c="6"/>0 <text:s text:c="7"/>0<text:tab/><text:tab/></text:p>
          </table:table-cell>
        </table:table-row>
        <table:table-row table:style-name="ro1">
          <table:table-cell office:value-type="string">
            <text:p>PACKAGING CORP AMER</text:p>
          </table:table-cell>
          <table:table-cell office:value-type="string">
            <text:p><text:s text:c="2"/>COM <text:s text:c="13"/>695156109</text:p>
          </table:table-cell>
          <table:table-cell office:value-type="float" office:value="570">
            <text:p>570</text:p>
          </table:table-cell>
          <table:table-cell office:value-type="string">
            <text:p><text:s text:c="3"/>15710 <text:s text:c="2"/>SH <text:s text:c="9"/>SOLE <text:s text:c="14"/>15710 <text:s text:c="6"/>0 <text:s text:c="7"/>0<text:tab/><text:tab/></text:p>
          </table:table-cell>
        </table:table-row>
        <table:table-row table:style-name="ro1">
          <table:table-cell office:value-type="string">
            <text:p>PARK OHIO HLDGS CORP</text:p>
          </table:table-cell>
          <table:table-cell office:value-type="string">
            <text:p><text:s text:c="2"/>COM <text:s text:c="13"/>700666100</text:p>
          </table:table-cell>
          <table:table-cell office:value-type="float" office:value="269">
            <text:p>269</text:p>
          </table:table-cell>
          <table:table-cell office:value-type="string">
            <text:p><text:s text:c="3"/>12400 <text:s text:c="2"/>SH <text:s text:c="9"/>SOLE <text:s text:c="14"/>12400 <text:s text:c="6"/>0 <text:s text:c="7"/>0<text:tab/><text:tab/></text:p>
          </table:table-cell>
        </table:table-row>
        <table:table-row table:style-name="ro1">
          <table:table-cell office:value-type="string">
            <text:p>PHOTRONICS INC</text:p>
          </table:table-cell>
          <table:table-cell office:value-type="string">
            <text:p><text:s text:c="2"/>COM <text:s text:c="13"/>719405102</text:p>
          </table:table-cell>
          <table:table-cell office:value-type="float" office:value="375">
            <text:p>375</text:p>
          </table:table-cell>
          <table:table-cell office:value-type="string">
            <text:p><text:s text:c="3"/>69888 <text:s text:c="2"/>SH <text:s text:c="9"/>SOLE <text:s text:c="14"/>69888 <text:s text:c="6"/>0 <text:s text:c="7"/>0<text:tab/><text:tab/></text:p>
          </table:table-cell>
        </table:table-row>
        <table:table-row table:style-name="ro1">
          <table:table-cell office:value-type="string">
            <text:p>PLANTRONICS INC NEW</text:p>
          </table:table-cell>
          <table:table-cell office:value-type="string">
            <text:p><text:s text:c="2"/>COM <text:s text:c="13"/>727493108</text:p>
          </table:table-cell>
          <table:table-cell office:value-type="float" office:value="823">
            <text:p>823</text:p>
          </table:table-cell>
          <table:table-cell office:value-type="string">
            <text:p><text:s text:c="3"/>23283 <text:s text:c="2"/>SH <text:s text:c="9"/>SOLE <text:s text:c="14"/>23283 <text:s text:c="6"/>0 <text:s text:c="7"/>0<text:tab/><text:tab/></text:p>
          </table:table-cell>
        </table:table-row>
        <table:table-row table:style-name="ro1">
          <table:table-cell office:value-type="string">
            <text:p>PHILIP MORRIS INTL INC</text:p>
          </table:table-cell>
          <table:table-cell office:value-type="string">
            <text:p><text:s text:c="2"/>COM <text:s text:c="13"/>718172109</text:p>
          </table:table-cell>
          <table:table-cell office:value-type="float" office:value="853">
            <text:p>853</text:p>
          </table:table-cell>
          <table:table-cell office:value-type="string">
            <text:p><text:s text:c="4"/>9488 <text:s text:c="2"/>SH <text:s text:c="9"/>SOLE <text:s text:c="15"/>9488 <text:s text:c="6"/>0 <text:s text:c="7"/>0<text:tab/><text:tab/></text:p>
          </table:table-cell>
        </table:table-row>
        <table:table-row table:style-name="ro1">
          <table:table-cell office:value-type="string">
            <text:p>PHARMERICA CORP</text:p>
          </table:table-cell>
          <table:table-cell office:value-type="string">
            <text:p><text:s text:c="2"/>COM <text:s text:c="13"/>71714F104</text:p>
          </table:table-cell>
          <table:table-cell office:value-type="float" office:value="136">
            <text:p>136</text:p>
          </table:table-cell>
          <table:table-cell office:value-type="string">
            <text:p><text:s text:c="3"/>10758 <text:s text:c="2"/>SH <text:s text:c="9"/>SOLE <text:s text:c="14"/>10758 <text:s text:c="6"/>0 <text:s text:c="7"/>0<text:tab/><text:tab/></text:p>
          </table:table-cell>
        </table:table-row>
        <table:table-row table:style-name="ro1">
          <table:table-cell office:value-type="string">
            <text:p>PNC FINL SVCS GROUP INC</text:p>
          </table:table-cell>
          <table:table-cell office:value-type="string">
            <text:p><text:s text:c="2"/>COM <text:s text:c="13"/>693475105</text:p>
          </table:table-cell>
          <table:table-cell office:value-type="float" office:value="1735">
            <text:p>1735</text:p>
          </table:table-cell>
          <table:table-cell office:value-type="string">
            <text:p><text:s text:c="3"/>27501 <text:s text:c="2"/>SH <text:s text:c="9"/>SOLE <text:s text:c="14"/>27501 <text:s text:c="6"/>0 <text:s text:c="7"/>0<text:tab/><text:tab/></text:p>
          </table:table-cell>
        </table:table-row>
        <table:table-row table:style-name="ro1">
          <table:table-cell office:value-type="string">
            <text:p>PENTAIR INC</text:p>
          </table:table-cell>
          <table:table-cell office:value-type="string">
            <text:p><text:s text:c="2"/>COM <text:s text:c="13"/>709631105</text:p>
          </table:table-cell>
          <table:table-cell office:value-type="float" office:value="339">
            <text:p>339</text:p>
          </table:table-cell>
          <table:table-cell office:value-type="string">
            <text:p><text:s text:c="4"/>7613 <text:s text:c="2"/>SH <text:s text:c="9"/>SOLE <text:s text:c="15"/>7613 <text:s text:c="6"/>0 <text:s text:c="7"/>0<text:tab/><text:tab/></text:p>
          </table:table-cell>
        </table:table-row>
        <table:table-row table:style-name="ro1">
          <table:table-cell office:value-type="string">
            <text:p>PINNACLE WEST CAP CORP</text:p>
          </table:table-cell>
          <table:table-cell office:value-type="string">
            <text:p><text:s text:c="2"/>COM <text:s text:c="13"/>723484101</text:p>
          </table:table-cell>
          <table:table-cell office:value-type="float" office:value="663">
            <text:p>663</text:p>
          </table:table-cell>
          <table:table-cell office:value-type="string">
            <text:p><text:s text:c="3"/>12555 <text:s text:c="2"/>SH <text:s text:c="9"/>SOLE <text:s text:c="14"/>12555 <text:s text:c="6"/>0 <text:s text:c="7"/>0<text:tab/><text:tab/></text:p>
          </table:table-cell>
        </table:table-row>
        <table:table-row table:style-name="ro1">
          <table:table-cell office:value-type="string">
            <text:p>PEPCO HOLDINGS INC</text:p>
          </table:table-cell>
          <table:table-cell office:value-type="string">
            <text:p><text:s text:c="2"/>COM <text:s text:c="13"/>713291102</text:p>
          </table:table-cell>
          <table:table-cell office:value-type="float" office:value="641">
            <text:p>641</text:p>
          </table:table-cell>
          <table:table-cell office:value-type="string">
            <text:p><text:s text:c="3"/>33900 <text:s text:c="2"/>SH <text:s text:c="9"/>SOLE <text:s text:c="14"/>33900 <text:s text:c="6"/>0 <text:s text:c="7"/>0<text:tab/><text:tab/></text:p>
          </table:table-cell>
        </table:table-row>
        <table:table-row table:style-name="ro1">
          <table:table-cell office:value-type="string">
            <text:p>PORTLAND GEN ELEC CO</text:p>
          </table:table-cell>
          <table:table-cell office:value-type="string">
            <text:p><text:s text:c="2"/>COM NEW <text:s text:c="9"/>736508847</text:p>
          </table:table-cell>
          <table:table-cell office:value-type="float" office:value="503">
            <text:p>503</text:p>
          </table:table-cell>
          <table:table-cell office:value-type="string">
            <text:p><text:s text:c="3"/>18609 <text:s text:c="2"/>SH <text:s text:c="9"/>SOLE <text:s text:c="14"/>18609 <text:s text:c="6"/>0 <text:s text:c="7"/>0<text:tab/><text:tab/></text:p>
          </table:table-cell>
        </table:table-row>
        <table:table-row table:style-name="ro1">
          <table:table-cell office:value-type="string">
            <text:p>POZEN INC</text:p>
          </table:table-cell>
          <table:table-cell office:value-type="string">
            <text:p><text:s text:c="2"/>COM <text:s text:c="13"/>73941U102</text:p>
          </table:table-cell>
          <table:table-cell office:value-type="float" office:value="486">
            <text:p>486</text:p>
          </table:table-cell>
          <table:table-cell office:value-type="string">
            <text:p><text:s text:c="3"/>73342 <text:s text:c="2"/>SH <text:s text:c="9"/>SOLE <text:s text:c="14"/>73342 <text:s text:c="6"/>0 <text:s text:c="7"/>0<text:tab/><text:tab/></text:p>
          </table:table-cell>
        </table:table-row>
        <table:table-row table:style-name="ro1">
          <table:table-cell office:value-type="string">
            <text:p>PPG INDS INC</text:p>
          </table:table-cell>
          <table:table-cell office:value-type="string">
            <text:p><text:s text:c="2"/>COM <text:s text:c="13"/>693506107</text:p>
          </table:table-cell>
          <table:table-cell office:value-type="float" office:value="1215">
            <text:p>1215</text:p>
          </table:table-cell>
          <table:table-cell office:value-type="string">
            <text:p><text:s text:c="3"/>10577 <text:s text:c="2"/>SH <text:s text:c="9"/>SOLE <text:s text:c="14"/>10577 <text:s text:c="6"/>0 <text:s text:c="7"/>0<text:tab/><text:tab/></text:p>
          </table:table-cell>
        </table:table-row>
        <table:table-row table:style-name="ro1">
          <table:table-cell office:value-type="string">
            <text:p>PPL CORP</text:p>
          </table:table-cell>
          <table:table-cell office:value-type="string">
            <text:p><text:s text:c="2"/>COM <text:s text:c="13"/>69351T106</text:p>
          </table:table-cell>
          <table:table-cell office:value-type="float" office:value="479">
            <text:p>479</text:p>
          </table:table-cell>
          <table:table-cell office:value-type="string">
            <text:p><text:s text:c="3"/>16499 <text:s text:c="2"/>SH <text:s text:c="9"/>SOLE <text:s text:c="14"/>16499 <text:s text:c="6"/>0 <text:s text:c="7"/>0<text:tab/><text:tab/></text:p>
          </table:table-cell>
        </table:table-row>
        <table:table-row table:style-name="ro1">
          <table:table-cell office:value-type="string">
            <text:p>PERFICIENT INC</text:p>
          </table:table-cell>
          <table:table-cell office:value-type="string">
            <text:p><text:s text:c="2"/>COM <text:s text:c="13"/>71375U101</text:p>
          </table:table-cell>
          <table:table-cell office:value-type="float" office:value="255">
            <text:p>255</text:p>
          </table:table-cell>
          <table:table-cell office:value-type="string">
            <text:p><text:s text:c="3"/>21149 <text:s text:c="2"/>SH <text:s text:c="9"/>SOLE <text:s text:c="14"/>21149 <text:s text:c="6"/>0 <text:s text:c="7"/>0<text:tab/><text:tab/></text:p>
          </table:table-cell>
        </table:table-row>
        <table:table-row table:style-name="ro1">
          <table:table-cell office:value-type="string">
            <text:p>PERRIGO CO</text:p>
          </table:table-cell>
          <table:table-cell office:value-type="string">
            <text:p><text:s text:c="2"/>COM <text:s text:c="13"/>714290103</text:p>
          </table:table-cell>
          <table:table-cell office:value-type="float" office:value="355">
            <text:p>355</text:p>
          </table:table-cell>
          <table:table-cell office:value-type="string">
            <text:p><text:s text:c="4"/>3058 <text:s text:c="2"/>SH <text:s text:c="9"/>SOLE <text:s text:c="15"/>3058 <text:s text:c="6"/>0 <text:s text:c="7"/>0<text:tab/><text:tab/></text:p>
          </table:table-cell>
        </table:table-row>
        <table:table-row table:style-name="ro1">
          <table:table-cell office:value-type="string">
            <text:p>PRGX GLOBAL INC</text:p>
          </table:table-cell>
          <table:table-cell office:value-type="string">
            <text:p><text:s text:c="2"/>COM NEW <text:s text:c="9"/>69357C503</text:p>
          </table:table-cell>
          <table:table-cell office:value-type="float" office:value="374">
            <text:p>374</text:p>
          </table:table-cell>
          <table:table-cell office:value-type="string">
            <text:p><text:s text:c="3"/>43635 <text:s text:c="2"/>SH <text:s text:c="9"/>SOLE <text:s text:c="14"/>43635 <text:s text:c="6"/>0 <text:s text:c="7"/>0<text:tab/><text:tab/></text:p>
          </table:table-cell>
        </table:table-row>
        <table:table-row table:style-name="ro1">
          <table:table-cell office:value-type="string">
            <text:p>PRIMORIS SVCS CORP</text:p>
          </table:table-cell>
          <table:table-cell office:value-type="string">
            <text:p><text:s text:c="2"/>COM <text:s text:c="13"/>74164F103</text:p>
          </table:table-cell>
          <table:table-cell office:value-type="float" office:value="473">
            <text:p>473</text:p>
          </table:table-cell>
          <table:table-cell office:value-type="string">
            <text:p><text:s text:c="3"/>36267 <text:s text:c="2"/>SH <text:s text:c="9"/>SOLE <text:s text:c="14"/>36267 <text:s text:c="6"/>0 <text:s text:c="7"/>0<text:tab/><text:tab/></text:p>
          </table:table-cell>
        </table:table-row>
        <table:table-row table:style-name="ro1">
          <table:table-cell office:value-type="string">
            <text:p>PROVIDENT FINL HLDGS INC</text:p>
          </table:table-cell>
          <table:table-cell office:value-type="string">
            <text:p><text:s text:c="2"/>COM <text:s text:c="13"/>743868101</text:p>
          </table:table-cell>
          <table:table-cell office:value-type="float" office:value="222">
            <text:p>222</text:p>
          </table:table-cell>
          <table:table-cell office:value-type="string">
            <text:p><text:s text:c="3"/>15600 <text:s text:c="2"/>SH <text:s text:c="9"/>SOLE <text:s text:c="14"/>15600 <text:s text:c="6"/>0 <text:s text:c="7"/>0<text:tab/><text:tab/></text:p>
          </table:table-cell>
        </table:table-row>
        <table:table-row table:style-name="ro1">
          <table:table-cell office:value-type="string">
            <text:p>U.S. AUTO PARTS NETWORK INC</text:p>
          </table:table-cell>
          <table:table-cell office:value-type="string">
            <text:p><text:s text:c="2"/>COM <text:s text:c="13"/>90343C100</text:p>
          </table:table-cell>
          <table:table-cell office:value-type="float" office:value="87">
            <text:p>87</text:p>
          </table:table-cell>
          <table:table-cell office:value-type="string">
            <text:p><text:s text:c="3"/>25285 <text:s text:c="2"/>SH <text:s text:c="9"/>SOLE <text:s text:c="14"/>25285 <text:s text:c="6"/>0 <text:s text:c="7"/>0<text:tab/><text:tab/></text:p>
          </table:table-cell>
        </table:table-row>
        <table:table-row table:style-name="ro1">
          <table:table-cell office:value-type="string">
            <text:p>PUBLIC STORAGE</text:p>
          </table:table-cell>
          <table:table-cell office:value-type="string">
            <text:p><text:s text:c="2"/>COM <text:s text:c="13"/>74460D109</text:p>
          </table:table-cell>
          <table:table-cell office:value-type="float" office:value="2828">
            <text:p>2828</text:p>
          </table:table-cell>
          <table:table-cell office:value-type="string">
            <text:p><text:s text:c="3"/>20317 <text:s text:c="2"/>SH <text:s text:c="9"/>SOLE <text:s text:c="14"/>20317 <text:s text:c="6"/>0 <text:s text:c="7"/>0<text:tab/><text:tab/></text:p>
          </table:table-cell>
        </table:table-row>
        <table:table-row table:style-name="ro1">
          <table:table-cell office:value-type="string">
            <text:p>PIONEER SOUTHWST ENRG PRTNR</text:p>
          </table:table-cell>
          <table:table-cell office:value-type="string">
            <text:p><text:s text:c="2"/>UNIT LP INT <text:s text:c="5"/>72388B106</text:p>
          </table:table-cell>
          <table:table-cell office:value-type="float" office:value="307">
            <text:p>307</text:p>
          </table:table-cell>
          <table:table-cell office:value-type="string">
            <text:p><text:s text:c="3"/>11934 <text:s text:c="2"/>SH <text:s text:c="9"/>SOLE <text:s text:c="14"/>11934 <text:s text:c="6"/>0 <text:s text:c="7"/>0<text:tab/><text:tab/></text:p>
          </table:table-cell>
        </table:table-row>
        <table:table-row table:style-name="ro1">
          <table:table-cell office:value-type="string">
            <text:p>PARK STERLING CORP</text:p>
          </table:table-cell>
          <table:table-cell office:value-type="string">
            <text:p><text:s text:c="2"/>COM <text:s text:c="13"/>70086Y105</text:p>
          </table:table-cell>
          <table:table-cell office:value-type="float" office:value="288">
            <text:p>288</text:p>
          </table:table-cell>
          <table:table-cell office:value-type="string">
            <text:p><text:s text:c="3"/>58270 <text:s text:c="2"/>SH <text:s text:c="9"/>SOLE <text:s text:c="14"/>58270 <text:s text:c="6"/>0 <text:s text:c="7"/>0<text:tab/><text:tab/></text:p>
          </table:table-cell>
        </table:table-row>
        <table:table-row table:style-name="ro1">
          <table:table-cell office:value-type="string">
            <text:p>PATTERSON UTI ENERGY INC</text:p>
          </table:table-cell>
          <table:table-cell office:value-type="string">
            <text:p><text:s text:c="2"/>COM <text:s text:c="13"/>703481101</text:p>
          </table:table-cell>
          <table:table-cell office:value-type="float" office:value="222">
            <text:p>222</text:p>
          </table:table-cell>
          <table:table-cell office:value-type="string">
            <text:p><text:s text:c="3"/>14019 <text:s text:c="2"/>SH <text:s text:c="9"/>SOLE <text:s text:c="14"/>14019 <text:s text:c="6"/>0 <text:s text:c="7"/>0<text:tab/><text:tab/></text:p>
          </table:table-cell>
        </table:table-row>
        <table:table-row table:style-name="ro1">
          <table:table-cell office:value-type="string">
            <text:p>PANTRY INC</text:p>
          </table:table-cell>
          <table:table-cell office:value-type="string">
            <text:p><text:s text:c="2"/>COM <text:s text:c="13"/>698657103</text:p>
          </table:table-cell>
          <table:table-cell office:value-type="float" office:value="456">
            <text:p>456</text:p>
          </table:table-cell>
          <table:table-cell office:value-type="string">
            <text:p><text:s text:c="3"/>31362 <text:s text:c="2"/>SH <text:s text:c="9"/>SOLE <text:s text:c="14"/>31362 <text:s text:c="6"/>0 <text:s text:c="7"/>0<text:tab/><text:tab/></text:p>
          </table:table-cell>
        </table:table-row>
        <table:table-row table:style-name="ro1">
          <table:table-cell office:value-type="string">
            <text:p>PVR PARTNERS L P</text:p>
          </table:table-cell>
          <table:table-cell office:value-type="string">
            <text:p><text:s text:c="2"/>COM UNIT REPTG L 693665101</text:p>
          </table:table-cell>
          <table:table-cell office:value-type="float" office:value="283">
            <text:p>283</text:p>
          </table:table-cell>
          <table:table-cell office:value-type="string">
            <text:p><text:s text:c="3"/>11160 <text:s text:c="2"/>SH <text:s text:c="9"/>SOLE <text:s text:c="14"/>11160 <text:s text:c="6"/>0 <text:s text:c="7"/>0<text:tab/><text:tab/></text:p>
          </table:table-cell>
        </table:table-row>
        <table:table-row table:style-name="ro1">
          <table:table-cell office:value-type="string">
            <text:p>PRIVATEBANCORP INC</text:p>
          </table:table-cell>
          <table:table-cell office:value-type="string">
            <text:p><text:s text:c="2"/>COM <text:s text:c="13"/>742962103</text:p>
          </table:table-cell>
          <table:table-cell office:value-type="float" office:value="187">
            <text:p>187</text:p>
          </table:table-cell>
          <table:table-cell office:value-type="string">
            <text:p><text:s text:c="3"/>11668 <text:s text:c="2"/>SH <text:s text:c="9"/>SOLE <text:s text:c="14"/>11668 <text:s text:c="6"/>0 <text:s text:c="7"/>0<text:tab/><text:tab/></text:p>
          </table:table-cell>
        </table:table-row>
        <table:table-row table:style-name="ro1">
          <table:table-cell office:value-type="string">
            <text:p>POWER ONE INC NEW</text:p>
          </table:table-cell>
          <table:table-cell office:value-type="string">
            <text:p><text:s text:c="2"/>COM <text:s text:c="13"/>73930R102</text:p>
          </table:table-cell>
          <table:table-cell office:value-type="float" office:value="194">
            <text:p>194</text:p>
          </table:table-cell>
          <table:table-cell office:value-type="string">
            <text:p><text:s text:c="3"/>34752 <text:s text:c="2"/>SH <text:s text:c="9"/>SOLE <text:s text:c="14"/>34752 <text:s text:c="6"/>0 <text:s text:c="7"/>0<text:tab/><text:tab/></text:p>
          </table:table-cell>
        </table:table-row>
        <table:table-row table:style-name="ro1">
          <table:table-cell office:value-type="string">
            <text:p>QUANTA SVCS INC</text:p>
          </table:table-cell>
          <table:table-cell office:value-type="string">
            <text:p><text:s text:c="2"/>COM <text:s text:c="13"/>74762E102</text:p>
          </table:table-cell>
          <table:table-cell office:value-type="float" office:value="774">
            <text:p>774</text:p>
          </table:table-cell>
          <table:table-cell office:value-type="string">
            <text:p><text:s text:c="3"/>31340 <text:s text:c="2"/>SH <text:s text:c="9"/>SOLE <text:s text:c="14"/>31340 <text:s text:c="6"/>0 <text:s text:c="7"/>0<text:tab/><text:tab/></text:p>
          </table:table-cell>
        </table:table-row>
        <table:table-row table:style-name="ro1">
          <table:table-cell office:value-type="string">
            <text:p>PERFECT WORLD CO LTD</text:p>
          </table:table-cell>
          <table:table-cell office:value-type="string">
            <text:p><text:s text:c="2"/>SPON ADR REP B <text:s text:c="2"/>71372U104</text:p>
          </table:table-cell>
          <table:table-cell office:value-type="float" office:value="290">
            <text:p>290</text:p>
          </table:table-cell>
          <table:table-cell office:value-type="string">
            <text:p><text:s text:c="3"/>26739 <text:s text:c="2"/>SH <text:s text:c="9"/>SOLE <text:s text:c="14"/>26739 <text:s text:c="6"/>0 <text:s text:c="7"/>0<text:tab/><text:tab/></text:p>
          </table:table-cell>
        </table:table-row>
        <table:table-row table:style-name="ro1">
          <table:table-cell office:value-type="string">
            <text:p>PRAXAIR INC</text:p>
          </table:table-cell>
          <table:table-cell office:value-type="string">
            <text:p><text:s text:c="2"/>COM <text:s text:c="13"/>74005P104</text:p>
          </table:table-cell>
          <table:table-cell office:value-type="float" office:value="797">
            <text:p>797</text:p>
          </table:table-cell>
          <table:table-cell office:value-type="string">
            <text:p><text:s text:c="4"/>7668 <text:s text:c="2"/>SH <text:s text:c="9"/>SOLE <text:s text:c="15"/>7668 <text:s text:c="6"/>0 <text:s text:c="7"/>0<text:tab/><text:tab/></text:p>
          </table:table-cell>
        </table:table-row>
        <table:table-row table:style-name="ro1">
          <table:table-cell office:value-type="string">
            <text:p>PIONEER NAT RES CO</text:p>
          </table:table-cell>
          <table:table-cell office:value-type="string">
            <text:p><text:s text:c="2"/>COM <text:s text:c="13"/>723787107</text:p>
          </table:table-cell>
          <table:table-cell office:value-type="float" office:value="269">
            <text:p>269</text:p>
          </table:table-cell>
          <table:table-cell office:value-type="string">
            <text:p><text:s text:c="4"/>2575 <text:s text:c="2"/>SH <text:s text:c="9"/>SOLE <text:s text:c="15"/>2575 <text:s text:c="6"/>0 <text:s text:c="7"/>0<text:tab/><text:tab/></text:p>
          </table:table-cell>
        </table:table-row>
        <table:table-row table:style-name="ro1">
          <table:table-cell office:value-type="string">
            <text:p>PLAINS EXPL&amp; PRODTN CO</text:p>
          </table:table-cell>
          <table:table-cell office:value-type="string">
            <text:p><text:s text:c="2"/>COM <text:s text:c="13"/>726505100</text:p>
          </table:table-cell>
          <table:table-cell office:value-type="float" office:value="1144">
            <text:p>1144</text:p>
          </table:table-cell>
          <table:table-cell office:value-type="string">
            <text:p><text:s text:c="3"/>30531 <text:s text:c="2"/>SH <text:s text:c="9"/>SOLE <text:s text:c="14"/>30531 <text:s text:c="6"/>0 <text:s text:c="7"/>0<text:tab/><text:tab/></text:p>
          </table:table-cell>
        </table:table-row>
        <table:table-row table:style-name="ro1">
          <table:table-cell office:value-type="string">
            <text:p>PAPA JOHNS INTL INC</text:p>
          </table:table-cell>
          <table:table-cell office:value-type="string">
            <text:p><text:s text:c="2"/>COM <text:s text:c="13"/>698813102</text:p>
          </table:table-cell>
          <table:table-cell office:value-type="float" office:value="873">
            <text:p>873</text:p>
          </table:table-cell>
          <table:table-cell office:value-type="string">
            <text:p><text:s text:c="3"/>16353 <text:s text:c="2"/>SH <text:s text:c="9"/>SOLE <text:s text:c="14"/>16353 <text:s text:c="6"/>0 <text:s text:c="7"/>0<text:tab/><text:tab/></text:p>
          </table:table-cell>
        </table:table-row>
        <table:table-row table:style-name="ro1">
          <table:table-cell office:value-type="string">
            <text:p>QUESTCOR PHARMACEUTICALS IN</text:p>
          </table:table-cell>
          <table:table-cell office:value-type="string">
            <text:p><text:s text:c="2"/>COM <text:s text:c="13"/>74835Y101</text:p>
          </table:table-cell>
          <table:table-cell office:value-type="float" office:value="477">
            <text:p>477</text:p>
          </table:table-cell>
          <table:table-cell office:value-type="string">
            <text:p><text:s text:c="3"/>25850 <text:s text:c="2"/>SH <text:s text:c="9"/>SOLE <text:s text:c="14"/>25850 <text:s text:c="6"/>0 <text:s text:c="7"/>0<text:tab/><text:tab/></text:p>
          </table:table-cell>
        </table:table-row>
        <table:table-row table:style-name="ro1">
          <table:table-cell office:value-type="string">
            <text:p>QEP RES INC</text:p>
          </table:table-cell>
          <table:table-cell office:value-type="string">
            <text:p><text:s text:c="2"/>COM <text:s text:c="13"/>74733V100</text:p>
          </table:table-cell>
          <table:table-cell office:value-type="float" office:value="823">
            <text:p>823</text:p>
          </table:table-cell>
          <table:table-cell office:value-type="string">
            <text:p><text:s text:c="3"/>25980 <text:s text:c="2"/>SH <text:s text:c="9"/>SOLE <text:s text:c="14"/>25980 <text:s text:c="6"/>0 <text:s text:c="7"/>0<text:tab/><text:tab/></text:p>
          </table:table-cell>
        </table:table-row>
        <table:table-row table:style-name="ro1">
          <table:table-cell office:value-type="string">
            <text:p>QLOGIC CORP</text:p>
          </table:table-cell>
          <table:table-cell office:value-type="string">
            <text:p><text:s text:c="2"/>COM <text:s text:c="13"/>747277101</text:p>
          </table:table-cell>
          <table:table-cell office:value-type="float" office:value="861">
            <text:p>861</text:p>
          </table:table-cell>
          <table:table-cell office:value-type="string">
            <text:p><text:s text:c="3"/>75434 <text:s text:c="2"/>SH <text:s text:c="9"/>SOLE <text:s text:c="14"/>75434 <text:s text:c="6"/>0 <text:s text:c="7"/>0<text:tab/><text:tab/></text:p>
          </table:table-cell>
        </table:table-row>
        <table:table-row table:style-name="ro1">
          <table:table-cell office:value-type="string">
            <text:p>QLIK TECHNOLOGIES INC</text:p>
          </table:table-cell>
          <table:table-cell office:value-type="string">
            <text:p><text:s text:c="2"/>COM <text:s text:c="13"/>74733T105</text:p>
          </table:table-cell>
          <table:table-cell office:value-type="float" office:value="1003">
            <text:p>1003</text:p>
          </table:table-cell>
          <table:table-cell office:value-type="string">
            <text:p><text:s text:c="3"/>44789 <text:s text:c="2"/>SH <text:s text:c="9"/>SOLE <text:s text:c="14"/>44789 <text:s text:c="6"/>0 <text:s text:c="7"/>0<text:tab/><text:tab/></text:p>
          </table:table-cell>
        </table:table-row>
        <table:table-row table:style-name="ro1">
          <table:table-cell office:value-type="string">
            <text:p>QUALITY SYS INC</text:p>
          </table:table-cell>
          <table:table-cell office:value-type="string">
            <text:p><text:s text:c="2"/>COM <text:s text:c="13"/>747582104</text:p>
          </table:table-cell>
          <table:table-cell office:value-type="float" office:value="365">
            <text:p>365</text:p>
          </table:table-cell>
          <table:table-cell office:value-type="string">
            <text:p><text:s text:c="3"/>19685 <text:s text:c="2"/>SH <text:s text:c="9"/>SOLE <text:s text:c="14"/>19685 <text:s text:c="6"/>0 <text:s text:c="7"/>0<text:tab/><text:tab/></text:p>
          </table:table-cell>
        </table:table-row>
        <table:table-row table:style-name="ro1">
          <table:table-cell office:value-type="string">
            <text:p>QUAD / GRAPHICS INC</text:p>
          </table:table-cell>
          <table:table-cell office:value-type="string">
            <text:p><text:s text:c="2"/>COM CL A <text:s text:c="8"/>747301109</text:p>
          </table:table-cell>
          <table:table-cell office:value-type="float" office:value="668">
            <text:p>668</text:p>
          </table:table-cell>
          <table:table-cell office:value-type="string">
            <text:p><text:s text:c="3"/>39383 <text:s text:c="2"/>SH <text:s text:c="9"/>SOLE <text:s text:c="14"/>39383 <text:s text:c="6"/>0 <text:s text:c="7"/>0<text:tab/><text:tab/></text:p>
          </table:table-cell>
        </table:table-row>
        <table:table-row table:style-name="ro1">
          <table:table-cell office:value-type="string">
            <text:p>RYDER SYS INC</text:p>
          </table:table-cell>
          <table:table-cell office:value-type="string">
            <text:p><text:s text:c="2"/>COM <text:s text:c="13"/>783549108</text:p>
          </table:table-cell>
          <table:table-cell office:value-type="float" office:value="506">
            <text:p>506</text:p>
          </table:table-cell>
          <table:table-cell office:value-type="string">
            <text:p><text:s text:c="3"/>12950 <text:s text:c="2"/>SH <text:s text:c="9"/>SOLE <text:s text:c="14"/>12950 <text:s text:c="6"/>0 <text:s text:c="7"/>0<text:tab/><text:tab/></text:p>
          </table:table-cell>
        </table:table-row>
        <table:table-row table:style-name="ro1">
          <table:table-cell office:value-type="string">
            <text:p>RITE AID CORP</text:p>
          </table:table-cell>
          <table:table-cell office:value-type="string">
            <text:p><text:s text:c="2"/>COM <text:s text:c="13"/>767754104</text:p>
          </table:table-cell>
          <table:table-cell office:value-type="float" office:value="38">
            <text:p>38</text:p>
          </table:table-cell>
          <table:table-cell office:value-type="string">
            <text:p><text:s text:c="3"/>32101 <text:s text:c="2"/>SH <text:s text:c="9"/>SOLE <text:s text:c="14"/>32101 <text:s text:c="6"/>0 <text:s text:c="7"/>0<text:tab/><text:tab/></text:p>
          </table:table-cell>
        </table:table-row>
        <table:table-row table:style-name="ro1">
          <table:table-cell office:value-type="string">
            <text:p>REYNOLDS AMERICAN INC</text:p>
          </table:table-cell>
          <table:table-cell office:value-type="string">
            <text:p><text:s text:c="2"/>COM <text:s text:c="13"/>761713106</text:p>
          </table:table-cell>
          <table:table-cell office:value-type="float" office:value="2298">
            <text:p>2298</text:p>
          </table:table-cell>
          <table:table-cell office:value-type="string">
            <text:p><text:s text:c="3"/>53025 <text:s text:c="2"/>SH <text:s text:c="9"/>SOLE <text:s text:c="14"/>53025 <text:s text:c="6"/>0 <text:s text:c="7"/>0<text:tab/><text:tab/></text:p>
          </table:table-cell>
        </table:table-row>
        <table:table-row table:style-name="ro1">
          <table:table-cell office:value-type="string">
            <text:p>RAIT FINANCIAL TRUST</text:p>
          </table:table-cell>
          <table:table-cell office:value-type="string">
            <text:p><text:s text:c="2"/>COM NEW <text:s text:c="9"/>749227609</text:p>
          </table:table-cell>
          <table:table-cell office:value-type="float" office:value="167">
            <text:p>167</text:p>
          </table:table-cell>
          <table:table-cell office:value-type="string">
            <text:p><text:s text:c="3"/>31800 <text:s text:c="2"/>SH <text:s text:c="9"/>SOLE <text:s text:c="14"/>31800 <text:s text:c="6"/>0 <text:s text:c="7"/>0<text:tab/><text:tab/></text:p>
          </table:table-cell>
        </table:table-row>
        <table:table-row table:style-name="ro1">
          <table:table-cell office:value-type="string">
            <text:p>BANKRATE INC DEL</text:p>
          </table:table-cell>
          <table:table-cell office:value-type="string">
            <text:p><text:s text:c="2"/>COM <text:s text:c="13"/>06647F102</text:p>
          </table:table-cell>
          <table:table-cell office:value-type="float" office:value="200">
            <text:p>200</text:p>
          </table:table-cell>
          <table:table-cell office:value-type="string">
            <text:p><text:s text:c="3"/>12850 <text:s text:c="2"/>SH <text:s text:c="9"/>SOLE <text:s text:c="14"/>12850 <text:s text:c="6"/>0 <text:s text:c="7"/>0<text:tab/><text:tab/></text:p>
          </table:table-cell>
        </table:table-row>
        <table:table-row table:style-name="ro1">
          <table:table-cell office:value-type="string">
            <text:p>REPUBLIC BANCORP KY</text:p>
          </table:table-cell>
          <table:table-cell office:value-type="string">
            <text:p><text:s text:c="2"/>CL A <text:s text:c="12"/>760281204</text:p>
          </table:table-cell>
          <table:table-cell office:value-type="float" office:value="299">
            <text:p>299</text:p>
          </table:table-cell>
          <table:table-cell office:value-type="string">
            <text:p><text:s text:c="3"/>13600 <text:s text:c="2"/>SH <text:s text:c="9"/>SOLE <text:s text:c="14"/>13600 <text:s text:c="6"/>0 <text:s text:c="7"/>0<text:tab/><text:tab/></text:p>
          </table:table-cell>
        </table:table-row>
        <table:table-row table:style-name="ro1">
          <table:table-cell office:value-type="string">
            <text:p>ROCKVILLE FINL INC NEW</text:p>
          </table:table-cell>
          <table:table-cell office:value-type="string">
            <text:p><text:s text:c="2"/>COM <text:s text:c="13"/>774188106</text:p>
          </table:table-cell>
          <table:table-cell office:value-type="float" office:value="323">
            <text:p>323</text:p>
          </table:table-cell>
          <table:table-cell office:value-type="string">
            <text:p><text:s text:c="3"/>26313 <text:s text:c="2"/>SH <text:s text:c="9"/>SOLE <text:s text:c="14"/>26313 <text:s text:c="6"/>0 <text:s text:c="7"/>0<text:tab/><text:tab/></text:p>
          </table:table-cell>
        </table:table-row>
        <table:table-row table:style-name="ro1">
          <table:table-cell office:value-type="string">
            <text:p>ROCKY BRANDS INC</text:p>
          </table:table-cell>
          <table:table-cell office:value-type="string">
            <text:p><text:s text:c="2"/>COM <text:s text:c="13"/>774515100</text:p>
          </table:table-cell>
          <table:table-cell office:value-type="float" office:value="189">
            <text:p>189</text:p>
          </table:table-cell>
          <table:table-cell office:value-type="string">
            <text:p><text:s text:c="3"/>16400 <text:s text:c="2"/>SH <text:s text:c="9"/>SOLE <text:s text:c="14"/>16400 <text:s text:c="6"/>0 <text:s text:c="7"/>0<text:tab/><text:tab/></text:p>
          </table:table-cell>
        </table:table-row>
        <table:table-row table:style-name="ro1">
          <table:table-cell office:value-type="string">
            <text:p>RADNET INC</text:p>
          </table:table-cell>
          <table:table-cell office:value-type="string">
            <text:p><text:s text:c="2"/>COM <text:s text:c="13"/>750491102</text:p>
          </table:table-cell>
          <table:table-cell office:value-type="float" office:value="295">
            <text:p>295</text:p>
          </table:table-cell>
          <table:table-cell office:value-type="string">
            <text:p><text:s text:c="2"/>106243 <text:s text:c="2"/>SH <text:s text:c="9"/>SOLE <text:s text:c="13"/>106243 <text:s text:c="6"/>0 <text:s text:c="7"/>0<text:tab/><text:tab/></text:p>
          </table:table-cell>
        </table:table-row>
        <table:table-row table:style-name="ro1">
          <table:table-cell office:value-type="string">
            <text:p>ROYAL DUTCH SHELL PLC</text:p>
          </table:table-cell>
          <table:table-cell office:value-type="string">
            <text:p><text:s text:c="2"/>SPONS ADR A <text:s text:c="5"/>780259206</text:p>
          </table:table-cell>
          <table:table-cell office:value-type="float" office:value="464">
            <text:p>464</text:p>
          </table:table-cell>
          <table:table-cell office:value-type="string">
            <text:p><text:s text:c="4"/>6686 <text:s text:c="2"/>SH <text:s text:c="9"/>SOLE <text:s text:c="15"/>6686 <text:s text:c="6"/>0 <text:s text:c="7"/>0<text:tab/><text:tab/></text:p>
          </table:table-cell>
        </table:table-row>
        <table:table-row table:style-name="ro1">
          <table:table-cell office:value-type="string">
            <text:p>RESOURCES CONNECTION INC</text:p>
          </table:table-cell>
          <table:table-cell office:value-type="string">
            <text:p><text:s text:c="2"/>COM <text:s text:c="13"/>76122Q105</text:p>
          </table:table-cell>
          <table:table-cell office:value-type="float" office:value="256">
            <text:p>256</text:p>
          </table:table-cell>
          <table:table-cell office:value-type="string">
            <text:p><text:s text:c="3"/>19500 <text:s text:c="2"/>SH <text:s text:c="9"/>SOLE <text:s text:c="14"/>19500 <text:s text:c="6"/>0 <text:s text:c="7"/>0<text:tab/><text:tab/></text:p>
          </table:table-cell>
        </table:table-row>
        <table:table-row table:style-name="ro1">
          <table:table-cell office:value-type="string">
            <text:p>REGENCY CTRS CORP</text:p>
          </table:table-cell>
          <table:table-cell office:value-type="string">
            <text:p><text:s text:c="2"/>COM <text:s text:c="13"/>758849103</text:p>
          </table:table-cell>
          <table:table-cell office:value-type="float" office:value="644">
            <text:p>644</text:p>
          </table:table-cell>
          <table:table-cell office:value-type="string">
            <text:p><text:s text:c="3"/>13224 <text:s text:c="2"/>SH <text:s text:c="9"/>SOLE <text:s text:c="14"/>13224 <text:s text:c="6"/>0 <text:s text:c="7"/>0<text:tab/><text:tab/></text:p>
          </table:table-cell>
        </table:table-row>
        <table:table-row table:style-name="ro1">
          <table:table-cell office:value-type="string">
            <text:p>RENTRAK CORP</text:p>
          </table:table-cell>
          <table:table-cell office:value-type="string">
            <text:p><text:s text:c="2"/>COM <text:s text:c="13"/>760174102</text:p>
          </table:table-cell>
          <table:table-cell office:value-type="float" office:value="178">
            <text:p>178</text:p>
          </table:table-cell>
          <table:table-cell office:value-type="string">
            <text:p><text:s text:c="3"/>10489 <text:s text:c="2"/>SH <text:s text:c="9"/>SOLE <text:s text:c="14"/>10489 <text:s text:c="6"/>0 <text:s text:c="7"/>0<text:tab/><text:tab/></text:p>
          </table:table-cell>
        </table:table-row>
        <table:table-row table:style-name="ro1">
          <table:table-cell office:value-type="string">
            <text:p>RPC INC</text:p>
          </table:table-cell>
          <table:table-cell office:value-type="string">
            <text:p><text:s text:c="2"/>COM <text:s text:c="13"/>749660106</text:p>
          </table:table-cell>
          <table:table-cell office:value-type="float" office:value="347">
            <text:p>347</text:p>
          </table:table-cell>
          <table:table-cell office:value-type="string">
            <text:p><text:s text:c="3"/>29182 <text:s text:c="2"/>SH <text:s text:c="9"/>SOLE <text:s text:c="14"/>29182 <text:s text:c="6"/>0 <text:s text:c="7"/>0<text:tab/><text:tab/></text:p>
          </table:table-cell>
        </table:table-row>
        <table:table-row table:style-name="ro1">
          <table:table-cell office:value-type="string">
            <text:p>REVLON INC</text:p>
          </table:table-cell>
          <table:table-cell office:value-type="string">
            <text:p><text:s text:c="2"/>CL A NEW <text:s text:c="8"/>761525609</text:p>
          </table:table-cell>
          <table:table-cell office:value-type="float" office:value="215">
            <text:p>215</text:p>
          </table:table-cell>
          <table:table-cell office:value-type="string">
            <text:p><text:s text:c="3"/>13900 <text:s text:c="2"/>SH <text:s text:c="9"/>SOLE <text:s text:c="14"/>13900 <text:s text:c="6"/>0 <text:s text:c="7"/>0<text:tab/><text:tab/></text:p>
          </table:table-cell>
        </table:table-row>
        <table:table-row table:style-name="ro1">
          <table:table-cell office:value-type="string">
            <text:p>REGIONS FINANCIAL CORP NEW</text:p>
          </table:table-cell>
          <table:table-cell office:value-type="string">
            <text:p><text:s text:c="2"/>COM <text:s text:c="13"/>7591EP100</text:p>
          </table:table-cell>
          <table:table-cell office:value-type="float" office:value="1583">
            <text:p>1583</text:p>
          </table:table-cell>
          <table:table-cell office:value-type="string">
            <text:p><text:s text:c="2"/>219530 <text:s text:c="2"/>SH <text:s text:c="9"/>SOLE <text:s text:c="13"/>219530 <text:s text:c="6"/>0 <text:s text:c="7"/>0<text:tab/><text:tab/></text:p>
          </table:table-cell>
        </table:table-row>
        <table:table-row table:style-name="ro1">
          <table:table-cell office:value-type="string">
            <text:p>REGAL ENTMT GROUP</text:p>
          </table:table-cell>
          <table:table-cell office:value-type="string">
            <text:p><text:s text:c="2"/>CL A <text:s text:c="12"/>758766109</text:p>
          </table:table-cell>
          <table:table-cell office:value-type="float" office:value="417">
            <text:p>417</text:p>
          </table:table-cell>
          <table:table-cell office:value-type="string">
            <text:p><text:s text:c="3"/>29640 <text:s text:c="2"/>SH <text:s text:c="9"/>SOLE <text:s text:c="14"/>29640 <text:s text:c="6"/>0 <text:s text:c="7"/>0<text:tab/><text:tab/></text:p>
          </table:table-cell>
        </table:table-row>
        <table:table-row table:style-name="ro1">
          <table:table-cell office:value-type="string">
            <text:p>REPLIGEN CORP</text:p>
          </table:table-cell>
          <table:table-cell office:value-type="string">
            <text:p><text:s text:c="2"/>COM <text:s text:c="13"/>759916109</text:p>
          </table:table-cell>
          <table:table-cell office:value-type="float" office:value="704">
            <text:p>704</text:p>
          </table:table-cell>
          <table:table-cell office:value-type="string">
            <text:p><text:s text:c="2"/>118100 <text:s text:c="2"/>SH <text:s text:c="9"/>SOLE <text:s text:c="13"/>118100 <text:s text:c="6"/>0 <text:s text:c="7"/>0<text:tab/><text:tab/></text:p>
          </table:table-cell>
        </table:table-row>
        <table:table-row table:style-name="ro1">
          <table:table-cell office:value-type="string">
            <text:p>STURM RUGER &amp; CO INC</text:p>
          </table:table-cell>
          <table:table-cell office:value-type="string">
            <text:p><text:s text:c="2"/>COM <text:s text:c="13"/>864159108</text:p>
          </table:table-cell>
          <table:table-cell office:value-type="float" office:value="334">
            <text:p>334</text:p>
          </table:table-cell>
          <table:table-cell office:value-type="string">
            <text:p><text:s text:c="4"/>6756 <text:s text:c="2"/>SH <text:s text:c="9"/>SOLE <text:s text:c="15"/>6756 <text:s text:c="6"/>0 <text:s text:c="7"/>0<text:tab/><text:tab/></text:p>
          </table:table-cell>
        </table:table-row>
        <table:table-row table:style-name="ro1">
          <table:table-cell office:value-type="string">
            <text:p>ROBERT HALF INTL INC</text:p>
          </table:table-cell>
          <table:table-cell office:value-type="string">
            <text:p><text:s text:c="2"/>COM <text:s text:c="13"/>770323103</text:p>
          </table:table-cell>
          <table:table-cell office:value-type="float" office:value="563">
            <text:p>563</text:p>
          </table:table-cell>
          <table:table-cell office:value-type="string">
            <text:p><text:s text:c="3"/>21126 <text:s text:c="2"/>SH <text:s text:c="9"/>SOLE <text:s text:c="14"/>21126 <text:s text:c="6"/>0 <text:s text:c="7"/>0<text:tab/><text:tab/></text:p>
          </table:table-cell>
        </table:table-row>
        <table:table-row table:style-name="ro1">
          <table:table-cell office:value-type="string">
            <text:p>RICKS CABARET INTL INC</text:p>
          </table:table-cell>
          <table:table-cell office:value-type="string">
            <text:p><text:s text:c="2"/>COM NEW <text:s text:c="9"/>765641303</text:p>
          </table:table-cell>
          <table:table-cell office:value-type="float" office:value="196">
            <text:p>196</text:p>
          </table:table-cell>
          <table:table-cell office:value-type="string">
            <text:p><text:s text:c="3"/>23708 <text:s text:c="2"/>SH <text:s text:c="9"/>SOLE <text:s text:c="14"/>23708 <text:s text:c="6"/>0 <text:s text:c="7"/>0<text:tab/><text:tab/></text:p>
          </table:table-cell>
        </table:table-row>
        <table:table-row table:style-name="ro1">
          <table:table-cell office:value-type="string">
            <text:p>TRANSOCEAN LTD</text:p>
          </table:table-cell>
          <table:table-cell office:value-type="string">
            <text:p><text:s text:c="2"/>REG SHS <text:s text:c="9"/>H8817H100</text:p>
          </table:table-cell>
          <table:table-cell office:value-type="float" office:value="1109">
            <text:p>1109</text:p>
          </table:table-cell>
          <table:table-cell office:value-type="string">
            <text:p><text:s text:c="3"/>24703 <text:s text:c="2"/>SH <text:s text:c="9"/>SOLE <text:s text:c="14"/>24703 <text:s text:c="6"/>0 <text:s text:c="7"/>0<text:tab/><text:tab/></text:p>
          </table:table-cell>
        </table:table-row>
        <table:table-row table:style-name="ro1">
          <table:table-cell office:value-type="string">
            <text:p>RESEARCH IN MOTION LTD</text:p>
          </table:table-cell>
          <table:table-cell office:value-type="string">
            <text:p><text:s text:c="2"/>COM <text:s text:c="13"/>760975102</text:p>
          </table:table-cell>
          <table:table-cell office:value-type="float" office:value="1493">
            <text:p>1493</text:p>
          </table:table-cell>
          <table:table-cell office:value-type="string">
            <text:p><text:s text:c="2"/>199056 <text:s text:c="2"/>SH <text:s text:c="9"/>SOLE <text:s text:c="13"/>199056 <text:s text:c="6"/>0 <text:s text:c="7"/>0<text:tab/><text:tab/></text:p>
          </table:table-cell>
        </table:table-row>
        <table:table-row table:style-name="ro1">
          <table:table-cell office:value-type="string">
            <text:p>RIO TINTO PLC</text:p>
          </table:table-cell>
          <table:table-cell office:value-type="string">
            <text:p><text:s text:c="2"/>SPONSORED ADR <text:s text:c="3"/>767204100</text:p>
          </table:table-cell>
          <table:table-cell office:value-type="float" office:value="234">
            <text:p>234</text:p>
          </table:table-cell>
          <table:table-cell office:value-type="string">
            <text:p><text:s text:c="4"/>5007 <text:s text:c="2"/>SH <text:s text:c="9"/>SOLE <text:s text:c="15"/>5007 <text:s text:c="6"/>0 <text:s text:c="7"/>0<text:tab/><text:tab/></text:p>
          </table:table-cell>
        </table:table-row>
        <table:table-row table:style-name="ro1">
          <table:table-cell office:value-type="string">
            <text:p>REPUBLIC AWYS HLDGS INC</text:p>
          </table:table-cell>
          <table:table-cell office:value-type="string">
            <text:p><text:s text:c="2"/>COM <text:s text:c="13"/>760276105</text:p>
          </table:table-cell>
          <table:table-cell office:value-type="float" office:value="474">
            <text:p>474</text:p>
          </table:table-cell>
          <table:table-cell office:value-type="string">
            <text:p><text:s text:c="2"/>102390 <text:s text:c="2"/>SH <text:s text:c="9"/>SOLE <text:s text:c="13"/>102390 <text:s text:c="6"/>0 <text:s text:c="7"/>0<text:tab/><text:tab/></text:p>
          </table:table-cell>
        </table:table-row>
        <table:table-row table:style-name="ro1">
          <table:table-cell office:value-type="string">
            <text:p>RAYMOND JAMES FINANCIAL INC</text:p>
          </table:table-cell>
          <table:table-cell office:value-type="string">
            <text:p><text:s text:c="2"/>COM <text:s text:c="13"/>754730109</text:p>
          </table:table-cell>
          <table:table-cell office:value-type="float" office:value="811">
            <text:p>811</text:p>
          </table:table-cell>
          <table:table-cell office:value-type="string">
            <text:p><text:s text:c="3"/>22127 <text:s text:c="2"/>SH <text:s text:c="9"/>SOLE <text:s text:c="14"/>22127 <text:s text:c="6"/>0 <text:s text:c="7"/>0<text:tab/><text:tab/></text:p>
          </table:table-cell>
        </table:table-row>
        <table:table-row table:style-name="ro1">
          <table:table-cell office:value-type="string">
            <text:p>ROCK-TENN CO</text:p>
          </table:table-cell>
          <table:table-cell office:value-type="string">
            <text:p><text:s text:c="2"/>CL A <text:s text:c="12"/>772739207</text:p>
          </table:table-cell>
          <table:table-cell office:value-type="float" office:value="299">
            <text:p>299</text:p>
          </table:table-cell>
          <table:table-cell office:value-type="string">
            <text:p><text:s text:c="4"/>4136 <text:s text:c="2"/>SH <text:s text:c="9"/>SOLE <text:s text:c="15"/>4136 <text:s text:c="6"/>0 <text:s text:c="7"/>0<text:tab/><text:tab/></text:p>
          </table:table-cell>
        </table:table-row>
        <table:table-row table:style-name="ro1">
          <table:table-cell office:value-type="string">
            <text:p>RALPH LAUREN CORP</text:p>
          </table:table-cell>
          <table:table-cell office:value-type="string">
            <text:p><text:s text:c="2"/>CL A <text:s text:c="12"/>751212101</text:p>
          </table:table-cell>
          <table:table-cell office:value-type="float" office:value="1009">
            <text:p>1009</text:p>
          </table:table-cell>
          <table:table-cell office:value-type="string">
            <text:p><text:s text:c="4"/>6673 <text:s text:c="2"/>SH <text:s text:c="9"/>SOLE <text:s text:c="15"/>6673 <text:s text:c="6"/>0 <text:s text:c="7"/>0<text:tab/><text:tab/></text:p>
          </table:table-cell>
        </table:table-row>
        <table:table-row table:style-name="ro1">
          <table:table-cell office:value-type="string">
            <text:p>REACHLOCAL INC</text:p>
          </table:table-cell>
          <table:table-cell office:value-type="string">
            <text:p><text:s text:c="2"/>COM <text:s text:c="13"/>75525F104</text:p>
          </table:table-cell>
          <table:table-cell office:value-type="float" office:value="505">
            <text:p>505</text:p>
          </table:table-cell>
          <table:table-cell office:value-type="string">
            <text:p><text:s text:c="3"/>40292 <text:s text:c="2"/>SH <text:s text:c="9"/>SOLE <text:s text:c="14"/>40292 <text:s text:c="6"/>0 <text:s text:c="7"/>0<text:tab/><text:tab/></text:p>
          </table:table-cell>
        </table:table-row>
        <table:table-row table:style-name="ro1">
          <table:table-cell office:value-type="string">
            <text:p>ROUNDYS INC</text:p>
          </table:table-cell>
          <table:table-cell office:value-type="string">
            <text:p><text:s text:c="2"/>COM <text:s text:c="13"/>779268101</text:p>
          </table:table-cell>
          <table:table-cell office:value-type="float" office:value="410">
            <text:p>410</text:p>
          </table:table-cell>
          <table:table-cell office:value-type="string">
            <text:p><text:s text:c="3"/>67800 <text:s text:c="2"/>SH <text:s text:c="9"/>SOLE <text:s text:c="14"/>67800 <text:s text:c="6"/>0 <text:s text:c="7"/>0<text:tab/><text:tab/></text:p>
          </table:table-cell>
        </table:table-row>
        <table:table-row table:style-name="ro1">
          <table:table-cell office:value-type="string">
            <text:p>RENAISSANCERE HOLDINGS LTD</text:p>
          </table:table-cell>
          <table:table-cell office:value-type="string">
            <text:p><text:s text:c="2"/>COM <text:s text:c="13"/>G7496G103</text:p>
          </table:table-cell>
          <table:table-cell office:value-type="float" office:value="297">
            <text:p>297</text:p>
          </table:table-cell>
          <table:table-cell office:value-type="string">
            <text:p><text:s text:c="4"/>3854 <text:s text:c="2"/>SH <text:s text:c="9"/>SOLE <text:s text:c="15"/>3854 <text:s text:c="6"/>0 <text:s text:c="7"/>0<text:tab/><text:tab/></text:p>
          </table:table-cell>
        </table:table-row>
        <table:table-row table:style-name="ro1">
          <table:table-cell office:value-type="string">
            <text:p>ROCKWELL AUTOMATION INC</text:p>
          </table:table-cell>
          <table:table-cell office:value-type="string">
            <text:p><text:s text:c="2"/>COM <text:s text:c="13"/>773903109</text:p>
          </table:table-cell>
          <table:table-cell office:value-type="float" office:value="218">
            <text:p>218</text:p>
          </table:table-cell>
          <table:table-cell office:value-type="string">
            <text:p><text:s text:c="4"/>3130 <text:s text:c="2"/>SH <text:s text:c="9"/>SOLE <text:s text:c="15"/>3130 <text:s text:c="6"/>0 <text:s text:c="7"/>0<text:tab/><text:tab/></text:p>
          </table:table-cell>
        </table:table-row>
        <table:table-row table:style-name="ro1">
          <table:table-cell office:value-type="string">
            <text:p>ROSETTA RESOURCES INC</text:p>
          </table:table-cell>
          <table:table-cell office:value-type="string">
            <text:p><text:s text:c="2"/>COM <text:s text:c="13"/>777779307</text:p>
          </table:table-cell>
          <table:table-cell office:value-type="float" office:value="1731">
            <text:p>1731</text:p>
          </table:table-cell>
          <table:table-cell office:value-type="string">
            <text:p><text:s text:c="3"/>36141 <text:s text:c="2"/>SH <text:s text:c="9"/>SOLE <text:s text:c="14"/>36141 <text:s text:c="6"/>0 <text:s text:c="7"/>0<text:tab/><text:tab/></text:p>
          </table:table-cell>
        </table:table-row>
        <table:table-row table:style-name="ro1">
          <table:table-cell office:value-type="string">
            <text:p>ROSS STORES INC</text:p>
          </table:table-cell>
          <table:table-cell office:value-type="string">
            <text:p><text:s text:c="2"/>COM <text:s text:c="13"/>778296103</text:p>
          </table:table-cell>
          <table:table-cell office:value-type="float" office:value="758">
            <text:p>758</text:p>
          </table:table-cell>
          <table:table-cell office:value-type="string">
            <text:p><text:s text:c="3"/>11735 <text:s text:c="2"/>SH <text:s text:c="9"/>SOLE <text:s text:c="14"/>11735 <text:s text:c="6"/>0 <text:s text:c="7"/>0<text:tab/><text:tab/></text:p>
          </table:table-cell>
        </table:table-row>
        <table:table-row table:style-name="ro1">
          <table:table-cell office:value-type="string">
            <text:p>DONNELLEY R R &amp; SONS CO</text:p>
          </table:table-cell>
          <table:table-cell office:value-type="string">
            <text:p><text:s text:c="2"/>COM <text:s text:c="13"/>257867101</text:p>
          </table:table-cell>
          <table:table-cell office:value-type="float" office:value="1835">
            <text:p>1835</text:p>
          </table:table-cell>
          <table:table-cell office:value-type="string">
            <text:p><text:s text:c="2"/>173151 <text:s text:c="2"/>SH <text:s text:c="9"/>SOLE <text:s text:c="13"/>173151 <text:s text:c="6"/>0 <text:s text:c="7"/>0<text:tab/><text:tab/></text:p>
          </table:table-cell>
        </table:table-row>
        <table:table-row table:style-name="ro1">
          <table:table-cell office:value-type="string">
            <text:p>RADIOSHACK CORP</text:p>
          </table:table-cell>
          <table:table-cell office:value-type="string">
            <text:p><text:s text:c="2"/>COM <text:s text:c="13"/>750438103</text:p>
          </table:table-cell>
          <table:table-cell office:value-type="float" office:value="314">
            <text:p>314</text:p>
          </table:table-cell>
          <table:table-cell office:value-type="string">
            <text:p><text:s text:c="2"/>131765 <text:s text:c="2"/>SH <text:s text:c="9"/>SOLE <text:s text:c="13"/>131765 <text:s text:c="6"/>0 <text:s text:c="7"/>0<text:tab/><text:tab/></text:p>
          </table:table-cell>
        </table:table-row>
        <table:table-row table:style-name="ro1">
          <table:table-cell office:value-type="string">
            <text:p>RUDOLPH TECHNOLOGIES INC</text:p>
          </table:table-cell>
          <table:table-cell office:value-type="string">
            <text:p><text:s text:c="2"/>COM <text:s text:c="13"/>781270103</text:p>
          </table:table-cell>
          <table:table-cell office:value-type="float" office:value="202">
            <text:p>202</text:p>
          </table:table-cell>
          <table:table-cell office:value-type="string">
            <text:p><text:s text:c="3"/>19270 <text:s text:c="2"/>SH <text:s text:c="9"/>SOLE <text:s text:c="14"/>19270 <text:s text:c="6"/>0 <text:s text:c="7"/>0<text:tab/><text:tab/></text:p>
          </table:table-cell>
        </table:table-row>
        <table:table-row table:style-name="ro1">
          <table:table-cell office:value-type="string">
            <text:p>RTI INTL METALS INC</text:p>
          </table:table-cell>
          <table:table-cell office:value-type="string">
            <text:p><text:s text:c="2"/>COM <text:s text:c="13"/>74973W107</text:p>
          </table:table-cell>
          <table:table-cell office:value-type="float" office:value="280">
            <text:p>280</text:p>
          </table:table-cell>
          <table:table-cell office:value-type="string">
            <text:p><text:s text:c="3"/>11714 <text:s text:c="2"/>SH <text:s text:c="9"/>SOLE <text:s text:c="14"/>11714 <text:s text:c="6"/>0 <text:s text:c="7"/>0<text:tab/><text:tab/></text:p>
          </table:table-cell>
        </table:table-row>
        <table:table-row table:style-name="ro1">
          <table:table-cell office:value-type="string">
            <text:p>RTI BIOLOGICS INC</text:p>
          </table:table-cell>
          <table:table-cell office:value-type="string">
            <text:p><text:s text:c="2"/>COM <text:s text:c="13"/>74975N105</text:p>
          </table:table-cell>
          <table:table-cell office:value-type="float" office:value="150">
            <text:p>150</text:p>
          </table:table-cell>
          <table:table-cell office:value-type="string">
            <text:p><text:s text:c="3"/>35819 <text:s text:c="2"/>SH <text:s text:c="9"/>SOLE <text:s text:c="14"/>35819 <text:s text:c="6"/>0 <text:s text:c="7"/>0<text:tab/><text:tab/></text:p>
          </table:table-cell>
        </table:table-row>
        <table:table-row table:style-name="ro1">
          <table:table-cell office:value-type="string">
            <text:p>RAYTHEON CO</text:p>
          </table:table-cell>
          <table:table-cell office:value-type="string">
            <text:p><text:s text:c="2"/>COM NEW <text:s text:c="9"/>755111507</text:p>
          </table:table-cell>
          <table:table-cell office:value-type="float" office:value="2047">
            <text:p>2047</text:p>
          </table:table-cell>
          <table:table-cell office:value-type="string">
            <text:p><text:s text:c="3"/>35817 <text:s text:c="2"/>SH <text:s text:c="9"/>SOLE <text:s text:c="14"/>35817 <text:s text:c="6"/>0 <text:s text:c="7"/>0<text:tab/><text:tab/></text:p>
          </table:table-cell>
        </table:table-row>
        <table:table-row table:style-name="ro1">
          <table:table-cell office:value-type="string">
            <text:p>RUE21 INC</text:p>
          </table:table-cell>
          <table:table-cell office:value-type="string">
            <text:p><text:s text:c="2"/>COM <text:s text:c="13"/>781295100</text:p>
          </table:table-cell>
          <table:table-cell office:value-type="float" office:value="269">
            <text:p>269</text:p>
          </table:table-cell>
          <table:table-cell office:value-type="string">
            <text:p><text:s text:c="4"/>8643 <text:s text:c="2"/>SH <text:s text:c="9"/>SOLE <text:s text:c="15"/>8643 <text:s text:c="6"/>0 <text:s text:c="7"/>0<text:tab/><text:tab/></text:p>
          </table:table-cell>
        </table:table-row>
        <table:table-row table:style-name="ro1">
          <table:table-cell office:value-type="string">
            <text:p>RYLAND GROUP INC</text:p>
          </table:table-cell>
          <table:table-cell office:value-type="string">
            <text:p><text:s text:c="2"/>COM <text:s text:c="13"/>783764103</text:p>
          </table:table-cell>
          <table:table-cell office:value-type="float" office:value="322">
            <text:p>322</text:p>
          </table:table-cell>
          <table:table-cell office:value-type="string">
            <text:p><text:s text:c="3"/>10732 <text:s text:c="2"/>SH <text:s text:c="9"/>SOLE <text:s text:c="14"/>10732 <text:s text:c="6"/>0 <text:s text:c="7"/>0<text:tab/><text:tab/></text:p>
          </table:table-cell>
        </table:table-row>
        <table:table-row table:style-name="ro1">
          <table:table-cell office:value-type="string">
            <text:p>RAYONIER INC</text:p>
          </table:table-cell>
          <table:table-cell office:value-type="string">
            <text:p><text:s text:c="2"/>COM <text:s text:c="13"/>754907103</text:p>
          </table:table-cell>
          <table:table-cell office:value-type="float" office:value="213">
            <text:p>213</text:p>
          </table:table-cell>
          <table:table-cell office:value-type="string">
            <text:p><text:s text:c="4"/>4345 <text:s text:c="2"/>SH <text:s text:c="9"/>SOLE <text:s text:c="15"/>4345 <text:s text:c="6"/>0 <text:s text:c="7"/>0<text:tab/><text:tab/></text:p>
          </table:table-cell>
        </table:table-row>
        <table:table-row table:style-name="ro1">
          <table:table-cell office:value-type="string">
            <text:p>SONIC AUTOMOTIVE INC</text:p>
          </table:table-cell>
          <table:table-cell office:value-type="string">
            <text:p><text:s text:c="2"/>CL A <text:s text:c="12"/>83545G102</text:p>
          </table:table-cell>
          <table:table-cell office:value-type="float" office:value="557">
            <text:p>557</text:p>
          </table:table-cell>
          <table:table-cell office:value-type="string">
            <text:p><text:s text:c="3"/>29323 <text:s text:c="2"/>SH <text:s text:c="9"/>SOLE <text:s text:c="14"/>29323 <text:s text:c="6"/>0 <text:s text:c="7"/>0<text:tab/><text:tab/></text:p>
          </table:table-cell>
        </table:table-row>
        <table:table-row table:style-name="ro1">
          <table:table-cell office:value-type="string">
            <text:p>SAIC INC</text:p>
          </table:table-cell>
          <table:table-cell office:value-type="string">
            <text:p><text:s text:c="2"/>COM <text:s text:c="13"/>78390X101</text:p>
          </table:table-cell>
          <table:table-cell office:value-type="float" office:value="1484">
            <text:p>1484</text:p>
          </table:table-cell>
          <table:table-cell office:value-type="string">
            <text:p><text:s text:c="2"/>123287 <text:s text:c="2"/>SH <text:s text:c="9"/>SOLE <text:s text:c="13"/>123287 <text:s text:c="6"/>0 <text:s text:c="7"/>0<text:tab/><text:tab/></text:p>
          </table:table-cell>
        </table:table-row>
        <table:table-row table:style-name="ro1">
          <table:table-cell office:value-type="string">
            <text:p>SAIA INC</text:p>
          </table:table-cell>
          <table:table-cell office:value-type="string">
            <text:p><text:s text:c="2"/>COM <text:s text:c="13"/>78709Y105</text:p>
          </table:table-cell>
          <table:table-cell office:value-type="float" office:value="389">
            <text:p>389</text:p>
          </table:table-cell>
          <table:table-cell office:value-type="string">
            <text:p><text:s text:c="3"/>19300 <text:s text:c="2"/>SH <text:s text:c="9"/>SOLE <text:s text:c="14"/>19300 <text:s text:c="6"/>0 <text:s text:c="7"/>0<text:tab/><text:tab/></text:p>
          </table:table-cell>
        </table:table-row>
        <table:table-row table:style-name="ro1">
          <table:table-cell office:value-type="string">
            <text:p>SALEM COMMUNICATIONS CORP D</text:p>
          </table:table-cell>
          <table:table-cell office:value-type="string">
            <text:p><text:s text:c="2"/>CL A <text:s text:c="12"/>794093104</text:p>
          </table:table-cell>
          <table:table-cell office:value-type="float" office:value="93">
            <text:p>93</text:p>
          </table:table-cell>
          <table:table-cell office:value-type="string">
            <text:p><text:s text:c="3"/>17701 <text:s text:c="2"/>SH <text:s text:c="9"/>SOLE <text:s text:c="14"/>17701 <text:s text:c="6"/>0 <text:s text:c="7"/>0<text:tab/><text:tab/></text:p>
          </table:table-cell>
        </table:table-row>
        <table:table-row table:style-name="ro1">
          <table:table-cell office:value-type="string">
            <text:p>BOSTON BEER INC</text:p>
          </table:table-cell>
          <table:table-cell office:value-type="string">
            <text:p><text:s text:c="2"/>CL A <text:s text:c="12"/>100557107</text:p>
          </table:table-cell>
          <table:table-cell office:value-type="float" office:value="207">
            <text:p>207</text:p>
          </table:table-cell>
          <table:table-cell office:value-type="string">
            <text:p><text:s text:c="4"/>1849 <text:s text:c="2"/>SH <text:s text:c="9"/>SOLE <text:s text:c="15"/>1849 <text:s text:c="6"/>0 <text:s text:c="7"/>0<text:tab/><text:tab/></text:p>
          </table:table-cell>
        </table:table-row>
        <table:table-row table:style-name="ro1">
          <table:table-cell office:value-type="string">
            <text:p>SANMINA SCI CORP</text:p>
          </table:table-cell>
          <table:table-cell office:value-type="string">
            <text:p><text:s text:c="2"/>COM NEW <text:s text:c="9"/>800907206</text:p>
          </table:table-cell>
          <table:table-cell office:value-type="float" office:value="581">
            <text:p>581</text:p>
          </table:table-cell>
          <table:table-cell office:value-type="string">
            <text:p><text:s text:c="3"/>68234 <text:s text:c="2"/>SH <text:s text:c="9"/>SOLE <text:s text:c="14"/>68234 <text:s text:c="6"/>0 <text:s text:c="7"/>0<text:tab/><text:tab/></text:p>
          </table:table-cell>
        </table:table-row>
        <table:table-row table:style-name="ro1">
          <table:table-cell office:value-type="string">
            <text:p>SARATOGA RES INC TEX</text:p>
          </table:table-cell>
          <table:table-cell office:value-type="string">
            <text:p><text:s text:c="2"/>COM <text:s text:c="13"/>803521103</text:p>
          </table:table-cell>
          <table:table-cell office:value-type="float" office:value="63">
            <text:p>63</text:p>
          </table:table-cell>
          <table:table-cell office:value-type="string">
            <text:p><text:s text:c="3"/>11427 <text:s text:c="2"/>SH <text:s text:c="9"/>SOLE <text:s text:c="14"/>11427 <text:s text:c="6"/>0 <text:s text:c="7"/>0<text:tab/><text:tab/></text:p>
          </table:table-cell>
        </table:table-row>
        <table:table-row table:style-name="ro1">
          <table:table-cell office:value-type="string">
            <text:p>SAFE BULKERS INC</text:p>
          </table:table-cell>
          <table:table-cell office:value-type="string">
            <text:p><text:s text:c="2"/>COM <text:s text:c="13"/>Y7388L103</text:p>
          </table:table-cell>
          <table:table-cell office:value-type="float" office:value="252">
            <text:p>252</text:p>
          </table:table-cell>
          <table:table-cell office:value-type="string">
            <text:p><text:s text:c="3"/>43402 <text:s text:c="2"/>SH <text:s text:c="9"/>SOLE <text:s text:c="14"/>43402 <text:s text:c="6"/>0 <text:s text:c="7"/>0<text:tab/><text:tab/></text:p>
          </table:table-cell>
        </table:table-row>
        <table:table-row table:style-name="ro1">
          <table:table-cell office:value-type="string">
            <text:p>SALLY BEAUTY HLDGS INC</text:p>
          </table:table-cell>
          <table:table-cell office:value-type="string">
            <text:p><text:s text:c="2"/>COM <text:s text:c="13"/>79546E104</text:p>
          </table:table-cell>
          <table:table-cell office:value-type="float" office:value="1019">
            <text:p>1019</text:p>
          </table:table-cell>
          <table:table-cell office:value-type="string">
            <text:p><text:s text:c="3"/>40629 <text:s text:c="2"/>SH <text:s text:c="9"/>SOLE <text:s text:c="14"/>40629 <text:s text:c="6"/>0 <text:s text:c="7"/>0<text:tab/><text:tab/></text:p>
          </table:table-cell>
        </table:table-row>
        <table:table-row table:style-name="ro1">
          <table:table-cell office:value-type="string">
            <text:p>SABRA HEALTH CARE REIT INC</text:p>
          </table:table-cell>
          <table:table-cell office:value-type="string">
            <text:p><text:s text:c="2"/>COM <text:s text:c="13"/>78573L106</text:p>
          </table:table-cell>
          <table:table-cell office:value-type="float" office:value="263">
            <text:p>263</text:p>
          </table:table-cell>
          <table:table-cell office:value-type="string">
            <text:p><text:s text:c="3"/>13133 <text:s text:c="2"/>SH <text:s text:c="9"/>SOLE <text:s text:c="14"/>13133 <text:s text:c="6"/>0 <text:s text:c="7"/>0<text:tab/><text:tab/></text:p>
          </table:table-cell>
        </table:table-row>
        <table:table-row table:style-name="ro1">
          <table:table-cell office:value-type="string">
            <text:p>SCBT FINANCIAL CORP</text:p>
          </table:table-cell>
          <table:table-cell office:value-type="string">
            <text:p><text:s text:c="2"/>COM <text:s text:c="13"/>78401V102</text:p>
          </table:table-cell>
          <table:table-cell office:value-type="float" office:value="213">
            <text:p>213</text:p>
          </table:table-cell>
          <table:table-cell office:value-type="string">
            <text:p><text:s text:c="4"/>5300 <text:s text:c="2"/>SH <text:s text:c="9"/>SOLE <text:s text:c="15"/>5300 <text:s text:c="6"/>0 <text:s text:c="7"/>0<text:tab/><text:tab/></text:p>
          </table:table-cell>
        </table:table-row>
        <table:table-row table:style-name="ro1">
          <table:table-cell office:value-type="string">
            <text:p>SOUTHERN COPPER CORP</text:p>
          </table:table-cell>
          <table:table-cell office:value-type="string">
            <text:p><text:s text:c="2"/>COM <text:s text:c="13"/>84265V105</text:p>
          </table:table-cell>
          <table:table-cell office:value-type="float" office:value="378">
            <text:p>378</text:p>
          </table:table-cell>
          <table:table-cell office:value-type="string">
            <text:p><text:s text:c="3"/>10991 <text:s text:c="2"/>SH <text:s text:c="9"/>SOLE <text:s text:c="14"/>10991 <text:s text:c="6"/>0 <text:s text:c="7"/>0<text:tab/><text:tab/></text:p>
          </table:table-cell>
        </table:table-row>
        <table:table-row table:style-name="ro1">
          <table:table-cell office:value-type="string">
            <text:p>SCANA CORP NEW</text:p>
          </table:table-cell>
          <table:table-cell office:value-type="string">
            <text:p><text:s text:c="2"/>COM <text:s text:c="13"/>80589M102</text:p>
          </table:table-cell>
          <table:table-cell office:value-type="float" office:value="230">
            <text:p>230</text:p>
          </table:table-cell>
          <table:table-cell office:value-type="string">
            <text:p><text:s text:c="4"/>4760 <text:s text:c="2"/>SH <text:s text:c="9"/>SOLE <text:s text:c="15"/>4760 <text:s text:c="6"/>0 <text:s text:c="7"/>0<text:tab/><text:tab/></text:p>
          </table:table-cell>
        </table:table-row>
        <table:table-row table:style-name="ro1">
          <table:table-cell office:value-type="string">
            <text:p>SCHOLASTIC CORP</text:p>
          </table:table-cell>
          <table:table-cell office:value-type="string">
            <text:p><text:s text:c="2"/>COM <text:s text:c="13"/>807066105</text:p>
          </table:table-cell>
          <table:table-cell office:value-type="float" office:value="1134">
            <text:p>1134</text:p>
          </table:table-cell>
          <table:table-cell office:value-type="string">
            <text:p><text:s text:c="3"/>35691 <text:s text:c="2"/>SH <text:s text:c="9"/>SOLE <text:s text:c="14"/>35691 <text:s text:c="6"/>0 <text:s text:c="7"/>0<text:tab/><text:tab/></text:p>
          </table:table-cell>
        </table:table-row>
        <table:table-row table:style-name="ro1">
          <table:table-cell office:value-type="string">
            <text:p>SCHWAB CHARLES CORP NEW</text:p>
          </table:table-cell>
          <table:table-cell office:value-type="string">
            <text:p><text:s text:c="2"/>COM <text:s text:c="13"/>808513105</text:p>
          </table:table-cell>
          <table:table-cell office:value-type="float" office:value="2643">
            <text:p>2643</text:p>
          </table:table-cell>
          <table:table-cell office:value-type="string">
            <text:p><text:s text:c="2"/>206610 <text:s text:c="2"/>SH <text:s text:c="9"/>SOLE <text:s text:c="13"/>206610 <text:s text:c="6"/>0 <text:s text:c="7"/>0<text:tab/><text:tab/></text:p>
          </table:table-cell>
        </table:table-row>
        <table:table-row table:style-name="ro1">
          <table:table-cell office:value-type="string">
            <text:p>STEPAN CO</text:p>
          </table:table-cell>
          <table:table-cell office:value-type="string">
            <text:p><text:s text:c="2"/>COM <text:s text:c="13"/>858586100</text:p>
          </table:table-cell>
          <table:table-cell office:value-type="float" office:value="413">
            <text:p>413</text:p>
          </table:table-cell>
          <table:table-cell office:value-type="string">
            <text:p><text:s text:c="4"/>4300 <text:s text:c="2"/>SH <text:s text:c="9"/>SOLE <text:s text:c="15"/>4300 <text:s text:c="6"/>0 <text:s text:c="7"/>0<text:tab/><text:tab/></text:p>
          </table:table-cell>
        </table:table-row>
        <table:table-row table:style-name="ro1">
          <table:table-cell office:value-type="string">
            <text:p>SCICLONE PHARMACEUTICALS IN</text:p>
          </table:table-cell>
          <table:table-cell office:value-type="string">
            <text:p><text:s text:c="2"/>COM <text:s text:c="13"/>80862K104</text:p>
          </table:table-cell>
          <table:table-cell office:value-type="float" office:value="203">
            <text:p>203</text:p>
          </table:table-cell>
          <table:table-cell office:value-type="string">
            <text:p><text:s text:c="3"/>36594 <text:s text:c="2"/>SH <text:s text:c="9"/>SOLE <text:s text:c="14"/>36594 <text:s text:c="6"/>0 <text:s text:c="7"/>0<text:tab/><text:tab/></text:p>
          </table:table-cell>
        </table:table-row>
        <table:table-row table:style-name="ro1">
          <table:table-cell office:value-type="string">
            <text:p>SUCAMPO PHARMACEUTICALS INC</text:p>
          </table:table-cell>
          <table:table-cell office:value-type="string">
            <text:p><text:s text:c="2"/>CL A <text:s text:c="12"/>864909106</text:p>
          </table:table-cell>
          <table:table-cell office:value-type="float" office:value="73">
            <text:p>73</text:p>
          </table:table-cell>
          <table:table-cell office:value-type="string">
            <text:p><text:s text:c="3"/>14517 <text:s text:c="2"/>SH <text:s text:c="9"/>SOLE <text:s text:c="14"/>14517 <text:s text:c="6"/>0 <text:s text:c="7"/>0<text:tab/><text:tab/></text:p>
          </table:table-cell>
        </table:table-row>
        <table:table-row table:style-name="ro1">
          <table:table-cell office:value-type="string">
            <text:p>STEELCASE INC</text:p>
          </table:table-cell>
          <table:table-cell office:value-type="string">
            <text:p><text:s text:c="2"/>CL A <text:s text:c="12"/>858155203</text:p>
          </table:table-cell>
          <table:table-cell office:value-type="float" office:value="771">
            <text:p>771</text:p>
          </table:table-cell>
          <table:table-cell office:value-type="string">
            <text:p><text:s text:c="3"/>78275 <text:s text:c="2"/>SH <text:s text:c="9"/>SOLE <text:s text:c="14"/>78275 <text:s text:c="6"/>0 <text:s text:c="7"/>0<text:tab/><text:tab/></text:p>
          </table:table-cell>
        </table:table-row>
        <table:table-row table:style-name="ro1">
          <table:table-cell office:value-type="string">
            <text:p>SELECT COMFORT CORP</text:p>
          </table:table-cell>
          <table:table-cell office:value-type="string">
            <text:p><text:s text:c="2"/>COM <text:s text:c="13"/>81616X103</text:p>
          </table:table-cell>
          <table:table-cell office:value-type="float" office:value="970">
            <text:p>970</text:p>
          </table:table-cell>
          <table:table-cell office:value-type="string">
            <text:p><text:s text:c="3"/>30774 <text:s text:c="2"/>SH <text:s text:c="9"/>SOLE <text:s text:c="14"/>30774 <text:s text:c="6"/>0 <text:s text:c="7"/>0<text:tab/><text:tab/></text:p>
          </table:table-cell>
        </table:table-row>
        <table:table-row table:style-name="ro1">
          <table:table-cell office:value-type="string">
            <text:p>SEALED AIR CORP NEW</text:p>
          </table:table-cell>
          <table:table-cell office:value-type="string">
            <text:p><text:s text:c="2"/>COM <text:s text:c="13"/>81211K100</text:p>
          </table:table-cell>
          <table:table-cell office:value-type="float" office:value="233">
            <text:p>233</text:p>
          </table:table-cell>
          <table:table-cell office:value-type="string">
            <text:p><text:s text:c="3"/>15081 <text:s text:c="2"/>SH <text:s text:c="9"/>SOLE <text:s text:c="14"/>15081 <text:s text:c="6"/>0 <text:s text:c="7"/>0<text:tab/><text:tab/></text:p>
          </table:table-cell>
        </table:table-row>
        <table:table-row table:style-name="ro1">
          <table:table-cell office:value-type="string">
            <text:p>SPARTECH CORP</text:p>
          </table:table-cell>
          <table:table-cell office:value-type="string">
            <text:p><text:s text:c="2"/>COM NEW <text:s text:c="9"/>847220209</text:p>
          </table:table-cell>
          <table:table-cell office:value-type="float" office:value="140">
            <text:p>140</text:p>
          </table:table-cell>
          <table:table-cell office:value-type="string">
            <text:p><text:s text:c="3"/>26165 <text:s text:c="2"/>SH <text:s text:c="9"/>SOLE <text:s text:c="14"/>26165 <text:s text:c="6"/>0 <text:s text:c="7"/>0<text:tab/><text:tab/></text:p>
          </table:table-cell>
        </table:table-row>
        <table:table-row table:style-name="ro1">
          <table:table-cell office:value-type="string">
            <text:p>SEI INVESTMENTS CO</text:p>
          </table:table-cell>
          <table:table-cell office:value-type="string">
            <text:p><text:s text:c="2"/>COM <text:s text:c="13"/>784117103</text:p>
          </table:table-cell>
          <table:table-cell office:value-type="float" office:value="1283">
            <text:p>1283</text:p>
          </table:table-cell>
          <table:table-cell office:value-type="string">
            <text:p><text:s text:c="3"/>59823 <text:s text:c="2"/>SH <text:s text:c="9"/>SOLE <text:s text:c="14"/>59823 <text:s text:c="6"/>0 <text:s text:c="7"/>0<text:tab/><text:tab/></text:p>
          </table:table-cell>
        </table:table-row>
        <table:table-row table:style-name="ro1">
          <table:table-cell office:value-type="string">
            <text:p>SEMGROUP CORP</text:p>
          </table:table-cell>
          <table:table-cell office:value-type="string">
            <text:p><text:s text:c="2"/>CL A <text:s text:c="12"/>81663A105</text:p>
          </table:table-cell>
          <table:table-cell office:value-type="float" office:value="202">
            <text:p>202</text:p>
          </table:table-cell>
          <table:table-cell office:value-type="string">
            <text:p><text:s text:c="4"/>5479 <text:s text:c="2"/>SH <text:s text:c="9"/>SOLE <text:s text:c="15"/>5479 <text:s text:c="6"/>0 <text:s text:c="7"/>0<text:tab/><text:tab/></text:p>
          </table:table-cell>
        </table:table-row>
        <table:table-row table:style-name="ro1">
          <table:table-cell office:value-type="string">
            <text:p>SWIFT ENERGY CO</text:p>
          </table:table-cell>
          <table:table-cell office:value-type="string">
            <text:p><text:s text:c="2"/>COM <text:s text:c="13"/>870738101</text:p>
          </table:table-cell>
          <table:table-cell office:value-type="float" office:value="469">
            <text:p>469</text:p>
          </table:table-cell>
          <table:table-cell office:value-type="string">
            <text:p><text:s text:c="3"/>22482 <text:s text:c="2"/>SH <text:s text:c="9"/>SOLE <text:s text:c="14"/>22482 <text:s text:c="6"/>0 <text:s text:c="7"/>0<text:tab/><text:tab/></text:p>
          </table:table-cell>
        </table:table-row>
        <table:table-row table:style-name="ro1">
          <table:table-cell office:value-type="string">
            <text:p>SEATTLE GENETICS INC</text:p>
          </table:table-cell>
          <table:table-cell office:value-type="string">
            <text:p><text:s text:c="2"/>COM <text:s text:c="13"/>812578102</text:p>
          </table:table-cell>
          <table:table-cell office:value-type="float" office:value="371">
            <text:p>371</text:p>
          </table:table-cell>
          <table:table-cell office:value-type="string">
            <text:p><text:s text:c="3"/>13768 <text:s text:c="2"/>SH <text:s text:c="9"/>SOLE <text:s text:c="14"/>13768 <text:s text:c="6"/>0 <text:s text:c="7"/>0<text:tab/><text:tab/></text:p>
          </table:table-cell>
        </table:table-row>
        <table:table-row table:style-name="ro1">
          <table:table-cell office:value-type="string">
            <text:p>SCHAWK INC</text:p>
          </table:table-cell>
          <table:table-cell office:value-type="string">
            <text:p><text:s text:c="2"/>CL A <text:s text:c="12"/>806373106</text:p>
          </table:table-cell>
          <table:table-cell office:value-type="float" office:value="169">
            <text:p>169</text:p>
          </table:table-cell>
          <table:table-cell office:value-type="string">
            <text:p><text:s text:c="3"/>12934 <text:s text:c="2"/>SH <text:s text:c="9"/>SOLE <text:s text:c="14"/>12934 <text:s text:c="6"/>0 <text:s text:c="7"/>0<text:tab/><text:tab/></text:p>
          </table:table-cell>
        </table:table-row>
        <table:table-row table:style-name="ro1">
          <table:table-cell office:value-type="string">
            <text:p>STAR GAS PARTNERS L P</text:p>
          </table:table-cell>
          <table:table-cell office:value-type="string">
            <text:p><text:s text:c="2"/>UNIT LTD PARTNR <text:s/>85512C105</text:p>
          </table:table-cell>
          <table:table-cell office:value-type="float" office:value="273">
            <text:p>273</text:p>
          </table:table-cell>
          <table:table-cell office:value-type="string">
            <text:p><text:s text:c="3"/>63246 <text:s text:c="2"/>SH <text:s text:c="9"/>SOLE <text:s text:c="14"/>63246 <text:s text:c="6"/>0 <text:s text:c="7"/>0<text:tab/><text:tab/></text:p>
          </table:table-cell>
        </table:table-row>
        <table:table-row table:style-name="ro1">
          <table:table-cell office:value-type="string">
            <text:p>STONE ENERGY CORP</text:p>
          </table:table-cell>
          <table:table-cell office:value-type="string">
            <text:p><text:s text:c="2"/>COM <text:s text:c="13"/>861642106</text:p>
          </table:table-cell>
          <table:table-cell office:value-type="float" office:value="1339">
            <text:p>1339</text:p>
          </table:table-cell>
          <table:table-cell office:value-type="string">
            <text:p><text:s text:c="3"/>53293 <text:s text:c="2"/>SH <text:s text:c="9"/>SOLE <text:s text:c="14"/>53293 <text:s text:c="6"/>0 <text:s text:c="7"/>0<text:tab/><text:tab/></text:p>
          </table:table-cell>
        </table:table-row>
        <table:table-row table:style-name="ro1">
          <table:table-cell office:value-type="string">
            <text:p>SHAW GROUP INC</text:p>
          </table:table-cell>
          <table:table-cell office:value-type="string">
            <text:p><text:s text:c="2"/>COM <text:s text:c="13"/>820280105</text:p>
          </table:table-cell>
          <table:table-cell office:value-type="float" office:value="565">
            <text:p>565</text:p>
          </table:table-cell>
          <table:table-cell office:value-type="string">
            <text:p><text:s text:c="3"/>12943 <text:s text:c="2"/>SH <text:s text:c="9"/>SOLE <text:s text:c="14"/>12943 <text:s text:c="6"/>0 <text:s text:c="7"/>0<text:tab/><text:tab/></text:p>
          </table:table-cell>
        </table:table-row>
        <table:table-row table:style-name="ro1">
          <table:table-cell office:value-type="string">
            <text:p>SHUFFLE MASTER INC</text:p>
          </table:table-cell>
          <table:table-cell office:value-type="string">
            <text:p><text:s text:c="2"/>COM <text:s text:c="13"/>825549108</text:p>
          </table:table-cell>
          <table:table-cell office:value-type="float" office:value="393">
            <text:p>393</text:p>
          </table:table-cell>
          <table:table-cell office:value-type="string">
            <text:p><text:s text:c="3"/>24855 <text:s text:c="2"/>SH <text:s text:c="9"/>SOLE <text:s text:c="14"/>24855 <text:s text:c="6"/>0 <text:s text:c="7"/>0<text:tab/><text:tab/></text:p>
          </table:table-cell>
        </table:table-row>
        <table:table-row table:style-name="ro1">
          <table:table-cell office:value-type="string">
            <text:p>SEARS HLDGS CORP</text:p>
          </table:table-cell>
          <table:table-cell office:value-type="string">
            <text:p><text:s text:c="2"/>COM <text:s text:c="13"/>812350106</text:p>
          </table:table-cell>
          <table:table-cell office:value-type="float" office:value="350">
            <text:p>350</text:p>
          </table:table-cell>
          <table:table-cell office:value-type="string">
            <text:p><text:s text:c="4"/>6309 <text:s text:c="2"/>SH <text:s text:c="9"/>SOLE <text:s text:c="15"/>6309 <text:s text:c="6"/>0 <text:s text:c="7"/>0<text:tab/><text:tab/></text:p>
          </table:table-cell>
        </table:table-row>
        <table:table-row table:style-name="ro1">
          <table:table-cell office:value-type="string">
            <text:p>SHERWIN WILLIAMS CO</text:p>
          </table:table-cell>
          <table:table-cell office:value-type="string">
            <text:p><text:s text:c="2"/>COM <text:s text:c="13"/>824348106</text:p>
          </table:table-cell>
          <table:table-cell office:value-type="float" office:value="805">
            <text:p>805</text:p>
          </table:table-cell>
          <table:table-cell office:value-type="string">
            <text:p><text:s text:c="4"/>5403 <text:s text:c="2"/>SH <text:s text:c="9"/>SOLE <text:s text:c="15"/>5403 <text:s text:c="6"/>0 <text:s text:c="7"/>0<text:tab/><text:tab/></text:p>
          </table:table-cell>
        </table:table-row>
        <table:table-row table:style-name="ro1">
          <table:table-cell office:value-type="string">
            <text:p>SIGNET JEWELERS LIMITED</text:p>
          </table:table-cell>
          <table:table-cell office:value-type="string">
            <text:p><text:s text:c="2"/>SHS <text:s text:c="13"/>G81276100</text:p>
          </table:table-cell>
          <table:table-cell office:value-type="float" office:value="283">
            <text:p>283</text:p>
          </table:table-cell>
          <table:table-cell office:value-type="string">
            <text:p><text:s text:c="4"/>5795 <text:s text:c="2"/>SH <text:s text:c="9"/>SOLE <text:s text:c="15"/>5795 <text:s text:c="6"/>0 <text:s text:c="7"/>0<text:tab/><text:tab/></text:p>
          </table:table-cell>
        </table:table-row>
        <table:table-row table:style-name="ro1">
          <table:table-cell office:value-type="string">
            <text:p>SILICON MOTION TECHNOLOGY C</text:p>
          </table:table-cell>
          <table:table-cell office:value-type="string">
            <text:p><text:s text:c="2"/>SPONSORED ADR <text:s text:c="3"/>82706C108</text:p>
          </table:table-cell>
          <table:table-cell office:value-type="float" office:value="174">
            <text:p>174</text:p>
          </table:table-cell>
          <table:table-cell office:value-type="string">
            <text:p><text:s text:c="3"/>11800 <text:s text:c="2"/>SH <text:s text:c="9"/>SOLE <text:s text:c="14"/>11800 <text:s text:c="6"/>0 <text:s text:c="7"/>0<text:tab/><text:tab/></text:p>
          </table:table-cell>
        </table:table-row>
        <table:table-row table:style-name="ro1">
          <table:table-cell office:value-type="string">
            <text:p>SIRONA DENTAL SYSTEMS INC</text:p>
          </table:table-cell>
          <table:table-cell office:value-type="string">
            <text:p><text:s text:c="2"/>COM <text:s text:c="13"/>82966C103</text:p>
          </table:table-cell>
          <table:table-cell office:value-type="float" office:value="331">
            <text:p>331</text:p>
          </table:table-cell>
          <table:table-cell office:value-type="string">
            <text:p><text:s text:c="4"/>5807 <text:s text:c="2"/>SH <text:s text:c="9"/>SOLE <text:s text:c="15"/>5807 <text:s text:c="6"/>0 <text:s text:c="7"/>0<text:tab/><text:tab/></text:p>
          </table:table-cell>
        </table:table-row>
        <table:table-row table:style-name="ro1">
          <table:table-cell office:value-type="string">
            <text:p>SKILLED HEALTHCARE GROUP IN</text:p>
          </table:table-cell>
          <table:table-cell office:value-type="string">
            <text:p><text:s text:c="2"/>CL A <text:s text:c="12"/>83066R107</text:p>
          </table:table-cell>
          <table:table-cell office:value-type="float" office:value="65">
            <text:p>65</text:p>
          </table:table-cell>
          <table:table-cell office:value-type="string">
            <text:p><text:s text:c="3"/>10178 <text:s text:c="2"/>SH <text:s text:c="9"/>SOLE <text:s text:c="14"/>10178 <text:s text:c="6"/>0 <text:s text:c="7"/>0<text:tab/><text:tab/></text:p>
          </table:table-cell>
        </table:table-row>
        <table:table-row table:style-name="ro1">
          <table:table-cell office:value-type="string">
            <text:p>SAKS INC</text:p>
          </table:table-cell>
          <table:table-cell office:value-type="string">
            <text:p><text:s text:c="2"/>COM <text:s text:c="13"/>79377W108</text:p>
          </table:table-cell>
          <table:table-cell office:value-type="float" office:value="706">
            <text:p>706</text:p>
          </table:table-cell>
          <table:table-cell office:value-type="string">
            <text:p><text:s text:c="3"/>68523 <text:s text:c="2"/>SH <text:s text:c="9"/>SOLE <text:s text:c="14"/>68523 <text:s text:c="6"/>0 <text:s text:c="7"/>0<text:tab/><text:tab/></text:p>
          </table:table-cell>
        </table:table-row>
        <table:table-row table:style-name="ro1">
          <table:table-cell office:value-type="string">
            <text:p>SKULLCANDY INC</text:p>
          </table:table-cell>
          <table:table-cell office:value-type="string">
            <text:p><text:s text:c="2"/>COM <text:s text:c="13"/>83083J104</text:p>
          </table:table-cell>
          <table:table-cell office:value-type="float" office:value="293">
            <text:p>293</text:p>
          </table:table-cell>
          <table:table-cell office:value-type="string">
            <text:p><text:s text:c="3"/>21321 <text:s text:c="2"/>SH <text:s text:c="9"/>SOLE <text:s text:c="14"/>21321 <text:s text:c="6"/>0 <text:s text:c="7"/>0<text:tab/><text:tab/></text:p>
          </table:table-cell>
        </table:table-row>
        <table:table-row table:style-name="ro1">
          <table:table-cell office:value-type="string">
            <text:p>SKECHERS U S A INC</text:p>
          </table:table-cell>
          <table:table-cell office:value-type="string">
            <text:p><text:s text:c="2"/>CL A <text:s text:c="12"/>830566105</text:p>
          </table:table-cell>
          <table:table-cell office:value-type="float" office:value="890">
            <text:p>890</text:p>
          </table:table-cell>
          <table:table-cell office:value-type="string">
            <text:p><text:s text:c="3"/>43632 <text:s text:c="2"/>SH <text:s text:c="9"/>SOLE <text:s text:c="14"/>43632 <text:s text:c="6"/>0 <text:s text:c="7"/>0<text:tab/><text:tab/></text:p>
          </table:table-cell>
        </table:table-row>
        <table:table-row table:style-name="ro1">
          <table:table-cell office:value-type="string">
            <text:p>SKYWEST INC</text:p>
          </table:table-cell>
          <table:table-cell office:value-type="string">
            <text:p><text:s text:c="2"/>COM <text:s text:c="13"/>830879102</text:p>
          </table:table-cell>
          <table:table-cell office:value-type="float" office:value="213">
            <text:p>213</text:p>
          </table:table-cell>
          <table:table-cell office:value-type="string">
            <text:p><text:s text:c="3"/>20600 <text:s text:c="2"/>SH <text:s text:c="9"/>SOLE <text:s text:c="14"/>20600 <text:s text:c="6"/>0 <text:s text:c="7"/>0<text:tab/><text:tab/></text:p>
          </table:table-cell>
        </table:table-row>
        <table:table-row table:style-name="ro1">
          <table:table-cell office:value-type="string">
            <text:p>SILICON LABORATORIES INC</text:p>
          </table:table-cell>
          <table:table-cell office:value-type="string">
            <text:p><text:s text:c="2"/>COM <text:s text:c="13"/>826919102</text:p>
          </table:table-cell>
          <table:table-cell office:value-type="float" office:value="297">
            <text:p>297</text:p>
          </table:table-cell>
          <table:table-cell office:value-type="string">
            <text:p><text:s text:c="4"/>8069 <text:s text:c="2"/>SH <text:s text:c="9"/>SOLE <text:s text:c="15"/>8069 <text:s text:c="6"/>0 <text:s text:c="7"/>0<text:tab/><text:tab/></text:p>
          </table:table-cell>
        </table:table-row>
        <table:table-row table:style-name="ro1">
          <table:table-cell office:value-type="string">
            <text:p>SCHLUMBERGER LTD</text:p>
          </table:table-cell>
          <table:table-cell office:value-type="string">
            <text:p><text:s text:c="2"/>COM <text:s text:c="13"/>806857108</text:p>
          </table:table-cell>
          <table:table-cell office:value-type="float" office:value="758">
            <text:p>758</text:p>
          </table:table-cell>
          <table:table-cell office:value-type="string">
            <text:p><text:s text:c="3"/>10483 <text:s text:c="2"/>SH <text:s text:c="9"/>SOLE <text:s text:c="14"/>10483 <text:s text:c="6"/>0 <text:s text:c="7"/>0<text:tab/><text:tab/></text:p>
          </table:table-cell>
        </table:table-row>
        <table:table-row table:style-name="ro1">
          <table:table-cell office:value-type="string">
            <text:p>U S SILICA HLDGS INC</text:p>
          </table:table-cell>
          <table:table-cell office:value-type="string">
            <text:p><text:s text:c="2"/>COM <text:s text:c="13"/>90346E103</text:p>
          </table:table-cell>
          <table:table-cell office:value-type="float" office:value="259">
            <text:p>259</text:p>
          </table:table-cell>
          <table:table-cell office:value-type="string">
            <text:p><text:s text:c="3"/>19100 <text:s text:c="2"/>SH <text:s text:c="9"/>SOLE <text:s text:c="14"/>19100 <text:s text:c="6"/>0 <text:s text:c="7"/>0<text:tab/><text:tab/></text:p>
          </table:table-cell>
        </table:table-row>
        <table:table-row table:style-name="ro1">
          <table:table-cell office:value-type="string">
            <text:p>SILGAN HOLDINGS INC</text:p>
          </table:table-cell>
          <table:table-cell office:value-type="string">
            <text:p><text:s text:c="2"/>COM <text:s text:c="13"/>827048109</text:p>
          </table:table-cell>
          <table:table-cell office:value-type="float" office:value="409">
            <text:p>409</text:p>
          </table:table-cell>
          <table:table-cell office:value-type="string">
            <text:p><text:s text:c="4"/>9409 <text:s text:c="2"/>SH <text:s text:c="9"/>SOLE <text:s text:c="15"/>9409 <text:s text:c="6"/>0 <text:s text:c="7"/>0<text:tab/><text:tab/></text:p>
          </table:table-cell>
        </table:table-row>
        <table:table-row table:style-name="ro1">
          <table:table-cell office:value-type="string">
            <text:p>SLM CORP</text:p>
          </table:table-cell>
          <table:table-cell office:value-type="string">
            <text:p><text:s text:c="2"/>COM <text:s text:c="13"/>78442P106</text:p>
          </table:table-cell>
          <table:table-cell office:value-type="float" office:value="1346">
            <text:p>1346</text:p>
          </table:table-cell>
          <table:table-cell office:value-type="string">
            <text:p><text:s text:c="3"/>85634 <text:s text:c="2"/>SH <text:s text:c="9"/>SOLE <text:s text:c="14"/>85634 <text:s text:c="6"/>0 <text:s text:c="7"/>0<text:tab/><text:tab/></text:p>
          </table:table-cell>
        </table:table-row>
        <table:table-row table:style-name="ro1">
          <table:table-cell office:value-type="string">
            <text:p>STANDARD MTR PRODS INC</text:p>
          </table:table-cell>
          <table:table-cell office:value-type="string">
            <text:p><text:s text:c="2"/>COM <text:s text:c="13"/>853666105</text:p>
          </table:table-cell>
          <table:table-cell office:value-type="float" office:value="688">
            <text:p>688</text:p>
          </table:table-cell>
          <table:table-cell office:value-type="string">
            <text:p><text:s text:c="3"/>37361 <text:s text:c="2"/>SH <text:s text:c="9"/>SOLE <text:s text:c="14"/>37361 <text:s text:c="6"/>0 <text:s text:c="7"/>0<text:tab/><text:tab/></text:p>
          </table:table-cell>
        </table:table-row>
        <table:table-row table:style-name="ro1">
          <table:table-cell office:value-type="string">
            <text:p>SMITH MICRO SOFTWARE INC</text:p>
          </table:table-cell>
          <table:table-cell office:value-type="string">
            <text:p><text:s text:c="2"/>COM <text:s text:c="13"/>832154108</text:p>
          </table:table-cell>
          <table:table-cell office:value-type="float" office:value="22">
            <text:p>22</text:p>
          </table:table-cell>
          <table:table-cell office:value-type="string">
            <text:p><text:s text:c="3"/>13529 <text:s text:c="2"/>SH <text:s text:c="9"/>SOLE <text:s text:c="14"/>13529 <text:s text:c="6"/>0 <text:s text:c="7"/>0<text:tab/><text:tab/></text:p>
          </table:table-cell>
        </table:table-row>
        <table:table-row table:style-name="ro1">
          <table:table-cell office:value-type="string">
            <text:p>SMART TECHNOLOGIES INC</text:p>
          </table:table-cell>
          <table:table-cell office:value-type="string">
            <text:p><text:s text:c="2"/>CL A SUB VTG S <text:s text:c="2"/>83172R108</text:p>
          </table:table-cell>
          <table:table-cell office:value-type="float" office:value="330">
            <text:p>330</text:p>
          </table:table-cell>
          <table:table-cell office:value-type="string">
            <text:p><text:s text:c="2"/>202627 <text:s text:c="2"/>SH <text:s text:c="9"/>SOLE <text:s text:c="13"/>202627 <text:s text:c="6"/>0 <text:s text:c="7"/>0<text:tab/><text:tab/></text:p>
          </table:table-cell>
        </table:table-row>
        <table:table-row table:style-name="ro1">
          <table:table-cell office:value-type="string">
            <text:p>SEMTECH CORP</text:p>
          </table:table-cell>
          <table:table-cell office:value-type="string">
            <text:p><text:s text:c="2"/>COM <text:s text:c="13"/>816850101</text:p>
          </table:table-cell>
          <table:table-cell office:value-type="float" office:value="306">
            <text:p>306</text:p>
          </table:table-cell>
          <table:table-cell office:value-type="string">
            <text:p><text:s text:c="3"/>12182 <text:s text:c="2"/>SH <text:s text:c="9"/>SOLE <text:s text:c="14"/>12182 <text:s text:c="6"/>0 <text:s text:c="7"/>0<text:tab/><text:tab/></text:p>
          </table:table-cell>
        </table:table-row>
        <table:table-row table:style-name="ro1">
          <table:table-cell office:value-type="string">
            <text:p>INVENTURE FOODS INC</text:p>
          </table:table-cell>
          <table:table-cell office:value-type="string">
            <text:p><text:s text:c="2"/>COM <text:s text:c="13"/>461212102</text:p>
          </table:table-cell>
          <table:table-cell office:value-type="float" office:value="215">
            <text:p>215</text:p>
          </table:table-cell>
          <table:table-cell office:value-type="string">
            <text:p><text:s text:c="3"/>37757 <text:s text:c="2"/>SH <text:s text:c="9"/>SOLE <text:s text:c="14"/>37757 <text:s text:c="6"/>0 <text:s text:c="7"/>0<text:tab/><text:tab/></text:p>
          </table:table-cell>
        </table:table-row>
        <table:table-row table:style-name="ro1">
          <table:table-cell office:value-type="string">
            <text:p>SYNOPSYS INC</text:p>
          </table:table-cell>
          <table:table-cell office:value-type="string">
            <text:p><text:s text:c="2"/>COM <text:s text:c="13"/>871607107</text:p>
          </table:table-cell>
          <table:table-cell office:value-type="float" office:value="958">
            <text:p>958</text:p>
          </table:table-cell>
          <table:table-cell office:value-type="string">
            <text:p><text:s text:c="3"/>29039 <text:s text:c="2"/>SH <text:s text:c="9"/>SOLE <text:s text:c="14"/>29039 <text:s text:c="6"/>0 <text:s text:c="7"/>0<text:tab/><text:tab/></text:p>
          </table:table-cell>
        </table:table-row>
        <table:table-row table:style-name="ro1">
          <table:table-cell office:value-type="string">
            <text:p>SANTARUS INC</text:p>
          </table:table-cell>
          <table:table-cell office:value-type="string">
            <text:p><text:s text:c="2"/>COM <text:s text:c="13"/>802817304</text:p>
          </table:table-cell>
          <table:table-cell office:value-type="float" office:value="887">
            <text:p>887</text:p>
          </table:table-cell>
          <table:table-cell office:value-type="string">
            <text:p><text:s text:c="3"/>99890 <text:s text:c="2"/>SH <text:s text:c="9"/>SOLE <text:s text:c="14"/>99890 <text:s text:c="6"/>0 <text:s text:c="7"/>0<text:tab/><text:tab/></text:p>
          </table:table-cell>
        </table:table-row>
        <table:table-row table:style-name="ro1">
          <table:table-cell office:value-type="string">
            <text:p>SYNNEX CORP</text:p>
          </table:table-cell>
          <table:table-cell office:value-type="string">
            <text:p><text:s text:c="2"/>COM <text:s text:c="13"/>87162W100</text:p>
          </table:table-cell>
          <table:table-cell office:value-type="float" office:value="671">
            <text:p>671</text:p>
          </table:table-cell>
          <table:table-cell office:value-type="string">
            <text:p><text:s text:c="3"/>20595 <text:s text:c="2"/>SH <text:s text:c="9"/>SOLE <text:s text:c="14"/>20595 <text:s text:c="6"/>0 <text:s text:c="7"/>0<text:tab/><text:tab/></text:p>
          </table:table-cell>
        </table:table-row>
        <table:table-row table:style-name="ro1">
          <table:table-cell office:value-type="string">
            <text:p>SANOFI</text:p>
          </table:table-cell>
          <table:table-cell office:value-type="string">
            <text:p><text:s text:c="2"/>SPONSORED ADR <text:s text:c="3"/>80105N105</text:p>
          </table:table-cell>
          <table:table-cell office:value-type="float" office:value="388">
            <text:p>388</text:p>
          </table:table-cell>
          <table:table-cell office:value-type="string">
            <text:p><text:s text:c="4"/>9003 <text:s text:c="2"/>SH <text:s text:c="9"/>SOLE <text:s text:c="15"/>9003 <text:s text:c="6"/>0 <text:s text:c="7"/>0<text:tab/><text:tab/></text:p>
          </table:table-cell>
        </table:table-row>
        <table:table-row table:style-name="ro1">
          <table:table-cell office:value-type="string">
            <text:p>SOHU COM INC</text:p>
          </table:table-cell>
          <table:table-cell office:value-type="string">
            <text:p><text:s text:c="2"/>COM <text:s text:c="13"/>83408W103</text:p>
          </table:table-cell>
          <table:table-cell office:value-type="float" office:value="398">
            <text:p>398</text:p>
          </table:table-cell>
          <table:table-cell office:value-type="string">
            <text:p><text:s text:c="4"/>9445 <text:s text:c="2"/>SH <text:s text:c="9"/>SOLE <text:s text:c="15"/>9445 <text:s text:c="6"/>0 <text:s text:c="7"/>0<text:tab/><text:tab/></text:p>
          </table:table-cell>
        </table:table-row>
        <table:table-row table:style-name="ro1">
          <table:table-cell office:value-type="string">
            <text:p>SONUS NETWORKS INC</text:p>
          </table:table-cell>
          <table:table-cell office:value-type="string">
            <text:p><text:s text:c="2"/>COM <text:s text:c="13"/>835916107</text:p>
          </table:table-cell>
          <table:table-cell office:value-type="float" office:value="91">
            <text:p>91</text:p>
          </table:table-cell>
          <table:table-cell office:value-type="string">
            <text:p><text:s text:c="3"/>48446 <text:s text:c="2"/>SH <text:s text:c="9"/>SOLE <text:s text:c="14"/>48446 <text:s text:c="6"/>0 <text:s text:c="7"/>0<text:tab/><text:tab/></text:p>
          </table:table-cell>
        </table:table-row>
        <table:table-row table:style-name="ro1">
          <table:table-cell office:value-type="string">
            <text:p>SPARTON CORP</text:p>
          </table:table-cell>
          <table:table-cell office:value-type="string">
            <text:p><text:s text:c="2"/>COM <text:s text:c="13"/>847235108</text:p>
          </table:table-cell>
          <table:table-cell office:value-type="float" office:value="211">
            <text:p>211</text:p>
          </table:table-cell>
          <table:table-cell office:value-type="string">
            <text:p><text:s text:c="3"/>16678 <text:s text:c="2"/>SH <text:s text:c="9"/>SOLE <text:s text:c="14"/>16678 <text:s text:c="6"/>0 <text:s text:c="7"/>0<text:tab/><text:tab/></text:p>
          </table:table-cell>
        </table:table-row>
        <table:table-row table:style-name="ro1">
          <table:table-cell office:value-type="string">
            <text:p>SPARTAN MTRS INC</text:p>
          </table:table-cell>
          <table:table-cell office:value-type="string">
            <text:p><text:s text:c="2"/>COM <text:s text:c="13"/>846819100</text:p>
          </table:table-cell>
          <table:table-cell office:value-type="float" office:value="377">
            <text:p>377</text:p>
          </table:table-cell>
          <table:table-cell office:value-type="string">
            <text:p><text:s text:c="3"/>75384 <text:s text:c="2"/>SH <text:s text:c="9"/>SOLE <text:s text:c="14"/>75384 <text:s text:c="6"/>0 <text:s text:c="7"/>0<text:tab/><text:tab/></text:p>
          </table:table-cell>
        </table:table-row>
        <table:table-row table:style-name="ro1">
          <table:table-cell office:value-type="string">
            <text:p>STANDARD PAC CORP NEW</text:p>
          </table:table-cell>
          <table:table-cell office:value-type="string">
            <text:p><text:s text:c="2"/>COM <text:s text:c="13"/>85375C101</text:p>
          </table:table-cell>
          <table:table-cell office:value-type="float" office:value="273">
            <text:p>273</text:p>
          </table:table-cell>
          <table:table-cell office:value-type="string">
            <text:p><text:s text:c="3"/>40432 <text:s text:c="2"/>SH <text:s text:c="9"/>SOLE <text:s text:c="14"/>40432 <text:s text:c="6"/>0 <text:s text:c="7"/>0<text:tab/><text:tab/></text:p>
          </table:table-cell>
        </table:table-row>
        <table:table-row table:style-name="ro1">
          <table:table-cell office:value-type="string">
            <text:p>SIMON PPTY GROUP INC NEW</text:p>
          </table:table-cell>
          <table:table-cell office:value-type="string">
            <text:p><text:s text:c="2"/>COM <text:s text:c="13"/>828806109</text:p>
          </table:table-cell>
          <table:table-cell office:value-type="float" office:value="1898">
            <text:p>1898</text:p>
          </table:table-cell>
          <table:table-cell office:value-type="string">
            <text:p><text:s text:c="3"/>12501 <text:s text:c="2"/>SH <text:s text:c="9"/>SOLE <text:s text:c="14"/>12501 <text:s text:c="6"/>0 <text:s text:c="7"/>0<text:tab/><text:tab/></text:p>
          </table:table-cell>
        </table:table-row>
        <table:table-row table:style-name="ro1">
          <table:table-cell office:value-type="string">
            <text:p>SPECTRANETICS CORP</text:p>
          </table:table-cell>
          <table:table-cell office:value-type="string">
            <text:p><text:s text:c="2"/>COM <text:s text:c="13"/>84760C107</text:p>
          </table:table-cell>
          <table:table-cell office:value-type="float" office:value="610">
            <text:p>610</text:p>
          </table:table-cell>
          <table:table-cell office:value-type="string">
            <text:p><text:s text:c="3"/>41335 <text:s text:c="2"/>SH <text:s text:c="9"/>SOLE <text:s text:c="14"/>41335 <text:s text:c="6"/>0 <text:s text:c="7"/>0<text:tab/><text:tab/></text:p>
          </table:table-cell>
        </table:table-row>
        <table:table-row table:style-name="ro1">
          <table:table-cell office:value-type="string">
            <text:p>SPECTRUM PHARMACEUTICALS IN</text:p>
          </table:table-cell>
          <table:table-cell office:value-type="string">
            <text:p><text:s text:c="2"/>COM <text:s text:c="13"/>84763A108</text:p>
          </table:table-cell>
          <table:table-cell office:value-type="float" office:value="405">
            <text:p>405</text:p>
          </table:table-cell>
          <table:table-cell office:value-type="string">
            <text:p><text:s text:c="3"/>34601 <text:s text:c="2"/>SH <text:s text:c="9"/>SOLE <text:s text:c="14"/>34601 <text:s text:c="6"/>0 <text:s text:c="7"/>0<text:tab/><text:tab/></text:p>
          </table:table-cell>
        </table:table-row>
        <table:table-row table:style-name="ro1">
          <table:table-cell office:value-type="string">
            <text:p>SPIRIT AEROSYSTEMS HLDGS IN</text:p>
          </table:table-cell>
          <table:table-cell office:value-type="string">
            <text:p><text:s text:c="2"/>COM CL A <text:s text:c="8"/>848574109</text:p>
          </table:table-cell>
          <table:table-cell office:value-type="float" office:value="311">
            <text:p>311</text:p>
          </table:table-cell>
          <table:table-cell office:value-type="string">
            <text:p><text:s text:c="3"/>14018 <text:s text:c="2"/>SH <text:s text:c="9"/>SOLE <text:s text:c="14"/>14018 <text:s text:c="6"/>0 <text:s text:c="7"/>0<text:tab/><text:tab/></text:p>
          </table:table-cell>
        </table:table-row>
        <table:table-row table:style-name="ro1">
          <table:table-cell office:value-type="string">
            <text:p>SPREADTRUM COMMUNICATIONS I</text:p>
          </table:table-cell>
          <table:table-cell office:value-type="string">
            <text:p><text:s text:c="2"/>ADR <text:s text:c="13"/>849415203</text:p>
          </table:table-cell>
          <table:table-cell office:value-type="float" office:value="247">
            <text:p>247</text:p>
          </table:table-cell>
          <table:table-cell office:value-type="string">
            <text:p><text:s text:c="3"/>12033 <text:s text:c="2"/>SH <text:s text:c="9"/>SOLE <text:s text:c="14"/>12033 <text:s text:c="6"/>0 <text:s text:c="7"/>0<text:tab/><text:tab/></text:p>
          </table:table-cell>
        </table:table-row>
        <table:table-row table:style-name="ro1">
          <table:table-cell office:value-type="string">
            <text:p>SPS COMM INC</text:p>
          </table:table-cell>
          <table:table-cell office:value-type="string">
            <text:p><text:s text:c="2"/>COM <text:s text:c="13"/>78463M107</text:p>
          </table:table-cell>
          <table:table-cell office:value-type="float" office:value="551">
            <text:p>551</text:p>
          </table:table-cell>
          <table:table-cell office:value-type="string">
            <text:p><text:s text:c="3"/>14317 <text:s text:c="2"/>SH <text:s text:c="9"/>SOLE <text:s text:c="14"/>14317 <text:s text:c="6"/>0 <text:s text:c="7"/>0<text:tab/><text:tab/></text:p>
          </table:table-cell>
        </table:table-row>
        <table:table-row table:style-name="ro1">
          <table:table-cell office:value-type="string">
            <text:p>SPARTAN STORES INC</text:p>
          </table:table-cell>
          <table:table-cell office:value-type="string">
            <text:p><text:s text:c="2"/>COM <text:s text:c="13"/>846822104</text:p>
          </table:table-cell>
          <table:table-cell office:value-type="float" office:value="372">
            <text:p>372</text:p>
          </table:table-cell>
          <table:table-cell office:value-type="string">
            <text:p><text:s text:c="3"/>24300 <text:s text:c="2"/>SH <text:s text:c="9"/>SOLE <text:s text:c="14"/>24300 <text:s text:c="6"/>0 <text:s text:c="7"/>0<text:tab/><text:tab/></text:p>
          </table:table-cell>
        </table:table-row>
        <table:table-row table:style-name="ro1">
          <table:table-cell office:value-type="string">
            <text:p>SURMODICS INC</text:p>
          </table:table-cell>
          <table:table-cell office:value-type="string">
            <text:p><text:s text:c="2"/>COM <text:s text:c="13"/>868873100</text:p>
          </table:table-cell>
          <table:table-cell office:value-type="float" office:value="263">
            <text:p>263</text:p>
          </table:table-cell>
          <table:table-cell office:value-type="string">
            <text:p><text:s text:c="3"/>12986 <text:s text:c="2"/>SH <text:s text:c="9"/>SOLE <text:s text:c="14"/>12986 <text:s text:c="6"/>0 <text:s text:c="7"/>0<text:tab/><text:tab/></text:p>
          </table:table-cell>
        </table:table-row>
        <table:table-row table:style-name="ro1">
          <table:table-cell office:value-type="string">
            <text:p>3SBIO INC</text:p>
          </table:table-cell>
          <table:table-cell office:value-type="string">
            <text:p><text:s text:c="2"/>SPONSORED ADR <text:s text:c="3"/>88575Y105</text:p>
          </table:table-cell>
          <table:table-cell office:value-type="float" office:value="264">
            <text:p>264</text:p>
          </table:table-cell>
          <table:table-cell office:value-type="string">
            <text:p><text:s text:c="3"/>20317 <text:s text:c="2"/>SH <text:s text:c="9"/>SOLE <text:s text:c="14"/>20317 <text:s text:c="6"/>0 <text:s text:c="7"/>0<text:tab/><text:tab/></text:p>
          </table:table-cell>
        </table:table-row>
        <table:table-row table:style-name="ro1">
          <table:table-cell office:value-type="string">
            <text:p>STRATASYS INC</text:p>
          </table:table-cell>
          <table:table-cell office:value-type="string">
            <text:p><text:s text:c="2"/>COM <text:s text:c="13"/>862685104</text:p>
          </table:table-cell>
          <table:table-cell office:value-type="float" office:value="582">
            <text:p>582</text:p>
          </table:table-cell>
          <table:table-cell office:value-type="string">
            <text:p><text:s text:c="3"/>10698 <text:s text:c="2"/>SH <text:s text:c="9"/>SOLE <text:s text:c="14"/>10698 <text:s text:c="6"/>0 <text:s text:c="7"/>0<text:tab/><text:tab/></text:p>
          </table:table-cell>
        </table:table-row>
        <table:table-row table:style-name="ro1">
          <table:table-cell office:value-type="string">
            <text:p>STAAR SURGICAL CO</text:p>
          </table:table-cell>
          <table:table-cell office:value-type="string">
            <text:p><text:s text:c="2"/>COM PAR $0.01 <text:s text:c="3"/>852312305</text:p>
          </table:table-cell>
          <table:table-cell office:value-type="float" office:value="234">
            <text:p>234</text:p>
          </table:table-cell>
          <table:table-cell office:value-type="string">
            <text:p><text:s text:c="3"/>30928 <text:s text:c="2"/>SH <text:s text:c="9"/>SOLE <text:s text:c="14"/>30928 <text:s text:c="6"/>0 <text:s text:c="7"/>0<text:tab/><text:tab/></text:p>
          </table:table-cell>
        </table:table-row>
        <table:table-row table:style-name="ro1">
          <table:table-cell office:value-type="string">
            <text:p>STAG INDL INC</text:p>
          </table:table-cell>
          <table:table-cell office:value-type="string">
            <text:p><text:s text:c="2"/>COM <text:s text:c="13"/>85254J102</text:p>
          </table:table-cell>
          <table:table-cell office:value-type="float" office:value="387">
            <text:p>387</text:p>
          </table:table-cell>
          <table:table-cell office:value-type="string">
            <text:p><text:s text:c="3"/>23800 <text:s text:c="2"/>SH <text:s text:c="9"/>SOLE <text:s text:c="14"/>23800 <text:s text:c="6"/>0 <text:s text:c="7"/>0<text:tab/><text:tab/></text:p>
          </table:table-cell>
        </table:table-row>
        <table:table-row table:style-name="ro1">
          <table:table-cell office:value-type="string">
            <text:p>STEWART INFORMATION SVCS CO</text:p>
          </table:table-cell>
          <table:table-cell office:value-type="string">
            <text:p><text:s text:c="2"/>COM <text:s text:c="13"/>860372101</text:p>
          </table:table-cell>
          <table:table-cell office:value-type="float" office:value="596">
            <text:p>596</text:p>
          </table:table-cell>
          <table:table-cell office:value-type="string">
            <text:p><text:s text:c="3"/>29582 <text:s text:c="2"/>SH <text:s text:c="9"/>SOLE <text:s text:c="14"/>29582 <text:s text:c="6"/>0 <text:s text:c="7"/>0<text:tab/><text:tab/></text:p>
          </table:table-cell>
        </table:table-row>
        <table:table-row table:style-name="ro1">
          <table:table-cell office:value-type="string">
            <text:p>STERIS CORP</text:p>
          </table:table-cell>
          <table:table-cell office:value-type="string">
            <text:p><text:s text:c="2"/>COM <text:s text:c="13"/>859152100</text:p>
          </table:table-cell>
          <table:table-cell office:value-type="float" office:value="756">
            <text:p>756</text:p>
          </table:table-cell>
          <table:table-cell office:value-type="string">
            <text:p><text:s text:c="3"/>21323 <text:s text:c="2"/>SH <text:s text:c="9"/>SOLE <text:s text:c="14"/>21323 <text:s text:c="6"/>0 <text:s text:c="7"/>0<text:tab/><text:tab/></text:p>
          </table:table-cell>
        </table:table-row>
        <table:table-row table:style-name="ro1">
          <table:table-cell office:value-type="string">
            <text:p>STEC INC</text:p>
          </table:table-cell>
          <table:table-cell office:value-type="string">
            <text:p><text:s text:c="2"/>COM <text:s text:c="13"/>784774101</text:p>
          </table:table-cell>
          <table:table-cell office:value-type="float" office:value="75">
            <text:p>75</text:p>
          </table:table-cell>
          <table:table-cell office:value-type="string">
            <text:p><text:s text:c="3"/>11062 <text:s text:c="2"/>SH <text:s text:c="9"/>SOLE <text:s text:c="14"/>11062 <text:s text:c="6"/>0 <text:s text:c="7"/>0<text:tab/><text:tab/></text:p>
          </table:table-cell>
        </table:table-row>
        <table:table-row table:style-name="ro1">
          <table:table-cell office:value-type="string">
            <text:p>SUNTRUST BKS INC</text:p>
          </table:table-cell>
          <table:table-cell office:value-type="string">
            <text:p><text:s text:c="2"/>COM <text:s text:c="13"/>867914103</text:p>
          </table:table-cell>
          <table:table-cell office:value-type="float" office:value="858">
            <text:p>858</text:p>
          </table:table-cell>
          <table:table-cell office:value-type="string">
            <text:p><text:s text:c="3"/>30363 <text:s text:c="2"/>SH <text:s text:c="9"/>SOLE <text:s text:c="14"/>30363 <text:s text:c="6"/>0 <text:s text:c="7"/>0<text:tab/><text:tab/></text:p>
          </table:table-cell>
        </table:table-row>
        <table:table-row table:style-name="ro1">
          <table:table-cell office:value-type="string">
            <text:p>QUESTAR CORP</text:p>
          </table:table-cell>
          <table:table-cell office:value-type="string">
            <text:p><text:s text:c="2"/>COM <text:s text:c="13"/>748356102</text:p>
          </table:table-cell>
          <table:table-cell office:value-type="float" office:value="306">
            <text:p>306</text:p>
          </table:table-cell>
          <table:table-cell office:value-type="string">
            <text:p><text:s text:c="3"/>15057 <text:s text:c="2"/>SH <text:s text:c="9"/>SOLE <text:s text:c="14"/>15057 <text:s text:c="6"/>0 <text:s text:c="7"/>0<text:tab/><text:tab/></text:p>
          </table:table-cell>
        </table:table-row>
        <table:table-row table:style-name="ro1">
          <table:table-cell office:value-type="string">
            <text:p>STRAYER ED INC</text:p>
          </table:table-cell>
          <table:table-cell office:value-type="string">
            <text:p><text:s text:c="2"/>COM <text:s text:c="13"/>863236105</text:p>
          </table:table-cell>
          <table:table-cell office:value-type="float" office:value="832">
            <text:p>832</text:p>
          </table:table-cell>
          <table:table-cell office:value-type="string">
            <text:p><text:s text:c="3"/>12936 <text:s text:c="2"/>SH <text:s text:c="9"/>SOLE <text:s text:c="14"/>12936 <text:s text:c="6"/>0 <text:s text:c="7"/>0<text:tab/><text:tab/></text:p>
          </table:table-cell>
        </table:table-row>
        <table:table-row table:style-name="ro1">
          <table:table-cell office:value-type="string">
            <text:p>STERLING CONSTRUCTION CO IN</text:p>
          </table:table-cell>
          <table:table-cell office:value-type="string">
            <text:p><text:s text:c="2"/>COM <text:s text:c="13"/>859241101</text:p>
          </table:table-cell>
          <table:table-cell office:value-type="float" office:value="143">
            <text:p>143</text:p>
          </table:table-cell>
          <table:table-cell office:value-type="string">
            <text:p><text:s text:c="3"/>14339 <text:s text:c="2"/>SH <text:s text:c="9"/>SOLE <text:s text:c="14"/>14339 <text:s text:c="6"/>0 <text:s text:c="7"/>0<text:tab/><text:tab/></text:p>
          </table:table-cell>
        </table:table-row>
        <table:table-row table:style-name="ro1">
          <table:table-cell office:value-type="string">
            <text:p>STERLING FINL CORP WASH</text:p>
          </table:table-cell>
          <table:table-cell office:value-type="string">
            <text:p><text:s text:c="2"/>COM NEW <text:s text:c="9"/>859319303</text:p>
          </table:table-cell>
          <table:table-cell office:value-type="float" office:value="650">
            <text:p>650</text:p>
          </table:table-cell>
          <table:table-cell office:value-type="string">
            <text:p><text:s text:c="3"/>29180 <text:s text:c="2"/>SH <text:s text:c="9"/>SOLE <text:s text:c="14"/>29180 <text:s text:c="6"/>0 <text:s text:c="7"/>0<text:tab/><text:tab/></text:p>
          </table:table-cell>
        </table:table-row>
        <table:table-row table:style-name="ro1">
          <table:table-cell office:value-type="string">
            <text:p>STAR SCIENTIFIC INC</text:p>
          </table:table-cell>
          <table:table-cell office:value-type="string">
            <text:p><text:s text:c="2"/>COM <text:s text:c="13"/>85517P101</text:p>
          </table:table-cell>
          <table:table-cell office:value-type="float" office:value="64">
            <text:p>64</text:p>
          </table:table-cell>
          <table:table-cell office:value-type="string">
            <text:p><text:s text:c="3"/>18543 <text:s text:c="2"/>SH <text:s text:c="9"/>SOLE <text:s text:c="14"/>18543 <text:s text:c="6"/>0 <text:s text:c="7"/>0<text:tab/><text:tab/></text:p>
          </table:table-cell>
        </table:table-row>
        <table:table-row table:style-name="ro1">
          <table:table-cell office:value-type="string">
            <text:p>SEAGATE TECHNOLOGY PLC</text:p>
          </table:table-cell>
          <table:table-cell office:value-type="string">
            <text:p><text:s text:c="2"/>SHS <text:s text:c="13"/>G7945M107</text:p>
          </table:table-cell>
          <table:table-cell office:value-type="float" office:value="1599">
            <text:p>1599</text:p>
          </table:table-cell>
          <table:table-cell office:value-type="string">
            <text:p><text:s text:c="3"/>51656 <text:s text:c="2"/>SH <text:s text:c="9"/>SOLE <text:s text:c="14"/>51656 <text:s text:c="6"/>0 <text:s text:c="7"/>0<text:tab/><text:tab/></text:p>
          </table:table-cell>
        </table:table-row>
        <table:table-row table:style-name="ro1">
          <table:table-cell office:value-type="string">
            <text:p>SUFFOLK BANCORP</text:p>
          </table:table-cell>
          <table:table-cell office:value-type="string">
            <text:p><text:s text:c="2"/>COM <text:s text:c="13"/>864739107</text:p>
          </table:table-cell>
          <table:table-cell office:value-type="float" office:value="164">
            <text:p>164</text:p>
          </table:table-cell>
          <table:table-cell office:value-type="string">
            <text:p><text:s text:c="3"/>11181 <text:s text:c="2"/>SH <text:s text:c="9"/>SOLE <text:s text:c="14"/>11181 <text:s text:c="6"/>0 <text:s text:c="7"/>0<text:tab/><text:tab/></text:p>
          </table:table-cell>
        </table:table-row>
        <table:table-row table:style-name="ro1">
          <table:table-cell office:value-type="string">
            <text:p>SOLAR SR CAP LTD</text:p>
          </table:table-cell>
          <table:table-cell office:value-type="string">
            <text:p><text:s text:c="2"/>COM <text:s text:c="13"/>83416M105</text:p>
          </table:table-cell>
          <table:table-cell office:value-type="float" office:value="258">
            <text:p>258</text:p>
          </table:table-cell>
          <table:table-cell office:value-type="string">
            <text:p><text:s text:c="3"/>14400 <text:s text:c="2"/>SH <text:s text:c="9"/>SOLE <text:s text:c="14"/>14400 <text:s text:c="6"/>0 <text:s text:c="7"/>0<text:tab/><text:tab/></text:p>
          </table:table-cell>
        </table:table-row>
        <table:table-row table:style-name="ro1">
          <table:table-cell office:value-type="string">
            <text:p>SUSQUEHANNA BANCSHARES INC</text:p>
          </table:table-cell>
          <table:table-cell office:value-type="string">
            <text:p><text:s text:c="2"/>COM <text:s text:c="13"/>869099101</text:p>
          </table:table-cell>
          <table:table-cell office:value-type="float" office:value="128">
            <text:p>128</text:p>
          </table:table-cell>
          <table:table-cell office:value-type="string">
            <text:p><text:s text:c="3"/>12259 <text:s text:c="2"/>SH <text:s text:c="9"/>SOLE <text:s text:c="14"/>12259 <text:s text:c="6"/>0 <text:s text:c="7"/>0<text:tab/><text:tab/></text:p>
          </table:table-cell>
        </table:table-row>
        <table:table-row table:style-name="ro1">
          <table:table-cell office:value-type="string">
            <text:p>SUSSER HLDGS CORP</text:p>
          </table:table-cell>
          <table:table-cell office:value-type="string">
            <text:p><text:s text:c="2"/>COM <text:s text:c="13"/>869233106</text:p>
          </table:table-cell>
          <table:table-cell office:value-type="float" office:value="845">
            <text:p>845</text:p>
          </table:table-cell>
          <table:table-cell office:value-type="string">
            <text:p><text:s text:c="3"/>23360 <text:s text:c="2"/>SH <text:s text:c="9"/>SOLE <text:s text:c="14"/>23360 <text:s text:c="6"/>0 <text:s text:c="7"/>0<text:tab/><text:tab/></text:p>
          </table:table-cell>
        </table:table-row>
        <table:table-row table:style-name="ro1">
          <table:table-cell office:value-type="string">
            <text:p>7 DAYS GROUP HLDGS LTD</text:p>
          </table:table-cell>
          <table:table-cell office:value-type="string">
            <text:p><text:s text:c="2"/>ADR <text:s text:c="13"/>81783J101</text:p>
          </table:table-cell>
          <table:table-cell office:value-type="float" office:value="215">
            <text:p>215</text:p>
          </table:table-cell>
          <table:table-cell office:value-type="string">
            <text:p><text:s text:c="3"/>18500 <text:s text:c="2"/>SH <text:s text:c="9"/>SOLE <text:s text:c="14"/>18500 <text:s text:c="6"/>0 <text:s text:c="7"/>0<text:tab/><text:tab/></text:p>
          </table:table-cell>
        </table:table-row>
        <table:table-row table:style-name="ro1">
          <table:table-cell office:value-type="string">
            <text:p>SUPERVALU INC</text:p>
          </table:table-cell>
          <table:table-cell office:value-type="string">
            <text:p><text:s text:c="2"/>COM <text:s text:c="13"/>868536103</text:p>
          </table:table-cell>
          <table:table-cell office:value-type="float" office:value="322">
            <text:p>322</text:p>
          </table:table-cell>
          <table:table-cell office:value-type="string">
            <text:p><text:s text:c="2"/>133474 <text:s text:c="2"/>SH <text:s text:c="9"/>SOLE <text:s text:c="13"/>133474 <text:s text:c="6"/>0 <text:s text:c="7"/>0<text:tab/><text:tab/></text:p>
          </table:table-cell>
        </table:table-row>
        <table:table-row table:style-name="ro1">
          <table:table-cell office:value-type="string">
            <text:p>STILLWATER MNG CO</text:p>
          </table:table-cell>
          <table:table-cell office:value-type="string">
            <text:p><text:s text:c="2"/>COM <text:s text:c="13"/>86074Q102</text:p>
          </table:table-cell>
          <table:table-cell office:value-type="float" office:value="214">
            <text:p>214</text:p>
          </table:table-cell>
          <table:table-cell office:value-type="string">
            <text:p><text:s text:c="3"/>18181 <text:s text:c="2"/>SH <text:s text:c="9"/>SOLE <text:s text:c="14"/>18181 <text:s text:c="6"/>0 <text:s text:c="7"/>0<text:tab/><text:tab/></text:p>
          </table:table-cell>
        </table:table-row>
        <table:table-row table:style-name="ro1">
          <table:table-cell office:value-type="string">
            <text:p>SMITH &amp; WESSON HLDG CORP</text:p>
          </table:table-cell>
          <table:table-cell office:value-type="string">
            <text:p><text:s text:c="2"/>COM <text:s text:c="13"/>831756101</text:p>
          </table:table-cell>
          <table:table-cell office:value-type="float" office:value="794">
            <text:p>794</text:p>
          </table:table-cell>
          <table:table-cell office:value-type="string">
            <text:p><text:s text:c="3"/>72054 <text:s text:c="2"/>SH <text:s text:c="9"/>SOLE <text:s text:c="14"/>72054 <text:s text:c="6"/>0 <text:s text:c="7"/>0<text:tab/><text:tab/></text:p>
          </table:table-cell>
        </table:table-row>
        <table:table-row table:style-name="ro1">
          <table:table-cell office:value-type="string">
            <text:p>SWS GROUP INC</text:p>
          </table:table-cell>
          <table:table-cell office:value-type="string">
            <text:p><text:s text:c="2"/>COM <text:s text:c="13"/>78503N107</text:p>
          </table:table-cell>
          <table:table-cell office:value-type="float" office:value="122">
            <text:p>122</text:p>
          </table:table-cell>
          <table:table-cell office:value-type="string">
            <text:p><text:s text:c="3"/>20022 <text:s text:c="2"/>SH <text:s text:c="9"/>SOLE <text:s text:c="14"/>20022 <text:s text:c="6"/>0 <text:s text:c="7"/>0<text:tab/><text:tab/></text:p>
          </table:table-cell>
        </table:table-row>
        <table:table-row table:style-name="ro1">
          <table:table-cell office:value-type="string">
            <text:p>SAFEWAY INC</text:p>
          </table:table-cell>
          <table:table-cell office:value-type="string">
            <text:p><text:s text:c="2"/>COM NEW <text:s text:c="9"/>786514208</text:p>
          </table:table-cell>
          <table:table-cell office:value-type="float" office:value="1782">
            <text:p>1782</text:p>
          </table:table-cell>
          <table:table-cell office:value-type="string">
            <text:p><text:s text:c="2"/>110779 <text:s text:c="2"/>SH <text:s text:c="9"/>SOLE <text:s text:c="13"/>110779 <text:s text:c="6"/>0 <text:s text:c="7"/>0<text:tab/><text:tab/></text:p>
          </table:table-cell>
        </table:table-row>
        <table:table-row table:style-name="ro1">
          <table:table-cell office:value-type="string">
            <text:p>SUNCOKE ENERGY INC</text:p>
          </table:table-cell>
          <table:table-cell office:value-type="string">
            <text:p><text:s text:c="2"/>COM <text:s text:c="13"/>86722A103</text:p>
          </table:table-cell>
          <table:table-cell office:value-type="float" office:value="531">
            <text:p>531</text:p>
          </table:table-cell>
          <table:table-cell office:value-type="string">
            <text:p><text:s text:c="3"/>32935 <text:s text:c="2"/>SH <text:s text:c="9"/>SOLE <text:s text:c="14"/>32935 <text:s text:c="6"/>0 <text:s text:c="7"/>0<text:tab/><text:tab/></text:p>
          </table:table-cell>
        </table:table-row>
        <table:table-row table:style-name="ro1">
          <table:table-cell office:value-type="string">
            <text:p>STANDEX INTL CORP</text:p>
          </table:table-cell>
          <table:table-cell office:value-type="string">
            <text:p><text:s text:c="2"/>COM <text:s text:c="13"/>854231107</text:p>
          </table:table-cell>
          <table:table-cell office:value-type="float" office:value="668">
            <text:p>668</text:p>
          </table:table-cell>
          <table:table-cell office:value-type="string">
            <text:p><text:s text:c="3"/>15017 <text:s text:c="2"/>SH <text:s text:c="9"/>SOLE <text:s text:c="14"/>15017 <text:s text:c="6"/>0 <text:s text:c="7"/>0<text:tab/><text:tab/></text:p>
          </table:table-cell>
        </table:table-row>
        <table:table-row table:style-name="ro1">
          <table:table-cell office:value-type="string">
            <text:p>SUNOCO LOGISTICS PRTNRS L P</text:p>
          </table:table-cell>
          <table:table-cell office:value-type="string">
            <text:p><text:s text:c="2"/>COM UNITS <text:s text:c="7"/>86764L108</text:p>
          </table:table-cell>
          <table:table-cell office:value-type="float" office:value="682">
            <text:p>682</text:p>
          </table:table-cell>
          <table:table-cell office:value-type="string">
            <text:p><text:s text:c="3"/>14622 <text:s text:c="2"/>SH <text:s text:c="9"/>SOLE <text:s text:c="14"/>14622 <text:s text:c="6"/>0 <text:s text:c="7"/>0<text:tab/><text:tab/></text:p>
          </table:table-cell>
        </table:table-row>
        <table:table-row table:style-name="ro1">
          <table:table-cell office:value-type="string">
            <text:p>SYKES ENTERPRISES INC</text:p>
          </table:table-cell>
          <table:table-cell office:value-type="string">
            <text:p><text:s text:c="2"/>COM <text:s text:c="13"/>871237103</text:p>
          </table:table-cell>
          <table:table-cell office:value-type="float" office:value="778">
            <text:p>778</text:p>
          </table:table-cell>
          <table:table-cell office:value-type="string">
            <text:p><text:s text:c="3"/>57897 <text:s text:c="2"/>SH <text:s text:c="9"/>SOLE <text:s text:c="14"/>57897 <text:s text:c="6"/>0 <text:s text:c="7"/>0<text:tab/><text:tab/></text:p>
          </table:table-cell>
        </table:table-row>
        <table:table-row table:style-name="ro1">
          <table:table-cell office:value-type="string">
            <text:p>SYMANTEC CORP</text:p>
          </table:table-cell>
          <table:table-cell office:value-type="string">
            <text:p><text:s text:c="2"/>COM <text:s text:c="13"/>871503108</text:p>
          </table:table-cell>
          <table:table-cell office:value-type="float" office:value="988">
            <text:p>988</text:p>
          </table:table-cell>
          <table:table-cell office:value-type="string">
            <text:p><text:s text:c="3"/>54946 <text:s text:c="2"/>SH <text:s text:c="9"/>SOLE <text:s text:c="14"/>54946 <text:s text:c="6"/>0 <text:s text:c="7"/>0<text:tab/><text:tab/></text:p>
          </table:table-cell>
        </table:table-row>
        <table:table-row table:style-name="ro1">
          <table:table-cell office:value-type="string">
            <text:p>SYMMETRICOM INC</text:p>
          </table:table-cell>
          <table:table-cell office:value-type="string">
            <text:p><text:s text:c="2"/>COM <text:s text:c="13"/>871543104</text:p>
          </table:table-cell>
          <table:table-cell office:value-type="float" office:value="663">
            <text:p>663</text:p>
          </table:table-cell>
          <table:table-cell office:value-type="string">
            <text:p><text:s text:c="3"/>95172 <text:s text:c="2"/>SH <text:s text:c="9"/>SOLE <text:s text:c="14"/>95172 <text:s text:c="6"/>0 <text:s text:c="7"/>0<text:tab/><text:tab/></text:p>
          </table:table-cell>
        </table:table-row>
        <table:table-row table:style-name="ro1">
          <table:table-cell office:value-type="string">
            <text:p>SYNAPTICS INC</text:p>
          </table:table-cell>
          <table:table-cell office:value-type="string">
            <text:p><text:s text:c="2"/>COM <text:s text:c="13"/>87157D109</text:p>
          </table:table-cell>
          <table:table-cell office:value-type="float" office:value="264">
            <text:p>264</text:p>
          </table:table-cell>
          <table:table-cell office:value-type="string">
            <text:p><text:s text:c="3"/>10977 <text:s text:c="2"/>SH <text:s text:c="9"/>SOLE <text:s text:c="14"/>10977 <text:s text:c="6"/>0 <text:s text:c="7"/>0<text:tab/><text:tab/></text:p>
          </table:table-cell>
        </table:table-row>
        <table:table-row table:style-name="ro1">
          <table:table-cell office:value-type="string">
            <text:p>SYPRIS SOLUTIONS INC</text:p>
          </table:table-cell>
          <table:table-cell office:value-type="string">
            <text:p><text:s text:c="2"/>COM <text:s text:c="13"/>871655106</text:p>
          </table:table-cell>
          <table:table-cell office:value-type="float" office:value="389">
            <text:p>389</text:p>
          </table:table-cell>
          <table:table-cell office:value-type="string">
            <text:p><text:s text:c="3"/>54415 <text:s text:c="2"/>SH <text:s text:c="9"/>SOLE <text:s text:c="14"/>54415 <text:s text:c="6"/>0 <text:s text:c="7"/>0<text:tab/><text:tab/></text:p>
          </table:table-cell>
        </table:table-row>
        <table:table-row table:style-name="ro1">
          <table:table-cell office:value-type="string">
            <text:p>SYSTEMAX INC</text:p>
          </table:table-cell>
          <table:table-cell office:value-type="string">
            <text:p><text:s text:c="2"/>COM <text:s text:c="13"/>871851101</text:p>
          </table:table-cell>
          <table:table-cell office:value-type="float" office:value="608">
            <text:p>608</text:p>
          </table:table-cell>
          <table:table-cell office:value-type="string">
            <text:p><text:s text:c="3"/>51480 <text:s text:c="2"/>SH <text:s text:c="9"/>SOLE <text:s text:c="14"/>51480 <text:s text:c="6"/>0 <text:s text:c="7"/>0<text:tab/><text:tab/></text:p>
          </table:table-cell>
        </table:table-row>
        <table:table-row table:style-name="ro1">
          <table:table-cell office:value-type="string">
            <text:p>AT&amp;T INC</text:p>
          </table:table-cell>
          <table:table-cell office:value-type="string">
            <text:p><text:s text:c="2"/>COM <text:s text:c="13"/>00206R102</text:p>
          </table:table-cell>
          <table:table-cell office:value-type="float" office:value="636">
            <text:p>636</text:p>
          </table:table-cell>
          <table:table-cell office:value-type="string">
            <text:p><text:s text:c="3"/>16867 <text:s text:c="2"/>SH <text:s text:c="9"/>SOLE <text:s text:c="14"/>16867 <text:s text:c="6"/>0 <text:s text:c="7"/>0<text:tab/><text:tab/></text:p>
          </table:table-cell>
        </table:table-row>
        <table:table-row table:style-name="ro1">
          <table:table-cell office:value-type="string">
            <text:p>TRAVELCENTERS OF AMERICA LL</text:p>
          </table:table-cell>
          <table:table-cell office:value-type="string">
            <text:p><text:s text:c="2"/>COM <text:s text:c="13"/>894174101</text:p>
          </table:table-cell>
          <table:table-cell office:value-type="float" office:value="699">
            <text:p>699</text:p>
          </table:table-cell>
          <table:table-cell office:value-type="string">
            <text:p><text:s text:c="2"/>130474 <text:s text:c="2"/>SH <text:s text:c="9"/>SOLE <text:s text:c="13"/>130474 <text:s text:c="6"/>0 <text:s text:c="7"/>0<text:tab/><text:tab/></text:p>
          </table:table-cell>
        </table:table-row>
        <table:table-row table:style-name="ro1">
          <table:table-cell office:value-type="string">
            <text:p>MOLSON COORS BREWING CO</text:p>
          </table:table-cell>
          <table:table-cell office:value-type="string">
            <text:p><text:s text:c="2"/>CL B <text:s text:c="12"/>60871R209</text:p>
          </table:table-cell>
          <table:table-cell office:value-type="float" office:value="535">
            <text:p>535</text:p>
          </table:table-cell>
          <table:table-cell office:value-type="string">
            <text:p><text:s text:c="3"/>11881 <text:s text:c="2"/>SH <text:s text:c="9"/>SOLE <text:s text:c="14"/>11881 <text:s text:c="6"/>0 <text:s text:c="7"/>0<text:tab/><text:tab/></text:p>
          </table:table-cell>
        </table:table-row>
        <table:table-row table:style-name="ro1">
          <table:table-cell office:value-type="string">
            <text:p>TASER INTL INC</text:p>
          </table:table-cell>
          <table:table-cell office:value-type="string">
            <text:p><text:s text:c="2"/>COM <text:s text:c="13"/>87651B104</text:p>
          </table:table-cell>
          <table:table-cell office:value-type="float" office:value="519">
            <text:p>519</text:p>
          </table:table-cell>
          <table:table-cell office:value-type="string">
            <text:p><text:s text:c="3"/>86055 <text:s text:c="2"/>SH <text:s text:c="9"/>SOLE <text:s text:c="14"/>86055 <text:s text:c="6"/>0 <text:s text:c="7"/>0<text:tab/><text:tab/></text:p>
          </table:table-cell>
        </table:table-row>
        <table:table-row table:style-name="ro1">
          <table:table-cell office:value-type="string">
            <text:p>CARROLS RESTAURANT GROUP IN</text:p>
          </table:table-cell>
          <table:table-cell office:value-type="string">
            <text:p><text:s text:c="2"/>COM <text:s text:c="13"/>14574X104</text:p>
          </table:table-cell>
          <table:table-cell office:value-type="float" office:value="668">
            <text:p>668</text:p>
          </table:table-cell>
          <table:table-cell office:value-type="string">
            <text:p><text:s text:c="2"/>115931 <text:s text:c="2"/>SH <text:s text:c="9"/>SOLE <text:s text:c="13"/>115931 <text:s text:c="6"/>0 <text:s text:c="7"/>0<text:tab/><text:tab/></text:p>
          </table:table-cell>
        </table:table-row>
        <table:table-row table:style-name="ro1">
          <table:table-cell office:value-type="string">
            <text:p>TCP CAP CORP</text:p>
          </table:table-cell>
          <table:table-cell office:value-type="string">
            <text:p><text:s text:c="2"/>COM <text:s text:c="13"/>87238Q103</text:p>
          </table:table-cell>
          <table:table-cell office:value-type="float" office:value="196">
            <text:p>196</text:p>
          </table:table-cell>
          <table:table-cell office:value-type="string">
            <text:p><text:s text:c="3"/>12300 <text:s text:c="2"/>SH <text:s text:c="9"/>SOLE <text:s text:c="14"/>12300 <text:s text:c="6"/>0 <text:s text:c="7"/>0<text:tab/><text:tab/></text:p>
          </table:table-cell>
        </table:table-row>
        <table:table-row table:style-name="ro1">
          <table:table-cell office:value-type="string">
            <text:p>TELEPHONE &amp; DATA SYS INC</text:p>
          </table:table-cell>
          <table:table-cell office:value-type="string">
            <text:p><text:s text:c="2"/>COM NEW <text:s text:c="9"/>879433829</text:p>
          </table:table-cell>
          <table:table-cell office:value-type="float" office:value="538">
            <text:p>538</text:p>
          </table:table-cell>
          <table:table-cell office:value-type="string">
            <text:p><text:s text:c="3"/>20996 <text:s text:c="2"/>SH <text:s text:c="9"/>SOLE <text:s text:c="14"/>20996 <text:s text:c="6"/>0 <text:s text:c="7"/>0<text:tab/><text:tab/></text:p>
          </table:table-cell>
        </table:table-row>
        <table:table-row table:style-name="ro1">
          <table:table-cell office:value-type="string">
            <text:p>TECH DATA CORP</text:p>
          </table:table-cell>
          <table:table-cell office:value-type="string">
            <text:p><text:s text:c="2"/>COM <text:s text:c="13"/>878237106</text:p>
          </table:table-cell>
          <table:table-cell office:value-type="float" office:value="1600">
            <text:p>1600</text:p>
          </table:table-cell>
          <table:table-cell office:value-type="string">
            <text:p><text:s text:c="3"/>35365 <text:s text:c="2"/>SH <text:s text:c="9"/>SOLE <text:s text:c="14"/>35365 <text:s text:c="6"/>0 <text:s text:c="7"/>0<text:tab/><text:tab/></text:p>
          </table:table-cell>
        </table:table-row>
        <table:table-row table:style-name="ro1">
          <table:table-cell office:value-type="string">
            <text:p>TECHNE CORP</text:p>
          </table:table-cell>
          <table:table-cell office:value-type="string">
            <text:p><text:s text:c="2"/>COM <text:s text:c="13"/>878377100</text:p>
          </table:table-cell>
          <table:table-cell office:value-type="float" office:value="440">
            <text:p>440</text:p>
          </table:table-cell>
          <table:table-cell office:value-type="string">
            <text:p><text:s text:c="4"/>6119 <text:s text:c="2"/>SH <text:s text:c="9"/>SOLE <text:s text:c="15"/>6119 <text:s text:c="6"/>0 <text:s text:c="7"/>0<text:tab/><text:tab/></text:p>
          </table:table-cell>
        </table:table-row>
        <table:table-row table:style-name="ro1">
          <table:table-cell office:value-type="string">
            <text:p>INTEGRYS ENERGY GROUP INC</text:p>
          </table:table-cell>
          <table:table-cell office:value-type="string">
            <text:p><text:s text:c="2"/>COM <text:s text:c="13"/>45822P105</text:p>
          </table:table-cell>
          <table:table-cell office:value-type="float" office:value="950">
            <text:p>950</text:p>
          </table:table-cell>
          <table:table-cell office:value-type="string">
            <text:p><text:s text:c="3"/>18202 <text:s text:c="2"/>SH <text:s text:c="9"/>SOLE <text:s text:c="14"/>18202 <text:s text:c="6"/>0 <text:s text:c="7"/>0<text:tab/><text:tab/></text:p>
          </table:table-cell>
        </table:table-row>
        <table:table-row table:style-name="ro1">
          <table:table-cell office:value-type="string">
            <text:p>TESSCO TECHNOLOGIES INC</text:p>
          </table:table-cell>
          <table:table-cell office:value-type="string">
            <text:p><text:s text:c="2"/>COM <text:s text:c="13"/>872386107</text:p>
          </table:table-cell>
          <table:table-cell office:value-type="float" office:value="970">
            <text:p>970</text:p>
          </table:table-cell>
          <table:table-cell office:value-type="string">
            <text:p><text:s text:c="3"/>45800 <text:s text:c="2"/>SH <text:s text:c="9"/>SOLE <text:s text:c="14"/>45800 <text:s text:c="6"/>0 <text:s text:c="7"/>0<text:tab/><text:tab/></text:p>
          </table:table-cell>
        </table:table-row>
        <table:table-row table:style-name="ro1">
          <table:table-cell office:value-type="string">
            <text:p>TGC INDS INC</text:p>
          </table:table-cell>
          <table:table-cell office:value-type="string">
            <text:p><text:s text:c="2"/>COM NEW <text:s text:c="9"/>872417308</text:p>
          </table:table-cell>
          <table:table-cell office:value-type="float" office:value="968">
            <text:p>968</text:p>
          </table:table-cell>
          <table:table-cell office:value-type="string">
            <text:p><text:s text:c="2"/>134511 <text:s text:c="2"/>SH <text:s text:c="9"/>SOLE <text:s text:c="13"/>134511 <text:s text:c="6"/>0 <text:s text:c="7"/>0<text:tab/><text:tab/></text:p>
          </table:table-cell>
        </table:table-row>
        <table:table-row table:style-name="ro1">
          <table:table-cell office:value-type="string">
            <text:p>TRIUMPH GROUP INC NEW</text:p>
          </table:table-cell>
          <table:table-cell office:value-type="string">
            <text:p><text:s text:c="2"/>COM <text:s text:c="13"/>896818101</text:p>
          </table:table-cell>
          <table:table-cell office:value-type="float" office:value="360">
            <text:p>360</text:p>
          </table:table-cell>
          <table:table-cell office:value-type="string">
            <text:p><text:s text:c="4"/>5757 <text:s text:c="2"/>SH <text:s text:c="9"/>SOLE <text:s text:c="15"/>5757 <text:s text:c="6"/>0 <text:s text:c="7"/>0<text:tab/><text:tab/></text:p>
          </table:table-cell>
        </table:table-row>
        <table:table-row table:style-name="ro1">
          <table:table-cell office:value-type="string">
            <text:p>TARGET CORP</text:p>
          </table:table-cell>
          <table:table-cell office:value-type="string">
            <text:p><text:s text:c="2"/>COM <text:s text:c="13"/>87612E106</text:p>
          </table:table-cell>
          <table:table-cell office:value-type="float" office:value="1068">
            <text:p>1068</text:p>
          </table:table-cell>
          <table:table-cell office:value-type="string">
            <text:p><text:s text:c="3"/>16834 <text:s text:c="2"/>SH <text:s text:c="9"/>SOLE <text:s text:c="14"/>16834 <text:s text:c="6"/>0 <text:s text:c="7"/>0<text:tab/><text:tab/></text:p>
          </table:table-cell>
        </table:table-row>
        <table:table-row table:style-name="ro1">
          <table:table-cell office:value-type="string">
            <text:p>TENET HEALTHCARE CORP</text:p>
          </table:table-cell>
          <table:table-cell office:value-type="string">
            <text:p><text:s text:c="2"/>COM <text:s text:c="13"/>88033G100</text:p>
          </table:table-cell>
          <table:table-cell office:value-type="float" office:value="593">
            <text:p>593</text:p>
          </table:table-cell>
          <table:table-cell office:value-type="string">
            <text:p><text:s text:c="3"/>94638 <text:s text:c="2"/>SH <text:s text:c="9"/>SOLE <text:s text:c="14"/>94638 <text:s text:c="6"/>0 <text:s text:c="7"/>0<text:tab/><text:tab/></text:p>
          </table:table-cell>
        </table:table-row>
        <table:table-row table:style-name="ro1">
          <table:table-cell office:value-type="string">
            <text:p>THRESHOLD PHARMACEUTICAL IN</text:p>
          </table:table-cell>
          <table:table-cell office:value-type="string">
            <text:p><text:s text:c="2"/>COM NEW <text:s text:c="9"/>885807206</text:p>
          </table:table-cell>
          <table:table-cell office:value-type="float" office:value="75">
            <text:p>75</text:p>
          </table:table-cell>
          <table:table-cell office:value-type="string">
            <text:p><text:s text:c="3"/>10400 <text:s text:c="2"/>SH <text:s text:c="9"/>SOLE <text:s text:c="14"/>10400 <text:s text:c="6"/>0 <text:s text:c="7"/>0<text:tab/><text:tab/></text:p>
          </table:table-cell>
        </table:table-row>
        <table:table-row table:style-name="ro1">
          <table:table-cell office:value-type="string">
            <text:p>THOR INDS INC</text:p>
          </table:table-cell>
          <table:table-cell office:value-type="string">
            <text:p><text:s text:c="2"/>COM <text:s text:c="13"/>885160101</text:p>
          </table:table-cell>
          <table:table-cell office:value-type="float" office:value="418">
            <text:p>418</text:p>
          </table:table-cell>
          <table:table-cell office:value-type="string">
            <text:p><text:s text:c="3"/>11507 <text:s text:c="2"/>SH <text:s text:c="9"/>SOLE <text:s text:c="14"/>11507 <text:s text:c="6"/>0 <text:s text:c="7"/>0<text:tab/><text:tab/></text:p>
          </table:table-cell>
        </table:table-row>
        <table:table-row table:style-name="ro1">
          <table:table-cell office:value-type="string">
            <text:p>THORATEC CORP</text:p>
          </table:table-cell>
          <table:table-cell office:value-type="string">
            <text:p><text:s text:c="2"/>COM NEW <text:s text:c="9"/>885175307</text:p>
          </table:table-cell>
          <table:table-cell office:value-type="float" office:value="222">
            <text:p>222</text:p>
          </table:table-cell>
          <table:table-cell office:value-type="string">
            <text:p><text:s text:c="4"/>6429 <text:s text:c="2"/>SH <text:s text:c="9"/>SOLE <text:s text:c="15"/>6429 <text:s text:c="6"/>0 <text:s text:c="7"/>0<text:tab/><text:tab/></text:p>
          </table:table-cell>
        </table:table-row>
        <table:table-row table:style-name="ro1">
          <table:table-cell office:value-type="string">
            <text:p>THERAVANCE INC</text:p>
          </table:table-cell>
          <table:table-cell office:value-type="string">
            <text:p><text:s text:c="2"/>COM <text:s text:c="13"/>88338T104</text:p>
          </table:table-cell>
          <table:table-cell office:value-type="float" office:value="283">
            <text:p>283</text:p>
          </table:table-cell>
          <table:table-cell office:value-type="string">
            <text:p><text:s text:c="3"/>10934 <text:s text:c="2"/>SH <text:s text:c="9"/>SOLE <text:s text:c="14"/>10934 <text:s text:c="6"/>0 <text:s text:c="7"/>0<text:tab/><text:tab/></text:p>
          </table:table-cell>
        </table:table-row>
        <table:table-row table:style-name="ro1">
          <table:table-cell office:value-type="string">
            <text:p>TIFFANY &amp; CO NEW</text:p>
          </table:table-cell>
          <table:table-cell office:value-type="string">
            <text:p><text:s text:c="2"/>COM <text:s text:c="13"/>886547108</text:p>
          </table:table-cell>
          <table:table-cell office:value-type="float" office:value="601">
            <text:p>601</text:p>
          </table:table-cell>
          <table:table-cell office:value-type="string">
            <text:p><text:s text:c="4"/>9705 <text:s text:c="2"/>SH <text:s text:c="9"/>SOLE <text:s text:c="15"/>9705 <text:s text:c="6"/>0 <text:s text:c="7"/>0<text:tab/><text:tab/></text:p>
          </table:table-cell>
        </table:table-row>
        <table:table-row table:style-name="ro1">
          <table:table-cell office:value-type="string">
            <text:p>TIMKEN CO</text:p>
          </table:table-cell>
          <table:table-cell office:value-type="string">
            <text:p><text:s text:c="2"/>COM <text:s text:c="13"/>887389104</text:p>
          </table:table-cell>
          <table:table-cell office:value-type="float" office:value="1361">
            <text:p>1361</text:p>
          </table:table-cell>
          <table:table-cell office:value-type="string">
            <text:p><text:s text:c="3"/>36615 <text:s text:c="2"/>SH <text:s text:c="9"/>SOLE <text:s text:c="14"/>36615 <text:s text:c="6"/>0 <text:s text:c="7"/>0<text:tab/><text:tab/></text:p>
          </table:table-cell>
        </table:table-row>
        <table:table-row table:style-name="ro1">
          <table:table-cell office:value-type="string">
            <text:p>TESORO LOGISTICS LP</text:p>
          </table:table-cell>
          <table:table-cell office:value-type="string">
            <text:p><text:s text:c="2"/>COM UNIT LP <text:s text:c="5"/>88160T107</text:p>
          </table:table-cell>
          <table:table-cell office:value-type="float" office:value="242">
            <text:p>242</text:p>
          </table:table-cell>
          <table:table-cell office:value-type="string">
            <text:p><text:s text:c="4"/>5600 <text:s text:c="2"/>SH <text:s text:c="9"/>SOLE <text:s text:c="15"/>5600 <text:s text:c="6"/>0 <text:s text:c="7"/>0<text:tab/><text:tab/></text:p>
          </table:table-cell>
        </table:table-row>
        <table:table-row table:style-name="ro1">
          <table:table-cell office:value-type="string">
            <text:p>TORCHMARK CORP</text:p>
          </table:table-cell>
          <table:table-cell office:value-type="string">
            <text:p><text:s text:c="2"/>COM <text:s text:c="13"/>891027104</text:p>
          </table:table-cell>
          <table:table-cell office:value-type="float" office:value="253">
            <text:p>253</text:p>
          </table:table-cell>
          <table:table-cell office:value-type="string">
            <text:p><text:s text:c="4"/>4924 <text:s text:c="2"/>SH <text:s text:c="9"/>SOLE <text:s text:c="15"/>4924 <text:s text:c="6"/>0 <text:s text:c="7"/>0<text:tab/><text:tab/></text:p>
          </table:table-cell>
        </table:table-row>
        <table:table-row table:style-name="ro1">
          <table:table-cell office:value-type="string">
            <text:p>THERMO FISHER SCIENTIFIC IN</text:p>
          </table:table-cell>
          <table:table-cell office:value-type="string">
            <text:p><text:s text:c="2"/>COM <text:s text:c="13"/>883556102</text:p>
          </table:table-cell>
          <table:table-cell office:value-type="float" office:value="814">
            <text:p>814</text:p>
          </table:table-cell>
          <table:table-cell office:value-type="string">
            <text:p><text:s text:c="3"/>13840 <text:s text:c="2"/>SH <text:s text:c="9"/>SOLE <text:s text:c="14"/>13840 <text:s text:c="6"/>0 <text:s text:c="7"/>0<text:tab/><text:tab/></text:p>
          </table:table-cell>
        </table:table-row>
        <table:table-row table:style-name="ro1">
          <table:table-cell office:value-type="string">
            <text:p>TMS INTL CORP</text:p>
          </table:table-cell>
          <table:table-cell office:value-type="string">
            <text:p><text:s text:c="2"/>CL A <text:s text:c="12"/>87261Q103</text:p>
          </table:table-cell>
          <table:table-cell office:value-type="float" office:value="275">
            <text:p>275</text:p>
          </table:table-cell>
          <table:table-cell office:value-type="string">
            <text:p><text:s text:c="3"/>27789 <text:s text:c="2"/>SH <text:s text:c="9"/>SOLE <text:s text:c="14"/>27789 <text:s text:c="6"/>0 <text:s text:c="7"/>0<text:tab/><text:tab/></text:p>
          </table:table-cell>
        </table:table-row>
        <table:table-row table:style-name="ro1">
          <table:table-cell office:value-type="string">
            <text:p>TENNANT CO</text:p>
          </table:table-cell>
          <table:table-cell office:value-type="string">
            <text:p><text:s text:c="2"/>COM <text:s text:c="13"/>880345103</text:p>
          </table:table-cell>
          <table:table-cell office:value-type="float" office:value="715">
            <text:p>715</text:p>
          </table:table-cell>
          <table:table-cell office:value-type="string">
            <text:p><text:s text:c="3"/>16700 <text:s text:c="2"/>SH <text:s text:c="9"/>SOLE <text:s text:c="14"/>16700 <text:s text:c="6"/>0 <text:s text:c="7"/>0<text:tab/><text:tab/></text:p>
          </table:table-cell>
        </table:table-row>
        <table:table-row table:style-name="ro1">
          <table:table-cell office:value-type="string">
            <text:p>TANGOE INC</text:p>
          </table:table-cell>
          <table:table-cell office:value-type="string">
            <text:p><text:s text:c="2"/>COM <text:s text:c="13"/>87582Y108</text:p>
          </table:table-cell>
          <table:table-cell office:value-type="float" office:value="234">
            <text:p>234</text:p>
          </table:table-cell>
          <table:table-cell office:value-type="string">
            <text:p><text:s text:c="3"/>17815 <text:s text:c="2"/>SH <text:s text:c="9"/>SOLE <text:s text:c="14"/>17815 <text:s text:c="6"/>0 <text:s text:c="7"/>0<text:tab/><text:tab/></text:p>
          </table:table-cell>
        </table:table-row>
        <table:table-row table:style-name="ro1">
          <table:table-cell office:value-type="string">
            <text:p>TERRA NITROGEN CO L P</text:p>
          </table:table-cell>
          <table:table-cell office:value-type="string">
            <text:p><text:s text:c="2"/>COM UNIT <text:s text:c="8"/>881005201</text:p>
          </table:table-cell>
          <table:table-cell office:value-type="float" office:value="1034">
            <text:p>1034</text:p>
          </table:table-cell>
          <table:table-cell office:value-type="string">
            <text:p><text:s text:c="4"/>4787 <text:s text:c="2"/>SH <text:s text:c="9"/>SOLE <text:s text:c="15"/>4787 <text:s text:c="6"/>0 <text:s text:c="7"/>0<text:tab/><text:tab/></text:p>
          </table:table-cell>
        </table:table-row>
        <table:table-row table:style-name="ro1">
          <table:table-cell office:value-type="string">
            <text:p>TEEKAY TANKERS LTD</text:p>
          </table:table-cell>
          <table:table-cell office:value-type="string">
            <text:p><text:s text:c="2"/>CL A <text:s text:c="12"/>Y8565N102</text:p>
          </table:table-cell>
          <table:table-cell office:value-type="float" office:value="195">
            <text:p>195</text:p>
          </table:table-cell>
          <table:table-cell office:value-type="string">
            <text:p><text:s text:c="3"/>52271 <text:s text:c="2"/>SH <text:s text:c="9"/>SOLE <text:s text:c="14"/>52271 <text:s text:c="6"/>0 <text:s text:c="7"/>0<text:tab/><text:tab/></text:p>
          </table:table-cell>
        </table:table-row>
        <table:table-row table:style-name="ro1">
          <table:table-cell office:value-type="string">
            <text:p>TNS INC</text:p>
          </table:table-cell>
          <table:table-cell office:value-type="string">
            <text:p><text:s text:c="2"/>COM <text:s text:c="13"/>872960109</text:p>
          </table:table-cell>
          <table:table-cell office:value-type="float" office:value="567">
            <text:p>567</text:p>
          </table:table-cell>
          <table:table-cell office:value-type="string">
            <text:p><text:s text:c="3"/>37895 <text:s text:c="2"/>SH <text:s text:c="9"/>SOLE <text:s text:c="14"/>37895 <text:s text:c="6"/>0 <text:s text:c="7"/>0<text:tab/><text:tab/></text:p>
          </table:table-cell>
        </table:table-row>
        <table:table-row table:style-name="ro1">
          <table:table-cell office:value-type="string">
            <text:p>TOLL BROTHERS INC</text:p>
          </table:table-cell>
          <table:table-cell office:value-type="string">
            <text:p><text:s text:c="2"/>COM <text:s text:c="13"/>889478103</text:p>
          </table:table-cell>
          <table:table-cell office:value-type="float" office:value="1887">
            <text:p>1887</text:p>
          </table:table-cell>
          <table:table-cell office:value-type="string">
            <text:p><text:s text:c="3"/>56789 <text:s text:c="2"/>SH <text:s text:c="9"/>SOLE <text:s text:c="14"/>56789 <text:s text:c="6"/>0 <text:s text:c="7"/>0<text:tab/><text:tab/></text:p>
          </table:table-cell>
        </table:table-row>
        <table:table-row table:style-name="ro1">
          <table:table-cell office:value-type="string">
            <text:p>TOTAL S A</text:p>
          </table:table-cell>
          <table:table-cell office:value-type="string">
            <text:p><text:s text:c="2"/>SPONSORED ADR <text:s text:c="3"/>89151E109</text:p>
          </table:table-cell>
          <table:table-cell office:value-type="float" office:value="552">
            <text:p>552</text:p>
          </table:table-cell>
          <table:table-cell office:value-type="string">
            <text:p><text:s text:c="3"/>11019 <text:s text:c="2"/>SH <text:s text:c="9"/>SOLE <text:s text:c="14"/>11019 <text:s text:c="6"/>0 <text:s text:c="7"/>0<text:tab/><text:tab/></text:p>
          </table:table-cell>
        </table:table-row>
        <table:table-row table:style-name="ro1">
          <table:table-cell office:value-type="string">
            <text:p>TPC GROUP INC</text:p>
          </table:table-cell>
          <table:table-cell office:value-type="string">
            <text:p><text:s text:c="2"/>COM <text:s text:c="13"/>89236Y104</text:p>
          </table:table-cell>
          <table:table-cell office:value-type="float" office:value="689">
            <text:p>689</text:p>
          </table:table-cell>
          <table:table-cell office:value-type="string">
            <text:p><text:s text:c="3"/>16881 <text:s text:c="2"/>SH <text:s text:c="9"/>SOLE <text:s text:c="14"/>16881 <text:s text:c="6"/>0 <text:s text:c="7"/>0<text:tab/><text:tab/></text:p>
          </table:table-cell>
        </table:table-row>
        <table:table-row table:style-name="ro1">
          <table:table-cell office:value-type="string">
            <text:p>THOMAS PPTYS GROUP INC</text:p>
          </table:table-cell>
          <table:table-cell office:value-type="string">
            <text:p><text:s text:c="2"/>COM <text:s text:c="13"/>884453101</text:p>
          </table:table-cell>
          <table:table-cell office:value-type="float" office:value="79">
            <text:p>79</text:p>
          </table:table-cell>
          <table:table-cell office:value-type="string">
            <text:p><text:s text:c="3"/>13540 <text:s text:c="2"/>SH <text:s text:c="9"/>SOLE <text:s text:c="14"/>13540 <text:s text:c="6"/>0 <text:s text:c="7"/>0<text:tab/><text:tab/></text:p>
          </table:table-cell>
        </table:table-row>
        <table:table-row table:style-name="ro1">
          <table:table-cell office:value-type="string">
            <text:p>TEMPUR PEDIC INTL INC</text:p>
          </table:table-cell>
          <table:table-cell office:value-type="string">
            <text:p><text:s text:c="2"/>COM <text:s text:c="13"/>88023U101</text:p>
          </table:table-cell>
          <table:table-cell office:value-type="float" office:value="295">
            <text:p>295</text:p>
          </table:table-cell>
          <table:table-cell office:value-type="string">
            <text:p><text:s text:c="4"/>9856 <text:s text:c="2"/>SH <text:s text:c="9"/>SOLE <text:s text:c="15"/>9856 <text:s text:c="6"/>0 <text:s text:c="7"/>0<text:tab/><text:tab/></text:p>
          </table:table-cell>
        </table:table-row>
        <table:table-row table:style-name="ro1">
          <table:table-cell office:value-type="string">
            <text:p>TREX CO INC</text:p>
          </table:table-cell>
          <table:table-cell office:value-type="string">
            <text:p><text:s text:c="2"/>COM <text:s text:c="13"/>89531P105</text:p>
          </table:table-cell>
          <table:table-cell office:value-type="float" office:value="343">
            <text:p>343</text:p>
          </table:table-cell>
          <table:table-cell office:value-type="string">
            <text:p><text:s text:c="3"/>10057 <text:s text:c="2"/>SH <text:s text:c="9"/>SOLE <text:s text:c="14"/>10057 <text:s text:c="6"/>0 <text:s text:c="7"/>0<text:tab/><text:tab/></text:p>
          </table:table-cell>
        </table:table-row>
        <table:table-row table:style-name="ro1">
          <table:table-cell office:value-type="string">
            <text:p>TARGA RES CORP</text:p>
          </table:table-cell>
          <table:table-cell office:value-type="string">
            <text:p><text:s text:c="2"/>COM <text:s text:c="13"/>87612G101</text:p>
          </table:table-cell>
          <table:table-cell office:value-type="float" office:value="406">
            <text:p>406</text:p>
          </table:table-cell>
          <table:table-cell office:value-type="string">
            <text:p><text:s text:c="4"/>8059 <text:s text:c="2"/>SH <text:s text:c="9"/>SOLE <text:s text:c="15"/>8059 <text:s text:c="6"/>0 <text:s text:c="7"/>0<text:tab/><text:tab/></text:p>
          </table:table-cell>
        </table:table-row>
        <table:table-row table:style-name="ro1">
          <table:table-cell office:value-type="string">
            <text:p>TRINITY BIOTECH PLC</text:p>
          </table:table-cell>
          <table:table-cell office:value-type="string">
            <text:p><text:s text:c="2"/>SPON ADR NEW <text:s text:c="4"/>896438306</text:p>
          </table:table-cell>
          <table:table-cell office:value-type="float" office:value="283">
            <text:p>283</text:p>
          </table:table-cell>
          <table:table-cell office:value-type="string">
            <text:p><text:s text:c="3"/>22500 <text:s text:c="2"/>SH <text:s text:c="9"/>SOLE <text:s text:c="14"/>22500 <text:s text:c="6"/>0 <text:s text:c="7"/>0<text:tab/><text:tab/></text:p>
          </table:table-cell>
        </table:table-row>
        <table:table-row table:style-name="ro1">
          <table:table-cell office:value-type="string">
            <text:p>TRIPADVISOR INC</text:p>
          </table:table-cell>
          <table:table-cell office:value-type="string">
            <text:p><text:s text:c="2"/>COM <text:s text:c="13"/>896945201</text:p>
          </table:table-cell>
          <table:table-cell office:value-type="float" office:value="782">
            <text:p>782</text:p>
          </table:table-cell>
          <table:table-cell office:value-type="string">
            <text:p><text:s text:c="3"/>23744 <text:s text:c="2"/>SH <text:s text:c="9"/>SOLE <text:s text:c="14"/>23744 <text:s text:c="6"/>0 <text:s text:c="7"/>0<text:tab/><text:tab/></text:p>
          </table:table-cell>
        </table:table-row>
        <table:table-row table:style-name="ro1">
          <table:table-cell office:value-type="string">
            <text:p>TRIMBLE NAVIGATION LTD</text:p>
          </table:table-cell>
          <table:table-cell office:value-type="string">
            <text:p><text:s text:c="2"/>COM <text:s text:c="13"/>896239100</text:p>
          </table:table-cell>
          <table:table-cell office:value-type="float" office:value="265">
            <text:p>265</text:p>
          </table:table-cell>
          <table:table-cell office:value-type="string">
            <text:p><text:s text:c="4"/>5566 <text:s text:c="2"/>SH <text:s text:c="9"/>SOLE <text:s text:c="15"/>5566 <text:s text:c="6"/>0 <text:s text:c="7"/>0<text:tab/><text:tab/></text:p>
          </table:table-cell>
        </table:table-row>
        <table:table-row table:style-name="ro1">
          <table:table-cell office:value-type="string">
            <text:p>TRUSTMARK CORP</text:p>
          </table:table-cell>
          <table:table-cell office:value-type="string">
            <text:p><text:s text:c="2"/>COM <text:s text:c="13"/>898402102</text:p>
          </table:table-cell>
          <table:table-cell office:value-type="float" office:value="354">
            <text:p>354</text:p>
          </table:table-cell>
          <table:table-cell office:value-type="string">
            <text:p><text:s text:c="3"/>14548 <text:s text:c="2"/>SH <text:s text:c="9"/>SOLE <text:s text:c="14"/>14548 <text:s text:c="6"/>0 <text:s text:c="7"/>0<text:tab/><text:tab/></text:p>
          </table:table-cell>
        </table:table-row>
        <table:table-row table:style-name="ro1">
          <table:table-cell office:value-type="string">
            <text:p>TRINITY INDS INC</text:p>
          </table:table-cell>
          <table:table-cell office:value-type="string">
            <text:p><text:s text:c="2"/>COM <text:s text:c="13"/>896522109</text:p>
          </table:table-cell>
          <table:table-cell office:value-type="float" office:value="436">
            <text:p>436</text:p>
          </table:table-cell>
          <table:table-cell office:value-type="string">
            <text:p><text:s text:c="3"/>14550 <text:s text:c="2"/>SH <text:s text:c="9"/>SOLE <text:s text:c="14"/>14550 <text:s text:c="6"/>0 <text:s text:c="7"/>0<text:tab/><text:tab/></text:p>
          </table:table-cell>
        </table:table-row>
        <table:table-row table:style-name="ro1">
          <table:table-cell office:value-type="string">
            <text:p>PRICE T ROWE GROUP INC</text:p>
          </table:table-cell>
          <table:table-cell office:value-type="string">
            <text:p><text:s text:c="2"/>COM <text:s text:c="13"/>74144T108</text:p>
          </table:table-cell>
          <table:table-cell office:value-type="float" office:value="502">
            <text:p>502</text:p>
          </table:table-cell>
          <table:table-cell office:value-type="string">
            <text:p><text:s text:c="4"/>7938 <text:s text:c="2"/>SH <text:s text:c="9"/>SOLE <text:s text:c="15"/>7938 <text:s text:c="6"/>0 <text:s text:c="7"/>0<text:tab/><text:tab/></text:p>
          </table:table-cell>
        </table:table-row>
        <table:table-row table:style-name="ro1">
          <table:table-cell office:value-type="string">
            <text:p>TYSON FOODS INC</text:p>
          </table:table-cell>
          <table:table-cell office:value-type="string">
            <text:p><text:s text:c="2"/>CL A <text:s text:c="12"/>902494103</text:p>
          </table:table-cell>
          <table:table-cell office:value-type="float" office:value="1172">
            <text:p>1172</text:p>
          </table:table-cell>
          <table:table-cell office:value-type="string">
            <text:p><text:s text:c="3"/>73147 <text:s text:c="2"/>SH <text:s text:c="9"/>SOLE <text:s text:c="14"/>73147 <text:s text:c="6"/>0 <text:s text:c="7"/>0<text:tab/><text:tab/></text:p>
          </table:table-cell>
        </table:table-row>
        <table:table-row table:style-name="ro1">
          <table:table-cell office:value-type="string">
            <text:p>TESORO CORP</text:p>
          </table:table-cell>
          <table:table-cell office:value-type="string">
            <text:p><text:s text:c="2"/>COM <text:s text:c="13"/>881609101</text:p>
          </table:table-cell>
          <table:table-cell office:value-type="float" office:value="2156">
            <text:p>2156</text:p>
          </table:table-cell>
          <table:table-cell office:value-type="string">
            <text:p><text:s text:c="3"/>51449 <text:s text:c="2"/>SH <text:s text:c="9"/>SOLE <text:s text:c="14"/>51449 <text:s text:c="6"/>0 <text:s text:c="7"/>0<text:tab/><text:tab/></text:p>
          </table:table-cell>
        </table:table-row>
        <table:table-row table:style-name="ro1">
          <table:table-cell office:value-type="string">
            <text:p>TOTAL SYS SVCS INC</text:p>
          </table:table-cell>
          <table:table-cell office:value-type="string">
            <text:p><text:s text:c="2"/>COM <text:s text:c="13"/>891906109</text:p>
          </table:table-cell>
          <table:table-cell office:value-type="float" office:value="364">
            <text:p>364</text:p>
          </table:table-cell>
          <table:table-cell office:value-type="string">
            <text:p><text:s text:c="3"/>15350 <text:s text:c="2"/>SH <text:s text:c="9"/>SOLE <text:s text:c="14"/>15350 <text:s text:c="6"/>0 <text:s text:c="7"/>0<text:tab/><text:tab/></text:p>
          </table:table-cell>
        </table:table-row>
        <table:table-row table:style-name="ro1">
          <table:table-cell office:value-type="string">
            <text:p>TELECOMMUNICATION SYS INC</text:p>
          </table:table-cell>
          <table:table-cell office:value-type="string">
            <text:p><text:s text:c="2"/>CL A <text:s text:c="12"/>87929J103</text:p>
          </table:table-cell>
          <table:table-cell office:value-type="float" office:value="241">
            <text:p>241</text:p>
          </table:table-cell>
          <table:table-cell office:value-type="string">
            <text:p><text:s text:c="2"/>111117 <text:s text:c="2"/>SH <text:s text:c="9"/>SOLE <text:s text:c="13"/>111117 <text:s text:c="6"/>0 <text:s text:c="7"/>0<text:tab/><text:tab/></text:p>
          </table:table-cell>
        </table:table-row>
        <table:table-row table:style-name="ro1">
          <table:table-cell office:value-type="string">
            <text:p>TORO CO</text:p>
          </table:table-cell>
          <table:table-cell office:value-type="string">
            <text:p><text:s text:c="2"/>COM <text:s text:c="13"/>891092108</text:p>
          </table:table-cell>
          <table:table-cell office:value-type="float" office:value="896">
            <text:p>896</text:p>
          </table:table-cell>
          <table:table-cell office:value-type="string">
            <text:p><text:s text:c="3"/>22521 <text:s text:c="2"/>SH <text:s text:c="9"/>SOLE <text:s text:c="14"/>22521 <text:s text:c="6"/>0 <text:s text:c="7"/>0<text:tab/><text:tab/></text:p>
          </table:table-cell>
        </table:table-row>
        <table:table-row table:style-name="ro1">
          <table:table-cell office:value-type="string">
            <text:p>TTM TECHNOLOGIES <text:s/>INC</text:p>
          </table:table-cell>
          <table:table-cell office:value-type="string">
            <text:p><text:s text:c="2"/>COM <text:s text:c="13"/>87305R109</text:p>
          </table:table-cell>
          <table:table-cell office:value-type="float" office:value="261">
            <text:p>261</text:p>
          </table:table-cell>
          <table:table-cell office:value-type="string">
            <text:p><text:s text:c="3"/>27734 <text:s text:c="2"/>SH <text:s text:c="9"/>SOLE <text:s text:c="14"/>27734 <text:s text:c="6"/>0 <text:s text:c="7"/>0<text:tab/><text:tab/></text:p>
          </table:table-cell>
        </table:table-row>
        <table:table-row table:style-name="ro1">
          <table:table-cell office:value-type="string">
            <text:p>TUESDAY MORNING CORP</text:p>
          </table:table-cell>
          <table:table-cell office:value-type="string">
            <text:p><text:s text:c="2"/>COM NEW <text:s text:c="9"/>899035505</text:p>
          </table:table-cell>
          <table:table-cell office:value-type="float" office:value="263">
            <text:p>263</text:p>
          </table:table-cell>
          <table:table-cell office:value-type="string">
            <text:p><text:s text:c="3"/>40009 <text:s text:c="2"/>SH <text:s text:c="9"/>SOLE <text:s text:c="14"/>40009 <text:s text:c="6"/>0 <text:s text:c="7"/>0<text:tab/><text:tab/></text:p>
          </table:table-cell>
        </table:table-row>
        <table:table-row table:style-name="ro1">
          <table:table-cell office:value-type="string">
            <text:p>TUPPERWARE BRANDS CORP</text:p>
          </table:table-cell>
          <table:table-cell office:value-type="string">
            <text:p><text:s text:c="2"/>COM <text:s text:c="13"/>899896104</text:p>
          </table:table-cell>
          <table:table-cell office:value-type="float" office:value="1783">
            <text:p>1783</text:p>
          </table:table-cell>
          <table:table-cell office:value-type="string">
            <text:p><text:s text:c="3"/>33279 <text:s text:c="2"/>SH <text:s text:c="9"/>SOLE <text:s text:c="14"/>33279 <text:s text:c="6"/>0 <text:s text:c="7"/>0<text:tab/><text:tab/></text:p>
          </table:table-cell>
        </table:table-row>
        <table:table-row table:style-name="ro1">
          <table:table-cell office:value-type="string">
            <text:p>TOWERS WATSON &amp; CO</text:p>
          </table:table-cell>
          <table:table-cell office:value-type="string">
            <text:p><text:s text:c="2"/>CL A <text:s text:c="12"/>891894107</text:p>
          </table:table-cell>
          <table:table-cell office:value-type="float" office:value="304">
            <text:p>304</text:p>
          </table:table-cell>
          <table:table-cell office:value-type="string">
            <text:p><text:s text:c="4"/>5739 <text:s text:c="2"/>SH <text:s text:c="9"/>SOLE <text:s text:c="15"/>5739 <text:s text:c="6"/>0 <text:s text:c="7"/>0<text:tab/><text:tab/></text:p>
          </table:table-cell>
        </table:table-row>
        <table:table-row table:style-name="ro1">
          <table:table-cell office:value-type="string">
            <text:p>TERNIUM SA</text:p>
          </table:table-cell>
          <table:table-cell office:value-type="string">
            <text:p><text:s text:c="2"/>SPON ADR <text:s text:c="8"/>880890108</text:p>
          </table:table-cell>
          <table:table-cell office:value-type="float" office:value="451">
            <text:p>451</text:p>
          </table:table-cell>
          <table:table-cell office:value-type="string">
            <text:p><text:s text:c="3"/>23000 <text:s text:c="2"/>SH <text:s text:c="9"/>SOLE <text:s text:c="14"/>23000 <text:s text:c="6"/>0 <text:s text:c="7"/>0<text:tab/><text:tab/></text:p>
          </table:table-cell>
        </table:table-row>
        <table:table-row table:style-name="ro1">
          <table:table-cell office:value-type="string">
            <text:p>TEXTRON INC</text:p>
          </table:table-cell>
          <table:table-cell office:value-type="string">
            <text:p><text:s text:c="2"/>COM <text:s text:c="13"/>883203101</text:p>
          </table:table-cell>
          <table:table-cell office:value-type="float" office:value="1865">
            <text:p>1865</text:p>
          </table:table-cell>
          <table:table-cell office:value-type="string">
            <text:p><text:s text:c="3"/>71273 <text:s text:c="2"/>SH <text:s text:c="9"/>SOLE <text:s text:c="14"/>71273 <text:s text:c="6"/>0 <text:s text:c="7"/>0<text:tab/><text:tab/></text:p>
          </table:table-cell>
        </table:table-row>
        <table:table-row table:style-name="ro1">
          <table:table-cell office:value-type="string">
            <text:p>UNIVERSAL TRUCKLOAD SVCS IN</text:p>
          </table:table-cell>
          <table:table-cell office:value-type="string">
            <text:p><text:s text:c="2"/>COM <text:s text:c="13"/>91388P105</text:p>
          </table:table-cell>
          <table:table-cell office:value-type="float" office:value="160">
            <text:p>160</text:p>
          </table:table-cell>
          <table:table-cell office:value-type="string">
            <text:p><text:s text:c="3"/>10028 <text:s text:c="2"/>SH <text:s text:c="9"/>SOLE <text:s text:c="14"/>10028 <text:s text:c="6"/>0 <text:s text:c="7"/>0<text:tab/><text:tab/></text:p>
          </table:table-cell>
        </table:table-row>
        <table:table-row table:style-name="ro1">
          <table:table-cell office:value-type="string">
            <text:p>UNIVERSAL AMERN CORP NEW</text:p>
          </table:table-cell>
          <table:table-cell office:value-type="string">
            <text:p><text:s text:c="2"/>COM <text:s text:c="13"/>91338E101</text:p>
          </table:table-cell>
          <table:table-cell office:value-type="float" office:value="118">
            <text:p>118</text:p>
          </table:table-cell>
          <table:table-cell office:value-type="string">
            <text:p><text:s text:c="3"/>12800 <text:s text:c="2"/>SH <text:s text:c="9"/>SOLE <text:s text:c="14"/>12800 <text:s text:c="6"/>0 <text:s text:c="7"/>0<text:tab/><text:tab/></text:p>
          </table:table-cell>
        </table:table-row>
        <table:table-row table:style-name="ro1">
          <table:table-cell office:value-type="string">
            <text:p>ULTRA CLEAN HLDGS INC</text:p>
          </table:table-cell>
          <table:table-cell office:value-type="string">
            <text:p><text:s text:c="2"/>COM <text:s text:c="13"/>90385V107</text:p>
          </table:table-cell>
          <table:table-cell office:value-type="float" office:value="421">
            <text:p>421</text:p>
          </table:table-cell>
          <table:table-cell office:value-type="string">
            <text:p><text:s text:c="3"/>73679 <text:s text:c="2"/>SH <text:s text:c="9"/>SOLE <text:s text:c="14"/>73679 <text:s text:c="6"/>0 <text:s text:c="7"/>0<text:tab/><text:tab/></text:p>
          </table:table-cell>
        </table:table-row>
        <table:table-row table:style-name="ro1">
          <table:table-cell office:value-type="string">
            <text:p>UNIVERSAL ELECTRS INC</text:p>
          </table:table-cell>
          <table:table-cell office:value-type="string">
            <text:p><text:s text:c="2"/>COM <text:s text:c="13"/>913483103</text:p>
          </table:table-cell>
          <table:table-cell office:value-type="float" office:value="198">
            <text:p>198</text:p>
          </table:table-cell>
          <table:table-cell office:value-type="string">
            <text:p><text:s text:c="3"/>11271 <text:s text:c="2"/>SH <text:s text:c="9"/>SOLE <text:s text:c="14"/>11271 <text:s text:c="6"/>0 <text:s text:c="7"/>0<text:tab/><text:tab/></text:p>
          </table:table-cell>
        </table:table-row>
        <table:table-row table:style-name="ro1">
          <table:table-cell office:value-type="string">
            <text:p>UNIVERSAL FST PRODS INC</text:p>
          </table:table-cell>
          <table:table-cell office:value-type="string">
            <text:p><text:s text:c="2"/>COM <text:s text:c="13"/>913543104</text:p>
          </table:table-cell>
          <table:table-cell office:value-type="float" office:value="416">
            <text:p>416</text:p>
          </table:table-cell>
          <table:table-cell office:value-type="string">
            <text:p><text:s text:c="3"/>10008 <text:s text:c="2"/>SH <text:s text:c="9"/>SOLE <text:s text:c="14"/>10008 <text:s text:c="6"/>0 <text:s text:c="7"/>0<text:tab/><text:tab/></text:p>
          </table:table-cell>
        </table:table-row>
        <table:table-row table:style-name="ro1">
          <table:table-cell office:value-type="string">
            <text:p>UFP TECHNOLOGIES INC</text:p>
          </table:table-cell>
          <table:table-cell office:value-type="string">
            <text:p><text:s text:c="2"/>COM <text:s text:c="13"/>902673102</text:p>
          </table:table-cell>
          <table:table-cell office:value-type="float" office:value="395">
            <text:p>395</text:p>
          </table:table-cell>
          <table:table-cell office:value-type="string">
            <text:p><text:s text:c="3"/>22448 <text:s text:c="2"/>SH <text:s text:c="9"/>SOLE <text:s text:c="14"/>22448 <text:s text:c="6"/>0 <text:s text:c="7"/>0<text:tab/><text:tab/></text:p>
          </table:table-cell>
        </table:table-row>
        <table:table-row table:style-name="ro1">
          <table:table-cell office:value-type="string">
            <text:p>DOMTAR CORP</text:p>
          </table:table-cell>
          <table:table-cell office:value-type="string">
            <text:p><text:s text:c="2"/>COM NEW <text:s text:c="9"/>257559203</text:p>
          </table:table-cell>
          <table:table-cell office:value-type="float" office:value="400">
            <text:p>400</text:p>
          </table:table-cell>
          <table:table-cell office:value-type="string">
            <text:p><text:s text:c="4"/>5108 <text:s text:c="2"/>SH <text:s text:c="9"/>SOLE <text:s text:c="15"/>5108 <text:s text:c="6"/>0 <text:s text:c="7"/>0<text:tab/><text:tab/></text:p>
          </table:table-cell>
        </table:table-row>
        <table:table-row table:style-name="ro1">
          <table:table-cell office:value-type="string">
            <text:p>UNIVERSAL HLTH SVCS INC</text:p>
          </table:table-cell>
          <table:table-cell office:value-type="string">
            <text:p><text:s text:c="2"/>CL B <text:s text:c="12"/>913903100</text:p>
          </table:table-cell>
          <table:table-cell office:value-type="float" office:value="489">
            <text:p>489</text:p>
          </table:table-cell>
          <table:table-cell office:value-type="string">
            <text:p><text:s text:c="3"/>10684 <text:s text:c="2"/>SH <text:s text:c="9"/>SOLE <text:s text:c="14"/>10684 <text:s text:c="6"/>0 <text:s text:c="7"/>0<text:tab/><text:tab/></text:p>
          </table:table-cell>
        </table:table-row>
        <table:table-row table:style-name="ro1">
          <table:table-cell office:value-type="string">
            <text:p>UIL HLDG CORP</text:p>
          </table:table-cell>
          <table:table-cell office:value-type="string">
            <text:p><text:s text:c="2"/>COM <text:s text:c="13"/>902748102</text:p>
          </table:table-cell>
          <table:table-cell office:value-type="float" office:value="205">
            <text:p>205</text:p>
          </table:table-cell>
          <table:table-cell office:value-type="string">
            <text:p><text:s text:c="4"/>5716 <text:s text:c="2"/>SH <text:s text:c="9"/>SOLE <text:s text:c="15"/>5716 <text:s text:c="6"/>0 <text:s text:c="7"/>0<text:tab/><text:tab/></text:p>
          </table:table-cell>
        </table:table-row>
        <table:table-row table:style-name="ro1">
          <table:table-cell office:value-type="string">
            <text:p>UNISYS CORP</text:p>
          </table:table-cell>
          <table:table-cell office:value-type="string">
            <text:p><text:s text:c="2"/>COM NEW <text:s text:c="9"/>909214306</text:p>
          </table:table-cell>
          <table:table-cell office:value-type="float" office:value="1083">
            <text:p>1083</text:p>
          </table:table-cell>
          <table:table-cell office:value-type="string">
            <text:p><text:s text:c="3"/>51996 <text:s text:c="2"/>SH <text:s text:c="9"/>SOLE <text:s text:c="14"/>51996 <text:s text:c="6"/>0 <text:s text:c="7"/>0<text:tab/><text:tab/></text:p>
          </table:table-cell>
        </table:table-row>
        <table:table-row table:style-name="ro1">
          <table:table-cell office:value-type="string">
            <text:p>ULTA SALON COSMETCS &amp; FRAG</text:p>
          </table:table-cell>
          <table:table-cell office:value-type="string">
            <text:p><text:s text:c="2"/>COM <text:s text:c="13"/>90384S303</text:p>
          </table:table-cell>
          <table:table-cell office:value-type="float" office:value="799">
            <text:p>799</text:p>
          </table:table-cell>
          <table:table-cell office:value-type="string">
            <text:p><text:s text:c="4"/>8294 <text:s text:c="2"/>SH <text:s text:c="9"/>SOLE <text:s text:c="15"/>8294 <text:s text:c="6"/>0 <text:s text:c="7"/>0<text:tab/><text:tab/></text:p>
          </table:table-cell>
        </table:table-row>
        <table:table-row table:style-name="ro1">
          <table:table-cell office:value-type="string">
            <text:p>UNITEDHEALTH GROUP INC</text:p>
          </table:table-cell>
          <table:table-cell office:value-type="string">
            <text:p><text:s text:c="2"/>COM <text:s text:c="13"/>91324P102</text:p>
          </table:table-cell>
          <table:table-cell office:value-type="float" office:value="983">
            <text:p>983</text:p>
          </table:table-cell>
          <table:table-cell office:value-type="string">
            <text:p><text:s text:c="3"/>17741 <text:s text:c="2"/>SH <text:s text:c="9"/>SOLE <text:s text:c="14"/>17741 <text:s text:c="6"/>0 <text:s text:c="7"/>0<text:tab/><text:tab/></text:p>
          </table:table-cell>
        </table:table-row>
        <table:table-row table:style-name="ro1">
          <table:table-cell office:value-type="string">
            <text:p>UNUM GROUP</text:p>
          </table:table-cell>
          <table:table-cell office:value-type="string">
            <text:p><text:s text:c="2"/>COM <text:s text:c="13"/>91529Y106</text:p>
          </table:table-cell>
          <table:table-cell office:value-type="float" office:value="833">
            <text:p>833</text:p>
          </table:table-cell>
          <table:table-cell office:value-type="string">
            <text:p><text:s text:c="3"/>43327 <text:s text:c="2"/>SH <text:s text:c="9"/>SOLE <text:s text:c="14"/>43327 <text:s text:c="6"/>0 <text:s text:c="7"/>0<text:tab/><text:tab/></text:p>
          </table:table-cell>
        </table:table-row>
        <table:table-row table:style-name="ro1">
          <table:table-cell office:value-type="string">
            <text:p>UNION PAC CORP</text:p>
          </table:table-cell>
          <table:table-cell office:value-type="string">
            <text:p><text:s text:c="2"/>COM <text:s text:c="13"/>907818108</text:p>
          </table:table-cell>
          <table:table-cell office:value-type="float" office:value="1403">
            <text:p>1403</text:p>
          </table:table-cell>
          <table:table-cell office:value-type="string">
            <text:p><text:s text:c="3"/>11823 <text:s text:c="2"/>SH <text:s text:c="9"/>SOLE <text:s text:c="14"/>11823 <text:s text:c="6"/>0 <text:s text:c="7"/>0<text:tab/><text:tab/></text:p>
          </table:table-cell>
        </table:table-row>
        <table:table-row table:style-name="ro1">
          <table:table-cell office:value-type="string">
            <text:p>UNITED PARCEL SERVICE INC</text:p>
          </table:table-cell>
          <table:table-cell office:value-type="string">
            <text:p><text:s text:c="2"/>CL B <text:s text:c="12"/>911312106</text:p>
          </table:table-cell>
          <table:table-cell office:value-type="float" office:value="1197">
            <text:p>1197</text:p>
          </table:table-cell>
          <table:table-cell office:value-type="string">
            <text:p><text:s text:c="3"/>16727 <text:s text:c="2"/>SH <text:s text:c="9"/>SOLE <text:s text:c="14"/>16727 <text:s text:c="6"/>0 <text:s text:c="7"/>0<text:tab/><text:tab/></text:p>
          </table:table-cell>
        </table:table-row>
        <table:table-row table:style-name="ro1">
          <table:table-cell office:value-type="string">
            <text:p>URBAN OUTFITTERS INC</text:p>
          </table:table-cell>
          <table:table-cell office:value-type="string">
            <text:p><text:s text:c="2"/>COM <text:s text:c="13"/>917047102</text:p>
          </table:table-cell>
          <table:table-cell office:value-type="float" office:value="537">
            <text:p>537</text:p>
          </table:table-cell>
          <table:table-cell office:value-type="string">
            <text:p><text:s text:c="3"/>14303 <text:s text:c="2"/>SH <text:s text:c="9"/>SOLE <text:s text:c="14"/>14303 <text:s text:c="6"/>0 <text:s text:c="7"/>0<text:tab/><text:tab/></text:p>
          </table:table-cell>
        </table:table-row>
        <table:table-row table:style-name="ro1">
          <table:table-cell office:value-type="string">
            <text:p>UNITED RENTALS INC</text:p>
          </table:table-cell>
          <table:table-cell office:value-type="string">
            <text:p><text:s text:c="2"/>COM <text:s text:c="13"/>911363109</text:p>
          </table:table-cell>
          <table:table-cell office:value-type="float" office:value="1114">
            <text:p>1114</text:p>
          </table:table-cell>
          <table:table-cell office:value-type="string">
            <text:p><text:s text:c="3"/>34064 <text:s text:c="2"/>SH <text:s text:c="9"/>SOLE <text:s text:c="14"/>34064 <text:s text:c="6"/>0 <text:s text:c="7"/>0<text:tab/><text:tab/></text:p>
          </table:table-cell>
        </table:table-row>
        <table:table-row table:style-name="ro1">
          <table:table-cell office:value-type="string">
            <text:p>URS CORP NEW</text:p>
          </table:table-cell>
          <table:table-cell office:value-type="string">
            <text:p><text:s text:c="2"/>COM <text:s text:c="13"/>903236107</text:p>
          </table:table-cell>
          <table:table-cell office:value-type="float" office:value="911">
            <text:p>911</text:p>
          </table:table-cell>
          <table:table-cell office:value-type="string">
            <text:p><text:s text:c="3"/>25814 <text:s text:c="2"/>SH <text:s text:c="9"/>SOLE <text:s text:c="14"/>25814 <text:s text:c="6"/>0 <text:s text:c="7"/>0<text:tab/><text:tab/></text:p>
          </table:table-cell>
        </table:table-row>
        <table:table-row table:style-name="ro1">
          <table:table-cell office:value-type="string">
            <text:p>US BANCORP DEL</text:p>
          </table:table-cell>
          <table:table-cell office:value-type="string">
            <text:p><text:s text:c="2"/>COM NEW <text:s text:c="9"/>902973304</text:p>
          </table:table-cell>
          <table:table-cell office:value-type="float" office:value="440">
            <text:p>440</text:p>
          </table:table-cell>
          <table:table-cell office:value-type="string">
            <text:p><text:s text:c="3"/>12830 <text:s text:c="2"/>SH <text:s text:c="9"/>SOLE <text:s text:c="14"/>12830 <text:s text:c="6"/>0 <text:s text:c="7"/>0<text:tab/><text:tab/></text:p>
          </table:table-cell>
        </table:table-row>
        <table:table-row table:style-name="ro1">
          <table:table-cell office:value-type="string">
            <text:p>UNITED STATES CELLULAR CORP</text:p>
          </table:table-cell>
          <table:table-cell office:value-type="string">
            <text:p><text:s text:c="2"/>COM <text:s text:c="13"/>911684108</text:p>
          </table:table-cell>
          <table:table-cell office:value-type="float" office:value="215">
            <text:p>215</text:p>
          </table:table-cell>
          <table:table-cell office:value-type="string">
            <text:p><text:s text:c="4"/>5497 <text:s text:c="2"/>SH <text:s text:c="9"/>SOLE <text:s text:c="15"/>5497 <text:s text:c="6"/>0 <text:s text:c="7"/>0<text:tab/><text:tab/></text:p>
          </table:table-cell>
        </table:table-row>
        <table:table-row table:style-name="ro1">
          <table:table-cell office:value-type="string">
            <text:p>USA MOBILITY INC</text:p>
          </table:table-cell>
          <table:table-cell office:value-type="string">
            <text:p><text:s text:c="2"/>COM <text:s text:c="13"/>90341G103</text:p>
          </table:table-cell>
          <table:table-cell office:value-type="float" office:value="243">
            <text:p>243</text:p>
          </table:table-cell>
          <table:table-cell office:value-type="string">
            <text:p><text:s text:c="3"/>20490 <text:s text:c="2"/>SH <text:s text:c="9"/>SOLE <text:s text:c="14"/>20490 <text:s text:c="6"/>0 <text:s text:c="7"/>0<text:tab/><text:tab/></text:p>
          </table:table-cell>
        </table:table-row>
        <table:table-row table:style-name="ro1">
          <table:table-cell office:value-type="string">
            <text:p>USANA HEALTH SCIENCES INC</text:p>
          </table:table-cell>
          <table:table-cell office:value-type="string">
            <text:p><text:s text:c="2"/>COM <text:s text:c="13"/>90328M107</text:p>
          </table:table-cell>
          <table:table-cell office:value-type="float" office:value="1307">
            <text:p>1307</text:p>
          </table:table-cell>
          <table:table-cell office:value-type="string">
            <text:p><text:s text:c="3"/>28132 <text:s text:c="2"/>SH <text:s text:c="9"/>SOLE <text:s text:c="14"/>28132 <text:s text:c="6"/>0 <text:s text:c="7"/>0<text:tab/><text:tab/></text:p>
          </table:table-cell>
        </table:table-row>
        <table:table-row table:style-name="ro1">
          <table:table-cell office:value-type="string">
            <text:p>UNITED THERAPEUTICS CORP DE</text:p>
          </table:table-cell>
          <table:table-cell office:value-type="string">
            <text:p><text:s text:c="2"/>COM <text:s text:c="13"/>91307C102</text:p>
          </table:table-cell>
          <table:table-cell office:value-type="float" office:value="1021">
            <text:p>1021</text:p>
          </table:table-cell>
          <table:table-cell office:value-type="string">
            <text:p><text:s text:c="3"/>18264 <text:s text:c="2"/>SH <text:s text:c="9"/>SOLE <text:s text:c="14"/>18264 <text:s text:c="6"/>0 <text:s text:c="7"/>0<text:tab/><text:tab/></text:p>
          </table:table-cell>
        </table:table-row>
        <table:table-row table:style-name="ro1">
          <table:table-cell office:value-type="string">
            <text:p>UNITED TECHNOLOGIES CORP</text:p>
          </table:table-cell>
          <table:table-cell office:value-type="string">
            <text:p><text:s text:c="2"/>COM <text:s text:c="13"/>913017109</text:p>
          </table:table-cell>
          <table:table-cell office:value-type="float" office:value="2355">
            <text:p>2355</text:p>
          </table:table-cell>
          <table:table-cell office:value-type="string">
            <text:p><text:s text:c="3"/>30080 <text:s text:c="2"/>SH <text:s text:c="9"/>SOLE <text:s text:c="14"/>30080 <text:s text:c="6"/>0 <text:s text:c="7"/>0<text:tab/><text:tab/></text:p>
          </table:table-cell>
        </table:table-row>
        <table:table-row table:style-name="ro1">
          <table:table-cell office:value-type="string">
            <text:p>UNIVERSAL CORP VA</text:p>
          </table:table-cell>
          <table:table-cell office:value-type="string">
            <text:p><text:s text:c="2"/>COM <text:s text:c="13"/>913456109</text:p>
          </table:table-cell>
          <table:table-cell office:value-type="float" office:value="508">
            <text:p>508</text:p>
          </table:table-cell>
          <table:table-cell office:value-type="string">
            <text:p><text:s text:c="4"/>9970 <text:s text:c="2"/>SH <text:s text:c="9"/>SOLE <text:s text:c="15"/>9970 <text:s text:c="6"/>0 <text:s text:c="7"/>0<text:tab/><text:tab/></text:p>
          </table:table-cell>
        </table:table-row>
        <table:table-row table:style-name="ro1">
          <table:table-cell office:value-type="string">
            <text:p>VALSPAR CORP</text:p>
          </table:table-cell>
          <table:table-cell office:value-type="string">
            <text:p><text:s text:c="2"/>COM <text:s text:c="13"/>920355104</text:p>
          </table:table-cell>
          <table:table-cell office:value-type="float" office:value="815">
            <text:p>815</text:p>
          </table:table-cell>
          <table:table-cell office:value-type="string">
            <text:p><text:s text:c="3"/>14534 <text:s text:c="2"/>SH <text:s text:c="9"/>SOLE <text:s text:c="14"/>14534 <text:s text:c="6"/>0 <text:s text:c="7"/>0<text:tab/><text:tab/></text:p>
          </table:table-cell>
        </table:table-row>
        <table:table-row table:style-name="ro1">
          <table:table-cell office:value-type="string">
            <text:p>VALE S A</text:p>
          </table:table-cell>
          <table:table-cell office:value-type="string">
            <text:p><text:s text:c="2"/>ADR <text:s text:c="13"/>91912E105</text:p>
          </table:table-cell>
          <table:table-cell office:value-type="float" office:value="463">
            <text:p>463</text:p>
          </table:table-cell>
          <table:table-cell office:value-type="string">
            <text:p><text:s text:c="3"/>25854 <text:s text:c="2"/>SH <text:s text:c="9"/>SOLE <text:s text:c="14"/>25854 <text:s text:c="6"/>0 <text:s text:c="7"/>0<text:tab/><text:tab/></text:p>
          </table:table-cell>
        </table:table-row>
        <table:table-row table:style-name="ro1">
          <table:table-cell office:value-type="string">
            <text:p>VARIAN MED SYS INC</text:p>
          </table:table-cell>
          <table:table-cell office:value-type="string">
            <text:p><text:s text:c="2"/>COM <text:s text:c="13"/>92220P105</text:p>
          </table:table-cell>
          <table:table-cell office:value-type="float" office:value="1063">
            <text:p>1063</text:p>
          </table:table-cell>
          <table:table-cell office:value-type="string">
            <text:p><text:s text:c="3"/>17628 <text:s text:c="2"/>SH <text:s text:c="9"/>SOLE <text:s text:c="14"/>17628 <text:s text:c="6"/>0 <text:s text:c="7"/>0<text:tab/><text:tab/></text:p>
          </table:table-cell>
        </table:table-row>
        <table:table-row table:style-name="ro1">
          <table:table-cell office:value-type="string">
            <text:p>VASCULAR SOLUTIONS INC</text:p>
          </table:table-cell>
          <table:table-cell office:value-type="string">
            <text:p><text:s text:c="2"/>COM <text:s text:c="13"/>92231M109</text:p>
          </table:table-cell>
          <table:table-cell office:value-type="float" office:value="650">
            <text:p>650</text:p>
          </table:table-cell>
          <table:table-cell office:value-type="string">
            <text:p><text:s text:c="3"/>43926 <text:s text:c="2"/>SH <text:s text:c="9"/>SOLE <text:s text:c="14"/>43926 <text:s text:c="6"/>0 <text:s text:c="7"/>0<text:tab/><text:tab/></text:p>
          </table:table-cell>
        </table:table-row>
        <table:table-row table:style-name="ro1">
          <table:table-cell office:value-type="string">
            <text:p>VISTEON CORP</text:p>
          </table:table-cell>
          <table:table-cell office:value-type="string">
            <text:p><text:s text:c="2"/>COM NEW <text:s text:c="9"/>92839U206</text:p>
          </table:table-cell>
          <table:table-cell office:value-type="float" office:value="728">
            <text:p>728</text:p>
          </table:table-cell>
          <table:table-cell office:value-type="string">
            <text:p><text:s text:c="3"/>16372 <text:s text:c="2"/>SH <text:s text:c="9"/>SOLE <text:s text:c="14"/>16372 <text:s text:c="6"/>0 <text:s text:c="7"/>0<text:tab/><text:tab/></text:p>
          </table:table-cell>
        </table:table-row>
        <table:table-row table:style-name="ro1">
          <table:table-cell office:value-type="string">
            <text:p>VIRGINIA COMM BANCORP INC</text:p>
          </table:table-cell>
          <table:table-cell office:value-type="string">
            <text:p><text:s text:c="2"/>COM <text:s text:c="13"/>92778Q109</text:p>
          </table:table-cell>
          <table:table-cell office:value-type="float" office:value="109">
            <text:p>109</text:p>
          </table:table-cell>
          <table:table-cell office:value-type="string">
            <text:p><text:s text:c="3"/>12438 <text:s text:c="2"/>SH <text:s text:c="9"/>SOLE <text:s text:c="14"/>12438 <text:s text:c="6"/>0 <text:s text:c="7"/>0<text:tab/><text:tab/></text:p>
          </table:table-cell>
        </table:table-row>
        <table:table-row table:style-name="ro1">
          <table:table-cell office:value-type="string">
            <text:p>VALASSIS COMMUNICATIONS INC</text:p>
          </table:table-cell>
          <table:table-cell office:value-type="string">
            <text:p><text:s text:c="2"/>COM <text:s text:c="13"/>918866104</text:p>
          </table:table-cell>
          <table:table-cell office:value-type="float" office:value="727">
            <text:p>727</text:p>
          </table:table-cell>
          <table:table-cell office:value-type="string">
            <text:p><text:s text:c="3"/>29449 <text:s text:c="2"/>SH <text:s text:c="9"/>SOLE <text:s text:c="14"/>29449 <text:s text:c="6"/>0 <text:s text:c="7"/>0<text:tab/><text:tab/></text:p>
          </table:table-cell>
        </table:table-row>
        <table:table-row table:style-name="ro1">
          <table:table-cell office:value-type="string">
            <text:p>VASCO DATA SEC INTL INC</text:p>
          </table:table-cell>
          <table:table-cell office:value-type="string">
            <text:p><text:s text:c="2"/>COM <text:s text:c="13"/>92230Y104</text:p>
          </table:table-cell>
          <table:table-cell office:value-type="float" office:value="390">
            <text:p>390</text:p>
          </table:table-cell>
          <table:table-cell office:value-type="string">
            <text:p><text:s text:c="3"/>41571 <text:s text:c="2"/>SH <text:s text:c="9"/>SOLE <text:s text:c="14"/>41571 <text:s text:c="6"/>0 <text:s text:c="7"/>0<text:tab/><text:tab/></text:p>
          </table:table-cell>
        </table:table-row>
        <table:table-row table:style-name="ro1">
          <table:table-cell office:value-type="string">
            <text:p>VEECO INSTRS INC DEL</text:p>
          </table:table-cell>
          <table:table-cell office:value-type="string">
            <text:p><text:s text:c="2"/>COM <text:s text:c="13"/>922417100</text:p>
          </table:table-cell>
          <table:table-cell office:value-type="float" office:value="633">
            <text:p>633</text:p>
          </table:table-cell>
          <table:table-cell office:value-type="string">
            <text:p><text:s text:c="3"/>21092 <text:s text:c="2"/>SH <text:s text:c="9"/>SOLE <text:s text:c="14"/>21092 <text:s text:c="6"/>0 <text:s text:c="7"/>0<text:tab/><text:tab/></text:p>
          </table:table-cell>
        </table:table-row>
        <table:table-row table:style-name="ro1">
          <table:table-cell office:value-type="string">
            <text:p>VONAGE HLDGS CORP</text:p>
          </table:table-cell>
          <table:table-cell office:value-type="string">
            <text:p><text:s text:c="2"/>COM <text:s text:c="13"/>92886T201</text:p>
          </table:table-cell>
          <table:table-cell office:value-type="float" office:value="989">
            <text:p>989</text:p>
          </table:table-cell>
          <table:table-cell office:value-type="string">
            <text:p><text:s text:c="2"/>433839 <text:s text:c="2"/>SH <text:s text:c="9"/>SOLE <text:s text:c="13"/>433839 <text:s text:c="6"/>0 <text:s text:c="7"/>0<text:tab/><text:tab/></text:p>
          </table:table-cell>
        </table:table-row>
        <table:table-row table:style-name="ro1">
          <table:table-cell office:value-type="string">
            <text:p>VICOR CORP</text:p>
          </table:table-cell>
          <table:table-cell office:value-type="string">
            <text:p><text:s text:c="2"/>COM <text:s text:c="13"/>925815102</text:p>
          </table:table-cell>
          <table:table-cell office:value-type="float" office:value="157">
            <text:p>157</text:p>
          </table:table-cell>
          <table:table-cell office:value-type="string">
            <text:p><text:s text:c="3"/>23613 <text:s text:c="2"/>SH <text:s text:c="9"/>SOLE <text:s text:c="14"/>23613 <text:s text:c="6"/>0 <text:s text:c="7"/>0<text:tab/><text:tab/></text:p>
          </table:table-cell>
        </table:table-row>
        <table:table-row table:style-name="ro1">
          <table:table-cell office:value-type="string">
            <text:p>VILLAGE SUPER MKT INC</text:p>
          </table:table-cell>
          <table:table-cell office:value-type="string">
            <text:p><text:s text:c="2"/>CL A NEW <text:s text:c="8"/>927107409</text:p>
          </table:table-cell>
          <table:table-cell office:value-type="float" office:value="369">
            <text:p>369</text:p>
          </table:table-cell>
          <table:table-cell office:value-type="string">
            <text:p><text:s text:c="3"/>10032 <text:s text:c="2"/>SH <text:s text:c="9"/>SOLE <text:s text:c="14"/>10032 <text:s text:c="6"/>0 <text:s text:c="7"/>0<text:tab/><text:tab/></text:p>
          </table:table-cell>
        </table:table-row>
        <table:table-row table:style-name="ro1">
          <table:table-cell office:value-type="string">
            <text:p>VALERO ENERGY CORP NEW</text:p>
          </table:table-cell>
          <table:table-cell office:value-type="string">
            <text:p><text:s text:c="2"/>COM <text:s text:c="13"/>91913Y100</text:p>
          </table:table-cell>
          <table:table-cell office:value-type="float" office:value="1451">
            <text:p>1451</text:p>
          </table:table-cell>
          <table:table-cell office:value-type="string">
            <text:p><text:s text:c="3"/>45808 <text:s text:c="2"/>SH <text:s text:c="9"/>SOLE <text:s text:c="14"/>45808 <text:s text:c="6"/>0 <text:s text:c="7"/>0<text:tab/><text:tab/></text:p>
          </table:table-cell>
        </table:table-row>
        <table:table-row table:style-name="ro1">
          <table:table-cell office:value-type="string">
            <text:p>VIRGIN MEDIA INC</text:p>
          </table:table-cell>
          <table:table-cell office:value-type="string">
            <text:p><text:s text:c="2"/>COM <text:s text:c="13"/>92769L101</text:p>
          </table:table-cell>
          <table:table-cell office:value-type="float" office:value="1809">
            <text:p>1809</text:p>
          </table:table-cell>
          <table:table-cell office:value-type="string">
            <text:p><text:s text:c="3"/>61477 <text:s text:c="2"/>SH <text:s text:c="9"/>SOLE <text:s text:c="14"/>61477 <text:s text:c="6"/>0 <text:s text:c="7"/>0<text:tab/><text:tab/></text:p>
          </table:table-cell>
        </table:table-row>
        <table:table-row table:style-name="ro1">
          <table:table-cell office:value-type="string">
            <text:p>VMWARE INC</text:p>
          </table:table-cell>
          <table:table-cell office:value-type="string">
            <text:p><text:s text:c="2"/>CL A COM <text:s text:c="8"/>928563402</text:p>
          </table:table-cell>
          <table:table-cell office:value-type="float" office:value="938">
            <text:p>938</text:p>
          </table:table-cell>
          <table:table-cell office:value-type="string">
            <text:p><text:s text:c="4"/>9692 <text:s text:c="2"/>SH <text:s text:c="9"/>SOLE <text:s text:c="15"/>9692 <text:s text:c="6"/>0 <text:s text:c="7"/>0<text:tab/><text:tab/></text:p>
          </table:table-cell>
        </table:table-row>
        <table:table-row table:style-name="ro1">
          <table:table-cell office:value-type="string">
            <text:p>VORNADO RLTY TR</text:p>
          </table:table-cell>
          <table:table-cell office:value-type="string">
            <text:p><text:s text:c="2"/>SH BEN INT <text:s text:c="6"/>929042109</text:p>
          </table:table-cell>
          <table:table-cell office:value-type="float" office:value="757">
            <text:p>757</text:p>
          </table:table-cell>
          <table:table-cell office:value-type="string">
            <text:p><text:s text:c="4"/>9344 <text:s text:c="2"/>SH <text:s text:c="9"/>SOLE <text:s text:c="15"/>9344 <text:s text:c="6"/>0 <text:s text:c="7"/>0<text:tab/><text:tab/></text:p>
          </table:table-cell>
        </table:table-row>
        <table:table-row table:style-name="ro1">
          <table:table-cell office:value-type="string">
            <text:p>VANTIV INC</text:p>
          </table:table-cell>
          <table:table-cell office:value-type="string">
            <text:p><text:s text:c="2"/>CL A <text:s text:c="12"/>92210H105</text:p>
          </table:table-cell>
          <table:table-cell office:value-type="float" office:value="459">
            <text:p>459</text:p>
          </table:table-cell>
          <table:table-cell office:value-type="string">
            <text:p><text:s text:c="3"/>21298 <text:s text:c="2"/>SH <text:s text:c="9"/>SOLE <text:s text:c="14"/>21298 <text:s text:c="6"/>0 <text:s text:c="7"/>0<text:tab/><text:tab/></text:p>
          </table:table-cell>
        </table:table-row>
        <table:table-row table:style-name="ro1">
          <table:table-cell office:value-type="string">
            <text:p>VOXX INTL CORP</text:p>
          </table:table-cell>
          <table:table-cell office:value-type="string">
            <text:p><text:s text:c="2"/>CL A <text:s text:c="12"/>91829F104</text:p>
          </table:table-cell>
          <table:table-cell office:value-type="float" office:value="152">
            <text:p>152</text:p>
          </table:table-cell>
          <table:table-cell office:value-type="string">
            <text:p><text:s text:c="3"/>20259 <text:s text:c="2"/>SH <text:s text:c="9"/>SOLE <text:s text:c="14"/>20259 <text:s text:c="6"/>0 <text:s text:c="7"/>0<text:tab/><text:tab/></text:p>
          </table:table-cell>
        </table:table-row>
        <table:table-row table:style-name="ro1">
          <table:table-cell office:value-type="string">
            <text:p>VIROPHARMA INC</text:p>
          </table:table-cell>
          <table:table-cell office:value-type="string">
            <text:p><text:s text:c="2"/>COM <text:s text:c="13"/>928241108</text:p>
          </table:table-cell>
          <table:table-cell office:value-type="float" office:value="501">
            <text:p>501</text:p>
          </table:table-cell>
          <table:table-cell office:value-type="string">
            <text:p><text:s text:c="3"/>16588 <text:s text:c="2"/>SH <text:s text:c="9"/>SOLE <text:s text:c="14"/>16588 <text:s text:c="6"/>0 <text:s text:c="7"/>0<text:tab/><text:tab/></text:p>
          </table:table-cell>
        </table:table-row>
        <table:table-row table:style-name="ro1">
          <table:table-cell office:value-type="string">
            <text:p>VISTAPRINT N V</text:p>
          </table:table-cell>
          <table:table-cell office:value-type="string">
            <text:p><text:s text:c="2"/>SHS <text:s text:c="13"/>N93540107</text:p>
          </table:table-cell>
          <table:table-cell office:value-type="float" office:value="211">
            <text:p>211</text:p>
          </table:table-cell>
          <table:table-cell office:value-type="string">
            <text:p><text:s text:c="4"/>6165 <text:s text:c="2"/>SH <text:s text:c="9"/>SOLE <text:s text:c="15"/>6165 <text:s text:c="6"/>0 <text:s text:c="7"/>0<text:tab/><text:tab/></text:p>
          </table:table-cell>
        </table:table-row>
        <table:table-row table:style-name="ro1">
          <table:table-cell office:value-type="string">
            <text:p>VERA BRADLEY INC</text:p>
          </table:table-cell>
          <table:table-cell office:value-type="string">
            <text:p><text:s text:c="2"/>COM <text:s text:c="13"/>92335C106</text:p>
          </table:table-cell>
          <table:table-cell office:value-type="float" office:value="472">
            <text:p>472</text:p>
          </table:table-cell>
          <table:table-cell office:value-type="string">
            <text:p><text:s text:c="3"/>19803 <text:s text:c="2"/>SH <text:s text:c="9"/>SOLE <text:s text:c="14"/>19803 <text:s text:c="6"/>0 <text:s text:c="7"/>0<text:tab/><text:tab/></text:p>
          </table:table-cell>
        </table:table-row>
        <table:table-row table:style-name="ro1">
          <table:table-cell office:value-type="string">
            <text:p>VIRTUS INVT PARTNERS INC</text:p>
          </table:table-cell>
          <table:table-cell office:value-type="string">
            <text:p><text:s text:c="2"/>COM <text:s text:c="13"/>92828Q109</text:p>
          </table:table-cell>
          <table:table-cell office:value-type="float" office:value="302">
            <text:p>302</text:p>
          </table:table-cell>
          <table:table-cell office:value-type="string">
            <text:p><text:s text:c="4"/>3515 <text:s text:c="2"/>SH <text:s text:c="9"/>SOLE <text:s text:c="15"/>3515 <text:s text:c="6"/>0 <text:s text:c="7"/>0<text:tab/><text:tab/></text:p>
          </table:table-cell>
        </table:table-row>
        <table:table-row table:style-name="ro1">
          <table:table-cell office:value-type="string">
            <text:p>VISHAY INTERTECHNOLOGY INC</text:p>
          </table:table-cell>
          <table:table-cell office:value-type="string">
            <text:p><text:s text:c="2"/>COM <text:s text:c="13"/>928298108</text:p>
          </table:table-cell>
          <table:table-cell office:value-type="float" office:value="384">
            <text:p>384</text:p>
          </table:table-cell>
          <table:table-cell office:value-type="string">
            <text:p><text:s text:c="3"/>39090 <text:s text:c="2"/>SH <text:s text:c="9"/>SOLE <text:s text:c="14"/>39090 <text:s text:c="6"/>0 <text:s text:c="7"/>0<text:tab/><text:tab/></text:p>
          </table:table-cell>
        </table:table-row>
        <table:table-row table:style-name="ro1">
          <table:table-cell office:value-type="string">
            <text:p>VITRAN CORP INC</text:p>
          </table:table-cell>
          <table:table-cell office:value-type="string">
            <text:p><text:s text:c="2"/>COM <text:s text:c="13"/>92850E107</text:p>
          </table:table-cell>
          <table:table-cell office:value-type="float" office:value="311">
            <text:p>311</text:p>
          </table:table-cell>
          <table:table-cell office:value-type="string">
            <text:p><text:s text:c="3"/>52700 <text:s text:c="2"/>SH <text:s text:c="9"/>SOLE <text:s text:c="14"/>52700 <text:s text:c="6"/>0 <text:s text:c="7"/>0<text:tab/><text:tab/></text:p>
          </table:table-cell>
        </table:table-row>
        <table:table-row table:style-name="ro1">
          <table:table-cell office:value-type="string">
            <text:p>WABTEC CORP</text:p>
          </table:table-cell>
          <table:table-cell office:value-type="string">
            <text:p><text:s text:c="2"/>COM <text:s text:c="13"/>929740108</text:p>
          </table:table-cell>
          <table:table-cell office:value-type="float" office:value="290">
            <text:p>290</text:p>
          </table:table-cell>
          <table:table-cell office:value-type="string">
            <text:p><text:s text:c="4"/>3617 <text:s text:c="2"/>SH <text:s text:c="9"/>SOLE <text:s text:c="15"/>3617 <text:s text:c="6"/>0 <text:s text:c="7"/>0<text:tab/><text:tab/></text:p>
          </table:table-cell>
        </table:table-row>
        <table:table-row table:style-name="ro1">
          <table:table-cell office:value-type="string">
            <text:p>WATERS CORP</text:p>
          </table:table-cell>
          <table:table-cell office:value-type="string">
            <text:p><text:s text:c="2"/>COM <text:s text:c="13"/>941848103</text:p>
          </table:table-cell>
          <table:table-cell office:value-type="float" office:value="329">
            <text:p>329</text:p>
          </table:table-cell>
          <table:table-cell office:value-type="string">
            <text:p><text:s text:c="4"/>3945 <text:s text:c="2"/>SH <text:s text:c="9"/>SOLE <text:s text:c="15"/>3945 <text:s text:c="6"/>0 <text:s text:c="7"/>0<text:tab/><text:tab/></text:p>
          </table:table-cell>
        </table:table-row>
        <table:table-row table:style-name="ro1">
          <table:table-cell office:value-type="string">
            <text:p>WESCO INTL INC</text:p>
          </table:table-cell>
          <table:table-cell office:value-type="string">
            <text:p><text:s text:c="2"/>COM <text:s text:c="13"/>95082P105</text:p>
          </table:table-cell>
          <table:table-cell office:value-type="float" office:value="932">
            <text:p>932</text:p>
          </table:table-cell>
          <table:table-cell office:value-type="string">
            <text:p><text:s text:c="3"/>16293 <text:s text:c="2"/>SH <text:s text:c="9"/>SOLE <text:s text:c="14"/>16293 <text:s text:c="6"/>0 <text:s text:c="7"/>0<text:tab/><text:tab/></text:p>
          </table:table-cell>
        </table:table-row>
        <table:table-row table:style-name="ro1">
          <table:table-cell office:value-type="string">
            <text:p>WASTE CONNECTIONS INC</text:p>
          </table:table-cell>
          <table:table-cell office:value-type="string">
            <text:p><text:s text:c="2"/>COM <text:s text:c="13"/>941053100</text:p>
          </table:table-cell>
          <table:table-cell office:value-type="float" office:value="1092">
            <text:p>1092</text:p>
          </table:table-cell>
          <table:table-cell office:value-type="string">
            <text:p><text:s text:c="3"/>36106 <text:s text:c="2"/>SH <text:s text:c="9"/>SOLE <text:s text:c="14"/>36106 <text:s text:c="6"/>0 <text:s text:c="7"/>0<text:tab/><text:tab/></text:p>
          </table:table-cell>
        </table:table-row>
        <table:table-row table:style-name="ro1">
          <table:table-cell office:value-type="string">
            <text:p>WARNER CHILCOTT PLC IRELAND</text:p>
          </table:table-cell>
          <table:table-cell office:value-type="string">
            <text:p><text:s text:c="2"/>SHS A <text:s text:c="11"/>G94368100</text:p>
          </table:table-cell>
          <table:table-cell office:value-type="float" office:value="920">
            <text:p>920</text:p>
          </table:table-cell>
          <table:table-cell office:value-type="string">
            <text:p><text:s text:c="3"/>68143 <text:s text:c="2"/>SH <text:s text:c="9"/>SOLE <text:s text:c="14"/>68143 <text:s text:c="6"/>0 <text:s text:c="7"/>0<text:tab/><text:tab/></text:p>
          </table:table-cell>
        </table:table-row>
        <table:table-row table:style-name="ro1">
          <table:table-cell office:value-type="string">
            <text:p>WELLS FARGO &amp; CO NEW</text:p>
          </table:table-cell>
          <table:table-cell office:value-type="string">
            <text:p><text:s text:c="2"/>COM <text:s text:c="13"/>949746101</text:p>
          </table:table-cell>
          <table:table-cell office:value-type="float" office:value="1206">
            <text:p>1206</text:p>
          </table:table-cell>
          <table:table-cell office:value-type="string">
            <text:p><text:s text:c="3"/>34930 <text:s text:c="2"/>SH <text:s text:c="9"/>SOLE <text:s text:c="14"/>34930 <text:s text:c="6"/>0 <text:s text:c="7"/>0<text:tab/><text:tab/></text:p>
          </table:table-cell>
        </table:table-row>
        <table:table-row table:style-name="ro1">
          <table:table-cell office:value-type="string">
            <text:p>WILLBROS GROUP INC DEL</text:p>
          </table:table-cell>
          <table:table-cell office:value-type="string">
            <text:p><text:s text:c="2"/>COM <text:s text:c="13"/>969203108</text:p>
          </table:table-cell>
          <table:table-cell office:value-type="float" office:value="225">
            <text:p>225</text:p>
          </table:table-cell>
          <table:table-cell office:value-type="string">
            <text:p><text:s text:c="3"/>41922 <text:s text:c="2"/>SH <text:s text:c="9"/>SOLE <text:s text:c="14"/>41922 <text:s text:c="6"/>0 <text:s text:c="7"/>0<text:tab/><text:tab/></text:p>
          </table:table-cell>
        </table:table-row>
        <table:table-row table:style-name="ro1">
          <table:table-cell office:value-type="string">
            <text:p>WGL HLDGS INC</text:p>
          </table:table-cell>
          <table:table-cell office:value-type="string">
            <text:p><text:s text:c="2"/>COM <text:s text:c="13"/>92924F106</text:p>
          </table:table-cell>
          <table:table-cell office:value-type="float" office:value="295">
            <text:p>295</text:p>
          </table:table-cell>
          <table:table-cell office:value-type="string">
            <text:p><text:s text:c="4"/>7340 <text:s text:c="2"/>SH <text:s text:c="9"/>SOLE <text:s text:c="15"/>7340 <text:s text:c="6"/>0 <text:s text:c="7"/>0<text:tab/><text:tab/></text:p>
          </table:table-cell>
        </table:table-row>
        <table:table-row table:style-name="ro1">
          <table:table-cell office:value-type="string">
            <text:p>WHITING USA TR I</text:p>
          </table:table-cell>
          <table:table-cell office:value-type="string">
            <text:p><text:s text:c="2"/>TR UNIT <text:s text:c="9"/>966389108</text:p>
          </table:table-cell>
          <table:table-cell office:value-type="float" office:value="109">
            <text:p>109</text:p>
          </table:table-cell>
          <table:table-cell office:value-type="string">
            <text:p><text:s text:c="3"/>15652 <text:s text:c="2"/>SH <text:s text:c="9"/>SOLE <text:s text:c="14"/>15652 <text:s text:c="6"/>0 <text:s text:c="7"/>0<text:tab/><text:tab/></text:p>
          </table:table-cell>
        </table:table-row>
        <table:table-row table:style-name="ro1">
          <table:table-cell office:value-type="string">
            <text:p>WILSHIRE BANCORP INC</text:p>
          </table:table-cell>
          <table:table-cell office:value-type="string">
            <text:p><text:s text:c="2"/>COM <text:s text:c="13"/>97186T108</text:p>
          </table:table-cell>
          <table:table-cell office:value-type="float" office:value="247">
            <text:p>247</text:p>
          </table:table-cell>
          <table:table-cell office:value-type="string">
            <text:p><text:s text:c="3"/>39138 <text:s text:c="2"/>SH <text:s text:c="9"/>SOLE <text:s text:c="14"/>39138 <text:s text:c="6"/>0 <text:s text:c="7"/>0<text:tab/><text:tab/></text:p>
          </table:table-cell>
        </table:table-row>
        <table:table-row table:style-name="ro1">
          <table:table-cell office:value-type="string">
            <text:p>BOINGO WIRELESS INC</text:p>
          </table:table-cell>
          <table:table-cell office:value-type="string">
            <text:p><text:s text:c="2"/>COM <text:s text:c="13"/>09739C102</text:p>
          </table:table-cell>
          <table:table-cell office:value-type="float" office:value="121">
            <text:p>121</text:p>
          </table:table-cell>
          <table:table-cell office:value-type="string">
            <text:p><text:s text:c="3"/>15300 <text:s text:c="2"/>SH <text:s text:c="9"/>SOLE <text:s text:c="14"/>15300 <text:s text:c="6"/>0 <text:s text:c="7"/>0<text:tab/><text:tab/></text:p>
          </table:table-cell>
        </table:table-row>
        <table:table-row table:style-name="ro1">
          <table:table-cell office:value-type="string">
            <text:p>WINDSTREAM CORP</text:p>
          </table:table-cell>
          <table:table-cell office:value-type="string">
            <text:p><text:s text:c="2"/>COM <text:s text:c="13"/>97381W104</text:p>
          </table:table-cell>
          <table:table-cell office:value-type="float" office:value="229">
            <text:p>229</text:p>
          </table:table-cell>
          <table:table-cell office:value-type="string">
            <text:p><text:s text:c="3"/>22681 <text:s text:c="2"/>SH <text:s text:c="9"/>SOLE <text:s text:c="14"/>22681 <text:s text:c="6"/>0 <text:s text:c="7"/>0<text:tab/><text:tab/></text:p>
          </table:table-cell>
        </table:table-row>
        <table:table-row table:style-name="ro1">
          <table:table-cell office:value-type="string">
            <text:p>ENCORE WIRE CORP</text:p>
          </table:table-cell>
          <table:table-cell office:value-type="string">
            <text:p><text:s text:c="2"/>COM <text:s text:c="13"/>292562105</text:p>
          </table:table-cell>
          <table:table-cell office:value-type="float" office:value="237">
            <text:p>237</text:p>
          </table:table-cell>
          <table:table-cell office:value-type="string">
            <text:p><text:s text:c="4"/>8114 <text:s text:c="2"/>SH <text:s text:c="9"/>SOLE <text:s text:c="15"/>8114 <text:s text:c="6"/>0 <text:s text:c="7"/>0<text:tab/><text:tab/></text:p>
          </table:table-cell>
        </table:table-row>
        <table:table-row table:style-name="ro1">
          <table:table-cell office:value-type="string">
            <text:p>WILLIS LEASE FINANCE CORP</text:p>
          </table:table-cell>
          <table:table-cell office:value-type="string">
            <text:p><text:s text:c="2"/>COM <text:s text:c="13"/>970646105</text:p>
          </table:table-cell>
          <table:table-cell office:value-type="float" office:value="125">
            <text:p>125</text:p>
          </table:table-cell>
          <table:table-cell office:value-type="string">
            <text:p><text:s text:c="3"/>10100 <text:s text:c="2"/>SH <text:s text:c="9"/>SOLE <text:s text:c="14"/>10100 <text:s text:c="6"/>0 <text:s text:c="7"/>0<text:tab/><text:tab/></text:p>
          </table:table-cell>
        </table:table-row>
        <table:table-row table:style-name="ro1">
          <table:table-cell office:value-type="string">
            <text:p>WHITING PETE CORP NEW</text:p>
          </table:table-cell>
          <table:table-cell office:value-type="string">
            <text:p><text:s text:c="2"/>COM <text:s text:c="13"/>966387102</text:p>
          </table:table-cell>
          <table:table-cell office:value-type="float" office:value="480">
            <text:p>480</text:p>
          </table:table-cell>
          <table:table-cell office:value-type="string">
            <text:p><text:s text:c="3"/>10125 <text:s text:c="2"/>SH <text:s text:c="9"/>SOLE <text:s text:c="14"/>10125 <text:s text:c="6"/>0 <text:s text:c="7"/>0<text:tab/><text:tab/></text:p>
          </table:table-cell>
        </table:table-row>
        <table:table-row table:style-name="ro1">
          <table:table-cell office:value-type="string">
            <text:p>WELLPOINT INC</text:p>
          </table:table-cell>
          <table:table-cell office:value-type="string">
            <text:p><text:s text:c="2"/>COM <text:s text:c="13"/>94973V107</text:p>
          </table:table-cell>
          <table:table-cell office:value-type="float" office:value="1368">
            <text:p>1368</text:p>
          </table:table-cell>
          <table:table-cell office:value-type="string">
            <text:p><text:s text:c="3"/>23583 <text:s text:c="2"/>SH <text:s text:c="9"/>SOLE <text:s text:c="14"/>23583 <text:s text:c="6"/>0 <text:s text:c="7"/>0<text:tab/><text:tab/></text:p>
          </table:table-cell>
        </table:table-row>
        <table:table-row table:style-name="ro1">
          <table:table-cell office:value-type="string">
            <text:p>WASTE MGMT INC DEL</text:p>
          </table:table-cell>
          <table:table-cell office:value-type="string">
            <text:p><text:s text:c="2"/>COM <text:s text:c="13"/>94106L109</text:p>
          </table:table-cell>
          <table:table-cell office:value-type="float" office:value="357">
            <text:p>357</text:p>
          </table:table-cell>
          <table:table-cell office:value-type="string">
            <text:p><text:s text:c="3"/>11136 <text:s text:c="2"/>SH <text:s text:c="9"/>SOLE <text:s text:c="14"/>11136 <text:s text:c="6"/>0 <text:s text:c="7"/>0<text:tab/><text:tab/></text:p>
          </table:table-cell>
        </table:table-row>
        <table:table-row table:style-name="ro1">
          <table:table-cell office:value-type="string">
            <text:p>WEST MARINE INC</text:p>
          </table:table-cell>
          <table:table-cell office:value-type="string">
            <text:p><text:s text:c="2"/>COM <text:s text:c="13"/>954235107</text:p>
          </table:table-cell>
          <table:table-cell office:value-type="float" office:value="264">
            <text:p>264</text:p>
          </table:table-cell>
          <table:table-cell office:value-type="string">
            <text:p><text:s text:c="3"/>24839 <text:s text:c="2"/>SH <text:s text:c="9"/>SOLE <text:s text:c="14"/>24839 <text:s text:c="6"/>0 <text:s text:c="7"/>0<text:tab/><text:tab/></text:p>
          </table:table-cell>
        </table:table-row>
        <table:table-row table:style-name="ro1">
          <table:table-cell office:value-type="string">
            <text:p>WILLIAMS COS INC DEL</text:p>
          </table:table-cell>
          <table:table-cell office:value-type="string">
            <text:p><text:s text:c="2"/>COM <text:s text:c="13"/>969457100</text:p>
          </table:table-cell>
          <table:table-cell office:value-type="float" office:value="414">
            <text:p>414</text:p>
          </table:table-cell>
          <table:table-cell office:value-type="string">
            <text:p><text:s text:c="3"/>11829 <text:s text:c="2"/>SH <text:s text:c="9"/>SOLE <text:s text:c="14"/>11829 <text:s text:c="6"/>0 <text:s text:c="7"/>0<text:tab/><text:tab/></text:p>
          </table:table-cell>
        </table:table-row>
        <table:table-row table:style-name="ro1">
          <table:table-cell office:value-type="string">
            <text:p>WRIGHT MED GROUP INC</text:p>
          </table:table-cell>
          <table:table-cell office:value-type="string">
            <text:p><text:s text:c="2"/>COM <text:s text:c="13"/>98235T107</text:p>
          </table:table-cell>
          <table:table-cell office:value-type="float" office:value="411">
            <text:p>411</text:p>
          </table:table-cell>
          <table:table-cell office:value-type="string">
            <text:p><text:s text:c="3"/>18600 <text:s text:c="2"/>SH <text:s text:c="9"/>SOLE <text:s text:c="14"/>18600 <text:s text:c="6"/>0 <text:s text:c="7"/>0<text:tab/><text:tab/></text:p>
          </table:table-cell>
        </table:table-row>
        <table:table-row table:style-name="ro1">
          <table:table-cell office:value-type="string">
            <text:p>WAL-MART STORES INC</text:p>
          </table:table-cell>
          <table:table-cell office:value-type="string">
            <text:p><text:s text:c="2"/>COM <text:s text:c="13"/>931142103</text:p>
          </table:table-cell>
          <table:table-cell office:value-type="float" office:value="352">
            <text:p>352</text:p>
          </table:table-cell>
          <table:table-cell office:value-type="string">
            <text:p><text:s text:c="4"/>4771 <text:s text:c="2"/>SH <text:s text:c="9"/>SOLE <text:s text:c="15"/>4771 <text:s text:c="6"/>0 <text:s text:c="7"/>0<text:tab/><text:tab/></text:p>
          </table:table-cell>
        </table:table-row>
        <table:table-row table:style-name="ro1">
          <table:table-cell office:value-type="string">
            <text:p>WABASH NATL CORP</text:p>
          </table:table-cell>
          <table:table-cell office:value-type="string">
            <text:p><text:s text:c="2"/>COM <text:s text:c="13"/>929566107</text:p>
          </table:table-cell>
          <table:table-cell office:value-type="float" office:value="286">
            <text:p>286</text:p>
          </table:table-cell>
          <table:table-cell office:value-type="string">
            <text:p><text:s text:c="3"/>40181 <text:s text:c="2"/>SH <text:s text:c="9"/>SOLE <text:s text:c="14"/>40181 <text:s text:c="6"/>0 <text:s text:c="7"/>0<text:tab/><text:tab/></text:p>
          </table:table-cell>
        </table:table-row>
        <table:table-row table:style-name="ro1">
          <table:table-cell office:value-type="string">
            <text:p>WESTERN REFNG INC</text:p>
          </table:table-cell>
          <table:table-cell office:value-type="string">
            <text:p><text:s text:c="2"/>COM <text:s text:c="13"/>959319104</text:p>
          </table:table-cell>
          <table:table-cell office:value-type="float" office:value="2230">
            <text:p>2230</text:p>
          </table:table-cell>
          <table:table-cell office:value-type="string">
            <text:p><text:s text:c="3"/>85182 <text:s text:c="2"/>SH <text:s text:c="9"/>SOLE <text:s text:c="14"/>85182 <text:s text:c="6"/>0 <text:s text:c="7"/>0<text:tab/><text:tab/></text:p>
          </table:table-cell>
        </table:table-row>
        <table:table-row table:style-name="ro1">
          <table:table-cell office:value-type="string">
            <text:p>WATSON PHARMACEUTICALS INC</text:p>
          </table:table-cell>
          <table:table-cell office:value-type="string">
            <text:p><text:s text:c="2"/>COM <text:s text:c="13"/>942683103</text:p>
          </table:table-cell>
          <table:table-cell office:value-type="float" office:value="891">
            <text:p>891</text:p>
          </table:table-cell>
          <table:table-cell office:value-type="string">
            <text:p><text:s text:c="3"/>10465 <text:s text:c="2"/>SH <text:s text:c="9"/>SOLE <text:s text:c="14"/>10465 <text:s text:c="6"/>0 <text:s text:c="7"/>0<text:tab/><text:tab/></text:p>
          </table:table-cell>
        </table:table-row>
        <table:table-row table:style-name="ro1">
          <table:table-cell office:value-type="string">
            <text:p>WASHINGTON POST CO</text:p>
          </table:table-cell>
          <table:table-cell office:value-type="string">
            <text:p><text:s text:c="2"/>CL B <text:s text:c="12"/>939640108</text:p>
          </table:table-cell>
          <table:table-cell office:value-type="float" office:value="408">
            <text:p>408</text:p>
          </table:table-cell>
          <table:table-cell office:value-type="string">
            <text:p><text:s text:c="4"/>1124 <text:s text:c="2"/>SH <text:s text:c="9"/>SOLE <text:s text:c="15"/>1124 <text:s text:c="6"/>0 <text:s text:c="7"/>0<text:tab/><text:tab/></text:p>
          </table:table-cell>
        </table:table-row>
        <table:table-row table:style-name="ro1">
          <table:table-cell office:value-type="string">
            <text:p>WILLIAMS PARTNERS L P</text:p>
          </table:table-cell>
          <table:table-cell office:value-type="string">
            <text:p><text:s text:c="2"/>COM UNIT L P <text:s text:c="4"/>96950F104</text:p>
          </table:table-cell>
          <table:table-cell office:value-type="float" office:value="359">
            <text:p>359</text:p>
          </table:table-cell>
          <table:table-cell office:value-type="string">
            <text:p><text:s text:c="4"/>6564 <text:s text:c="2"/>SH <text:s text:c="9"/>SOLE <text:s text:c="15"/>6564 <text:s text:c="6"/>0 <text:s text:c="7"/>0<text:tab/><text:tab/></text:p>
          </table:table-cell>
        </table:table-row>
        <table:table-row table:style-name="ro1">
          <table:table-cell office:value-type="string">
            <text:p>BERKLEY W R CORP</text:p>
          </table:table-cell>
          <table:table-cell office:value-type="string">
            <text:p><text:s text:c="2"/>COM <text:s text:c="13"/>084423102</text:p>
          </table:table-cell>
          <table:table-cell office:value-type="float" office:value="320">
            <text:p>320</text:p>
          </table:table-cell>
          <table:table-cell office:value-type="string">
            <text:p><text:s text:c="4"/>8531 <text:s text:c="2"/>SH <text:s text:c="9"/>SOLE <text:s text:c="15"/>8531 <text:s text:c="6"/>0 <text:s text:c="7"/>0<text:tab/><text:tab/></text:p>
          </table:table-cell>
        </table:table-row>
        <table:table-row table:style-name="ro1">
          <table:table-cell office:value-type="string">
            <text:p>WARREN RES INC</text:p>
          </table:table-cell>
          <table:table-cell office:value-type="string">
            <text:p><text:s text:c="2"/>COM <text:s text:c="13"/>93564A100</text:p>
          </table:table-cell>
          <table:table-cell office:value-type="float" office:value="72">
            <text:p>72</text:p>
          </table:table-cell>
          <table:table-cell office:value-type="string">
            <text:p><text:s text:c="3"/>23554 <text:s text:c="2"/>SH <text:s text:c="9"/>SOLE <text:s text:c="14"/>23554 <text:s text:c="6"/>0 <text:s text:c="7"/>0<text:tab/><text:tab/></text:p>
          </table:table-cell>
        </table:table-row>
        <table:table-row table:style-name="ro1">
          <table:table-cell office:value-type="string">
            <text:p>WEINGARTEN RLTY INVS</text:p>
          </table:table-cell>
          <table:table-cell office:value-type="string">
            <text:p><text:s text:c="2"/>SH BEN INT <text:s text:c="6"/>948741103</text:p>
          </table:table-cell>
          <table:table-cell office:value-type="float" office:value="814">
            <text:p>814</text:p>
          </table:table-cell>
          <table:table-cell office:value-type="string">
            <text:p><text:s text:c="3"/>28966 <text:s text:c="2"/>SH <text:s text:c="9"/>SOLE <text:s text:c="14"/>28966 <text:s text:c="6"/>0 <text:s text:c="7"/>0<text:tab/><text:tab/></text:p>
          </table:table-cell>
        </table:table-row>
        <table:table-row table:style-name="ro1">
          <table:table-cell office:value-type="string">
            <text:p>WORLD ACCEP CORP DEL</text:p>
          </table:table-cell>
          <table:table-cell office:value-type="string">
            <text:p><text:s text:c="2"/>COM <text:s text:c="13"/>981419104</text:p>
          </table:table-cell>
          <table:table-cell office:value-type="float" office:value="419">
            <text:p>419</text:p>
          </table:table-cell>
          <table:table-cell office:value-type="string">
            <text:p><text:s text:c="4"/>6211 <text:s text:c="2"/>SH <text:s text:c="9"/>SOLE <text:s text:c="15"/>6211 <text:s text:c="6"/>0 <text:s text:c="7"/>0<text:tab/><text:tab/></text:p>
          </table:table-cell>
        </table:table-row>
        <table:table-row table:style-name="ro1">
          <table:table-cell office:value-type="string">
            <text:p>TELULAR CORP</text:p>
          </table:table-cell>
          <table:table-cell office:value-type="string">
            <text:p><text:s text:c="2"/>COM NEW <text:s text:c="9"/>87970T208</text:p>
          </table:table-cell>
          <table:table-cell office:value-type="float" office:value="646">
            <text:p>646</text:p>
          </table:table-cell>
          <table:table-cell office:value-type="string">
            <text:p><text:s text:c="3"/>65259 <text:s text:c="2"/>SH <text:s text:c="9"/>SOLE <text:s text:c="14"/>65259 <text:s text:c="6"/>0 <text:s text:c="7"/>0<text:tab/><text:tab/></text:p>
          </table:table-cell>
        </table:table-row>
        <table:table-row table:style-name="ro1">
          <table:table-cell office:value-type="string">
            <text:p>AQUA AMERICA INC</text:p>
          </table:table-cell>
          <table:table-cell office:value-type="string">
            <text:p><text:s text:c="2"/>COM <text:s text:c="13"/>03836W103</text:p>
          </table:table-cell>
          <table:table-cell office:value-type="float" office:value="220">
            <text:p>220</text:p>
          </table:table-cell>
          <table:table-cell office:value-type="string">
            <text:p><text:s text:c="4"/>8900 <text:s text:c="2"/>SH <text:s text:c="9"/>SOLE <text:s text:c="15"/>8900 <text:s text:c="6"/>0 <text:s text:c="7"/>0<text:tab/><text:tab/></text:p>
          </table:table-cell>
        </table:table-row>
        <table:table-row table:style-name="ro1">
          <table:table-cell office:value-type="string">
            <text:p>WEIGHT WATCHERS INTL INC NE</text:p>
          </table:table-cell>
          <table:table-cell office:value-type="string">
            <text:p><text:s text:c="2"/>COM <text:s text:c="13"/>948626106</text:p>
          </table:table-cell>
          <table:table-cell office:value-type="float" office:value="368">
            <text:p>368</text:p>
          </table:table-cell>
          <table:table-cell office:value-type="string">
            <text:p><text:s text:c="4"/>6968 <text:s text:c="2"/>SH <text:s text:c="9"/>SOLE <text:s text:c="15"/>6968 <text:s text:c="6"/>0 <text:s text:c="7"/>0<text:tab/><text:tab/></text:p>
          </table:table-cell>
        </table:table-row>
        <table:table-row table:style-name="ro1">
          <table:table-cell office:value-type="string">
            <text:p>WOODWARD INC</text:p>
          </table:table-cell>
          <table:table-cell office:value-type="string">
            <text:p><text:s text:c="2"/>COM <text:s text:c="13"/>980745103</text:p>
          </table:table-cell>
          <table:table-cell office:value-type="float" office:value="237">
            <text:p>237</text:p>
          </table:table-cell>
          <table:table-cell office:value-type="string">
            <text:p><text:s text:c="4"/>6980 <text:s text:c="2"/>SH <text:s text:c="9"/>SOLE <text:s text:c="15"/>6980 <text:s text:c="6"/>0 <text:s text:c="7"/>0<text:tab/><text:tab/></text:p>
          </table:table-cell>
        </table:table-row>
        <table:table-row table:style-name="ro1">
          <table:table-cell office:value-type="string">
            <text:p>WORLD WRESTLING ENTMT INC</text:p>
          </table:table-cell>
          <table:table-cell office:value-type="string">
            <text:p><text:s text:c="2"/>CL A <text:s text:c="12"/>98156Q108</text:p>
          </table:table-cell>
          <table:table-cell office:value-type="float" office:value="292">
            <text:p>292</text:p>
          </table:table-cell>
          <table:table-cell office:value-type="string">
            <text:p><text:s text:c="3"/>36296 <text:s text:c="2"/>SH <text:s text:c="9"/>SOLE <text:s text:c="14"/>36296 <text:s text:c="6"/>0 <text:s text:c="7"/>0<text:tab/><text:tab/></text:p>
          </table:table-cell>
        </table:table-row>
        <table:table-row table:style-name="ro1">
          <table:table-cell office:value-type="string">
            <text:p>WUXI PHARMATECH CAYMAN INC</text:p>
          </table:table-cell>
          <table:table-cell office:value-type="string">
            <text:p><text:s text:c="2"/>SPONS ADR SHS <text:s text:c="3"/>929352102</text:p>
          </table:table-cell>
          <table:table-cell office:value-type="float" office:value="491">
            <text:p>491</text:p>
          </table:table-cell>
          <table:table-cell office:value-type="string">
            <text:p><text:s text:c="3"/>32864 <text:s text:c="2"/>SH <text:s text:c="9"/>SOLE <text:s text:c="14"/>32864 <text:s text:c="6"/>0 <text:s text:c="7"/>0<text:tab/><text:tab/></text:p>
          </table:table-cell>
        </table:table-row>
        <table:table-row table:style-name="ro1">
          <table:table-cell office:value-type="string">
            <text:p>WEYERHAEUSER CO</text:p>
          </table:table-cell>
          <table:table-cell office:value-type="string">
            <text:p><text:s text:c="2"/>COM <text:s text:c="13"/>962166104</text:p>
          </table:table-cell>
          <table:table-cell office:value-type="float" office:value="413">
            <text:p>413</text:p>
          </table:table-cell>
          <table:table-cell office:value-type="string">
            <text:p><text:s text:c="3"/>15804 <text:s text:c="2"/>SH <text:s text:c="9"/>SOLE <text:s text:c="14"/>15804 <text:s text:c="6"/>0 <text:s text:c="7"/>0<text:tab/><text:tab/></text:p>
          </table:table-cell>
        </table:table-row>
        <table:table-row table:style-name="ro1">
          <table:table-cell office:value-type="string">
            <text:p>WYNDHAM WORLDWIDE CORP</text:p>
          </table:table-cell>
          <table:table-cell office:value-type="string">
            <text:p><text:s text:c="2"/>COM <text:s text:c="13"/>98310W108</text:p>
          </table:table-cell>
          <table:table-cell office:value-type="float" office:value="200">
            <text:p>200</text:p>
          </table:table-cell>
          <table:table-cell office:value-type="string">
            <text:p><text:s text:c="4"/>3818 <text:s text:c="2"/>SH <text:s text:c="9"/>SOLE <text:s text:c="15"/>3818 <text:s text:c="6"/>0 <text:s text:c="7"/>0<text:tab/><text:tab/></text:p>
          </table:table-cell>
        </table:table-row>
        <table:table-row table:style-name="ro1">
          <table:table-cell office:value-type="string">
            <text:p>EXCO RESOURCES INC</text:p>
          </table:table-cell>
          <table:table-cell office:value-type="string">
            <text:p><text:s text:c="2"/>COM <text:s text:c="13"/>269279402</text:p>
          </table:table-cell>
          <table:table-cell office:value-type="float" office:value="104">
            <text:p>104</text:p>
          </table:table-cell>
          <table:table-cell office:value-type="string">
            <text:p><text:s text:c="3"/>12990 <text:s text:c="2"/>SH <text:s text:c="9"/>SOLE <text:s text:c="14"/>12990 <text:s text:c="6"/>0 <text:s text:c="7"/>0<text:tab/><text:tab/></text:p>
          </table:table-cell>
        </table:table-row>
        <table:table-row table:style-name="ro1">
          <table:table-cell office:value-type="string">
            <text:p>CIMAREX ENERGY CO</text:p>
          </table:table-cell>
          <table:table-cell office:value-type="string">
            <text:p><text:s text:c="2"/>COM <text:s text:c="13"/>171798101</text:p>
          </table:table-cell>
          <table:table-cell office:value-type="float" office:value="576">
            <text:p>576</text:p>
          </table:table-cell>
          <table:table-cell office:value-type="string">
            <text:p><text:s text:c="4"/>9839 <text:s text:c="2"/>SH <text:s text:c="9"/>SOLE <text:s text:c="15"/>9839 <text:s text:c="6"/>0 <text:s text:c="7"/>0<text:tab/><text:tab/></text:p>
          </table:table-cell>
        </table:table-row>
        <table:table-row table:style-name="ro1">
          <table:table-cell office:value-type="string">
            <text:p>XCEL ENERGY INC</text:p>
          </table:table-cell>
          <table:table-cell office:value-type="string">
            <text:p><text:s text:c="2"/>COM <text:s text:c="13"/>98389B100</text:p>
          </table:table-cell>
          <table:table-cell office:value-type="float" office:value="614">
            <text:p>614</text:p>
          </table:table-cell>
          <table:table-cell office:value-type="string">
            <text:p><text:s text:c="3"/>22141 <text:s text:c="2"/>SH <text:s text:c="9"/>SOLE <text:s text:c="14"/>22141 <text:s text:c="6"/>0 <text:s text:c="7"/>0<text:tab/><text:tab/></text:p>
          </table:table-cell>
        </table:table-row>
        <table:table-row table:style-name="ro1">
          <table:table-cell office:value-type="string">
            <text:p>EXIDE TECHNOLOGIES</text:p>
          </table:table-cell>
          <table:table-cell office:value-type="string">
            <text:p><text:s text:c="2"/>COM NEW <text:s text:c="9"/>302051206</text:p>
          </table:table-cell>
          <table:table-cell office:value-type="float" office:value="263">
            <text:p>263</text:p>
          </table:table-cell>
          <table:table-cell office:value-type="string">
            <text:p><text:s text:c="3"/>84773 <text:s text:c="2"/>SH <text:s text:c="9"/>SOLE <text:s text:c="14"/>84773 <text:s text:c="6"/>0 <text:s text:c="7"/>0<text:tab/><text:tab/></text:p>
          </table:table-cell>
        </table:table-row>
        <table:table-row table:style-name="ro1">
          <table:table-cell office:value-type="string">
            <text:p>XINYUAN REAL ESTATE CO LTD</text:p>
          </table:table-cell>
          <table:table-cell office:value-type="string">
            <text:p><text:s text:c="2"/>SPONS ADR <text:s text:c="7"/>98417P105</text:p>
          </table:table-cell>
          <table:table-cell office:value-type="float" office:value="321">
            <text:p>321</text:p>
          </table:table-cell>
          <table:table-cell office:value-type="string">
            <text:p><text:s text:c="2"/>112601 <text:s text:c="2"/>SH <text:s text:c="9"/>SOLE <text:s text:c="13"/>112601 <text:s text:c="6"/>0 <text:s text:c="7"/>0<text:tab/><text:tab/></text:p>
          </table:table-cell>
        </table:table-row>
        <table:table-row table:style-name="ro1">
          <table:table-cell office:value-type="string">
            <text:p>XILINX INC</text:p>
          </table:table-cell>
          <table:table-cell office:value-type="string">
            <text:p><text:s text:c="2"/>COM <text:s text:c="13"/>983919101</text:p>
          </table:table-cell>
          <table:table-cell office:value-type="float" office:value="367">
            <text:p>367</text:p>
          </table:table-cell>
          <table:table-cell office:value-type="string">
            <text:p><text:s text:c="3"/>10974 <text:s text:c="2"/>SH <text:s text:c="9"/>SOLE <text:s text:c="14"/>10974 <text:s text:c="6"/>0 <text:s text:c="7"/>0<text:tab/><text:tab/></text:p>
          </table:table-cell>
        </table:table-row>
        <table:table-row table:style-name="ro1">
          <table:table-cell office:value-type="string">
            <text:p>EXELIS INC</text:p>
          </table:table-cell>
          <table:table-cell office:value-type="string">
            <text:p><text:s text:c="2"/>COM <text:s text:c="13"/>30162A108</text:p>
          </table:table-cell>
          <table:table-cell office:value-type="float" office:value="499">
            <text:p>499</text:p>
          </table:table-cell>
          <table:table-cell office:value-type="string">
            <text:p><text:s text:c="3"/>48264 <text:s text:c="2"/>SH <text:s text:c="9"/>SOLE <text:s text:c="14"/>48264 <text:s text:c="6"/>0 <text:s text:c="7"/>0<text:tab/><text:tab/></text:p>
          </table:table-cell>
        </table:table-row>
        <table:table-row table:style-name="ro1">
          <table:table-cell office:value-type="string">
            <text:p>XO GROUP INC</text:p>
          </table:table-cell>
          <table:table-cell office:value-type="string">
            <text:p><text:s text:c="2"/>COM <text:s text:c="13"/>983772104</text:p>
          </table:table-cell>
          <table:table-cell office:value-type="float" office:value="169">
            <text:p>169</text:p>
          </table:table-cell>
          <table:table-cell office:value-type="string">
            <text:p><text:s text:c="3"/>20180 <text:s text:c="2"/>SH <text:s text:c="9"/>SOLE <text:s text:c="14"/>20180 <text:s text:c="6"/>0 <text:s text:c="7"/>0<text:tab/><text:tab/></text:p>
          </table:table-cell>
        </table:table-row>
        <table:table-row table:style-name="ro1">
          <table:table-cell office:value-type="string">
            <text:p>XERIUM TECHNOLOGIES INC</text:p>
          </table:table-cell>
          <table:table-cell office:value-type="string">
            <text:p><text:s text:c="2"/>COM NEW <text:s text:c="9"/>98416J118</text:p>
          </table:table-cell>
          <table:table-cell office:value-type="float" office:value="227">
            <text:p>227</text:p>
          </table:table-cell>
          <table:table-cell office:value-type="string">
            <text:p><text:s text:c="3"/>64788 <text:s text:c="2"/>SH <text:s text:c="9"/>SOLE <text:s text:c="14"/>64788 <text:s text:c="6"/>0 <text:s text:c="7"/>0<text:tab/><text:tab/></text:p>
          </table:table-cell>
        </table:table-row>
        <table:table-row table:style-name="ro1">
          <table:table-cell office:value-type="string">
            <text:p>XEROX CORP</text:p>
          </table:table-cell>
          <table:table-cell office:value-type="string">
            <text:p><text:s text:c="2"/>COM <text:s text:c="13"/>984121103</text:p>
          </table:table-cell>
          <table:table-cell office:value-type="float" office:value="135">
            <text:p>135</text:p>
          </table:table-cell>
          <table:table-cell office:value-type="string">
            <text:p><text:s text:c="3"/>18406 <text:s text:c="2"/>SH <text:s text:c="9"/>SOLE <text:s text:c="14"/>18406 <text:s text:c="6"/>0 <text:s text:c="7"/>0<text:tab/><text:tab/></text:p>
          </table:table-cell>
        </table:table-row>
        <table:table-row table:style-name="ro1">
          <table:table-cell office:value-type="string">
            <text:p>CROSSTEX ENERGY L P</text:p>
          </table:table-cell>
          <table:table-cell office:value-type="string">
            <text:p><text:s text:c="2"/>COM <text:s text:c="13"/>22765U102</text:p>
          </table:table-cell>
          <table:table-cell office:value-type="float" office:value="266">
            <text:p>266</text:p>
          </table:table-cell>
          <table:table-cell office:value-type="string">
            <text:p><text:s text:c="3"/>17300 <text:s text:c="2"/>SH <text:s text:c="9"/>SOLE <text:s text:c="14"/>17300 <text:s text:c="6"/>0 <text:s text:c="7"/>0<text:tab/><text:tab/></text:p>
          </table:table-cell>
        </table:table-row>
        <table:table-row table:style-name="ro1">
          <table:table-cell office:value-type="string">
            <text:p>CROSSTEX ENERGY INC</text:p>
          </table:table-cell>
          <table:table-cell office:value-type="string">
            <text:p><text:s text:c="2"/>COM <text:s text:c="13"/>22765Y104</text:p>
          </table:table-cell>
          <table:table-cell office:value-type="float" office:value="195">
            <text:p>195</text:p>
          </table:table-cell>
          <table:table-cell office:value-type="string">
            <text:p><text:s text:c="3"/>13890 <text:s text:c="2"/>SH <text:s text:c="9"/>SOLE <text:s text:c="14"/>13890 <text:s text:c="6"/>0 <text:s text:c="7"/>0<text:tab/><text:tab/></text:p>
          </table:table-cell>
        </table:table-row>
        <table:table-row table:style-name="ro1">
          <table:table-cell office:value-type="string">
            <text:p>YONGYE INTL INC</text:p>
          </table:table-cell>
          <table:table-cell office:value-type="string">
            <text:p><text:s text:c="2"/>COM <text:s text:c="13"/>98607B106</text:p>
          </table:table-cell>
          <table:table-cell office:value-type="float" office:value="70">
            <text:p>70</text:p>
          </table:table-cell>
          <table:table-cell office:value-type="string">
            <text:p><text:s text:c="3"/>15300 <text:s text:c="2"/>SH <text:s text:c="9"/>SOLE <text:s text:c="14"/>15300 <text:s text:c="6"/>0 <text:s text:c="7"/>0<text:tab/><text:tab/></text:p>
          </table:table-cell>
        </table:table-row>
        <table:table-row table:style-name="ro1">
          <table:table-cell office:value-type="string">
            <text:p>YUM BRANDS INC</text:p>
          </table:table-cell>
          <table:table-cell office:value-type="string">
            <text:p><text:s text:c="2"/>COM <text:s text:c="13"/>988498101</text:p>
          </table:table-cell>
          <table:table-cell office:value-type="float" office:value="2510">
            <text:p>2510</text:p>
          </table:table-cell>
          <table:table-cell office:value-type="string">
            <text:p><text:s text:c="3"/>37834 <text:s text:c="2"/>SH <text:s text:c="9"/>SOLE <text:s text:c="14"/>37834 <text:s text:c="6"/>0 <text:s text:c="7"/>0<text:tab/><text:tab/></text:p>
          </table:table-cell>
        </table:table-row>
        <table:table-row table:style-name="ro1">
          <table:table-cell office:value-type="string">
            <text:p>ZILLOW INC</text:p>
          </table:table-cell>
          <table:table-cell office:value-type="string">
            <text:p><text:s text:c="2"/>CL A <text:s text:c="12"/>98954A107</text:p>
          </table:table-cell>
          <table:table-cell office:value-type="float" office:value="769">
            <text:p>769</text:p>
          </table:table-cell>
          <table:table-cell office:value-type="string">
            <text:p><text:s text:c="3"/>18221 <text:s text:c="2"/>SH <text:s text:c="9"/>SOLE <text:s text:c="14"/>18221 <text:s text:c="6"/>0 <text:s text:c="7"/>0<text:tab/><text:tab/></text:p>
          </table:table-cell>
        </table:table-row>
        <table:table-row table:style-name="ro1">
          <table:table-cell office:value-type="string">
            <text:p>ZEP INC</text:p>
          </table:table-cell>
          <table:table-cell office:value-type="string">
            <text:p><text:s text:c="2"/>COM <text:s text:c="13"/>98944B108</text:p>
          </table:table-cell>
          <table:table-cell office:value-type="float" office:value="190">
            <text:p>190</text:p>
          </table:table-cell>
          <table:table-cell office:value-type="string">
            <text:p><text:s text:c="3"/>12579 <text:s text:c="2"/>SH <text:s text:c="9"/>SOLE <text:s text:c="14"/>12579 <text:s text:c="6"/>0 <text:s text:c="7"/>0<text:tab/><text:tab/></text:p>
          </table:table-cell>
        </table:table-row>
        <table:table-row table:style-name="ro1">
          <table:table-cell office:value-type="string">
            <text:p>ZIX CORP</text:p>
          </table:table-cell>
          <table:table-cell office:value-type="string">
            <text:p><text:s text:c="2"/>COM <text:s text:c="13"/>98974P100</text:p>
          </table:table-cell>
          <table:table-cell office:value-type="float" office:value="703">
            <text:p>703</text:p>
          </table:table-cell>
          <table:table-cell office:value-type="string">
            <text:p><text:s text:c="2"/>245947 <text:s text:c="2"/>SH <text:s text:c="9"/>SOLE <text:s text:c="13"/>245947 <text:s text:c="6"/>0 <text:s text:c="7"/>0<text:tab/><text:tab/></text:p>
          </table:table-cell>
        </table:table-row>
        <table:table-row table:style-name="ro1">
          <table:table-cell office:value-type="string">
            <text:p>ZYNGA INC</text:p>
          </table:table-cell>
          <table:table-cell office:value-type="string">
            <text:p><text:s text:c="2"/>CL A <text:s text:c="12"/>98986T108</text:p>
          </table:table-cell>
          <table:table-cell office:value-type="float" office:value="67">
            <text:p>67</text:p>
          </table:table-cell>
          <table:table-cell office:value-type="string">
            <text:p><text:s text:c="3"/>23526 <text:s text:c="2"/>SH <text:s text:c="9"/>SOLE <text:s text:c="14"/>23526 <text:s text:c="6"/>0 <text:s text:c="7"/>0<text:tab/><text:tab/></text:p>
          </table:table-cell>
        </table:table-row>
        <table:table-row table:style-name="ro1">
          <table:table-cell office:value-type="string">
            <text:p>QUIKSILVER INC</text:p>
          </table:table-cell>
          <table:table-cell office:value-type="string">
            <text:p><text:s text:c="2"/>COM <text:s text:c="13"/>74838C106</text:p>
          </table:table-cell>
          <table:table-cell office:value-type="float" office:value="212">
            <text:p>212</text:p>
          </table:table-cell>
          <table:table-cell office:value-type="string">
            <text:p><text:s text:c="3"/>63777 <text:s text:c="2"/>SH <text:s text:c="9"/>SOLE <text:s text:c="14"/>63777 <text:s text:c="6"/>0 <text:s text:c="7"/>0<text:tab/><text:tab/></text:p>
          </table:table-cell>
        </table:table-row>
        <table:table-row table:style-name="ro1">
          <table:table-cell office:value-type="string">
            <text:p>ZUMIEZ INC</text:p>
          </table:table-cell>
          <table:table-cell office:value-type="string">
            <text:p><text:s text:c="2"/>COM <text:s text:c="13"/>989817101</text:p>
          </table:table-cell>
          <table:table-cell office:value-type="float" office:value="305">
            <text:p>305</text:p>
          </table:table-cell>
          <table:table-cell office:value-type="string">
            <text:p><text:s text:c="3"/>11007 <text:s text:c="2"/>SH <text:s text:c="9"/>SOLE <text:s text:c="14"/>11007 <text:s text:c="6"/>0 <text:s text:c="7"/>0<text:tab/><text:tab/></text:p>
          </table:table-cell>
        </table:table-row>
        <table:table-row table:style-name="ro1">
          <table:table-cell office:value-type="string">
            <text:p>&lt;/TABLE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TEXT&gt;<text:tab/><text:tab/></text:p>
          </table:table-cell>
          <table:table-cell/>
          <table:table-cell table:formula="of:=SUM([.C6:.C1198])" office:value-type="float" office:value="692743">
            <text:p>692743</text:p>
          </table:table-cell>
          <table:table-cell/>
        </table:table-row>
        <table:table-row table:style-name="ro1">
          <table:table-cell office:value-type="string">
            <text:p>&lt;/DOCUMENT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SEC-DOCUMENT&gt;<text:tab/><text:tab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1:53:20</dc:date>
    <meta:document-statistic meta:table-count="1" meta:cell-count="4791" meta:object-count="0"/>
    <meta:generator>LibreOffice/3.5$Linux_X86_64 LibreOffice_project/350m1$Build-2</meta:generator>
  </office:meta>
</office:document-meta>
</file>